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2.24cm"/>
    </style:style>
    <style:style style:name="co11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pose_20210625_114952" table:style-name="ta1">
        <table:shapes>
          <draw:frame draw:z-index="0" draw:style-name="gr1" draw:text-style-name="P1" svg:width="16.018cm" svg:height="9.005cm" svg:x="28.518cm" svg:y="10.359cm">
            <draw:object draw:notify-on-update-of-ranges="log_pose_20210625_114952.E1:log_pose_20210625_114952.E1 log_pose_20210625_114952.E2:log_pose_20210625_114952.E6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cm" svg:height="9.005cm" svg:x="28.079cm" svg:y="0.584cm">
            <draw:object draw:notify-on-update-of-ranges="log_pose_20210625_114952.F1:log_pose_20210625_114952.F1 log_pose_20210625_114952.F2:log_pose_20210625_114952.F6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29.624cm" svg:y="5.657cm">
            <draw:object draw:notify-on-update-of-ranges="log_pose_20210625_114952.E2:log_pose_20210625_114952.E658 log_pose_20210625_114952.F1:log_pose_20210625_114952.F1 log_pose_20210625_114952.F2:log_pose_20210625_114952.F6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<text:s/>Linear Velocity</text:p>
          </table:table-cell>
          <table:table-cell office:value-type="string" calcext:value-type="string">
            <text:p><text:s/>Angular Velociti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</table:table-row>
        <table:table-row table:style-name="ro1">
          <table:table-cell office:value-type="float" office:value="1624632597.62635" calcext:value-type="float">
            <text:p>1624632597,62635</text:p>
          </table:table-cell>
          <table:table-cell table:formula="of:=ROUND([.A2]-[$menor.$A$1]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7.71083" calcext:value-type="float">
            <text:p>1624632597,71083</text:p>
          </table:table-cell>
          <table:table-cell table:formula="of:=ROUND([.A3]-[$menor.$A$1];1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7.81063" calcext:value-type="float">
            <text:p>1624632597,81063</text:p>
          </table:table-cell>
          <table:table-cell table:formula="of:=ROUND([.A4]-[$menor.$A$1];1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7.91153" calcext:value-type="float">
            <text:p>1624632597,91153</text:p>
          </table:table-cell>
          <table:table-cell table:formula="of:=ROUND([.A5]-[$menor.$A$1];1)"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01216" calcext:value-type="float">
            <text:p>1624632598,01216</text:p>
          </table:table-cell>
          <table:table-cell table:formula="of:=ROUND([.A6]-[$menor.$A$1];1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11183" calcext:value-type="float">
            <text:p>1624632598,11183</text:p>
          </table:table-cell>
          <table:table-cell table:formula="of:=ROUND([.A7]-[$menor.$A$1];1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21243" calcext:value-type="float">
            <text:p>1624632598,21243</text:p>
          </table:table-cell>
          <table:table-cell table:formula="of:=ROUND([.A8]-[$menor.$A$1];1)"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31209" calcext:value-type="float">
            <text:p>1624632598,31209</text:p>
          </table:table-cell>
          <table:table-cell table:formula="of:=ROUND([.A9]-[$menor.$A$1];1)"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41185" calcext:value-type="float">
            <text:p>1624632598,41185</text:p>
          </table:table-cell>
          <table:table-cell table:formula="of:=ROUND([.A10]-[$menor.$A$1];1)"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51159" calcext:value-type="float">
            <text:p>1624632598,51159</text:p>
          </table:table-cell>
          <table:table-cell table:formula="of:=ROUND([.A11]-[$menor.$A$1];1)"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61234" calcext:value-type="float">
            <text:p>1624632598,61234</text:p>
          </table:table-cell>
          <table:table-cell table:formula="of:=ROUND([.A12]-[$menor.$A$1]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71208" calcext:value-type="float">
            <text:p>1624632598,71208</text:p>
          </table:table-cell>
          <table:table-cell table:formula="of:=ROUND([.A13]-[$menor.$A$1];1)"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81183" calcext:value-type="float">
            <text:p>1624632598,81183</text:p>
          </table:table-cell>
          <table:table-cell table:formula="of:=ROUND([.A14]-[$menor.$A$1];1)"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8.9125" calcext:value-type="float">
            <text:p>1624632598,9125</text:p>
          </table:table-cell>
          <table:table-cell table:formula="of:=ROUND([.A15]-[$menor.$A$1];1)"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01322" calcext:value-type="float">
            <text:p>1624632599,01322</text:p>
          </table:table-cell>
          <table:table-cell table:formula="of:=ROUND([.A16]-[$menor.$A$1];1)"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1129" calcext:value-type="float">
            <text:p>1624632599,1129</text:p>
          </table:table-cell>
          <table:table-cell table:formula="of:=ROUND([.A17]-[$menor.$A$1];1)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21264" calcext:value-type="float">
            <text:p>1624632599,21264</text:p>
          </table:table-cell>
          <table:table-cell table:formula="of:=ROUND([.A18]-[$menor.$A$1];1)" office:value-type="float" office:value="1.6" calcext:value-type="float">
            <text:p>1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31336" calcext:value-type="float">
            <text:p>1624632599,31336</text:p>
          </table:table-cell>
          <table:table-cell table:formula="of:=ROUND([.A19]-[$menor.$A$1];1)"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41324" calcext:value-type="float">
            <text:p>1624632599,41324</text:p>
          </table:table-cell>
          <table:table-cell table:formula="of:=ROUND([.A20]-[$menor.$A$1];1)"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51313" calcext:value-type="float">
            <text:p>1624632599,51313</text:p>
          </table:table-cell>
          <table:table-cell table:formula="of:=ROUND([.A21]-[$menor.$A$1];1)" office:value-type="float" office:value="1.9" calcext:value-type="float">
            <text:p>1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61298" calcext:value-type="float">
            <text:p>1624632599,61298</text:p>
          </table:table-cell>
          <table:table-cell table:formula="of:=ROUND([.A22]-[$menor.$A$1];1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7129" calcext:value-type="float">
            <text:p>1624632599,7129</text:p>
          </table:table-cell>
          <table:table-cell table:formula="of:=ROUND([.A23]-[$menor.$A$1];1)"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81276" calcext:value-type="float">
            <text:p>1624632599,81276</text:p>
          </table:table-cell>
          <table:table-cell table:formula="of:=ROUND([.A24]-[$menor.$A$1];1)" office:value-type="float" office:value="2.2" calcext:value-type="float">
            <text:p>2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599.91324" calcext:value-type="float">
            <text:p>1624632599,91324</text:p>
          </table:table-cell>
          <table:table-cell table:formula="of:=ROUND([.A25]-[$menor.$A$1];1)"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01284" calcext:value-type="float">
            <text:p>1624632600,01284</text:p>
          </table:table-cell>
          <table:table-cell table:formula="of:=ROUND([.A26]-[$menor.$A$1];1)" office:value-type="float" office:value="2.4" calcext:value-type="float">
            <text:p>2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11248" calcext:value-type="float">
            <text:p>1624632600,11248</text:p>
          </table:table-cell>
          <table:table-cell table:formula="of:=ROUND([.A27]-[$menor.$A$1];1)"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21306" calcext:value-type="float">
            <text:p>1624632600,21306</text:p>
          </table:table-cell>
          <table:table-cell table:formula="of:=ROUND([.A28]-[$menor.$A$1];1)" office:value-type="float" office:value="2.6" calcext:value-type="float">
            <text:p>2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31306" calcext:value-type="float">
            <text:p>1624632600,31306</text:p>
          </table:table-cell>
          <table:table-cell table:formula="of:=ROUND([.A29]-[$menor.$A$1];1)" office:value-type="float" office:value="2.7" calcext:value-type="float">
            <text:p>2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41347" calcext:value-type="float">
            <text:p>1624632600,41347</text:p>
          </table:table-cell>
          <table:table-cell table:formula="of:=ROUND([.A30]-[$menor.$A$1];1)" office:value-type="float" office:value="2.8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51359" calcext:value-type="float">
            <text:p>1624632600,51359</text:p>
          </table:table-cell>
          <table:table-cell table:formula="of:=ROUND([.A31]-[$menor.$A$1];1)" office:value-type="float" office:value="2.9" calcext:value-type="float">
            <text:p>2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61445" calcext:value-type="float">
            <text:p>1624632600,61445</text:p>
          </table:table-cell>
          <table:table-cell table:formula="of:=ROUND([.A32]-[$menor.$A$1];1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7143" calcext:value-type="float">
            <text:p>1624632600,7143</text:p>
          </table:table-cell>
          <table:table-cell table:formula="of:=ROUND([.A33]-[$menor.$A$1];1)" office:value-type="float" office:value="3.1" calcext:value-type="float">
            <text:p>3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8142" calcext:value-type="float">
            <text:p>1624632600,8142</text:p>
          </table:table-cell>
          <table:table-cell table:formula="of:=ROUND([.A34]-[$menor.$A$1];1)" office:value-type="float" office:value="3.2" calcext:value-type="float">
            <text:p>3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0.91411" calcext:value-type="float">
            <text:p>1624632600,91411</text:p>
          </table:table-cell>
          <table:table-cell table:formula="of:=ROUND([.A35]-[$menor.$A$1];1)"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01388" calcext:value-type="float">
            <text:p>1624632601,01388</text:p>
          </table:table-cell>
          <table:table-cell table:formula="of:=ROUND([.A36]-[$menor.$A$1];1)" office:value-type="float" office:value="3.4" calcext:value-type="float">
            <text:p>3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1139" calcext:value-type="float">
            <text:p>1624632601,1139</text:p>
          </table:table-cell>
          <table:table-cell table:formula="of:=ROUND([.A37]-[$menor.$A$1];1)" office:value-type="float" office:value="3.5" calcext:value-type="float">
            <text:p>3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21349" calcext:value-type="float">
            <text:p>1624632601,21349</text:p>
          </table:table-cell>
          <table:table-cell table:formula="of:=ROUND([.A38]-[$menor.$A$1];1)" office:value-type="float" office:value="3.6" calcext:value-type="float">
            <text:p>3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3141" calcext:value-type="float">
            <text:p>1624632601,3141</text:p>
          </table:table-cell>
          <table:table-cell table:formula="of:=ROUND([.A39]-[$menor.$A$1];1)" office:value-type="float" office:value="3.7" calcext:value-type="float">
            <text:p>3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41396" calcext:value-type="float">
            <text:p>1624632601,41396</text:p>
          </table:table-cell>
          <table:table-cell table:formula="of:=ROUND([.A40]-[$menor.$A$1];1)" office:value-type="float" office:value="3.8" calcext:value-type="float">
            <text:p>3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51347" calcext:value-type="float">
            <text:p>1624632601,51347</text:p>
          </table:table-cell>
          <table:table-cell table:formula="of:=ROUND([.A41]-[$menor.$A$1];1)" office:value-type="float" office:value="3.9" calcext:value-type="float">
            <text:p>3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61449" calcext:value-type="float">
            <text:p>1624632601,61449</text:p>
          </table:table-cell>
          <table:table-cell table:formula="of:=ROUND([.A42]-[$menor.$A$1];1)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71435" calcext:value-type="float">
            <text:p>1624632601,71435</text:p>
          </table:table-cell>
          <table:table-cell table:formula="of:=ROUND([.A43]-[$menor.$A$1];1)" office:value-type="float" office:value="4.1" calcext:value-type="float">
            <text:p>4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81407" calcext:value-type="float">
            <text:p>1624632601,81407</text:p>
          </table:table-cell>
          <table:table-cell table:formula="of:=ROUND([.A44]-[$menor.$A$1];1)" office:value-type="float" office:value="4.2" calcext:value-type="float">
            <text:p>4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1.91355" calcext:value-type="float">
            <text:p>1624632601,91355</text:p>
          </table:table-cell>
          <table:table-cell table:formula="of:=ROUND([.A45]-[$menor.$A$1];1)" office:value-type="float" office:value="4.3" calcext:value-type="float">
            <text:p>4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01441" calcext:value-type="float">
            <text:p>1624632602,01441</text:p>
          </table:table-cell>
          <table:table-cell table:formula="of:=ROUND([.A46]-[$menor.$A$1];1)" office:value-type="float" office:value="4.4" calcext:value-type="float">
            <text:p>4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11528" calcext:value-type="float">
            <text:p>1624632602,11528</text:p>
          </table:table-cell>
          <table:table-cell table:formula="of:=ROUND([.A47]-[$menor.$A$1];1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21474" calcext:value-type="float">
            <text:p>1624632602,21474</text:p>
          </table:table-cell>
          <table:table-cell table:formula="of:=ROUND([.A48]-[$menor.$A$1];1)" office:value-type="float" office:value="4.6" calcext:value-type="float">
            <text:p>4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31526" calcext:value-type="float">
            <text:p>1624632602,31526</text:p>
          </table:table-cell>
          <table:table-cell table:formula="of:=ROUND([.A49]-[$menor.$A$1];1)"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4149" calcext:value-type="float">
            <text:p>1624632602,4149</text:p>
          </table:table-cell>
          <table:table-cell table:formula="of:=ROUND([.A50]-[$menor.$A$1];1)" office:value-type="float" office:value="4.8" calcext:value-type="float">
            <text:p>4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51455" calcext:value-type="float">
            <text:p>1624632602,51455</text:p>
          </table:table-cell>
          <table:table-cell table:formula="of:=ROUND([.A51]-[$menor.$A$1];1)"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61537" calcext:value-type="float">
            <text:p>1624632602,61537</text:p>
          </table:table-cell>
          <table:table-cell table:formula="of:=ROUND([.A52]-[$menor.$A$1];1)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71502" calcext:value-type="float">
            <text:p>1624632602,71502</text:p>
          </table:table-cell>
          <table:table-cell table:formula="of:=ROUND([.A53]-[$menor.$A$1];1)"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81469" calcext:value-type="float">
            <text:p>1624632602,81469</text:p>
          </table:table-cell>
          <table:table-cell table:formula="of:=ROUND([.A54]-[$menor.$A$1];1)" office:value-type="float" office:value="5.2" calcext:value-type="float">
            <text:p>5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2.91539" calcext:value-type="float">
            <text:p>1624632602,91539</text:p>
          </table:table-cell>
          <table:table-cell table:formula="of:=ROUND([.A55]-[$menor.$A$1];1)" office:value-type="float" office:value="5.3" calcext:value-type="float">
            <text:p>5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01508" calcext:value-type="float">
            <text:p>1624632603,01508</text:p>
          </table:table-cell>
          <table:table-cell table:formula="of:=ROUND([.A56]-[$menor.$A$1];1)" office:value-type="float" office:value="5.4" calcext:value-type="float">
            <text:p>5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1148" calcext:value-type="float">
            <text:p>1624632603,1148</text:p>
          </table:table-cell>
          <table:table-cell table:formula="of:=ROUND([.A57]-[$menor.$A$1];1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21469" calcext:value-type="float">
            <text:p>1624632603,21469</text:p>
          </table:table-cell>
          <table:table-cell table:formula="of:=ROUND([.A58]-[$menor.$A$1];1)"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31557" calcext:value-type="float">
            <text:p>1624632603,31557</text:p>
          </table:table-cell>
          <table:table-cell table:formula="of:=ROUND([.A59]-[$menor.$A$1];1)" office:value-type="float" office:value="5.7" calcext:value-type="float">
            <text:p>5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41618" calcext:value-type="float">
            <text:p>1624632603,41618</text:p>
          </table:table-cell>
          <table:table-cell table:formula="of:=ROUND([.A60]-[$menor.$A$1];1)" office:value-type="float" office:value="5.8" calcext:value-type="float">
            <text:p>5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51575" calcext:value-type="float">
            <text:p>1624632603,51575</text:p>
          </table:table-cell>
          <table:table-cell table:formula="of:=ROUND([.A61]-[$menor.$A$1];1)"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61534" calcext:value-type="float">
            <text:p>1624632603,61534</text:p>
          </table:table-cell>
          <table:table-cell table:formula="of:=ROUND([.A62]-[$menor.$A$1];1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71598" calcext:value-type="float">
            <text:p>1624632603,71598</text:p>
          </table:table-cell>
          <table:table-cell table:formula="of:=ROUND([.A63]-[$menor.$A$1];1)" office:value-type="float" office:value="6.1" calcext:value-type="float">
            <text:p>6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81584" calcext:value-type="float">
            <text:p>1624632603,81584</text:p>
          </table:table-cell>
          <table:table-cell table:formula="of:=ROUND([.A64]-[$menor.$A$1];1)"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3.91655" calcext:value-type="float">
            <text:p>1624632603,91655</text:p>
          </table:table-cell>
          <table:table-cell table:formula="of:=ROUND([.A65]-[$menor.$A$1];1)" office:value-type="float" office:value="6.3" calcext:value-type="float">
            <text:p>6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0173" calcext:value-type="float">
            <text:p>1624632604,0173</text:p>
          </table:table-cell>
          <table:table-cell table:formula="of:=ROUND([.A66]-[$menor.$A$1];1)"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11668" calcext:value-type="float">
            <text:p>1624632604,11668</text:p>
          </table:table-cell>
          <table:table-cell table:formula="of:=ROUND([.A67]-[$menor.$A$1];1)" office:value-type="float" office:value="6.5" calcext:value-type="float">
            <text:p>6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21741" calcext:value-type="float">
            <text:p>1624632604,21741</text:p>
          </table:table-cell>
          <table:table-cell table:formula="of:=ROUND([.A68]-[$menor.$A$1];1)" office:value-type="float" office:value="6.6" calcext:value-type="float">
            <text:p>6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31711" calcext:value-type="float">
            <text:p>1624632604,31711</text:p>
          </table:table-cell>
          <table:table-cell table:formula="of:=ROUND([.A69]-[$menor.$A$1];1)" office:value-type="float" office:value="6.7" calcext:value-type="float">
            <text:p>6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41682" calcext:value-type="float">
            <text:p>1624632604,41682</text:p>
          </table:table-cell>
          <table:table-cell table:formula="of:=ROUND([.A70]-[$menor.$A$1];1)"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51754" calcext:value-type="float">
            <text:p>1624632604,51754</text:p>
          </table:table-cell>
          <table:table-cell table:formula="of:=ROUND([.A71]-[$menor.$A$1];1)" office:value-type="float" office:value="6.9" calcext:value-type="float">
            <text:p>6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61827" calcext:value-type="float">
            <text:p>1624632604,61827</text:p>
          </table:table-cell>
          <table:table-cell table:formula="of:=ROUND([.A72]-[$menor.$A$1];1)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718" calcext:value-type="float">
            <text:p>1624632604,718</text:p>
          </table:table-cell>
          <table:table-cell table:formula="of:=ROUND([.A73]-[$menor.$A$1];1)" office:value-type="float" office:value="7.1" calcext:value-type="float">
            <text:p>7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81776" calcext:value-type="float">
            <text:p>1624632604,81776</text:p>
          </table:table-cell>
          <table:table-cell table:formula="of:=ROUND([.A74]-[$menor.$A$1];1)" office:value-type="float" office:value="7.2" calcext:value-type="float">
            <text:p>7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91843" calcext:value-type="float">
            <text:p>1624632604,91843</text:p>
          </table:table-cell>
          <table:table-cell table:formula="of:=ROUND([.A75]-[$menor.$A$1];1)" office:value-type="float" office:value="7.3" calcext:value-type="float">
            <text:p>7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01817" calcext:value-type="float">
            <text:p>1624632605,01817</text:p>
          </table:table-cell>
          <table:table-cell table:formula="of:=ROUND([.A76]-[$menor.$A$1];1)" office:value-type="float" office:value="7.4" calcext:value-type="float">
            <text:p>7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11789" calcext:value-type="float">
            <text:p>1624632605,11789</text:p>
          </table:table-cell>
          <table:table-cell table:formula="of:=ROUND([.A77]-[$menor.$A$1];1)" office:value-type="float" office:value="7.5" calcext:value-type="float">
            <text:p>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21855" calcext:value-type="float">
            <text:p>1624632605,21855</text:p>
          </table:table-cell>
          <table:table-cell table:formula="of:=ROUND([.A78]-[$menor.$A$1];1)" office:value-type="float" office:value="7.6" calcext:value-type="float">
            <text:p>7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3192" calcext:value-type="float">
            <text:p>1624632605,3192</text:p>
          </table:table-cell>
          <table:table-cell table:formula="of:=ROUND([.A79]-[$menor.$A$1];1)" office:value-type="float" office:value="7.7" calcext:value-type="float">
            <text:p>7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41891" calcext:value-type="float">
            <text:p>1624632605,41891</text:p>
          </table:table-cell>
          <table:table-cell table:formula="of:=ROUND([.A80]-[$menor.$A$1];1)" office:value-type="float" office:value="7.8" calcext:value-type="float">
            <text:p>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51918" calcext:value-type="float">
            <text:p>1624632605,51918</text:p>
          </table:table-cell>
          <table:table-cell table:formula="of:=ROUND([.A81]-[$menor.$A$1];1)" office:value-type="float" office:value="7.9" calcext:value-type="float">
            <text:p>7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61914" calcext:value-type="float">
            <text:p>1624632605,61914</text:p>
          </table:table-cell>
          <table:table-cell table:formula="of:=ROUND([.A82]-[$menor.$A$1];1)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71871" calcext:value-type="float">
            <text:p>1624632605,71871</text:p>
          </table:table-cell>
          <table:table-cell table:formula="of:=ROUND([.A83]-[$menor.$A$1];1)" office:value-type="float" office:value="8.1" calcext:value-type="float">
            <text:p>8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81924" calcext:value-type="float">
            <text:p>1624632605,81924</text:p>
          </table:table-cell>
          <table:table-cell table:formula="of:=ROUND([.A84]-[$menor.$A$1];1)" office:value-type="float" office:value="8.2" calcext:value-type="float">
            <text:p>8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91889" calcext:value-type="float">
            <text:p>1624632605,91889</text:p>
          </table:table-cell>
          <table:table-cell table:formula="of:=ROUND([.A85]-[$menor.$A$1];1)" office:value-type="float" office:value="8.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01862" calcext:value-type="float">
            <text:p>1624632606,01862</text:p>
          </table:table-cell>
          <table:table-cell table:formula="of:=ROUND([.A86]-[$menor.$A$1];1)" office:value-type="float" office:value="8.4" calcext:value-type="float">
            <text:p>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11957" calcext:value-type="float">
            <text:p>1624632606,11957</text:p>
          </table:table-cell>
          <table:table-cell table:formula="of:=ROUND([.A87]-[$menor.$A$1];1)"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22013" calcext:value-type="float">
            <text:p>1624632606,22013</text:p>
          </table:table-cell>
          <table:table-cell table:formula="of:=ROUND([.A88]-[$menor.$A$1];1)" office:value-type="float" office:value="8.6" calcext:value-type="float">
            <text:p>8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31997" calcext:value-type="float">
            <text:p>1624632606,31997</text:p>
          </table:table-cell>
          <table:table-cell table:formula="of:=ROUND([.A89]-[$menor.$A$1];1)" office:value-type="float" office:value="8.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41969" calcext:value-type="float">
            <text:p>1624632606,41969</text:p>
          </table:table-cell>
          <table:table-cell table:formula="of:=ROUND([.A90]-[$menor.$A$1];1)" office:value-type="float" office:value="8.8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52035" calcext:value-type="float">
            <text:p>1624632606,52035</text:p>
          </table:table-cell>
          <table:table-cell table:formula="of:=ROUND([.A91]-[$menor.$A$1];1)"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62012" calcext:value-type="float">
            <text:p>1624632606,62012</text:p>
          </table:table-cell>
          <table:table-cell table:formula="of:=ROUND([.A92]-[$menor.$A$1];1)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72021" calcext:value-type="float">
            <text:p>1624632606,72021</text:p>
          </table:table-cell>
          <table:table-cell table:formula="of:=ROUND([.A93]-[$menor.$A$1];1)"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-0.17453293" calcext:value-type="float">
            <text:p>-0,17453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82056" calcext:value-type="float">
            <text:p>1624632606,82056</text:p>
          </table:table-cell>
          <table:table-cell table:formula="of:=ROUND([.A94]-[$menor.$A$1];1)"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-0.34906585" calcext:value-type="float">
            <text:p>-0,34906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-0.03365841" calcext:value-type="float">
            <text:p>-0,03365841</text:p>
          </table:table-cell>
          <table:table-cell office:value-type="float" office:value="-1.99971676" calcext:value-type="float">
            <text:p>-1,99971676</text:p>
          </table:table-cell>
          <table:table-cell office:value-type="float" office:value="-90.96428797" calcext:value-type="float">
            <text:p>-90,96428797</text:p>
          </table:table-cell>
        </table:table-row>
        <table:table-row table:style-name="ro1">
          <table:table-cell office:value-type="float" office:value="1624632606.92078" calcext:value-type="float">
            <text:p>1624632606,92078</text:p>
          </table:table-cell>
          <table:table-cell table:formula="of:=ROUND([.A95]-[$menor.$A$1];1)"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office:value-type="float" office:value="-0.45378561" calcext:value-type="float">
            <text:p>-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9" calcext:value-type="float">
            <text:p>-89</text:p>
          </table:table-cell>
          <table:table-cell office:value-type="float" office:value="-0.06911965" calcext:value-type="float">
            <text:p>-0,06911965</text:p>
          </table:table-cell>
          <table:table-cell office:value-type="float" office:value="-1.99880526" calcext:value-type="float">
            <text:p>-1,99880526</text:p>
          </table:table-cell>
          <table:table-cell office:value-type="float" office:value="-91.98052645" calcext:value-type="float">
            <text:p>-91,98052645</text:p>
          </table:table-cell>
        </table:table-row>
        <table:table-row table:style-name="ro1">
          <table:table-cell office:value-type="float" office:value="1624632607.02102" calcext:value-type="float">
            <text:p>1624632607,02102</text:p>
          </table:table-cell>
          <table:table-cell table:formula="of:=ROUND([.A96]-[$menor.$A$1];1)"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  <table:table-cell office:value-type="float" office:value="-0.45378561" calcext:value-type="float">
            <text:p>-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7" calcext:value-type="float">
            <text:p>-87</text:p>
          </table:table-cell>
          <table:table-cell office:value-type="float" office:value="-0.10331424" calcext:value-type="float">
            <text:p>-0,10331424</text:p>
          </table:table-cell>
          <table:table-cell office:value-type="float" office:value="-1.99732976" calcext:value-type="float">
            <text:p>-1,99732976</text:p>
          </table:table-cell>
          <table:table-cell office:value-type="float" office:value="-92.9610529" calcext:value-type="float">
            <text:p>-92,9610529</text:p>
          </table:table-cell>
        </table:table-row>
        <table:table-row table:style-name="ro1">
          <table:table-cell office:value-type="float" office:value="1624632607.12132" calcext:value-type="float">
            <text:p>1624632607,12132</text:p>
          </table:table-cell>
          <table:table-cell table:formula="of:=ROUND([.A97]-[$menor.$A$1];1)" office:value-type="float" office:value="9.5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office:value-type="float" office:value="-0.45378561" calcext:value-type="float">
            <text:p>-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4" calcext:value-type="float">
            <text:p>-84</text:p>
          </table:table-cell>
          <table:table-cell office:value-type="float" office:value="-0.06900679" calcext:value-type="float">
            <text:p>-0,06900679</text:p>
          </table:table-cell>
          <table:table-cell office:value-type="float" office:value="-1.99880916" calcext:value-type="float">
            <text:p>-1,99880916</text:p>
          </table:table-cell>
          <table:table-cell office:value-type="float" office:value="-91.97729138" calcext:value-type="float">
            <text:p>-91,97729138</text:p>
          </table:table-cell>
        </table:table-row>
        <table:table-row table:style-name="ro1">
          <table:table-cell office:value-type="float" office:value="1624632607.22141" calcext:value-type="float">
            <text:p>1624632607,22141</text:p>
          </table:table-cell>
          <table:table-cell table:formula="of:=ROUND([.A98]-[$menor.$A$1];1)"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  <table:table-cell office:value-type="float" office:value="-0.45378561" calcext:value-type="float">
            <text:p>-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2" calcext:value-type="float">
            <text:p>-82</text:p>
          </table:table-cell>
          <table:table-cell office:value-type="float" office:value="-0.10320147" calcext:value-type="float">
            <text:p>-0,10320147</text:p>
          </table:table-cell>
          <table:table-cell office:value-type="float" office:value="-1.99733559" calcext:value-type="float">
            <text:p>-1,99733559</text:p>
          </table:table-cell>
          <table:table-cell office:value-type="float" office:value="-92.95781783" calcext:value-type="float">
            <text:p>-92,95781783</text:p>
          </table:table-cell>
        </table:table-row>
        <table:table-row table:style-name="ro1">
          <table:table-cell office:value-type="float" office:value="1624632607.32071" calcext:value-type="float">
            <text:p>1624632607,32071</text:p>
          </table:table-cell>
          <table:table-cell table:formula="of:=ROUND([.A99]-[$menor.$A$1];1)" office:value-type="float" office:value="9.7" calcext:value-type="float">
            <text:p>9,7</text:p>
          </table:table-cell>
          <table:table-cell office:value-type="float" office:value="0.003" calcext:value-type="float">
            <text:p>0,003</text:p>
          </table:table-cell>
          <table:table-cell office:value-type="float" office:value="-0.45378561" calcext:value-type="float">
            <text:p>-0,453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9" calcext:value-type="float">
            <text:p>-79</text:p>
          </table:table-cell>
          <table:table-cell office:value-type="float" office:value="-0.06583567" calcext:value-type="float">
            <text:p>-0,06583567</text:p>
          </table:table-cell>
          <table:table-cell office:value-type="float" office:value="-1.99891612" calcext:value-type="float">
            <text:p>-1,99891612</text:p>
          </table:table-cell>
          <table:table-cell office:value-type="float" office:value="-91.88639377" calcext:value-type="float">
            <text:p>-91,88639377</text:p>
          </table:table-cell>
        </table:table-row>
        <table:table-row table:style-name="ro1">
          <table:table-cell office:value-type="float" office:value="1624632607.42102" calcext:value-type="float">
            <text:p>1624632607,42102</text:p>
          </table:table-cell>
          <table:table-cell table:formula="of:=ROUND([.A100]-[$menor.$A$1];1)" office:value-type="float" office:value="9.8" calcext:value-type="float">
            <text:p>9,8</text:p>
          </table:table-cell>
          <table:table-cell office:value-type="float" office:value="0.01" calcext:value-type="float">
            <text:p>0,01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0.00097" calcext:value-type="float">
            <text:p>0,00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7" calcext:value-type="float">
            <text:p>-77</text:p>
          </table:table-cell>
          <table:table-cell office:value-type="float" office:value="-0.10308869" calcext:value-type="float">
            <text:p>-0,10308869</text:p>
          </table:table-cell>
          <table:table-cell office:value-type="float" office:value="-1.99734141" calcext:value-type="float">
            <text:p>-1,99734141</text:p>
          </table:table-cell>
          <table:table-cell office:value-type="float" office:value="-92.95458276" calcext:value-type="float">
            <text:p>-92,95458276</text:p>
          </table:table-cell>
        </table:table-row>
        <table:table-row table:style-name="ro1">
          <table:table-cell office:value-type="float" office:value="1624632607.52141" calcext:value-type="float">
            <text:p>1624632607,52141</text:p>
          </table:table-cell>
          <table:table-cell table:formula="of:=ROUND([.A101]-[$menor.$A$1];1)" office:value-type="float" office:value="9.9" calcext:value-type="float">
            <text:p>9,9</text:p>
          </table:table-cell>
          <table:table-cell office:value-type="float" office:value="0.021" calcext:value-type="float">
            <text:p>0,021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-0.00097" calcext:value-type="float">
            <text:p>-0,000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4" calcext:value-type="float">
            <text:p>-74</text:p>
          </table:table-cell>
          <table:table-cell office:value-type="float" office:value="-0.10143983" calcext:value-type="float">
            <text:p>-0,10143983</text:p>
          </table:table-cell>
          <table:table-cell office:value-type="float" office:value="-1.99737634" calcext:value-type="float">
            <text:p>-1,99737634</text:p>
          </table:table-cell>
          <table:table-cell office:value-type="float" office:value="-92.93510921" calcext:value-type="float">
            <text:p>-92,93510921</text:p>
          </table:table-cell>
        </table:table-row>
        <table:table-row table:style-name="ro1">
          <table:table-cell office:value-type="float" office:value="1624632607.62103" calcext:value-type="float">
            <text:p>1624632607,62103</text:p>
          </table:table-cell>
          <table:table-cell table:formula="of:=ROUND([.A102]-[$menor.$A$1];1)" office:value-type="float" office:value="10" calcext:value-type="float">
            <text:p>10</text:p>
          </table:table-cell>
          <table:table-cell office:value-type="float" office:value="0.028" calcext:value-type="float">
            <text:p>0,028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0.00582" calcext:value-type="float">
            <text:p>0,00582</text:p>
          </table:table-cell>
          <table:table-cell office:value-type="float" office:value="-0.00194" calcext:value-type="float">
            <text:p>-0,00194</text:p>
          </table:table-cell>
          <table:table-cell office:value-type="float" office:value="1" calcext:value-type="float">
            <text:p>1</text:p>
          </table:table-cell>
          <table:table-cell office:value-type="float" office:value="2.00000024" calcext:value-type="float">
            <text:p>2,00000024</text:p>
          </table:table-cell>
          <table:table-cell office:value-type="float" office:value="-71" calcext:value-type="float">
            <text:p>-71</text:p>
          </table:table-cell>
          <table:table-cell office:value-type="float" office:value="-0.06213342" calcext:value-type="float">
            <text:p>-0,06213342</text:p>
          </table:table-cell>
          <table:table-cell office:value-type="float" office:value="-1.9999123" calcext:value-type="float">
            <text:p>-1,9999123</text:p>
          </table:table-cell>
          <table:table-cell office:value-type="float" office:value="-91.86368515" calcext:value-type="float">
            <text:p>-91,86368515</text:p>
          </table:table-cell>
        </table:table-row>
        <table:table-row table:style-name="ro1">
          <table:table-cell office:value-type="float" office:value="1624632607.72135" calcext:value-type="float">
            <text:p>1624632607,72135</text:p>
          </table:table-cell>
          <table:table-cell table:formula="of:=ROUND([.A103]-[$menor.$A$1];1)" office:value-type="float" office:value="10.1" calcext:value-type="float">
            <text:p>10,1</text:p>
          </table:table-cell>
          <table:table-cell office:value-type="float" office:value="0.038" calcext:value-type="float">
            <text:p>0,038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-0.00388" calcext:value-type="float">
            <text:p>-0,00388</text:p>
          </table:table-cell>
          <table:table-cell office:value-type="float" office:value="1" calcext:value-type="float">
            <text:p>1</text:p>
          </table:table-cell>
          <table:table-cell office:value-type="float" office:value="1.99903214" calcext:value-type="float">
            <text:p>1,99903214</text:p>
          </table:table-cell>
          <table:table-cell office:value-type="float" office:value="-69" calcext:value-type="float">
            <text:p>-69</text:p>
          </table:table-cell>
          <table:table-cell office:value-type="float" office:value="-0.09642755" calcext:value-type="float">
            <text:p>-0,09642755</text:p>
          </table:table-cell>
          <table:table-cell office:value-type="float" office:value="-1.99835552" calcext:value-type="float">
            <text:p>-1,99835552</text:p>
          </table:table-cell>
          <table:table-cell office:value-type="float" office:value="-92.93187414" calcext:value-type="float">
            <text:p>-92,93187414</text:p>
          </table:table-cell>
        </table:table-row>
        <table:table-row table:style-name="ro1">
          <table:table-cell office:value-type="float" office:value="1624632607.82037" calcext:value-type="float">
            <text:p>1624632607,82037</text:p>
          </table:table-cell>
          <table:table-cell table:formula="of:=ROUND([.A104]-[$menor.$A$1];1)" office:value-type="float" office:value="10.2" calcext:value-type="float">
            <text:p>10,2</text:p>
          </table:table-cell>
          <table:table-cell office:value-type="float" office:value="0.045" calcext:value-type="float">
            <text:p>0,04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0.01261" calcext:value-type="float">
            <text:p>0,01261</text:p>
          </table:table-cell>
          <table:table-cell office:value-type="float" office:value="-0.00582" calcext:value-type="float">
            <text:p>-0,00582</text:p>
          </table:table-cell>
          <table:table-cell office:value-type="float" office:value="1" calcext:value-type="float">
            <text:p>1</text:p>
          </table:table-cell>
          <table:table-cell office:value-type="float" office:value="1.99806845" calcext:value-type="float">
            <text:p>1,99806845</text:p>
          </table:table-cell>
          <table:table-cell office:value-type="float" office:value="-66" calcext:value-type="float">
            <text:p>-66</text:p>
          </table:table-cell>
          <table:table-cell office:value-type="float" office:value="-0.05613784" calcext:value-type="float">
            <text:p>-0,05613784</text:p>
          </table:table-cell>
          <table:table-cell office:value-type="float" office:value="-2.0008952" calcext:value-type="float">
            <text:p>-2,0008952</text:p>
          </table:table-cell>
          <table:table-cell office:value-type="float" office:value="-91.86045008" calcext:value-type="float">
            <text:p>-91,86045008</text:p>
          </table:table-cell>
        </table:table-row>
        <table:table-row table:style-name="ro1">
          <table:table-cell office:value-type="float" office:value="1624632607.92132" calcext:value-type="float">
            <text:p>1624632607,92132</text:p>
          </table:table-cell>
          <table:table-cell table:formula="of:=ROUND([.A105]-[$menor.$A$1];1)" office:value-type="float" office:value="10.3" calcext:value-type="float">
            <text:p>10,3</text:p>
          </table:table-cell>
          <table:table-cell office:value-type="float" office:value="0.055" calcext:value-type="float">
            <text:p>0,055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0.017945" calcext:value-type="float">
            <text:p>0,017945</text:p>
          </table:table-cell>
          <table:table-cell office:value-type="float" office:value="-0.00776" calcext:value-type="float">
            <text:p>-0,00776</text:p>
          </table:table-cell>
          <table:table-cell office:value-type="float" office:value="1" calcext:value-type="float">
            <text:p>1</text:p>
          </table:table-cell>
          <table:table-cell office:value-type="float" office:value="1.99613905" calcext:value-type="float">
            <text:p>1,99613905</text:p>
          </table:table-cell>
          <table:table-cell office:value-type="float" office:value="-64" calcext:value-type="float">
            <text:p>-64</text:p>
          </table:table-cell>
          <table:table-cell office:value-type="float" office:value="-0.08632679" calcext:value-type="float">
            <text:p>-0,08632679</text:p>
          </table:table-cell>
          <table:table-cell office:value-type="float" office:value="-1.99950569" calcext:value-type="float">
            <text:p>-1,99950569</text:p>
          </table:table-cell>
          <table:table-cell office:value-type="float" office:value="-92.84097653" calcext:value-type="float">
            <text:p>-92,84097653</text:p>
          </table:table-cell>
        </table:table-row>
        <table:table-row table:style-name="ro1">
          <table:table-cell office:value-type="float" office:value="1624632608.02221" calcext:value-type="float">
            <text:p>1624632608,02221</text:p>
          </table:table-cell>
          <table:table-cell table:formula="of:=ROUND([.A106]-[$menor.$A$1];1)" office:value-type="float" office:value="10.4" calcext:value-type="float">
            <text:p>10,4</text:p>
          </table:table-cell>
          <table:table-cell office:value-type="float" office:value="0.033" calcext:value-type="float">
            <text:p>0,033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0.020855" calcext:value-type="float">
            <text:p>0,020855</text:p>
          </table:table-cell>
          <table:table-cell office:value-type="float" office:value="-0.0097" calcext:value-type="float">
            <text:p>-0,0097</text:p>
          </table:table-cell>
          <table:table-cell office:value-type="float" office:value="1" calcext:value-type="float">
            <text:p>1</text:p>
          </table:table-cell>
          <table:table-cell office:value-type="float" office:value="1.9942199" calcext:value-type="float">
            <text:p>1,9942199</text:p>
          </table:table-cell>
          <table:table-cell office:value-type="float" office:value="-62" calcext:value-type="float">
            <text:p>-62</text:p>
          </table:table-cell>
          <table:table-cell office:value-type="float" office:value="-0.11801072" calcext:value-type="float">
            <text:p>-0,11801072</text:p>
          </table:table-cell>
          <table:table-cell office:value-type="float" office:value="-1.99734012" calcext:value-type="float">
            <text:p>-1,99734012</text:p>
          </table:table-cell>
          <table:table-cell office:value-type="float" office:value="-93.90916553" calcext:value-type="float">
            <text:p>-93,90916553</text:p>
          </table:table-cell>
        </table:table-row>
        <table:table-row table:style-name="ro1">
          <table:table-cell office:value-type="float" office:value="1624632608.12193" calcext:value-type="float">
            <text:p>1624632608,12193</text:p>
          </table:table-cell>
          <table:table-cell table:formula="of:=ROUND([.A107]-[$menor.$A$1];1)" office:value-type="float" office:value="10.5" calcext:value-type="float">
            <text:p>10,5</text:p>
          </table:table-cell>
          <table:table-cell office:value-type="float" office:value="0.063" calcext:value-type="float">
            <text:p>0,063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0.025705" calcext:value-type="float">
            <text:p>0,025705</text:p>
          </table:table-cell>
          <table:table-cell office:value-type="float" office:value="-0.01358" calcext:value-type="float">
            <text:p>-0,01358</text:p>
          </table:table-cell>
          <table:table-cell office:value-type="float" office:value="1" calcext:value-type="float">
            <text:p>1</text:p>
          </table:table-cell>
          <table:table-cell office:value-type="float" office:value="1.99232078" calcext:value-type="float">
            <text:p>1,99232078</text:p>
          </table:table-cell>
          <table:table-cell office:value-type="float" office:value="-59" calcext:value-type="float">
            <text:p>-59</text:p>
          </table:table-cell>
          <table:table-cell office:value-type="float" office:value="-0.07778019" calcext:value-type="float">
            <text:p>-0,07778019</text:p>
          </table:table-cell>
          <table:table-cell office:value-type="float" office:value="-1.99957768" calcext:value-type="float">
            <text:p>-1,99957768</text:p>
          </table:table-cell>
          <table:table-cell office:value-type="float" office:value="-92.83774146" calcext:value-type="float">
            <text:p>-92,83774146</text:p>
          </table:table-cell>
        </table:table-row>
        <table:table-row table:style-name="ro1">
          <table:table-cell office:value-type="float" office:value="1624632608.22191" calcext:value-type="float">
            <text:p>1624632608,22191</text:p>
          </table:table-cell>
          <table:table-cell table:formula="of:=ROUND([.A108]-[$menor.$A$1];1)" office:value-type="float" office:value="10.6" calcext:value-type="float">
            <text:p>10,6</text:p>
          </table:table-cell>
          <table:table-cell office:value-type="float" office:value="0.081" calcext:value-type="float">
            <text:p>0,081</text:p>
          </table:table-cell>
          <table:table-cell office:value-type="float" office:value="-0.45378561" calcext:value-type="float">
            <text:p>-0,45378561</text:p>
          </table:table-cell>
          <table:table-cell office:value-type="float" office:value="0.03298" calcext:value-type="float">
            <text:p>0,03298</text:p>
          </table:table-cell>
          <table:table-cell office:value-type="float" office:value="-0.017945" calcext:value-type="float">
            <text:p>-0,017945</text:p>
          </table:table-cell>
          <table:table-cell office:value-type="float" office:value="1" calcext:value-type="float">
            <text:p>1</text:p>
          </table:table-cell>
          <table:table-cell office:value-type="float" office:value="1.99040926" calcext:value-type="float">
            <text:p>1,99040926</text:p>
          </table:table-cell>
          <table:table-cell office:value-type="float" office:value="-57" calcext:value-type="float">
            <text:p>-57</text:p>
          </table:table-cell>
          <table:table-cell office:value-type="float" office:value="-0.1068404" calcext:value-type="float">
            <text:p>-0,1068404</text:p>
          </table:table-cell>
          <table:table-cell office:value-type="float" office:value="-1.99957112" calcext:value-type="float">
            <text:p>-1,99957112</text:p>
          </table:table-cell>
          <table:table-cell office:value-type="float" office:value="-93.81826792" calcext:value-type="float">
            <text:p>-93,81826792</text:p>
          </table:table-cell>
        </table:table-row>
        <table:table-row table:style-name="ro1">
          <table:table-cell office:value-type="float" office:value="1624632608.32195" calcext:value-type="float">
            <text:p>1624632608,32195</text:p>
          </table:table-cell>
          <table:table-cell table:formula="of:=ROUND([.A109]-[$menor.$A$1];1)" office:value-type="float" office:value="10.7" calcext:value-type="float">
            <text:p>10,7</text:p>
          </table:table-cell>
          <table:table-cell office:value-type="float" office:value="0.0865" calcext:value-type="float">
            <text:p>0,086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0.0388" calcext:value-type="float">
            <text:p>0,0388</text:p>
          </table:table-cell>
          <table:table-cell office:value-type="float" office:value="-0.023765" calcext:value-type="float">
            <text:p>-0,023765</text:p>
          </table:table-cell>
          <table:table-cell office:value-type="float" office:value="1" calcext:value-type="float">
            <text:p>1</text:p>
          </table:table-cell>
          <table:table-cell office:value-type="float" office:value="1.98658633" calcext:value-type="float">
            <text:p>1,98658633</text:p>
          </table:table-cell>
          <table:table-cell office:value-type="float" office:value="-54" calcext:value-type="float">
            <text:p>-54</text:p>
          </table:table-cell>
          <table:table-cell office:value-type="float" office:value="-0.06525926" calcext:value-type="float">
            <text:p>-0,06525926</text:p>
          </table:table-cell>
          <table:table-cell office:value-type="float" office:value="-2.00210082" calcext:value-type="float">
            <text:p>-2,00210082</text:p>
          </table:table-cell>
          <table:table-cell office:value-type="float" office:value="-92.8345064" calcext:value-type="float">
            <text:p>-92,8345064</text:p>
          </table:table-cell>
        </table:table-row>
        <table:table-row table:style-name="ro1">
          <table:table-cell office:value-type="float" office:value="1624632608.4222" calcext:value-type="float">
            <text:p>1624632608,4222</text:p>
          </table:table-cell>
          <table:table-cell table:formula="of:=ROUND([.A110]-[$menor.$A$1];1)" office:value-type="float" office:value="10.8" calcext:value-type="float">
            <text:p>10,8</text:p>
          </table:table-cell>
          <table:table-cell office:value-type="float" office:value="0.0935" calcext:value-type="float">
            <text:p>0,093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0.04559" calcext:value-type="float">
            <text:p>0,04559</text:p>
          </table:table-cell>
          <table:table-cell office:value-type="float" office:value="-0.029585" calcext:value-type="float">
            <text:p>-0,029585</text:p>
          </table:table-cell>
          <table:table-cell office:value-type="float" office:value="1" calcext:value-type="float">
            <text:p>1</text:p>
          </table:table-cell>
          <table:table-cell office:value-type="float" office:value="1.98232937" calcext:value-type="float">
            <text:p>1,98232937</text:p>
          </table:table-cell>
          <table:table-cell office:value-type="float" office:value="-52" calcext:value-type="float">
            <text:p>-52</text:p>
          </table:table-cell>
          <table:table-cell office:value-type="float" office:value="-0.09309566" calcext:value-type="float">
            <text:p>-0,09309566</text:p>
          </table:table-cell>
          <table:table-cell office:value-type="float" office:value="-2.00170162" calcext:value-type="float">
            <text:p>-2,00170162</text:p>
          </table:table-cell>
          <table:table-cell office:value-type="float" office:value="-93.81503285" calcext:value-type="float">
            <text:p>-93,81503285</text:p>
          </table:table-cell>
        </table:table-row>
        <table:table-row table:style-name="ro1">
          <table:table-cell office:value-type="float" office:value="1624632608.52259" calcext:value-type="float">
            <text:p>1624632608,52259</text:p>
          </table:table-cell>
          <table:table-cell table:formula="of:=ROUND([.A111]-[$menor.$A$1];1)" office:value-type="float" office:value="10.9" calcext:value-type="float">
            <text:p>10,9</text:p>
          </table:table-cell>
          <table:table-cell office:value-type="float" office:value="0.1025" calcext:value-type="float">
            <text:p>0,1025</text:p>
          </table:table-cell>
          <table:table-cell office:value-type="float" office:value="-0.43633231" calcext:value-type="float">
            <text:p>-0,43633231</text:p>
          </table:table-cell>
          <table:table-cell office:value-type="float" office:value="0.053835" calcext:value-type="float">
            <text:p>0,053835</text:p>
          </table:table-cell>
          <table:table-cell office:value-type="float" office:value="-0.03686" calcext:value-type="float">
            <text:p>-0,03686</text:p>
          </table:table-cell>
          <table:table-cell office:value-type="float" office:value="1" calcext:value-type="float">
            <text:p>1</text:p>
          </table:table-cell>
          <table:table-cell office:value-type="float" office:value="1.97661591" calcext:value-type="float">
            <text:p>1,97661591</text:p>
          </table:table-cell>
          <table:table-cell office:value-type="float" office:value="-49" calcext:value-type="float">
            <text:p>-49</text:p>
          </table:table-cell>
          <table:table-cell office:value-type="float" office:value="-0.05204474" calcext:value-type="float">
            <text:p>-0,05204474</text:p>
          </table:table-cell>
          <table:table-cell office:value-type="float" office:value="-2.0037881" calcext:value-type="float">
            <text:p>-2,0037881</text:p>
          </table:table-cell>
          <table:table-cell office:value-type="float" office:value="-92.83127133" calcext:value-type="float">
            <text:p>-92,83127133</text:p>
          </table:table-cell>
        </table:table-row>
        <table:table-row table:style-name="ro1">
          <table:table-cell office:value-type="float" office:value="1624632608.62296" calcext:value-type="float">
            <text:p>1624632608,62296</text:p>
          </table:table-cell>
          <table:table-cell table:formula="of:=ROUND([.A112]-[$menor.$A$1];1)" office:value-type="float" office:value="11" calcext:value-type="float">
            <text:p>11</text:p>
          </table:table-cell>
          <table:table-cell office:value-type="float" office:value="0.1075" calcext:value-type="float">
            <text:p>0,1075</text:p>
          </table:table-cell>
          <table:table-cell office:value-type="float" office:value="-0.41887902" calcext:value-type="float">
            <text:p>-0,41887902</text:p>
          </table:table-cell>
          <table:table-cell office:value-type="float" office:value="0.060625" calcext:value-type="float">
            <text:p>0,060625</text:p>
          </table:table-cell>
          <table:table-cell office:value-type="float" office:value="-0.04462" calcext:value-type="float">
            <text:p>-0,04462</text:p>
          </table:table-cell>
          <table:table-cell office:value-type="float" office:value="1" calcext:value-type="float">
            <text:p>1</text:p>
          </table:table-cell>
          <table:table-cell office:value-type="float" office:value="1.97094238" calcext:value-type="float">
            <text:p>1,97094238</text:p>
          </table:table-cell>
          <table:table-cell office:value-type="float" office:value="-47" calcext:value-type="float">
            <text:p>-47</text:p>
          </table:table-cell>
          <table:table-cell office:value-type="float" office:value="-0.07719198" calcext:value-type="float">
            <text:p>-0,07719198</text:p>
          </table:table-cell>
          <table:table-cell office:value-type="float" office:value="-2.00344226" calcext:value-type="float">
            <text:p>-2,00344226</text:p>
          </table:table-cell>
          <table:table-cell office:value-type="float" office:value="-93.81179778" calcext:value-type="float">
            <text:p>-93,81179778</text:p>
          </table:table-cell>
        </table:table-row>
        <table:table-row table:style-name="ro1">
          <table:table-cell office:value-type="float" office:value="1624632608.72356" calcext:value-type="float">
            <text:p>1624632608,72356</text:p>
          </table:table-cell>
          <table:table-cell table:formula="of:=ROUND([.A113]-[$menor.$A$1];1)" office:value-type="float" office:value="11.1" calcext:value-type="float">
            <text:p>11,1</text:p>
          </table:table-cell>
          <table:table-cell office:value-type="float" office:value="0.1165" calcext:value-type="float">
            <text:p>0,1165</text:p>
          </table:table-cell>
          <table:table-cell office:value-type="float" office:value="-0.41887902" calcext:value-type="float">
            <text:p>-0,41887902</text:p>
          </table:table-cell>
          <table:table-cell office:value-type="float" office:value="0.06887" calcext:value-type="float">
            <text:p>0,06887</text:p>
          </table:table-cell>
          <table:table-cell office:value-type="float" office:value="-0.053835" calcext:value-type="float">
            <text:p>-0,053835</text:p>
          </table:table-cell>
          <table:table-cell office:value-type="float" office:value="1" calcext:value-type="float">
            <text:p>1</text:p>
          </table:table-cell>
          <table:table-cell office:value-type="float" office:value="1.96387804" calcext:value-type="float">
            <text:p>1,96387804</text:p>
          </table:table-cell>
          <table:table-cell office:value-type="float" office:value="-45" calcext:value-type="float">
            <text:p>-45</text:p>
          </table:table-cell>
          <table:table-cell office:value-type="float" office:value="-0.0704877" calcext:value-type="float">
            <text:p>-0,0704877</text:p>
          </table:table-cell>
          <table:table-cell office:value-type="float" office:value="-2.00411647" calcext:value-type="float">
            <text:p>-2,00411647</text:p>
          </table:table-cell>
          <table:table-cell office:value-type="float" office:value="-93.82803626" calcext:value-type="float">
            <text:p>-93,82803626</text:p>
          </table:table-cell>
        </table:table-row>
        <table:table-row table:style-name="ro1">
          <table:table-cell office:value-type="float" office:value="1624632608.82399" calcext:value-type="float">
            <text:p>1624632608,82399</text:p>
          </table:table-cell>
          <table:table-cell table:formula="of:=ROUND([.A114]-[$menor.$A$1];1)" office:value-type="float" office:value="11.2" calcext:value-type="float">
            <text:p>11,2</text:p>
          </table:table-cell>
          <table:table-cell office:value-type="float" office:value="0.1215" calcext:value-type="float">
            <text:p>0,1215</text:p>
          </table:table-cell>
          <table:table-cell office:value-type="float" office:value="-0.40142573" calcext:value-type="float">
            <text:p>-0,40142573</text:p>
          </table:table-cell>
          <table:table-cell office:value-type="float" office:value="0.07663" calcext:value-type="float">
            <text:p>0,07663</text:p>
          </table:table-cell>
          <table:table-cell office:value-type="float" office:value="-0.063535" calcext:value-type="float">
            <text:p>-0,063535</text:p>
          </table:table-cell>
          <table:table-cell office:value-type="float" office:value="1" calcext:value-type="float">
            <text:p>1</text:p>
          </table:table-cell>
          <table:table-cell office:value-type="float" office:value="1.95631957" calcext:value-type="float">
            <text:p>1,95631957</text:p>
          </table:table-cell>
          <table:table-cell office:value-type="float" office:value="-43" calcext:value-type="float">
            <text:p>-43</text:p>
          </table:table-cell>
          <table:table-cell office:value-type="float" office:value="-0.09512194" calcext:value-type="float">
            <text:p>-0,09512194</text:p>
          </table:table-cell>
          <table:table-cell office:value-type="float" office:value="-2.003269" calcext:value-type="float">
            <text:p>-2,003269</text:p>
          </table:table-cell>
          <table:table-cell office:value-type="float" office:value="-94.80856271" calcext:value-type="float">
            <text:p>-94,80856271</text:p>
          </table:table-cell>
        </table:table-row>
        <table:table-row table:style-name="ro1">
          <table:table-cell office:value-type="float" office:value="1624632608.92423" calcext:value-type="float">
            <text:p>1624632608,92423</text:p>
          </table:table-cell>
          <table:table-cell table:formula="of:=ROUND([.A115]-[$menor.$A$1];1)" office:value-type="float" office:value="11.3" calcext:value-type="float">
            <text:p>11,3</text:p>
          </table:table-cell>
          <table:table-cell office:value-type="float" office:value="0.1295" calcext:value-type="float">
            <text:p>0,1295</text:p>
          </table:table-cell>
          <table:table-cell office:value-type="float" office:value="-0.40142573" calcext:value-type="float">
            <text:p>-0,40142573</text:p>
          </table:table-cell>
          <table:table-cell office:value-type="float" office:value="0.083905" calcext:value-type="float">
            <text:p>0,083905</text:p>
          </table:table-cell>
          <table:table-cell office:value-type="float" office:value="-0.07372" calcext:value-type="float">
            <text:p>-0,07372</text:p>
          </table:table-cell>
          <table:table-cell office:value-type="float" office:value="1" calcext:value-type="float">
            <text:p>1</text:p>
          </table:table-cell>
          <table:table-cell office:value-type="float" office:value="1.94738317" calcext:value-type="float">
            <text:p>1,94738317</text:p>
          </table:table-cell>
          <table:table-cell office:value-type="float" office:value="-40" calcext:value-type="float">
            <text:p>-40</text:p>
          </table:table-cell>
          <table:table-cell office:value-type="float" office:value="-0.05327176" calcext:value-type="float">
            <text:p>-0,05327176</text:p>
          </table:table-cell>
          <table:table-cell office:value-type="float" office:value="-2.00658073" calcext:value-type="float">
            <text:p>-2,00658073</text:p>
          </table:table-cell>
          <table:table-cell office:value-type="float" office:value="-93.82480119" calcext:value-type="float">
            <text:p>-93,82480119</text:p>
          </table:table-cell>
        </table:table-row>
        <table:table-row table:style-name="ro1">
          <table:table-cell office:value-type="float" office:value="1624632609.02432" calcext:value-type="float">
            <text:p>1624632609,02432</text:p>
          </table:table-cell>
          <table:table-cell table:formula="of:=ROUND([.A116]-[$menor.$A$1];1)" office:value-type="float" office:value="11.4" calcext:value-type="float">
            <text:p>11,4</text:p>
          </table:table-cell>
          <table:table-cell office:value-type="float" office:value="0.1335" calcext:value-type="float">
            <text:p>0,1335</text:p>
          </table:table-cell>
          <table:table-cell office:value-type="float" office:value="-0.38397244" calcext:value-type="float">
            <text:p>-0,38397244</text:p>
          </table:table-cell>
          <table:table-cell office:value-type="float" office:value="0.091665" calcext:value-type="float">
            <text:p>0,091665</text:p>
          </table:table-cell>
          <table:table-cell office:value-type="float" office:value="-0.084875" calcext:value-type="float">
            <text:p>-0,084875</text:p>
          </table:table-cell>
          <table:table-cell office:value-type="float" office:value="1" calcext:value-type="float">
            <text:p>1</text:p>
          </table:table-cell>
          <table:table-cell office:value-type="float" office:value="1.93798065" calcext:value-type="float">
            <text:p>1,93798065</text:p>
          </table:table-cell>
          <table:table-cell office:value-type="float" office:value="-38" calcext:value-type="float">
            <text:p>-38</text:p>
          </table:table-cell>
          <table:table-cell office:value-type="float" office:value="-0.04591758" calcext:value-type="float">
            <text:p>-0,04591758</text:p>
          </table:table-cell>
          <table:table-cell office:value-type="float" office:value="-2.00734745" calcext:value-type="float">
            <text:p>-2,00734745</text:p>
          </table:table-cell>
          <table:table-cell office:value-type="float" office:value="-93.84103967" calcext:value-type="float">
            <text:p>-93,84103967</text:p>
          </table:table-cell>
        </table:table-row>
        <table:table-row table:style-name="ro1">
          <table:table-cell office:value-type="float" office:value="1624632609.12553" calcext:value-type="float">
            <text:p>1624632609,12553</text:p>
          </table:table-cell>
          <table:table-cell table:formula="of:=ROUND([.A117]-[$menor.$A$1];1)" office:value-type="float" office:value="11.5" calcext:value-type="float">
            <text:p>11,5</text:p>
          </table:table-cell>
          <table:table-cell office:value-type="float" office:value="0.1385" calcext:value-type="float">
            <text:p>0,1385</text:p>
          </table:table-cell>
          <table:table-cell office:value-type="float" office:value="-0.38397244" calcext:value-type="float">
            <text:p>-0,38397244</text:p>
          </table:table-cell>
          <table:table-cell office:value-type="float" office:value="0.09894" calcext:value-type="float">
            <text:p>0,09894</text:p>
          </table:table-cell>
          <table:table-cell office:value-type="float" office:value="-0.096515" calcext:value-type="float">
            <text:p>-0,096515</text:p>
          </table:table-cell>
          <table:table-cell office:value-type="float" office:value="1" calcext:value-type="float">
            <text:p>1</text:p>
          </table:table-cell>
          <table:table-cell office:value-type="float" office:value="1.92810655" calcext:value-type="float">
            <text:p>1,92810655</text:p>
          </table:table-cell>
          <table:table-cell office:value-type="float" office:value="-37" calcext:value-type="float">
            <text:p>-37</text:p>
          </table:table-cell>
          <table:table-cell office:value-type="float" office:value="-0.06865587" calcext:value-type="float">
            <text:p>-0,06865587</text:p>
          </table:table-cell>
          <table:table-cell office:value-type="float" office:value="-2.00630469" calcext:value-type="float">
            <text:p>-2,00630469</text:p>
          </table:table-cell>
          <table:table-cell office:value-type="float" office:value="-94.76961561" calcext:value-type="float">
            <text:p>-94,76961561</text:p>
          </table:table-cell>
        </table:table-row>
        <table:table-row table:style-name="ro1">
          <table:table-cell office:value-type="float" office:value="1624632609.22613" calcext:value-type="float">
            <text:p>1624632609,22613</text:p>
          </table:table-cell>
          <table:table-cell table:formula="of:=ROUND([.A118]-[$menor.$A$1];1)" office:value-type="float" office:value="11.6" calcext:value-type="float">
            <text:p>11,6</text:p>
          </table:table-cell>
          <table:table-cell office:value-type="float" office:value="0.1425" calcext:value-type="float">
            <text:p>0,1425</text:p>
          </table:table-cell>
          <table:table-cell office:value-type="float" office:value="-0.36651914" calcext:value-type="float">
            <text:p>-0,36651914</text:p>
          </table:table-cell>
          <table:table-cell office:value-type="float" office:value="0.10573" calcext:value-type="float">
            <text:p>0,10573</text:p>
          </table:table-cell>
          <table:table-cell office:value-type="float" office:value="-0.10961" calcext:value-type="float">
            <text:p>-0,10961</text:p>
          </table:table-cell>
          <table:table-cell office:value-type="float" office:value="1" calcext:value-type="float">
            <text:p>1</text:p>
          </table:table-cell>
          <table:table-cell office:value-type="float" office:value="1.91731751" calcext:value-type="float">
            <text:p>1,91731751</text:p>
          </table:table-cell>
          <table:table-cell office:value-type="float" office:value="-35" calcext:value-type="float">
            <text:p>-35</text:p>
          </table:table-cell>
          <table:table-cell office:value-type="float" office:value="-0.09607556" calcext:value-type="float">
            <text:p>-0,09607556</text:p>
          </table:table-cell>
          <table:table-cell office:value-type="float" office:value="-2.00388894" calcext:value-type="float">
            <text:p>-2,00388894</text:p>
          </table:table-cell>
          <table:table-cell office:value-type="float" office:value="-95.8378046" calcext:value-type="float">
            <text:p>-95,8378046</text:p>
          </table:table-cell>
        </table:table-row>
        <table:table-row table:style-name="ro1">
          <table:table-cell office:value-type="float" office:value="1624632609.32567" calcext:value-type="float">
            <text:p>1624632609,32567</text:p>
          </table:table-cell>
          <table:table-cell table:formula="of:=ROUND([.A119]-[$menor.$A$1];1)" office:value-type="float" office:value="11.7" calcext:value-type="float">
            <text:p>11,7</text:p>
          </table:table-cell>
          <table:table-cell office:value-type="float" office:value="0.1485" calcext:value-type="float">
            <text:p>0,1485</text:p>
          </table:table-cell>
          <table:table-cell office:value-type="float" office:value="-0.34906585" calcext:value-type="float">
            <text:p>-0,34906585</text:p>
          </table:table-cell>
          <table:table-cell office:value-type="float" office:value="0.11252" calcext:value-type="float">
            <text:p>0,11252</text:p>
          </table:table-cell>
          <table:table-cell office:value-type="float" office:value="-0.122705" calcext:value-type="float">
            <text:p>-0,122705</text:p>
          </table:table-cell>
          <table:table-cell office:value-type="float" office:value="1" calcext:value-type="float">
            <text:p>1</text:p>
          </table:table-cell>
          <table:table-cell office:value-type="float" office:value="1.90605462" calcext:value-type="float">
            <text:p>1,90605462</text:p>
          </table:table-cell>
          <table:table-cell office:value-type="float" office:value="-32" calcext:value-type="float">
            <text:p>-32</text:p>
          </table:table-cell>
          <table:table-cell office:value-type="float" office:value="-0.05265002" calcext:value-type="float">
            <text:p>-0,05265002</text:p>
          </table:table-cell>
          <table:table-cell office:value-type="float" office:value="-2.00907307" calcext:value-type="float">
            <text:p>-2,00907307</text:p>
          </table:table-cell>
          <table:table-cell office:value-type="float" office:value="-94.76638054" calcext:value-type="float">
            <text:p>-94,76638054</text:p>
          </table:table-cell>
        </table:table-row>
        <table:table-row table:style-name="ro1">
          <table:table-cell office:value-type="float" office:value="1624632609.42627" calcext:value-type="float">
            <text:p>1624632609,42627</text:p>
          </table:table-cell>
          <table:table-cell table:formula="of:=ROUND([.A120]-[$menor.$A$1];1)" office:value-type="float" office:value="11.8" calcext:value-type="float">
            <text:p>11,8</text:p>
          </table:table-cell>
          <table:table-cell office:value-type="float" office:value="0.1525" calcext:value-type="float">
            <text:p>0,1525</text:p>
          </table:table-cell>
          <table:table-cell office:value-type="float" office:value="-0.33161256" calcext:value-type="float">
            <text:p>-0,33161256</text:p>
          </table:table-cell>
          <table:table-cell office:value-type="float" office:value="0.118825" calcext:value-type="float">
            <text:p>0,118825</text:p>
          </table:table-cell>
          <table:table-cell office:value-type="float" office:value="-0.13677" calcext:value-type="float">
            <text:p>-0,13677</text:p>
          </table:table-cell>
          <table:table-cell office:value-type="float" office:value="1" calcext:value-type="float">
            <text:p>1</text:p>
          </table:table-cell>
          <table:table-cell office:value-type="float" office:value="1.8933444" calcext:value-type="float">
            <text:p>1,8933444</text:p>
          </table:table-cell>
          <table:table-cell office:value-type="float" office:value="-30" calcext:value-type="float">
            <text:p>-30</text:p>
          </table:table-cell>
          <table:table-cell office:value-type="float" office:value="-0.04533863" calcext:value-type="float">
            <text:p>-0,04533863</text:p>
          </table:table-cell>
          <table:table-cell office:value-type="float" office:value="-2.00945715" calcext:value-type="float">
            <text:p>-2,00945715</text:p>
          </table:table-cell>
          <table:table-cell office:value-type="float" office:value="-94.78261902" calcext:value-type="float">
            <text:p>-94,78261902</text:p>
          </table:table-cell>
        </table:table-row>
        <table:table-row table:style-name="ro1">
          <table:table-cell office:value-type="float" office:value="1624632609.52618" calcext:value-type="float">
            <text:p>1624632609,52618</text:p>
          </table:table-cell>
          <table:table-cell table:formula="of:=ROUND([.A121]-[$menor.$A$1];1)" office:value-type="float" office:value="11.9" calcext:value-type="float">
            <text:p>11,9</text:p>
          </table:table-cell>
          <table:table-cell office:value-type="float" office:value="0.1535" calcext:value-type="float">
            <text:p>0,1535</text:p>
          </table:table-cell>
          <table:table-cell office:value-type="float" office:value="-0.33161256" calcext:value-type="float">
            <text:p>-0,33161256</text:p>
          </table:table-cell>
          <table:table-cell office:value-type="float" office:value="0.124645" calcext:value-type="float">
            <text:p>0,124645</text:p>
          </table:table-cell>
          <table:table-cell office:value-type="float" office:value="-0.150835" calcext:value-type="float">
            <text:p>-0,150835</text:p>
          </table:table-cell>
          <table:table-cell office:value-type="float" office:value="1" calcext:value-type="float">
            <text:p>1</text:p>
          </table:table-cell>
          <table:table-cell office:value-type="float" office:value="1.88066399" calcext:value-type="float">
            <text:p>1,88066399</text:p>
          </table:table-cell>
          <table:table-cell office:value-type="float" office:value="-29" calcext:value-type="float">
            <text:p>-29</text:p>
          </table:table-cell>
          <table:table-cell office:value-type="float" office:value="-0.07119063" calcext:value-type="float">
            <text:p>-0,07119063</text:p>
          </table:table-cell>
          <table:table-cell office:value-type="float" office:value="-2.00781011" calcext:value-type="float">
            <text:p>-2,00781011</text:p>
          </table:table-cell>
          <table:table-cell office:value-type="float" office:value="-95.7988575" calcext:value-type="float">
            <text:p>-95,7988575</text:p>
          </table:table-cell>
        </table:table-row>
        <table:table-row table:style-name="ro1">
          <table:table-cell office:value-type="float" office:value="1624632609.62663" calcext:value-type="float">
            <text:p>1624632609,62663</text:p>
          </table:table-cell>
          <table:table-cell table:formula="of:=ROUND([.A122]-[$menor.$A$1];1)" office:value-type="float" office:value="12" calcext:value-type="float">
            <text:p>12</text:p>
          </table:table-cell>
          <table:table-cell office:value-type="float" office:value="0.1565" calcext:value-type="float">
            <text:p>0,1565</text:p>
          </table:table-cell>
          <table:table-cell office:value-type="float" office:value="-0.31415927" calcext:value-type="float">
            <text:p>-0,31415927</text:p>
          </table:table-cell>
          <table:table-cell office:value-type="float" office:value="0.13095" calcext:value-type="float">
            <text:p>0,13095</text:p>
          </table:table-cell>
          <table:table-cell office:value-type="float" office:value="-0.1649" calcext:value-type="float">
            <text:p>-0,1649</text:p>
          </table:table-cell>
          <table:table-cell office:value-type="float" office:value="1" calcext:value-type="float">
            <text:p>1</text:p>
          </table:table-cell>
          <table:table-cell office:value-type="float" office:value="1.86701512" calcext:value-type="float">
            <text:p>1,86701512</text:p>
          </table:table-cell>
          <table:table-cell office:value-type="float" office:value="-27" calcext:value-type="float">
            <text:p>-27</text:p>
          </table:table-cell>
          <table:table-cell office:value-type="float" office:value="-0.06451802" calcext:value-type="float">
            <text:p>-0,06451802</text:p>
          </table:table-cell>
          <table:table-cell office:value-type="float" office:value="-2.00824255" calcext:value-type="float">
            <text:p>-2,00824255</text:p>
          </table:table-cell>
          <table:table-cell office:value-type="float" office:value="-95.81509598" calcext:value-type="float">
            <text:p>-95,81509598</text:p>
          </table:table-cell>
        </table:table-row>
        <table:table-row table:style-name="ro1">
          <table:table-cell office:value-type="float" office:value="1624632609.72696" calcext:value-type="float">
            <text:p>1624632609,72696</text:p>
          </table:table-cell>
          <table:table-cell table:formula="of:=ROUND([.A123]-[$menor.$A$1];1)" office:value-type="float" office:value="12.1" calcext:value-type="float">
            <text:p>12,1</text:p>
          </table:table-cell>
          <table:table-cell office:value-type="float" office:value="0.1615" calcext:value-type="float">
            <text:p>0,1615</text:p>
          </table:table-cell>
          <table:table-cell office:value-type="float" office:value="-0.29670597" calcext:value-type="float">
            <text:p>-0,29670597</text:p>
          </table:table-cell>
          <table:table-cell office:value-type="float" office:value="0.13677" calcext:value-type="float">
            <text:p>0,13677</text:p>
          </table:table-cell>
          <table:table-cell office:value-type="float" office:value="-0.180905" calcext:value-type="float">
            <text:p>-0,180905</text:p>
          </table:table-cell>
          <table:table-cell office:value-type="float" office:value="1" calcext:value-type="float">
            <text:p>1</text:p>
          </table:table-cell>
          <table:table-cell office:value-type="float" office:value="1.85336113" calcext:value-type="float">
            <text:p>1,85336113</text:p>
          </table:table-cell>
          <table:table-cell office:value-type="float" office:value="-25" calcext:value-type="float">
            <text:p>-25</text:p>
          </table:table-cell>
          <table:table-cell office:value-type="float" office:value="-0.02347072" calcext:value-type="float">
            <text:p>-0,02347072</text:p>
          </table:table-cell>
          <table:table-cell office:value-type="float" office:value="-2.01181681" calcext:value-type="float">
            <text:p>-2,01181681</text:p>
          </table:table-cell>
          <table:table-cell office:value-type="float" office:value="-94.77938395" calcext:value-type="float">
            <text:p>-94,77938395</text:p>
          </table:table-cell>
        </table:table-row>
        <table:table-row table:style-name="ro1">
          <table:table-cell office:value-type="float" office:value="1624632609.82726" calcext:value-type="float">
            <text:p>1624632609,82726</text:p>
          </table:table-cell>
          <table:table-cell table:formula="of:=ROUND([.A124]-[$menor.$A$1];1)" office:value-type="float" office:value="12.2" calcext:value-type="float">
            <text:p>12,2</text:p>
          </table:table-cell>
          <table:table-cell office:value-type="float" office:value="0.1635" calcext:value-type="float">
            <text:p>0,1635</text:p>
          </table:table-cell>
          <table:table-cell office:value-type="float" office:value="-0.27925268" calcext:value-type="float">
            <text:p>-0,27925268</text:p>
          </table:table-cell>
          <table:table-cell office:value-type="float" office:value="0.14162" calcext:value-type="float">
            <text:p>0,14162</text:p>
          </table:table-cell>
          <table:table-cell office:value-type="float" office:value="-0.19594" calcext:value-type="float">
            <text:p>-0,19594</text:p>
          </table:table-cell>
          <table:table-cell office:value-type="float" office:value="1" calcext:value-type="float">
            <text:p>1</text:p>
          </table:table-cell>
          <table:table-cell office:value-type="float" office:value="1.83976626" calcext:value-type="float">
            <text:p>1,83976626</text:p>
          </table:table-cell>
          <table:table-cell office:value-type="float" office:value="-24" calcext:value-type="float">
            <text:p>-24</text:p>
          </table:table-cell>
          <table:table-cell office:value-type="float" office:value="-0.04901012" calcext:value-type="float">
            <text:p>-0,04901012</text:p>
          </table:table-cell>
          <table:table-cell office:value-type="float" office:value="-2.01126716" calcext:value-type="float">
            <text:p>-2,01126716</text:p>
          </table:table-cell>
          <table:table-cell office:value-type="float" office:value="-95.79562243" calcext:value-type="float">
            <text:p>-95,79562243</text:p>
          </table:table-cell>
        </table:table-row>
        <table:table-row table:style-name="ro1">
          <table:table-cell office:value-type="float" office:value="1624632609.92767" calcext:value-type="float">
            <text:p>1624632609,92767</text:p>
          </table:table-cell>
          <table:table-cell table:formula="of:=ROUND([.A125]-[$menor.$A$1];1)" office:value-type="float" office:value="12.3" calcext:value-type="float">
            <text:p>12,3</text:p>
          </table:table-cell>
          <table:table-cell office:value-type="float" office:value="0.1635" calcext:value-type="float">
            <text:p>0,1635</text:p>
          </table:table-cell>
          <table:table-cell office:value-type="float" office:value="-0.27925268" calcext:value-type="float">
            <text:p>-0,27925268</text:p>
          </table:table-cell>
          <table:table-cell office:value-type="float" office:value="0.145985" calcext:value-type="float">
            <text:p>0,145985</text:p>
          </table:table-cell>
          <table:table-cell office:value-type="float" office:value="-0.211945" calcext:value-type="float">
            <text:p>-0,211945</text:p>
          </table:table-cell>
          <table:table-cell office:value-type="float" office:value="1" calcext:value-type="float">
            <text:p>1</text:p>
          </table:table-cell>
          <table:table-cell office:value-type="float" office:value="1.82422936" calcext:value-type="float">
            <text:p>1,82422936</text:p>
          </table:table-cell>
          <table:table-cell office:value-type="float" office:value="-23" calcext:value-type="float">
            <text:p>-23</text:p>
          </table:table-cell>
          <table:table-cell office:value-type="float" office:value="-0.07197935" calcext:value-type="float">
            <text:p>-0,07197935</text:p>
          </table:table-cell>
          <table:table-cell office:value-type="float" office:value="-2.00762101" calcext:value-type="float">
            <text:p>-2,00762101</text:p>
          </table:table-cell>
          <table:table-cell office:value-type="float" office:value="-96.72419837" calcext:value-type="float">
            <text:p>-96,72419837</text:p>
          </table:table-cell>
        </table:table-row>
        <table:table-row table:style-name="ro1">
          <table:table-cell office:value-type="float" office:value="1624632610.02815" calcext:value-type="float">
            <text:p>1624632610,02815</text:p>
          </table:table-cell>
          <table:table-cell table:formula="of:=ROUND([.A126]-[$menor.$A$1];1)" office:value-type="float" office:value="12.4" calcext:value-type="float">
            <text:p>12,4</text:p>
          </table:table-cell>
          <table:table-cell office:value-type="float" office:value="0.1655" calcext:value-type="float">
            <text:p>0,1655</text:p>
          </table:table-cell>
          <table:table-cell office:value-type="float" office:value="-0.26179939" calcext:value-type="float">
            <text:p>-0,26179939</text:p>
          </table:table-cell>
          <table:table-cell office:value-type="float" office:value="0.149865" calcext:value-type="float">
            <text:p>0,149865</text:p>
          </table:table-cell>
          <table:table-cell office:value-type="float" office:value="-0.22795" calcext:value-type="float">
            <text:p>-0,22795</text:p>
          </table:table-cell>
          <table:table-cell office:value-type="float" office:value="1" calcext:value-type="float">
            <text:p>1</text:p>
          </table:table-cell>
          <table:table-cell office:value-type="float" office:value="1.80961013" calcext:value-type="float">
            <text:p>1,80961013</text:p>
          </table:table-cell>
          <table:table-cell office:value-type="float" office:value="-21" calcext:value-type="float">
            <text:p>-21</text:p>
          </table:table-cell>
          <table:table-cell office:value-type="float" office:value="-0.03613803" calcext:value-type="float">
            <text:p>-0,03613803</text:p>
          </table:table-cell>
          <table:table-cell office:value-type="float" office:value="-2.01236718" calcext:value-type="float">
            <text:p>-2,01236718</text:p>
          </table:table-cell>
          <table:table-cell office:value-type="float" office:value="-95.77614888" calcext:value-type="float">
            <text:p>-95,77614888</text:p>
          </table:table-cell>
        </table:table-row>
        <table:table-row table:style-name="ro1">
          <table:table-cell office:value-type="float" office:value="1624632610.12797" calcext:value-type="float">
            <text:p>1624632610,12797</text:p>
          </table:table-cell>
          <table:table-cell table:formula="of:=ROUND([.A127]-[$menor.$A$1];1)" office:value-type="float" office:value="12.5" calcext:value-type="float">
            <text:p>12,5</text:p>
          </table:table-cell>
          <table:table-cell office:value-type="float" office:value="0.1675" calcext:value-type="float">
            <text:p>0,1675</text:p>
          </table:table-cell>
          <table:table-cell office:value-type="float" office:value="-0.2443461" calcext:value-type="float">
            <text:p>-0,2443461</text:p>
          </table:table-cell>
          <table:table-cell office:value-type="float" office:value="0.153745" calcext:value-type="float">
            <text:p>0,153745</text:p>
          </table:table-cell>
          <table:table-cell office:value-type="float" office:value="-0.243955" calcext:value-type="float">
            <text:p>-0,243955</text:p>
          </table:table-cell>
          <table:table-cell office:value-type="float" office:value="1" calcext:value-type="float">
            <text:p>1</text:p>
          </table:table-cell>
          <table:table-cell office:value-type="float" office:value="1.79400456" calcext:value-type="float">
            <text:p>1,79400456</text:p>
          </table:table-cell>
          <table:table-cell office:value-type="float" office:value="-20" calcext:value-type="float">
            <text:p>-20</text:p>
          </table:table-cell>
          <table:table-cell office:value-type="float" office:value="-0.06231557" calcext:value-type="float">
            <text:p>-0,06231557</text:p>
          </table:table-cell>
          <table:table-cell office:value-type="float" office:value="-2.00936286" calcext:value-type="float">
            <text:p>-2,00936286</text:p>
          </table:table-cell>
          <table:table-cell office:value-type="float" office:value="-96.79238737" calcext:value-type="float">
            <text:p>-96,79238737</text:p>
          </table:table-cell>
        </table:table-row>
        <table:table-row table:style-name="ro1">
          <table:table-cell office:value-type="float" office:value="1624632610.22776" calcext:value-type="float">
            <text:p>1624632610,22776</text:p>
          </table:table-cell>
          <table:table-cell table:formula="of:=ROUND([.A128]-[$menor.$A$1];1)" office:value-type="float" office:value="12.6" calcext:value-type="float">
            <text:p>12,6</text:p>
          </table:table-cell>
          <table:table-cell office:value-type="float" office:value="0.1675" calcext:value-type="float">
            <text:p>0,1675</text:p>
          </table:table-cell>
          <table:table-cell office:value-type="float" office:value="-0.2268928" calcext:value-type="float">
            <text:p>-0,2268928</text:p>
          </table:table-cell>
          <table:table-cell office:value-type="float" office:value="0.157625" calcext:value-type="float">
            <text:p>0,157625</text:p>
          </table:table-cell>
          <table:table-cell office:value-type="float" office:value="-0.26093" calcext:value-type="float">
            <text:p>-0,26093</text:p>
          </table:table-cell>
          <table:table-cell office:value-type="float" office:value="1" calcext:value-type="float">
            <text:p>1</text:p>
          </table:table-cell>
          <table:table-cell office:value-type="float" office:value="1.77837586" calcext:value-type="float">
            <text:p>1,77837586</text:p>
          </table:table-cell>
          <table:table-cell office:value-type="float" office:value="-18" calcext:value-type="float">
            <text:p>-18</text:p>
          </table:table-cell>
          <table:table-cell office:value-type="float" office:value="-0.02463318" calcext:value-type="float">
            <text:p>-0,02463318</text:p>
          </table:table-cell>
          <table:table-cell office:value-type="float" office:value="-2.01336223" calcext:value-type="float">
            <text:p>-2,01336223</text:p>
          </table:table-cell>
          <table:table-cell office:value-type="float" office:value="-95.75667533" calcext:value-type="float">
            <text:p>-95,75667533</text:p>
          </table:table-cell>
        </table:table-row>
        <table:table-row table:style-name="ro1">
          <table:table-cell office:value-type="float" office:value="1624632610.32817" calcext:value-type="float">
            <text:p>1624632610,32817</text:p>
          </table:table-cell>
          <table:table-cell table:formula="of:=ROUND([.A129]-[$menor.$A$1];1)" office:value-type="float" office:value="12.7" calcext:value-type="float">
            <text:p>12,7</text:p>
          </table:table-cell>
          <table:table-cell office:value-type="float" office:value="0.1675" calcext:value-type="float">
            <text:p>0,1675</text:p>
          </table:table-cell>
          <table:table-cell office:value-type="float" office:value="-0.2268928" calcext:value-type="float">
            <text:p>-0,2268928</text:p>
          </table:table-cell>
          <table:table-cell office:value-type="float" office:value="0.160535" calcext:value-type="float">
            <text:p>0,160535</text:p>
          </table:table-cell>
          <table:table-cell office:value-type="float" office:value="-0.276935" calcext:value-type="float">
            <text:p>-0,276935</text:p>
          </table:table-cell>
          <table:table-cell office:value-type="float" office:value="1" calcext:value-type="float">
            <text:p>1</text:p>
          </table:table-cell>
          <table:table-cell office:value-type="float" office:value="1.76276243" calcext:value-type="float">
            <text:p>1,76276243</text:p>
          </table:table-cell>
          <table:table-cell office:value-type="float" office:value="-17" calcext:value-type="float">
            <text:p>-17</text:p>
          </table:table-cell>
          <table:table-cell office:value-type="float" office:value="-0.01809388" calcext:value-type="float">
            <text:p>-0,01809388</text:p>
          </table:table-cell>
          <table:table-cell office:value-type="float" office:value="-2.0149124" calcext:value-type="float">
            <text:p>-2,0149124</text:p>
          </table:table-cell>
          <table:table-cell office:value-type="float" office:value="-95.7209633" calcext:value-type="float">
            <text:p>-95,7209633</text:p>
          </table:table-cell>
        </table:table-row>
        <table:table-row table:style-name="ro1">
          <table:table-cell office:value-type="float" office:value="1624632610.42845" calcext:value-type="float">
            <text:p>1624632610,42845</text:p>
          </table:table-cell>
          <table:table-cell table:formula="of:=ROUND([.A130]-[$menor.$A$1];1)" office:value-type="float" office:value="12.8" calcext:value-type="float">
            <text:p>12,8</text:p>
          </table:table-cell>
          <table:table-cell office:value-type="float" office:value="0.1685" calcext:value-type="float">
            <text:p>0,1685</text:p>
          </table:table-cell>
          <table:table-cell office:value-type="float" office:value="-0.20943951" calcext:value-type="float">
            <text:p>-0,20943951</text:p>
          </table:table-cell>
          <table:table-cell office:value-type="float" office:value="0.16393" calcext:value-type="float">
            <text:p>0,16393</text:p>
          </table:table-cell>
          <table:table-cell office:value-type="float" office:value="-0.29391" calcext:value-type="float">
            <text:p>-0,29391</text:p>
          </table:table-cell>
          <table:table-cell office:value-type="float" office:value="1" calcext:value-type="float">
            <text:p>1</text:p>
          </table:table-cell>
          <table:table-cell office:value-type="float" office:value="1.74619877" calcext:value-type="float">
            <text:p>1,74619877</text:p>
          </table:table-cell>
          <table:table-cell office:value-type="float" office:value="-16" calcext:value-type="float">
            <text:p>-16</text:p>
          </table:table-cell>
          <table:table-cell office:value-type="float" office:value="-0.04432131" calcext:value-type="float">
            <text:p>-0,04432131</text:p>
          </table:table-cell>
          <table:table-cell office:value-type="float" office:value="-2.01107572" calcext:value-type="float">
            <text:p>-2,01107572</text:p>
          </table:table-cell>
          <table:table-cell office:value-type="float" office:value="-96.73720179" calcext:value-type="float">
            <text:p>-96,73720179</text:p>
          </table:table-cell>
        </table:table-row>
        <table:table-row table:style-name="ro1">
          <table:table-cell office:value-type="float" office:value="1624632610.52794" calcext:value-type="float">
            <text:p>1624632610,52794</text:p>
          </table:table-cell>
          <table:table-cell table:formula="of:=ROUND([.A131]-[$menor.$A$1];1)" office:value-type="float" office:value="12.9" calcext:value-type="float">
            <text:p>12,9</text:p>
          </table:table-cell>
          <table:table-cell office:value-type="float" office:value="0.1685" calcext:value-type="float">
            <text:p>0,1685</text:p>
          </table:table-cell>
          <table:table-cell office:value-type="float" office:value="-0.19198622" calcext:value-type="float">
            <text:p>-0,19198622</text:p>
          </table:table-cell>
          <table:table-cell office:value-type="float" office:value="0.16587" calcext:value-type="float">
            <text:p>0,16587</text:p>
          </table:table-cell>
          <table:table-cell office:value-type="float" office:value="-0.310885" calcext:value-type="float">
            <text:p>-0,310885</text:p>
          </table:table-cell>
          <table:table-cell office:value-type="float" office:value="1" calcext:value-type="float">
            <text:p>1</text:p>
          </table:table-cell>
          <table:table-cell office:value-type="float" office:value="1.73052728" calcext:value-type="float">
            <text:p>1,73052728</text:p>
          </table:table-cell>
          <table:table-cell office:value-type="float" office:value="-15" calcext:value-type="float">
            <text:p>-15</text:p>
          </table:table-cell>
          <table:table-cell office:value-type="float" office:value="-0.03801658" calcext:value-type="float">
            <text:p>-0,03801658</text:p>
          </table:table-cell>
          <table:table-cell office:value-type="float" office:value="-2.01261365" calcext:value-type="float">
            <text:p>-2,01261365</text:p>
          </table:table-cell>
          <table:table-cell office:value-type="float" office:value="-96.70148975" calcext:value-type="float">
            <text:p>-96,70148975</text:p>
          </table:table-cell>
        </table:table-row>
        <table:table-row table:style-name="ro1">
          <table:table-cell office:value-type="float" office:value="1624632610.62776" calcext:value-type="float">
            <text:p>1624632610,62776</text:p>
          </table:table-cell>
          <table:table-cell table:formula="of:=ROUND([.A132]-[$menor.$A$1];1)" office:value-type="float" office:value="13" calcext:value-type="float">
            <text:p>13</text:p>
          </table:table-cell>
          <table:table-cell office:value-type="float" office:value="0.1685" calcext:value-type="float">
            <text:p>0,1685</text:p>
          </table:table-cell>
          <table:table-cell office:value-type="float" office:value="-0.17453293" calcext:value-type="float">
            <text:p>-0,17453293</text:p>
          </table:table-cell>
          <table:table-cell office:value-type="float" office:value="0.16781" calcext:value-type="float">
            <text:p>0,16781</text:p>
          </table:table-cell>
          <table:table-cell office:value-type="float" office:value="-0.32786" calcext:value-type="float">
            <text:p>-0,32786</text:p>
          </table:table-cell>
          <table:table-cell office:value-type="float" office:value="1" calcext:value-type="float">
            <text:p>1</text:p>
          </table:table-cell>
          <table:table-cell office:value-type="float" office:value="1.71394753" calcext:value-type="float">
            <text:p>1,71394753</text:p>
          </table:table-cell>
          <table:table-cell office:value-type="float" office:value="-14" calcext:value-type="float">
            <text:p>-14</text:p>
          </table:table-cell>
          <table:table-cell office:value-type="float" office:value="-0.03568513" calcext:value-type="float">
            <text:p>-0,03568513</text:p>
          </table:table-cell>
          <table:table-cell office:value-type="float" office:value="-2.01294013" calcext:value-type="float">
            <text:p>-2,01294013</text:p>
          </table:table-cell>
          <table:table-cell office:value-type="float" office:value="-96.75344027" calcext:value-type="float">
            <text:p>-96,75344027</text:p>
          </table:table-cell>
        </table:table-row>
        <table:table-row table:style-name="ro1">
          <table:table-cell office:value-type="float" office:value="1624632610.72815" calcext:value-type="float">
            <text:p>1624632610,72815</text:p>
          </table:table-cell>
          <table:table-cell table:formula="of:=ROUND([.A133]-[$menor.$A$1];1)" office:value-type="float" office:value="13.1" calcext:value-type="float">
            <text:p>13,1</text:p>
          </table:table-cell>
          <table:table-cell office:value-type="float" office:value="0.1685" calcext:value-type="float">
            <text:p>0,1685</text:p>
          </table:table-cell>
          <table:table-cell office:value-type="float" office:value="-0.17453293" calcext:value-type="float">
            <text:p>-0,17453293</text:p>
          </table:table-cell>
          <table:table-cell office:value-type="float" office:value="0.16975" calcext:value-type="float">
            <text:p>0,16975</text:p>
          </table:table-cell>
          <table:table-cell office:value-type="float" office:value="-0.344835" calcext:value-type="float">
            <text:p>-0,344835</text:p>
          </table:table-cell>
          <table:table-cell office:value-type="float" office:value="1" calcext:value-type="float">
            <text:p>1</text:p>
          </table:table-cell>
          <table:table-cell office:value-type="float" office:value="1.69723964" calcext:value-type="float">
            <text:p>1,69723964</text:p>
          </table:table-cell>
          <table:table-cell office:value-type="float" office:value="-13" calcext:value-type="float">
            <text:p>-13</text:p>
          </table:table-cell>
          <table:table-cell office:value-type="float" office:value="-0.03072976" calcext:value-type="float">
            <text:p>-0,03072976</text:p>
          </table:table-cell>
          <table:table-cell office:value-type="float" office:value="-2.01344724" calcext:value-type="float">
            <text:p>-2,01344724</text:p>
          </table:table-cell>
          <table:table-cell office:value-type="float" office:value="-96.71772824" calcext:value-type="float">
            <text:p>-96,71772824</text:p>
          </table:table-cell>
        </table:table-row>
        <table:table-row table:style-name="ro1">
          <table:table-cell office:value-type="float" office:value="1624632610.82849" calcext:value-type="float">
            <text:p>1624632610,82849</text:p>
          </table:table-cell>
          <table:table-cell table:formula="of:=ROUND([.A134]-[$menor.$A$1];1)" office:value-type="float" office:value="13.2" calcext:value-type="float">
            <text:p>13,2</text:p>
          </table:table-cell>
          <table:table-cell office:value-type="float" office:value="0.1675" calcext:value-type="float">
            <text:p>0,1675</text:p>
          </table:table-cell>
          <table:table-cell office:value-type="float" office:value="-0.15707963" calcext:value-type="float">
            <text:p>-0,15707963</text:p>
          </table:table-cell>
          <table:table-cell office:value-type="float" office:value="0.17072" calcext:value-type="float">
            <text:p>0,17072</text:p>
          </table:table-cell>
          <table:table-cell office:value-type="float" office:value="-0.36084" calcext:value-type="float">
            <text:p>-0,36084</text:p>
          </table:table-cell>
          <table:table-cell office:value-type="float" office:value="1" calcext:value-type="float">
            <text:p>1</text:p>
          </table:table-cell>
          <table:table-cell office:value-type="float" office:value="1.68053937" calcext:value-type="float">
            <text:p>1,68053937</text:p>
          </table:table-cell>
          <table:table-cell office:value-type="float" office:value="-12" calcext:value-type="float">
            <text:p>-12</text:p>
          </table:table-cell>
          <table:table-cell office:value-type="float" office:value="-0.02834941" calcext:value-type="float">
            <text:p>-0,02834941</text:p>
          </table:table-cell>
          <table:table-cell office:value-type="float" office:value="-2.0136577" calcext:value-type="float">
            <text:p>-2,0136577</text:p>
          </table:table-cell>
          <table:table-cell office:value-type="float" office:value="-96.76967875" calcext:value-type="float">
            <text:p>-96,76967875</text:p>
          </table:table-cell>
        </table:table-row>
        <table:table-row table:style-name="ro1">
          <table:table-cell office:value-type="float" office:value="1624632610.92804" calcext:value-type="float">
            <text:p>1624632610,92804</text:p>
          </table:table-cell>
          <table:table-cell table:formula="of:=ROUND([.A135]-[$menor.$A$1];1)" office:value-type="float" office:value="13.3" calcext:value-type="float">
            <text:p>13,3</text:p>
          </table:table-cell>
          <table:table-cell office:value-type="float" office:value="0.1665" calcext:value-type="float">
            <text:p>0,1665</text:p>
          </table:table-cell>
          <table:table-cell office:value-type="float" office:value="-0.15707963" calcext:value-type="float">
            <text:p>-0,15707963</text:p>
          </table:table-cell>
          <table:table-cell office:value-type="float" office:value="0.17266" calcext:value-type="float">
            <text:p>0,17266</text:p>
          </table:table-cell>
          <table:table-cell office:value-type="float" office:value="-0.377815" calcext:value-type="float">
            <text:p>-0,377815</text:p>
          </table:table-cell>
          <table:table-cell office:value-type="float" office:value="1" calcext:value-type="float">
            <text:p>1</text:p>
          </table:table-cell>
          <table:table-cell office:value-type="float" office:value="1.66384685" calcext:value-type="float">
            <text:p>1,66384685</text:p>
          </table:table-cell>
          <table:table-cell office:value-type="float" office:value="-11" calcext:value-type="float">
            <text:p>-11</text:p>
          </table:table-cell>
          <table:table-cell office:value-type="float" office:value="-0.02438185" calcext:value-type="float">
            <text:p>-0,02438185</text:p>
          </table:table-cell>
          <table:table-cell office:value-type="float" office:value="-2.01320849" calcext:value-type="float">
            <text:p>-2,01320849</text:p>
          </table:table-cell>
          <table:table-cell office:value-type="float" office:value="-96.73396672" calcext:value-type="float">
            <text:p>-96,73396672</text:p>
          </table:table-cell>
        </table:table-row>
        <table:table-row table:style-name="ro1">
          <table:table-cell office:value-type="float" office:value="1624632611.02831" calcext:value-type="float">
            <text:p>1624632611,02831</text:p>
          </table:table-cell>
          <table:table-cell table:formula="of:=ROUND([.A136]-[$menor.$A$1];1)" office:value-type="float" office:value="13.4" calcext:value-type="float">
            <text:p>13,4</text:p>
          </table:table-cell>
          <table:table-cell office:value-type="float" office:value="0.1655" calcext:value-type="float">
            <text:p>0,1655</text:p>
          </table:table-cell>
          <table:table-cell office:value-type="float" office:value="-0.13962634" calcext:value-type="float">
            <text:p>-0,13962634</text:p>
          </table:table-cell>
          <table:table-cell office:value-type="float" office:value="0.17266" calcext:value-type="float">
            <text:p>0,17266</text:p>
          </table:table-cell>
          <table:table-cell office:value-type="float" office:value="-0.39382" calcext:value-type="float">
            <text:p>-0,39382</text:p>
          </table:table-cell>
          <table:table-cell office:value-type="float" office:value="1" calcext:value-type="float">
            <text:p>1</text:p>
          </table:table-cell>
          <table:table-cell office:value-type="float" office:value="1.64802635" calcext:value-type="float">
            <text:p>1,64802635</text:p>
          </table:table-cell>
          <table:table-cell office:value-type="float" office:value="-10" calcext:value-type="float">
            <text:p>-10</text:p>
          </table:table-cell>
          <table:table-cell office:value-type="float" office:value="-0.01956659" calcext:value-type="float">
            <text:p>-0,01956659</text:p>
          </table:table-cell>
          <table:table-cell office:value-type="float" office:value="-2.01459225" calcext:value-type="float">
            <text:p>-2,01459225</text:p>
          </table:table-cell>
          <table:table-cell office:value-type="float" office:value="-96.69825469" calcext:value-type="float">
            <text:p>-96,69825469</text:p>
          </table:table-cell>
        </table:table-row>
        <table:table-row table:style-name="ro1">
          <table:table-cell office:value-type="float" office:value="1624632611.12769" calcext:value-type="float">
            <text:p>1624632611,12769</text:p>
          </table:table-cell>
          <table:table-cell table:formula="of:=ROUND([.A137]-[$menor.$A$1];1)" office:value-type="float" office:value="13.5" calcext:value-type="float">
            <text:p>13,5</text:p>
          </table:table-cell>
          <table:table-cell office:value-type="float" office:value="0.1645" calcext:value-type="float">
            <text:p>0,1645</text:p>
          </table:table-cell>
          <table:table-cell office:value-type="float" office:value="-0.13962634" calcext:value-type="float">
            <text:p>-0,13962634</text:p>
          </table:table-cell>
          <table:table-cell office:value-type="float" office:value="0.17363" calcext:value-type="float">
            <text:p>0,17363</text:p>
          </table:table-cell>
          <table:table-cell office:value-type="float" office:value="-0.410795" calcext:value-type="float">
            <text:p>-0,410795</text:p>
          </table:table-cell>
          <table:table-cell office:value-type="float" office:value="1" calcext:value-type="float">
            <text:p>1</text:p>
          </table:table-cell>
          <table:table-cell office:value-type="float" office:value="1.63134778" calcext:value-type="float">
            <text:p>1,63134778</text:p>
          </table:table-cell>
          <table:table-cell office:value-type="float" office:value="-9" calcext:value-type="float">
            <text:p>-9</text:p>
          </table:table-cell>
          <table:table-cell office:value-type="float" office:value="-0.01909017" calcext:value-type="float">
            <text:p>-0,01909017</text:p>
          </table:table-cell>
          <table:table-cell office:value-type="float" office:value="-2.01385933" calcext:value-type="float">
            <text:p>-2,01385933</text:p>
          </table:table-cell>
          <table:table-cell office:value-type="float" office:value="-96.7502052" calcext:value-type="float">
            <text:p>-96,7502052</text:p>
          </table:table-cell>
        </table:table-row>
        <table:table-row table:style-name="ro1">
          <table:table-cell office:value-type="float" office:value="1624632611.22801" calcext:value-type="float">
            <text:p>1624632611,22801</text:p>
          </table:table-cell>
          <table:table-cell table:formula="of:=ROUND([.A138]-[$menor.$A$1];1)" office:value-type="float" office:value="13.6" calcext:value-type="float">
            <text:p>13,6</text:p>
          </table:table-cell>
          <table:table-cell office:value-type="float" office:value="0.1635" calcext:value-type="float">
            <text:p>0,1635</text:p>
          </table:table-cell>
          <table:table-cell office:value-type="float" office:value="-0.12217305" calcext:value-type="float">
            <text:p>-0,12217305</text:p>
          </table:table-cell>
          <table:table-cell office:value-type="float" office:value="0.1746" calcext:value-type="float">
            <text:p>0,1746</text:p>
          </table:table-cell>
          <table:table-cell office:value-type="float" office:value="-0.4268" calcext:value-type="float">
            <text:p>-0,4268</text:p>
          </table:table-cell>
          <table:table-cell office:value-type="float" office:value="1" calcext:value-type="float">
            <text:p>1</text:p>
          </table:table-cell>
          <table:table-cell office:value-type="float" office:value="1.61543357" calcext:value-type="float">
            <text:p>1,61543357</text:p>
          </table:table-cell>
          <table:table-cell office:value-type="float" office:value="-8" calcext:value-type="float">
            <text:p>-8</text:p>
          </table:table-cell>
          <table:table-cell office:value-type="float" office:value="0.01177709" calcext:value-type="float">
            <text:p>0,01177709</text:p>
          </table:table-cell>
          <table:table-cell office:value-type="float" office:value="-2.01809997" calcext:value-type="float">
            <text:p>-2,01809997</text:p>
          </table:table-cell>
          <table:table-cell office:value-type="float" office:value="-95.7502052" calcext:value-type="float">
            <text:p>-95,7502052</text:p>
          </table:table-cell>
        </table:table-row>
        <table:table-row table:style-name="ro1">
          <table:table-cell office:value-type="float" office:value="1624632611.32827" calcext:value-type="float">
            <text:p>1624632611,32827</text:p>
          </table:table-cell>
          <table:table-cell table:formula="of:=ROUND([.A139]-[$menor.$A$1];1)" office:value-type="float" office:value="13.7" calcext:value-type="float">
            <text:p>13,7</text:p>
          </table:table-cell>
          <table:table-cell office:value-type="float" office:value="0.1625" calcext:value-type="float">
            <text:p>0,1625</text:p>
          </table:table-cell>
          <table:table-cell office:value-type="float" office:value="-0.12217305" calcext:value-type="float">
            <text:p>-0,12217305</text:p>
          </table:table-cell>
          <table:table-cell office:value-type="float" office:value="0.1746" calcext:value-type="float">
            <text:p>0,1746</text:p>
          </table:table-cell>
          <table:table-cell office:value-type="float" office:value="-0.443775" calcext:value-type="float">
            <text:p>-0,443775</text:p>
          </table:table-cell>
          <table:table-cell office:value-type="float" office:value="1" calcext:value-type="float">
            <text:p>1</text:p>
          </table:table-cell>
          <table:table-cell office:value-type="float" office:value="1.5986619" calcext:value-type="float">
            <text:p>1,5986619</text:p>
          </table:table-cell>
          <table:table-cell office:value-type="float" office:value="-8" calcext:value-type="float">
            <text:p>-8</text:p>
          </table:table-cell>
          <table:table-cell office:value-type="float" office:value="-0.01231868" calcext:value-type="float">
            <text:p>-0,01231868</text:p>
          </table:table-cell>
          <table:table-cell office:value-type="float" office:value="-2.01449685" calcext:value-type="float">
            <text:p>-2,01449685</text:p>
          </table:table-cell>
          <table:table-cell office:value-type="float" office:value="-96.71449317" calcext:value-type="float">
            <text:p>-96,71449317</text:p>
          </table:table-cell>
        </table:table-row>
        <table:table-row table:style-name="ro1">
          <table:table-cell office:value-type="float" office:value="1624632611.42788" calcext:value-type="float">
            <text:p>1624632611,42788</text:p>
          </table:table-cell>
          <table:table-cell table:formula="of:=ROUND([.A140]-[$menor.$A$1];1)" office:value-type="float" office:value="13.8" calcext:value-type="float">
            <text:p>13,8</text:p>
          </table:table-cell>
          <table:table-cell office:value-type="float" office:value="0.1615" calcext:value-type="float">
            <text:p>0,1615</text:p>
          </table:table-cell>
          <table:table-cell office:value-type="float" office:value="-0.10471976" calcext:value-type="float">
            <text:p>-0,10471976</text:p>
          </table:table-cell>
          <table:table-cell office:value-type="float" office:value="0.1746" calcext:value-type="float">
            <text:p>0,1746</text:p>
          </table:table-cell>
          <table:table-cell office:value-type="float" office:value="-0.45978" calcext:value-type="float">
            <text:p>-0,45978</text:p>
          </table:table-cell>
          <table:table-cell office:value-type="float" office:value="1" calcext:value-type="float">
            <text:p>1</text:p>
          </table:table-cell>
          <table:table-cell office:value-type="float" office:value="1.58285928" calcext:value-type="float">
            <text:p>1,58285928</text:p>
          </table:table-cell>
          <table:table-cell office:value-type="float" office:value="-8" calcext:value-type="float">
            <text:p>-8</text:p>
          </table:table-cell>
          <table:table-cell office:value-type="float" office:value="-0.03690035" calcext:value-type="float">
            <text:p>-0,03690035</text:p>
          </table:table-cell>
          <table:table-cell office:value-type="float" office:value="-2.01244039" calcext:value-type="float">
            <text:p>-2,01244039</text:p>
          </table:table-cell>
          <table:table-cell office:value-type="float" office:value="-97.67878114" calcext:value-type="float">
            <text:p>-97,67878114</text:p>
          </table:table-cell>
        </table:table-row>
        <table:table-row table:style-name="ro1">
          <table:table-cell office:value-type="float" office:value="1624632611.52817" calcext:value-type="float">
            <text:p>1624632611,52817</text:p>
          </table:table-cell>
          <table:table-cell table:formula="of:=ROUND([.A141]-[$menor.$A$1];1)" office:value-type="float" office:value="13.9" calcext:value-type="float">
            <text:p>13,9</text:p>
          </table:table-cell>
          <table:table-cell office:value-type="float" office:value="0.1605" calcext:value-type="float">
            <text:p>0,1605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.1746" calcext:value-type="float">
            <text:p>0,1746</text:p>
          </table:table-cell>
          <table:table-cell office:value-type="float" office:value="-0.475785" calcext:value-type="float">
            <text:p>-0,475785</text:p>
          </table:table-cell>
          <table:table-cell office:value-type="float" office:value="1" calcext:value-type="float">
            <text:p>1</text:p>
          </table:table-cell>
          <table:table-cell office:value-type="float" office:value="1.5659889" calcext:value-type="float">
            <text:p>1,5659889</text:p>
          </table:table-cell>
          <table:table-cell office:value-type="float" office:value="-7" calcext:value-type="float">
            <text:p>-7</text:p>
          </table:table-cell>
          <table:table-cell office:value-type="float" office:value="-0.00752908" calcext:value-type="float">
            <text:p>-0,00752908</text:p>
          </table:table-cell>
          <table:table-cell office:value-type="float" office:value="-2.01514177" calcext:value-type="float">
            <text:p>-2,01514177</text:p>
          </table:table-cell>
          <table:table-cell office:value-type="float" office:value="-96.67878114" calcext:value-type="float">
            <text:p>-96,67878114</text:p>
          </table:table-cell>
        </table:table-row>
        <table:table-row table:style-name="ro1">
          <table:table-cell office:value-type="float" office:value="1624632611.62851" calcext:value-type="float">
            <text:p>1624632611,62851</text:p>
          </table:table-cell>
          <table:table-cell table:formula="of:=ROUND([.A142]-[$menor.$A$1];1)" office:value-type="float" office:value="14" calcext:value-type="float">
            <text:p>14</text:p>
          </table:table-cell>
          <table:table-cell office:value-type="float" office:value="0.1595" calcext:value-type="float">
            <text:p>0,1595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.1746" calcext:value-type="float">
            <text:p>0,1746</text:p>
          </table:table-cell>
          <table:table-cell office:value-type="float" office:value="-0.49179" calcext:value-type="float">
            <text:p>-0,49179</text:p>
          </table:table-cell>
          <table:table-cell office:value-type="float" office:value="1" calcext:value-type="float">
            <text:p>1</text:p>
          </table:table-cell>
          <table:table-cell office:value-type="float" office:value="1.55008483" calcext:value-type="float">
            <text:p>1,55008483</text:p>
          </table:table-cell>
          <table:table-cell office:value-type="float" office:value="-7" calcext:value-type="float">
            <text:p>-7</text:p>
          </table:table-cell>
          <table:table-cell office:value-type="float" office:value="-0.03391384" calcext:value-type="float">
            <text:p>-0,03391384</text:p>
          </table:table-cell>
          <table:table-cell office:value-type="float" office:value="-2.0117814" calcext:value-type="float">
            <text:p>-2,0117814</text:p>
          </table:table-cell>
          <table:table-cell office:value-type="float" office:value="-97.73073165" calcext:value-type="float">
            <text:p>-97,73073165</text:p>
          </table:table-cell>
        </table:table-row>
        <table:table-row table:style-name="ro1">
          <table:table-cell office:value-type="float" office:value="1624632611.72866" calcext:value-type="float">
            <text:p>1624632611,72866</text:p>
          </table:table-cell>
          <table:table-cell table:formula="of:=ROUND([.A143]-[$menor.$A$1];1)" office:value-type="float" office:value="14.1" calcext:value-type="float">
            <text:p>14,1</text:p>
          </table:table-cell>
          <table:table-cell office:value-type="float" office:value="0.1575" calcext:value-type="float">
            <text:p>0,1575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.174115" calcext:value-type="float">
            <text:p>0,174115</text:p>
          </table:table-cell>
          <table:table-cell office:value-type="float" office:value="-0.507795" calcext:value-type="float">
            <text:p>-0,507795</text:p>
          </table:table-cell>
          <table:table-cell office:value-type="float" office:value="1" calcext:value-type="float">
            <text:p>1</text:p>
          </table:table-cell>
          <table:table-cell office:value-type="float" office:value="1.53418267" calcext:value-type="float">
            <text:p>1,53418267</text:p>
          </table:table-cell>
          <table:table-cell office:value-type="float" office:value="-6" calcext:value-type="float">
            <text:p>-6</text:p>
          </table:table-cell>
          <table:table-cell office:value-type="float" office:value="-0.00521146" calcext:value-type="float">
            <text:p>-0,00521146</text:p>
          </table:table-cell>
          <table:table-cell office:value-type="float" office:value="-2.01539897" calcext:value-type="float">
            <text:p>-2,01539897</text:p>
          </table:table-cell>
          <table:table-cell office:value-type="float" office:value="-96.73073165" calcext:value-type="float">
            <text:p>-96,73073165</text:p>
          </table:table-cell>
        </table:table-row>
        <table:table-row table:style-name="ro1">
          <table:table-cell office:value-type="float" office:value="1624632611.82936" calcext:value-type="float">
            <text:p>1624632611,82936</text:p>
          </table:table-cell>
          <table:table-cell table:formula="of:=ROUND([.A144]-[$menor.$A$1];1)" office:value-type="float" office:value="14.2" calcext:value-type="float">
            <text:p>14,2</text:p>
          </table:table-cell>
          <table:table-cell office:value-type="float" office:value="0.1565" calcext:value-type="float">
            <text:p>0,1565</text:p>
          </table:table-cell>
          <table:table-cell office:value-type="float" office:value="-0.08726646" calcext:value-type="float">
            <text:p>-0,08726646</text:p>
          </table:table-cell>
          <table:table-cell office:value-type="float" office:value="0.174115" calcext:value-type="float">
            <text:p>0,174115</text:p>
          </table:table-cell>
          <table:table-cell office:value-type="float" office:value="-0.5238" calcext:value-type="float">
            <text:p>-0,5238</text:p>
          </table:table-cell>
          <table:table-cell office:value-type="float" office:value="1" calcext:value-type="float">
            <text:p>1</text:p>
          </table:table-cell>
          <table:table-cell office:value-type="float" office:value="1.51828277" calcext:value-type="float">
            <text:p>1,51828277</text:p>
          </table:table-cell>
          <table:table-cell office:value-type="float" office:value="-6" calcext:value-type="float">
            <text:p>-6</text:p>
          </table:table-cell>
          <table:table-cell office:value-type="float" office:value="-0.02918313" calcext:value-type="float">
            <text:p>-0,02918313</text:p>
          </table:table-cell>
          <table:table-cell office:value-type="float" office:value="-2.0124054" calcext:value-type="float">
            <text:p>-2,0124054</text:p>
          </table:table-cell>
          <table:table-cell office:value-type="float" office:value="-97.69501962" calcext:value-type="float">
            <text:p>-97,69501962</text:p>
          </table:table-cell>
        </table:table-row>
        <table:table-row table:style-name="ro1">
          <table:table-cell office:value-type="float" office:value="1624632611.92951" calcext:value-type="float">
            <text:p>1624632611,92951</text:p>
          </table:table-cell>
          <table:table-cell table:formula="of:=ROUND([.A145]-[$menor.$A$1];1)" office:value-type="float" office:value="14.3" calcext:value-type="float">
            <text:p>14,3</text:p>
          </table:table-cell>
          <table:table-cell office:value-type="float" office:value="0.1545" calcext:value-type="float">
            <text:p>0,1545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0.173145" calcext:value-type="float">
            <text:p>0,173145</text:p>
          </table:table-cell>
          <table:table-cell office:value-type="float" office:value="-0.538835" calcext:value-type="float">
            <text:p>-0,538835</text:p>
          </table:table-cell>
          <table:table-cell office:value-type="float" office:value="1" calcext:value-type="float">
            <text:p>1</text:p>
          </table:table-cell>
          <table:table-cell office:value-type="float" office:value="1.50232875" calcext:value-type="float">
            <text:p>1,50232875</text:p>
          </table:table-cell>
          <table:table-cell office:value-type="float" office:value="-5" calcext:value-type="float">
            <text:p>-5</text:p>
          </table:table-cell>
          <table:table-cell office:value-type="float" office:value="-0.00103311" calcext:value-type="float">
            <text:p>-0,00103311</text:p>
          </table:table-cell>
          <table:table-cell office:value-type="float" office:value="-2.01588405" calcext:value-type="float">
            <text:p>-2,01588405</text:p>
          </table:table-cell>
          <table:table-cell office:value-type="float" office:value="-96.69501962" calcext:value-type="float">
            <text:p>-96,69501962</text:p>
          </table:table-cell>
        </table:table-row>
        <table:table-row table:style-name="ro1">
          <table:table-cell office:value-type="float" office:value="1624632612.02977" calcext:value-type="float">
            <text:p>1624632612,02977</text:p>
          </table:table-cell>
          <table:table-cell table:formula="of:=ROUND([.A146]-[$menor.$A$1];1)" office:value-type="float" office:value="14.4" calcext:value-type="float">
            <text:p>14,4</text:p>
          </table:table-cell>
          <table:table-cell office:value-type="float" office:value="0.1535" calcext:value-type="float">
            <text:p>0,1535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0.172175" calcext:value-type="float">
            <text:p>0,172175</text:p>
          </table:table-cell>
          <table:table-cell office:value-type="float" office:value="-0.55484" calcext:value-type="float">
            <text:p>-0,55484</text:p>
          </table:table-cell>
          <table:table-cell office:value-type="float" office:value="1" calcext:value-type="float">
            <text:p>1</text:p>
          </table:table-cell>
          <table:table-cell office:value-type="float" office:value="1.48643279" calcext:value-type="float">
            <text:p>1,48643279</text:p>
          </table:table-cell>
          <table:table-cell office:value-type="float" office:value="-5" calcext:value-type="float">
            <text:p>-5</text:p>
          </table:table-cell>
          <table:table-cell office:value-type="float" office:value="-0.02722396" calcext:value-type="float">
            <text:p>-0,02722396</text:p>
          </table:table-cell>
          <table:table-cell office:value-type="float" office:value="-2.01170116" calcext:value-type="float">
            <text:p>-2,01170116</text:p>
          </table:table-cell>
          <table:table-cell office:value-type="float" office:value="-97.74697013" calcext:value-type="float">
            <text:p>-97,74697013</text:p>
          </table:table-cell>
        </table:table-row>
        <table:table-row table:style-name="ro1">
          <table:table-cell office:value-type="float" office:value="1624632612.1301" calcext:value-type="float">
            <text:p>1624632612,1301</text:p>
          </table:table-cell>
          <table:table-cell table:formula="of:=ROUND([.A147]-[$menor.$A$1];1)" office:value-type="float" office:value="14.5" calcext:value-type="float">
            <text:p>14,5</text:p>
          </table:table-cell>
          <table:table-cell office:value-type="float" office:value="0.1525" calcext:value-type="float">
            <text:p>0,1525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0.171205" calcext:value-type="float">
            <text:p>0,171205</text:p>
          </table:table-cell>
          <table:table-cell office:value-type="float" office:value="-0.569875" calcext:value-type="float">
            <text:p>-0,569875</text:p>
          </table:table-cell>
          <table:table-cell office:value-type="float" office:value="1" calcext:value-type="float">
            <text:p>1</text:p>
          </table:table-cell>
          <table:table-cell office:value-type="float" office:value="1.47138786" calcext:value-type="float">
            <text:p>1,47138786</text:p>
          </table:table-cell>
          <table:table-cell office:value-type="float" office:value="-4" calcext:value-type="float">
            <text:p>-4</text:p>
          </table:table-cell>
          <table:table-cell office:value-type="float" office:value="-0.00069083" calcext:value-type="float">
            <text:p>-0,00069083</text:p>
          </table:table-cell>
          <table:table-cell office:value-type="float" office:value="-2.01603802" calcext:value-type="float">
            <text:p>-2,01603802</text:p>
          </table:table-cell>
          <table:table-cell office:value-type="float" office:value="-96.74697013" calcext:value-type="float">
            <text:p>-96,74697013</text:p>
          </table:table-cell>
        </table:table-row>
        <table:table-row table:style-name="ro1">
          <table:table-cell office:value-type="float" office:value="1624632612.23038" calcext:value-type="float">
            <text:p>1624632612,23038</text:p>
          </table:table-cell>
          <table:table-cell table:formula="of:=ROUND([.A148]-[$menor.$A$1];1)" office:value-type="float" office:value="14.6" calcext:value-type="float">
            <text:p>14,6</text:p>
          </table:table-cell>
          <table:table-cell office:value-type="float" office:value="0.1505" calcext:value-type="float">
            <text:p>0,1505</text:p>
          </table:table-cell>
          <table:table-cell office:value-type="float" office:value="-0.06981317" calcext:value-type="float">
            <text:p>-0,06981317</text:p>
          </table:table-cell>
          <table:table-cell office:value-type="float" office:value="0.170235" calcext:value-type="float">
            <text:p>0,170235</text:p>
          </table:table-cell>
          <table:table-cell office:value-type="float" office:value="-0.58491" calcext:value-type="float">
            <text:p>-0,58491</text:p>
          </table:table-cell>
          <table:table-cell office:value-type="float" office:value="1" calcext:value-type="float">
            <text:p>1</text:p>
          </table:table-cell>
          <table:table-cell office:value-type="float" office:value="1.4553802" calcext:value-type="float">
            <text:p>1,4553802</text:p>
          </table:table-cell>
          <table:table-cell office:value-type="float" office:value="-4" calcext:value-type="float">
            <text:p>-4</text:p>
          </table:table-cell>
          <table:table-cell office:value-type="float" office:value="-0.02407923" calcext:value-type="float">
            <text:p>-0,02407923</text:p>
          </table:table-cell>
          <table:table-cell office:value-type="float" office:value="-2.01209398" calcext:value-type="float">
            <text:p>-2,01209398</text:p>
          </table:table-cell>
          <table:table-cell office:value-type="float" office:value="-97.7112581" calcext:value-type="float">
            <text:p>-97,7112581</text:p>
          </table:table-cell>
        </table:table-row>
        <table:table-row table:style-name="ro1">
          <table:table-cell office:value-type="float" office:value="1624632612.32949" calcext:value-type="float">
            <text:p>1624632612,32949</text:p>
          </table:table-cell>
          <table:table-cell table:formula="of:=ROUND([.A149]-[$menor.$A$1];1)" office:value-type="float" office:value="14.7" calcext:value-type="float">
            <text:p>14,7</text:p>
          </table:table-cell>
          <table:table-cell office:value-type="float" office:value="0.1495" calcext:value-type="float">
            <text:p>0,1495</text:p>
          </table:table-cell>
          <table:table-cell office:value-type="float" office:value="-0.05235988" calcext:value-type="float">
            <text:p>-0,05235988</text:p>
          </table:table-cell>
          <table:table-cell office:value-type="float" office:value="0.169265" calcext:value-type="float">
            <text:p>0,169265</text:p>
          </table:table-cell>
          <table:table-cell office:value-type="float" office:value="-0.599945" calcext:value-type="float">
            <text:p>-0,599945</text:p>
          </table:table-cell>
          <table:table-cell office:value-type="float" office:value="1" calcext:value-type="float">
            <text:p>1</text:p>
          </table:table-cell>
          <table:table-cell office:value-type="float" office:value="1.44033635" calcext:value-type="float">
            <text:p>1,44033635</text:p>
          </table:table-cell>
          <table:table-cell office:value-type="float" office:value="-3" calcext:value-type="float">
            <text:p>-3</text:p>
          </table:table-cell>
          <table:table-cell office:value-type="float" office:value="0.00190882" calcext:value-type="float">
            <text:p>0,00190882</text:p>
          </table:table-cell>
          <table:table-cell office:value-type="float" office:value="-2.01537674" calcext:value-type="float">
            <text:p>-2,01537674</text:p>
          </table:table-cell>
          <table:table-cell office:value-type="float" office:value="-96.7112581" calcext:value-type="float">
            <text:p>-96,7112581</text:p>
          </table:table-cell>
        </table:table-row>
        <table:table-row table:style-name="ro1">
          <table:table-cell office:value-type="float" office:value="1624632612.42976" calcext:value-type="float">
            <text:p>1624632612,42976</text:p>
          </table:table-cell>
          <table:table-cell table:formula="of:=ROUND([.A150]-[$menor.$A$1];1)" office:value-type="float" office:value="14.8" calcext:value-type="float">
            <text:p>14,8</text:p>
          </table:table-cell>
          <table:table-cell office:value-type="float" office:value="0.1475" calcext:value-type="float">
            <text:p>0,1475</text:p>
          </table:table-cell>
          <table:table-cell office:value-type="float" office:value="-0.05235988" calcext:value-type="float">
            <text:p>-0,05235988</text:p>
          </table:table-cell>
          <table:table-cell office:value-type="float" office:value="0.168295" calcext:value-type="float">
            <text:p>0,168295</text:p>
          </table:table-cell>
          <table:table-cell office:value-type="float" office:value="-0.61498" calcext:value-type="float">
            <text:p>-0,61498</text:p>
          </table:table-cell>
          <table:table-cell office:value-type="float" office:value="1" calcext:value-type="float">
            <text:p>1</text:p>
          </table:table-cell>
          <table:table-cell office:value-type="float" office:value="1.42529285" calcext:value-type="float">
            <text:p>1,42529285</text:p>
          </table:table-cell>
          <table:table-cell office:value-type="float" office:value="-3" calcext:value-type="float">
            <text:p>-3</text:p>
          </table:table-cell>
          <table:table-cell office:value-type="float" office:value="0.00269689" calcext:value-type="float">
            <text:p>0,00269689</text:p>
          </table:table-cell>
          <table:table-cell office:value-type="float" office:value="-2.01547132" calcext:value-type="float">
            <text:p>-2,01547132</text:p>
          </table:table-cell>
          <table:table-cell office:value-type="float" office:value="-96.7112581" calcext:value-type="float">
            <text:p>-96,7112581</text:p>
          </table:table-cell>
        </table:table-row>
        <table:table-row table:style-name="ro1">
          <table:table-cell office:value-type="float" office:value="1624632612.53017" calcext:value-type="float">
            <text:p>1624632612,53017</text:p>
          </table:table-cell>
          <table:table-cell table:formula="of:=ROUND([.A151]-[$menor.$A$1];1)" office:value-type="float" office:value="14.9" calcext:value-type="float">
            <text:p>14,9</text:p>
          </table:table-cell>
          <table:table-cell office:value-type="float" office:value="0.1465" calcext:value-type="float">
            <text:p>0,146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167325" calcext:value-type="float">
            <text:p>0,167325</text:p>
          </table:table-cell>
          <table:table-cell office:value-type="float" office:value="-0.62856" calcext:value-type="float">
            <text:p>-0,62856</text:p>
          </table:table-cell>
          <table:table-cell office:value-type="float" office:value="1" calcext:value-type="float">
            <text:p>1</text:p>
          </table:table-cell>
          <table:table-cell office:value-type="float" office:value="1.41024983" calcext:value-type="float">
            <text:p>1,41024983</text:p>
          </table:table-cell>
          <table:table-cell office:value-type="float" office:value="-3" calcext:value-type="float">
            <text:p>-3</text:p>
          </table:table-cell>
          <table:table-cell office:value-type="float" office:value="-0.02006251" calcext:value-type="float">
            <text:p>-0,02006251</text:p>
          </table:table-cell>
          <table:table-cell office:value-type="float" office:value="-2.01259441" calcext:value-type="float">
            <text:p>-2,01259441</text:p>
          </table:table-cell>
          <table:table-cell office:value-type="float" office:value="-97.67554607" calcext:value-type="float">
            <text:p>-97,67554607</text:p>
          </table:table-cell>
        </table:table-row>
        <table:table-row table:style-name="ro1">
          <table:table-cell office:value-type="float" office:value="1624632612.63039" calcext:value-type="float">
            <text:p>1624632612,63039</text:p>
          </table:table-cell>
          <table:table-cell table:formula="of:=ROUND([.A152]-[$menor.$A$1];1)" office:value-type="float" office:value="15" calcext:value-type="float">
            <text:p>15</text:p>
          </table:table-cell>
          <table:table-cell office:value-type="float" office:value="0.1445" calcext:value-type="float">
            <text:p>0,144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166355" calcext:value-type="float">
            <text:p>0,166355</text:p>
          </table:table-cell>
          <table:table-cell office:value-type="float" office:value="-0.643595" calcext:value-type="float">
            <text:p>-0,643595</text:p>
          </table:table-cell>
          <table:table-cell office:value-type="float" office:value="1" calcext:value-type="float">
            <text:p>1</text:p>
          </table:table-cell>
          <table:table-cell office:value-type="float" office:value="1.39520741" calcext:value-type="float">
            <text:p>1,39520741</text:p>
          </table:table-cell>
          <table:table-cell office:value-type="float" office:value="-2" calcext:value-type="float">
            <text:p>-2</text:p>
          </table:table-cell>
          <table:table-cell office:value-type="float" office:value="0.00513655" calcext:value-type="float">
            <text:p>0,00513655</text:p>
          </table:table-cell>
          <table:table-cell office:value-type="float" office:value="-2.01430839" calcext:value-type="float">
            <text:p>-2,01430839</text:p>
          </table:table-cell>
          <table:table-cell office:value-type="float" office:value="-96.67554607" calcext:value-type="float">
            <text:p>-96,67554607</text:p>
          </table:table-cell>
        </table:table-row>
        <table:table-row table:style-name="ro1">
          <table:table-cell office:value-type="float" office:value="1624632612.7303" calcext:value-type="float">
            <text:p>1624632612,7303</text:p>
          </table:table-cell>
          <table:table-cell table:formula="of:=ROUND([.A153]-[$menor.$A$1];1)" office:value-type="float" office:value="15.1" calcext:value-type="float">
            <text:p>15,1</text:p>
          </table:table-cell>
          <table:table-cell office:value-type="float" office:value="0.1435" calcext:value-type="float">
            <text:p>0,143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165385" calcext:value-type="float">
            <text:p>0,165385</text:p>
          </table:table-cell>
          <table:table-cell office:value-type="float" office:value="-0.65766" calcext:value-type="float">
            <text:p>-0,65766</text:p>
          </table:table-cell>
          <table:table-cell office:value-type="float" office:value="1" calcext:value-type="float">
            <text:p>1</text:p>
          </table:table-cell>
          <table:table-cell office:value-type="float" office:value="1.38160968" calcext:value-type="float">
            <text:p>1,38160968</text:p>
          </table:table-cell>
          <table:table-cell office:value-type="float" office:value="-2" calcext:value-type="float">
            <text:p>-2</text:p>
          </table:table-cell>
          <table:table-cell office:value-type="float" office:value="0.00574724" calcext:value-type="float">
            <text:p>0,00574724</text:p>
          </table:table-cell>
          <table:table-cell office:value-type="float" office:value="-2.01583785" calcext:value-type="float">
            <text:p>-2,01583785</text:p>
          </table:table-cell>
          <table:table-cell office:value-type="float" office:value="-96.67554607" calcext:value-type="float">
            <text:p>-96,67554607</text:p>
          </table:table-cell>
        </table:table-row>
        <table:table-row table:style-name="ro1">
          <table:table-cell office:value-type="float" office:value="1624632612.83015" calcext:value-type="float">
            <text:p>1624632612,83015</text:p>
          </table:table-cell>
          <table:table-cell table:formula="of:=ROUND([.A154]-[$menor.$A$1];1)" office:value-type="float" office:value="15.2" calcext:value-type="float">
            <text:p>15,2</text:p>
          </table:table-cell>
          <table:table-cell office:value-type="float" office:value="0.1415" calcext:value-type="float">
            <text:p>0,141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163445" calcext:value-type="float">
            <text:p>0,163445</text:p>
          </table:table-cell>
          <table:table-cell office:value-type="float" office:value="-0.671725" calcext:value-type="float">
            <text:p>-0,671725</text:p>
          </table:table-cell>
          <table:table-cell office:value-type="float" office:value="1" calcext:value-type="float">
            <text:p>1</text:p>
          </table:table-cell>
          <table:table-cell office:value-type="float" office:value="1.36656821" calcext:value-type="float">
            <text:p>1,36656821</text:p>
          </table:table-cell>
          <table:table-cell office:value-type="float" office:value="-2" calcext:value-type="float">
            <text:p>-2</text:p>
          </table:table-cell>
          <table:table-cell office:value-type="float" office:value="0.00652576" calcext:value-type="float">
            <text:p>0,00652576</text:p>
          </table:table-cell>
          <table:table-cell office:value-type="float" office:value="-2.01496336" calcext:value-type="float">
            <text:p>-2,01496336</text:p>
          </table:table-cell>
          <table:table-cell office:value-type="float" office:value="-96.67554607" calcext:value-type="float">
            <text:p>-96,67554607</text:p>
          </table:table-cell>
        </table:table-row>
        <table:table-row table:style-name="ro1">
          <table:table-cell office:value-type="float" office:value="1624632612.9305" calcext:value-type="float">
            <text:p>1624632612,9305</text:p>
          </table:table-cell>
          <table:table-cell table:formula="of:=ROUND([.A155]-[$menor.$A$1];1)" office:value-type="float" office:value="15.3" calcext:value-type="float">
            <text:p>15,3</text:p>
          </table:table-cell>
          <table:table-cell office:value-type="float" office:value="0.1405" calcext:value-type="float">
            <text:p>0,1405</text:p>
          </table:table-cell>
          <table:table-cell office:value-type="float" office:value="-0.03490659" calcext:value-type="float">
            <text:p>-0,03490659</text:p>
          </table:table-cell>
          <table:table-cell office:value-type="float" office:value="0.162475" calcext:value-type="float">
            <text:p>0,162475</text:p>
          </table:table-cell>
          <table:table-cell office:value-type="float" office:value="-0.68579" calcext:value-type="float">
            <text:p>-0,68579</text:p>
          </table:table-cell>
          <table:table-cell office:value-type="float" office:value="1" calcext:value-type="float">
            <text:p>1</text:p>
          </table:table-cell>
          <table:table-cell office:value-type="float" office:value="1.35248983" calcext:value-type="float">
            <text:p>1,35248983</text:p>
          </table:table-cell>
          <table:table-cell office:value-type="float" office:value="-2" calcext:value-type="float">
            <text:p>-2</text:p>
          </table:table-cell>
          <table:table-cell office:value-type="float" office:value="0.00622233" calcext:value-type="float">
            <text:p>0,00622233</text:p>
          </table:table-cell>
          <table:table-cell office:value-type="float" office:value="-2.01504543" calcext:value-type="float">
            <text:p>-2,01504543</text:p>
          </table:table-cell>
          <table:table-cell office:value-type="float" office:value="-96.67554607" calcext:value-type="float">
            <text:p>-96,67554607</text:p>
          </table:table-cell>
        </table:table-row>
        <table:table-row table:style-name="ro1">
          <table:table-cell office:value-type="float" office:value="1624632613.02976" calcext:value-type="float">
            <text:p>1624632613,02976</text:p>
          </table:table-cell>
          <table:table-cell table:formula="of:=ROUND([.A156]-[$menor.$A$1];1)" office:value-type="float" office:value="15.4" calcext:value-type="float">
            <text:p>15,4</text:p>
          </table:table-cell>
          <table:table-cell office:value-type="float" office:value="0.1385" calcext:value-type="float">
            <text:p>0,13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6102" calcext:value-type="float">
            <text:p>0,16102</text:p>
          </table:table-cell>
          <table:table-cell office:value-type="float" office:value="-0.699855" calcext:value-type="float">
            <text:p>-0,699855</text:p>
          </table:table-cell>
          <table:table-cell office:value-type="float" office:value="1" calcext:value-type="float">
            <text:p>1</text:p>
          </table:table-cell>
          <table:table-cell office:value-type="float" office:value="1.33829319" calcext:value-type="float">
            <text:p>1,33829319</text:p>
          </table:table-cell>
          <table:table-cell office:value-type="float" office:value="-2" calcext:value-type="float">
            <text:p>-2</text:p>
          </table:table-cell>
          <table:table-cell office:value-type="float" office:value="-0.01747424" calcext:value-type="float">
            <text:p>-0,01747424</text:p>
          </table:table-cell>
          <table:table-cell office:value-type="float" office:value="-2.01192987" calcext:value-type="float">
            <text:p>-2,01192987</text:p>
          </table:table-cell>
          <table:table-cell office:value-type="float" office:value="-97.72749658" calcext:value-type="float">
            <text:p>-97,72749658</text:p>
          </table:table-cell>
        </table:table-row>
        <table:table-row table:style-name="ro1">
          <table:table-cell office:value-type="float" office:value="1624632613.1301" calcext:value-type="float">
            <text:p>1624632613,1301</text:p>
          </table:table-cell>
          <table:table-cell table:formula="of:=ROUND([.A157]-[$menor.$A$1];1)" office:value-type="float" office:value="15.5" calcext:value-type="float">
            <text:p>15,5</text:p>
          </table:table-cell>
          <table:table-cell office:value-type="float" office:value="0.1375" calcext:value-type="float">
            <text:p>0,13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5908" calcext:value-type="float">
            <text:p>0,15908</text:p>
          </table:table-cell>
          <table:table-cell office:value-type="float" office:value="-0.71392" calcext:value-type="float">
            <text:p>-0,71392</text:p>
          </table:table-cell>
          <table:table-cell office:value-type="float" office:value="1" calcext:value-type="float">
            <text:p>1</text:p>
          </table:table-cell>
          <table:table-cell office:value-type="float" office:value="1.32421529" calcext:value-type="float">
            <text:p>1,32421529</text:p>
          </table:table-cell>
          <table:table-cell office:value-type="float" office:value="-1" calcext:value-type="float">
            <text:p>-1</text:p>
          </table:table-cell>
          <table:table-cell office:value-type="float" office:value="0.00589168" calcext:value-type="float">
            <text:p>0,00589168</text:p>
          </table:table-cell>
          <table:table-cell office:value-type="float" office:value="-2.01495247" calcext:value-type="float">
            <text:p>-2,01495247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23041" calcext:value-type="float">
            <text:p>1624632613,23041</text:p>
          </table:table-cell>
          <table:table-cell table:formula="of:=ROUND([.A158]-[$menor.$A$1];1)" office:value-type="float" office:value="15.6" calcext:value-type="float">
            <text:p>15,6</text:p>
          </table:table-cell>
          <table:table-cell office:value-type="float" office:value="0.1365" calcext:value-type="float">
            <text:p>0,13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5811" calcext:value-type="float">
            <text:p>0,15811</text:p>
          </table:table-cell>
          <table:table-cell office:value-type="float" office:value="-0.72653" calcext:value-type="float">
            <text:p>-0,72653</text:p>
          </table:table-cell>
          <table:table-cell office:value-type="float" office:value="1" calcext:value-type="float">
            <text:p>1</text:p>
          </table:table-cell>
          <table:table-cell office:value-type="float" office:value="1.31007802" calcext:value-type="float">
            <text:p>1,31007802</text:p>
          </table:table-cell>
          <table:table-cell office:value-type="float" office:value="-1" calcext:value-type="float">
            <text:p>-1</text:p>
          </table:table-cell>
          <table:table-cell office:value-type="float" office:value="0.00560783" calcext:value-type="float">
            <text:p>0,00560783</text:p>
          </table:table-cell>
          <table:table-cell office:value-type="float" office:value="-2.01497754" calcext:value-type="float">
            <text:p>-2,01497754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32969" calcext:value-type="float">
            <text:p>1624632613,32969</text:p>
          </table:table-cell>
          <table:table-cell table:formula="of:=ROUND([.A159]-[$menor.$A$1];1)" office:value-type="float" office:value="15.7" calcext:value-type="float">
            <text:p>15,7</text:p>
          </table:table-cell>
          <table:table-cell office:value-type="float" office:value="0.1345" calcext:value-type="float">
            <text:p>0,13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5617" calcext:value-type="float">
            <text:p>0,15617</text:p>
          </table:table-cell>
          <table:table-cell office:value-type="float" office:value="-0.740595" calcext:value-type="float">
            <text:p>-0,740595</text:p>
          </table:table-cell>
          <table:table-cell office:value-type="float" office:value="1" calcext:value-type="float">
            <text:p>1</text:p>
          </table:table-cell>
          <table:table-cell office:value-type="float" office:value="1.29588127" calcext:value-type="float">
            <text:p>1,29588127</text:p>
          </table:table-cell>
          <table:table-cell office:value-type="float" office:value="-1" calcext:value-type="float">
            <text:p>-1</text:p>
          </table:table-cell>
          <table:table-cell office:value-type="float" office:value="0.00630094" calcext:value-type="float">
            <text:p>0,00630094</text:p>
          </table:table-cell>
          <table:table-cell office:value-type="float" office:value="-2.01348854" calcext:value-type="float">
            <text:p>-2,01348854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43003" calcext:value-type="float">
            <text:p>1624632613,43003</text:p>
          </table:table-cell>
          <table:table-cell table:formula="of:=ROUND([.A160]-[$menor.$A$1];1)" office:value-type="float" office:value="15.8" calcext:value-type="float">
            <text:p>15,8</text:p>
          </table:table-cell>
          <table:table-cell office:value-type="float" office:value="0.1335" calcext:value-type="float">
            <text:p>0,13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552" calcext:value-type="float">
            <text:p>0,1552</text:p>
          </table:table-cell>
          <table:table-cell office:value-type="float" office:value="-0.75369" calcext:value-type="float">
            <text:p>-0,75369</text:p>
          </table:table-cell>
          <table:table-cell office:value-type="float" office:value="1" calcext:value-type="float">
            <text:p>1</text:p>
          </table:table-cell>
          <table:table-cell office:value-type="float" office:value="1.28324771" calcext:value-type="float">
            <text:p>1,28324771</text:p>
          </table:table-cell>
          <table:table-cell office:value-type="float" office:value="-1" calcext:value-type="float">
            <text:p>-1</text:p>
          </table:table-cell>
          <table:table-cell office:value-type="float" office:value="0.00584093" calcext:value-type="float">
            <text:p>0,00584093</text:p>
          </table:table-cell>
          <table:table-cell office:value-type="float" office:value="-2.01500696" calcext:value-type="float">
            <text:p>-2,01500696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53036" calcext:value-type="float">
            <text:p>1624632613,53036</text:p>
          </table:table-cell>
          <table:table-cell table:formula="of:=ROUND([.A161]-[$menor.$A$1];1)" office:value-type="float" office:value="15.9" calcext:value-type="float">
            <text:p>15,9</text:p>
          </table:table-cell>
          <table:table-cell office:value-type="float" office:value="0.1315" calcext:value-type="float">
            <text:p>0,13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5423" calcext:value-type="float">
            <text:p>0,15423</text:p>
          </table:table-cell>
          <table:table-cell office:value-type="float" office:value="-0.766785" calcext:value-type="float">
            <text:p>-0,766785</text:p>
          </table:table-cell>
          <table:table-cell office:value-type="float" office:value="1" calcext:value-type="float">
            <text:p>1</text:p>
          </table:table-cell>
          <table:table-cell office:value-type="float" office:value="1.26905084" calcext:value-type="float">
            <text:p>1,26905084</text:p>
          </table:table-cell>
          <table:table-cell office:value-type="float" office:value="-1" calcext:value-type="float">
            <text:p>-1</text:p>
          </table:table-cell>
          <table:table-cell office:value-type="float" office:value="0.00653405" calcext:value-type="float">
            <text:p>0,00653405</text:p>
          </table:table-cell>
          <table:table-cell office:value-type="float" office:value="-2.01400284" calcext:value-type="float">
            <text:p>-2,01400284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62967" calcext:value-type="float">
            <text:p>1624632613,62967</text:p>
          </table:table-cell>
          <table:table-cell table:formula="of:=ROUND([.A162]-[$menor.$A$1];1)" office:value-type="float" office:value="16" calcext:value-type="float">
            <text:p>16</text:p>
          </table:table-cell>
          <table:table-cell office:value-type="float" office:value="0.1305" calcext:value-type="float">
            <text:p>0,13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5229" calcext:value-type="float">
            <text:p>0,15229</text:p>
          </table:table-cell>
          <table:table-cell office:value-type="float" office:value="-0.77988" calcext:value-type="float">
            <text:p>-0,77988</text:p>
          </table:table-cell>
          <table:table-cell office:value-type="float" office:value="1" calcext:value-type="float">
            <text:p>1</text:p>
          </table:table-cell>
          <table:table-cell office:value-type="float" office:value="1.25593615" calcext:value-type="float">
            <text:p>1,25593615</text:p>
          </table:table-cell>
          <table:table-cell office:value-type="float" office:value="-1" calcext:value-type="float">
            <text:p>-1</text:p>
          </table:table-cell>
          <table:table-cell office:value-type="float" office:value="0.00710041" calcext:value-type="float">
            <text:p>0,00710041</text:p>
          </table:table-cell>
          <table:table-cell office:value-type="float" office:value="-2.01407345" calcext:value-type="float">
            <text:p>-2,0140734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73" calcext:value-type="float">
            <text:p>1624632613,73</text:p>
          </table:table-cell>
          <table:table-cell table:formula="of:=ROUND([.A163]-[$menor.$A$1];1)" office:value-type="float" office:value="16.1" calcext:value-type="float">
            <text:p>16,1</text:p>
          </table:table-cell>
          <table:table-cell office:value-type="float" office:value="0.1295" calcext:value-type="float">
            <text:p>0,12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5132" calcext:value-type="float">
            <text:p>0,15132</text:p>
          </table:table-cell>
          <table:table-cell office:value-type="float" office:value="-0.792975" calcext:value-type="float">
            <text:p>-0,792975</text:p>
          </table:table-cell>
          <table:table-cell office:value-type="float" office:value="1" calcext:value-type="float">
            <text:p>1</text:p>
          </table:table-cell>
          <table:table-cell office:value-type="float" office:value="1.24282181" calcext:value-type="float">
            <text:p>1,24282181</text:p>
          </table:table-cell>
          <table:table-cell office:value-type="float" office:value="-1" calcext:value-type="float">
            <text:p>-1</text:p>
          </table:table-cell>
          <table:table-cell office:value-type="float" office:value="0.00669672" calcext:value-type="float">
            <text:p>0,00669672</text:p>
          </table:table-cell>
          <table:table-cell office:value-type="float" office:value="-2.01414442" calcext:value-type="float">
            <text:p>-2,01414442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83028" calcext:value-type="float">
            <text:p>1624632613,83028</text:p>
          </table:table-cell>
          <table:table-cell table:formula="of:=ROUND([.A164]-[$menor.$A$1];1)" office:value-type="float" office:value="16.2" calcext:value-type="float">
            <text:p>16,2</text:p>
          </table:table-cell>
          <table:table-cell office:value-type="float" office:value="0.1275" calcext:value-type="float">
            <text:p>0,12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4938" calcext:value-type="float">
            <text:p>0,14938</text:p>
          </table:table-cell>
          <table:table-cell office:value-type="float" office:value="-0.805585" calcext:value-type="float">
            <text:p>-0,805585</text:p>
          </table:table-cell>
          <table:table-cell office:value-type="float" office:value="1" calcext:value-type="float">
            <text:p>1</text:p>
          </table:table-cell>
          <table:table-cell office:value-type="float" office:value="1.22958732" calcext:value-type="float">
            <text:p>1,22958732</text:p>
          </table:table-cell>
          <table:table-cell office:value-type="float" office:value="-1" calcext:value-type="float">
            <text:p>-1</text:p>
          </table:table-cell>
          <table:table-cell office:value-type="float" office:value="0.0072771" calcext:value-type="float">
            <text:p>0,0072771</text:p>
          </table:table-cell>
          <table:table-cell office:value-type="float" office:value="-2.01409605" calcext:value-type="float">
            <text:p>-2,0140960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93058" calcext:value-type="float">
            <text:p>1624632613,93058</text:p>
          </table:table-cell>
          <table:table-cell table:formula="of:=ROUND([.A165]-[$menor.$A$1];1)" office:value-type="float" office:value="16.3" calcext:value-type="float">
            <text:p>16,3</text:p>
          </table:table-cell>
          <table:table-cell office:value-type="float" office:value="0.1265" calcext:value-type="float">
            <text:p>0,12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4841" calcext:value-type="float">
            <text:p>0,14841</text:p>
          </table:table-cell>
          <table:table-cell office:value-type="float" office:value="-0.81771" calcext:value-type="float">
            <text:p>-0,81771</text:p>
          </table:table-cell>
          <table:table-cell office:value-type="float" office:value="1" calcext:value-type="float">
            <text:p>1</text:p>
          </table:table-cell>
          <table:table-cell office:value-type="float" office:value="1.21647322" calcext:value-type="float">
            <text:p>1,21647322</text:p>
          </table:table-cell>
          <table:table-cell office:value-type="float" office:value="-1" calcext:value-type="float">
            <text:p>-1</text:p>
          </table:table-cell>
          <table:table-cell office:value-type="float" office:value="-0.01343775" calcext:value-type="float">
            <text:p>-0,01343775</text:p>
          </table:table-cell>
          <table:table-cell office:value-type="float" office:value="-2.01111288" calcext:value-type="float">
            <text:p>-2,0111128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4.03085" calcext:value-type="float">
            <text:p>1624632614,03085</text:p>
          </table:table-cell>
          <table:table-cell table:formula="of:=ROUND([.A166]-[$menor.$A$1];1)" office:value-type="float" office:value="16.4" calcext:value-type="float">
            <text:p>16,4</text:p>
          </table:table-cell>
          <table:table-cell office:value-type="float" office:value="0.1255" calcext:value-type="float">
            <text:p>0,12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4647" calcext:value-type="float">
            <text:p>0,14647</text:p>
          </table:table-cell>
          <table:table-cell office:value-type="float" office:value="-0.830805" calcext:value-type="float">
            <text:p>-0,830805</text:p>
          </table:table-cell>
          <table:table-cell office:value-type="float" office:value="1" calcext:value-type="float">
            <text:p>1</text:p>
          </table:table-cell>
          <table:table-cell office:value-type="float" office:value="1.20371985" calcext:value-type="float">
            <text:p>1,20371985</text:p>
          </table:table-cell>
          <table:table-cell office:value-type="float" office:value="0" calcext:value-type="float">
            <text:p>0</text:p>
          </table:table-cell>
          <table:table-cell office:value-type="float" office:value="0.00814254" calcext:value-type="float">
            <text:p>0,00814254</text:p>
          </table:table-cell>
          <table:table-cell office:value-type="float" office:value="-2.01322935" calcext:value-type="float">
            <text:p>-2,0132293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13114" calcext:value-type="float">
            <text:p>1624632614,13114</text:p>
          </table:table-cell>
          <table:table-cell table:formula="of:=ROUND([.A167]-[$menor.$A$1];1)" office:value-type="float" office:value="16.5" calcext:value-type="float">
            <text:p>16,5</text:p>
          </table:table-cell>
          <table:table-cell office:value-type="float" office:value="0.1235" calcext:value-type="float">
            <text:p>0,12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45015" calcext:value-type="float">
            <text:p>0,145015</text:p>
          </table:table-cell>
          <table:table-cell office:value-type="float" office:value="-0.84293" calcext:value-type="float">
            <text:p>-0,84293</text:p>
          </table:table-cell>
          <table:table-cell office:value-type="float" office:value="1" calcext:value-type="float">
            <text:p>1</text:p>
          </table:table-cell>
          <table:table-cell office:value-type="float" office:value="1.19156837" calcext:value-type="float">
            <text:p>1,19156837</text:p>
          </table:table-cell>
          <table:table-cell office:value-type="float" office:value="0" calcext:value-type="float">
            <text:p>0</text:p>
          </table:table-cell>
          <table:table-cell office:value-type="float" office:value="0.00761853" calcext:value-type="float">
            <text:p>0,00761853</text:p>
          </table:table-cell>
          <table:table-cell office:value-type="float" office:value="-2.01425566" calcext:value-type="float">
            <text:p>-2,0142556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23146" calcext:value-type="float">
            <text:p>1624632614,23146</text:p>
          </table:table-cell>
          <table:table-cell table:formula="of:=ROUND([.A168]-[$menor.$A$1];1)" office:value-type="float" office:value="16.6" calcext:value-type="float">
            <text:p>16,6</text:p>
          </table:table-cell>
          <table:table-cell office:value-type="float" office:value="0.1225" calcext:value-type="float">
            <text:p>0,12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44045" calcext:value-type="float">
            <text:p>0,144045</text:p>
          </table:table-cell>
          <table:table-cell office:value-type="float" office:value="-0.85457" calcext:value-type="float">
            <text:p>-0,85457</text:p>
          </table:table-cell>
          <table:table-cell office:value-type="float" office:value="1" calcext:value-type="float">
            <text:p>1</text:p>
          </table:table-cell>
          <table:table-cell office:value-type="float" office:value="1.17833376" calcext:value-type="float">
            <text:p>1,17833376</text:p>
          </table:table-cell>
          <table:table-cell office:value-type="float" office:value="0" calcext:value-type="float">
            <text:p>0</text:p>
          </table:table-cell>
          <table:table-cell office:value-type="float" office:value="0.00770574" calcext:value-type="float">
            <text:p>0,00770574</text:p>
          </table:table-cell>
          <table:table-cell office:value-type="float" office:value="-2.01323621" calcext:value-type="float">
            <text:p>-2,013236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33075" calcext:value-type="float">
            <text:p>1624632614,33075</text:p>
          </table:table-cell>
          <table:table-cell table:formula="of:=ROUND([.A169]-[$menor.$A$1];1)" office:value-type="float" office:value="16.7" calcext:value-type="float">
            <text:p>16,7</text:p>
          </table:table-cell>
          <table:table-cell office:value-type="float" office:value="0.1215" calcext:value-type="float">
            <text:p>0,12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42105" calcext:value-type="float">
            <text:p>0,142105</text:p>
          </table:table-cell>
          <table:table-cell office:value-type="float" office:value="-0.867665" calcext:value-type="float">
            <text:p>-0,867665</text:p>
          </table:table-cell>
          <table:table-cell office:value-type="float" office:value="1" calcext:value-type="float">
            <text:p>1</text:p>
          </table:table-cell>
          <table:table-cell office:value-type="float" office:value="1.16612196" calcext:value-type="float">
            <text:p>1,16612196</text:p>
          </table:table-cell>
          <table:table-cell office:value-type="float" office:value="0" calcext:value-type="float">
            <text:p>0</text:p>
          </table:table-cell>
          <table:table-cell office:value-type="float" office:value="0.00815876" calcext:value-type="float">
            <text:p>0,00815876</text:p>
          </table:table-cell>
          <table:table-cell office:value-type="float" office:value="-2.0127476" calcext:value-type="float">
            <text:p>-2,012747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43071" calcext:value-type="float">
            <text:p>1624632614,43071</text:p>
          </table:table-cell>
          <table:table-cell table:formula="of:=ROUND([.A170]-[$menor.$A$1];1)" office:value-type="float" office:value="16.8" calcext:value-type="float">
            <text:p>16,8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41135" calcext:value-type="float">
            <text:p>0,141135</text:p>
          </table:table-cell>
          <table:table-cell office:value-type="float" office:value="-0.87979" calcext:value-type="float">
            <text:p>-0,87979</text:p>
          </table:table-cell>
          <table:table-cell office:value-type="float" office:value="1" calcext:value-type="float">
            <text:p>1</text:p>
          </table:table-cell>
          <table:table-cell office:value-type="float" office:value="1.15445173" calcext:value-type="float">
            <text:p>1,15445173</text:p>
          </table:table-cell>
          <table:table-cell office:value-type="float" office:value="0" calcext:value-type="float">
            <text:p>0</text:p>
          </table:table-cell>
          <table:table-cell office:value-type="float" office:value="0.00757867" calcext:value-type="float">
            <text:p>0,00757867</text:p>
          </table:table-cell>
          <table:table-cell office:value-type="float" office:value="-2.01425187" calcext:value-type="float">
            <text:p>-2,014251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53158" calcext:value-type="float">
            <text:p>1624632614,53158</text:p>
          </table:table-cell>
          <table:table-cell table:formula="of:=ROUND([.A171]-[$menor.$A$1];1)" office:value-type="float" office:value="16.9" calcext:value-type="float">
            <text:p>16,9</text:p>
          </table:table-cell>
          <table:table-cell office:value-type="float" office:value="0.119" calcext:value-type="float">
            <text:p>0,119</text:p>
          </table:table-cell>
          <table:table-cell office:value-type="float" office:value="0" calcext:value-type="float">
            <text:p>0</text:p>
          </table:table-cell>
          <table:table-cell office:value-type="float" office:value="0.139195" calcext:value-type="float">
            <text:p>0,139195</text:p>
          </table:table-cell>
          <table:table-cell office:value-type="float" office:value="-0.890945" calcext:value-type="float">
            <text:p>-0,890945</text:p>
          </table:table-cell>
          <table:table-cell office:value-type="float" office:value="1" calcext:value-type="float">
            <text:p>1</text:p>
          </table:table-cell>
          <table:table-cell office:value-type="float" office:value="1.14121711" calcext:value-type="float">
            <text:p>1,14121711</text:p>
          </table:table-cell>
          <table:table-cell office:value-type="float" office:value="0" calcext:value-type="float">
            <text:p>0</text:p>
          </table:table-cell>
          <table:table-cell office:value-type="float" office:value="0.00815088" calcext:value-type="float">
            <text:p>0,00815088</text:p>
          </table:table-cell>
          <table:table-cell office:value-type="float" office:value="-2.01323242" calcext:value-type="float">
            <text:p>-2,0132324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63188" calcext:value-type="float">
            <text:p>1624632614,63188</text:p>
          </table:table-cell>
          <table:table-cell table:formula="of:=ROUND([.A172]-[$menor.$A$1];1)" office:value-type="float" office:value="17" calcext:value-type="float">
            <text:p>17</text:p>
          </table:table-cell>
          <table:table-cell office:value-type="float" office:value="0.118" calcext:value-type="float">
            <text:p>0,118</text:p>
          </table:table-cell>
          <table:table-cell office:value-type="float" office:value="0" calcext:value-type="float">
            <text:p>0</text:p>
          </table:table-cell>
          <table:table-cell office:value-type="float" office:value="0.138225" calcext:value-type="float">
            <text:p>0,138225</text:p>
          </table:table-cell>
          <table:table-cell office:value-type="float" office:value="-0.902585" calcext:value-type="float">
            <text:p>-0,902585</text:p>
          </table:table-cell>
          <table:table-cell office:value-type="float" office:value="1" calcext:value-type="float">
            <text:p>1</text:p>
          </table:table-cell>
          <table:table-cell office:value-type="float" office:value="1.12906575" calcext:value-type="float">
            <text:p>1,12906575</text:p>
          </table:table-cell>
          <table:table-cell office:value-type="float" office:value="0" calcext:value-type="float">
            <text:p>0</text:p>
          </table:table-cell>
          <table:table-cell office:value-type="float" office:value="0.00762686" calcext:value-type="float">
            <text:p>0,00762686</text:p>
          </table:table-cell>
          <table:table-cell office:value-type="float" office:value="-2.01231884" calcext:value-type="float">
            <text:p>-2,0123188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73214" calcext:value-type="float">
            <text:p>1624632614,73214</text:p>
          </table:table-cell>
          <table:table-cell table:formula="of:=ROUND([.A173]-[$menor.$A$1];1)" office:value-type="float" office:value="17.1" calcext:value-type="float">
            <text:p>17,1</text:p>
          </table:table-cell>
          <table:table-cell office:value-type="float" office:value="0.117" calcext:value-type="float">
            <text:p>0,117</text:p>
          </table:table-cell>
          <table:table-cell office:value-type="float" office:value="0" calcext:value-type="float">
            <text:p>0</text:p>
          </table:table-cell>
          <table:table-cell office:value-type="float" office:value="0.136285" calcext:value-type="float">
            <text:p>0,136285</text:p>
          </table:table-cell>
          <table:table-cell office:value-type="float" office:value="-0.91471" calcext:value-type="float">
            <text:p>-0,91471</text:p>
          </table:table-cell>
          <table:table-cell office:value-type="float" office:value="1" calcext:value-type="float">
            <text:p>1</text:p>
          </table:table-cell>
          <table:table-cell office:value-type="float" office:value="1.11775589" calcext:value-type="float">
            <text:p>1,11775589</text:p>
          </table:table-cell>
          <table:table-cell office:value-type="float" office:value="0" calcext:value-type="float">
            <text:p>0</text:p>
          </table:table-cell>
          <table:table-cell office:value-type="float" office:value="0.00797477" calcext:value-type="float">
            <text:p>0,00797477</text:p>
          </table:table-cell>
          <table:table-cell office:value-type="float" office:value="-2.01272603" calcext:value-type="float">
            <text:p>-2,0127260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83246" calcext:value-type="float">
            <text:p>1624632614,83246</text:p>
          </table:table-cell>
          <table:table-cell table:formula="of:=ROUND([.A174]-[$menor.$A$1];1)" office:value-type="float" office:value="17.2" calcext:value-type="float">
            <text:p>17,2</text:p>
          </table:table-cell>
          <table:table-cell office:value-type="float" office:value="0.115" calcext:value-type="float">
            <text:p>0,115</text:p>
          </table:table-cell>
          <table:table-cell office:value-type="float" office:value="0" calcext:value-type="float">
            <text:p>0</text:p>
          </table:table-cell>
          <table:table-cell office:value-type="float" office:value="0.135315" calcext:value-type="float">
            <text:p>0,135315</text:p>
          </table:table-cell>
          <table:table-cell office:value-type="float" office:value="-0.925865" calcext:value-type="float">
            <text:p>-0,925865</text:p>
          </table:table-cell>
          <table:table-cell office:value-type="float" office:value="1" calcext:value-type="float">
            <text:p>1</text:p>
          </table:table-cell>
          <table:table-cell office:value-type="float" office:value="1.10608578" calcext:value-type="float">
            <text:p>1,10608578</text:p>
          </table:table-cell>
          <table:table-cell office:value-type="float" office:value="0" calcext:value-type="float">
            <text:p>0</text:p>
          </table:table-cell>
          <table:table-cell office:value-type="float" office:value="0.00739467" calcext:value-type="float">
            <text:p>0,00739467</text:p>
          </table:table-cell>
          <table:table-cell office:value-type="float" office:value="-2.01326042" calcext:value-type="float">
            <text:p>-2,0132604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93182" calcext:value-type="float">
            <text:p>1624632614,93182</text:p>
          </table:table-cell>
          <table:table-cell table:formula="of:=ROUND([.A175]-[$menor.$A$1];1)" office:value-type="float" office:value="17.3" calcext:value-type="float">
            <text:p>17,3</text:p>
          </table:table-cell>
          <table:table-cell office:value-type="float" office:value="0.114" calcext:value-type="float">
            <text:p>0,114</text:p>
          </table:table-cell>
          <table:table-cell office:value-type="float" office:value="0" calcext:value-type="float">
            <text:p>0</text:p>
          </table:table-cell>
          <table:table-cell office:value-type="float" office:value="0.134345" calcext:value-type="float">
            <text:p>0,134345</text:p>
          </table:table-cell>
          <table:table-cell office:value-type="float" office:value="-0.936535" calcext:value-type="float">
            <text:p>-0,936535</text:p>
          </table:table-cell>
          <table:table-cell office:value-type="float" office:value="1" calcext:value-type="float">
            <text:p>1</text:p>
          </table:table-cell>
          <table:table-cell office:value-type="float" office:value="1.09381354" calcext:value-type="float">
            <text:p>1,09381354</text:p>
          </table:table-cell>
          <table:table-cell office:value-type="float" office:value="0" calcext:value-type="float">
            <text:p>0</text:p>
          </table:table-cell>
          <table:table-cell office:value-type="float" office:value="0.00785474" calcext:value-type="float">
            <text:p>0,00785474</text:p>
          </table:table-cell>
          <table:table-cell office:value-type="float" office:value="-2.01222679" calcext:value-type="float">
            <text:p>-2,0122267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03207" calcext:value-type="float">
            <text:p>1624632615,03207</text:p>
          </table:table-cell>
          <table:table-cell table:formula="of:=ROUND([.A176]-[$menor.$A$1];1)" office:value-type="float" office:value="17.4" calcext:value-type="float">
            <text:p>17,4</text:p>
          </table:table-cell>
          <table:table-cell office:value-type="float" office:value="0.113" calcext:value-type="float">
            <text:p>0,113</text:p>
          </table:table-cell>
          <table:table-cell office:value-type="float" office:value="0" calcext:value-type="float">
            <text:p>0</text:p>
          </table:table-cell>
          <table:table-cell office:value-type="float" office:value="0.132405" calcext:value-type="float">
            <text:p>0,132405</text:p>
          </table:table-cell>
          <table:table-cell office:value-type="float" office:value="-0.94866" calcext:value-type="float">
            <text:p>-0,94866</text:p>
          </table:table-cell>
          <table:table-cell office:value-type="float" office:value="1" calcext:value-type="float">
            <text:p>1</text:p>
          </table:table-cell>
          <table:table-cell office:value-type="float" office:value="1.08262467" calcext:value-type="float">
            <text:p>1,08262467</text:p>
          </table:table-cell>
          <table:table-cell office:value-type="float" office:value="0" calcext:value-type="float">
            <text:p>0</text:p>
          </table:table-cell>
          <table:table-cell office:value-type="float" office:value="0.00818856" calcext:value-type="float">
            <text:p>0,00818856</text:p>
          </table:table-cell>
          <table:table-cell office:value-type="float" office:value="-2.01178415" calcext:value-type="float">
            <text:p>-2,011784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13231" calcext:value-type="float">
            <text:p>1624632615,13231</text:p>
          </table:table-cell>
          <table:table-cell table:formula="of:=ROUND([.A177]-[$menor.$A$1];1)" office:value-type="float" office:value="17.5" calcext:value-type="float">
            <text:p>17,5</text:p>
          </table:table-cell>
          <table:table-cell office:value-type="float" office:value="0.112" calcext:value-type="float">
            <text:p>0,112</text:p>
          </table:table-cell>
          <table:table-cell office:value-type="float" office:value="0" calcext:value-type="float">
            <text:p>0</text:p>
          </table:table-cell>
          <table:table-cell office:value-type="float" office:value="0.131435" calcext:value-type="float">
            <text:p>0,131435</text:p>
          </table:table-cell>
          <table:table-cell office:value-type="float" office:value="-0.959815" calcext:value-type="float">
            <text:p>-0,959815</text:p>
          </table:table-cell>
          <table:table-cell office:value-type="float" office:value="1" calcext:value-type="float">
            <text:p>1</text:p>
          </table:table-cell>
          <table:table-cell office:value-type="float" office:value="1.07191718" calcext:value-type="float">
            <text:p>1,07191718</text:p>
          </table:table-cell>
          <table:table-cell office:value-type="float" office:value="-1" calcext:value-type="float">
            <text:p>-1</text:p>
          </table:table-cell>
          <table:table-cell office:value-type="float" office:value="-0.01106478" calcext:value-type="float">
            <text:p>-0,01106478</text:p>
          </table:table-cell>
          <table:table-cell office:value-type="float" office:value="-2.0109325" calcext:value-type="float">
            <text:p>-2,010932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5.23259" calcext:value-type="float">
            <text:p>1624632615,23259</text:p>
          </table:table-cell>
          <table:table-cell table:formula="of:=ROUND([.A178]-[$menor.$A$1];1)" office:value-type="float" office:value="17.6" calcext:value-type="float">
            <text:p>17,6</text:p>
          </table:table-cell>
          <table:table-cell office:value-type="float" office:value="0.111" calcext:value-type="float">
            <text:p>0,111</text:p>
          </table:table-cell>
          <table:table-cell office:value-type="float" office:value="0" calcext:value-type="float">
            <text:p>0</text:p>
          </table:table-cell>
          <table:table-cell office:value-type="float" office:value="0.12901" calcext:value-type="float">
            <text:p>0,12901</text:p>
          </table:table-cell>
          <table:table-cell office:value-type="float" office:value="-0.97097" calcext:value-type="float">
            <text:p>-0,97097</text:p>
          </table:table-cell>
          <table:table-cell office:value-type="float" office:value="1" calcext:value-type="float">
            <text:p>1</text:p>
          </table:table-cell>
          <table:table-cell office:value-type="float" office:value="1.0596447" calcext:value-type="float">
            <text:p>1,0596447</text:p>
          </table:table-cell>
          <table:table-cell office:value-type="float" office:value="0" calcext:value-type="float">
            <text:p>0</text:p>
          </table:table-cell>
          <table:table-cell office:value-type="float" office:value="0.00795637" calcext:value-type="float">
            <text:p>0,00795637</text:p>
          </table:table-cell>
          <table:table-cell office:value-type="float" office:value="-2.01224073" calcext:value-type="float">
            <text:p>-2,0122407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33284" calcext:value-type="float">
            <text:p>1624632615,33284</text:p>
          </table:table-cell>
          <table:table-cell table:formula="of:=ROUND([.A179]-[$menor.$A$1];1)" office:value-type="float" office:value="17.7" calcext:value-type="float">
            <text:p>17,7</text:p>
          </table:table-cell>
          <table:table-cell office:value-type="float" office:value="0.109" calcext:value-type="float">
            <text:p>0,109</text:p>
          </table:table-cell>
          <table:table-cell office:value-type="float" office:value="0" calcext:value-type="float">
            <text:p>0</text:p>
          </table:table-cell>
          <table:table-cell office:value-type="float" office:value="0.12804" calcext:value-type="float">
            <text:p>0,12804</text:p>
          </table:table-cell>
          <table:table-cell office:value-type="float" office:value="-0.98164" calcext:value-type="float">
            <text:p>-0,98164</text:p>
          </table:table-cell>
          <table:table-cell office:value-type="float" office:value="1" calcext:value-type="float">
            <text:p>1</text:p>
          </table:table-cell>
          <table:table-cell office:value-type="float" office:value="1.04845595" calcext:value-type="float">
            <text:p>1,04845595</text:p>
          </table:table-cell>
          <table:table-cell office:value-type="float" office:value="-1" calcext:value-type="float">
            <text:p>-1</text:p>
          </table:table-cell>
          <table:table-cell office:value-type="float" office:value="-0.01131963" calcext:value-type="float">
            <text:p>-0,01131963</text:p>
          </table:table-cell>
          <table:table-cell office:value-type="float" office:value="-2.00999237" calcext:value-type="float">
            <text:p>-2,0099923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5.43313" calcext:value-type="float">
            <text:p>1624632615,43313</text:p>
          </table:table-cell>
          <table:table-cell table:formula="of:=ROUND([.A180]-[$menor.$A$1];1)" office:value-type="float" office:value="17.8" calcext:value-type="float">
            <text:p>17,8</text:p>
          </table:table-cell>
          <table:table-cell office:value-type="float" office:value="0.108" calcext:value-type="float">
            <text:p>0,108</text:p>
          </table:table-cell>
          <table:table-cell office:value-type="float" office:value="0" calcext:value-type="float">
            <text:p>0</text:p>
          </table:table-cell>
          <table:table-cell office:value-type="float" office:value="0.12707" calcext:value-type="float">
            <text:p>0,12707</text:p>
          </table:table-cell>
          <table:table-cell office:value-type="float" office:value="-0.991825" calcext:value-type="float">
            <text:p>-0,991825</text:p>
          </table:table-cell>
          <table:table-cell office:value-type="float" office:value="1" calcext:value-type="float">
            <text:p>1</text:p>
          </table:table-cell>
          <table:table-cell office:value-type="float" office:value="1.03708553" calcext:value-type="float">
            <text:p>1,03708553</text:p>
          </table:table-cell>
          <table:table-cell office:value-type="float" office:value="0" calcext:value-type="float">
            <text:p>0</text:p>
          </table:table-cell>
          <table:table-cell office:value-type="float" office:value="0.00719016" calcext:value-type="float">
            <text:p>0,00719016</text:p>
          </table:table-cell>
          <table:table-cell office:value-type="float" office:value="-2.01166025" calcext:value-type="float">
            <text:p>-2,0116602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53344" calcext:value-type="float">
            <text:p>1624632615,53344</text:p>
          </table:table-cell>
          <table:table-cell table:formula="of:=ROUND([.A181]-[$menor.$A$1];1)" office:value-type="float" office:value="17.9" calcext:value-type="float">
            <text:p>17,9</text:p>
          </table:table-cell>
          <table:table-cell office:value-type="float" office:value="0.1065" calcext:value-type="float">
            <text:p>0,10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2513" calcext:value-type="float">
            <text:p>0,12513</text:p>
          </table:table-cell>
          <table:table-cell office:value-type="float" office:value="-1.00298" calcext:value-type="float">
            <text:p>-1,00298</text:p>
          </table:table-cell>
          <table:table-cell office:value-type="float" office:value="1" calcext:value-type="float">
            <text:p>1</text:p>
          </table:table-cell>
          <table:table-cell office:value-type="float" office:value="1.0263778" calcext:value-type="float">
            <text:p>1,0263778</text:p>
          </table:table-cell>
          <table:table-cell office:value-type="float" office:value="0" calcext:value-type="float">
            <text:p>0</text:p>
          </table:table-cell>
          <table:table-cell office:value-type="float" office:value="0.00746791" calcext:value-type="float">
            <text:p>0,00746791</text:p>
          </table:table-cell>
          <table:table-cell office:value-type="float" office:value="-2.01121046" calcext:value-type="float">
            <text:p>-2,011210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63267" calcext:value-type="float">
            <text:p>1624632615,63267</text:p>
          </table:table-cell>
          <table:table-cell table:formula="of:=ROUND([.A182]-[$menor.$A$1];1)" office:value-type="float" office:value="18" calcext:value-type="float">
            <text:p>18</text:p>
          </table:table-cell>
          <table:table-cell office:value-type="float" office:value="0.106" calcext:value-type="float">
            <text:p>0,106</text:p>
          </table:table-cell>
          <table:table-cell office:value-type="float" office:value="0" calcext:value-type="float">
            <text:p>0</text:p>
          </table:table-cell>
          <table:table-cell office:value-type="float" office:value="0.12416" calcext:value-type="float">
            <text:p>0,12416</text:p>
          </table:table-cell>
          <table:table-cell office:value-type="float" office:value="-1.01268" calcext:value-type="float">
            <text:p>-1,01268</text:p>
          </table:table-cell>
          <table:table-cell office:value-type="float" office:value="1" calcext:value-type="float">
            <text:p>1</text:p>
          </table:table-cell>
          <table:table-cell office:value-type="float" office:value="1.01615143" calcext:value-type="float">
            <text:p>1,01615143</text:p>
          </table:table-cell>
          <table:table-cell office:value-type="float" office:value="0" calcext:value-type="float">
            <text:p>0</text:p>
          </table:table-cell>
          <table:table-cell office:value-type="float" office:value="0.00671957" calcext:value-type="float">
            <text:p>0,00671957</text:p>
          </table:table-cell>
          <table:table-cell office:value-type="float" office:value="-2.01220876" calcext:value-type="float">
            <text:p>-2,0122087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73295" calcext:value-type="float">
            <text:p>1624632615,73295</text:p>
          </table:table-cell>
          <table:table-cell table:formula="of:=ROUND([.A183]-[$menor.$A$1];1)" office:value-type="float" office:value="18.1" calcext:value-type="float">
            <text:p>18,1</text:p>
          </table:table-cell>
          <table:table-cell office:value-type="float" office:value="0.1045" calcext:value-type="float">
            <text:p>0,1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2319" calcext:value-type="float">
            <text:p>0,12319</text:p>
          </table:table-cell>
          <table:table-cell office:value-type="float" office:value="-1.023835" calcext:value-type="float">
            <text:p>-1,023835</text:p>
          </table:table-cell>
          <table:table-cell office:value-type="float" office:value="1" calcext:value-type="float">
            <text:p>1</text:p>
          </table:table-cell>
          <table:table-cell office:value-type="float" office:value="1.00484145" calcext:value-type="float">
            <text:p>1,00484145</text:p>
          </table:table-cell>
          <table:table-cell office:value-type="float" office:value="0" calcext:value-type="float">
            <text:p>0</text:p>
          </table:table-cell>
          <table:table-cell office:value-type="float" office:value="0.00706751" calcext:value-type="float">
            <text:p>0,00706751</text:p>
          </table:table-cell>
          <table:table-cell office:value-type="float" office:value="-2.01067583" calcext:value-type="float">
            <text:p>-2,0106758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83327" calcext:value-type="float">
            <text:p>1624632615,83327</text:p>
          </table:table-cell>
          <table:table-cell table:formula="of:=ROUND([.A184]-[$menor.$A$1];1)" office:value-type="float" office:value="18.2" calcext:value-type="float">
            <text:p>18,2</text:p>
          </table:table-cell>
          <table:table-cell office:value-type="float" office:value="0.104" calcext:value-type="float">
            <text:p>0,104</text:p>
          </table:table-cell>
          <table:table-cell office:value-type="float" office:value="0" calcext:value-type="float">
            <text:p>0</text:p>
          </table:table-cell>
          <table:table-cell office:value-type="float" office:value="0.12222" calcext:value-type="float">
            <text:p>0,12222</text:p>
          </table:table-cell>
          <table:table-cell office:value-type="float" office:value="-1.033535" calcext:value-type="float">
            <text:p>-1,033535</text:p>
          </table:table-cell>
          <table:table-cell office:value-type="float" office:value="1" calcext:value-type="float">
            <text:p>1</text:p>
          </table:table-cell>
          <table:table-cell office:value-type="float" office:value="0.99509621" calcext:value-type="float">
            <text:p>0,99509621</text:p>
          </table:table-cell>
          <table:table-cell office:value-type="float" office:value="0" calcext:value-type="float">
            <text:p>0</text:p>
          </table:table-cell>
          <table:table-cell office:value-type="float" office:value="0.0072331" calcext:value-type="float">
            <text:p>0,0072331</text:p>
          </table:table-cell>
          <table:table-cell office:value-type="float" office:value="-2.01215198" calcext:value-type="float">
            <text:p>-2,012151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93354" calcext:value-type="float">
            <text:p>1624632615,93354</text:p>
          </table:table-cell>
          <table:table-cell table:formula="of:=ROUND([.A185]-[$menor.$A$1];1)" office:value-type="float" office:value="18.3" calcext:value-type="float">
            <text:p>18,3</text:p>
          </table:table-cell>
          <table:table-cell office:value-type="float" office:value="0.103" calcext:value-type="float">
            <text:p>0,103</text:p>
          </table:table-cell>
          <table:table-cell office:value-type="float" office:value="0" calcext:value-type="float">
            <text:p>0</text:p>
          </table:table-cell>
          <table:table-cell office:value-type="float" office:value="0.12028" calcext:value-type="float">
            <text:p>0,12028</text:p>
          </table:table-cell>
          <table:table-cell office:value-type="float" office:value="-1.04372" calcext:value-type="float">
            <text:p>-1,04372</text:p>
          </table:table-cell>
          <table:table-cell office:value-type="float" office:value="1" calcext:value-type="float">
            <text:p>1</text:p>
          </table:table-cell>
          <table:table-cell office:value-type="float" office:value="0.98390746" calcext:value-type="float">
            <text:p>0,98390746</text:p>
          </table:table-cell>
          <table:table-cell office:value-type="float" office:value="-1" calcext:value-type="float">
            <text:p>-1</text:p>
          </table:table-cell>
          <table:table-cell office:value-type="float" office:value="-0.0094702" calcext:value-type="float">
            <text:p>-0,0094702</text:p>
          </table:table-cell>
          <table:table-cell office:value-type="float" office:value="-2.00858966" calcext:value-type="float">
            <text:p>-2,0085896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6.03376" calcext:value-type="float">
            <text:p>1624632616,03376</text:p>
          </table:table-cell>
          <table:table-cell table:formula="of:=ROUND([.A186]-[$menor.$A$1];1)" office:value-type="float" office:value="18.4" calcext:value-type="float">
            <text:p>18,4</text:p>
          </table:table-cell>
          <table:table-cell office:value-type="float" office:value="0.102" calcext:value-type="float">
            <text:p>0,102</text:p>
          </table:table-cell>
          <table:table-cell office:value-type="float" office:value="0" calcext:value-type="float">
            <text:p>0</text:p>
          </table:table-cell>
          <table:table-cell office:value-type="float" office:value="0.11931" calcext:value-type="float">
            <text:p>0,11931</text:p>
          </table:table-cell>
          <table:table-cell office:value-type="float" office:value="-1.053905" calcext:value-type="float">
            <text:p>-1,053905</text:p>
          </table:table-cell>
          <table:table-cell office:value-type="float" office:value="1" calcext:value-type="float">
            <text:p>1</text:p>
          </table:table-cell>
          <table:table-cell office:value-type="float" office:value="0.9741624" calcext:value-type="float">
            <text:p>0,9741624</text:p>
          </table:table-cell>
          <table:table-cell office:value-type="float" office:value="-1" calcext:value-type="float">
            <text:p>-1</text:p>
          </table:table-cell>
          <table:table-cell office:value-type="float" office:value="-0.01010588" calcext:value-type="float">
            <text:p>-0,01010588</text:p>
          </table:table-cell>
          <table:table-cell office:value-type="float" office:value="-2.00911728" calcext:value-type="float">
            <text:p>-2,0091172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6.13405" calcext:value-type="float">
            <text:p>1624632616,13405</text:p>
          </table:table-cell>
          <table:table-cell table:formula="of:=ROUND([.A187]-[$menor.$A$1];1)" office:value-type="float" office:value="18.5" calcext:value-type="float">
            <text:p>18,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1834" calcext:value-type="float">
            <text:p>0,11834</text:p>
          </table:table-cell>
          <table:table-cell office:value-type="float" office:value="-1.063605" calcext:value-type="float">
            <text:p>-1,063605</text:p>
          </table:table-cell>
          <table:table-cell office:value-type="float" office:value="1" calcext:value-type="float">
            <text:p>1</text:p>
          </table:table-cell>
          <table:table-cell office:value-type="float" office:value="0.96381468" calcext:value-type="float">
            <text:p>0,96381468</text:p>
          </table:table-cell>
          <table:table-cell office:value-type="float" office:value="0" calcext:value-type="float">
            <text:p>0</text:p>
          </table:table-cell>
          <table:table-cell office:value-type="float" office:value="0.00699829" calcext:value-type="float">
            <text:p>0,00699829</text:p>
          </table:table-cell>
          <table:table-cell office:value-type="float" office:value="-2.01115356" calcext:value-type="float">
            <text:p>-2,0111535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23435" calcext:value-type="float">
            <text:p>1624632616,23435</text:p>
          </table:table-cell>
          <table:table-cell table:formula="of:=ROUND([.A188]-[$menor.$A$1];1)" office:value-type="float" office:value="18.6" calcext:value-type="float">
            <text:p>18,6</text:p>
          </table:table-cell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0.1164" calcext:value-type="float">
            <text:p>0,1164</text:p>
          </table:table-cell>
          <table:table-cell office:value-type="float" office:value="-1.07379" calcext:value-type="float">
            <text:p>-1,07379</text:p>
          </table:table-cell>
          <table:table-cell office:value-type="float" office:value="1" calcext:value-type="float">
            <text:p>1</text:p>
          </table:table-cell>
          <table:table-cell office:value-type="float" office:value="0.95358831" calcext:value-type="float">
            <text:p>0,95358831</text:p>
          </table:table-cell>
          <table:table-cell office:value-type="float" office:value="0" calcext:value-type="float">
            <text:p>0</text:p>
          </table:table-cell>
          <table:table-cell office:value-type="float" office:value="0.00721995" calcext:value-type="float">
            <text:p>0,00721995</text:p>
          </table:table-cell>
          <table:table-cell office:value-type="float" office:value="-2.01069686" calcext:value-type="float">
            <text:p>-2,0106968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33428" calcext:value-type="float">
            <text:p>1624632616,33428</text:p>
          </table:table-cell>
          <table:table-cell table:formula="of:=ROUND([.A189]-[$menor.$A$1];1)" office:value-type="float" office:value="18.7" calcext:value-type="float">
            <text:p>18,7</text:p>
          </table:table-cell>
          <table:table-cell office:value-type="float" office:value="0.0975" calcext:value-type="float">
            <text:p>0,09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543" calcext:value-type="float">
            <text:p>0,11543</text:p>
          </table:table-cell>
          <table:table-cell office:value-type="float" office:value="-1.083975" calcext:value-type="float">
            <text:p>-1,083975</text:p>
          </table:table-cell>
          <table:table-cell office:value-type="float" office:value="1" calcext:value-type="float">
            <text:p>1</text:p>
          </table:table-cell>
          <table:table-cell office:value-type="float" office:value="0.94384319" calcext:value-type="float">
            <text:p>0,94384319</text:p>
          </table:table-cell>
          <table:table-cell office:value-type="float" office:value="-1" calcext:value-type="float">
            <text:p>-1</text:p>
          </table:table-cell>
          <table:table-cell office:value-type="float" office:value="-0.00992783" calcext:value-type="float">
            <text:p>-0,00992783</text:p>
          </table:table-cell>
          <table:table-cell office:value-type="float" office:value="-2.00914086" calcext:value-type="float">
            <text:p>-2,0091408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6.43419" calcext:value-type="float">
            <text:p>1624632616,43419</text:p>
          </table:table-cell>
          <table:table-cell table:formula="of:=ROUND([.A190]-[$menor.$A$1];1)" office:value-type="float" office:value="18.8" calcext:value-type="float">
            <text:p>18,8</text:p>
          </table:table-cell>
          <table:table-cell office:value-type="float" office:value="0.0965" calcext:value-type="float">
            <text:p>0,09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446" calcext:value-type="float">
            <text:p>0,11446</text:p>
          </table:table-cell>
          <table:table-cell office:value-type="float" office:value="-1.093675" calcext:value-type="float">
            <text:p>-1,093675</text:p>
          </table:table-cell>
          <table:table-cell office:value-type="float" office:value="1" calcext:value-type="float">
            <text:p>1</text:p>
          </table:table-cell>
          <table:table-cell office:value-type="float" office:value="0.93349552" calcext:value-type="float">
            <text:p>0,93349552</text:p>
          </table:table-cell>
          <table:table-cell office:value-type="float" office:value="0" calcext:value-type="float">
            <text:p>0</text:p>
          </table:table-cell>
          <table:table-cell office:value-type="float" office:value="0.00665133" calcext:value-type="float">
            <text:p>0,00665133</text:p>
          </table:table-cell>
          <table:table-cell office:value-type="float" office:value="-2.01111096" calcext:value-type="float">
            <text:p>-2,0111109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53396" calcext:value-type="float">
            <text:p>1624632616,53396</text:p>
          </table:table-cell>
          <table:table-cell table:formula="of:=ROUND([.A191]-[$menor.$A$1];1)" office:value-type="float" office:value="18.9" calcext:value-type="float">
            <text:p>18,9</text:p>
          </table:table-cell>
          <table:table-cell office:value-type="float" office:value="0.096" calcext:value-type="float">
            <text:p>0,096</text:p>
          </table:table-cell>
          <table:table-cell office:value-type="float" office:value="0" calcext:value-type="float">
            <text:p>0</text:p>
          </table:table-cell>
          <table:table-cell office:value-type="float" office:value="0.113005" calcext:value-type="float">
            <text:p>0,113005</text:p>
          </table:table-cell>
          <table:table-cell office:value-type="float" office:value="-1.10289" calcext:value-type="float">
            <text:p>-1,10289</text:p>
          </table:table-cell>
          <table:table-cell office:value-type="float" office:value="1" calcext:value-type="float">
            <text:p>1</text:p>
          </table:table-cell>
          <table:table-cell office:value-type="float" office:value="0.92326915" calcext:value-type="float">
            <text:p>0,92326915</text:p>
          </table:table-cell>
          <table:table-cell office:value-type="float" office:value="0" calcext:value-type="float">
            <text:p>0</text:p>
          </table:table-cell>
          <table:table-cell office:value-type="float" office:value="0.00687299" calcext:value-type="float">
            <text:p>0,00687299</text:p>
          </table:table-cell>
          <table:table-cell office:value-type="float" office:value="-2.01065426" calcext:value-type="float">
            <text:p>-2,010654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63416" calcext:value-type="float">
            <text:p>1624632616,63416</text:p>
          </table:table-cell>
          <table:table-cell table:formula="of:=ROUND([.A192]-[$menor.$A$1];1)" office:value-type="float" office:value="19" calcext:value-type="float">
            <text:p>19</text:p>
          </table:table-cell>
          <table:table-cell office:value-type="float" office:value="0.095" calcext:value-type="float">
            <text:p>0,095</text:p>
          </table:table-cell>
          <table:table-cell office:value-type="float" office:value="0" calcext:value-type="float">
            <text:p>0</text:p>
          </table:table-cell>
          <table:table-cell office:value-type="float" office:value="0.112035" calcext:value-type="float">
            <text:p>0,112035</text:p>
          </table:table-cell>
          <table:table-cell office:value-type="float" office:value="-1.11259" calcext:value-type="float">
            <text:p>-1,11259</text:p>
          </table:table-cell>
          <table:table-cell office:value-type="float" office:value="1" calcext:value-type="float">
            <text:p>1</text:p>
          </table:table-cell>
          <table:table-cell office:value-type="float" office:value="0.91352397" calcext:value-type="float">
            <text:p>0,91352397</text:p>
          </table:table-cell>
          <table:table-cell office:value-type="float" office:value="-1" calcext:value-type="float">
            <text:p>-1</text:p>
          </table:table-cell>
          <table:table-cell office:value-type="float" office:value="-0.00926478" calcext:value-type="float">
            <text:p>-0,00926478</text:p>
          </table:table-cell>
          <table:table-cell office:value-type="float" office:value="-2.00819445" calcext:value-type="float">
            <text:p>-2,0081944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6.73453" calcext:value-type="float">
            <text:p>1624632616,73453</text:p>
          </table:table-cell>
          <table:table-cell table:formula="of:=ROUND([.A193]-[$menor.$A$1];1)" office:value-type="float" office:value="19.1" calcext:value-type="float">
            <text:p>19,1</text:p>
          </table:table-cell>
          <table:table-cell office:value-type="float" office:value="0.0935" calcext:value-type="float">
            <text:p>0,09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10095" calcext:value-type="float">
            <text:p>0,110095</text:p>
          </table:table-cell>
          <table:table-cell office:value-type="float" office:value="-1.121805" calcext:value-type="float">
            <text:p>-1,121805</text:p>
          </table:table-cell>
          <table:table-cell office:value-type="float" office:value="1" calcext:value-type="float">
            <text:p>1</text:p>
          </table:table-cell>
          <table:table-cell office:value-type="float" office:value="0.90419936" calcext:value-type="float">
            <text:p>0,90419936</text:p>
          </table:table-cell>
          <table:table-cell office:value-type="float" office:value="0" calcext:value-type="float">
            <text:p>0</text:p>
          </table:table-cell>
          <table:table-cell office:value-type="float" office:value="0.00667016" calcext:value-type="float">
            <text:p>0,00667016</text:p>
          </table:table-cell>
          <table:table-cell office:value-type="float" office:value="-2.01062938" calcext:value-type="float">
            <text:p>-2,0106293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83488" calcext:value-type="float">
            <text:p>1624632616,83488</text:p>
          </table:table-cell>
          <table:table-cell table:formula="of:=ROUND([.A194]-[$menor.$A$1];1)" office:value-type="float" office:value="19.2" calcext:value-type="float">
            <text:p>19,2</text:p>
          </table:table-cell>
          <table:table-cell office:value-type="float" office:value="0.093" calcext:value-type="float">
            <text:p>0,093</text:p>
          </table:table-cell>
          <table:table-cell office:value-type="float" office:value="0" calcext:value-type="float">
            <text:p>0</text:p>
          </table:table-cell>
          <table:table-cell office:value-type="float" office:value="0.109125" calcext:value-type="float">
            <text:p>0,109125</text:p>
          </table:table-cell>
          <table:table-cell office:value-type="float" office:value="-1.130535" calcext:value-type="float">
            <text:p>-1,130535</text:p>
          </table:table-cell>
          <table:table-cell office:value-type="float" office:value="1" calcext:value-type="float">
            <text:p>1</text:p>
          </table:table-cell>
          <table:table-cell office:value-type="float" office:value="0.89445424" calcext:value-type="float">
            <text:p>0,89445424</text:p>
          </table:table-cell>
          <table:table-cell office:value-type="float" office:value="-1" calcext:value-type="float">
            <text:p>-1</text:p>
          </table:table-cell>
          <table:table-cell office:value-type="float" office:value="-0.02587574" calcext:value-type="float">
            <text:p>-0,02587574</text:p>
          </table:table-cell>
          <table:table-cell office:value-type="float" office:value="-2.00586402" calcext:value-type="float">
            <text:p>-2,00586402</text:p>
          </table:table-cell>
          <table:table-cell office:value-type="float" office:value="-98.74373506" calcext:value-type="float">
            <text:p>-98,74373506</text:p>
          </table:table-cell>
        </table:table-row>
        <table:table-row table:style-name="ro1">
          <table:table-cell office:value-type="float" office:value="1624632616.93523" calcext:value-type="float">
            <text:p>1624632616,93523</text:p>
          </table:table-cell>
          <table:table-cell table:formula="of:=ROUND([.A195]-[$menor.$A$1];1)" office:value-type="float" office:value="19.3" calcext:value-type="float">
            <text:p>19,3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0.108155" calcext:value-type="float">
            <text:p>0,108155</text:p>
          </table:table-cell>
          <table:table-cell office:value-type="float" office:value="-1.13975" calcext:value-type="float">
            <text:p>-1,13975</text:p>
          </table:table-cell>
          <table:table-cell office:value-type="float" office:value="1" calcext:value-type="float">
            <text:p>1</text:p>
          </table:table-cell>
          <table:table-cell office:value-type="float" office:value="0.88506913" calcext:value-type="float">
            <text:p>0,88506913</text:p>
          </table:table-cell>
          <table:table-cell office:value-type="float" office:value="1" calcext:value-type="float">
            <text:p>1</text:p>
          </table:table-cell>
          <table:table-cell office:value-type="float" office:value="0.00519238" calcext:value-type="float">
            <text:p>0,00519238</text:p>
          </table:table-cell>
          <table:table-cell office:value-type="float" office:value="-2.00948061" calcext:value-type="float">
            <text:p>-2,00948061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0356" calcext:value-type="float">
            <text:p>1624632617,0356</text:p>
          </table:table-cell>
          <table:table-cell table:formula="of:=ROUND([.A196]-[$menor.$A$1];1)" office:value-type="float" office:value="19.4" calcext:value-type="float">
            <text:p>19,4</text:p>
          </table:table-cell>
          <table:table-cell office:value-type="float" office:value="0.0905" calcext:value-type="float">
            <text:p>0,09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07185" calcext:value-type="float">
            <text:p>0,107185</text:p>
          </table:table-cell>
          <table:table-cell office:value-type="float" office:value="-1.148965" calcext:value-type="float">
            <text:p>-1,148965</text:p>
          </table:table-cell>
          <table:table-cell office:value-type="float" office:value="1" calcext:value-type="float">
            <text:p>1</text:p>
          </table:table-cell>
          <table:table-cell office:value-type="float" office:value="0.87628627" calcext:value-type="float">
            <text:p>0,87628627</text:p>
          </table:table-cell>
          <table:table-cell office:value-type="float" office:value="1" calcext:value-type="float">
            <text:p>1</text:p>
          </table:table-cell>
          <table:table-cell office:value-type="float" office:value="0.00525375" calcext:value-type="float">
            <text:p>0,00525375</text:p>
          </table:table-cell>
          <table:table-cell office:value-type="float" office:value="-2.00997351" calcext:value-type="float">
            <text:p>-2,00997351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13582" calcext:value-type="float">
            <text:p>1624632617,13582</text:p>
          </table:table-cell>
          <table:table-cell table:formula="of:=ROUND([.A197]-[$menor.$A$1];1)" office:value-type="float" office:value="19.5" calcext:value-type="float">
            <text:p>19,5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106215" calcext:value-type="float">
            <text:p>0,106215</text:p>
          </table:table-cell>
          <table:table-cell office:value-type="float" office:value="-1.157695" calcext:value-type="float">
            <text:p>-1,157695</text:p>
          </table:table-cell>
          <table:table-cell office:value-type="float" office:value="1" calcext:value-type="float">
            <text:p>1</text:p>
          </table:table-cell>
          <table:table-cell office:value-type="float" office:value="0.86702222" calcext:value-type="float">
            <text:p>0,86702222</text:p>
          </table:table-cell>
          <table:table-cell office:value-type="float" office:value="1" calcext:value-type="float">
            <text:p>1</text:p>
          </table:table-cell>
          <table:table-cell office:value-type="float" office:value="0.00537161" calcext:value-type="float">
            <text:p>0,00537161</text:p>
          </table:table-cell>
          <table:table-cell office:value-type="float" office:value="-2.00998855" calcext:value-type="float">
            <text:p>-2,0099885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23606" calcext:value-type="float">
            <text:p>1624632617,23606</text:p>
          </table:table-cell>
          <table:table-cell table:formula="of:=ROUND([.A198]-[$menor.$A$1];1)" office:value-type="float" office:value="19.6" calcext:value-type="float">
            <text:p>19,6</text:p>
          </table:table-cell>
          <table:table-cell office:value-type="float" office:value="0.0885" calcext:value-type="float">
            <text:p>0,08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104275" calcext:value-type="float">
            <text:p>0,104275</text:p>
          </table:table-cell>
          <table:table-cell office:value-type="float" office:value="-1.16691" calcext:value-type="float">
            <text:p>-1,16691</text:p>
          </table:table-cell>
          <table:table-cell office:value-type="float" office:value="1" calcext:value-type="float">
            <text:p>1</text:p>
          </table:table-cell>
          <table:table-cell office:value-type="float" office:value="0.85775822" calcext:value-type="float">
            <text:p>0,85775822</text:p>
          </table:table-cell>
          <table:table-cell office:value-type="float" office:value="1" calcext:value-type="float">
            <text:p>1</text:p>
          </table:table-cell>
          <table:table-cell office:value-type="float" office:value="0.00548947" calcext:value-type="float">
            <text:p>0,00548947</text:p>
          </table:table-cell>
          <table:table-cell office:value-type="float" office:value="-2.00951865" calcext:value-type="float">
            <text:p>-2,0095186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3363" calcext:value-type="float">
            <text:p>1624632617,3363</text:p>
          </table:table-cell>
          <table:table-cell table:formula="of:=ROUND([.A199]-[$menor.$A$1];1)" office:value-type="float" office:value="19.7" calcext:value-type="float">
            <text:p>19,7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03305" calcext:value-type="float">
            <text:p>0,103305</text:p>
          </table:table-cell>
          <table:table-cell office:value-type="float" office:value="-1.17564" calcext:value-type="float">
            <text:p>-1,17564</text:p>
          </table:table-cell>
          <table:table-cell office:value-type="float" office:value="1" calcext:value-type="float">
            <text:p>1</text:p>
          </table:table-cell>
          <table:table-cell office:value-type="float" office:value="0.84897548" calcext:value-type="float">
            <text:p>0,84897548</text:p>
          </table:table-cell>
          <table:table-cell office:value-type="float" office:value="1" calcext:value-type="float">
            <text:p>1</text:p>
          </table:table-cell>
          <table:table-cell office:value-type="float" office:value="0.00458082" calcext:value-type="float">
            <text:p>0,00458082</text:p>
          </table:table-cell>
          <table:table-cell office:value-type="float" office:value="-2.01001168" calcext:value-type="float">
            <text:p>-2,0100116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43659" calcext:value-type="float">
            <text:p>1624632617,43659</text:p>
          </table:table-cell>
          <table:table-cell table:formula="of:=ROUND([.A200]-[$menor.$A$1];1)" office:value-type="float" office:value="19.8" calcext:value-type="float">
            <text:p>19,8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02335" calcext:value-type="float">
            <text:p>0,102335</text:p>
          </table:table-cell>
          <table:table-cell office:value-type="float" office:value="-1.183885" calcext:value-type="float">
            <text:p>-1,183885</text:p>
          </table:table-cell>
          <table:table-cell office:value-type="float" office:value="1" calcext:value-type="float">
            <text:p>1</text:p>
          </table:table-cell>
          <table:table-cell office:value-type="float" office:value="0.83959049" calcext:value-type="float">
            <text:p>0,83959049</text:p>
          </table:table-cell>
          <table:table-cell office:value-type="float" office:value="1" calcext:value-type="float">
            <text:p>1</text:p>
          </table:table-cell>
          <table:table-cell office:value-type="float" office:value="0.00471289" calcext:value-type="float">
            <text:p>0,00471289</text:p>
          </table:table-cell>
          <table:table-cell office:value-type="float" office:value="-2.00942162" calcext:value-type="float">
            <text:p>-2,0094216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53688" calcext:value-type="float">
            <text:p>1624632617,53688</text:p>
          </table:table-cell>
          <table:table-cell table:formula="of:=ROUND([.A201]-[$menor.$A$1];1)" office:value-type="float" office:value="19.9" calcext:value-type="float">
            <text:p>19,9</text:p>
          </table:table-cell>
          <table:table-cell office:value-type="float" office:value="0.0865" calcext:value-type="float">
            <text:p>0,08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01365" calcext:value-type="float">
            <text:p>0,101365</text:p>
          </table:table-cell>
          <table:table-cell office:value-type="float" office:value="-1.192615" calcext:value-type="float">
            <text:p>-1,192615</text:p>
          </table:table-cell>
          <table:table-cell office:value-type="float" office:value="1" calcext:value-type="float">
            <text:p>1</text:p>
          </table:table-cell>
          <table:table-cell office:value-type="float" office:value="0.83080763" calcext:value-type="float">
            <text:p>0,83080763</text:p>
          </table:table-cell>
          <table:table-cell office:value-type="float" office:value="1" calcext:value-type="float">
            <text:p>1</text:p>
          </table:table-cell>
          <table:table-cell office:value-type="float" office:value="0.00477425" calcext:value-type="float">
            <text:p>0,00477425</text:p>
          </table:table-cell>
          <table:table-cell office:value-type="float" office:value="-2.00894452" calcext:value-type="float">
            <text:p>-2,0089445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6371" calcext:value-type="float">
            <text:p>1624632617,6371</text:p>
          </table:table-cell>
          <table:table-cell table:formula="of:=ROUND([.A202]-[$menor.$A$1];1)" office:value-type="float" office:value="20" calcext:value-type="float">
            <text:p>20</text:p>
          </table:table-cell>
          <table:table-cell office:value-type="float" office:value="0.0855" calcext:value-type="float">
            <text:p>0,08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100395" calcext:value-type="float">
            <text:p>0,100395</text:p>
          </table:table-cell>
          <table:table-cell office:value-type="float" office:value="-1.20183" calcext:value-type="float">
            <text:p>-1,20183</text:p>
          </table:table-cell>
          <table:table-cell office:value-type="float" office:value="1" calcext:value-type="float">
            <text:p>1</text:p>
          </table:table-cell>
          <table:table-cell office:value-type="float" office:value="0.82250601" calcext:value-type="float">
            <text:p>0,82250601</text:p>
          </table:table-cell>
          <table:table-cell office:value-type="float" office:value="1" calcext:value-type="float">
            <text:p>1</text:p>
          </table:table-cell>
          <table:table-cell office:value-type="float" office:value="0.01979126" calcext:value-type="float">
            <text:p>0,01979126</text:p>
          </table:table-cell>
          <table:table-cell office:value-type="float" office:value="-2.01106589" calcext:value-type="float">
            <text:p>-2,01106589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17.73734" calcext:value-type="float">
            <text:p>1624632617,73734</text:p>
          </table:table-cell>
          <table:table-cell table:formula="of:=ROUND([.A203]-[$menor.$A$1];1)" office:value-type="float" office:value="20.1" calcext:value-type="float">
            <text:p>20,1</text:p>
          </table:table-cell>
          <table:table-cell office:value-type="float" office:value="0.0845" calcext:value-type="float">
            <text:p>0,08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99425" calcext:value-type="float">
            <text:p>0,099425</text:p>
          </table:table-cell>
          <table:table-cell office:value-type="float" office:value="-1.20959" calcext:value-type="float">
            <text:p>-1,20959</text:p>
          </table:table-cell>
          <table:table-cell office:value-type="float" office:value="1" calcext:value-type="float">
            <text:p>1</text:p>
          </table:table-cell>
          <table:table-cell office:value-type="float" office:value="0.81372315" calcext:value-type="float">
            <text:p>0,81372315</text:p>
          </table:table-cell>
          <table:table-cell office:value-type="float" office:value="0" calcext:value-type="float">
            <text:p>0</text:p>
          </table:table-cell>
          <table:table-cell office:value-type="float" office:value="0.0055732" calcext:value-type="float">
            <text:p>0,0055732</text:p>
          </table:table-cell>
          <table:table-cell office:value-type="float" office:value="-2.01000955" calcext:value-type="float">
            <text:p>-2,0100095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7.83755" calcext:value-type="float">
            <text:p>1624632617,83755</text:p>
          </table:table-cell>
          <table:table-cell table:formula="of:=ROUND([.A204]-[$menor.$A$1];1)" office:value-type="float" office:value="20.2" calcext:value-type="float">
            <text:p>20,2</text:p>
          </table:table-cell>
          <table:table-cell office:value-type="float" office:value="0.0835" calcext:value-type="float">
            <text:p>0,08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98455" calcext:value-type="float">
            <text:p>0,098455</text:p>
          </table:table-cell>
          <table:table-cell office:value-type="float" office:value="-1.217835" calcext:value-type="float">
            <text:p>-1,217835</text:p>
          </table:table-cell>
          <table:table-cell office:value-type="float" office:value="1" calcext:value-type="float">
            <text:p>1</text:p>
          </table:table-cell>
          <table:table-cell office:value-type="float" office:value="0.80445915" calcext:value-type="float">
            <text:p>0,80445915</text:p>
          </table:table-cell>
          <table:table-cell office:value-type="float" office:value="0" calcext:value-type="float">
            <text:p>0</text:p>
          </table:table-cell>
          <table:table-cell office:value-type="float" office:value="0.00568272" calcext:value-type="float">
            <text:p>0,00568272</text:p>
          </table:table-cell>
          <table:table-cell office:value-type="float" office:value="-2.00856867" calcext:value-type="float">
            <text:p>-2,0085686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7.93852" calcext:value-type="float">
            <text:p>1624632617,93852</text:p>
          </table:table-cell>
          <table:table-cell table:formula="of:=ROUND([.A205]-[$menor.$A$1];1)" office:value-type="float" office:value="20.3" calcext:value-type="float">
            <text:p>20,3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97" calcext:value-type="float">
            <text:p>0,097</text:p>
          </table:table-cell>
          <table:table-cell office:value-type="float" office:value="-1.226565" calcext:value-type="float">
            <text:p>-1,226565</text:p>
          </table:table-cell>
          <table:table-cell office:value-type="float" office:value="1" calcext:value-type="float">
            <text:p>1</text:p>
          </table:table-cell>
          <table:table-cell office:value-type="float" office:value="0.79663873" calcext:value-type="float">
            <text:p>0,79663873</text:p>
          </table:table-cell>
          <table:table-cell office:value-type="float" office:value="0" calcext:value-type="float">
            <text:p>0</text:p>
          </table:table-cell>
          <table:table-cell office:value-type="float" office:value="0.00562402" calcext:value-type="float">
            <text:p>0,00562402</text:p>
          </table:table-cell>
          <table:table-cell office:value-type="float" office:value="-2.00904652" calcext:value-type="float">
            <text:p>-2,0090465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03951" calcext:value-type="float">
            <text:p>1624632618,03951</text:p>
          </table:table-cell>
          <table:table-cell table:formula="of:=ROUND([.A206]-[$menor.$A$1];1)" office:value-type="float" office:value="20.4" calcext:value-type="float">
            <text:p>20,4</text:p>
          </table:table-cell>
          <table:table-cell office:value-type="float" office:value="0.0815" calcext:value-type="float">
            <text:p>0,081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9603" calcext:value-type="float">
            <text:p>0,09603</text:p>
          </table:table-cell>
          <table:table-cell office:value-type="float" office:value="-1.23481" calcext:value-type="float">
            <text:p>-1,23481</text:p>
          </table:table-cell>
          <table:table-cell office:value-type="float" office:value="1" calcext:value-type="float">
            <text:p>1</text:p>
          </table:table-cell>
          <table:table-cell office:value-type="float" office:value="0.78833717" calcext:value-type="float">
            <text:p>0,78833717</text:p>
          </table:table-cell>
          <table:table-cell office:value-type="float" office:value="0" calcext:value-type="float">
            <text:p>0</text:p>
          </table:table-cell>
          <table:table-cell office:value-type="float" office:value="0.00513639" calcext:value-type="float">
            <text:p>0,00513639</text:p>
          </table:table-cell>
          <table:table-cell office:value-type="float" office:value="-2.00953152" calcext:value-type="float">
            <text:p>-2,0095315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13996" calcext:value-type="float">
            <text:p>1624632618,13996</text:p>
          </table:table-cell>
          <table:table-cell table:formula="of:=ROUND([.A207]-[$menor.$A$1];1)" office:value-type="float" office:value="20.5" calcext:value-type="float">
            <text:p>20,5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0.09506" calcext:value-type="float">
            <text:p>0,09506</text:p>
          </table:table-cell>
          <table:table-cell office:value-type="float" office:value="-1.24257" calcext:value-type="float">
            <text:p>-1,24257</text:p>
          </table:table-cell>
          <table:table-cell office:value-type="float" office:value="1" calcext:value-type="float">
            <text:p>1</text:p>
          </table:table-cell>
          <table:table-cell office:value-type="float" office:value="0.77949387" calcext:value-type="float">
            <text:p>0,77949387</text:p>
          </table:table-cell>
          <table:table-cell office:value-type="float" office:value="0" calcext:value-type="float">
            <text:p>0</text:p>
          </table:table-cell>
          <table:table-cell office:value-type="float" office:value="0.00519688" calcext:value-type="float">
            <text:p>0,00519688</text:p>
          </table:table-cell>
          <table:table-cell office:value-type="float" office:value="-2.00899346" calcext:value-type="float">
            <text:p>-2,008993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24048" calcext:value-type="float">
            <text:p>1624632618,24048</text:p>
          </table:table-cell>
          <table:table-cell table:formula="of:=ROUND([.A208]-[$menor.$A$1];1)" office:value-type="float" office:value="20.6" calcext:value-type="float">
            <text:p>20,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9409" calcext:value-type="float">
            <text:p>0,09409</text:p>
          </table:table-cell>
          <table:table-cell office:value-type="float" office:value="-1.250815" calcext:value-type="float">
            <text:p>-1,250815</text:p>
          </table:table-cell>
          <table:table-cell office:value-type="float" office:value="1" calcext:value-type="float">
            <text:p>1</text:p>
          </table:table-cell>
          <table:table-cell office:value-type="float" office:value="0.77119225" calcext:value-type="float">
            <text:p>0,77119225</text:p>
          </table:table-cell>
          <table:table-cell office:value-type="float" office:value="0" calcext:value-type="float">
            <text:p>0</text:p>
          </table:table-cell>
          <table:table-cell office:value-type="float" office:value="0.00519426" calcext:value-type="float">
            <text:p>0,00519426</text:p>
          </table:table-cell>
          <table:table-cell office:value-type="float" office:value="-2.0085084" calcext:value-type="float">
            <text:p>-2,008508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33992" calcext:value-type="float">
            <text:p>1624632618,33992</text:p>
          </table:table-cell>
          <table:table-cell table:formula="of:=ROUND([.A209]-[$menor.$A$1];1)" office:value-type="float" office:value="20.7" calcext:value-type="float">
            <text:p>20,7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0.09312" calcext:value-type="float">
            <text:p>0,09312</text:p>
          </table:table-cell>
          <table:table-cell office:value-type="float" office:value="-1.258575" calcext:value-type="float">
            <text:p>-1,258575</text:p>
          </table:table-cell>
          <table:table-cell office:value-type="float" office:value="1" calcext:value-type="float">
            <text:p>1</text:p>
          </table:table-cell>
          <table:table-cell office:value-type="float" office:value="0.76337188" calcext:value-type="float">
            <text:p>0,76337188</text:p>
          </table:table-cell>
          <table:table-cell office:value-type="float" office:value="0" calcext:value-type="float">
            <text:p>0</text:p>
          </table:table-cell>
          <table:table-cell office:value-type="float" office:value="0.00513555" calcext:value-type="float">
            <text:p>0,00513555</text:p>
          </table:table-cell>
          <table:table-cell office:value-type="float" office:value="-2.00898631" calcext:value-type="float">
            <text:p>-2,008986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44061" calcext:value-type="float">
            <text:p>1624632618,44061</text:p>
          </table:table-cell>
          <table:table-cell table:formula="of:=ROUND([.A210]-[$menor.$A$1];1)" office:value-type="float" office:value="20.8" calcext:value-type="float">
            <text:p>20,8</text:p>
          </table:table-cell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  <table:table-cell office:value-type="float" office:value="0.09215" calcext:value-type="float">
            <text:p>0,09215</text:p>
          </table:table-cell>
          <table:table-cell office:value-type="float" office:value="-1.26585" calcext:value-type="float">
            <text:p>-1,26585</text:p>
          </table:table-cell>
          <table:table-cell office:value-type="float" office:value="1" calcext:value-type="float">
            <text:p>1</text:p>
          </table:table-cell>
          <table:table-cell office:value-type="float" office:value="0.75507027" calcext:value-type="float">
            <text:p>0,75507027</text:p>
          </table:table-cell>
          <table:table-cell office:value-type="float" office:value="0" calcext:value-type="float">
            <text:p>0</text:p>
          </table:table-cell>
          <table:table-cell office:value-type="float" office:value="0.00513292" calcext:value-type="float">
            <text:p>0,00513292</text:p>
          </table:table-cell>
          <table:table-cell office:value-type="float" office:value="-2.00850125" calcext:value-type="float">
            <text:p>-2,0085012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54094" calcext:value-type="float">
            <text:p>1624632618,54094</text:p>
          </table:table-cell>
          <table:table-cell table:formula="of:=ROUND([.A211]-[$menor.$A$1];1)" office:value-type="float" office:value="20.9" calcext:value-type="float">
            <text:p>20,9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0.09118" calcext:value-type="float">
            <text:p>0,09118</text:p>
          </table:table-cell>
          <table:table-cell office:value-type="float" office:value="-1.27361" calcext:value-type="float">
            <text:p>-1,27361</text:p>
          </table:table-cell>
          <table:table-cell office:value-type="float" office:value="1" calcext:value-type="float">
            <text:p>1</text:p>
          </table:table-cell>
          <table:table-cell office:value-type="float" office:value="0.74724984" calcext:value-type="float">
            <text:p>0,74724984</text:p>
          </table:table-cell>
          <table:table-cell office:value-type="float" office:value="0" calcext:value-type="float">
            <text:p>0</text:p>
          </table:table-cell>
          <table:table-cell office:value-type="float" office:value="0.00507423" calcext:value-type="float">
            <text:p>0,00507423</text:p>
          </table:table-cell>
          <table:table-cell office:value-type="float" office:value="-2.0080091" calcext:value-type="float">
            <text:p>-2,008009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64109" calcext:value-type="float">
            <text:p>1624632618,64109</text:p>
          </table:table-cell>
          <table:table-cell table:formula="of:=ROUND([.A212]-[$menor.$A$1];1)" office:value-type="float" office:value="21" calcext:value-type="float">
            <text:p>21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0.09021" calcext:value-type="float">
            <text:p>0,09021</text:p>
          </table:table-cell>
          <table:table-cell office:value-type="float" office:value="-1.281855" calcext:value-type="float">
            <text:p>-1,281855</text:p>
          </table:table-cell>
          <table:table-cell office:value-type="float" office:value="1" calcext:value-type="float">
            <text:p>1</text:p>
          </table:table-cell>
          <table:table-cell office:value-type="float" office:value="0.73991072" calcext:value-type="float">
            <text:p>0,73991072</text:p>
          </table:table-cell>
          <table:table-cell office:value-type="float" office:value="0" calcext:value-type="float">
            <text:p>0</text:p>
          </table:table-cell>
          <table:table-cell office:value-type="float" office:value="0.00495944" calcext:value-type="float">
            <text:p>0,00495944</text:p>
          </table:table-cell>
          <table:table-cell office:value-type="float" office:value="-2.00847998" calcext:value-type="float">
            <text:p>-2,008479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74066" calcext:value-type="float">
            <text:p>1624632618,74066</text:p>
          </table:table-cell>
          <table:table-cell table:formula="of:=ROUND([.A213]-[$menor.$A$1];1)" office:value-type="float" office:value="21.1" calcext:value-type="float">
            <text:p>21,1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0.08924" calcext:value-type="float">
            <text:p>0,08924</text:p>
          </table:table-cell>
          <table:table-cell office:value-type="float" office:value="-1.288645" calcext:value-type="float">
            <text:p>-1,288645</text:p>
          </table:table-cell>
          <table:table-cell office:value-type="float" office:value="1" calcext:value-type="float">
            <text:p>1</text:p>
          </table:table-cell>
          <table:table-cell office:value-type="float" office:value="0.73209029" calcext:value-type="float">
            <text:p>0,73209029</text:p>
          </table:table-cell>
          <table:table-cell office:value-type="float" office:value="0" calcext:value-type="float">
            <text:p>0</text:p>
          </table:table-cell>
          <table:table-cell office:value-type="float" office:value="0.00490074" calcext:value-type="float">
            <text:p>0,00490074</text:p>
          </table:table-cell>
          <table:table-cell office:value-type="float" office:value="-2.00895783" calcext:value-type="float">
            <text:p>-2,0089578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84093" calcext:value-type="float">
            <text:p>1624632618,84093</text:p>
          </table:table-cell>
          <table:table-cell table:formula="of:=ROUND([.A214]-[$menor.$A$1];1)" office:value-type="float" office:value="21.2" calcext:value-type="float">
            <text:p>21,2</text:p>
          </table:table-cell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office:value-type="float" office:value="0.08827" calcext:value-type="float">
            <text:p>0,08827</text:p>
          </table:table-cell>
          <table:table-cell office:value-type="float" office:value="-1.29689" calcext:value-type="float">
            <text:p>-1,29689</text:p>
          </table:table-cell>
          <table:table-cell office:value-type="float" office:value="1" calcext:value-type="float">
            <text:p>1</text:p>
          </table:table-cell>
          <table:table-cell office:value-type="float" office:value="0.72378868" calcext:value-type="float">
            <text:p>0,72378868</text:p>
          </table:table-cell>
          <table:table-cell office:value-type="float" office:value="0" calcext:value-type="float">
            <text:p>0</text:p>
          </table:table-cell>
          <table:table-cell office:value-type="float" office:value="0.00489812" calcext:value-type="float">
            <text:p>0,00489812</text:p>
          </table:table-cell>
          <table:table-cell office:value-type="float" office:value="-2.00750277" calcext:value-type="float">
            <text:p>-2,007502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94118" calcext:value-type="float">
            <text:p>1624632618,94118</text:p>
          </table:table-cell>
          <table:table-cell table:formula="of:=ROUND([.A215]-[$menor.$A$1];1)" office:value-type="float" office:value="21.3" calcext:value-type="float">
            <text:p>21,3</text:p>
          </table:table-cell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office:value-type="float" office:value="0.0873" calcext:value-type="float">
            <text:p>0,0873</text:p>
          </table:table-cell>
          <table:table-cell office:value-type="float" office:value="-1.30368" calcext:value-type="float">
            <text:p>-1,30368</text:p>
          </table:table-cell>
          <table:table-cell office:value-type="float" office:value="1" calcext:value-type="float">
            <text:p>1</text:p>
          </table:table-cell>
          <table:table-cell office:value-type="float" office:value="0.71693075" calcext:value-type="float">
            <text:p>0,71693075</text:p>
          </table:table-cell>
          <table:table-cell office:value-type="float" office:value="0" calcext:value-type="float">
            <text:p>0</text:p>
          </table:table-cell>
          <table:table-cell office:value-type="float" office:value="0.00472726" calcext:value-type="float">
            <text:p>0,00472726</text:p>
          </table:table-cell>
          <table:table-cell office:value-type="float" office:value="-2.00893656" calcext:value-type="float">
            <text:p>-2,0089365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0414" calcext:value-type="float">
            <text:p>1624632619,0414</text:p>
          </table:table-cell>
          <table:table-cell table:formula="of:=ROUND([.A216]-[$menor.$A$1];1)" office:value-type="float" office:value="21.4" calcext:value-type="float">
            <text:p>21,4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08633" calcext:value-type="float">
            <text:p>0,08633</text:p>
          </table:table-cell>
          <table:table-cell office:value-type="float" office:value="-1.311925" calcext:value-type="float">
            <text:p>-1,311925</text:p>
          </table:table-cell>
          <table:table-cell office:value-type="float" office:value="1" calcext:value-type="float">
            <text:p>1</text:p>
          </table:table-cell>
          <table:table-cell office:value-type="float" office:value="0.70862913" calcext:value-type="float">
            <text:p>0,70862913</text:p>
          </table:table-cell>
          <table:table-cell office:value-type="float" office:value="0" calcext:value-type="float">
            <text:p>0</text:p>
          </table:table-cell>
          <table:table-cell office:value-type="float" office:value="0.00472463" calcext:value-type="float">
            <text:p>0,00472463</text:p>
          </table:table-cell>
          <table:table-cell office:value-type="float" office:value="-2.0074815" calcext:value-type="float">
            <text:p>-2,00748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14124" calcext:value-type="float">
            <text:p>1624632619,14124</text:p>
          </table:table-cell>
          <table:table-cell table:formula="of:=ROUND([.A217]-[$menor.$A$1];1)" office:value-type="float" office:value="21.5" calcext:value-type="float">
            <text:p>21,5</text:p>
          </table:table-cell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office:value-type="float" office:value="0.08536" calcext:value-type="float">
            <text:p>0,08536</text:p>
          </table:table-cell>
          <table:table-cell office:value-type="float" office:value="-1.318715" calcext:value-type="float">
            <text:p>-1,318715</text:p>
          </table:table-cell>
          <table:table-cell office:value-type="float" office:value="1" calcext:value-type="float">
            <text:p>1</text:p>
          </table:table-cell>
          <table:table-cell office:value-type="float" office:value="0.7017712" calcext:value-type="float">
            <text:p>0,7017712</text:p>
          </table:table-cell>
          <table:table-cell office:value-type="float" office:value="0" calcext:value-type="float">
            <text:p>0</text:p>
          </table:table-cell>
          <table:table-cell office:value-type="float" office:value="0.00455378" calcext:value-type="float">
            <text:p>0,00455378</text:p>
          </table:table-cell>
          <table:table-cell office:value-type="float" office:value="-2.00891529" calcext:value-type="float">
            <text:p>-2,008915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24151" calcext:value-type="float">
            <text:p>1624632619,24151</text:p>
          </table:table-cell>
          <table:table-cell table:formula="of:=ROUND([.A218]-[$menor.$A$1];1)" office:value-type="float" office:value="21.6" calcext:value-type="float">
            <text:p>21,6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08536" calcext:value-type="float">
            <text:p>0,08536</text:p>
          </table:table-cell>
          <table:table-cell office:value-type="float" office:value="-1.32599" calcext:value-type="float">
            <text:p>-1,32599</text:p>
          </table:table-cell>
          <table:table-cell office:value-type="float" office:value="1" calcext:value-type="float">
            <text:p>1</text:p>
          </table:table-cell>
          <table:table-cell office:value-type="float" office:value="0.69346958" calcext:value-type="float">
            <text:p>0,69346958</text:p>
          </table:table-cell>
          <table:table-cell office:value-type="float" office:value="0" calcext:value-type="float">
            <text:p>0</text:p>
          </table:table-cell>
          <table:table-cell office:value-type="float" office:value="0.00455115" calcext:value-type="float">
            <text:p>0,00455115</text:p>
          </table:table-cell>
          <table:table-cell office:value-type="float" office:value="-2.00746023" calcext:value-type="float">
            <text:p>-2,0074602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34067" calcext:value-type="float">
            <text:p>1624632619,34067</text:p>
          </table:table-cell>
          <table:table-cell table:formula="of:=ROUND([.A219]-[$menor.$A$1];1)" office:value-type="float" office:value="21.7" calcext:value-type="float">
            <text:p>21,7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0.08439" calcext:value-type="float">
            <text:p>0,08439</text:p>
          </table:table-cell>
          <table:table-cell office:value-type="float" office:value="-1.33278" calcext:value-type="float">
            <text:p>-1,33278</text:p>
          </table:table-cell>
          <table:table-cell office:value-type="float" office:value="1" calcext:value-type="float">
            <text:p>1</text:p>
          </table:table-cell>
          <table:table-cell office:value-type="float" office:value="0.68661165" calcext:value-type="float">
            <text:p>0,68661165</text:p>
          </table:table-cell>
          <table:table-cell office:value-type="float" office:value="0" calcext:value-type="float">
            <text:p>0</text:p>
          </table:table-cell>
          <table:table-cell office:value-type="float" office:value="0.00535029" calcext:value-type="float">
            <text:p>0,00535029</text:p>
          </table:table-cell>
          <table:table-cell office:value-type="float" office:value="-2.00792402" calcext:value-type="float">
            <text:p>-2,007924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44151" calcext:value-type="float">
            <text:p>1624632619,44151</text:p>
          </table:table-cell>
          <table:table-cell table:formula="of:=ROUND([.A220]-[$menor.$A$1];1)" office:value-type="float" office:value="21.8" calcext:value-type="float">
            <text:p>21,8</text:p>
          </table:table-cell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office:value-type="float" office:value="0.08342" calcext:value-type="float">
            <text:p>0,08342</text:p>
          </table:table-cell>
          <table:table-cell office:value-type="float" office:value="-1.33957" calcext:value-type="float">
            <text:p>-1,33957</text:p>
          </table:table-cell>
          <table:table-cell office:value-type="float" office:value="1" calcext:value-type="float">
            <text:p>1</text:p>
          </table:table-cell>
          <table:table-cell office:value-type="float" office:value="0.67939371" calcext:value-type="float">
            <text:p>0,67939371</text:p>
          </table:table-cell>
          <table:table-cell office:value-type="float" office:value="-1" calcext:value-type="float">
            <text:p>-1</text:p>
          </table:table-cell>
          <table:table-cell office:value-type="float" office:value="-0.00654283" calcext:value-type="float">
            <text:p>-0,00654283</text:p>
          </table:table-cell>
          <table:table-cell office:value-type="float" office:value="-2.0060608" calcext:value-type="float">
            <text:p>-2,006060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9.54092" calcext:value-type="float">
            <text:p>1624632619,54092</text:p>
          </table:table-cell>
          <table:table-cell table:formula="of:=ROUND([.A221]-[$menor.$A$1];1)" office:value-type="float" office:value="21.9" calcext:value-type="float">
            <text:p>21,9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0.08245" calcext:value-type="float">
            <text:p>0,08245</text:p>
          </table:table-cell>
          <table:table-cell office:value-type="float" office:value="-1.346845" calcext:value-type="float">
            <text:p>-1,346845</text:p>
          </table:table-cell>
          <table:table-cell office:value-type="float" office:value="1" calcext:value-type="float">
            <text:p>1</text:p>
          </table:table-cell>
          <table:table-cell office:value-type="float" office:value="0.67253566" calcext:value-type="float">
            <text:p>0,67253566</text:p>
          </table:table-cell>
          <table:table-cell office:value-type="float" office:value="-1" calcext:value-type="float">
            <text:p>-1</text:p>
          </table:table-cell>
          <table:table-cell office:value-type="float" office:value="-0.00659492" calcext:value-type="float">
            <text:p>-0,00659492</text:p>
          </table:table-cell>
          <table:table-cell office:value-type="float" office:value="-2.00605445" calcext:value-type="float">
            <text:p>-2,0060544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9.64116" calcext:value-type="float">
            <text:p>1624632619,64116</text:p>
          </table:table-cell>
          <table:table-cell table:formula="of:=ROUND([.A222]-[$menor.$A$1];1)" office:value-type="float" office:value="22" calcext:value-type="float">
            <text:p>22</text:p>
          </table:table-cell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office:value-type="float" office:value="0.08148" calcext:value-type="float">
            <text:p>0,08148</text:p>
          </table:table-cell>
          <table:table-cell office:value-type="float" office:value="-1.353635" calcext:value-type="float">
            <text:p>-1,353635</text:p>
          </table:table-cell>
          <table:table-cell office:value-type="float" office:value="1" calcext:value-type="float">
            <text:p>1</text:p>
          </table:table-cell>
          <table:table-cell office:value-type="float" office:value="0.66567761" calcext:value-type="float">
            <text:p>0,66567761</text:p>
          </table:table-cell>
          <table:table-cell office:value-type="float" office:value="-1" calcext:value-type="float">
            <text:p>-1</text:p>
          </table:table-cell>
          <table:table-cell office:value-type="float" office:value="-0.00664701" calcext:value-type="float">
            <text:p>-0,00664701</text:p>
          </table:table-cell>
          <table:table-cell office:value-type="float" office:value="-2.00653311" calcext:value-type="float">
            <text:p>-2,0065331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9.7415" calcext:value-type="float">
            <text:p>1624632619,7415</text:p>
          </table:table-cell>
          <table:table-cell table:formula="of:=ROUND([.A223]-[$menor.$A$1];1)" office:value-type="float" office:value="22.1" calcext:value-type="float">
            <text:p>22,1</text:p>
          </table:table-cell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office:value-type="float" office:value="0.080025" calcext:value-type="float">
            <text:p>0,080025</text:p>
          </table:table-cell>
          <table:table-cell office:value-type="float" office:value="-1.36091" calcext:value-type="float">
            <text:p>-1,36091</text:p>
          </table:table-cell>
          <table:table-cell office:value-type="float" office:value="1" calcext:value-type="float">
            <text:p>1</text:p>
          </table:table-cell>
          <table:table-cell office:value-type="float" office:value="0.65833843" calcext:value-type="float">
            <text:p>0,65833843</text:p>
          </table:table-cell>
          <table:table-cell office:value-type="float" office:value="-1" calcext:value-type="float">
            <text:p>-1</text:p>
          </table:table-cell>
          <table:table-cell office:value-type="float" office:value="-0.00663471" calcext:value-type="float">
            <text:p>-0,00663471</text:p>
          </table:table-cell>
          <table:table-cell office:value-type="float" office:value="-2.00604996" calcext:value-type="float">
            <text:p>-2,0060499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9.84085" calcext:value-type="float">
            <text:p>1624632619,84085</text:p>
          </table:table-cell>
          <table:table-cell table:formula="of:=ROUND([.A224]-[$menor.$A$1];1)" office:value-type="float" office:value="22.2" calcext:value-type="float">
            <text:p>22,2</text:p>
          </table:table-cell>
          <table:table-cell office:value-type="float" office:value="0.0675" calcext:value-type="float">
            <text:p>0,06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80025" calcext:value-type="float">
            <text:p>0,080025</text:p>
          </table:table-cell>
          <table:table-cell office:value-type="float" office:value="-1.3677" calcext:value-type="float">
            <text:p>-1,3677</text:p>
          </table:table-cell>
          <table:table-cell office:value-type="float" office:value="1" calcext:value-type="float">
            <text:p>1</text:p>
          </table:table-cell>
          <table:table-cell office:value-type="float" office:value="0.65148038" calcext:value-type="float">
            <text:p>0,65148038</text:p>
          </table:table-cell>
          <table:table-cell office:value-type="float" office:value="0" calcext:value-type="float">
            <text:p>0</text:p>
          </table:table-cell>
          <table:table-cell office:value-type="float" office:value="0.00410908" calcext:value-type="float">
            <text:p>0,00410908</text:p>
          </table:table-cell>
          <table:table-cell office:value-type="float" office:value="-2.00795208" calcext:value-type="float">
            <text:p>-2,0079520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94106" calcext:value-type="float">
            <text:p>1624632619,94106</text:p>
          </table:table-cell>
          <table:table-cell table:formula="of:=ROUND([.A225]-[$menor.$A$1];1)" office:value-type="float" office:value="22.3" calcext:value-type="float">
            <text:p>22,3</text:p>
          </table:table-cell>
          <table:table-cell office:value-type="float" office:value="0.0665" calcext:value-type="float">
            <text:p>0,06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79055" calcext:value-type="float">
            <text:p>0,079055</text:p>
          </table:table-cell>
          <table:table-cell office:value-type="float" office:value="-1.37352" calcext:value-type="float">
            <text:p>-1,37352</text:p>
          </table:table-cell>
          <table:table-cell office:value-type="float" office:value="1" calcext:value-type="float">
            <text:p>1</text:p>
          </table:table-cell>
          <table:table-cell office:value-type="float" office:value="0.64408076" calcext:value-type="float">
            <text:p>0,64408076</text:p>
          </table:table-cell>
          <table:table-cell office:value-type="float" office:value="0" calcext:value-type="float">
            <text:p>0</text:p>
          </table:table-cell>
          <table:table-cell office:value-type="float" office:value="0.00497135" calcext:value-type="float">
            <text:p>0,00497135</text:p>
          </table:table-cell>
          <table:table-cell office:value-type="float" office:value="-2.00739287" calcext:value-type="float">
            <text:p>-2,0073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0.0413" calcext:value-type="float">
            <text:p>1624632620,0413</text:p>
          </table:table-cell>
          <table:table-cell table:formula="of:=ROUND([.A226]-[$menor.$A$1];1)" office:value-type="float" office:value="22.4" calcext:value-type="float">
            <text:p>22,4</text:p>
          </table:table-cell>
          <table:table-cell office:value-type="float" office:value="0.0665" calcext:value-type="float">
            <text:p>0,06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78085" calcext:value-type="float">
            <text:p>0,078085</text:p>
          </table:table-cell>
          <table:table-cell office:value-type="float" office:value="-1.380795" calcext:value-type="float">
            <text:p>-1,380795</text:p>
          </table:table-cell>
          <table:table-cell office:value-type="float" office:value="1" calcext:value-type="float">
            <text:p>1</text:p>
          </table:table-cell>
          <table:table-cell office:value-type="float" office:value="0.63734394" calcext:value-type="float">
            <text:p>0,63734394</text:p>
          </table:table-cell>
          <table:table-cell office:value-type="float" office:value="-1" calcext:value-type="float">
            <text:p>-1</text:p>
          </table:table-cell>
          <table:table-cell office:value-type="float" office:value="-0.00624972" calcext:value-type="float">
            <text:p>-0,00624972</text:p>
          </table:table-cell>
          <table:table-cell office:value-type="float" office:value="-2.00512938" calcext:value-type="float">
            <text:p>-2,0051293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0.14148" calcext:value-type="float">
            <text:p>1624632620,14148</text:p>
          </table:table-cell>
          <table:table-cell table:formula="of:=ROUND([.A227]-[$menor.$A$1];1)" office:value-type="float" office:value="22.5" calcext:value-type="float">
            <text:p>22,5</text:p>
          </table:table-cell>
          <table:table-cell office:value-type="float" office:value="0.0655" calcext:value-type="float">
            <text:p>0,06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77115" calcext:value-type="float">
            <text:p>0,077115</text:p>
          </table:table-cell>
          <table:table-cell office:value-type="float" office:value="-1.386615" calcext:value-type="float">
            <text:p>-1,386615</text:p>
          </table:table-cell>
          <table:table-cell office:value-type="float" office:value="1" calcext:value-type="float">
            <text:p>1</text:p>
          </table:table-cell>
          <table:table-cell office:value-type="float" office:value="0.63144827" calcext:value-type="float">
            <text:p>0,63144827</text:p>
          </table:table-cell>
          <table:table-cell office:value-type="float" office:value="-1" calcext:value-type="float">
            <text:p>-1</text:p>
          </table:table-cell>
          <table:table-cell office:value-type="float" office:value="-0.00643062" calcext:value-type="float">
            <text:p>-0,00643062</text:p>
          </table:table-cell>
          <table:table-cell office:value-type="float" office:value="-2.00656175" calcext:value-type="float">
            <text:p>-2,0065617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0.24167" calcext:value-type="float">
            <text:p>1624632620,24167</text:p>
          </table:table-cell>
          <table:table-cell table:formula="of:=ROUND([.A228]-[$menor.$A$1];1)" office:value-type="float" office:value="22.6" calcext:value-type="float">
            <text:p>22,6</text:p>
          </table:table-cell>
          <table:table-cell office:value-type="float" office:value="0.065" calcext:value-type="float">
            <text:p>0,065</text:p>
          </table:table-cell>
          <table:table-cell office:value-type="float" office:value="0" calcext:value-type="float">
            <text:p>0</text:p>
          </table:table-cell>
          <table:table-cell office:value-type="float" office:value="0.076145" calcext:value-type="float">
            <text:p>0,076145</text:p>
          </table:table-cell>
          <table:table-cell office:value-type="float" office:value="-1.39389" calcext:value-type="float">
            <text:p>-1,39389</text:p>
          </table:table-cell>
          <table:table-cell office:value-type="float" office:value="1" calcext:value-type="float">
            <text:p>1</text:p>
          </table:table-cell>
          <table:table-cell office:value-type="float" office:value="0.62410903" calcext:value-type="float">
            <text:p>0,62410903</text:p>
          </table:table-cell>
          <table:table-cell office:value-type="float" office:value="0" calcext:value-type="float">
            <text:p>0</text:p>
          </table:table-cell>
          <table:table-cell office:value-type="float" office:value="0.00438862" calcext:value-type="float">
            <text:p>0,00438862</text:p>
          </table:table-cell>
          <table:table-cell office:value-type="float" office:value="-2.0064722" calcext:value-type="float">
            <text:p>-2,006472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0.34182" calcext:value-type="float">
            <text:p>1624632620,34182</text:p>
          </table:table-cell>
          <table:table-cell table:formula="of:=ROUND([.A229]-[$menor.$A$1];1)" office:value-type="float" office:value="22.7" calcext:value-type="float">
            <text:p>22,7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0.075175" calcext:value-type="float">
            <text:p>0,075175</text:p>
          </table:table-cell>
          <table:table-cell office:value-type="float" office:value="-1.39971" calcext:value-type="float">
            <text:p>-1,39971</text:p>
          </table:table-cell>
          <table:table-cell office:value-type="float" office:value="1" calcext:value-type="float">
            <text:p>1</text:p>
          </table:table-cell>
          <table:table-cell office:value-type="float" office:value="0.61821347" calcext:value-type="float">
            <text:p>0,61821347</text:p>
          </table:table-cell>
          <table:table-cell office:value-type="float" office:value="0" calcext:value-type="float">
            <text:p>0</text:p>
          </table:table-cell>
          <table:table-cell office:value-type="float" office:value="0.00410562" calcext:value-type="float">
            <text:p>0,00410562</text:p>
          </table:table-cell>
          <table:table-cell office:value-type="float" office:value="-2.00789181" calcext:value-type="float">
            <text:p>-2,0078918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0.44253" calcext:value-type="float">
            <text:p>1624632620,44253</text:p>
          </table:table-cell>
          <table:table-cell table:formula="of:=ROUND([.A230]-[$menor.$A$1];1)" office:value-type="float" office:value="22.8" calcext:value-type="float">
            <text:p>22,8</text:p>
          </table:table-cell>
          <table:table-cell office:value-type="float" office:value="0.0635" calcext:value-type="float">
            <text:p>0,06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75175" calcext:value-type="float">
            <text:p>0,075175</text:p>
          </table:table-cell>
          <table:table-cell office:value-type="float" office:value="-1.406985" calcext:value-type="float">
            <text:p>-1,406985</text:p>
          </table:table-cell>
          <table:table-cell office:value-type="float" office:value="1" calcext:value-type="float">
            <text:p>1</text:p>
          </table:table-cell>
          <table:table-cell office:value-type="float" office:value="0.6108743" calcext:value-type="float">
            <text:p>0,6108743</text:p>
          </table:table-cell>
          <table:table-cell office:value-type="float" office:value="0" calcext:value-type="float">
            <text:p>0</text:p>
          </table:table-cell>
          <table:table-cell office:value-type="float" office:value="0.00399084" calcext:value-type="float">
            <text:p>0,00399084</text:p>
          </table:table-cell>
          <table:table-cell office:value-type="float" office:value="-2.00642263" calcext:value-type="float">
            <text:p>-2,0064226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0.54273" calcext:value-type="float">
            <text:p>1624632620,54273</text:p>
          </table:table-cell>
          <table:table-cell table:formula="of:=ROUND([.A231]-[$menor.$A$1];1)" office:value-type="float" office:value="22.9" calcext:value-type="float">
            <text:p>22,9</text:p>
          </table:table-cell>
          <table:table-cell office:value-type="float" office:value="0.0625" calcext:value-type="float">
            <text:p>0,06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74205" calcext:value-type="float">
            <text:p>0,074205</text:p>
          </table:table-cell>
          <table:table-cell office:value-type="float" office:value="-1.412805" calcext:value-type="float">
            <text:p>-1,412805</text:p>
          </table:table-cell>
          <table:table-cell office:value-type="float" office:value="1" calcext:value-type="float">
            <text:p>1</text:p>
          </table:table-cell>
          <table:table-cell office:value-type="float" office:value="0.6049788" calcext:value-type="float">
            <text:p>0,6049788</text:p>
          </table:table-cell>
          <table:table-cell office:value-type="float" office:value="0" calcext:value-type="float">
            <text:p>0</text:p>
          </table:table-cell>
          <table:table-cell office:value-type="float" office:value="0.00467783" calcext:value-type="float">
            <text:p>0,00467783</text:p>
          </table:table-cell>
          <table:table-cell office:value-type="float" office:value="-2.0078423" calcext:value-type="float">
            <text:p>-2,007842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0.6429" calcext:value-type="float">
            <text:p>1624632620,6429</text:p>
          </table:table-cell>
          <table:table-cell table:formula="of:=ROUND([.A232]-[$menor.$A$1];1)" office:value-type="float" office:value="23" calcext:value-type="float">
            <text:p>23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  <table:table-cell office:value-type="float" office:value="0.073235" calcext:value-type="float">
            <text:p>0,073235</text:p>
          </table:table-cell>
          <table:table-cell office:value-type="float" office:value="-1.418625" calcext:value-type="float">
            <text:p>-1,418625</text:p>
          </table:table-cell>
          <table:table-cell office:value-type="float" office:value="1" calcext:value-type="float">
            <text:p>1</text:p>
          </table:table-cell>
          <table:table-cell office:value-type="float" office:value="0.59776086" calcext:value-type="float">
            <text:p>0,59776086</text:p>
          </table:table-cell>
          <table:table-cell office:value-type="float" office:value="-1" calcext:value-type="float">
            <text:p>-1</text:p>
          </table:table-cell>
          <table:table-cell office:value-type="float" office:value="-0.0166638" calcext:value-type="float">
            <text:p>-0,0166638</text:p>
          </table:table-cell>
          <table:table-cell office:value-type="float" office:value="-2.00361876" calcext:value-type="float">
            <text:p>-2,00361876</text:p>
          </table:table-cell>
          <table:table-cell office:value-type="float" office:value="-98.74373506" calcext:value-type="float">
            <text:p>-98,74373506</text:p>
          </table:table-cell>
        </table:table-row>
        <table:table-row table:style-name="ro1">
          <table:table-cell office:value-type="float" office:value="1624632620.74305" calcext:value-type="float">
            <text:p>1624632620,74305</text:p>
          </table:table-cell>
          <table:table-cell table:formula="of:=ROUND([.A233]-[$menor.$A$1];1)" office:value-type="float" office:value="23.1" calcext:value-type="float">
            <text:p>23,1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  <table:table-cell office:value-type="float" office:value="0.072265" calcext:value-type="float">
            <text:p>0,072265</text:p>
          </table:table-cell>
          <table:table-cell office:value-type="float" office:value="-1.42493" calcext:value-type="float">
            <text:p>-1,42493</text:p>
          </table:table-cell>
          <table:table-cell office:value-type="float" office:value="1" calcext:value-type="float">
            <text:p>1</text:p>
          </table:table-cell>
          <table:table-cell office:value-type="float" office:value="0.59186512" calcext:value-type="float">
            <text:p>0,59186512</text:p>
          </table:table-cell>
          <table:table-cell office:value-type="float" office:value="1" calcext:value-type="float">
            <text:p>1</text:p>
          </table:table-cell>
          <table:table-cell office:value-type="float" office:value="0.00373298" calcext:value-type="float">
            <text:p>0,00373298</text:p>
          </table:table-cell>
          <table:table-cell office:value-type="float" office:value="-2.00639519" calcext:value-type="float">
            <text:p>-2,0063951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0.84322" calcext:value-type="float">
            <text:p>1624632620,84322</text:p>
          </table:table-cell>
          <table:table-cell table:formula="of:=ROUND([.A234]-[$menor.$A$1];1)" office:value-type="float" office:value="23.2" calcext:value-type="float">
            <text:p>23,2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0.071295" calcext:value-type="float">
            <text:p>0,071295</text:p>
          </table:table-cell>
          <table:table-cell office:value-type="float" office:value="-1.43075" calcext:value-type="float">
            <text:p>-1,43075</text:p>
          </table:table-cell>
          <table:table-cell office:value-type="float" office:value="1" calcext:value-type="float">
            <text:p>1</text:p>
          </table:table-cell>
          <table:table-cell office:value-type="float" office:value="0.58596951" calcext:value-type="float">
            <text:p>0,58596951</text:p>
          </table:table-cell>
          <table:table-cell office:value-type="float" office:value="1" calcext:value-type="float">
            <text:p>1</text:p>
          </table:table-cell>
          <table:table-cell office:value-type="float" office:value="0.0034553" calcext:value-type="float">
            <text:p>0,0034553</text:p>
          </table:table-cell>
          <table:table-cell office:value-type="float" office:value="-2.00684536" calcext:value-type="float">
            <text:p>-2,00684536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0.94336" calcext:value-type="float">
            <text:p>1624632620,94336</text:p>
          </table:table-cell>
          <table:table-cell table:formula="of:=ROUND([.A235]-[$menor.$A$1];1)" office:value-type="float" office:value="23.3" calcext:value-type="float">
            <text:p>23,3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71295" calcext:value-type="float">
            <text:p>0,071295</text:p>
          </table:table-cell>
          <table:table-cell office:value-type="float" office:value="-1.43657" calcext:value-type="float">
            <text:p>-1,43657</text:p>
          </table:table-cell>
          <table:table-cell office:value-type="float" office:value="1" calcext:value-type="float">
            <text:p>1</text:p>
          </table:table-cell>
          <table:table-cell office:value-type="float" office:value="0.5795927" calcext:value-type="float">
            <text:p>0,5795927</text:p>
          </table:table-cell>
          <table:table-cell office:value-type="float" office:value="1" calcext:value-type="float">
            <text:p>1</text:p>
          </table:table-cell>
          <table:table-cell office:value-type="float" office:value="0.00323412" calcext:value-type="float">
            <text:p>0,00323412</text:p>
          </table:table-cell>
          <table:table-cell office:value-type="float" office:value="-2.00633268" calcext:value-type="float">
            <text:p>-2,0063326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1.04357" calcext:value-type="float">
            <text:p>1624632621,04357</text:p>
          </table:table-cell>
          <table:table-cell table:formula="of:=ROUND([.A236]-[$menor.$A$1];1)" office:value-type="float" office:value="23.4" calcext:value-type="float">
            <text:p>23,4</text:p>
          </table:table-cell>
          <table:table-cell office:value-type="float" office:value="0.0595" calcext:value-type="float">
            <text:p>0,05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70325" calcext:value-type="float">
            <text:p>0,070325</text:p>
          </table:table-cell>
          <table:table-cell office:value-type="float" office:value="-1.442875" calcext:value-type="float">
            <text:p>-1,442875</text:p>
          </table:table-cell>
          <table:table-cell office:value-type="float" office:value="1" calcext:value-type="float">
            <text:p>1</text:p>
          </table:table-cell>
          <table:table-cell office:value-type="float" office:value="0.57369727" calcext:value-type="float">
            <text:p>0,57369727</text:p>
          </table:table-cell>
          <table:table-cell office:value-type="float" office:value="1" calcext:value-type="float">
            <text:p>1</text:p>
          </table:table-cell>
          <table:table-cell office:value-type="float" office:value="0.00392641" calcext:value-type="float">
            <text:p>0,00392641</text:p>
          </table:table-cell>
          <table:table-cell office:value-type="float" office:value="-2.00629803" calcext:value-type="float">
            <text:p>-2,0062980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1.14371" calcext:value-type="float">
            <text:p>1624632621,14371</text:p>
          </table:table-cell>
          <table:table-cell table:formula="of:=ROUND([.A237]-[$menor.$A$1];1)" office:value-type="float" office:value="23.5" calcext:value-type="float">
            <text:p>23,5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9355" calcext:value-type="float">
            <text:p>0,069355</text:p>
          </table:table-cell>
          <table:table-cell office:value-type="float" office:value="-1.448695" calcext:value-type="float">
            <text:p>-1,448695</text:p>
          </table:table-cell>
          <table:table-cell office:value-type="float" office:value="1" calcext:value-type="float">
            <text:p>1</text:p>
          </table:table-cell>
          <table:table-cell office:value-type="float" office:value="0.56792283" calcext:value-type="float">
            <text:p>0,56792283</text:p>
          </table:table-cell>
          <table:table-cell office:value-type="float" office:value="1" calcext:value-type="float">
            <text:p>1</text:p>
          </table:table-cell>
          <table:table-cell office:value-type="float" office:value="0.0036345" calcext:value-type="float">
            <text:p>0,0036345</text:p>
          </table:table-cell>
          <table:table-cell office:value-type="float" office:value="-2.00686854" calcext:value-type="float">
            <text:p>-2,0068685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1.24395" calcext:value-type="float">
            <text:p>1624632621,24395</text:p>
          </table:table-cell>
          <table:table-cell table:formula="of:=ROUND([.A238]-[$menor.$A$1];1)" office:value-type="float" office:value="23.6" calcext:value-type="float">
            <text:p>23,6</text:p>
          </table:table-cell>
          <table:table-cell office:value-type="float" office:value="0.0585" calcext:value-type="float">
            <text:p>0,05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8385" calcext:value-type="float">
            <text:p>0,068385</text:p>
          </table:table-cell>
          <table:table-cell office:value-type="float" office:value="-1.454515" calcext:value-type="float">
            <text:p>-1,454515</text:p>
          </table:table-cell>
          <table:table-cell office:value-type="float" office:value="1" calcext:value-type="float">
            <text:p>1</text:p>
          </table:table-cell>
          <table:table-cell office:value-type="float" office:value="0.56154597" calcext:value-type="float">
            <text:p>0,56154597</text:p>
          </table:table-cell>
          <table:table-cell office:value-type="float" office:value="1" calcext:value-type="float">
            <text:p>1</text:p>
          </table:table-cell>
          <table:table-cell office:value-type="float" office:value="0.00341332" calcext:value-type="float">
            <text:p>0,00341332</text:p>
          </table:table-cell>
          <table:table-cell office:value-type="float" office:value="-2.0063558" calcext:value-type="float">
            <text:p>-2,006355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1.34417" calcext:value-type="float">
            <text:p>1624632621,34417</text:p>
          </table:table-cell>
          <table:table-cell table:formula="of:=ROUND([.A239]-[$menor.$A$1];1)" office:value-type="float" office:value="23.7" calcext:value-type="float">
            <text:p>23,7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7415" calcext:value-type="float">
            <text:p>0,067415</text:p>
          </table:table-cell>
          <table:table-cell office:value-type="float" office:value="-1.45985" calcext:value-type="float">
            <text:p>-1,45985</text:p>
          </table:table-cell>
          <table:table-cell office:value-type="float" office:value="1" calcext:value-type="float">
            <text:p>1</text:p>
          </table:table-cell>
          <table:table-cell office:value-type="float" office:value="0.55565035" calcext:value-type="float">
            <text:p>0,55565035</text:p>
          </table:table-cell>
          <table:table-cell office:value-type="float" office:value="1" calcext:value-type="float">
            <text:p>1</text:p>
          </table:table-cell>
          <table:table-cell office:value-type="float" office:value="0.01327723" calcext:value-type="float">
            <text:p>0,01327723</text:p>
          </table:table-cell>
          <table:table-cell office:value-type="float" office:value="-2.00742589" calcext:value-type="float">
            <text:p>-2,00742589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21.44415" calcext:value-type="float">
            <text:p>1624632621,44415</text:p>
          </table:table-cell>
          <table:table-cell table:formula="of:=ROUND([.A240]-[$menor.$A$1];1)" office:value-type="float" office:value="23.8" calcext:value-type="float">
            <text:p>23,8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7415" calcext:value-type="float">
            <text:p>0,067415</text:p>
          </table:table-cell>
          <table:table-cell office:value-type="float" office:value="-1.46567" calcext:value-type="float">
            <text:p>-1,46567</text:p>
          </table:table-cell>
          <table:table-cell office:value-type="float" office:value="1" calcext:value-type="float">
            <text:p>1</text:p>
          </table:table-cell>
          <table:table-cell office:value-type="float" office:value="0.54975486" calcext:value-type="float">
            <text:p>0,54975486</text:p>
          </table:table-cell>
          <table:table-cell office:value-type="float" office:value="0" calcext:value-type="float">
            <text:p>0</text:p>
          </table:table-cell>
          <table:table-cell office:value-type="float" office:value="0.00335299" calcext:value-type="float">
            <text:p>0,00335299</text:p>
          </table:table-cell>
          <table:table-cell office:value-type="float" office:value="-2.00585958" calcext:value-type="float">
            <text:p>-2,0058595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54369" calcext:value-type="float">
            <text:p>1624632621,54369</text:p>
          </table:table-cell>
          <table:table-cell table:formula="of:=ROUND([.A241]-[$menor.$A$1];1)" office:value-type="float" office:value="23.9" calcext:value-type="float">
            <text:p>23,9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6445" calcext:value-type="float">
            <text:p>0,066445</text:p>
          </table:table-cell>
          <table:table-cell office:value-type="float" office:value="-1.471975" calcext:value-type="float">
            <text:p>-1,471975</text:p>
          </table:table-cell>
          <table:table-cell office:value-type="float" office:value="1" calcext:value-type="float">
            <text:p>1</text:p>
          </table:table-cell>
          <table:table-cell office:value-type="float" office:value="0.54434073" calcext:value-type="float">
            <text:p>0,54434073</text:p>
          </table:table-cell>
          <table:table-cell office:value-type="float" office:value="0" calcext:value-type="float">
            <text:p>0</text:p>
          </table:table-cell>
          <table:table-cell office:value-type="float" office:value="0.00398388" calcext:value-type="float">
            <text:p>0,00398388</text:p>
          </table:table-cell>
          <table:table-cell office:value-type="float" office:value="-2.00630234" calcext:value-type="float">
            <text:p>-2,0063023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64391" calcext:value-type="float">
            <text:p>1624632621,64391</text:p>
          </table:table-cell>
          <table:table-cell table:formula="of:=ROUND([.A242]-[$menor.$A$1];1)" office:value-type="float" office:value="24" calcext:value-type="float">
            <text:p>24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5475" calcext:value-type="float">
            <text:p>0,065475</text:p>
          </table:table-cell>
          <table:table-cell office:value-type="float" office:value="-1.476825" calcext:value-type="float">
            <text:p>-1,476825</text:p>
          </table:table-cell>
          <table:table-cell office:value-type="float" office:value="1" calcext:value-type="float">
            <text:p>1</text:p>
          </table:table-cell>
          <table:table-cell office:value-type="float" office:value="0.53856599" calcext:value-type="float">
            <text:p>0,53856599</text:p>
          </table:table-cell>
          <table:table-cell office:value-type="float" office:value="0" calcext:value-type="float">
            <text:p>0</text:p>
          </table:table-cell>
          <table:table-cell office:value-type="float" office:value="0.00368681" calcext:value-type="float">
            <text:p>0,00368681</text:p>
          </table:table-cell>
          <table:table-cell office:value-type="float" office:value="-2.00687194" calcext:value-type="float">
            <text:p>-2,0068719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74375" calcext:value-type="float">
            <text:p>1624632621,74375</text:p>
          </table:table-cell>
          <table:table-cell table:formula="of:=ROUND([.A243]-[$menor.$A$1];1)" office:value-type="float" office:value="24.1" calcext:value-type="float">
            <text:p>24,1</text:p>
          </table:table-cell>
          <table:table-cell office:value-type="float" office:value="0.0555" calcext:value-type="float">
            <text:p>0,05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65475" calcext:value-type="float">
            <text:p>0,065475</text:p>
          </table:table-cell>
          <table:table-cell office:value-type="float" office:value="-1.482645" calcext:value-type="float">
            <text:p>-1,482645</text:p>
          </table:table-cell>
          <table:table-cell office:value-type="float" office:value="1" calcext:value-type="float">
            <text:p>1</text:p>
          </table:table-cell>
          <table:table-cell office:value-type="float" office:value="0.53218919" calcext:value-type="float">
            <text:p>0,53218919</text:p>
          </table:table-cell>
          <table:table-cell office:value-type="float" office:value="0" calcext:value-type="float">
            <text:p>0</text:p>
          </table:table-cell>
          <table:table-cell office:value-type="float" office:value="0.00345988" calcext:value-type="float">
            <text:p>0,00345988</text:p>
          </table:table-cell>
          <table:table-cell office:value-type="float" office:value="-2.00538858" calcext:value-type="float">
            <text:p>-2,0053885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84396" calcext:value-type="float">
            <text:p>1624632621,84396</text:p>
          </table:table-cell>
          <table:table-cell table:formula="of:=ROUND([.A244]-[$menor.$A$1];1)" office:value-type="float" office:value="24.2" calcext:value-type="float">
            <text:p>24,2</text:p>
          </table:table-cell>
          <table:table-cell office:value-type="float" office:value="0.055" calcext:value-type="float">
            <text:p>0,055</text:p>
          </table:table-cell>
          <table:table-cell office:value-type="float" office:value="0" calcext:value-type="float">
            <text:p>0</text:p>
          </table:table-cell>
          <table:table-cell office:value-type="float" office:value="0.06402" calcext:value-type="float">
            <text:p>0,06402</text:p>
          </table:table-cell>
          <table:table-cell office:value-type="float" office:value="-1.48798" calcext:value-type="float">
            <text:p>-1,48798</text:p>
          </table:table-cell>
          <table:table-cell office:value-type="float" office:value="1" calcext:value-type="float">
            <text:p>1</text:p>
          </table:table-cell>
          <table:table-cell office:value-type="float" office:value="0.52725613" calcext:value-type="float">
            <text:p>0,52725613</text:p>
          </table:table-cell>
          <table:table-cell office:value-type="float" office:value="0" calcext:value-type="float">
            <text:p>0</text:p>
          </table:table-cell>
          <table:table-cell office:value-type="float" office:value="0.00403472" calcext:value-type="float">
            <text:p>0,00403472</text:p>
          </table:table-cell>
          <table:table-cell office:value-type="float" office:value="-2.00630913" calcext:value-type="float">
            <text:p>-2,0063091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94413" calcext:value-type="float">
            <text:p>1624632621,94413</text:p>
          </table:table-cell>
          <table:table-cell table:formula="of:=ROUND([.A245]-[$menor.$A$1];1)" office:value-type="float" office:value="24.3" calcext:value-type="float">
            <text:p>24,3</text:p>
          </table:table-cell>
          <table:table-cell office:value-type="float" office:value="0.054" calcext:value-type="float">
            <text:p>0,054</text:p>
          </table:table-cell>
          <table:table-cell office:value-type="float" office:value="0" calcext:value-type="float">
            <text:p>0</text:p>
          </table:table-cell>
          <table:table-cell office:value-type="float" office:value="0.06305" calcext:value-type="float">
            <text:p>0,06305</text:p>
          </table:table-cell>
          <table:table-cell office:value-type="float" office:value="-1.4938" calcext:value-type="float">
            <text:p>-1,4938</text:p>
          </table:table-cell>
          <table:table-cell office:value-type="float" office:value="1" calcext:value-type="float">
            <text:p>1</text:p>
          </table:table-cell>
          <table:table-cell office:value-type="float" office:value="0.52148169" calcext:value-type="float">
            <text:p>0,52148169</text:p>
          </table:table-cell>
          <table:table-cell office:value-type="float" office:value="-1" calcext:value-type="float">
            <text:p>-1</text:p>
          </table:table-cell>
          <table:table-cell office:value-type="float" office:value="-0.00577724" calcext:value-type="float">
            <text:p>-0,00577724</text:p>
          </table:table-cell>
          <table:table-cell office:value-type="float" office:value="-2.00476961" calcext:value-type="float">
            <text:p>-2,0047696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2.04431" calcext:value-type="float">
            <text:p>1624632622,04431</text:p>
          </table:table-cell>
          <table:table-cell table:formula="of:=ROUND([.A246]-[$menor.$A$1];1)" office:value-type="float" office:value="24.4" calcext:value-type="float">
            <text:p>24,4</text:p>
          </table:table-cell>
          <table:table-cell office:value-type="float" office:value="0.054" calcext:value-type="float">
            <text:p>0,054</text:p>
          </table:table-cell>
          <table:table-cell office:value-type="float" office:value="0" calcext:value-type="float">
            <text:p>0</text:p>
          </table:table-cell>
          <table:table-cell office:value-type="float" office:value="0.06305" calcext:value-type="float">
            <text:p>0,06305</text:p>
          </table:table-cell>
          <table:table-cell office:value-type="float" office:value="-1.49865" calcext:value-type="float">
            <text:p>-1,49865</text:p>
          </table:table-cell>
          <table:table-cell office:value-type="float" office:value="1" calcext:value-type="float">
            <text:p>1</text:p>
          </table:table-cell>
          <table:table-cell office:value-type="float" office:value="0.51600683" calcext:value-type="float">
            <text:p>0,51600683</text:p>
          </table:table-cell>
          <table:table-cell office:value-type="float" office:value="0" calcext:value-type="float">
            <text:p>0</text:p>
          </table:table-cell>
          <table:table-cell office:value-type="float" office:value="0.00292059" calcext:value-type="float">
            <text:p>0,00292059</text:p>
          </table:table-cell>
          <table:table-cell office:value-type="float" office:value="-2.00629146" calcext:value-type="float">
            <text:p>-2,006291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14454" calcext:value-type="float">
            <text:p>1624632622,14454</text:p>
          </table:table-cell>
          <table:table-cell table:formula="of:=ROUND([.A247]-[$menor.$A$1];1)" office:value-type="float" office:value="24.5" calcext:value-type="float">
            <text:p>24,5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0.06208" calcext:value-type="float">
            <text:p>0,06208</text:p>
          </table:table-cell>
          <table:table-cell office:value-type="float" office:value="-1.503985" calcext:value-type="float">
            <text:p>-1,503985</text:p>
          </table:table-cell>
          <table:table-cell office:value-type="float" office:value="1" calcext:value-type="float">
            <text:p>1</text:p>
          </table:table-cell>
          <table:table-cell office:value-type="float" office:value="0.51011151" calcext:value-type="float">
            <text:p>0,51011151</text:p>
          </table:table-cell>
          <table:table-cell office:value-type="float" office:value="0" calcext:value-type="float">
            <text:p>0</text:p>
          </table:table-cell>
          <table:table-cell office:value-type="float" office:value="0.00360756" calcext:value-type="float">
            <text:p>0,00360756</text:p>
          </table:table-cell>
          <table:table-cell office:value-type="float" office:value="-2.00528631" calcext:value-type="float">
            <text:p>-2,005286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24474" calcext:value-type="float">
            <text:p>1624632622,24474</text:p>
          </table:table-cell>
          <table:table-cell table:formula="of:=ROUND([.A248]-[$menor.$A$1];1)" office:value-type="float" office:value="24.6" calcext:value-type="float">
            <text:p>24,6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0.06111" calcext:value-type="float">
            <text:p>0,06111</text:p>
          </table:table-cell>
          <table:table-cell office:value-type="float" office:value="-1.509805" calcext:value-type="float">
            <text:p>-1,509805</text:p>
          </table:table-cell>
          <table:table-cell office:value-type="float" office:value="1" calcext:value-type="float">
            <text:p>1</text:p>
          </table:table-cell>
          <table:table-cell office:value-type="float" office:value="0.50529903" calcext:value-type="float">
            <text:p>0,50529903</text:p>
          </table:table-cell>
          <table:table-cell office:value-type="float" office:value="0" calcext:value-type="float">
            <text:p>0</text:p>
          </table:table-cell>
          <table:table-cell office:value-type="float" office:value="0.00319835" calcext:value-type="float">
            <text:p>0,00319835</text:p>
          </table:table-cell>
          <table:table-cell office:value-type="float" office:value="-2.00584162" calcext:value-type="float">
            <text:p>-2,0058416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34509" calcext:value-type="float">
            <text:p>1624632622,34509</text:p>
          </table:table-cell>
          <table:table-cell table:formula="of:=ROUND([.A249]-[$menor.$A$1];1)" office:value-type="float" office:value="24.7" calcext:value-type="float">
            <text:p>24,7</text:p>
          </table:table-cell>
          <table:table-cell office:value-type="float" office:value="0.0515" calcext:value-type="float">
            <text:p>0,05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6111" calcext:value-type="float">
            <text:p>0,06111</text:p>
          </table:table-cell>
          <table:table-cell office:value-type="float" office:value="-1.514655" calcext:value-type="float">
            <text:p>-1,514655</text:p>
          </table:table-cell>
          <table:table-cell office:value-type="float" office:value="1" calcext:value-type="float">
            <text:p>1</text:p>
          </table:table-cell>
          <table:table-cell office:value-type="float" office:value="0.49988478" calcext:value-type="float">
            <text:p>0,49988478</text:p>
          </table:table-cell>
          <table:table-cell office:value-type="float" office:value="0" calcext:value-type="float">
            <text:p>0</text:p>
          </table:table-cell>
          <table:table-cell office:value-type="float" office:value="0.00285926" calcext:value-type="float">
            <text:p>0,00285926</text:p>
          </table:table-cell>
          <table:table-cell office:value-type="float" office:value="-2.00628425" calcext:value-type="float">
            <text:p>-2,0062842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44535" calcext:value-type="float">
            <text:p>1624632622,44535</text:p>
          </table:table-cell>
          <table:table-cell table:formula="of:=ROUND([.A250]-[$menor.$A$1];1)" office:value-type="float" office:value="24.8" calcext:value-type="float">
            <text:p>24,8</text:p>
          </table:table-cell>
          <table:table-cell office:value-type="float" office:value="0.052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office:value-type="float" office:value="0.06014" calcext:value-type="float">
            <text:p>0,06014</text:p>
          </table:table-cell>
          <table:table-cell office:value-type="float" office:value="-1.51999" calcext:value-type="float">
            <text:p>-1,51999</text:p>
          </table:table-cell>
          <table:table-cell office:value-type="float" office:value="1" calcext:value-type="float">
            <text:p>1</text:p>
          </table:table-cell>
          <table:table-cell office:value-type="float" office:value="0.49398944" calcext:value-type="float">
            <text:p>0,49398944</text:p>
          </table:table-cell>
          <table:table-cell office:value-type="float" office:value="0" calcext:value-type="float">
            <text:p>0</text:p>
          </table:table-cell>
          <table:table-cell office:value-type="float" office:value="0.00354624" calcext:value-type="float">
            <text:p>0,00354624</text:p>
          </table:table-cell>
          <table:table-cell office:value-type="float" office:value="-2.00527907" calcext:value-type="float">
            <text:p>-2,0052790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54557" calcext:value-type="float">
            <text:p>1624632622,54557</text:p>
          </table:table-cell>
          <table:table-cell table:formula="of:=ROUND([.A251]-[$menor.$A$1];1)" office:value-type="float" office:value="24.9" calcext:value-type="float">
            <text:p>24,9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0.06014" calcext:value-type="float">
            <text:p>0,06014</text:p>
          </table:table-cell>
          <table:table-cell office:value-type="float" office:value="-1.52484" calcext:value-type="float">
            <text:p>-1,52484</text:p>
          </table:table-cell>
          <table:table-cell office:value-type="float" office:value="1" calcext:value-type="float">
            <text:p>1</text:p>
          </table:table-cell>
          <table:table-cell office:value-type="float" office:value="0.48917708" calcext:value-type="float">
            <text:p>0,48917708</text:p>
          </table:table-cell>
          <table:table-cell office:value-type="float" office:value="0" calcext:value-type="float">
            <text:p>0</text:p>
          </table:table-cell>
          <table:table-cell office:value-type="float" office:value="0.00313701" calcext:value-type="float">
            <text:p>0,00313701</text:p>
          </table:table-cell>
          <table:table-cell office:value-type="float" office:value="-2.00583449" calcext:value-type="float">
            <text:p>-2,0058344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64575" calcext:value-type="float">
            <text:p>1624632622,64575</text:p>
          </table:table-cell>
          <table:table-cell table:formula="of:=ROUND([.A252]-[$menor.$A$1];1)" office:value-type="float" office:value="25" calcext:value-type="float">
            <text:p>25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0.05917" calcext:value-type="float">
            <text:p>0,05917</text:p>
          </table:table-cell>
          <table:table-cell office:value-type="float" office:value="-1.52969" calcext:value-type="float">
            <text:p>-1,52969</text:p>
          </table:table-cell>
          <table:table-cell office:value-type="float" office:value="1" calcext:value-type="float">
            <text:p>1</text:p>
          </table:table-cell>
          <table:table-cell office:value-type="float" office:value="0.48376277" calcext:value-type="float">
            <text:p>0,48376277</text:p>
          </table:table-cell>
          <table:table-cell office:value-type="float" office:value="0" calcext:value-type="float">
            <text:p>0</text:p>
          </table:table-cell>
          <table:table-cell office:value-type="float" office:value="0.00376793" calcext:value-type="float">
            <text:p>0,00376793</text:p>
          </table:table-cell>
          <table:table-cell office:value-type="float" office:value="-2.00530707" calcext:value-type="float">
            <text:p>-2,0053070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74593" calcext:value-type="float">
            <text:p>1624632622,74593</text:p>
          </table:table-cell>
          <table:table-cell table:formula="of:=ROUND([.A253]-[$menor.$A$1];1)" office:value-type="float" office:value="25.1" calcext:value-type="float">
            <text:p>25,1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0.0582" calcext:value-type="float">
            <text:p>0,0582</text:p>
          </table:table-cell>
          <table:table-cell office:value-type="float" office:value="-1.53454" calcext:value-type="float">
            <text:p>-1,53454</text:p>
          </table:table-cell>
          <table:table-cell office:value-type="float" office:value="1" calcext:value-type="float">
            <text:p>1</text:p>
          </table:table-cell>
          <table:table-cell office:value-type="float" office:value="0.47895077" calcext:value-type="float">
            <text:p>0,47895077</text:p>
          </table:table-cell>
          <table:table-cell office:value-type="float" office:value="-1" calcext:value-type="float">
            <text:p>-1</text:p>
          </table:table-cell>
          <table:table-cell office:value-type="float" office:value="-0.00493473" calcext:value-type="float">
            <text:p>-0,00493473</text:p>
          </table:table-cell>
          <table:table-cell office:value-type="float" office:value="-2.00433136" calcext:value-type="float">
            <text:p>-2,0043313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2.84613" calcext:value-type="float">
            <text:p>1624632622,84613</text:p>
          </table:table-cell>
          <table:table-cell table:formula="of:=ROUND([.A254]-[$menor.$A$1];1)" office:value-type="float" office:value="25.2" calcext:value-type="float">
            <text:p>25,2</text:p>
          </table:table-cell>
          <table:table-cell office:value-type="float" office:value="0.049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0.0582" calcext:value-type="float">
            <text:p>0,0582</text:p>
          </table:table-cell>
          <table:table-cell office:value-type="float" office:value="-1.539875" calcext:value-type="float">
            <text:p>-1,539875</text:p>
          </table:table-cell>
          <table:table-cell office:value-type="float" office:value="1" calcext:value-type="float">
            <text:p>1</text:p>
          </table:table-cell>
          <table:table-cell office:value-type="float" office:value="0.4740175" calcext:value-type="float">
            <text:p>0,4740175</text:p>
          </table:table-cell>
          <table:table-cell office:value-type="float" office:value="0" calcext:value-type="float">
            <text:p>0</text:p>
          </table:table-cell>
          <table:table-cell office:value-type="float" office:value="0.00296353" calcext:value-type="float">
            <text:p>0,00296353</text:p>
          </table:table-cell>
          <table:table-cell office:value-type="float" office:value="-2.00532819" calcext:value-type="float">
            <text:p>-2,0053281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94635" calcext:value-type="float">
            <text:p>1624632622,94635</text:p>
          </table:table-cell>
          <table:table-cell table:formula="of:=ROUND([.A255]-[$menor.$A$1];1)" office:value-type="float" office:value="25.3" calcext:value-type="float">
            <text:p>25,3</text:p>
          </table:table-cell>
          <table:table-cell office:value-type="float" office:value="0.049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0.05723" calcext:value-type="float">
            <text:p>0,05723</text:p>
          </table:table-cell>
          <table:table-cell office:value-type="float" office:value="-1.544725" calcext:value-type="float">
            <text:p>-1,544725</text:p>
          </table:table-cell>
          <table:table-cell office:value-type="float" office:value="1" calcext:value-type="float">
            <text:p>1</text:p>
          </table:table-cell>
          <table:table-cell office:value-type="float" office:value="0.46908447" calcext:value-type="float">
            <text:p>0,46908447</text:p>
          </table:table-cell>
          <table:table-cell office:value-type="float" office:value="0" calcext:value-type="float">
            <text:p>0</text:p>
          </table:table-cell>
          <table:table-cell office:value-type="float" office:value="0.00353837" calcext:value-type="float">
            <text:p>0,00353837</text:p>
          </table:table-cell>
          <table:table-cell office:value-type="float" office:value="-2.00576377" calcext:value-type="float">
            <text:p>-2,005763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04657" calcext:value-type="float">
            <text:p>1624632623,04657</text:p>
          </table:table-cell>
          <table:table-cell table:formula="of:=ROUND([.A256]-[$menor.$A$1];1)" office:value-type="float" office:value="25.4" calcext:value-type="float">
            <text:p>25,4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0.05723" calcext:value-type="float">
            <text:p>0,05723</text:p>
          </table:table-cell>
          <table:table-cell office:value-type="float" office:value="-1.548605" calcext:value-type="float">
            <text:p>-1,548605</text:p>
          </table:table-cell>
          <table:table-cell office:value-type="float" office:value="1" calcext:value-type="float">
            <text:p>1</text:p>
          </table:table-cell>
          <table:table-cell office:value-type="float" office:value="0.46379119" calcext:value-type="float">
            <text:p>0,46379119</text:p>
          </table:table-cell>
          <table:table-cell office:value-type="float" office:value="-1" calcext:value-type="float">
            <text:p>-1</text:p>
          </table:table-cell>
          <table:table-cell office:value-type="float" office:value="-0.00484571" calcext:value-type="float">
            <text:p>-0,00484571</text:p>
          </table:table-cell>
          <table:table-cell office:value-type="float" office:value="-2.00434318" calcext:value-type="float">
            <text:p>-2,0043431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3.1468" calcext:value-type="float">
            <text:p>1624632623,1468</text:p>
          </table:table-cell>
          <table:table-cell table:formula="of:=ROUND([.A257]-[$menor.$A$1];1)" office:value-type="float" office:value="25.5" calcext:value-type="float">
            <text:p>25,5</text:p>
          </table:table-cell>
          <table:table-cell office:value-type="float" office:value="0.0475" calcext:value-type="float">
            <text:p>0,04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626" calcext:value-type="float">
            <text:p>0,05626</text:p>
          </table:table-cell>
          <table:table-cell office:value-type="float" office:value="-1.55394" calcext:value-type="float">
            <text:p>-1,55394</text:p>
          </table:table-cell>
          <table:table-cell office:value-type="float" office:value="1" calcext:value-type="float">
            <text:p>1</text:p>
          </table:table-cell>
          <table:table-cell office:value-type="float" office:value="0.45885792" calcext:value-type="float">
            <text:p>0,45885792</text:p>
          </table:table-cell>
          <table:table-cell office:value-type="float" office:value="0" calcext:value-type="float">
            <text:p>0</text:p>
          </table:table-cell>
          <table:table-cell office:value-type="float" office:value="0.00376005" calcext:value-type="float">
            <text:p>0,00376005</text:p>
          </table:table-cell>
          <table:table-cell office:value-type="float" office:value="-2.00433689" calcext:value-type="float">
            <text:p>-2,0043368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24695" calcext:value-type="float">
            <text:p>1624632623,24695</text:p>
          </table:table-cell>
          <table:table-cell table:formula="of:=ROUND([.A258]-[$menor.$A$1];1)" office:value-type="float" office:value="25.6" calcext:value-type="float">
            <text:p>25,6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0.05529" calcext:value-type="float">
            <text:p>0,05529</text:p>
          </table:table-cell>
          <table:table-cell office:value-type="float" office:value="-1.55879" calcext:value-type="float">
            <text:p>-1,55879</text:p>
          </table:table-cell>
          <table:table-cell office:value-type="float" office:value="1" calcext:value-type="float">
            <text:p>1</text:p>
          </table:table-cell>
          <table:table-cell office:value-type="float" office:value="0.45500848" calcext:value-type="float">
            <text:p>0,45500848</text:p>
          </table:table-cell>
          <table:table-cell office:value-type="float" office:value="-1" calcext:value-type="float">
            <text:p>-1</text:p>
          </table:table-cell>
          <table:table-cell office:value-type="float" office:value="-0.0046402" calcext:value-type="float">
            <text:p>-0,0046402</text:p>
          </table:table-cell>
          <table:table-cell office:value-type="float" office:value="-2.00485449" calcext:value-type="float">
            <text:p>-2,00485449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3.34727" calcext:value-type="float">
            <text:p>1624632623,34727</text:p>
          </table:table-cell>
          <table:table-cell table:formula="of:=ROUND([.A259]-[$menor.$A$1];1)" office:value-type="float" office:value="25.7" calcext:value-type="float">
            <text:p>25,7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0.05529" calcext:value-type="float">
            <text:p>0,05529</text:p>
          </table:table-cell>
          <table:table-cell office:value-type="float" office:value="-1.56267" calcext:value-type="float">
            <text:p>-1,56267</text:p>
          </table:table-cell>
          <table:table-cell office:value-type="float" office:value="1" calcext:value-type="float">
            <text:p>1</text:p>
          </table:table-cell>
          <table:table-cell office:value-type="float" office:value="0.44959393" calcext:value-type="float">
            <text:p>0,44959393</text:p>
          </table:table-cell>
          <table:table-cell office:value-type="float" office:value="0" calcext:value-type="float">
            <text:p>0</text:p>
          </table:table-cell>
          <table:table-cell office:value-type="float" office:value="0.00289957" calcext:value-type="float">
            <text:p>0,00289957</text:p>
          </table:table-cell>
          <table:table-cell office:value-type="float" office:value="-2.00532101" calcext:value-type="float">
            <text:p>-2,0053210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44694" calcext:value-type="float">
            <text:p>1624632623,44694</text:p>
          </table:table-cell>
          <table:table-cell table:formula="of:=ROUND([.A260]-[$menor.$A$1];1)" office:value-type="float" office:value="25.8" calcext:value-type="float">
            <text:p>25,8</text:p>
          </table:table-cell>
          <table:table-cell office:value-type="float" office:value="0.0455" calcext:value-type="float">
            <text:p>0,04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432" calcext:value-type="float">
            <text:p>0,05432</text:p>
          </table:table-cell>
          <table:table-cell office:value-type="float" office:value="-1.56752" calcext:value-type="float">
            <text:p>-1,56752</text:p>
          </table:table-cell>
          <table:table-cell office:value-type="float" office:value="1" calcext:value-type="float">
            <text:p>1</text:p>
          </table:table-cell>
          <table:table-cell office:value-type="float" office:value="0.44466081" calcext:value-type="float">
            <text:p>0,44466081</text:p>
          </table:table-cell>
          <table:table-cell office:value-type="float" office:value="0" calcext:value-type="float">
            <text:p>0</text:p>
          </table:table-cell>
          <table:table-cell office:value-type="float" office:value="0.00347442" calcext:value-type="float">
            <text:p>0,00347442</text:p>
          </table:table-cell>
          <table:table-cell office:value-type="float" office:value="-2.0043015" calcext:value-type="float">
            <text:p>-2,00430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54714" calcext:value-type="float">
            <text:p>1624632623,54714</text:p>
          </table:table-cell>
          <table:table-cell table:formula="of:=ROUND([.A261]-[$menor.$A$1];1)" office:value-type="float" office:value="25.9" calcext:value-type="float">
            <text:p>25,9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05432" calcext:value-type="float">
            <text:p>0,05432</text:p>
          </table:table-cell>
          <table:table-cell office:value-type="float" office:value="-1.572855" calcext:value-type="float">
            <text:p>-1,572855</text:p>
          </table:table-cell>
          <table:table-cell office:value-type="float" office:value="1" calcext:value-type="float">
            <text:p>1</text:p>
          </table:table-cell>
          <table:table-cell office:value-type="float" office:value="0.44081119" calcext:value-type="float">
            <text:p>0,44081119</text:p>
          </table:table-cell>
          <table:table-cell office:value-type="float" office:value="-1" calcext:value-type="float">
            <text:p>-1</text:p>
          </table:table-cell>
          <table:table-cell office:value-type="float" office:value="-0.00467997" calcext:value-type="float">
            <text:p>-0,00467997</text:p>
          </table:table-cell>
          <table:table-cell office:value-type="float" office:value="-2.00436494" calcext:value-type="float">
            <text:p>-2,00436494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3.64744" calcext:value-type="float">
            <text:p>1624632623,64744</text:p>
          </table:table-cell>
          <table:table-cell table:formula="of:=ROUND([.A262]-[$menor.$A$1];1)" office:value-type="float" office:value="26" calcext:value-type="float">
            <text:p>26</text:p>
          </table:table-cell>
          <table:table-cell office:value-type="float" office:value="0.0445" calcext:value-type="float">
            <text:p>0,04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335" calcext:value-type="float">
            <text:p>0,05335</text:p>
          </table:table-cell>
          <table:table-cell office:value-type="float" office:value="-1.576735" calcext:value-type="float">
            <text:p>-1,576735</text:p>
          </table:table-cell>
          <table:table-cell office:value-type="float" office:value="1" calcext:value-type="float">
            <text:p>1</text:p>
          </table:table-cell>
          <table:table-cell office:value-type="float" office:value="0.43587798" calcext:value-type="float">
            <text:p>0,43587798</text:p>
          </table:table-cell>
          <table:table-cell office:value-type="float" office:value="0" calcext:value-type="float">
            <text:p>0</text:p>
          </table:table-cell>
          <table:table-cell office:value-type="float" office:value="0.00352787" calcext:value-type="float">
            <text:p>0,00352787</text:p>
          </table:table-cell>
          <table:table-cell office:value-type="float" office:value="-2.0057635" calcext:value-type="float">
            <text:p>-2,005763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74678" calcext:value-type="float">
            <text:p>1624632623,74678</text:p>
          </table:table-cell>
          <table:table-cell table:formula="of:=ROUND([.A263]-[$menor.$A$1];1)" office:value-type="float" office:value="26.1" calcext:value-type="float">
            <text:p>26,1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1.581585" calcext:value-type="float">
            <text:p>-1,581585</text:p>
          </table:table-cell>
          <table:table-cell office:value-type="float" office:value="1" calcext:value-type="float">
            <text:p>1</text:p>
          </table:table-cell>
          <table:table-cell office:value-type="float" office:value="0.43058509" calcext:value-type="float">
            <text:p>0,43058509</text:p>
          </table:table-cell>
          <table:table-cell office:value-type="float" office:value="-1" calcext:value-type="float">
            <text:p>-1</text:p>
          </table:table-cell>
          <table:table-cell office:value-type="float" office:value="-0.00428127" calcext:value-type="float">
            <text:p>-0,00428127</text:p>
          </table:table-cell>
          <table:table-cell office:value-type="float" office:value="-2.00344585" calcext:value-type="float">
            <text:p>-2,0034458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3.8471" calcext:value-type="float">
            <text:p>1624632623,8471</text:p>
          </table:table-cell>
          <table:table-cell table:formula="of:=ROUND([.A264]-[$menor.$A$1];1)" office:value-type="float" office:value="26.2" calcext:value-type="float">
            <text:p>26,2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5238" calcext:value-type="float">
            <text:p>0,05238</text:p>
          </table:table-cell>
          <table:table-cell office:value-type="float" office:value="-1.58595" calcext:value-type="float">
            <text:p>-1,58595</text:p>
          </table:table-cell>
          <table:table-cell office:value-type="float" office:value="1" calcext:value-type="float">
            <text:p>1</text:p>
          </table:table-cell>
          <table:table-cell office:value-type="float" office:value="0.42661399" calcext:value-type="float">
            <text:p>0,42661399</text:p>
          </table:table-cell>
          <table:table-cell office:value-type="float" office:value="0" calcext:value-type="float">
            <text:p>0</text:p>
          </table:table-cell>
          <table:table-cell office:value-type="float" office:value="0.00266739" calcext:value-type="float">
            <text:p>0,00266739</text:p>
          </table:table-cell>
          <table:table-cell office:value-type="float" office:value="-2.00529262" calcext:value-type="float">
            <text:p>-2,0052926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94746" calcext:value-type="float">
            <text:p>1624632623,94746</text:p>
          </table:table-cell>
          <table:table-cell table:formula="of:=ROUND([.A265]-[$menor.$A$1];1)" office:value-type="float" office:value="26.3" calcext:value-type="float">
            <text:p>26,3</text:p>
          </table:table-cell>
          <table:table-cell office:value-type="float" office:value="0.0435" calcext:value-type="float">
            <text:p>0,04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141" calcext:value-type="float">
            <text:p>0,05141</text:p>
          </table:table-cell>
          <table:table-cell office:value-type="float" office:value="-1.58983" calcext:value-type="float">
            <text:p>-1,58983</text:p>
          </table:table-cell>
          <table:table-cell office:value-type="float" office:value="1" calcext:value-type="float">
            <text:p>1</text:p>
          </table:table-cell>
          <table:table-cell office:value-type="float" office:value="0.4216809" calcext:value-type="float">
            <text:p>0,4216809</text:p>
          </table:table-cell>
          <table:table-cell office:value-type="float" office:value="0" calcext:value-type="float">
            <text:p>0</text:p>
          </table:table-cell>
          <table:table-cell office:value-type="float" office:value="0.00324223" calcext:value-type="float">
            <text:p>0,00324223</text:p>
          </table:table-cell>
          <table:table-cell office:value-type="float" office:value="-2.00475814" calcext:value-type="float">
            <text:p>-2,0047581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4.04664" calcext:value-type="float">
            <text:p>1624632624,04664</text:p>
          </table:table-cell>
          <table:table-cell table:formula="of:=ROUND([.A266]-[$menor.$A$1];1)" office:value-type="float" office:value="26.4" calcext:value-type="float">
            <text:p>26,4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5141" calcext:value-type="float">
            <text:p>0,05141</text:p>
          </table:table-cell>
          <table:table-cell office:value-type="float" office:value="-1.59468" calcext:value-type="float">
            <text:p>-1,59468</text:p>
          </table:table-cell>
          <table:table-cell office:value-type="float" office:value="1" calcext:value-type="float">
            <text:p>1</text:p>
          </table:table-cell>
          <table:table-cell office:value-type="float" office:value="0.41735005" calcext:value-type="float">
            <text:p>0,41735005</text:p>
          </table:table-cell>
          <table:table-cell office:value-type="float" office:value="-1" calcext:value-type="float">
            <text:p>-1</text:p>
          </table:table-cell>
          <table:table-cell office:value-type="float" office:value="-0.00444984" calcext:value-type="float">
            <text:p>-0,00444984</text:p>
          </table:table-cell>
          <table:table-cell office:value-type="float" office:value="-2.00342491" calcext:value-type="float">
            <text:p>-2,0034249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4.147" calcext:value-type="float">
            <text:p>1624632624,147</text:p>
          </table:table-cell>
          <table:table-cell table:formula="of:=ROUND([.A267]-[$menor.$A$1];1)" office:value-type="float" office:value="26.5" calcext:value-type="float">
            <text:p>26,5</text:p>
          </table:table-cell>
          <table:table-cell office:value-type="float" office:value="0.0425" calcext:value-type="float">
            <text:p>0,042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5044" calcext:value-type="float">
            <text:p>0,05044</text:p>
          </table:table-cell>
          <table:table-cell office:value-type="float" office:value="-1.59856" calcext:value-type="float">
            <text:p>-1,59856</text:p>
          </table:table-cell>
          <table:table-cell office:value-type="float" office:value="1" calcext:value-type="float">
            <text:p>1</text:p>
          </table:table-cell>
          <table:table-cell office:value-type="float" office:value="0.41337925" calcext:value-type="float">
            <text:p>0,41337925</text:p>
          </table:table-cell>
          <table:table-cell office:value-type="float" office:value="0" calcext:value-type="float">
            <text:p>0</text:p>
          </table:table-cell>
          <table:table-cell office:value-type="float" office:value="0.00323961" calcext:value-type="float">
            <text:p>0,00323961</text:p>
          </table:table-cell>
          <table:table-cell office:value-type="float" office:value="-2.00524305" calcext:value-type="float">
            <text:p>-2,0052430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4.24733" calcext:value-type="float">
            <text:p>1624632624,24733</text:p>
          </table:table-cell>
          <table:table-cell table:formula="of:=ROUND([.A268]-[$menor.$A$1];1)" office:value-type="float" office:value="26.6" calcext:value-type="float">
            <text:p>26,6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0.05044" calcext:value-type="float">
            <text:p>0,05044</text:p>
          </table:table-cell>
          <table:table-cell office:value-type="float" office:value="-1.602925" calcext:value-type="float">
            <text:p>-1,602925</text:p>
          </table:table-cell>
          <table:table-cell office:value-type="float" office:value="1" calcext:value-type="float">
            <text:p>1</text:p>
          </table:table-cell>
          <table:table-cell office:value-type="float" office:value="0.40856737" calcext:value-type="float">
            <text:p>0,40856737</text:p>
          </table:table-cell>
          <table:table-cell office:value-type="float" office:value="-1" calcext:value-type="float">
            <text:p>-1</text:p>
          </table:table-cell>
          <table:table-cell office:value-type="float" office:value="-0.0116685" calcext:value-type="float">
            <text:p>-0,0116685</text:p>
          </table:table-cell>
          <table:table-cell office:value-type="float" office:value="-2.00237906" calcext:value-type="float">
            <text:p>-2,00237906</text:p>
          </table:table-cell>
          <table:table-cell office:value-type="float" office:value="-98.74373506" calcext:value-type="float">
            <text:p>-98,74373506</text:p>
          </table:table-cell>
        </table:table-row>
        <table:table-row table:style-name="ro1">
          <table:table-cell office:value-type="float" office:value="1624632624.34664" calcext:value-type="float">
            <text:p>1624632624,34664</text:p>
          </table:table-cell>
          <table:table-cell table:formula="of:=ROUND([.A269]-[$menor.$A$1];1)" office:value-type="float" office:value="26.7" calcext:value-type="float">
            <text:p>26,7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0.04947" calcext:value-type="float">
            <text:p>0,04947</text:p>
          </table:table-cell>
          <table:table-cell office:value-type="float" office:value="-1.606805" calcext:value-type="float">
            <text:p>-1,606805</text:p>
          </table:table-cell>
          <table:table-cell office:value-type="float" office:value="1" calcext:value-type="float">
            <text:p>1</text:p>
          </table:table-cell>
          <table:table-cell office:value-type="float" office:value="0.40459642" calcext:value-type="float">
            <text:p>0,40459642</text:p>
          </table:table-cell>
          <table:table-cell office:value-type="float" office:value="1" calcext:value-type="float">
            <text:p>1</text:p>
          </table:table-cell>
          <table:table-cell office:value-type="float" office:value="0.00292872" calcext:value-type="float">
            <text:p>0,00292872</text:p>
          </table:table-cell>
          <table:table-cell office:value-type="float" office:value="-2.00472214" calcext:value-type="float">
            <text:p>-2,0047221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44698" calcext:value-type="float">
            <text:p>1624632624,44698</text:p>
          </table:table-cell>
          <table:table-cell table:formula="of:=ROUND([.A270]-[$menor.$A$1];1)" office:value-type="float" office:value="26.8" calcext:value-type="float">
            <text:p>26,8</text:p>
          </table:table-cell>
          <table:table-cell office:value-type="float" office:value="0.0415" calcext:value-type="float">
            <text:p>0,04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4947" calcext:value-type="float">
            <text:p>0,04947</text:p>
          </table:table-cell>
          <table:table-cell office:value-type="float" office:value="-1.611655" calcext:value-type="float">
            <text:p>-1,611655</text:p>
          </table:table-cell>
          <table:table-cell office:value-type="float" office:value="1" calcext:value-type="float">
            <text:p>1</text:p>
          </table:table-cell>
          <table:table-cell office:value-type="float" office:value="0.40026584" calcext:value-type="float">
            <text:p>0,40026584</text:p>
          </table:table-cell>
          <table:table-cell office:value-type="float" office:value="1" calcext:value-type="float">
            <text:p>1</text:p>
          </table:table-cell>
          <table:table-cell office:value-type="float" office:value="0.00246726" calcext:value-type="float">
            <text:p>0,00246726</text:p>
          </table:table-cell>
          <table:table-cell office:value-type="float" office:value="-2.00430152" calcext:value-type="float">
            <text:p>-2,0043015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54728" calcext:value-type="float">
            <text:p>1624632624,54728</text:p>
          </table:table-cell>
          <table:table-cell table:formula="of:=ROUND([.A271]-[$menor.$A$1];1)" office:value-type="float" office:value="26.9" calcext:value-type="float">
            <text:p>26,9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0.048015" calcext:value-type="float">
            <text:p>0,048015</text:p>
          </table:table-cell>
          <table:table-cell office:value-type="float" office:value="-1.615535" calcext:value-type="float">
            <text:p>-1,615535</text:p>
          </table:table-cell>
          <table:table-cell office:value-type="float" office:value="1" calcext:value-type="float">
            <text:p>1</text:p>
          </table:table-cell>
          <table:table-cell office:value-type="float" office:value="0.39629483" calcext:value-type="float">
            <text:p>0,39629483</text:p>
          </table:table-cell>
          <table:table-cell office:value-type="float" office:value="1" calcext:value-type="float">
            <text:p>1</text:p>
          </table:table-cell>
          <table:table-cell office:value-type="float" office:value="0.00293357" calcext:value-type="float">
            <text:p>0,00293357</text:p>
          </table:table-cell>
          <table:table-cell office:value-type="float" office:value="-2.00520799" calcext:value-type="float">
            <text:p>-2,0052079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64664" calcext:value-type="float">
            <text:p>1624632624,64664</text:p>
          </table:table-cell>
          <table:table-cell table:formula="of:=ROUND([.A272]-[$menor.$A$1];1)" office:value-type="float" office:value="27" calcext:value-type="float">
            <text:p>27</text:p>
          </table:table-cell>
          <table:table-cell office:value-type="float" office:value="0.0405" calcext:value-type="float">
            <text:p>0,04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48015" calcext:value-type="float">
            <text:p>0,048015</text:p>
          </table:table-cell>
          <table:table-cell office:value-type="float" office:value="-1.6199" calcext:value-type="float">
            <text:p>-1,6199</text:p>
          </table:table-cell>
          <table:table-cell office:value-type="float" office:value="1" calcext:value-type="float">
            <text:p>1</text:p>
          </table:table-cell>
          <table:table-cell office:value-type="float" office:value="0.39148322" calcext:value-type="float">
            <text:p>0,39148322</text:p>
          </table:table-cell>
          <table:table-cell office:value-type="float" office:value="0" calcext:value-type="float">
            <text:p>0</text:p>
          </table:table-cell>
          <table:table-cell office:value-type="float" office:value="-0.00473446" calcext:value-type="float">
            <text:p>-0,00473446</text:p>
          </table:table-cell>
          <table:table-cell office:value-type="float" office:value="-2.00344814" calcext:value-type="float">
            <text:p>-2,00344814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24.74699" calcext:value-type="float">
            <text:p>1624632624,74699</text:p>
          </table:table-cell>
          <table:table-cell table:formula="of:=ROUND([.A273]-[$menor.$A$1];1)" office:value-type="float" office:value="27.1" calcext:value-type="float">
            <text:p>27,1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47045" calcext:value-type="float">
            <text:p>0,047045</text:p>
          </table:table-cell>
          <table:table-cell office:value-type="float" office:value="-1.62378" calcext:value-type="float">
            <text:p>-1,62378</text:p>
          </table:table-cell>
          <table:table-cell office:value-type="float" office:value="1" calcext:value-type="float">
            <text:p>1</text:p>
          </table:table-cell>
          <table:table-cell office:value-type="float" office:value="0.38745165" calcext:value-type="float">
            <text:p>0,38745165</text:p>
          </table:table-cell>
          <table:table-cell office:value-type="float" office:value="1" calcext:value-type="float">
            <text:p>1</text:p>
          </table:table-cell>
          <table:table-cell office:value-type="float" office:value="0.00251701" calcext:value-type="float">
            <text:p>0,00251701</text:p>
          </table:table-cell>
          <table:table-cell office:value-type="float" office:value="-2.00467099" calcext:value-type="float">
            <text:p>-2,0046709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84729" calcext:value-type="float">
            <text:p>1624632624,84729</text:p>
          </table:table-cell>
          <table:table-cell table:formula="of:=ROUND([.A274]-[$menor.$A$1];1)" office:value-type="float" office:value="27.2" calcext:value-type="float">
            <text:p>27,2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46075" calcext:value-type="float">
            <text:p>0,046075</text:p>
          </table:table-cell>
          <table:table-cell office:value-type="float" office:value="-1.62766" calcext:value-type="float">
            <text:p>-1,62766</text:p>
          </table:table-cell>
          <table:table-cell office:value-type="float" office:value="1" calcext:value-type="float">
            <text:p>1</text:p>
          </table:table-cell>
          <table:table-cell office:value-type="float" office:value="0.38312069" calcext:value-type="float">
            <text:p>0,38312069</text:p>
          </table:table-cell>
          <table:table-cell office:value-type="float" office:value="1" calcext:value-type="float">
            <text:p>1</text:p>
          </table:table-cell>
          <table:table-cell office:value-type="float" office:value="0.00205559" calcext:value-type="float">
            <text:p>0,00205559</text:p>
          </table:table-cell>
          <table:table-cell office:value-type="float" office:value="-2.00424999" calcext:value-type="float">
            <text:p>-2,0042499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94757" calcext:value-type="float">
            <text:p>1624632624,94757</text:p>
          </table:table-cell>
          <table:table-cell table:formula="of:=ROUND([.A275]-[$menor.$A$1];1)" office:value-type="float" office:value="27.3" calcext:value-type="float">
            <text:p>27,3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46075" calcext:value-type="float">
            <text:p>0,046075</text:p>
          </table:table-cell>
          <table:table-cell office:value-type="float" office:value="-1.63154" calcext:value-type="float">
            <text:p>-1,63154</text:p>
          </table:table-cell>
          <table:table-cell office:value-type="float" office:value="1" calcext:value-type="float">
            <text:p>1</text:p>
          </table:table-cell>
          <table:table-cell office:value-type="float" office:value="0.37915" calcext:value-type="float">
            <text:p>0,37915</text:p>
          </table:table-cell>
          <table:table-cell office:value-type="float" office:value="1" calcext:value-type="float">
            <text:p>1</text:p>
          </table:table-cell>
          <table:table-cell office:value-type="float" office:value="0.00155187" calcext:value-type="float">
            <text:p>0,00155187</text:p>
          </table:table-cell>
          <table:table-cell office:value-type="float" office:value="-2.00418678" calcext:value-type="float">
            <text:p>-2,0041867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5.04786" calcext:value-type="float">
            <text:p>1624632625,04786</text:p>
          </table:table-cell>
          <table:table-cell table:formula="of:=ROUND([.A276]-[$menor.$A$1];1)" office:value-type="float" office:value="27.4" calcext:value-type="float">
            <text:p>27,4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0.045105" calcext:value-type="float">
            <text:p>0,045105</text:p>
          </table:table-cell>
          <table:table-cell office:value-type="float" office:value="-1.634935" calcext:value-type="float">
            <text:p>-1,634935</text:p>
          </table:table-cell>
          <table:table-cell office:value-type="float" office:value="1" calcext:value-type="float">
            <text:p>1</text:p>
          </table:table-cell>
          <table:table-cell office:value-type="float" office:value="0.37517995" calcext:value-type="float">
            <text:p>0,37517995</text:p>
          </table:table-cell>
          <table:table-cell office:value-type="float" office:value="1" calcext:value-type="float">
            <text:p>1</text:p>
          </table:table-cell>
          <table:table-cell office:value-type="float" office:value="0.00886575" calcext:value-type="float">
            <text:p>0,00886575</text:p>
          </table:table-cell>
          <table:table-cell office:value-type="float" office:value="-2.00487023" calcext:value-type="float">
            <text:p>-2,00487023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25.14812" calcext:value-type="float">
            <text:p>1624632625,14812</text:p>
          </table:table-cell>
          <table:table-cell table:formula="of:=ROUND([.A277]-[$menor.$A$1];1)" office:value-type="float" office:value="27.5" calcext:value-type="float">
            <text:p>27,5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45105" calcext:value-type="float">
            <text:p>0,045105</text:p>
          </table:table-cell>
          <table:table-cell office:value-type="float" office:value="-1.638815" calcext:value-type="float">
            <text:p>-1,638815</text:p>
          </table:table-cell>
          <table:table-cell office:value-type="float" office:value="1" calcext:value-type="float">
            <text:p>1</text:p>
          </table:table-cell>
          <table:table-cell office:value-type="float" office:value="0.37132961" calcext:value-type="float">
            <text:p>0,37132961</text:p>
          </table:table-cell>
          <table:table-cell office:value-type="float" office:value="0" calcext:value-type="float">
            <text:p>0</text:p>
          </table:table-cell>
          <table:table-cell office:value-type="float" office:value="0.00183458" calcext:value-type="float">
            <text:p>0,00183458</text:p>
          </table:table-cell>
          <table:table-cell office:value-type="float" office:value="-2.00373487" calcext:value-type="float">
            <text:p>-2,003734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24806" calcext:value-type="float">
            <text:p>1624632625,24806</text:p>
          </table:table-cell>
          <table:table-cell table:formula="of:=ROUND([.A278]-[$menor.$A$1];1)" office:value-type="float" office:value="27.6" calcext:value-type="float">
            <text:p>27,6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44135" calcext:value-type="float">
            <text:p>0,044135</text:p>
          </table:table-cell>
          <table:table-cell office:value-type="float" office:value="-1.642695" calcext:value-type="float">
            <text:p>-1,642695</text:p>
          </table:table-cell>
          <table:table-cell office:value-type="float" office:value="1" calcext:value-type="float">
            <text:p>1</text:p>
          </table:table-cell>
          <table:table-cell office:value-type="float" office:value="0.36784089" calcext:value-type="float">
            <text:p>0,36784089</text:p>
          </table:table-cell>
          <table:table-cell office:value-type="float" office:value="0" calcext:value-type="float">
            <text:p>0</text:p>
          </table:table-cell>
          <table:table-cell office:value-type="float" office:value="0.00224112" calcext:value-type="float">
            <text:p>0,00224112</text:p>
          </table:table-cell>
          <table:table-cell office:value-type="float" office:value="-2.00414992" calcext:value-type="float">
            <text:p>-2,0041499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34834" calcext:value-type="float">
            <text:p>1624632625,34834</text:p>
          </table:table-cell>
          <table:table-cell table:formula="of:=ROUND([.A279]-[$menor.$A$1];1)" office:value-type="float" office:value="27.7" calcext:value-type="float">
            <text:p>27,7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44135" calcext:value-type="float">
            <text:p>0,044135</text:p>
          </table:table-cell>
          <table:table-cell office:value-type="float" office:value="-1.646575" calcext:value-type="float">
            <text:p>-1,646575</text:p>
          </table:table-cell>
          <table:table-cell office:value-type="float" office:value="1" calcext:value-type="float">
            <text:p>1</text:p>
          </table:table-cell>
          <table:table-cell office:value-type="float" office:value="0.36399049" calcext:value-type="float">
            <text:p>0,36399049</text:p>
          </table:table-cell>
          <table:table-cell office:value-type="float" office:value="0" calcext:value-type="float">
            <text:p>0</text:p>
          </table:table-cell>
          <table:table-cell office:value-type="float" office:value="0.0017198" calcext:value-type="float">
            <text:p>0,0017198</text:p>
          </table:table-cell>
          <table:table-cell office:value-type="float" office:value="-2.00420575" calcext:value-type="float">
            <text:p>-2,0042057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44766" calcext:value-type="float">
            <text:p>1624632625,44766</text:p>
          </table:table-cell>
          <table:table-cell table:formula="of:=ROUND([.A280]-[$menor.$A$1];1)" office:value-type="float" office:value="27.8" calcext:value-type="float">
            <text:p>27,8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43165" calcext:value-type="float">
            <text:p>0,043165</text:p>
          </table:table-cell>
          <table:table-cell office:value-type="float" office:value="-1.65094" calcext:value-type="float">
            <text:p>-1,65094</text:p>
          </table:table-cell>
          <table:table-cell office:value-type="float" office:value="1" calcext:value-type="float">
            <text:p>1</text:p>
          </table:table-cell>
          <table:table-cell office:value-type="float" office:value="0.36002049" calcext:value-type="float">
            <text:p>0,36002049</text:p>
          </table:table-cell>
          <table:table-cell office:value-type="float" office:value="0" calcext:value-type="float">
            <text:p>0</text:p>
          </table:table-cell>
          <table:table-cell office:value-type="float" office:value="0.00218241" calcext:value-type="float">
            <text:p>0,00218241</text:p>
          </table:table-cell>
          <table:table-cell office:value-type="float" office:value="-2.0041428" calcext:value-type="float">
            <text:p>-2,00414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54859" calcext:value-type="float">
            <text:p>1624632625,54859</text:p>
          </table:table-cell>
          <table:table-cell table:formula="of:=ROUND([.A281]-[$menor.$A$1];1)" office:value-type="float" office:value="27.9" calcext:value-type="float">
            <text:p>27,9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043165" calcext:value-type="float">
            <text:p>0,043165</text:p>
          </table:table-cell>
          <table:table-cell office:value-type="float" office:value="-1.65385" calcext:value-type="float">
            <text:p>-1,65385</text:p>
          </table:table-cell>
          <table:table-cell office:value-type="float" office:value="1" calcext:value-type="float">
            <text:p>1</text:p>
          </table:table-cell>
          <table:table-cell office:value-type="float" office:value="0.35617009" calcext:value-type="float">
            <text:p>0,35617009</text:p>
          </table:table-cell>
          <table:table-cell office:value-type="float" office:value="0" calcext:value-type="float">
            <text:p>0</text:p>
          </table:table-cell>
          <table:table-cell office:value-type="float" office:value="0.00166109" calcext:value-type="float">
            <text:p>0,00166109</text:p>
          </table:table-cell>
          <table:table-cell office:value-type="float" office:value="-2.00468363" calcext:value-type="float">
            <text:p>-2,0046836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64882" calcext:value-type="float">
            <text:p>1624632625,64882</text:p>
          </table:table-cell>
          <table:table-cell table:formula="of:=ROUND([.A282]-[$menor.$A$1];1)" office:value-type="float" office:value="28" calcext:value-type="float">
            <text:p>28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0.043165" calcext:value-type="float">
            <text:p>0,043165</text:p>
          </table:table-cell>
          <table:table-cell office:value-type="float" office:value="-1.65773" calcext:value-type="float">
            <text:p>-1,65773</text:p>
          </table:table-cell>
          <table:table-cell office:value-type="float" office:value="1" calcext:value-type="float">
            <text:p>1</text:p>
          </table:table-cell>
          <table:table-cell office:value-type="float" office:value="0.35171878" calcext:value-type="float">
            <text:p>0,35171878</text:p>
          </table:table-cell>
          <table:table-cell office:value-type="float" office:value="0" calcext:value-type="float">
            <text:p>0</text:p>
          </table:table-cell>
          <table:table-cell office:value-type="float" office:value="0.0021798" calcext:value-type="float">
            <text:p>0,0021798</text:p>
          </table:table-cell>
          <table:table-cell office:value-type="float" office:value="-2.00317265" calcext:value-type="float">
            <text:p>-2,0031726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74901" calcext:value-type="float">
            <text:p>1624632625,74901</text:p>
          </table:table-cell>
          <table:table-cell table:formula="of:=ROUND([.A283]-[$menor.$A$1];1)" office:value-type="float" office:value="28.1" calcext:value-type="float">
            <text:p>28,1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42195" calcext:value-type="float">
            <text:p>0,042195</text:p>
          </table:table-cell>
          <table:table-cell office:value-type="float" office:value="-1.66161" calcext:value-type="float">
            <text:p>-1,66161</text:p>
          </table:table-cell>
          <table:table-cell office:value-type="float" office:value="1" calcext:value-type="float">
            <text:p>1</text:p>
          </table:table-cell>
          <table:table-cell office:value-type="float" office:value="0.34883097" calcext:value-type="float">
            <text:p>0,34883097</text:p>
          </table:table-cell>
          <table:table-cell office:value-type="float" office:value="0" calcext:value-type="float">
            <text:p>0</text:p>
          </table:table-cell>
          <table:table-cell office:value-type="float" office:value="0.00251631" calcext:value-type="float">
            <text:p>0,00251631</text:p>
          </table:table-cell>
          <table:table-cell office:value-type="float" office:value="-2.00418451" calcext:value-type="float">
            <text:p>-2,0041845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84922" calcext:value-type="float">
            <text:p>1624632625,84922</text:p>
          </table:table-cell>
          <table:table-cell table:formula="of:=ROUND([.A284]-[$menor.$A$1];1)" office:value-type="float" office:value="28.2" calcext:value-type="float">
            <text:p>28,2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42195" calcext:value-type="float">
            <text:p>0,042195</text:p>
          </table:table-cell>
          <table:table-cell office:value-type="float" office:value="-1.66452" calcext:value-type="float">
            <text:p>-1,66452</text:p>
          </table:table-cell>
          <table:table-cell office:value-type="float" office:value="1" calcext:value-type="float">
            <text:p>1</text:p>
          </table:table-cell>
          <table:table-cell office:value-type="float" office:value="0.3449811" calcext:value-type="float">
            <text:p>0,3449811</text:p>
          </table:table-cell>
          <table:table-cell office:value-type="float" office:value="0" calcext:value-type="float">
            <text:p>0</text:p>
          </table:table-cell>
          <table:table-cell office:value-type="float" office:value="0.00199493" calcext:value-type="float">
            <text:p>0,00199493</text:p>
          </table:table-cell>
          <table:table-cell office:value-type="float" office:value="-2.00424087" calcext:value-type="float">
            <text:p>-2,004240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94946" calcext:value-type="float">
            <text:p>1624632625,94946</text:p>
          </table:table-cell>
          <table:table-cell table:formula="of:=ROUND([.A285]-[$menor.$A$1];1)" office:value-type="float" office:value="28.3" calcext:value-type="float">
            <text:p>28,3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.041225" calcext:value-type="float">
            <text:p>0,041225</text:p>
          </table:table-cell>
          <table:table-cell office:value-type="float" office:value="-1.668885" calcext:value-type="float">
            <text:p>-1,668885</text:p>
          </table:table-cell>
          <table:table-cell office:value-type="float" office:value="1" calcext:value-type="float">
            <text:p>1</text:p>
          </table:table-cell>
          <table:table-cell office:value-type="float" office:value="0.34101057" calcext:value-type="float">
            <text:p>0,34101057</text:p>
          </table:table-cell>
          <table:table-cell office:value-type="float" office:value="0" calcext:value-type="float">
            <text:p>0</text:p>
          </table:table-cell>
          <table:table-cell office:value-type="float" office:value="0.00245761" calcext:value-type="float">
            <text:p>0,00245761</text:p>
          </table:table-cell>
          <table:table-cell office:value-type="float" office:value="-2.00320739" calcext:value-type="float">
            <text:p>-2,0032073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04964" calcext:value-type="float">
            <text:p>1624632626,04964</text:p>
          </table:table-cell>
          <table:table-cell table:formula="of:=ROUND([.A286]-[$menor.$A$1];1)" office:value-type="float" office:value="28.4" calcext:value-type="float">
            <text:p>28,4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0.041225" calcext:value-type="float">
            <text:p>0,041225</text:p>
          </table:table-cell>
          <table:table-cell office:value-type="float" office:value="-1.671795" calcext:value-type="float">
            <text:p>-1,671795</text:p>
          </table:table-cell>
          <table:table-cell office:value-type="float" office:value="1" calcext:value-type="float">
            <text:p>1</text:p>
          </table:table-cell>
          <table:table-cell office:value-type="float" office:value="0.33812311" calcext:value-type="float">
            <text:p>0,33812311</text:p>
          </table:table-cell>
          <table:table-cell office:value-type="float" office:value="0" calcext:value-type="float">
            <text:p>0</text:p>
          </table:table-cell>
          <table:table-cell office:value-type="float" office:value="0.00182408" calcext:value-type="float">
            <text:p>0,00182408</text:p>
          </table:table-cell>
          <table:table-cell office:value-type="float" office:value="-2.0047046" calcext:value-type="float">
            <text:p>-2,00470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14987" calcext:value-type="float">
            <text:p>1624632626,14987</text:p>
          </table:table-cell>
          <table:table-cell table:formula="of:=ROUND([.A287]-[$menor.$A$1];1)" office:value-type="float" office:value="28.5" calcext:value-type="float">
            <text:p>28,5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0.040255" calcext:value-type="float">
            <text:p>0,040255</text:p>
          </table:table-cell>
          <table:table-cell office:value-type="float" office:value="-1.675675" calcext:value-type="float">
            <text:p>-1,675675</text:p>
          </table:table-cell>
          <table:table-cell office:value-type="float" office:value="1" calcext:value-type="float">
            <text:p>1</text:p>
          </table:table-cell>
          <table:table-cell office:value-type="float" office:value="0.33367145" calcext:value-type="float">
            <text:p>0,33367145</text:p>
          </table:table-cell>
          <table:table-cell office:value-type="float" office:value="0" calcext:value-type="float">
            <text:p>0</text:p>
          </table:table-cell>
          <table:table-cell office:value-type="float" office:value="0.00234282" calcext:value-type="float">
            <text:p>0,00234282</text:p>
          </table:table-cell>
          <table:table-cell office:value-type="float" office:value="-2.00319327" calcext:value-type="float">
            <text:p>-2,0031932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24996" calcext:value-type="float">
            <text:p>1624632626,24996</text:p>
          </table:table-cell>
          <table:table-cell table:formula="of:=ROUND([.A288]-[$menor.$A$1];1)" office:value-type="float" office:value="28.6" calcext:value-type="float">
            <text:p>28,6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0.040255" calcext:value-type="float">
            <text:p>0,040255</text:p>
          </table:table-cell>
          <table:table-cell office:value-type="float" office:value="-1.678585" calcext:value-type="float">
            <text:p>-1,678585</text:p>
          </table:table-cell>
          <table:table-cell office:value-type="float" office:value="1" calcext:value-type="float">
            <text:p>1</text:p>
          </table:table-cell>
          <table:table-cell office:value-type="float" office:value="0.33078396" calcext:value-type="float">
            <text:p>0,33078396</text:p>
          </table:table-cell>
          <table:table-cell office:value-type="float" office:value="0" calcext:value-type="float">
            <text:p>0</text:p>
          </table:table-cell>
          <table:table-cell office:value-type="float" office:value="0.0017093" calcext:value-type="float">
            <text:p>0,0017093</text:p>
          </table:table-cell>
          <table:table-cell office:value-type="float" office:value="-2.00420545" calcext:value-type="float">
            <text:p>-2,0042054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35005" calcext:value-type="float">
            <text:p>1624632626,35005</text:p>
          </table:table-cell>
          <table:table-cell table:formula="of:=ROUND([.A289]-[$menor.$A$1];1)" office:value-type="float" office:value="28.7" calcext:value-type="float">
            <text:p>28,7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0.040255" calcext:value-type="float">
            <text:p>0,040255</text:p>
          </table:table-cell>
          <table:table-cell office:value-type="float" office:value="-1.68198" calcext:value-type="float">
            <text:p>-1,68198</text:p>
          </table:table-cell>
          <table:table-cell office:value-type="float" office:value="1" calcext:value-type="float">
            <text:p>1</text:p>
          </table:table-cell>
          <table:table-cell office:value-type="float" office:value="0.32681367" calcext:value-type="float">
            <text:p>0,32681367</text:p>
          </table:table-cell>
          <table:table-cell office:value-type="float" office:value="0" calcext:value-type="float">
            <text:p>0</text:p>
          </table:table-cell>
          <table:table-cell office:value-type="float" office:value="0.00217195" calcext:value-type="float">
            <text:p>0,00217195</text:p>
          </table:table-cell>
          <table:table-cell office:value-type="float" office:value="-2.00317221" calcext:value-type="float">
            <text:p>-2,003172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45051" calcext:value-type="float">
            <text:p>1624632626,45051</text:p>
          </table:table-cell>
          <table:table-cell table:formula="of:=ROUND([.A290]-[$menor.$A$1];1)" office:value-type="float" office:value="28.8" calcext:value-type="float">
            <text:p>28,8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0.039285" calcext:value-type="float">
            <text:p>0,039285</text:p>
          </table:table-cell>
          <table:table-cell office:value-type="float" office:value="-1.68586" calcext:value-type="float">
            <text:p>-1,68586</text:p>
          </table:table-cell>
          <table:table-cell office:value-type="float" office:value="1" calcext:value-type="float">
            <text:p>1</text:p>
          </table:table-cell>
          <table:table-cell office:value-type="float" office:value="0.32392603" calcext:value-type="float">
            <text:p>0,32392603</text:p>
          </table:table-cell>
          <table:table-cell office:value-type="float" office:value="0" calcext:value-type="float">
            <text:p>0</text:p>
          </table:table-cell>
          <table:table-cell office:value-type="float" office:value="0.00250844" calcext:value-type="float">
            <text:p>0,00250844</text:p>
          </table:table-cell>
          <table:table-cell office:value-type="float" office:value="-2.00369924" calcext:value-type="float">
            <text:p>-2,0036992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55062" calcext:value-type="float">
            <text:p>1624632626,55062</text:p>
          </table:table-cell>
          <table:table-cell table:formula="of:=ROUND([.A291]-[$menor.$A$1];1)" office:value-type="float" office:value="28.9" calcext:value-type="float">
            <text:p>28,9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9285" calcext:value-type="float">
            <text:p>0,039285</text:p>
          </table:table-cell>
          <table:table-cell office:value-type="float" office:value="-1.68877" calcext:value-type="float">
            <text:p>-1,68877</text:p>
          </table:table-cell>
          <table:table-cell office:value-type="float" office:value="1" calcext:value-type="float">
            <text:p>1</text:p>
          </table:table-cell>
          <table:table-cell office:value-type="float" office:value="0.32055762" calcext:value-type="float">
            <text:p>0,32055762</text:p>
          </table:table-cell>
          <table:table-cell office:value-type="float" office:value="-1" calcext:value-type="float">
            <text:p>-1</text:p>
          </table:table-cell>
          <table:table-cell office:value-type="float" office:value="-0.00361974" calcext:value-type="float">
            <text:p>-0,00361974</text:p>
          </table:table-cell>
          <table:table-cell office:value-type="float" office:value="-2.00353338" calcext:value-type="float">
            <text:p>-2,0035333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6.65062" calcext:value-type="float">
            <text:p>1624632626,65062</text:p>
          </table:table-cell>
          <table:table-cell table:formula="of:=ROUND([.A292]-[$menor.$A$1];1)" office:value-type="float" office:value="29" calcext:value-type="float">
            <text:p>29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8315" calcext:value-type="float">
            <text:p>0,038315</text:p>
          </table:table-cell>
          <table:table-cell office:value-type="float" office:value="-1.69168" calcext:value-type="float">
            <text:p>-1,69168</text:p>
          </table:table-cell>
          <table:table-cell office:value-type="float" office:value="1" calcext:value-type="float">
            <text:p>1</text:p>
          </table:table-cell>
          <table:table-cell office:value-type="float" office:value="0.31658688" calcext:value-type="float">
            <text:p>0,31658688</text:p>
          </table:table-cell>
          <table:table-cell office:value-type="float" office:value="0" calcext:value-type="float">
            <text:p>0</text:p>
          </table:table-cell>
          <table:table-cell office:value-type="float" office:value="0.00239366" calcext:value-type="float">
            <text:p>0,00239366</text:p>
          </table:table-cell>
          <table:table-cell office:value-type="float" office:value="-2.00320009" calcext:value-type="float">
            <text:p>-2,0032000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75124" calcext:value-type="float">
            <text:p>1624632626,75124</text:p>
          </table:table-cell>
          <table:table-cell table:formula="of:=ROUND([.A293]-[$menor.$A$1];1)" office:value-type="float" office:value="29.1" calcext:value-type="float">
            <text:p>29,1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8315" calcext:value-type="float">
            <text:p>0,038315</text:p>
          </table:table-cell>
          <table:table-cell office:value-type="float" office:value="-1.69556" calcext:value-type="float">
            <text:p>-1,69556</text:p>
          </table:table-cell>
          <table:table-cell office:value-type="float" office:value="1" calcext:value-type="float">
            <text:p>1</text:p>
          </table:table-cell>
          <table:table-cell office:value-type="float" office:value="0.31369957" calcext:value-type="float">
            <text:p>0,31369957</text:p>
          </table:table-cell>
          <table:table-cell office:value-type="float" office:value="-1" calcext:value-type="float">
            <text:p>-1</text:p>
          </table:table-cell>
          <table:table-cell office:value-type="float" office:value="-0.00367183" calcext:value-type="float">
            <text:p>-0,00367183</text:p>
          </table:table-cell>
          <table:table-cell office:value-type="float" office:value="-2.00255703" calcext:value-type="float">
            <text:p>-2,0025570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6.85142" calcext:value-type="float">
            <text:p>1624632626,85142</text:p>
          </table:table-cell>
          <table:table-cell table:formula="of:=ROUND([.A294]-[$menor.$A$1];1)" office:value-type="float" office:value="29.2" calcext:value-type="float">
            <text:p>29,2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0.038315" calcext:value-type="float">
            <text:p>0,038315</text:p>
          </table:table-cell>
          <table:table-cell office:value-type="float" office:value="-1.698955" calcext:value-type="float">
            <text:p>-1,698955</text:p>
          </table:table-cell>
          <table:table-cell office:value-type="float" office:value="1" calcext:value-type="float">
            <text:p>1</text:p>
          </table:table-cell>
          <table:table-cell office:value-type="float" office:value="0.3106916" calcext:value-type="float">
            <text:p>0,3106916</text:p>
          </table:table-cell>
          <table:table-cell office:value-type="float" office:value="0" calcext:value-type="float">
            <text:p>0</text:p>
          </table:table-cell>
          <table:table-cell office:value-type="float" office:value="0.00211063" calcext:value-type="float">
            <text:p>0,00211063</text:p>
          </table:table-cell>
          <table:table-cell office:value-type="float" office:value="-2.00413497" calcext:value-type="float">
            <text:p>-2,004134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95157" calcext:value-type="float">
            <text:p>1624632626,95157</text:p>
          </table:table-cell>
          <table:table-cell table:formula="of:=ROUND([.A295]-[$menor.$A$1];1)" office:value-type="float" office:value="29.3" calcext:value-type="float">
            <text:p>29,3</text:p>
          </table:table-cell>
          <table:table-cell office:value-type="float" office:value="0.0315" calcext:value-type="float">
            <text:p>0,031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37345" calcext:value-type="float">
            <text:p>0,037345</text:p>
          </table:table-cell>
          <table:table-cell office:value-type="float" office:value="-1.701865" calcext:value-type="float">
            <text:p>-1,701865</text:p>
          </table:table-cell>
          <table:table-cell office:value-type="float" office:value="1" calcext:value-type="float">
            <text:p>1</text:p>
          </table:table-cell>
          <table:table-cell office:value-type="float" office:value="0.30684158" calcext:value-type="float">
            <text:p>0,30684158</text:p>
          </table:table-cell>
          <table:table-cell office:value-type="float" office:value="0" calcext:value-type="float">
            <text:p>0</text:p>
          </table:table-cell>
          <table:table-cell office:value-type="float" office:value="0.00255926" calcext:value-type="float">
            <text:p>0,00255926</text:p>
          </table:table-cell>
          <table:table-cell office:value-type="float" office:value="-2.00370618" calcext:value-type="float">
            <text:p>-2,0037061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05178" calcext:value-type="float">
            <text:p>1624632627,05178</text:p>
          </table:table-cell>
          <table:table-cell table:formula="of:=ROUND([.A296]-[$menor.$A$1];1)" office:value-type="float" office:value="29.4" calcext:value-type="float">
            <text:p>29,4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0.037345" calcext:value-type="float">
            <text:p>0,037345</text:p>
          </table:table-cell>
          <table:table-cell office:value-type="float" office:value="-1.704775" calcext:value-type="float">
            <text:p>-1,704775</text:p>
          </table:table-cell>
          <table:table-cell office:value-type="float" office:value="1" calcext:value-type="float">
            <text:p>1</text:p>
          </table:table-cell>
          <table:table-cell office:value-type="float" office:value="0.30347344" calcext:value-type="float">
            <text:p>0,30347344</text:p>
          </table:table-cell>
          <table:table-cell office:value-type="float" office:value="-1" calcext:value-type="float">
            <text:p>-1</text:p>
          </table:table-cell>
          <table:table-cell office:value-type="float" office:value="-0.00327313" calcext:value-type="float">
            <text:p>-0,00327313</text:p>
          </table:table-cell>
          <table:table-cell office:value-type="float" office:value="-2.00260791" calcext:value-type="float">
            <text:p>-2,0026079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7.15204" calcext:value-type="float">
            <text:p>1624632627,15204</text:p>
          </table:table-cell>
          <table:table-cell table:formula="of:=ROUND([.A297]-[$menor.$A$1];1)" office:value-type="float" office:value="29.5" calcext:value-type="float">
            <text:p>29,5</text:p>
          </table:table-cell>
          <table:table-cell office:value-type="float" office:value="0.0305" calcext:value-type="float">
            <text:p>0,030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36375" calcext:value-type="float">
            <text:p>0,036375</text:p>
          </table:table-cell>
          <table:table-cell office:value-type="float" office:value="-1.707685" calcext:value-type="float">
            <text:p>-1,707685</text:p>
          </table:table-cell>
          <table:table-cell office:value-type="float" office:value="1" calcext:value-type="float">
            <text:p>1</text:p>
          </table:table-cell>
          <table:table-cell office:value-type="float" office:value="0.30046484" calcext:value-type="float">
            <text:p>0,30046484</text:p>
          </table:table-cell>
          <table:table-cell office:value-type="float" office:value="0" calcext:value-type="float">
            <text:p>0</text:p>
          </table:table-cell>
          <table:table-cell office:value-type="float" office:value="0.00233233" calcext:value-type="float">
            <text:p>0,00233233</text:p>
          </table:table-cell>
          <table:table-cell office:value-type="float" office:value="-2.00319288" calcext:value-type="float">
            <text:p>-2,003192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25226" calcext:value-type="float">
            <text:p>1624632627,25226</text:p>
          </table:table-cell>
          <table:table-cell table:formula="of:=ROUND([.A298]-[$menor.$A$1];1)" office:value-type="float" office:value="29.6" calcext:value-type="float">
            <text:p>29,6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0.036375" calcext:value-type="float">
            <text:p>0,036375</text:p>
          </table:table-cell>
          <table:table-cell office:value-type="float" office:value="-1.710595" calcext:value-type="float">
            <text:p>-1,710595</text:p>
          </table:table-cell>
          <table:table-cell office:value-type="float" office:value="1" calcext:value-type="float">
            <text:p>1</text:p>
          </table:table-cell>
          <table:table-cell office:value-type="float" office:value="0.29757765" calcext:value-type="float">
            <text:p>0,29757765</text:p>
          </table:table-cell>
          <table:table-cell office:value-type="float" office:value="-1" calcext:value-type="float">
            <text:p>-1</text:p>
          </table:table-cell>
          <table:table-cell office:value-type="float" office:value="-0.00345401" calcext:value-type="float">
            <text:p>-0,00345401</text:p>
          </table:table-cell>
          <table:table-cell office:value-type="float" office:value="-2.00258517" calcext:value-type="float">
            <text:p>-2,0025851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7.35246" calcext:value-type="float">
            <text:p>1624632627,35246</text:p>
          </table:table-cell>
          <table:table-cell table:formula="of:=ROUND([.A299]-[$menor.$A$1];1)" office:value-type="float" office:value="29.7" calcext:value-type="float">
            <text:p>29,7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0.036375" calcext:value-type="float">
            <text:p>0,036375</text:p>
          </table:table-cell>
          <table:table-cell office:value-type="float" office:value="-1.71399" calcext:value-type="float">
            <text:p>-1,71399</text:p>
          </table:table-cell>
          <table:table-cell office:value-type="float" office:value="1" calcext:value-type="float">
            <text:p>1</text:p>
          </table:table-cell>
          <table:table-cell office:value-type="float" office:value="0.29456952" calcext:value-type="float">
            <text:p>0,29456952</text:p>
          </table:table-cell>
          <table:table-cell office:value-type="float" office:value="0" calcext:value-type="float">
            <text:p>0</text:p>
          </table:table-cell>
          <table:table-cell office:value-type="float" office:value="0.00204931" calcext:value-type="float">
            <text:p>0,00204931</text:p>
          </table:table-cell>
          <table:table-cell office:value-type="float" office:value="-2.00315773" calcext:value-type="float">
            <text:p>-2,0031577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45165" calcext:value-type="float">
            <text:p>1624632627,45165</text:p>
          </table:table-cell>
          <table:table-cell table:formula="of:=ROUND([.A300]-[$menor.$A$1];1)" office:value-type="float" office:value="29.8" calcext:value-type="float">
            <text:p>29,8</text:p>
          </table:table-cell>
          <table:table-cell office:value-type="float" office:value="0.0295" calcext:value-type="float">
            <text:p>0,02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35405" calcext:value-type="float">
            <text:p>0,035405</text:p>
          </table:table-cell>
          <table:table-cell office:value-type="float" office:value="-1.7169" calcext:value-type="float">
            <text:p>-1,7169</text:p>
          </table:table-cell>
          <table:table-cell office:value-type="float" office:value="1" calcext:value-type="float">
            <text:p>1</text:p>
          </table:table-cell>
          <table:table-cell office:value-type="float" office:value="0.291682" calcext:value-type="float">
            <text:p>0,291682</text:p>
          </table:table-cell>
          <table:table-cell office:value-type="float" office:value="0" calcext:value-type="float">
            <text:p>0</text:p>
          </table:table-cell>
          <table:table-cell office:value-type="float" office:value="0.00238578" calcext:value-type="float">
            <text:p>0,00238578</text:p>
          </table:table-cell>
          <table:table-cell office:value-type="float" office:value="-2.00368488" calcext:value-type="float">
            <text:p>-2,003684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55194" calcext:value-type="float">
            <text:p>1624632627,55194</text:p>
          </table:table-cell>
          <table:table-cell table:formula="of:=ROUND([.A301]-[$menor.$A$1];1)" office:value-type="float" office:value="29.9" calcext:value-type="float">
            <text:p>29,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35405" calcext:value-type="float">
            <text:p>0,035405</text:p>
          </table:table-cell>
          <table:table-cell office:value-type="float" office:value="-1.71981" calcext:value-type="float">
            <text:p>-1,71981</text:p>
          </table:table-cell>
          <table:table-cell office:value-type="float" office:value="1" calcext:value-type="float">
            <text:p>1</text:p>
          </table:table-cell>
          <table:table-cell office:value-type="float" office:value="0.28831384" calcext:value-type="float">
            <text:p>0,28831384</text:p>
          </table:table-cell>
          <table:table-cell office:value-type="float" office:value="-1" calcext:value-type="float">
            <text:p>-1</text:p>
          </table:table-cell>
          <table:table-cell office:value-type="float" office:value="-0.0031841" calcext:value-type="float">
            <text:p>-0,0031841</text:p>
          </table:table-cell>
          <table:table-cell office:value-type="float" office:value="-2.0026197" calcext:value-type="float">
            <text:p>-2,002619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7.65228" calcext:value-type="float">
            <text:p>1624632627,65228</text:p>
          </table:table-cell>
          <table:table-cell table:formula="of:=ROUND([.A302]-[$menor.$A$1];1)" office:value-type="float" office:value="30" calcext:value-type="float">
            <text:p>30</text:p>
          </table:table-cell>
          <table:table-cell office:value-type="float" office:value="0.0295" calcext:value-type="float">
            <text:p>0,02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34435" calcext:value-type="float">
            <text:p>0,034435</text:p>
          </table:table-cell>
          <table:table-cell office:value-type="float" office:value="-1.72272" calcext:value-type="float">
            <text:p>-1,72272</text:p>
          </table:table-cell>
          <table:table-cell office:value-type="float" office:value="1" calcext:value-type="float">
            <text:p>1</text:p>
          </table:table-cell>
          <table:table-cell office:value-type="float" office:value="0.28530532" calcext:value-type="float">
            <text:p>0,28530532</text:p>
          </table:table-cell>
          <table:table-cell office:value-type="float" office:value="0" calcext:value-type="float">
            <text:p>0</text:p>
          </table:table-cell>
          <table:table-cell office:value-type="float" office:value="0.00215885" calcext:value-type="float">
            <text:p>0,00215885</text:p>
          </table:table-cell>
          <table:table-cell office:value-type="float" office:value="-2.00317164" calcext:value-type="float">
            <text:p>-2,0031716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75257" calcext:value-type="float">
            <text:p>1624632627,75257</text:p>
          </table:table-cell>
          <table:table-cell table:formula="of:=ROUND([.A303]-[$menor.$A$1];1)" office:value-type="float" office:value="30.1" calcext:value-type="float">
            <text:p>30,1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34435" calcext:value-type="float">
            <text:p>0,034435</text:p>
          </table:table-cell>
          <table:table-cell office:value-type="float" office:value="-1.72563" calcext:value-type="float">
            <text:p>-1,72563</text:p>
          </table:table-cell>
          <table:table-cell office:value-type="float" office:value="1" calcext:value-type="float">
            <text:p>1</text:p>
          </table:table-cell>
          <table:table-cell office:value-type="float" office:value="0.28241804" calcext:value-type="float">
            <text:p>0,28241804</text:p>
          </table:table-cell>
          <table:table-cell office:value-type="float" office:value="-1" calcext:value-type="float">
            <text:p>-1</text:p>
          </table:table-cell>
          <table:table-cell office:value-type="float" office:value="-0.00336499" calcext:value-type="float">
            <text:p>-0,00336499</text:p>
          </table:table-cell>
          <table:table-cell office:value-type="float" office:value="-2.00259696" calcext:value-type="float">
            <text:p>-2,0025969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7.85281" calcext:value-type="float">
            <text:p>1624632627,85281</text:p>
          </table:table-cell>
          <table:table-cell table:formula="of:=ROUND([.A304]-[$menor.$A$1];1)" office:value-type="float" office:value="30.2" calcext:value-type="float">
            <text:p>30,2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34435" calcext:value-type="float">
            <text:p>0,034435</text:p>
          </table:table-cell>
          <table:table-cell office:value-type="float" office:value="-1.72854" calcext:value-type="float">
            <text:p>-1,72854</text:p>
          </table:table-cell>
          <table:table-cell office:value-type="float" office:value="1" calcext:value-type="float">
            <text:p>1</text:p>
          </table:table-cell>
          <table:table-cell office:value-type="float" office:value="0.27941003" calcext:value-type="float">
            <text:p>0,27941003</text:p>
          </table:table-cell>
          <table:table-cell office:value-type="float" office:value="0" calcext:value-type="float">
            <text:p>0</text:p>
          </table:table-cell>
          <table:table-cell office:value-type="float" office:value="0.00187582" calcext:value-type="float">
            <text:p>0,00187582</text:p>
          </table:table-cell>
          <table:table-cell office:value-type="float" office:value="-2.00313652" calcext:value-type="float">
            <text:p>-2,0031365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95306" calcext:value-type="float">
            <text:p>1624632627,95306</text:p>
          </table:table-cell>
          <table:table-cell table:formula="of:=ROUND([.A305]-[$menor.$A$1];1)" office:value-type="float" office:value="30.3" calcext:value-type="float">
            <text:p>30,3</text:p>
          </table:table-cell>
          <table:table-cell office:value-type="float" office:value="0.0285" calcext:value-type="float">
            <text:p>0,02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33465" calcext:value-type="float">
            <text:p>0,033465</text:p>
          </table:table-cell>
          <table:table-cell office:value-type="float" office:value="-1.731935" calcext:value-type="float">
            <text:p>-1,731935</text:p>
          </table:table-cell>
          <table:table-cell office:value-type="float" office:value="1" calcext:value-type="float">
            <text:p>1</text:p>
          </table:table-cell>
          <table:table-cell office:value-type="float" office:value="0.27652246" calcext:value-type="float">
            <text:p>0,27652246</text:p>
          </table:table-cell>
          <table:table-cell office:value-type="float" office:value="0" calcext:value-type="float">
            <text:p>0</text:p>
          </table:table-cell>
          <table:table-cell office:value-type="float" office:value="0.0022123" calcext:value-type="float">
            <text:p>0,0022123</text:p>
          </table:table-cell>
          <table:table-cell office:value-type="float" office:value="-2.00317861" calcext:value-type="float">
            <text:p>-2,0031786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8.05337" calcext:value-type="float">
            <text:p>1624632628,05337</text:p>
          </table:table-cell>
          <table:table-cell table:formula="of:=ROUND([.A306]-[$menor.$A$1];1)" office:value-type="float" office:value="30.4" calcext:value-type="float">
            <text:p>30,4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0.033465" calcext:value-type="float">
            <text:p>0,033465</text:p>
          </table:table-cell>
          <table:table-cell office:value-type="float" office:value="-1.734845" calcext:value-type="float">
            <text:p>-1,734845</text:p>
          </table:table-cell>
          <table:table-cell office:value-type="float" office:value="1" calcext:value-type="float">
            <text:p>1</text:p>
          </table:table-cell>
          <table:table-cell office:value-type="float" office:value="0.27363536" calcext:value-type="float">
            <text:p>0,27363536</text:p>
          </table:table-cell>
          <table:table-cell office:value-type="float" office:value="-1" calcext:value-type="float">
            <text:p>-1</text:p>
          </table:table-cell>
          <table:table-cell office:value-type="float" office:value="-0.00813176" calcext:value-type="float">
            <text:p>-0,00813176</text:p>
          </table:table-cell>
          <table:table-cell office:value-type="float" office:value="-2.00239021" calcext:value-type="float">
            <text:p>-2,00239021</text:p>
          </table:table-cell>
          <table:table-cell office:value-type="float" office:value="-98.74373506" calcext:value-type="float">
            <text:p>-98,74373506</text:p>
          </table:table-cell>
        </table:table-row>
        <table:table-row table:style-name="ro1">
          <table:table-cell office:value-type="float" office:value="1624632628.15326" calcext:value-type="float">
            <text:p>1624632628,15326</text:p>
          </table:table-cell>
          <table:table-cell table:formula="of:=ROUND([.A307]-[$menor.$A$1];1)" office:value-type="float" office:value="30.5" calcext:value-type="float">
            <text:p>30,5</text:p>
          </table:table-cell>
          <table:table-cell office:value-type="float" office:value="0.0275" calcext:value-type="float">
            <text:p>0,02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33465" calcext:value-type="float">
            <text:p>0,033465</text:p>
          </table:table-cell>
          <table:table-cell office:value-type="float" office:value="-1.737755" calcext:value-type="float">
            <text:p>-1,737755</text:p>
          </table:table-cell>
          <table:table-cell office:value-type="float" office:value="1" calcext:value-type="float">
            <text:p>1</text:p>
          </table:table-cell>
          <table:table-cell office:value-type="float" office:value="0.2701458" calcext:value-type="float">
            <text:p>0,2701458</text:p>
          </table:table-cell>
          <table:table-cell office:value-type="float" office:value="1" calcext:value-type="float">
            <text:p>1</text:p>
          </table:table-cell>
          <table:table-cell office:value-type="float" office:value="0.0017421" calcext:value-type="float">
            <text:p>0,0017421</text:p>
          </table:table-cell>
          <table:table-cell office:value-type="float" office:value="-2.00312175" calcext:value-type="float">
            <text:p>-2,0031217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2531" calcext:value-type="float">
            <text:p>1624632628,2531</text:p>
          </table:table-cell>
          <table:table-cell table:formula="of:=ROUND([.A308]-[$menor.$A$1];1)" office:value-type="float" office:value="30.6" calcext:value-type="float">
            <text:p>30,6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03201" calcext:value-type="float">
            <text:p>0,03201</text:p>
          </table:table-cell>
          <table:table-cell office:value-type="float" office:value="-1.739695" calcext:value-type="float">
            <text:p>-1,739695</text:p>
          </table:table-cell>
          <table:table-cell office:value-type="float" office:value="1" calcext:value-type="float">
            <text:p>1</text:p>
          </table:table-cell>
          <table:table-cell office:value-type="float" office:value="0.26725847" calcext:value-type="float">
            <text:p>0,26725847</text:p>
          </table:table-cell>
          <table:table-cell office:value-type="float" office:value="1" calcext:value-type="float">
            <text:p>1</text:p>
          </table:table-cell>
          <table:table-cell office:value-type="float" office:value="0.00208116" calcext:value-type="float">
            <text:p>0,00208116</text:p>
          </table:table-cell>
          <table:table-cell office:value-type="float" office:value="-2.00316438" calcext:value-type="float">
            <text:p>-2,0031643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35303" calcext:value-type="float">
            <text:p>1624632628,35303</text:p>
          </table:table-cell>
          <table:table-cell table:formula="of:=ROUND([.A309]-[$menor.$A$1];1)" office:value-type="float" office:value="30.7" calcext:value-type="float">
            <text:p>30,7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0.03201" calcext:value-type="float">
            <text:p>0,03201</text:p>
          </table:table-cell>
          <table:table-cell office:value-type="float" office:value="-1.742605" calcext:value-type="float">
            <text:p>-1,742605</text:p>
          </table:table-cell>
          <table:table-cell office:value-type="float" office:value="1" calcext:value-type="float">
            <text:p>1</text:p>
          </table:table-cell>
          <table:table-cell office:value-type="float" office:value="0.2643716" calcext:value-type="float">
            <text:p>0,2643716</text:p>
          </table:table-cell>
          <table:table-cell office:value-type="float" office:value="0" calcext:value-type="float">
            <text:p>0</text:p>
          </table:table-cell>
          <table:table-cell office:value-type="float" office:value="-0.00361211" calcext:value-type="float">
            <text:p>-0,00361211</text:p>
          </table:table-cell>
          <table:table-cell office:value-type="float" office:value="-2.0016557" calcext:value-type="float">
            <text:p>-2,001655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28.45296" calcext:value-type="float">
            <text:p>1624632628,45296</text:p>
          </table:table-cell>
          <table:table-cell table:formula="of:=ROUND([.A310]-[$menor.$A$1];1)" office:value-type="float" office:value="30.8" calcext:value-type="float">
            <text:p>30,8</text:p>
          </table:table-cell>
          <table:table-cell office:value-type="float" office:value="0.0265" calcext:value-type="float">
            <text:p>0,02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3104" calcext:value-type="float">
            <text:p>0,03104</text:p>
          </table:table-cell>
          <table:table-cell office:value-type="float" office:value="-1.745515" calcext:value-type="float">
            <text:p>-1,745515</text:p>
          </table:table-cell>
          <table:table-cell office:value-type="float" office:value="1" calcext:value-type="float">
            <text:p>1</text:p>
          </table:table-cell>
          <table:table-cell office:value-type="float" office:value="0.26226577" calcext:value-type="float">
            <text:p>0,26226577</text:p>
          </table:table-cell>
          <table:table-cell office:value-type="float" office:value="1" calcext:value-type="float">
            <text:p>1</text:p>
          </table:table-cell>
          <table:table-cell office:value-type="float" office:value="0.00121244" calcext:value-type="float">
            <text:p>0,00121244</text:p>
          </table:table-cell>
          <table:table-cell office:value-type="float" office:value="-2.00305623" calcext:value-type="float">
            <text:p>-2,0030562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55302" calcext:value-type="float">
            <text:p>1624632628,55302</text:p>
          </table:table-cell>
          <table:table-cell table:formula="of:=ROUND([.A311]-[$menor.$A$1];1)" office:value-type="float" office:value="30.9" calcext:value-type="float">
            <text:p>30,9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104" calcext:value-type="float">
            <text:p>0,03104</text:p>
          </table:table-cell>
          <table:table-cell office:value-type="float" office:value="-1.74794" calcext:value-type="float">
            <text:p>-1,74794</text:p>
          </table:table-cell>
          <table:table-cell office:value-type="float" office:value="1" calcext:value-type="float">
            <text:p>1</text:p>
          </table:table-cell>
          <table:table-cell office:value-type="float" office:value="0.25937778" calcext:value-type="float">
            <text:p>0,25937778</text:p>
          </table:table-cell>
          <table:table-cell office:value-type="float" office:value="1" calcext:value-type="float">
            <text:p>1</text:p>
          </table:table-cell>
          <table:table-cell office:value-type="float" office:value="0.00058158" calcext:value-type="float">
            <text:p>0,00058158</text:p>
          </table:table-cell>
          <table:table-cell office:value-type="float" office:value="-2.00309822" calcext:value-type="float">
            <text:p>-2,0030982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65328" calcext:value-type="float">
            <text:p>1624632628,65328</text:p>
          </table:table-cell>
          <table:table-cell table:formula="of:=ROUND([.A312]-[$menor.$A$1];1)" office:value-type="float" office:value="31" calcext:value-type="float">
            <text:p>31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104" calcext:value-type="float">
            <text:p>0,03104</text:p>
          </table:table-cell>
          <table:table-cell office:value-type="float" office:value="-1.75085" calcext:value-type="float">
            <text:p>-1,75085</text:p>
          </table:table-cell>
          <table:table-cell office:value-type="float" office:value="1" calcext:value-type="float">
            <text:p>1</text:p>
          </table:table-cell>
          <table:table-cell office:value-type="float" office:value="0.25637102" calcext:value-type="float">
            <text:p>0,25637102</text:p>
          </table:table-cell>
          <table:table-cell office:value-type="float" office:value="1" calcext:value-type="float">
            <text:p>1</text:p>
          </table:table-cell>
          <table:table-cell office:value-type="float" office:value="0.00093466" calcext:value-type="float">
            <text:p>0,00093466</text:p>
          </table:table-cell>
          <table:table-cell office:value-type="float" office:value="-2.00253727" calcext:value-type="float">
            <text:p>-2,00253727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75355" calcext:value-type="float">
            <text:p>1624632628,75355</text:p>
          </table:table-cell>
          <table:table-cell table:formula="of:=ROUND([.A313]-[$menor.$A$1];1)" office:value-type="float" office:value="31.1" calcext:value-type="float">
            <text:p>31,1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</text:p>
          </table:table-cell>
          <table:table-cell office:value-type="float" office:value="0.03007" calcext:value-type="float">
            <text:p>0,03007</text:p>
          </table:table-cell>
          <table:table-cell office:value-type="float" office:value="-1.75376" calcext:value-type="float">
            <text:p>-1,75376</text:p>
          </table:table-cell>
          <table:table-cell office:value-type="float" office:value="1" calcext:value-type="float">
            <text:p>1</text:p>
          </table:table-cell>
          <table:table-cell office:value-type="float" office:value="0.25396404" calcext:value-type="float">
            <text:p>0,25396404</text:p>
          </table:table-cell>
          <table:table-cell office:value-type="float" office:value="1" calcext:value-type="float">
            <text:p>1</text:p>
          </table:table-cell>
          <table:table-cell office:value-type="float" office:value="0.00121731" calcext:value-type="float">
            <text:p>0,00121731</text:p>
          </table:table-cell>
          <table:table-cell office:value-type="float" office:value="-2.00305694" calcext:value-type="float">
            <text:p>-2,0030569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85384" calcext:value-type="float">
            <text:p>1624632628,85384</text:p>
          </table:table-cell>
          <table:table-cell table:formula="of:=ROUND([.A314]-[$menor.$A$1];1)" office:value-type="float" office:value="31.2" calcext:value-type="float">
            <text:p>31,2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007" calcext:value-type="float">
            <text:p>0,03007</text:p>
          </table:table-cell>
          <table:table-cell office:value-type="float" office:value="-1.7557" calcext:value-type="float">
            <text:p>-1,7557</text:p>
          </table:table-cell>
          <table:table-cell office:value-type="float" office:value="1" calcext:value-type="float">
            <text:p>1</text:p>
          </table:table-cell>
          <table:table-cell office:value-type="float" office:value="0.2510761" calcext:value-type="float">
            <text:p>0,2510761</text:p>
          </table:table-cell>
          <table:table-cell office:value-type="float" office:value="1" calcext:value-type="float">
            <text:p>1</text:p>
          </table:table-cell>
          <table:table-cell office:value-type="float" office:value="0.00058643" calcext:value-type="float">
            <text:p>0,00058643</text:p>
          </table:table-cell>
          <table:table-cell office:value-type="float" office:value="-2.00309898" calcext:value-type="float">
            <text:p>-2,0030989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95408" calcext:value-type="float">
            <text:p>1624632628,95408</text:p>
          </table:table-cell>
          <table:table-cell table:formula="of:=ROUND([.A315]-[$menor.$A$1];1)" office:value-type="float" office:value="31.3" calcext:value-type="float">
            <text:p>31,3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3007" calcext:value-type="float">
            <text:p>0,03007</text:p>
          </table:table-cell>
          <table:table-cell office:value-type="float" office:value="-1.75861" calcext:value-type="float">
            <text:p>-1,75861</text:p>
          </table:table-cell>
          <table:table-cell office:value-type="float" office:value="1" calcext:value-type="float">
            <text:p>1</text:p>
          </table:table-cell>
          <table:table-cell office:value-type="float" office:value="0.24806923" calcext:value-type="float">
            <text:p>0,24806923</text:p>
          </table:table-cell>
          <table:table-cell office:value-type="float" office:value="1" calcext:value-type="float">
            <text:p>1</text:p>
          </table:table-cell>
          <table:table-cell office:value-type="float" office:value="0.00546722" calcext:value-type="float">
            <text:p>0,00546722</text:p>
          </table:table-cell>
          <table:table-cell office:value-type="float" office:value="-2.0025462" calcext:value-type="float">
            <text:p>-2,0025462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29.05435" calcext:value-type="float">
            <text:p>1624632629,05435</text:p>
          </table:table-cell>
          <table:table-cell table:formula="of:=ROUND([.A316]-[$menor.$A$1];1)" office:value-type="float" office:value="31.4" calcext:value-type="float">
            <text:p>31,4</text:p>
          </table:table-cell>
          <table:table-cell office:value-type="float" office:value="0.0255" calcext:value-type="float">
            <text:p>0,02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291" calcext:value-type="float">
            <text:p>0,0291</text:p>
          </table:table-cell>
          <table:table-cell office:value-type="float" office:value="-1.76152" calcext:value-type="float">
            <text:p>-1,76152</text:p>
          </table:table-cell>
          <table:table-cell office:value-type="float" office:value="1" calcext:value-type="float">
            <text:p>1</text:p>
          </table:table-cell>
          <table:table-cell office:value-type="float" office:value="0.24614365" calcext:value-type="float">
            <text:p>0,24614365</text:p>
          </table:table-cell>
          <table:table-cell office:value-type="float" office:value="0" calcext:value-type="float">
            <text:p>0</text:p>
          </table:table-cell>
          <table:table-cell office:value-type="float" office:value="0.00138729" calcext:value-type="float">
            <text:p>0,00138729</text:p>
          </table:table-cell>
          <table:table-cell office:value-type="float" office:value="-2.00307677" calcext:value-type="float">
            <text:p>-2,003076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15461" calcext:value-type="float">
            <text:p>1624632629,15461</text:p>
          </table:table-cell>
          <table:table-cell table:formula="of:=ROUND([.A317]-[$menor.$A$1];1)" office:value-type="float" office:value="31.5" calcext:value-type="float">
            <text:p>31,5</text:p>
          </table:table-cell>
          <table:table-cell office:value-type="float" office:value="0.0245" calcext:value-type="float">
            <text:p>0,02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291" calcext:value-type="float">
            <text:p>0,0291</text:p>
          </table:table-cell>
          <table:table-cell office:value-type="float" office:value="-1.763945" calcext:value-type="float">
            <text:p>-1,763945</text:p>
          </table:table-cell>
          <table:table-cell office:value-type="float" office:value="1" calcext:value-type="float">
            <text:p>1</text:p>
          </table:table-cell>
          <table:table-cell office:value-type="float" office:value="0.2432557" calcext:value-type="float">
            <text:p>0,2432557</text:p>
          </table:table-cell>
          <table:table-cell office:value-type="float" office:value="0" calcext:value-type="float">
            <text:p>0</text:p>
          </table:table-cell>
          <table:table-cell office:value-type="float" office:value="0.00075382" calcext:value-type="float">
            <text:p>0,00075382</text:p>
          </table:table-cell>
          <table:table-cell office:value-type="float" office:value="-2.00311849" calcext:value-type="float">
            <text:p>-2,0031184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25489" calcext:value-type="float">
            <text:p>1624632629,25489</text:p>
          </table:table-cell>
          <table:table-cell table:formula="of:=ROUND([.A318]-[$menor.$A$1];1)" office:value-type="float" office:value="31.6" calcext:value-type="float">
            <text:p>31,6</text:p>
          </table:table-cell>
          <table:table-cell office:value-type="float" office:value="0.0245" calcext:value-type="float">
            <text:p>0,02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291" calcext:value-type="float">
            <text:p>0,0291</text:p>
          </table:table-cell>
          <table:table-cell office:value-type="float" office:value="-1.765885" calcext:value-type="float">
            <text:p>-1,765885</text:p>
          </table:table-cell>
          <table:table-cell office:value-type="float" office:value="1" calcext:value-type="float">
            <text:p>1</text:p>
          </table:table-cell>
          <table:table-cell office:value-type="float" office:value="0.24024887" calcext:value-type="float">
            <text:p>0,24024887</text:p>
          </table:table-cell>
          <table:table-cell office:value-type="float" office:value="0" calcext:value-type="float">
            <text:p>0</text:p>
          </table:table-cell>
          <table:table-cell office:value-type="float" office:value="0.0011042" calcext:value-type="float">
            <text:p>0,0011042</text:p>
          </table:table-cell>
          <table:table-cell office:value-type="float" office:value="-2.00255715" calcext:value-type="float">
            <text:p>-2,002557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35516" calcext:value-type="float">
            <text:p>1624632629,35516</text:p>
          </table:table-cell>
          <table:table-cell table:formula="of:=ROUND([.A319]-[$menor.$A$1];1)" office:value-type="float" office:value="31.7" calcext:value-type="float">
            <text:p>31,7</text:p>
          </table:table-cell>
          <table:table-cell office:value-type="float" office:value="0.0245" calcext:value-type="float">
            <text:p>0,02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291" calcext:value-type="float">
            <text:p>0,0291</text:p>
          </table:table-cell>
          <table:table-cell office:value-type="float" office:value="-1.768795" calcext:value-type="float">
            <text:p>-1,768795</text:p>
          </table:table-cell>
          <table:table-cell office:value-type="float" office:value="1" calcext:value-type="float">
            <text:p>1</text:p>
          </table:table-cell>
          <table:table-cell office:value-type="float" office:value="0.2378419" calcext:value-type="float">
            <text:p>0,2378419</text:p>
          </table:table-cell>
          <table:table-cell office:value-type="float" office:value="0" calcext:value-type="float">
            <text:p>0</text:p>
          </table:table-cell>
          <table:table-cell office:value-type="float" office:value="0.00138468" calcext:value-type="float">
            <text:p>0,00138468</text:p>
          </table:table-cell>
          <table:table-cell office:value-type="float" office:value="-2.00210657" calcext:value-type="float">
            <text:p>-2,0021065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4555" calcext:value-type="float">
            <text:p>1624632629,4555</text:p>
          </table:table-cell>
          <table:table-cell table:formula="of:=ROUND([.A320]-[$menor.$A$1];1)" office:value-type="float" office:value="31.8" calcext:value-type="float">
            <text:p>31,8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0.02813" calcext:value-type="float">
            <text:p>0,02813</text:p>
          </table:table-cell>
          <table:table-cell office:value-type="float" office:value="-1.770735" calcext:value-type="float">
            <text:p>-1,770735</text:p>
          </table:table-cell>
          <table:table-cell office:value-type="float" office:value="1" calcext:value-type="float">
            <text:p>1</text:p>
          </table:table-cell>
          <table:table-cell office:value-type="float" office:value="0.2359166" calcext:value-type="float">
            <text:p>0,2359166</text:p>
          </table:table-cell>
          <table:table-cell office:value-type="float" office:value="0" calcext:value-type="float">
            <text:p>0</text:p>
          </table:table-cell>
          <table:table-cell office:value-type="float" office:value="0.00160903" calcext:value-type="float">
            <text:p>0,00160903</text:p>
          </table:table-cell>
          <table:table-cell office:value-type="float" office:value="-2.00310439" calcext:value-type="float">
            <text:p>-2,0031043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55583" calcext:value-type="float">
            <text:p>1624632629,55583</text:p>
          </table:table-cell>
          <table:table-cell table:formula="of:=ROUND([.A321]-[$menor.$A$1];1)" office:value-type="float" office:value="31.9" calcext:value-type="float">
            <text:p>31,9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2813" calcext:value-type="float">
            <text:p>0,02813</text:p>
          </table:table-cell>
          <table:table-cell office:value-type="float" office:value="-1.773645" calcext:value-type="float">
            <text:p>-1,773645</text:p>
          </table:table-cell>
          <table:table-cell office:value-type="float" office:value="1" calcext:value-type="float">
            <text:p>1</text:p>
          </table:table-cell>
          <table:table-cell office:value-type="float" office:value="0.2330291" calcext:value-type="float">
            <text:p>0,2330291</text:p>
          </table:table-cell>
          <table:table-cell office:value-type="float" office:value="0" calcext:value-type="float">
            <text:p>0</text:p>
          </table:table-cell>
          <table:table-cell office:value-type="float" office:value="0.00097551" calcext:value-type="float">
            <text:p>0,00097551</text:p>
          </table:table-cell>
          <table:table-cell office:value-type="float" office:value="-2.00217656" calcext:value-type="float">
            <text:p>-2,0021765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65663" calcext:value-type="float">
            <text:p>1624632629,65663</text:p>
          </table:table-cell>
          <table:table-cell table:formula="of:=ROUND([.A322]-[$menor.$A$1];1)" office:value-type="float" office:value="32" calcext:value-type="float">
            <text:p>32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2813" calcext:value-type="float">
            <text:p>0,02813</text:p>
          </table:table-cell>
          <table:table-cell office:value-type="float" office:value="-1.775585" calcext:value-type="float">
            <text:p>-1,775585</text:p>
          </table:table-cell>
          <table:table-cell office:value-type="float" office:value="1" calcext:value-type="float">
            <text:p>1</text:p>
          </table:table-cell>
          <table:table-cell office:value-type="float" office:value="0.23098429" calcext:value-type="float">
            <text:p>0,23098429</text:p>
          </table:table-cell>
          <table:table-cell office:value-type="float" office:value="0" calcext:value-type="float">
            <text:p>0</text:p>
          </table:table-cell>
          <table:table-cell office:value-type="float" office:value="0.00121379" calcext:value-type="float">
            <text:p>0,00121379</text:p>
          </table:table-cell>
          <table:table-cell office:value-type="float" office:value="-2.00305567" calcext:value-type="float">
            <text:p>-2,0030556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7568" calcext:value-type="float">
            <text:p>1624632629,7568</text:p>
          </table:table-cell>
          <table:table-cell table:formula="of:=ROUND([.A323]-[$menor.$A$1];1)" office:value-type="float" office:value="32.1" calcext:value-type="float">
            <text:p>32,1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2716" calcext:value-type="float">
            <text:p>0,02716</text:p>
          </table:table-cell>
          <table:table-cell office:value-type="float" office:value="-1.77898" calcext:value-type="float">
            <text:p>-1,77898</text:p>
          </table:table-cell>
          <table:table-cell office:value-type="float" office:value="1" calcext:value-type="float">
            <text:p>1</text:p>
          </table:table-cell>
          <table:table-cell office:value-type="float" office:value="0.22809622" calcext:value-type="float">
            <text:p>0,22809622</text:p>
          </table:table-cell>
          <table:table-cell office:value-type="float" office:value="0" calcext:value-type="float">
            <text:p>0</text:p>
          </table:table-cell>
          <table:table-cell office:value-type="float" office:value="0.00155033" calcext:value-type="float">
            <text:p>0,00155033</text:p>
          </table:table-cell>
          <table:table-cell office:value-type="float" office:value="-2.00212728" calcext:value-type="float">
            <text:p>-2,002127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85704" calcext:value-type="float">
            <text:p>1624632629,85704</text:p>
          </table:table-cell>
          <table:table-cell table:formula="of:=ROUND([.A324]-[$menor.$A$1];1)" office:value-type="float" office:value="32.2" calcext:value-type="float">
            <text:p>32,2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0.02716" calcext:value-type="float">
            <text:p>0,02716</text:p>
          </table:table-cell>
          <table:table-cell office:value-type="float" office:value="-1.78092" calcext:value-type="float">
            <text:p>-1,78092</text:p>
          </table:table-cell>
          <table:table-cell office:value-type="float" office:value="1" calcext:value-type="float">
            <text:p>1</text:p>
          </table:table-cell>
          <table:table-cell office:value-type="float" office:value="0.22617115" calcext:value-type="float">
            <text:p>0,22617115</text:p>
          </table:table-cell>
          <table:table-cell office:value-type="float" office:value="0" calcext:value-type="float">
            <text:p>0</text:p>
          </table:table-cell>
          <table:table-cell office:value-type="float" office:value="0.00080465" calcext:value-type="float">
            <text:p>0,00080465</text:p>
          </table:table-cell>
          <table:table-cell office:value-type="float" office:value="-2.00361033" calcext:value-type="float">
            <text:p>-2,0036103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95686" calcext:value-type="float">
            <text:p>1624632629,95686</text:p>
          </table:table-cell>
          <table:table-cell table:formula="of:=ROUND([.A325]-[$menor.$A$1];1)" office:value-type="float" office:value="32.3" calcext:value-type="float">
            <text:p>32,3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716" calcext:value-type="float">
            <text:p>0,02716</text:p>
          </table:table-cell>
          <table:table-cell office:value-type="float" office:value="-1.78286" calcext:value-type="float">
            <text:p>-1,78286</text:p>
          </table:table-cell>
          <table:table-cell office:value-type="float" office:value="1" calcext:value-type="float">
            <text:p>1</text:p>
          </table:table-cell>
          <table:table-cell office:value-type="float" office:value="0.22268252" calcext:value-type="float">
            <text:p>0,22268252</text:p>
          </table:table-cell>
          <table:table-cell office:value-type="float" office:value="0" calcext:value-type="float">
            <text:p>0</text:p>
          </table:table-cell>
          <table:table-cell office:value-type="float" office:value="0.00121118" calcext:value-type="float">
            <text:p>0,00121118</text:p>
          </table:table-cell>
          <table:table-cell office:value-type="float" office:value="-2.00208547" calcext:value-type="float">
            <text:p>-2,0020854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05671" calcext:value-type="float">
            <text:p>1624632630,05671</text:p>
          </table:table-cell>
          <table:table-cell table:formula="of:=ROUND([.A326]-[$menor.$A$1];1)" office:value-type="float" office:value="32.4" calcext:value-type="float">
            <text:p>32,4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-1.78577" calcext:value-type="float">
            <text:p>-1,78577</text:p>
          </table:table-cell>
          <table:table-cell office:value-type="float" office:value="1" calcext:value-type="float">
            <text:p>1</text:p>
          </table:table-cell>
          <table:table-cell office:value-type="float" office:value="0.22075713" calcext:value-type="float">
            <text:p>0,22075713</text:p>
          </table:table-cell>
          <table:table-cell office:value-type="float" office:value="0" calcext:value-type="float">
            <text:p>0</text:p>
          </table:table-cell>
          <table:table-cell office:value-type="float" office:value="0.00143554" calcext:value-type="float">
            <text:p>0,00143554</text:p>
          </table:table-cell>
          <table:table-cell office:value-type="float" office:value="-2.00211319" calcext:value-type="float">
            <text:p>-2,0021131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15693" calcext:value-type="float">
            <text:p>1624632630,15693</text:p>
          </table:table-cell>
          <table:table-cell table:formula="of:=ROUND([.A327]-[$menor.$A$1];1)" office:value-type="float" office:value="32.5" calcext:value-type="float">
            <text:p>32,5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-1.78771" calcext:value-type="float">
            <text:p>-1,78771</text:p>
          </table:table-cell>
          <table:table-cell office:value-type="float" office:value="1" calcext:value-type="float">
            <text:p>1</text:p>
          </table:table-cell>
          <table:table-cell office:value-type="float" office:value="0.218832" calcext:value-type="float">
            <text:p>0,218832</text:p>
          </table:table-cell>
          <table:table-cell office:value-type="float" office:value="0" calcext:value-type="float">
            <text:p>0</text:p>
          </table:table-cell>
          <table:table-cell office:value-type="float" office:value="0.00068987" calcext:value-type="float">
            <text:p>0,00068987</text:p>
          </table:table-cell>
          <table:table-cell office:value-type="float" office:value="-2.00311118" calcext:value-type="float">
            <text:p>-2,0031111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25678" calcext:value-type="float">
            <text:p>1624632630,25678</text:p>
          </table:table-cell>
          <table:table-cell table:formula="of:=ROUND([.A328]-[$menor.$A$1];1)" office:value-type="float" office:value="32.6" calcext:value-type="float">
            <text:p>32,6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-1.78965" calcext:value-type="float">
            <text:p>-1,78965</text:p>
          </table:table-cell>
          <table:table-cell office:value-type="float" office:value="1" calcext:value-type="float">
            <text:p>1</text:p>
          </table:table-cell>
          <table:table-cell office:value-type="float" office:value="0.21582495" calcext:value-type="float">
            <text:p>0,21582495</text:p>
          </table:table-cell>
          <table:table-cell office:value-type="float" office:value="0" calcext:value-type="float">
            <text:p>0</text:p>
          </table:table-cell>
          <table:table-cell office:value-type="float" office:value="0.00104028" calcext:value-type="float">
            <text:p>0,00104028</text:p>
          </table:table-cell>
          <table:table-cell office:value-type="float" office:value="-2.00206461" calcext:value-type="float">
            <text:p>-2,0020646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35694" calcext:value-type="float">
            <text:p>1624632630,35694</text:p>
          </table:table-cell>
          <table:table-cell table:formula="of:=ROUND([.A329]-[$menor.$A$1];1)" office:value-type="float" office:value="32.7" calcext:value-type="float">
            <text:p>32,7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0.02619" calcext:value-type="float">
            <text:p>0,02619</text:p>
          </table:table-cell>
          <table:table-cell office:value-type="float" office:value="-1.79159" calcext:value-type="float">
            <text:p>-1,79159</text:p>
          </table:table-cell>
          <table:table-cell office:value-type="float" office:value="1" calcext:value-type="float">
            <text:p>1</text:p>
          </table:table-cell>
          <table:table-cell office:value-type="float" office:value="0.21389942" calcext:value-type="float">
            <text:p>0,21389942</text:p>
          </table:table-cell>
          <table:table-cell office:value-type="float" office:value="0" calcext:value-type="float">
            <text:p>0</text:p>
          </table:table-cell>
          <table:table-cell office:value-type="float" office:value="0.00126466" calcext:value-type="float">
            <text:p>0,00126466</text:p>
          </table:table-cell>
          <table:table-cell office:value-type="float" office:value="-2.0020922" calcext:value-type="float">
            <text:p>-2,002092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45713" calcext:value-type="float">
            <text:p>1624632630,45713</text:p>
          </table:table-cell>
          <table:table-cell table:formula="of:=ROUND([.A330]-[$menor.$A$1];1)" office:value-type="float" office:value="32.8" calcext:value-type="float">
            <text:p>32,8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0.02522" calcext:value-type="float">
            <text:p>0,02522</text:p>
          </table:table-cell>
          <table:table-cell office:value-type="float" office:value="-1.794985" calcext:value-type="float">
            <text:p>-1,794985</text:p>
          </table:table-cell>
          <table:table-cell office:value-type="float" office:value="1" calcext:value-type="float">
            <text:p>1</text:p>
          </table:table-cell>
          <table:table-cell office:value-type="float" office:value="0.21197414" calcext:value-type="float">
            <text:p>0,21197414</text:p>
          </table:table-cell>
          <table:table-cell office:value-type="float" office:value="0" calcext:value-type="float">
            <text:p>0</text:p>
          </table:table-cell>
          <table:table-cell office:value-type="float" office:value="0.00148901" calcext:value-type="float">
            <text:p>0,00148901</text:p>
          </table:table-cell>
          <table:table-cell office:value-type="float" office:value="-2.00212004" calcext:value-type="float">
            <text:p>-2,002120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55697" calcext:value-type="float">
            <text:p>1624632630,55697</text:p>
          </table:table-cell>
          <table:table-cell table:formula="of:=ROUND([.A331]-[$menor.$A$1];1)" office:value-type="float" office:value="32.9" calcext:value-type="float">
            <text:p>32,9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0.02522" calcext:value-type="float">
            <text:p>0,02522</text:p>
          </table:table-cell>
          <table:table-cell office:value-type="float" office:value="-1.796925" calcext:value-type="float">
            <text:p>-1,796925</text:p>
          </table:table-cell>
          <table:table-cell office:value-type="float" office:value="1" calcext:value-type="float">
            <text:p>1</text:p>
          </table:table-cell>
          <table:table-cell office:value-type="float" office:value="0.21004915" calcext:value-type="float">
            <text:p>0,21004915</text:p>
          </table:table-cell>
          <table:table-cell office:value-type="float" office:value="0" calcext:value-type="float">
            <text:p>0</text:p>
          </table:table-cell>
          <table:table-cell office:value-type="float" office:value="0.00074332" calcext:value-type="float">
            <text:p>0,00074332</text:p>
          </table:table-cell>
          <table:table-cell office:value-type="float" office:value="-2.00360316" calcext:value-type="float">
            <text:p>-2,0036031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65726" calcext:value-type="float">
            <text:p>1624632630,65726</text:p>
          </table:table-cell>
          <table:table-cell table:formula="of:=ROUND([.A332]-[$menor.$A$1];1)" office:value-type="float" office:value="33" calcext:value-type="float">
            <text:p>33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0.02522" calcext:value-type="float">
            <text:p>0,02522</text:p>
          </table:table-cell>
          <table:table-cell office:value-type="float" office:value="-1.798865" calcext:value-type="float">
            <text:p>-1,798865</text:p>
          </table:table-cell>
          <table:table-cell office:value-type="float" office:value="1" calcext:value-type="float">
            <text:p>1</text:p>
          </table:table-cell>
          <table:table-cell office:value-type="float" office:value="0.2065604" calcext:value-type="float">
            <text:p>0,2065604</text:p>
          </table:table-cell>
          <table:table-cell office:value-type="float" office:value="0" calcext:value-type="float">
            <text:p>0</text:p>
          </table:table-cell>
          <table:table-cell office:value-type="float" office:value="0.00114986" calcext:value-type="float">
            <text:p>0,00114986</text:p>
          </table:table-cell>
          <table:table-cell office:value-type="float" office:value="-2.00207818" calcext:value-type="float">
            <text:p>-2,0020781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75757" calcext:value-type="float">
            <text:p>1624632630,75757</text:p>
          </table:table-cell>
          <table:table-cell table:formula="of:=ROUND([.A333]-[$menor.$A$1];1)" office:value-type="float" office:value="33.1" calcext:value-type="float">
            <text:p>33,1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0.02522" calcext:value-type="float">
            <text:p>0,02522</text:p>
          </table:table-cell>
          <table:table-cell office:value-type="float" office:value="-1.800805" calcext:value-type="float">
            <text:p>-1,800805</text:p>
          </table:table-cell>
          <table:table-cell office:value-type="float" office:value="1" calcext:value-type="float">
            <text:p>1</text:p>
          </table:table-cell>
          <table:table-cell office:value-type="float" office:value="0.20463505" calcext:value-type="float">
            <text:p>0,20463505</text:p>
          </table:table-cell>
          <table:table-cell office:value-type="float" office:value="0" calcext:value-type="float">
            <text:p>0</text:p>
          </table:table-cell>
          <table:table-cell office:value-type="float" office:value="0.00137422" calcext:value-type="float">
            <text:p>0,00137422</text:p>
          </table:table-cell>
          <table:table-cell office:value-type="float" office:value="-2.00210595" calcext:value-type="float">
            <text:p>-2,0021059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8577" calcext:value-type="float">
            <text:p>1624632630,8577</text:p>
          </table:table-cell>
          <table:table-cell table:formula="of:=ROUND([.A334]-[$menor.$A$1];1)" office:value-type="float" office:value="33.2" calcext:value-type="float">
            <text:p>33,2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-1.802745" calcext:value-type="float">
            <text:p>-1,802745</text:p>
          </table:table-cell>
          <table:table-cell office:value-type="float" office:value="1" calcext:value-type="float">
            <text:p>1</text:p>
          </table:table-cell>
          <table:table-cell office:value-type="float" office:value="0.20270999" calcext:value-type="float">
            <text:p>0,20270999</text:p>
          </table:table-cell>
          <table:table-cell office:value-type="float" office:value="0" calcext:value-type="float">
            <text:p>0</text:p>
          </table:table-cell>
          <table:table-cell office:value-type="float" office:value="0.00159854" calcext:value-type="float">
            <text:p>0,00159854</text:p>
          </table:table-cell>
          <table:table-cell office:value-type="float" office:value="-2.002134" calcext:value-type="float">
            <text:p>-2,00213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95779" calcext:value-type="float">
            <text:p>1624632630,95779</text:p>
          </table:table-cell>
          <table:table-cell table:formula="of:=ROUND([.A335]-[$menor.$A$1];1)" office:value-type="float" office:value="33.3" calcext:value-type="float">
            <text:p>33,3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-1.804685" calcext:value-type="float">
            <text:p>-1,804685</text:p>
          </table:table-cell>
          <table:table-cell office:value-type="float" office:value="1" calcext:value-type="float">
            <text:p>1</text:p>
          </table:table-cell>
          <table:table-cell office:value-type="float" office:value="0.2007852" calcext:value-type="float">
            <text:p>0,2007852</text:p>
          </table:table-cell>
          <table:table-cell office:value-type="float" office:value="-1" calcext:value-type="float">
            <text:p>-1</text:p>
          </table:table-cell>
          <table:table-cell office:value-type="float" office:value="-0.00262391" calcext:value-type="float">
            <text:p>-0,00262391</text:p>
          </table:table-cell>
          <table:table-cell office:value-type="float" office:value="-2.00172362" calcext:value-type="float">
            <text:p>-2,0017236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1.05811" calcext:value-type="float">
            <text:p>1624632631,05811</text:p>
          </table:table-cell>
          <table:table-cell table:formula="of:=ROUND([.A336]-[$menor.$A$1];1)" office:value-type="float" office:value="33.4" calcext:value-type="float">
            <text:p>33,4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-1.806625" calcext:value-type="float">
            <text:p>-1,806625</text:p>
          </table:table-cell>
          <table:table-cell office:value-type="float" office:value="1" calcext:value-type="float">
            <text:p>1</text:p>
          </table:table-cell>
          <table:table-cell office:value-type="float" office:value="0.19874002" calcext:value-type="float">
            <text:p>0,19874002</text:p>
          </table:table-cell>
          <table:table-cell office:value-type="float" office:value="0" calcext:value-type="float">
            <text:p>0</text:p>
          </table:table-cell>
          <table:table-cell office:value-type="float" office:value="0.00109116" calcext:value-type="float">
            <text:p>0,00109116</text:p>
          </table:table-cell>
          <table:table-cell office:value-type="float" office:value="-2.00207108" calcext:value-type="float">
            <text:p>-2,0020710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15834" calcext:value-type="float">
            <text:p>1624632631,15834</text:p>
          </table:table-cell>
          <table:table-cell table:formula="of:=ROUND([.A337]-[$menor.$A$1];1)" office:value-type="float" office:value="33.5" calcext:value-type="float">
            <text:p>33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425" calcext:value-type="float">
            <text:p>0,02425</text:p>
          </table:table-cell>
          <table:table-cell office:value-type="float" office:value="-1.808565" calcext:value-type="float">
            <text:p>-1,808565</text:p>
          </table:table-cell>
          <table:table-cell office:value-type="float" office:value="1" calcext:value-type="float">
            <text:p>1</text:p>
          </table:table-cell>
          <table:table-cell office:value-type="float" office:value="0.19681466" calcext:value-type="float">
            <text:p>0,19681466</text:p>
          </table:table-cell>
          <table:table-cell office:value-type="float" office:value="0" calcext:value-type="float">
            <text:p>0</text:p>
          </table:table-cell>
          <table:table-cell office:value-type="float" office:value="0.00131552" calcext:value-type="float">
            <text:p>0,00131552</text:p>
          </table:table-cell>
          <table:table-cell office:value-type="float" office:value="-2.00209883" calcext:value-type="float">
            <text:p>-2,0020988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25818" calcext:value-type="float">
            <text:p>1624632631,25818</text:p>
          </table:table-cell>
          <table:table-cell table:formula="of:=ROUND([.A338]-[$menor.$A$1];1)" office:value-type="float" office:value="33.6" calcext:value-type="float">
            <text:p>33,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328" calcext:value-type="float">
            <text:p>0,02328</text:p>
          </table:table-cell>
          <table:table-cell office:value-type="float" office:value="-1.81099" calcext:value-type="float">
            <text:p>-1,81099</text:p>
          </table:table-cell>
          <table:table-cell office:value-type="float" office:value="1" calcext:value-type="float">
            <text:p>1</text:p>
          </table:table-cell>
          <table:table-cell office:value-type="float" office:value="0.19488959" calcext:value-type="float">
            <text:p>0,19488959</text:p>
          </table:table-cell>
          <table:table-cell office:value-type="float" office:value="0" calcext:value-type="float">
            <text:p>0</text:p>
          </table:table-cell>
          <table:table-cell office:value-type="float" office:value="0.00153984" calcext:value-type="float">
            <text:p>0,00153984</text:p>
          </table:table-cell>
          <table:table-cell office:value-type="float" office:value="-2.00212688" calcext:value-type="float">
            <text:p>-2,002126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35831" calcext:value-type="float">
            <text:p>1624632631,35831</text:p>
          </table:table-cell>
          <table:table-cell table:formula="of:=ROUND([.A339]-[$menor.$A$1];1)" office:value-type="float" office:value="33.7" calcext:value-type="float">
            <text:p>33,7</text:p>
          </table:table-cell>
          <table:table-cell office:value-type="float" office:value="0.0195" calcext:value-type="float">
            <text:p>0,01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328" calcext:value-type="float">
            <text:p>0,02328</text:p>
          </table:table-cell>
          <table:table-cell office:value-type="float" office:value="-1.81293" calcext:value-type="float">
            <text:p>-1,81293</text:p>
          </table:table-cell>
          <table:table-cell office:value-type="float" office:value="1" calcext:value-type="float">
            <text:p>1</text:p>
          </table:table-cell>
          <table:table-cell office:value-type="float" office:value="0.19296482" calcext:value-type="float">
            <text:p>0,19296482</text:p>
          </table:table-cell>
          <table:table-cell office:value-type="float" office:value="-1" calcext:value-type="float">
            <text:p>-1</text:p>
          </table:table-cell>
          <table:table-cell office:value-type="float" office:value="-0.0025472" calcext:value-type="float">
            <text:p>-0,0025472</text:p>
          </table:table-cell>
          <table:table-cell office:value-type="float" office:value="-2.0022186" calcext:value-type="float">
            <text:p>-2,002218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1.45826" calcext:value-type="float">
            <text:p>1624632631,45826</text:p>
          </table:table-cell>
          <table:table-cell table:formula="of:=ROUND([.A340]-[$menor.$A$1];1)" office:value-type="float" office:value="33.8" calcext:value-type="float">
            <text:p>33,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328" calcext:value-type="float">
            <text:p>0,02328</text:p>
          </table:table-cell>
          <table:table-cell office:value-type="float" office:value="-1.81487" calcext:value-type="float">
            <text:p>-1,81487</text:p>
          </table:table-cell>
          <table:table-cell office:value-type="float" office:value="1" calcext:value-type="float">
            <text:p>1</text:p>
          </table:table-cell>
          <table:table-cell office:value-type="float" office:value="0.19043829" calcext:value-type="float">
            <text:p>0,19043829</text:p>
          </table:table-cell>
          <table:table-cell office:value-type="float" office:value="0" calcext:value-type="float">
            <text:p>0</text:p>
          </table:table-cell>
          <table:table-cell office:value-type="float" office:value="0.00108854" calcext:value-type="float">
            <text:p>0,00108854</text:p>
          </table:table-cell>
          <table:table-cell office:value-type="float" office:value="-2.0020709" calcext:value-type="float">
            <text:p>-2,002070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55835" calcext:value-type="float">
            <text:p>1624632631,55835</text:p>
          </table:table-cell>
          <table:table-cell table:formula="of:=ROUND([.A341]-[$menor.$A$1];1)" office:value-type="float" office:value="33.9" calcext:value-type="float">
            <text:p>33,9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2328" calcext:value-type="float">
            <text:p>0,02328</text:p>
          </table:table-cell>
          <table:table-cell office:value-type="float" office:value="-1.81681" calcext:value-type="float">
            <text:p>-1,81681</text:p>
          </table:table-cell>
          <table:table-cell office:value-type="float" office:value="1" calcext:value-type="float">
            <text:p>1</text:p>
          </table:table-cell>
          <table:table-cell office:value-type="float" office:value="0.18851298" calcext:value-type="float">
            <text:p>0,18851298</text:p>
          </table:table-cell>
          <table:table-cell office:value-type="float" office:value="0" calcext:value-type="float">
            <text:p>0</text:p>
          </table:table-cell>
          <table:table-cell office:value-type="float" office:value="0.0013129" calcext:value-type="float">
            <text:p>0,0013129</text:p>
          </table:table-cell>
          <table:table-cell office:value-type="float" office:value="-2.00209871" calcext:value-type="float">
            <text:p>-2,002098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65855" calcext:value-type="float">
            <text:p>1624632631,65855</text:p>
          </table:table-cell>
          <table:table-cell table:formula="of:=ROUND([.A342]-[$menor.$A$1];1)" office:value-type="float" office:value="34" calcext:value-type="float">
            <text:p>34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0.02231" calcext:value-type="float">
            <text:p>0,02231</text:p>
          </table:table-cell>
          <table:table-cell office:value-type="float" office:value="-1.81875" calcext:value-type="float">
            <text:p>-1,81875</text:p>
          </table:table-cell>
          <table:table-cell office:value-type="float" office:value="1" calcext:value-type="float">
            <text:p>1</text:p>
          </table:table-cell>
          <table:table-cell office:value-type="float" office:value="0.18658799" calcext:value-type="float">
            <text:p>0,18658799</text:p>
          </table:table-cell>
          <table:table-cell office:value-type="float" office:value="0" calcext:value-type="float">
            <text:p>0</text:p>
          </table:table-cell>
          <table:table-cell office:value-type="float" office:value="0.00153721" calcext:value-type="float">
            <text:p>0,00153721</text:p>
          </table:table-cell>
          <table:table-cell office:value-type="float" office:value="-2.00212683" calcext:value-type="float">
            <text:p>-2,0021268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75858" calcext:value-type="float">
            <text:p>1624632631,75858</text:p>
          </table:table-cell>
          <table:table-cell table:formula="of:=ROUND([.A343]-[$menor.$A$1];1)" office:value-type="float" office:value="34.1" calcext:value-type="float">
            <text:p>34,1</text:p>
          </table:table-cell>
          <table:table-cell office:value-type="float" office:value="0.0185" calcext:value-type="float">
            <text:p>0,01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231" calcext:value-type="float">
            <text:p>0,02231</text:p>
          </table:table-cell>
          <table:table-cell office:value-type="float" office:value="-1.82069" calcext:value-type="float">
            <text:p>-1,82069</text:p>
          </table:table-cell>
          <table:table-cell office:value-type="float" office:value="1" calcext:value-type="float">
            <text:p>1</text:p>
          </table:table-cell>
          <table:table-cell office:value-type="float" office:value="0.1846633" calcext:value-type="float">
            <text:p>0,1846633</text:p>
          </table:table-cell>
          <table:table-cell office:value-type="float" office:value="-1" calcext:value-type="float">
            <text:p>-1</text:p>
          </table:table-cell>
          <table:table-cell office:value-type="float" office:value="-0.00240609" calcext:value-type="float">
            <text:p>-0,00240609</text:p>
          </table:table-cell>
          <table:table-cell office:value-type="float" office:value="-2.00175177" calcext:value-type="float">
            <text:p>-2,0017517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1.85897" calcext:value-type="float">
            <text:p>1624632631,85897</text:p>
          </table:table-cell>
          <table:table-cell table:formula="of:=ROUND([.A344]-[$menor.$A$1];1)" office:value-type="float" office:value="34.2" calcext:value-type="float">
            <text:p>34,2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0.02231" calcext:value-type="float">
            <text:p>0,02231</text:p>
          </table:table-cell>
          <table:table-cell office:value-type="float" office:value="-1.82263" calcext:value-type="float">
            <text:p>-1,82263</text:p>
          </table:table-cell>
          <table:table-cell office:value-type="float" office:value="1" calcext:value-type="float">
            <text:p>1</text:p>
          </table:table-cell>
          <table:table-cell office:value-type="float" office:value="0.1826179" calcext:value-type="float">
            <text:p>0,1826179</text:p>
          </table:table-cell>
          <table:table-cell office:value-type="float" office:value="0" calcext:value-type="float">
            <text:p>0</text:p>
          </table:table-cell>
          <table:table-cell office:value-type="float" office:value="0.00102984" calcext:value-type="float">
            <text:p>0,00102984</text:p>
          </table:table-cell>
          <table:table-cell office:value-type="float" office:value="-2.00206379" calcext:value-type="float">
            <text:p>-2,0020637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95897" calcext:value-type="float">
            <text:p>1624632631,95897</text:p>
          </table:table-cell>
          <table:table-cell table:formula="of:=ROUND([.A345]-[$menor.$A$1];1)" office:value-type="float" office:value="34.3" calcext:value-type="float">
            <text:p>34,3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0.02231" calcext:value-type="float">
            <text:p>0,02231</text:p>
          </table:table-cell>
          <table:table-cell office:value-type="float" office:value="-1.82457" calcext:value-type="float">
            <text:p>-1,82457</text:p>
          </table:table-cell>
          <table:table-cell office:value-type="float" office:value="1" calcext:value-type="float">
            <text:p>1</text:p>
          </table:table-cell>
          <table:table-cell office:value-type="float" office:value="0.18069258" calcext:value-type="float">
            <text:p>0,18069258</text:p>
          </table:table-cell>
          <table:table-cell office:value-type="float" office:value="0" calcext:value-type="float">
            <text:p>0</text:p>
          </table:table-cell>
          <table:table-cell office:value-type="float" office:value="0.0012542" calcext:value-type="float">
            <text:p>0,0012542</text:p>
          </table:table-cell>
          <table:table-cell office:value-type="float" office:value="-2.00209159" calcext:value-type="float">
            <text:p>-2,0020915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05914" calcext:value-type="float">
            <text:p>1624632632,05914</text:p>
          </table:table-cell>
          <table:table-cell table:formula="of:=ROUND([.A346]-[$menor.$A$1];1)" office:value-type="float" office:value="34.4" calcext:value-type="float">
            <text:p>34,4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0.02134" calcext:value-type="float">
            <text:p>0,02134</text:p>
          </table:table-cell>
          <table:table-cell office:value-type="float" office:value="-1.826995" calcext:value-type="float">
            <text:p>-1,826995</text:p>
          </table:table-cell>
          <table:table-cell office:value-type="float" office:value="1" calcext:value-type="float">
            <text:p>1</text:p>
          </table:table-cell>
          <table:table-cell office:value-type="float" office:value="0.17876759" calcext:value-type="float">
            <text:p>0,17876759</text:p>
          </table:table-cell>
          <table:table-cell office:value-type="float" office:value="0" calcext:value-type="float">
            <text:p>0</text:p>
          </table:table-cell>
          <table:table-cell office:value-type="float" office:value="0.00147851" calcext:value-type="float">
            <text:p>0,00147851</text:p>
          </table:table-cell>
          <table:table-cell office:value-type="float" office:value="-2.00211971" calcext:value-type="float">
            <text:p>-2,002119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15935" calcext:value-type="float">
            <text:p>1624632632,15935</text:p>
          </table:table-cell>
          <table:table-cell table:formula="of:=ROUND([.A347]-[$menor.$A$1];1)" office:value-type="float" office:value="34.5" calcext:value-type="float">
            <text:p>34,5</text:p>
          </table:table-cell>
          <table:table-cell office:value-type="float" office:value="0.0175" calcext:value-type="float">
            <text:p>0,01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134" calcext:value-type="float">
            <text:p>0,02134</text:p>
          </table:table-cell>
          <table:table-cell office:value-type="float" office:value="-1.827965" calcext:value-type="float">
            <text:p>-1,827965</text:p>
          </table:table-cell>
          <table:table-cell office:value-type="float" office:value="1" calcext:value-type="float">
            <text:p>1</text:p>
          </table:table-cell>
          <table:table-cell office:value-type="float" office:value="0.17684293" calcext:value-type="float">
            <text:p>0,17684293</text:p>
          </table:table-cell>
          <table:table-cell office:value-type="float" office:value="-1" calcext:value-type="float">
            <text:p>-1</text:p>
          </table:table-cell>
          <table:table-cell office:value-type="float" office:value="-0.00232938" calcext:value-type="float">
            <text:p>-0,00232938</text:p>
          </table:table-cell>
          <table:table-cell office:value-type="float" office:value="-2.00224677" calcext:value-type="float">
            <text:p>-2,0022467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2.25934" calcext:value-type="float">
            <text:p>1624632632,25934</text:p>
          </table:table-cell>
          <table:table-cell table:formula="of:=ROUND([.A348]-[$menor.$A$1];1)" office:value-type="float" office:value="34.6" calcext:value-type="float">
            <text:p>34,6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2134" calcext:value-type="float">
            <text:p>0,02134</text:p>
          </table:table-cell>
          <table:table-cell office:value-type="float" office:value="-1.829905" calcext:value-type="float">
            <text:p>-1,829905</text:p>
          </table:table-cell>
          <table:table-cell office:value-type="float" office:value="1" calcext:value-type="float">
            <text:p>1</text:p>
          </table:table-cell>
          <table:table-cell office:value-type="float" office:value="0.17431617" calcext:value-type="float">
            <text:p>0,17431617</text:p>
          </table:table-cell>
          <table:table-cell office:value-type="float" office:value="0" calcext:value-type="float">
            <text:p>0</text:p>
          </table:table-cell>
          <table:table-cell office:value-type="float" office:value="0.00102723" calcext:value-type="float">
            <text:p>0,00102723</text:p>
          </table:table-cell>
          <table:table-cell office:value-type="float" office:value="-2.00109362" calcext:value-type="float">
            <text:p>-2,0010936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36047" calcext:value-type="float">
            <text:p>1624632632,36047</text:p>
          </table:table-cell>
          <table:table-cell table:formula="of:=ROUND([.A349]-[$menor.$A$1];1)" office:value-type="float" office:value="34.7" calcext:value-type="float">
            <text:p>34,7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2134" calcext:value-type="float">
            <text:p>0,02134</text:p>
          </table:table-cell>
          <table:table-cell office:value-type="float" office:value="-1.831845" calcext:value-type="float">
            <text:p>-1,831845</text:p>
          </table:table-cell>
          <table:table-cell office:value-type="float" office:value="1" calcext:value-type="float">
            <text:p>1</text:p>
          </table:table-cell>
          <table:table-cell office:value-type="float" office:value="0.17431617" calcext:value-type="float">
            <text:p>0,17431617</text:p>
          </table:table-cell>
          <table:table-cell office:value-type="float" office:value="0" calcext:value-type="float">
            <text:p>0</text:p>
          </table:table-cell>
          <table:table-cell office:value-type="float" office:value="0.00102723" calcext:value-type="float">
            <text:p>0,00102723</text:p>
          </table:table-cell>
          <table:table-cell office:value-type="float" office:value="-2.00303362" calcext:value-type="float">
            <text:p>-2,0030336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45972" calcext:value-type="float">
            <text:p>1624632632,45972</text:p>
          </table:table-cell>
          <table:table-cell table:formula="of:=ROUND([.A350]-[$menor.$A$1];1)" office:value-type="float" office:value="34.8" calcext:value-type="float">
            <text:p>34,8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0.02134" calcext:value-type="float">
            <text:p>0,02134</text:p>
          </table:table-cell>
          <table:table-cell office:value-type="float" office:value="-1.833785" calcext:value-type="float">
            <text:p>-1,833785</text:p>
          </table:table-cell>
          <table:table-cell office:value-type="float" office:value="1" calcext:value-type="float">
            <text:p>1</text:p>
          </table:table-cell>
          <table:table-cell office:value-type="float" office:value="0.17142843" calcext:value-type="float">
            <text:p>0,17142843</text:p>
          </table:table-cell>
          <table:table-cell office:value-type="float" office:value="0" calcext:value-type="float">
            <text:p>0</text:p>
          </table:table-cell>
          <table:table-cell office:value-type="float" office:value="0.00136373" calcext:value-type="float">
            <text:p>0,00136373</text:p>
          </table:table-cell>
          <table:table-cell office:value-type="float" office:value="-2.00016555" calcext:value-type="float">
            <text:p>-2,0001655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56015" calcext:value-type="float">
            <text:p>1624632632,56015</text:p>
          </table:table-cell>
          <table:table-cell table:formula="of:=ROUND([.A351]-[$menor.$A$1];1)" office:value-type="float" office:value="34.9" calcext:value-type="float">
            <text:p>34,9</text:p>
          </table:table-cell>
          <table:table-cell office:value-type="float" office:value="0.0175" calcext:value-type="float">
            <text:p>0,01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2037" calcext:value-type="float">
            <text:p>0,02037</text:p>
          </table:table-cell>
          <table:table-cell office:value-type="float" office:value="-1.835725" calcext:value-type="float">
            <text:p>-1,835725</text:p>
          </table:table-cell>
          <table:table-cell office:value-type="float" office:value="1" calcext:value-type="float">
            <text:p>1</text:p>
          </table:table-cell>
          <table:table-cell office:value-type="float" office:value="0.17142843" calcext:value-type="float">
            <text:p>0,17142843</text:p>
          </table:table-cell>
          <table:table-cell office:value-type="float" office:value="0" calcext:value-type="float">
            <text:p>0</text:p>
          </table:table-cell>
          <table:table-cell office:value-type="float" office:value="0.00136373" calcext:value-type="float">
            <text:p>0,00136373</text:p>
          </table:table-cell>
          <table:table-cell office:value-type="float" office:value="-2.00210555" calcext:value-type="float">
            <text:p>-2,0021055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66038" calcext:value-type="float">
            <text:p>1624632632,66038</text:p>
          </table:table-cell>
          <table:table-cell table:formula="of:=ROUND([.A352]-[$menor.$A$1];1)" office:value-type="float" office:value="35" calcext:value-type="float">
            <text:p>35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2037" calcext:value-type="float">
            <text:p>0,02037</text:p>
          </table:table-cell>
          <table:table-cell office:value-type="float" office:value="-1.836695" calcext:value-type="float">
            <text:p>-1,836695</text:p>
          </table:table-cell>
          <table:table-cell office:value-type="float" office:value="1" calcext:value-type="float">
            <text:p>1</text:p>
          </table:table-cell>
          <table:table-cell office:value-type="float" office:value="0.16950369" calcext:value-type="float">
            <text:p>0,16950369</text:p>
          </table:table-cell>
          <table:table-cell office:value-type="float" office:value="-1" calcext:value-type="float">
            <text:p>-1</text:p>
          </table:table-cell>
          <table:table-cell office:value-type="float" office:value="-0.00134707" calcext:value-type="float">
            <text:p>-0,00134707</text:p>
          </table:table-cell>
          <table:table-cell office:value-type="float" office:value="-2.00176356" calcext:value-type="float">
            <text:p>-2,0017635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2.75973" calcext:value-type="float">
            <text:p>1624632632,75973</text:p>
          </table:table-cell>
          <table:table-cell table:formula="of:=ROUND([.A353]-[$menor.$A$1];1)" office:value-type="float" office:value="35.1" calcext:value-type="float">
            <text:p>35,1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2037" calcext:value-type="float">
            <text:p>0,02037</text:p>
          </table:table-cell>
          <table:table-cell office:value-type="float" office:value="-1.838635" calcext:value-type="float">
            <text:p>-1,838635</text:p>
          </table:table-cell>
          <table:table-cell office:value-type="float" office:value="1" calcext:value-type="float">
            <text:p>1</text:p>
          </table:table-cell>
          <table:table-cell office:value-type="float" office:value="0.16757929" calcext:value-type="float">
            <text:p>0,16757929</text:p>
          </table:table-cell>
          <table:table-cell office:value-type="float" office:value="-1" calcext:value-type="float">
            <text:p>-1</text:p>
          </table:table-cell>
          <table:table-cell office:value-type="float" office:value="-0.0020595" calcext:value-type="float">
            <text:p>-0,0020595</text:p>
          </table:table-cell>
          <table:table-cell office:value-type="float" office:value="-2.00179648" calcext:value-type="float">
            <text:p>-2,0017964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2.85964" calcext:value-type="float">
            <text:p>1624632632,85964</text:p>
          </table:table-cell>
          <table:table-cell table:formula="of:=ROUND([.A354]-[$menor.$A$1];1)" office:value-type="float" office:value="35.2" calcext:value-type="float">
            <text:p>35,2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2037" calcext:value-type="float">
            <text:p>0,02037</text:p>
          </table:table-cell>
          <table:table-cell office:value-type="float" office:value="-1.840575" calcext:value-type="float">
            <text:p>-1,840575</text:p>
          </table:table-cell>
          <table:table-cell office:value-type="float" office:value="1" calcext:value-type="float">
            <text:p>1</text:p>
          </table:table-cell>
          <table:table-cell office:value-type="float" office:value="0.16553311" calcext:value-type="float">
            <text:p>0,16553311</text:p>
          </table:table-cell>
          <table:table-cell office:value-type="float" office:value="0" calcext:value-type="float">
            <text:p>0</text:p>
          </table:table-cell>
          <table:table-cell office:value-type="float" office:value="0.0010807" calcext:value-type="float">
            <text:p>0,0010807</text:p>
          </table:table-cell>
          <table:table-cell office:value-type="float" office:value="-2.00110039" calcext:value-type="float">
            <text:p>-2,0011003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96001" calcext:value-type="float">
            <text:p>1624632632,96001</text:p>
          </table:table-cell>
          <table:table-cell table:formula="of:=ROUND([.A355]-[$menor.$A$1];1)" office:value-type="float" office:value="35.3" calcext:value-type="float">
            <text:p>35,3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office:value-type="float" office:value="-1.841545" calcext:value-type="float">
            <text:p>-1,841545</text:p>
          </table:table-cell>
          <table:table-cell office:value-type="float" office:value="1" calcext:value-type="float">
            <text:p>1</text:p>
          </table:table-cell>
          <table:table-cell office:value-type="float" office:value="0.16457053" calcext:value-type="float">
            <text:p>0,16457053</text:p>
          </table:table-cell>
          <table:table-cell office:value-type="float" office:value="0" calcext:value-type="float">
            <text:p>0</text:p>
          </table:table-cell>
          <table:table-cell office:value-type="float" office:value="0.00119287" calcext:value-type="float">
            <text:p>0,00119287</text:p>
          </table:table-cell>
          <table:table-cell office:value-type="float" office:value="-2.00208437" calcext:value-type="float">
            <text:p>-2,0020843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3.06033" calcext:value-type="float">
            <text:p>1624632633,06033</text:p>
          </table:table-cell>
          <table:table-cell table:formula="of:=ROUND([.A356]-[$menor.$A$1];1)" office:value-type="float" office:value="35.4" calcext:value-type="float">
            <text:p>35,4</text:p>
          </table:table-cell>
          <table:table-cell office:value-type="float" office:value="0.0165" calcext:value-type="float">
            <text:p>0,01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94" calcext:value-type="float">
            <text:p>0,0194</text:p>
          </table:table-cell>
          <table:table-cell office:value-type="float" office:value="-1.84397" calcext:value-type="float">
            <text:p>-1,84397</text:p>
          </table:table-cell>
          <table:table-cell office:value-type="float" office:value="1" calcext:value-type="float">
            <text:p>1</text:p>
          </table:table-cell>
          <table:table-cell office:value-type="float" office:value="0.16264562" calcext:value-type="float">
            <text:p>0,16264562</text:p>
          </table:table-cell>
          <table:table-cell office:value-type="float" office:value="-1" calcext:value-type="float">
            <text:p>-1</text:p>
          </table:table-cell>
          <table:table-cell office:value-type="float" office:value="-0.00139916" calcext:value-type="float">
            <text:p>-0,00139916</text:p>
          </table:table-cell>
          <table:table-cell office:value-type="float" office:value="-2.0017572" calcext:value-type="float">
            <text:p>-2,001757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3.15964" calcext:value-type="float">
            <text:p>1624632633,15964</text:p>
          </table:table-cell>
          <table:table-cell table:formula="of:=ROUND([.A357]-[$menor.$A$1];1)" office:value-type="float" office:value="35.5" calcext:value-type="float">
            <text:p>35,5</text:p>
          </table:table-cell>
          <table:table-cell office:value-type="float" office:value="0.0165" calcext:value-type="float">
            <text:p>0,01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94" calcext:value-type="float">
            <text:p>0,0194</text:p>
          </table:table-cell>
          <table:table-cell office:value-type="float" office:value="-1.84591" calcext:value-type="float">
            <text:p>-1,84591</text:p>
          </table:table-cell>
          <table:table-cell office:value-type="float" office:value="1" calcext:value-type="float">
            <text:p>1</text:p>
          </table:table-cell>
          <table:table-cell office:value-type="float" office:value="0.16072109" calcext:value-type="float">
            <text:p>0,16072109</text:p>
          </table:table-cell>
          <table:table-cell office:value-type="float" office:value="-1" calcext:value-type="float">
            <text:p>-1</text:p>
          </table:table-cell>
          <table:table-cell office:value-type="float" office:value="-0.00211157" calcext:value-type="float">
            <text:p>-0,00211157</text:p>
          </table:table-cell>
          <table:table-cell office:value-type="float" office:value="-2.00081999" calcext:value-type="float">
            <text:p>-2,00081999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3.26011" calcext:value-type="float">
            <text:p>1624632633,26011</text:p>
          </table:table-cell>
          <table:table-cell table:formula="of:=ROUND([.A358]-[$menor.$A$1];1)" office:value-type="float" office:value="35.6" calcext:value-type="float">
            <text:p>35,6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office:value-type="float" office:value="-1.84688" calcext:value-type="float">
            <text:p>-1,84688</text:p>
          </table:table-cell>
          <table:table-cell office:value-type="float" office:value="1" calcext:value-type="float">
            <text:p>1</text:p>
          </table:table-cell>
          <table:table-cell office:value-type="float" office:value="0.15963818" calcext:value-type="float">
            <text:p>0,15963818</text:p>
          </table:table-cell>
          <table:table-cell office:value-type="float" office:value="0" calcext:value-type="float">
            <text:p>0</text:p>
          </table:table-cell>
          <table:table-cell office:value-type="float" office:value="0.00079763" calcext:value-type="float">
            <text:p>0,00079763</text:p>
          </table:table-cell>
          <table:table-cell office:value-type="float" office:value="-2.00252063" calcext:value-type="float">
            <text:p>-2,0025206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3.3605" calcext:value-type="float">
            <text:p>1624632633,3605</text:p>
          </table:table-cell>
          <table:table-cell table:formula="of:=ROUND([.A359]-[$menor.$A$1];1)" office:value-type="float" office:value="35.7" calcext:value-type="float">
            <text:p>35,7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94" calcext:value-type="float">
            <text:p>0,0194</text:p>
          </table:table-cell>
          <table:table-cell office:value-type="float" office:value="-1.84882" calcext:value-type="float">
            <text:p>-1,84882</text:p>
          </table:table-cell>
          <table:table-cell office:value-type="float" office:value="1" calcext:value-type="float">
            <text:p>1</text:p>
          </table:table-cell>
          <table:table-cell office:value-type="float" office:value="0.15723142" calcext:value-type="float">
            <text:p>0,15723142</text:p>
          </table:table-cell>
          <table:table-cell office:value-type="float" office:value="0" calcext:value-type="float">
            <text:p>0</text:p>
          </table:table-cell>
          <table:table-cell office:value-type="float" office:value="-0.00178577" calcext:value-type="float">
            <text:p>-0,00178577</text:p>
          </table:table-cell>
          <table:table-cell office:value-type="float" office:value="-2.00170757" calcext:value-type="float">
            <text:p>-2,0017075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33.46082" calcext:value-type="float">
            <text:p>1624632633,46082</text:p>
          </table:table-cell>
          <table:table-cell table:formula="of:=ROUND([.A360]-[$menor.$A$1];1)" office:value-type="float" office:value="35.8" calcext:value-type="float">
            <text:p>35,8</text:p>
          </table:table-cell>
          <table:table-cell office:value-type="float" office:value="0.0155" calcext:value-type="float">
            <text:p>0,01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-1.85076" calcext:value-type="float">
            <text:p>-1,85076</text:p>
          </table:table-cell>
          <table:table-cell office:value-type="float" office:value="1" calcext:value-type="float">
            <text:p>1</text:p>
          </table:table-cell>
          <table:table-cell office:value-type="float" office:value="0.15530643" calcext:value-type="float">
            <text:p>0,15530643</text:p>
          </table:table-cell>
          <table:table-cell office:value-type="float" office:value="1" calcext:value-type="float">
            <text:p>1</text:p>
          </table:table-cell>
          <table:table-cell office:value-type="float" office:value="0.00116255" calcext:value-type="float">
            <text:p>0,00116255</text:p>
          </table:table-cell>
          <table:table-cell office:value-type="float" office:value="-2.00111191" calcext:value-type="float">
            <text:p>-2,00111191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3.56114" calcext:value-type="float">
            <text:p>1624632633,56114</text:p>
          </table:table-cell>
          <table:table-cell table:formula="of:=ROUND([.A361]-[$menor.$A$1];1)" office:value-type="float" office:value="35.9" calcext:value-type="float">
            <text:p>35,9</text:p>
          </table:table-cell>
          <table:table-cell office:value-type="float" office:value="0.0155" calcext:value-type="float">
            <text:p>0,01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-1.85173" calcext:value-type="float">
            <text:p>-1,85173</text:p>
          </table:table-cell>
          <table:table-cell office:value-type="float" office:value="1" calcext:value-type="float">
            <text:p>1</text:p>
          </table:table-cell>
          <table:table-cell office:value-type="float" office:value="0.15434408" calcext:value-type="float">
            <text:p>0,15434408</text:p>
          </table:table-cell>
          <table:table-cell office:value-type="float" office:value="1" calcext:value-type="float">
            <text:p>1</text:p>
          </table:table-cell>
          <table:table-cell office:value-type="float" office:value="0.00127556" calcext:value-type="float">
            <text:p>0,00127556</text:p>
          </table:table-cell>
          <table:table-cell office:value-type="float" office:value="-2.00209622" calcext:value-type="float">
            <text:p>-2,0020962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3.66108" calcext:value-type="float">
            <text:p>1624632633,66108</text:p>
          </table:table-cell>
          <table:table-cell table:formula="of:=ROUND([.A362]-[$menor.$A$1];1)" office:value-type="float" office:value="36" calcext:value-type="float">
            <text:p>36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-1.85367" calcext:value-type="float">
            <text:p>-1,85367</text:p>
          </table:table-cell>
          <table:table-cell office:value-type="float" office:value="1" calcext:value-type="float">
            <text:p>1</text:p>
          </table:table-cell>
          <table:table-cell office:value-type="float" office:value="0.15241966" calcext:value-type="float">
            <text:p>0,15241966</text:p>
          </table:table-cell>
          <table:table-cell office:value-type="float" office:value="0" calcext:value-type="float">
            <text:p>0</text:p>
          </table:table-cell>
          <table:table-cell office:value-type="float" office:value="-0.00210742" calcext:value-type="float">
            <text:p>-0,00210742</text:p>
          </table:table-cell>
          <table:table-cell office:value-type="float" office:value="-2.00178969" calcext:value-type="float">
            <text:p>-2,00178969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33.76141" calcext:value-type="float">
            <text:p>1624632633,76141</text:p>
          </table:table-cell>
          <table:table-cell table:formula="of:=ROUND([.A363]-[$menor.$A$1];1)" office:value-type="float" office:value="36.1" calcext:value-type="float">
            <text:p>36,1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-1.85464" calcext:value-type="float">
            <text:p>-1,85464</text:p>
          </table:table-cell>
          <table:table-cell office:value-type="float" office:value="1" calcext:value-type="float">
            <text:p>1</text:p>
          </table:table-cell>
          <table:table-cell office:value-type="float" office:value="0.15037368" calcext:value-type="float">
            <text:p>0,15037368</text:p>
          </table:table-cell>
          <table:table-cell office:value-type="float" office:value="1" calcext:value-type="float">
            <text:p>1</text:p>
          </table:table-cell>
          <table:table-cell office:value-type="float" office:value="0.0007718" calcext:value-type="float">
            <text:p>0,0007718</text:p>
          </table:table-cell>
          <table:table-cell office:value-type="float" office:value="-2.00106329" calcext:value-type="float">
            <text:p>-2,0010632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3.86079" calcext:value-type="float">
            <text:p>1624632633,86079</text:p>
          </table:table-cell>
          <table:table-cell table:formula="of:=ROUND([.A364]-[$menor.$A$1];1)" office:value-type="float" office:value="36.2" calcext:value-type="float">
            <text:p>36,2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843" calcext:value-type="float">
            <text:p>0,01843</text:p>
          </table:table-cell>
          <table:table-cell office:value-type="float" office:value="-1.85658" calcext:value-type="float">
            <text:p>-1,85658</text:p>
          </table:table-cell>
          <table:table-cell office:value-type="float" office:value="1" calcext:value-type="float">
            <text:p>1</text:p>
          </table:table-cell>
          <table:table-cell office:value-type="float" office:value="0.14941104" calcext:value-type="float">
            <text:p>0,14941104</text:p>
          </table:table-cell>
          <table:table-cell office:value-type="float" office:value="1" calcext:value-type="float">
            <text:p>1</text:p>
          </table:table-cell>
          <table:table-cell office:value-type="float" office:value="0.00088484" calcext:value-type="float">
            <text:p>0,00088484</text:p>
          </table:table-cell>
          <table:table-cell office:value-type="float" office:value="-2.00204731" calcext:value-type="float">
            <text:p>-2,00204731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3.9615" calcext:value-type="float">
            <text:p>1624632633,9615</text:p>
          </table:table-cell>
          <table:table-cell table:formula="of:=ROUND([.A365]-[$menor.$A$1];1)" office:value-type="float" office:value="36.3" calcext:value-type="float">
            <text:p>36,3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-1.85755" calcext:value-type="float">
            <text:p>-1,85755</text:p>
          </table:table-cell>
          <table:table-cell office:value-type="float" office:value="1" calcext:value-type="float">
            <text:p>1</text:p>
          </table:table-cell>
          <table:table-cell office:value-type="float" office:value="0.14748605" calcext:value-type="float">
            <text:p>0,14748605</text:p>
          </table:table-cell>
          <table:table-cell office:value-type="float" office:value="1" calcext:value-type="float">
            <text:p>1</text:p>
          </table:table-cell>
          <table:table-cell office:value-type="float" office:value="0.00111089" calcext:value-type="float">
            <text:p>0,00111089</text:p>
          </table:table-cell>
          <table:table-cell office:value-type="float" office:value="-2.00110563" calcext:value-type="float">
            <text:p>-2,0011056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4.06254" calcext:value-type="float">
            <text:p>1624632634,06254</text:p>
          </table:table-cell>
          <table:table-cell table:formula="of:=ROUND([.A366]-[$menor.$A$1];1)" office:value-type="float" office:value="36.4" calcext:value-type="float">
            <text:p>36,4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-1.859975" calcext:value-type="float">
            <text:p>-1,859975</text:p>
          </table:table-cell>
          <table:table-cell office:value-type="float" office:value="1" calcext:value-type="float">
            <text:p>1</text:p>
          </table:table-cell>
          <table:table-cell office:value-type="float" office:value="0.1465237" calcext:value-type="float">
            <text:p>0,1465237</text:p>
          </table:table-cell>
          <table:table-cell office:value-type="float" office:value="1" calcext:value-type="float">
            <text:p>1</text:p>
          </table:table-cell>
          <table:table-cell office:value-type="float" office:value="0.0012239" calcext:value-type="float">
            <text:p>0,0012239</text:p>
          </table:table-cell>
          <table:table-cell office:value-type="float" office:value="-2.00208995" calcext:value-type="float">
            <text:p>-2,0020899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4.16297" calcext:value-type="float">
            <text:p>1624632634,16297</text:p>
          </table:table-cell>
          <table:table-cell table:formula="of:=ROUND([.A367]-[$menor.$A$1];1)" office:value-type="float" office:value="36.5" calcext:value-type="float">
            <text:p>36,5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-1.860945" calcext:value-type="float">
            <text:p>-1,860945</text:p>
          </table:table-cell>
          <table:table-cell office:value-type="float" office:value="1" calcext:value-type="float">
            <text:p>1</text:p>
          </table:table-cell>
          <table:table-cell office:value-type="float" office:value="0.14459932" calcext:value-type="float">
            <text:p>0,14459932</text:p>
          </table:table-cell>
          <table:table-cell office:value-type="float" office:value="0" calcext:value-type="float">
            <text:p>0</text:p>
          </table:table-cell>
          <table:table-cell office:value-type="float" office:value="-0.00202369" calcext:value-type="float">
            <text:p>-0,00202369</text:p>
          </table:table-cell>
          <table:table-cell office:value-type="float" office:value="-2.00083066" calcext:value-type="float">
            <text:p>-2,00083066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34.26333" calcext:value-type="float">
            <text:p>1624632634,26333</text:p>
          </table:table-cell>
          <table:table-cell table:formula="of:=ROUND([.A368]-[$menor.$A$1];1)" office:value-type="float" office:value="36.6" calcext:value-type="float">
            <text:p>36,6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-1.862885" calcext:value-type="float">
            <text:p>-1,862885</text:p>
          </table:table-cell>
          <table:table-cell office:value-type="float" office:value="1" calcext:value-type="float">
            <text:p>1</text:p>
          </table:table-cell>
          <table:table-cell office:value-type="float" office:value="0.14351603" calcext:value-type="float">
            <text:p>0,14351603</text:p>
          </table:table-cell>
          <table:table-cell office:value-type="float" office:value="1" calcext:value-type="float">
            <text:p>1</text:p>
          </table:table-cell>
          <table:table-cell office:value-type="float" office:value="0.00060708" calcext:value-type="float">
            <text:p>0,00060708</text:p>
          </table:table-cell>
          <table:table-cell office:value-type="float" office:value="-2.00249809" calcext:value-type="float">
            <text:p>-2,0024980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4.36291" calcext:value-type="float">
            <text:p>1624632634,36291</text:p>
          </table:table-cell>
          <table:table-cell table:formula="of:=ROUND([.A369]-[$menor.$A$1];1)" office:value-type="float" office:value="36.7" calcext:value-type="float">
            <text:p>36,7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-1.863855" calcext:value-type="float">
            <text:p>-1,863855</text:p>
          </table:table-cell>
          <table:table-cell office:value-type="float" office:value="1" calcext:value-type="float">
            <text:p>1</text:p>
          </table:table-cell>
          <table:table-cell office:value-type="float" office:value="0.14110936" calcext:value-type="float">
            <text:p>0,14110936</text:p>
          </table:table-cell>
          <table:table-cell office:value-type="float" office:value="1" calcext:value-type="float">
            <text:p>1</text:p>
          </table:table-cell>
          <table:table-cell office:value-type="float" office:value="0.00346519" calcext:value-type="float">
            <text:p>0,00346519</text:p>
          </table:table-cell>
          <table:table-cell office:value-type="float" office:value="-2.00135866" calcext:value-type="float">
            <text:p>-2,0013586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34.46358" calcext:value-type="float">
            <text:p>1624632634,46358</text:p>
          </table:table-cell>
          <table:table-cell table:formula="of:=ROUND([.A370]-[$menor.$A$1];1)" office:value-type="float" office:value="36.8" calcext:value-type="float">
            <text:p>36,8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-1.865795" calcext:value-type="float">
            <text:p>-1,865795</text:p>
          </table:table-cell>
          <table:table-cell office:value-type="float" office:value="1" calcext:value-type="float">
            <text:p>1</text:p>
          </table:table-cell>
          <table:table-cell office:value-type="float" office:value="0.14014687" calcext:value-type="float">
            <text:p>0,14014687</text:p>
          </table:table-cell>
          <table:table-cell office:value-type="float" office:value="0" calcext:value-type="float">
            <text:p>0</text:p>
          </table:table-cell>
          <table:table-cell office:value-type="float" office:value="0.00112892" calcext:value-type="float">
            <text:p>0,00112892</text:p>
          </table:table-cell>
          <table:table-cell office:value-type="float" office:value="-2.0020771" calcext:value-type="float">
            <text:p>-2,00207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4.56398" calcext:value-type="float">
            <text:p>1624632634,56398</text:p>
          </table:table-cell>
          <table:table-cell table:formula="of:=ROUND([.A371]-[$menor.$A$1];1)" office:value-type="float" office:value="36.9" calcext:value-type="float">
            <text:p>36,9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-1.866765" calcext:value-type="float">
            <text:p>-1,866765</text:p>
          </table:table-cell>
          <table:table-cell office:value-type="float" office:value="1" calcext:value-type="float">
            <text:p>1</text:p>
          </table:table-cell>
          <table:table-cell office:value-type="float" office:value="0.13822219" calcext:value-type="float">
            <text:p>0,13822219</text:p>
          </table:table-cell>
          <table:table-cell office:value-type="float" office:value="-1" calcext:value-type="float">
            <text:p>-1</text:p>
          </table:table-cell>
          <table:table-cell office:value-type="float" office:value="-0.00104022" calcext:value-type="float">
            <text:p>-0,00104022</text:p>
          </table:table-cell>
          <table:table-cell office:value-type="float" office:value="-2.00083352" calcext:value-type="float">
            <text:p>-2,0008335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4.66437" calcext:value-type="float">
            <text:p>1624632634,66437</text:p>
          </table:table-cell>
          <table:table-cell table:formula="of:=ROUND([.A372]-[$menor.$A$1];1)" office:value-type="float" office:value="37" calcext:value-type="float">
            <text:p>37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-1.868705" calcext:value-type="float">
            <text:p>-1,868705</text:p>
          </table:table-cell>
          <table:table-cell office:value-type="float" office:value="1" calcext:value-type="float">
            <text:p>1</text:p>
          </table:table-cell>
          <table:table-cell office:value-type="float" office:value="0.13726002" calcext:value-type="float">
            <text:p>0,13726002</text:p>
          </table:table-cell>
          <table:table-cell office:value-type="float" office:value="-1" calcext:value-type="float">
            <text:p>-1</text:p>
          </table:table-cell>
          <table:table-cell office:value-type="float" office:value="-0.00236644" calcext:value-type="float">
            <text:p>-0,00236644</text:p>
          </table:table-cell>
          <table:table-cell office:value-type="float" office:value="-2.00182001" calcext:value-type="float">
            <text:p>-2,0018200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4.76365" calcext:value-type="float">
            <text:p>1624632634,76365</text:p>
          </table:table-cell>
          <table:table-cell table:formula="of:=ROUND([.A373]-[$menor.$A$1];1)" office:value-type="float" office:value="37.1" calcext:value-type="float">
            <text:p>37,1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-1.869675" calcext:value-type="float">
            <text:p>-1,869675</text:p>
          </table:table-cell>
          <table:table-cell office:value-type="float" office:value="1" calcext:value-type="float">
            <text:p>1</text:p>
          </table:table-cell>
          <table:table-cell office:value-type="float" office:value="0.13515599" calcext:value-type="float">
            <text:p>0,13515599</text:p>
          </table:table-cell>
          <table:table-cell office:value-type="float" office:value="0" calcext:value-type="float">
            <text:p>0</text:p>
          </table:table-cell>
          <table:table-cell office:value-type="float" office:value="0.0002555" calcext:value-type="float">
            <text:p>0,0002555</text:p>
          </table:table-cell>
          <table:table-cell office:value-type="float" office:value="-2.00100022" calcext:value-type="float">
            <text:p>-2,0010002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4.86415" calcext:value-type="float">
            <text:p>1624632634,86415</text:p>
          </table:table-cell>
          <table:table-cell table:formula="of:=ROUND([.A374]-[$menor.$A$1];1)" office:value-type="float" office:value="37.2" calcext:value-type="float">
            <text:p>37,2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-1.870645" calcext:value-type="float">
            <text:p>-1,870645</text:p>
          </table:table-cell>
          <table:table-cell office:value-type="float" office:value="1" calcext:value-type="float">
            <text:p>1</text:p>
          </table:table-cell>
          <table:table-cell office:value-type="float" office:value="0.13419287" calcext:value-type="float">
            <text:p>0,13419287</text:p>
          </table:table-cell>
          <table:table-cell office:value-type="float" office:value="0" calcext:value-type="float">
            <text:p>0</text:p>
          </table:table-cell>
          <table:table-cell office:value-type="float" office:value="0.00036773" calcext:value-type="float">
            <text:p>0,00036773</text:p>
          </table:table-cell>
          <table:table-cell office:value-type="float" office:value="-2.00198366" calcext:value-type="float">
            <text:p>-2,0019836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4.96364" calcext:value-type="float">
            <text:p>1624632634,96364</text:p>
          </table:table-cell>
          <table:table-cell table:formula="of:=ROUND([.A375]-[$menor.$A$1];1)" office:value-type="float" office:value="37.3" calcext:value-type="float">
            <text:p>37,3</text:p>
          </table:table-cell>
          <table:table-cell office:value-type="float" office:value="0.0135" calcext:value-type="float">
            <text:p>0,01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6005" calcext:value-type="float">
            <text:p>0,016005</text:p>
          </table:table-cell>
          <table:table-cell office:value-type="float" office:value="-1.872585" calcext:value-type="float">
            <text:p>-1,872585</text:p>
          </table:table-cell>
          <table:table-cell office:value-type="float" office:value="1" calcext:value-type="float">
            <text:p>1</text:p>
          </table:table-cell>
          <table:table-cell office:value-type="float" office:value="0.13226691" calcext:value-type="float">
            <text:p>0,13226691</text:p>
          </table:table-cell>
          <table:table-cell office:value-type="float" office:value="0" calcext:value-type="float">
            <text:p>0</text:p>
          </table:table-cell>
          <table:table-cell office:value-type="float" office:value="0.00059216" calcext:value-type="float">
            <text:p>0,00059216</text:p>
          </table:table-cell>
          <table:table-cell office:value-type="float" office:value="-2.00104082" calcext:value-type="float">
            <text:p>-2,001040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06413" calcext:value-type="float">
            <text:p>1624632635,06413</text:p>
          </table:table-cell>
          <table:table-cell table:formula="of:=ROUND([.A376]-[$menor.$A$1];1)" office:value-type="float" office:value="37.4" calcext:value-type="float">
            <text:p>37,4</text:p>
          </table:table-cell>
          <table:table-cell office:value-type="float" office:value="0.0135" calcext:value-type="float">
            <text:p>0,01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-1.873555" calcext:value-type="float">
            <text:p>-1,873555</text:p>
          </table:table-cell>
          <table:table-cell office:value-type="float" office:value="1" calcext:value-type="float">
            <text:p>1</text:p>
          </table:table-cell>
          <table:table-cell office:value-type="float" office:value="0.1313041" calcext:value-type="float">
            <text:p>0,1313041</text:p>
          </table:table-cell>
          <table:table-cell office:value-type="float" office:value="0" calcext:value-type="float">
            <text:p>0</text:p>
          </table:table-cell>
          <table:table-cell office:value-type="float" office:value="0.00070435" calcext:value-type="float">
            <text:p>0,00070435</text:p>
          </table:table-cell>
          <table:table-cell office:value-type="float" office:value="-2.00105457" calcext:value-type="float">
            <text:p>-2,0010545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16445" calcext:value-type="float">
            <text:p>1624632635,16445</text:p>
          </table:table-cell>
          <table:table-cell table:formula="of:=ROUND([.A377]-[$menor.$A$1];1)" office:value-type="float" office:value="37.5" calcext:value-type="float">
            <text:p>37,5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-1.87598" calcext:value-type="float">
            <text:p>-1,87598</text:p>
          </table:table-cell>
          <table:table-cell office:value-type="float" office:value="1" calcext:value-type="float">
            <text:p>1</text:p>
          </table:table-cell>
          <table:table-cell office:value-type="float" office:value="0.13034138" calcext:value-type="float">
            <text:p>0,13034138</text:p>
          </table:table-cell>
          <table:table-cell office:value-type="float" office:value="0" calcext:value-type="float">
            <text:p>0</text:p>
          </table:table-cell>
          <table:table-cell office:value-type="float" office:value="0.00081654" calcext:value-type="float">
            <text:p>0,00081654</text:p>
          </table:table-cell>
          <table:table-cell office:value-type="float" office:value="-2.00203841" calcext:value-type="float">
            <text:p>-2,0020384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26378" calcext:value-type="float">
            <text:p>1624632635,26378</text:p>
          </table:table-cell>
          <table:table-cell table:formula="of:=ROUND([.A378]-[$menor.$A$1];1)" office:value-type="float" office:value="37.6" calcext:value-type="float">
            <text:p>37,6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-1.87695" calcext:value-type="float">
            <text:p>-1,87695</text:p>
          </table:table-cell>
          <table:table-cell office:value-type="float" office:value="1" calcext:value-type="float">
            <text:p>1</text:p>
          </table:table-cell>
          <table:table-cell office:value-type="float" office:value="0.12841628" calcext:value-type="float">
            <text:p>0,12841628</text:p>
          </table:table-cell>
          <table:table-cell office:value-type="float" office:value="0" calcext:value-type="float">
            <text:p>0</text:p>
          </table:table-cell>
          <table:table-cell office:value-type="float" office:value="0.00007086" calcext:value-type="float">
            <text:p>7,086E-05</text:p>
          </table:table-cell>
          <table:table-cell office:value-type="float" office:value="-2.00109643" calcext:value-type="float">
            <text:p>-2,0010964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36404" calcext:value-type="float">
            <text:p>1624632635,36404</text:p>
          </table:table-cell>
          <table:table-cell table:formula="of:=ROUND([.A379]-[$menor.$A$1];1)" office:value-type="float" office:value="37.7" calcext:value-type="float">
            <text:p>37,7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-1.87792" calcext:value-type="float">
            <text:p>-1,87792</text:p>
          </table:table-cell>
          <table:table-cell office:value-type="float" office:value="1" calcext:value-type="float">
            <text:p>1</text:p>
          </table:table-cell>
          <table:table-cell office:value-type="float" office:value="0.12733573" calcext:value-type="float">
            <text:p>0,12733573</text:p>
          </table:table-cell>
          <table:table-cell office:value-type="float" office:value="0" calcext:value-type="float">
            <text:p>0</text:p>
          </table:table-cell>
          <table:table-cell office:value-type="float" office:value="0.00019678" calcext:value-type="float">
            <text:p>0,00019678</text:p>
          </table:table-cell>
          <table:table-cell office:value-type="float" office:value="-2.00244824" calcext:value-type="float">
            <text:p>-2,0024482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46432" calcext:value-type="float">
            <text:p>1624632635,46432</text:p>
          </table:table-cell>
          <table:table-cell table:formula="of:=ROUND([.A380]-[$menor.$A$1];1)" office:value-type="float" office:value="37.8" calcext:value-type="float">
            <text:p>37,8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-1.87889" calcext:value-type="float">
            <text:p>-1,87889</text:p>
          </table:table-cell>
          <table:table-cell office:value-type="float" office:value="1" calcext:value-type="float">
            <text:p>1</text:p>
          </table:table-cell>
          <table:table-cell office:value-type="float" office:value="0.12492803" calcext:value-type="float">
            <text:p>0,12492803</text:p>
          </table:table-cell>
          <table:table-cell office:value-type="float" office:value="0" calcext:value-type="float">
            <text:p>0</text:p>
          </table:table-cell>
          <table:table-cell office:value-type="float" office:value="0.00047735" calcext:value-type="float">
            <text:p>0,00047735</text:p>
          </table:table-cell>
          <table:table-cell office:value-type="float" office:value="-2.00102694" calcext:value-type="float">
            <text:p>-2,0010269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56362" calcext:value-type="float">
            <text:p>1624632635,56362</text:p>
          </table:table-cell>
          <table:table-cell table:formula="of:=ROUND([.A381]-[$menor.$A$1];1)" office:value-type="float" office:value="37.9" calcext:value-type="float">
            <text:p>37,9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5035" calcext:value-type="float">
            <text:p>0,015035</text:p>
          </table:table-cell>
          <table:table-cell office:value-type="float" office:value="-1.88083" calcext:value-type="float">
            <text:p>-1,88083</text:p>
          </table:table-cell>
          <table:table-cell office:value-type="float" office:value="1" calcext:value-type="float">
            <text:p>1</text:p>
          </table:table-cell>
          <table:table-cell office:value-type="float" office:value="0.12396513" calcext:value-type="float">
            <text:p>0,12396513</text:p>
          </table:table-cell>
          <table:table-cell office:value-type="float" office:value="0" calcext:value-type="float">
            <text:p>0</text:p>
          </table:table-cell>
          <table:table-cell office:value-type="float" office:value="0.00058955" calcext:value-type="float">
            <text:p>0,00058955</text:p>
          </table:table-cell>
          <table:table-cell office:value-type="float" office:value="-2.0010406" calcext:value-type="float">
            <text:p>-2,001040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6639" calcext:value-type="float">
            <text:p>1624632635,6639</text:p>
          </table:table-cell>
          <table:table-cell table:formula="of:=ROUND([.A382]-[$menor.$A$1];1)" office:value-type="float" office:value="38" calcext:value-type="float">
            <text:p>38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-1.8818" calcext:value-type="float">
            <text:p>-1,8818</text:p>
          </table:table-cell>
          <table:table-cell office:value-type="float" office:value="1" calcext:value-type="float">
            <text:p>1</text:p>
          </table:table-cell>
          <table:table-cell office:value-type="float" office:value="0.12300235" calcext:value-type="float">
            <text:p>0,12300235</text:p>
          </table:table-cell>
          <table:table-cell office:value-type="float" office:value="0" calcext:value-type="float">
            <text:p>0</text:p>
          </table:table-cell>
          <table:table-cell office:value-type="float" office:value="0.00070174" calcext:value-type="float">
            <text:p>0,00070174</text:p>
          </table:table-cell>
          <table:table-cell office:value-type="float" office:value="-2.00105438" calcext:value-type="float">
            <text:p>-2,0010543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76421" calcext:value-type="float">
            <text:p>1624632635,76421</text:p>
          </table:table-cell>
          <table:table-cell table:formula="of:=ROUND([.A383]-[$menor.$A$1];1)" office:value-type="float" office:value="38.1" calcext:value-type="float">
            <text:p>38,1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-1.88277" calcext:value-type="float">
            <text:p>-1,88277</text:p>
          </table:table-cell>
          <table:table-cell office:value-type="float" office:value="1" calcext:value-type="float">
            <text:p>1</text:p>
          </table:table-cell>
          <table:table-cell office:value-type="float" office:value="0.12203968" calcext:value-type="float">
            <text:p>0,12203968</text:p>
          </table:table-cell>
          <table:table-cell office:value-type="float" office:value="0" calcext:value-type="float">
            <text:p>0</text:p>
          </table:table-cell>
          <table:table-cell office:value-type="float" office:value="0.00081392" calcext:value-type="float">
            <text:p>0,00081392</text:p>
          </table:table-cell>
          <table:table-cell office:value-type="float" office:value="-2.00203826" calcext:value-type="float">
            <text:p>-2,002038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86453" calcext:value-type="float">
            <text:p>1624632635,86453</text:p>
          </table:table-cell>
          <table:table-cell table:formula="of:=ROUND([.A384]-[$menor.$A$1];1)" office:value-type="float" office:value="38.2" calcext:value-type="float">
            <text:p>38,2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-1.88374" calcext:value-type="float">
            <text:p>-1,88374</text:p>
          </table:table-cell>
          <table:table-cell office:value-type="float" office:value="1" calcext:value-type="float">
            <text:p>1</text:p>
          </table:table-cell>
          <table:table-cell office:value-type="float" office:value="0.1201147" calcext:value-type="float">
            <text:p>0,1201147</text:p>
          </table:table-cell>
          <table:table-cell office:value-type="float" office:value="0" calcext:value-type="float">
            <text:p>0</text:p>
          </table:table-cell>
          <table:table-cell office:value-type="float" office:value="0.00006823" calcext:value-type="float">
            <text:p>6,823E-05</text:p>
          </table:table-cell>
          <table:table-cell office:value-type="float" office:value="-2.0010964" calcext:value-type="float">
            <text:p>-2,001096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96479" calcext:value-type="float">
            <text:p>1624632635,96479</text:p>
          </table:table-cell>
          <table:table-cell table:formula="of:=ROUND([.A385]-[$menor.$A$1];1)" office:value-type="float" office:value="38.3" calcext:value-type="float">
            <text:p>38,3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-1.88568" calcext:value-type="float">
            <text:p>-1,88568</text:p>
          </table:table-cell>
          <table:table-cell office:value-type="float" office:value="1" calcext:value-type="float">
            <text:p>1</text:p>
          </table:table-cell>
          <table:table-cell office:value-type="float" office:value="0.11903388" calcext:value-type="float">
            <text:p>0,11903388</text:p>
          </table:table-cell>
          <table:table-cell office:value-type="float" office:value="0" calcext:value-type="float">
            <text:p>0</text:p>
          </table:table-cell>
          <table:table-cell office:value-type="float" office:value="0.00019418" calcext:value-type="float">
            <text:p>0,00019418</text:p>
          </table:table-cell>
          <table:table-cell office:value-type="float" office:value="-2.00099295" calcext:value-type="float">
            <text:p>-2,0009929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06511" calcext:value-type="float">
            <text:p>1624632636,06511</text:p>
          </table:table-cell>
          <table:table-cell table:formula="of:=ROUND([.A386]-[$menor.$A$1];1)" office:value-type="float" office:value="38.4" calcext:value-type="float">
            <text:p>38,4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-1.88665" calcext:value-type="float">
            <text:p>-1,88665</text:p>
          </table:table-cell>
          <table:table-cell office:value-type="float" office:value="1" calcext:value-type="float">
            <text:p>1</text:p>
          </table:table-cell>
          <table:table-cell office:value-type="float" office:value="0.11807073" calcext:value-type="float">
            <text:p>0,11807073</text:p>
          </table:table-cell>
          <table:table-cell office:value-type="float" office:value="0" calcext:value-type="float">
            <text:p>0</text:p>
          </table:table-cell>
          <table:table-cell office:value-type="float" office:value="0.00030642" calcext:value-type="float">
            <text:p>0,00030642</text:p>
          </table:table-cell>
          <table:table-cell office:value-type="float" office:value="-2.00100636" calcext:value-type="float">
            <text:p>-2,0010063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16536" calcext:value-type="float">
            <text:p>1624632636,16536</text:p>
          </table:table-cell>
          <table:table-cell table:formula="of:=ROUND([.A387]-[$menor.$A$1];1)" office:value-type="float" office:value="38.5" calcext:value-type="float">
            <text:p>38,5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4065" calcext:value-type="float">
            <text:p>0,014065</text:p>
          </table:table-cell>
          <table:table-cell office:value-type="float" office:value="-1.88762" calcext:value-type="float">
            <text:p>-1,88762</text:p>
          </table:table-cell>
          <table:table-cell office:value-type="float" office:value="1" calcext:value-type="float">
            <text:p>1</text:p>
          </table:table-cell>
          <table:table-cell office:value-type="float" office:value="0.1171077" calcext:value-type="float">
            <text:p>0,1171077</text:p>
          </table:table-cell>
          <table:table-cell office:value-type="float" office:value="0" calcext:value-type="float">
            <text:p>0</text:p>
          </table:table-cell>
          <table:table-cell office:value-type="float" office:value="0.00041864" calcext:value-type="float">
            <text:p>0,00041864</text:p>
          </table:table-cell>
          <table:table-cell office:value-type="float" office:value="-2.00198989" calcext:value-type="float">
            <text:p>-2,0019898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2647" calcext:value-type="float">
            <text:p>1624632636,2647</text:p>
          </table:table-cell>
          <table:table-cell table:formula="of:=ROUND([.A388]-[$menor.$A$1];1)" office:value-type="float" office:value="38.6" calcext:value-type="float">
            <text:p>38,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-1.88859" calcext:value-type="float">
            <text:p>-1,88859</text:p>
          </table:table-cell>
          <table:table-cell office:value-type="float" office:value="1" calcext:value-type="float">
            <text:p>1</text:p>
          </table:table-cell>
          <table:table-cell office:value-type="float" office:value="0.11518198" calcext:value-type="float">
            <text:p>0,11518198</text:p>
          </table:table-cell>
          <table:table-cell office:value-type="float" office:value="0" calcext:value-type="float">
            <text:p>0</text:p>
          </table:table-cell>
          <table:table-cell office:value-type="float" office:value="0.00064304" calcext:value-type="float">
            <text:p>0,00064304</text:p>
          </table:table-cell>
          <table:table-cell office:value-type="float" office:value="-2.00104728" calcext:value-type="float">
            <text:p>-2,001047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365" calcext:value-type="float">
            <text:p>1624632636,365</text:p>
          </table:table-cell>
          <table:table-cell table:formula="of:=ROUND([.A389]-[$menor.$A$1];1)" office:value-type="float" office:value="38.7" calcext:value-type="float">
            <text:p>38,7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-1.88956" calcext:value-type="float">
            <text:p>-1,88956</text:p>
          </table:table-cell>
          <table:table-cell office:value-type="float" office:value="1" calcext:value-type="float">
            <text:p>1</text:p>
          </table:table-cell>
          <table:table-cell office:value-type="float" office:value="0.11421929" calcext:value-type="float">
            <text:p>0,11421929</text:p>
          </table:table-cell>
          <table:table-cell office:value-type="float" office:value="0" calcext:value-type="float">
            <text:p>0</text:p>
          </table:table-cell>
          <table:table-cell office:value-type="float" office:value="0.00075522" calcext:value-type="float">
            <text:p>0,00075522</text:p>
          </table:table-cell>
          <table:table-cell office:value-type="float" office:value="-2.00106116" calcext:value-type="float">
            <text:p>-2,0010611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46534" calcext:value-type="float">
            <text:p>1624632636,46534</text:p>
          </table:table-cell>
          <table:table-cell table:formula="of:=ROUND([.A390]-[$menor.$A$1];1)" office:value-type="float" office:value="38.8" calcext:value-type="float">
            <text:p>38,8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-1.891985" calcext:value-type="float">
            <text:p>-1,891985</text:p>
          </table:table-cell>
          <table:table-cell office:value-type="float" office:value="1" calcext:value-type="float">
            <text:p>1</text:p>
          </table:table-cell>
          <table:table-cell office:value-type="float" office:value="0.11325674" calcext:value-type="float">
            <text:p>0,11325674</text:p>
          </table:table-cell>
          <table:table-cell office:value-type="float" office:value="0" calcext:value-type="float">
            <text:p>0</text:p>
          </table:table-cell>
          <table:table-cell office:value-type="float" office:value="-0.00010262" calcext:value-type="float">
            <text:p>-0,00010262</text:p>
          </table:table-cell>
          <table:table-cell office:value-type="float" office:value="-2.00107516" calcext:value-type="float">
            <text:p>-2,0010751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56465" calcext:value-type="float">
            <text:p>1624632636,56465</text:p>
          </table:table-cell>
          <table:table-cell table:formula="of:=ROUND([.A391]-[$menor.$A$1];1)" office:value-type="float" office:value="38.9" calcext:value-type="float">
            <text:p>38,9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-1.892955" calcext:value-type="float">
            <text:p>-1,892955</text:p>
          </table:table-cell>
          <table:table-cell office:value-type="float" office:value="1" calcext:value-type="float">
            <text:p>1</text:p>
          </table:table-cell>
          <table:table-cell office:value-type="float" office:value="0.11217695" calcext:value-type="float">
            <text:p>0,11217695</text:p>
          </table:table-cell>
          <table:table-cell office:value-type="float" office:value="0" calcext:value-type="float">
            <text:p>0</text:p>
          </table:table-cell>
          <table:table-cell office:value-type="float" office:value="0.00002321" calcext:value-type="float">
            <text:p>2,321E-05</text:p>
          </table:table-cell>
          <table:table-cell office:value-type="float" office:value="-2.00097273" calcext:value-type="float">
            <text:p>-2,0009727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66484" calcext:value-type="float">
            <text:p>1624632636,66484</text:p>
          </table:table-cell>
          <table:table-cell table:formula="of:=ROUND([.A392]-[$menor.$A$1];1)" office:value-type="float" office:value="39" calcext:value-type="float">
            <text:p>39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-1.893925" calcext:value-type="float">
            <text:p>-1,893925</text:p>
          </table:table-cell>
          <table:table-cell office:value-type="float" office:value="1" calcext:value-type="float">
            <text:p>1</text:p>
          </table:table-cell>
          <table:table-cell office:value-type="float" office:value="0.11121363" calcext:value-type="float">
            <text:p>0,11121363</text:p>
          </table:table-cell>
          <table:table-cell office:value-type="float" office:value="0" calcext:value-type="float">
            <text:p>0</text:p>
          </table:table-cell>
          <table:table-cell office:value-type="float" office:value="0.00013546" calcext:value-type="float">
            <text:p>0,00013546</text:p>
          </table:table-cell>
          <table:table-cell office:value-type="float" office:value="-2.00244097" calcext:value-type="float">
            <text:p>-2,002440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76512" calcext:value-type="float">
            <text:p>1624632636,76512</text:p>
          </table:table-cell>
          <table:table-cell table:formula="of:=ROUND([.A393]-[$menor.$A$1];1)" office:value-type="float" office:value="39.1" calcext:value-type="float">
            <text:p>39,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-1.894895" calcext:value-type="float">
            <text:p>-1,894895</text:p>
          </table:table-cell>
          <table:table-cell office:value-type="float" office:value="1" calcext:value-type="float">
            <text:p>1</text:p>
          </table:table-cell>
          <table:table-cell office:value-type="float" office:value="0.10880588" calcext:value-type="float">
            <text:p>0,10880588</text:p>
          </table:table-cell>
          <table:table-cell office:value-type="float" office:value="0" calcext:value-type="float">
            <text:p>0</text:p>
          </table:table-cell>
          <table:table-cell office:value-type="float" office:value="0.00041603" calcext:value-type="float">
            <text:p>0,00041603</text:p>
          </table:table-cell>
          <table:table-cell office:value-type="float" office:value="-2.00101963" calcext:value-type="float">
            <text:p>-2,0010196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86541" calcext:value-type="float">
            <text:p>1624632636,86541</text:p>
          </table:table-cell>
          <table:table-cell table:formula="of:=ROUND([.A394]-[$menor.$A$1];1)" office:value-type="float" office:value="39.2" calcext:value-type="float">
            <text:p>39,2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3095" calcext:value-type="float">
            <text:p>0,013095</text:p>
          </table:table-cell>
          <table:table-cell office:value-type="float" office:value="-1.895865" calcext:value-type="float">
            <text:p>-1,895865</text:p>
          </table:table-cell>
          <table:table-cell office:value-type="float" office:value="1" calcext:value-type="float">
            <text:p>1</text:p>
          </table:table-cell>
          <table:table-cell office:value-type="float" office:value="0.10784299" calcext:value-type="float">
            <text:p>0,10784299</text:p>
          </table:table-cell>
          <table:table-cell office:value-type="float" office:value="0" calcext:value-type="float">
            <text:p>0</text:p>
          </table:table-cell>
          <table:table-cell office:value-type="float" office:value="0.00052824" calcext:value-type="float">
            <text:p>0,00052824</text:p>
          </table:table-cell>
          <table:table-cell office:value-type="float" office:value="-2.00103329" calcext:value-type="float">
            <text:p>-2,001033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96476" calcext:value-type="float">
            <text:p>1624632636,96476</text:p>
          </table:table-cell>
          <table:table-cell table:formula="of:=ROUND([.A395]-[$menor.$A$1];1)" office:value-type="float" office:value="39.3" calcext:value-type="float">
            <text:p>39,3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-1.896835" calcext:value-type="float">
            <text:p>-1,896835</text:p>
          </table:table-cell>
          <table:table-cell office:value-type="float" office:value="1" calcext:value-type="float">
            <text:p>1</text:p>
          </table:table-cell>
          <table:table-cell office:value-type="float" office:value="0.10688023" calcext:value-type="float">
            <text:p>0,10688023</text:p>
          </table:table-cell>
          <table:table-cell office:value-type="float" office:value="0" calcext:value-type="float">
            <text:p>0</text:p>
          </table:table-cell>
          <table:table-cell office:value-type="float" office:value="0.00064043" calcext:value-type="float">
            <text:p>0,00064043</text:p>
          </table:table-cell>
          <table:table-cell office:value-type="float" office:value="-2.0010471" calcext:value-type="float">
            <text:p>-2,00104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06503" calcext:value-type="float">
            <text:p>1624632637,06503</text:p>
          </table:table-cell>
          <table:table-cell table:formula="of:=ROUND([.A396]-[$menor.$A$1];1)" office:value-type="float" office:value="39.4" calcext:value-type="float">
            <text:p>39,4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-1.897805" calcext:value-type="float">
            <text:p>-1,897805</text:p>
          </table:table-cell>
          <table:table-cell office:value-type="float" office:value="1" calcext:value-type="float">
            <text:p>1</text:p>
          </table:table-cell>
          <table:table-cell office:value-type="float" office:value="0.10591761" calcext:value-type="float">
            <text:p>0,10591761</text:p>
          </table:table-cell>
          <table:table-cell office:value-type="float" office:value="0" calcext:value-type="float">
            <text:p>0</text:p>
          </table:table-cell>
          <table:table-cell office:value-type="float" office:value="0.0007526" calcext:value-type="float">
            <text:p>0,0007526</text:p>
          </table:table-cell>
          <table:table-cell office:value-type="float" office:value="-2.00106103" calcext:value-type="float">
            <text:p>-2,0010610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16542" calcext:value-type="float">
            <text:p>1624632637,16542</text:p>
          </table:table-cell>
          <table:table-cell table:formula="of:=ROUND([.A397]-[$menor.$A$1];1)" office:value-type="float" office:value="39.5" calcext:value-type="float">
            <text:p>39,5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-1.898775" calcext:value-type="float">
            <text:p>-1,898775</text:p>
          </table:table-cell>
          <table:table-cell office:value-type="float" office:value="1" calcext:value-type="float">
            <text:p>1</text:p>
          </table:table-cell>
          <table:table-cell office:value-type="float" office:value="0.10495512" calcext:value-type="float">
            <text:p>0,10495512</text:p>
          </table:table-cell>
          <table:table-cell office:value-type="float" office:value="0" calcext:value-type="float">
            <text:p>0</text:p>
          </table:table-cell>
          <table:table-cell office:value-type="float" office:value="-0.00010524" calcext:value-type="float">
            <text:p>-0,00010524</text:p>
          </table:table-cell>
          <table:table-cell office:value-type="float" office:value="-2.0010751" calcext:value-type="float">
            <text:p>-2,001075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26475" calcext:value-type="float">
            <text:p>1624632637,26475</text:p>
          </table:table-cell>
          <table:table-cell table:formula="of:=ROUND([.A398]-[$menor.$A$1];1)" office:value-type="float" office:value="39.6" calcext:value-type="float">
            <text:p>39,6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-1.900715" calcext:value-type="float">
            <text:p>-1,900715</text:p>
          </table:table-cell>
          <table:table-cell office:value-type="float" office:value="1" calcext:value-type="float">
            <text:p>1</text:p>
          </table:table-cell>
          <table:table-cell office:value-type="float" office:value="0.10387509" calcext:value-type="float">
            <text:p>0,10387509</text:p>
          </table:table-cell>
          <table:table-cell office:value-type="float" office:value="0" calcext:value-type="float">
            <text:p>0</text:p>
          </table:table-cell>
          <table:table-cell office:value-type="float" office:value="0.00002061" calcext:value-type="float">
            <text:p>2,061E-05</text:p>
          </table:table-cell>
          <table:table-cell office:value-type="float" office:value="-2.00097242" calcext:value-type="float">
            <text:p>-2,0009724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36506" calcext:value-type="float">
            <text:p>1624632637,36506</text:p>
          </table:table-cell>
          <table:table-cell table:formula="of:=ROUND([.A399]-[$menor.$A$1];1)" office:value-type="float" office:value="39.7" calcext:value-type="float">
            <text:p>39,7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-1.901685" calcext:value-type="float">
            <text:p>-1,901685</text:p>
          </table:table-cell>
          <table:table-cell office:value-type="float" office:value="1" calcext:value-type="float">
            <text:p>1</text:p>
          </table:table-cell>
          <table:table-cell office:value-type="float" office:value="0.10291178" calcext:value-type="float">
            <text:p>0,10291178</text:p>
          </table:table-cell>
          <table:table-cell office:value-type="float" office:value="0" calcext:value-type="float">
            <text:p>0</text:p>
          </table:table-cell>
          <table:table-cell office:value-type="float" office:value="0.00013286" calcext:value-type="float">
            <text:p>0,00013286</text:p>
          </table:table-cell>
          <table:table-cell office:value-type="float" office:value="-2.00098568" calcext:value-type="float">
            <text:p>-2,0009856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46546" calcext:value-type="float">
            <text:p>1624632637,46546</text:p>
          </table:table-cell>
          <table:table-cell table:formula="of:=ROUND([.A400]-[$menor.$A$1];1)" office:value-type="float" office:value="39.8" calcext:value-type="float">
            <text:p>39,8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-1.902655" calcext:value-type="float">
            <text:p>-1,902655</text:p>
          </table:table-cell>
          <table:table-cell office:value-type="float" office:value="1" calcext:value-type="float">
            <text:p>1</text:p>
          </table:table-cell>
          <table:table-cell office:value-type="float" office:value="0.1019486" calcext:value-type="float">
            <text:p>0,1019486</text:p>
          </table:table-cell>
          <table:table-cell office:value-type="float" office:value="0" calcext:value-type="float">
            <text:p>0</text:p>
          </table:table-cell>
          <table:table-cell office:value-type="float" office:value="0.0002451" calcext:value-type="float">
            <text:p>0,0002451</text:p>
          </table:table-cell>
          <table:table-cell office:value-type="float" office:value="-2.00196906" calcext:value-type="float">
            <text:p>-2,0019690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56484" calcext:value-type="float">
            <text:p>1624632637,56484</text:p>
          </table:table-cell>
          <table:table-cell table:formula="of:=ROUND([.A401]-[$menor.$A$1];1)" office:value-type="float" office:value="39.9" calcext:value-type="float">
            <text:p>39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-1.903625" calcext:value-type="float">
            <text:p>-1,903625</text:p>
          </table:table-cell>
          <table:table-cell office:value-type="float" office:value="1" calcext:value-type="float">
            <text:p>1</text:p>
          </table:table-cell>
          <table:table-cell office:value-type="float" office:value="0.10002263" calcext:value-type="float">
            <text:p>0,10002263</text:p>
          </table:table-cell>
          <table:table-cell office:value-type="float" office:value="0" calcext:value-type="float">
            <text:p>0</text:p>
          </table:table-cell>
          <table:table-cell office:value-type="float" office:value="0.00046953" calcext:value-type="float">
            <text:p>0,00046953</text:p>
          </table:table-cell>
          <table:table-cell office:value-type="float" office:value="-2.00102621" calcext:value-type="float">
            <text:p>-2,001026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66518" calcext:value-type="float">
            <text:p>1624632637,66518</text:p>
          </table:table-cell>
          <table:table-cell table:formula="of:=ROUND([.A402]-[$menor.$A$1];1)" office:value-type="float" office:value="40" calcext:value-type="float">
            <text:p>4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2125" calcext:value-type="float">
            <text:p>0,012125</text:p>
          </table:table-cell>
          <table:table-cell office:value-type="float" office:value="-1.904595" calcext:value-type="float">
            <text:p>-1,904595</text:p>
          </table:table-cell>
          <table:table-cell office:value-type="float" office:value="1" calcext:value-type="float">
            <text:p>1</text:p>
          </table:table-cell>
          <table:table-cell office:value-type="float" office:value="0.09905986" calcext:value-type="float">
            <text:p>0,09905986</text:p>
          </table:table-cell>
          <table:table-cell office:value-type="float" office:value="0" calcext:value-type="float">
            <text:p>0</text:p>
          </table:table-cell>
          <table:table-cell office:value-type="float" office:value="0.00058172" calcext:value-type="float">
            <text:p>0,00058172</text:p>
          </table:table-cell>
          <table:table-cell office:value-type="float" office:value="-2.00104" calcext:value-type="float">
            <text:p>-2,001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76554" calcext:value-type="float">
            <text:p>1624632637,76554</text:p>
          </table:table-cell>
          <table:table-cell table:formula="of:=ROUND([.A403]-[$menor.$A$1];1)" office:value-type="float" office:value="40.1" calcext:value-type="float">
            <text:p>4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-1.905565" calcext:value-type="float">
            <text:p>-1,905565</text:p>
          </table:table-cell>
          <table:table-cell office:value-type="float" office:value="1" calcext:value-type="float">
            <text:p>1</text:p>
          </table:table-cell>
          <table:table-cell office:value-type="float" office:value="0.09809722" calcext:value-type="float">
            <text:p>0,09809722</text:p>
          </table:table-cell>
          <table:table-cell office:value-type="float" office:value="0" calcext:value-type="float">
            <text:p>0</text:p>
          </table:table-cell>
          <table:table-cell office:value-type="float" office:value="0.00069389" calcext:value-type="float">
            <text:p>0,00069389</text:p>
          </table:table-cell>
          <table:table-cell office:value-type="float" office:value="-2.00105392" calcext:value-type="float">
            <text:p>-2,0010539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86662" calcext:value-type="float">
            <text:p>1624632637,86662</text:p>
          </table:table-cell>
          <table:table-cell table:formula="of:=ROUND([.A404]-[$menor.$A$1];1)" office:value-type="float" office:value="40.2" calcext:value-type="float">
            <text:p>40,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-1.906535" calcext:value-type="float">
            <text:p>-1,906535</text:p>
          </table:table-cell>
          <table:table-cell office:value-type="float" office:value="1" calcext:value-type="float">
            <text:p>1</text:p>
          </table:table-cell>
          <table:table-cell office:value-type="float" office:value="0.09713473" calcext:value-type="float">
            <text:p>0,09713473</text:p>
          </table:table-cell>
          <table:table-cell office:value-type="float" office:value="0" calcext:value-type="float">
            <text:p>0</text:p>
          </table:table-cell>
          <table:table-cell office:value-type="float" office:value="0.00080605" calcext:value-type="float">
            <text:p>0,00080605</text:p>
          </table:table-cell>
          <table:table-cell office:value-type="float" office:value="-2.00106799" calcext:value-type="float">
            <text:p>-2,0010679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96704" calcext:value-type="float">
            <text:p>1624632637,96704</text:p>
          </table:table-cell>
          <table:table-cell table:formula="of:=ROUND([.A405]-[$menor.$A$1];1)" office:value-type="float" office:value="40.3" calcext:value-type="float">
            <text:p>40,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-1.90799" calcext:value-type="float">
            <text:p>-1,90799</text:p>
          </table:table-cell>
          <table:table-cell office:value-type="float" office:value="1" calcext:value-type="float">
            <text:p>1</text:p>
          </table:table-cell>
          <table:table-cell office:value-type="float" office:value="0.09617239" calcext:value-type="float">
            <text:p>0,09617239</text:p>
          </table:table-cell>
          <table:table-cell office:value-type="float" office:value="-1" calcext:value-type="float">
            <text:p>-1</text:p>
          </table:table-cell>
          <table:table-cell office:value-type="float" office:value="-0.00171711" calcext:value-type="float">
            <text:p>-0,00171711</text:p>
          </table:table-cell>
          <table:table-cell office:value-type="float" office:value="-2.00087207" calcext:value-type="float">
            <text:p>-2,0008720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8.06741" calcext:value-type="float">
            <text:p>1624632638,06741</text:p>
          </table:table-cell>
          <table:table-cell table:formula="of:=ROUND([.A406]-[$menor.$A$1];1)" office:value-type="float" office:value="40.4" calcext:value-type="float">
            <text:p>40,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-1.90896" calcext:value-type="float">
            <text:p>-1,90896</text:p>
          </table:table-cell>
          <table:table-cell office:value-type="float" office:value="1" calcext:value-type="float">
            <text:p>1</text:p>
          </table:table-cell>
          <table:table-cell office:value-type="float" office:value="0.09509155" calcext:value-type="float">
            <text:p>0,09509155</text:p>
          </table:table-cell>
          <table:table-cell office:value-type="float" office:value="0" calcext:value-type="float">
            <text:p>0</text:p>
          </table:table-cell>
          <table:table-cell office:value-type="float" office:value="0.00007414" calcext:value-type="float">
            <text:p>7,414E-05</text:p>
          </table:table-cell>
          <table:table-cell office:value-type="float" office:value="-2.00097873" calcext:value-type="float">
            <text:p>-2,0009787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16678" calcext:value-type="float">
            <text:p>1624632638,16678</text:p>
          </table:table-cell>
          <table:table-cell table:formula="of:=ROUND([.A407]-[$menor.$A$1];1)" office:value-type="float" office:value="40.5" calcext:value-type="float">
            <text:p>40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-1.90993" calcext:value-type="float">
            <text:p>-1,90993</text:p>
          </table:table-cell>
          <table:table-cell office:value-type="float" office:value="1" calcext:value-type="float">
            <text:p>1</text:p>
          </table:table-cell>
          <table:table-cell office:value-type="float" office:value="0.09412832" calcext:value-type="float">
            <text:p>0,09412832</text:p>
          </table:table-cell>
          <table:table-cell office:value-type="float" office:value="0" calcext:value-type="float">
            <text:p>0</text:p>
          </table:table-cell>
          <table:table-cell office:value-type="float" office:value="0.00018638" calcext:value-type="float">
            <text:p>0,00018638</text:p>
          </table:table-cell>
          <table:table-cell office:value-type="float" office:value="-2.00147706" calcext:value-type="float">
            <text:p>-2,0014770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26721" calcext:value-type="float">
            <text:p>1624632638,26721</text:p>
          </table:table-cell>
          <table:table-cell table:formula="of:=ROUND([.A408]-[$menor.$A$1];1)" office:value-type="float" office:value="40.6" calcext:value-type="float">
            <text:p>40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-1.9109" calcext:value-type="float">
            <text:p>-1,9109</text:p>
          </table:table-cell>
          <table:table-cell office:value-type="float" office:value="1" calcext:value-type="float">
            <text:p>1</text:p>
          </table:table-cell>
          <table:table-cell office:value-type="float" office:value="0.09268373" calcext:value-type="float">
            <text:p>0,09268373</text:p>
          </table:table-cell>
          <table:table-cell office:value-type="float" office:value="0" calcext:value-type="float">
            <text:p>0</text:p>
          </table:table-cell>
          <table:table-cell office:value-type="float" office:value="0.00035472" calcext:value-type="float">
            <text:p>0,00035472</text:p>
          </table:table-cell>
          <table:table-cell office:value-type="float" office:value="-2.00101231" calcext:value-type="float">
            <text:p>-2,001012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36669" calcext:value-type="float">
            <text:p>1624632638,36669</text:p>
          </table:table-cell>
          <table:table-cell table:formula="of:=ROUND([.A409]-[$menor.$A$1];1)" office:value-type="float" office:value="40.7" calcext:value-type="float">
            <text:p>40,7</text:p>
          </table:table-cell>
          <table:table-cell office:value-type="float" office:value="0.0095" calcext:value-type="float">
            <text:p>0,009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-1.91187" calcext:value-type="float">
            <text:p>-1,91187</text:p>
          </table:table-cell>
          <table:table-cell office:value-type="float" office:value="1" calcext:value-type="float">
            <text:p>1</text:p>
          </table:table-cell>
          <table:table-cell office:value-type="float" office:value="0.09172086" calcext:value-type="float">
            <text:p>0,09172086</text:p>
          </table:table-cell>
          <table:table-cell office:value-type="float" office:value="0" calcext:value-type="float">
            <text:p>0</text:p>
          </table:table-cell>
          <table:table-cell office:value-type="float" office:value="0.00046692" calcext:value-type="float">
            <text:p>0,00046692</text:p>
          </table:table-cell>
          <table:table-cell office:value-type="float" office:value="-2.001026" calcext:value-type="float">
            <text:p>-2,0010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46703" calcext:value-type="float">
            <text:p>1624632638,46703</text:p>
          </table:table-cell>
          <table:table-cell table:formula="of:=ROUND([.A410]-[$menor.$A$1];1)" office:value-type="float" office:value="40.8" calcext:value-type="float">
            <text:p>40,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1155" calcext:value-type="float">
            <text:p>0,011155</text:p>
          </table:table-cell>
          <table:table-cell office:value-type="float" office:value="-1.91284" calcext:value-type="float">
            <text:p>-1,91284</text:p>
          </table:table-cell>
          <table:table-cell office:value-type="float" office:value="1" calcext:value-type="float">
            <text:p>1</text:p>
          </table:table-cell>
          <table:table-cell office:value-type="float" office:value="0.09075814" calcext:value-type="float">
            <text:p>0,09075814</text:p>
          </table:table-cell>
          <table:table-cell office:value-type="float" office:value="0" calcext:value-type="float">
            <text:p>0</text:p>
          </table:table-cell>
          <table:table-cell office:value-type="float" office:value="0.00057911" calcext:value-type="float">
            <text:p>0,00057911</text:p>
          </table:table-cell>
          <table:table-cell office:value-type="float" office:value="-2.00103984" calcext:value-type="float">
            <text:p>-2,0010398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56734" calcext:value-type="float">
            <text:p>1624632638,56734</text:p>
          </table:table-cell>
          <table:table-cell table:formula="of:=ROUND([.A411]-[$menor.$A$1];1)" office:value-type="float" office:value="40.9" calcext:value-type="float">
            <text:p>40,9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-1.91284" calcext:value-type="float">
            <text:p>-1,91284</text:p>
          </table:table-cell>
          <table:table-cell office:value-type="float" office:value="1" calcext:value-type="float">
            <text:p>1</text:p>
          </table:table-cell>
          <table:table-cell office:value-type="float" office:value="0.08979557" calcext:value-type="float">
            <text:p>0,08979557</text:p>
          </table:table-cell>
          <table:table-cell office:value-type="float" office:value="0" calcext:value-type="float">
            <text:p>0</text:p>
          </table:table-cell>
          <table:table-cell office:value-type="float" office:value="0.00069127" calcext:value-type="float">
            <text:p>0,00069127</text:p>
          </table:table-cell>
          <table:table-cell office:value-type="float" office:value="-2.00105382" calcext:value-type="float">
            <text:p>-2,001053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66667" calcext:value-type="float">
            <text:p>1624632638,66667</text:p>
          </table:table-cell>
          <table:table-cell table:formula="of:=ROUND([.A412]-[$menor.$A$1];1)" office:value-type="float" office:value="41" calcext:value-type="float">
            <text:p>41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-1.91381" calcext:value-type="float">
            <text:p>-1,91381</text:p>
          </table:table-cell>
          <table:table-cell office:value-type="float" office:value="1" calcext:value-type="float">
            <text:p>1</text:p>
          </table:table-cell>
          <table:table-cell office:value-type="float" office:value="0.08883316" calcext:value-type="float">
            <text:p>0,08883316</text:p>
          </table:table-cell>
          <table:table-cell office:value-type="float" office:value="-1" calcext:value-type="float">
            <text:p>-1</text:p>
          </table:table-cell>
          <table:table-cell office:value-type="float" office:value="-0.00073479" calcext:value-type="float">
            <text:p>-0,00073479</text:p>
          </table:table-cell>
          <table:table-cell office:value-type="float" office:value="-2.00087388" calcext:value-type="float">
            <text:p>-2,0008738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8.76709" calcext:value-type="float">
            <text:p>1624632638,76709</text:p>
          </table:table-cell>
          <table:table-cell table:formula="of:=ROUND([.A413]-[$menor.$A$1];1)" office:value-type="float" office:value="41.1" calcext:value-type="float">
            <text:p>41,1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-1.91478" calcext:value-type="float">
            <text:p>-1,91478</text:p>
          </table:table-cell>
          <table:table-cell office:value-type="float" office:value="1" calcext:value-type="float">
            <text:p>1</text:p>
          </table:table-cell>
          <table:table-cell office:value-type="float" office:value="0.08787093" calcext:value-type="float">
            <text:p>0,08787093</text:p>
          </table:table-cell>
          <table:table-cell office:value-type="float" office:value="-1" calcext:value-type="float">
            <text:p>-1</text:p>
          </table:table-cell>
          <table:table-cell office:value-type="float" office:value="-0.001576" calcext:value-type="float">
            <text:p>-0,001576</text:p>
          </table:table-cell>
          <table:table-cell office:value-type="float" office:value="-1.9999203" calcext:value-type="float">
            <text:p>-1,999920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8.8669" calcext:value-type="float">
            <text:p>1624632638,8669</text:p>
          </table:table-cell>
          <table:table-cell table:formula="of:=ROUND([.A414]-[$menor.$A$1];1)" office:value-type="float" office:value="41.2" calcext:value-type="float">
            <text:p>41,2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-1.91575" calcext:value-type="float">
            <text:p>-1,91575</text:p>
          </table:table-cell>
          <table:table-cell office:value-type="float" office:value="1" calcext:value-type="float">
            <text:p>1</text:p>
          </table:table-cell>
          <table:table-cell office:value-type="float" office:value="0.08775306" calcext:value-type="float">
            <text:p>0,08775306</text:p>
          </table:table-cell>
          <table:table-cell office:value-type="float" office:value="0" calcext:value-type="float">
            <text:p>0</text:p>
          </table:table-cell>
          <table:table-cell office:value-type="float" office:value="-0.00004072" calcext:value-type="float">
            <text:p>-4,072E-05</text:p>
          </table:table-cell>
          <table:table-cell office:value-type="float" office:value="-2.00096524" calcext:value-type="float">
            <text:p>-2,0009652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96684" calcext:value-type="float">
            <text:p>1624632638,96684</text:p>
          </table:table-cell>
          <table:table-cell table:formula="of:=ROUND([.A415]-[$menor.$A$1];1)" office:value-type="float" office:value="41.3" calcext:value-type="float">
            <text:p>41,3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-1.91672" calcext:value-type="float">
            <text:p>-1,91672</text:p>
          </table:table-cell>
          <table:table-cell office:value-type="float" office:value="1" calcext:value-type="float">
            <text:p>1</text:p>
          </table:table-cell>
          <table:table-cell office:value-type="float" office:value="0.08678969" calcext:value-type="float">
            <text:p>0,08678969</text:p>
          </table:table-cell>
          <table:table-cell office:value-type="float" office:value="0" calcext:value-type="float">
            <text:p>0</text:p>
          </table:table-cell>
          <table:table-cell office:value-type="float" office:value="0.00007154" calcext:value-type="float">
            <text:p>7,154E-05</text:p>
          </table:table-cell>
          <table:table-cell office:value-type="float" office:value="-2.00097842" calcext:value-type="float">
            <text:p>-2,0009784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06724" calcext:value-type="float">
            <text:p>1624632639,06724</text:p>
          </table:table-cell>
          <table:table-cell table:formula="of:=ROUND([.A416]-[$menor.$A$1];1)" office:value-type="float" office:value="41.4" calcext:value-type="float">
            <text:p>41,4</text:p>
          </table:table-cell>
          <table:table-cell office:value-type="float" office:value="0.0085" calcext:value-type="float">
            <text:p>0,00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-1.91769" calcext:value-type="float">
            <text:p>-1,91769</text:p>
          </table:table-cell>
          <table:table-cell office:value-type="float" office:value="1" calcext:value-type="float">
            <text:p>1</text:p>
          </table:table-cell>
          <table:table-cell office:value-type="float" office:value="0.08582647" calcext:value-type="float">
            <text:p>0,08582647</text:p>
          </table:table-cell>
          <table:table-cell office:value-type="float" office:value="0" calcext:value-type="float">
            <text:p>0</text:p>
          </table:table-cell>
          <table:table-cell office:value-type="float" office:value="0.00018378" calcext:value-type="float">
            <text:p>0,00018378</text:p>
          </table:table-cell>
          <table:table-cell office:value-type="float" office:value="-2.00099177" calcext:value-type="float">
            <text:p>-2,000991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16674" calcext:value-type="float">
            <text:p>1624632639,16674</text:p>
          </table:table-cell>
          <table:table-cell table:formula="of:=ROUND([.A417]-[$menor.$A$1];1)" office:value-type="float" office:value="41.5" calcext:value-type="float">
            <text:p>41,5</text:p>
          </table:table-cell>
          <table:table-cell office:value-type="float" office:value="0.0085" calcext:value-type="float">
            <text:p>0,008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-1.91866" calcext:value-type="float">
            <text:p>-1,91866</text:p>
          </table:table-cell>
          <table:table-cell office:value-type="float" office:value="1" calcext:value-type="float">
            <text:p>1</text:p>
          </table:table-cell>
          <table:table-cell office:value-type="float" office:value="0.0848634" calcext:value-type="float">
            <text:p>0,0848634</text:p>
          </table:table-cell>
          <table:table-cell office:value-type="float" office:value="0" calcext:value-type="float">
            <text:p>0</text:p>
          </table:table-cell>
          <table:table-cell office:value-type="float" office:value="0.00029601" calcext:value-type="float">
            <text:p>0,00029601</text:p>
          </table:table-cell>
          <table:table-cell office:value-type="float" office:value="-2.00100526" calcext:value-type="float">
            <text:p>-2,001005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26741" calcext:value-type="float">
            <text:p>1624632639,26741</text:p>
          </table:table-cell>
          <table:table-cell table:formula="of:=ROUND([.A418]-[$menor.$A$1];1)" office:value-type="float" office:value="41.6" calcext:value-type="float">
            <text:p>41,6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-1.91963" calcext:value-type="float">
            <text:p>-1,91963</text:p>
          </table:table-cell>
          <table:table-cell office:value-type="float" office:value="1" calcext:value-type="float">
            <text:p>1</text:p>
          </table:table-cell>
          <table:table-cell office:value-type="float" office:value="0.08390049" calcext:value-type="float">
            <text:p>0,08390049</text:p>
          </table:table-cell>
          <table:table-cell office:value-type="float" office:value="0" calcext:value-type="float">
            <text:p>0</text:p>
          </table:table-cell>
          <table:table-cell office:value-type="float" office:value="0.00040822" calcext:value-type="float">
            <text:p>0,00040822</text:p>
          </table:table-cell>
          <table:table-cell office:value-type="float" office:value="-2.00101891" calcext:value-type="float">
            <text:p>-2,0010189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3675" calcext:value-type="float">
            <text:p>1624632639,3675</text:p>
          </table:table-cell>
          <table:table-cell table:formula="of:=ROUND([.A419]-[$menor.$A$1];1)" office:value-type="float" office:value="41.7" calcext:value-type="float">
            <text:p>41,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10185" calcext:value-type="float">
            <text:p>0,010185</text:p>
          </table:table-cell>
          <table:table-cell office:value-type="float" office:value="-1.9206" calcext:value-type="float">
            <text:p>-1,9206</text:p>
          </table:table-cell>
          <table:table-cell office:value-type="float" office:value="1" calcext:value-type="float">
            <text:p>1</text:p>
          </table:table-cell>
          <table:table-cell office:value-type="float" office:value="0.08293775" calcext:value-type="float">
            <text:p>0,08293775</text:p>
          </table:table-cell>
          <table:table-cell office:value-type="float" office:value="0" calcext:value-type="float">
            <text:p>0</text:p>
          </table:table-cell>
          <table:table-cell office:value-type="float" office:value="0.0005204" calcext:value-type="float">
            <text:p>0,0005204</text:p>
          </table:table-cell>
          <table:table-cell office:value-type="float" office:value="-2.00103272" calcext:value-type="float">
            <text:p>-2,0010327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46763" calcext:value-type="float">
            <text:p>1624632639,46763</text:p>
          </table:table-cell>
          <table:table-cell table:formula="of:=ROUND([.A420]-[$menor.$A$1];1)" office:value-type="float" office:value="41.8" calcext:value-type="float">
            <text:p>41,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-1.9206" calcext:value-type="float">
            <text:p>-1,9206</text:p>
          </table:table-cell>
          <table:table-cell office:value-type="float" office:value="1" calcext:value-type="float">
            <text:p>1</text:p>
          </table:table-cell>
          <table:table-cell office:value-type="float" office:value="0.08197518" calcext:value-type="float">
            <text:p>0,08197518</text:p>
          </table:table-cell>
          <table:table-cell office:value-type="float" office:value="0" calcext:value-type="float">
            <text:p>0</text:p>
          </table:table-cell>
          <table:table-cell office:value-type="float" office:value="0.00063257" calcext:value-type="float">
            <text:p>0,00063257</text:p>
          </table:table-cell>
          <table:table-cell office:value-type="float" office:value="-2.00104671" calcext:value-type="float">
            <text:p>-2,001046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56859" calcext:value-type="float">
            <text:p>1624632639,56859</text:p>
          </table:table-cell>
          <table:table-cell table:formula="of:=ROUND([.A421]-[$menor.$A$1];1)" office:value-type="float" office:value="41.9" calcext:value-type="float">
            <text:p>41,9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-1.92157" calcext:value-type="float">
            <text:p>-1,92157</text:p>
          </table:table-cell>
          <table:table-cell office:value-type="float" office:value="1" calcext:value-type="float">
            <text:p>1</text:p>
          </table:table-cell>
          <table:table-cell office:value-type="float" office:value="0.08101279" calcext:value-type="float">
            <text:p>0,08101279</text:p>
          </table:table-cell>
          <table:table-cell office:value-type="float" office:value="-1" calcext:value-type="float">
            <text:p>-1</text:p>
          </table:table-cell>
          <table:table-cell office:value-type="float" office:value="-0.00065808" calcext:value-type="float">
            <text:p>-0,00065808</text:p>
          </table:table-cell>
          <table:table-cell office:value-type="float" office:value="-2.00088386" calcext:value-type="float">
            <text:p>-2,0008838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9.66902" calcext:value-type="float">
            <text:p>1624632639,66902</text:p>
          </table:table-cell>
          <table:table-cell table:formula="of:=ROUND([.A422]-[$menor.$A$1];1)" office:value-type="float" office:value="42" calcext:value-type="float">
            <text:p>42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-1.92254" calcext:value-type="float">
            <text:p>-1,92254</text:p>
          </table:table-cell>
          <table:table-cell office:value-type="float" office:value="1" calcext:value-type="float">
            <text:p>1</text:p>
          </table:table-cell>
          <table:table-cell office:value-type="float" office:value="0.08005057" calcext:value-type="float">
            <text:p>0,08005057</text:p>
          </table:table-cell>
          <table:table-cell office:value-type="float" office:value="-1" calcext:value-type="float">
            <text:p>-1</text:p>
          </table:table-cell>
          <table:table-cell office:value-type="float" office:value="-0.0014993" calcext:value-type="float">
            <text:p>-0,0014993</text:p>
          </table:table-cell>
          <table:table-cell office:value-type="float" office:value="-1.99993031" calcext:value-type="float">
            <text:p>-1,9999303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9.76909" calcext:value-type="float">
            <text:p>1624632639,76909</text:p>
          </table:table-cell>
          <table:table-cell table:formula="of:=ROUND([.A423]-[$menor.$A$1];1)" office:value-type="float" office:value="42.1" calcext:value-type="float">
            <text:p>42,1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-1.923995" calcext:value-type="float">
            <text:p>-1,923995</text:p>
          </table:table-cell>
          <table:table-cell office:value-type="float" office:value="1" calcext:value-type="float">
            <text:p>1</text:p>
          </table:table-cell>
          <table:table-cell office:value-type="float" office:value="0.07993295" calcext:value-type="float">
            <text:p>0,07993295</text:p>
          </table:table-cell>
          <table:table-cell office:value-type="float" office:value="0" calcext:value-type="float">
            <text:p>0</text:p>
          </table:table-cell>
          <table:table-cell office:value-type="float" office:value="-0.00009945" calcext:value-type="float">
            <text:p>-9,945E-05</text:p>
          </table:table-cell>
          <table:table-cell office:value-type="float" office:value="-2.0009584" calcext:value-type="float">
            <text:p>-2,000958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86959" calcext:value-type="float">
            <text:p>1624632639,86959</text:p>
          </table:table-cell>
          <table:table-cell table:formula="of:=ROUND([.A424]-[$menor.$A$1];1)" office:value-type="float" office:value="42.2" calcext:value-type="float">
            <text:p>42,2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-1.924965" calcext:value-type="float">
            <text:p>-1,924965</text:p>
          </table:table-cell>
          <table:table-cell office:value-type="float" office:value="1" calcext:value-type="float">
            <text:p>1</text:p>
          </table:table-cell>
          <table:table-cell office:value-type="float" office:value="0.07896949" calcext:value-type="float">
            <text:p>0,07896949</text:p>
          </table:table-cell>
          <table:table-cell office:value-type="float" office:value="0" calcext:value-type="float">
            <text:p>0</text:p>
          </table:table-cell>
          <table:table-cell office:value-type="float" office:value="0.00001282" calcext:value-type="float">
            <text:p>1,282E-05</text:p>
          </table:table-cell>
          <table:table-cell office:value-type="float" office:value="-2.0009715" calcext:value-type="float">
            <text:p>-2,00097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97032" calcext:value-type="float">
            <text:p>1624632639,97032</text:p>
          </table:table-cell>
          <table:table-cell table:formula="of:=ROUND([.A425]-[$menor.$A$1];1)" office:value-type="float" office:value="42.3" calcext:value-type="float">
            <text:p>42,3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-1.924965" calcext:value-type="float">
            <text:p>-1,924965</text:p>
          </table:table-cell>
          <table:table-cell office:value-type="float" office:value="1" calcext:value-type="float">
            <text:p>1</text:p>
          </table:table-cell>
          <table:table-cell office:value-type="float" office:value="0.0780062" calcext:value-type="float">
            <text:p>0,0780062</text:p>
          </table:table-cell>
          <table:table-cell office:value-type="float" office:value="0" calcext:value-type="float">
            <text:p>0</text:p>
          </table:table-cell>
          <table:table-cell office:value-type="float" office:value="0.00012507" calcext:value-type="float">
            <text:p>0,00012507</text:p>
          </table:table-cell>
          <table:table-cell office:value-type="float" office:value="-2.00146977" calcext:value-type="float">
            <text:p>-2,001469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0.0703" calcext:value-type="float">
            <text:p>1624632640,0703</text:p>
          </table:table-cell>
          <table:table-cell table:formula="of:=ROUND([.A426]-[$menor.$A$1];1)" office:value-type="float" office:value="42.4" calcext:value-type="float">
            <text:p>42,4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-1.925935" calcext:value-type="float">
            <text:p>-1,925935</text:p>
          </table:table-cell>
          <table:table-cell office:value-type="float" office:value="1" calcext:value-type="float">
            <text:p>1</text:p>
          </table:table-cell>
          <table:table-cell office:value-type="float" office:value="0.07656159" calcext:value-type="float">
            <text:p>0,07656159</text:p>
          </table:table-cell>
          <table:table-cell office:value-type="float" office:value="0" calcext:value-type="float">
            <text:p>0</text:p>
          </table:table-cell>
          <table:table-cell office:value-type="float" office:value="0.00029341" calcext:value-type="float">
            <text:p>0,00029341</text:p>
          </table:table-cell>
          <table:table-cell office:value-type="float" office:value="-2.001005" calcext:value-type="float">
            <text:p>-2,00100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0.17027" calcext:value-type="float">
            <text:p>1624632640,17027</text:p>
          </table:table-cell>
          <table:table-cell table:formula="of:=ROUND([.A427]-[$menor.$A$1];1)" office:value-type="float" office:value="42.5" calcext:value-type="float">
            <text:p>42,5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-1.926905" calcext:value-type="float">
            <text:p>-1,926905</text:p>
          </table:table-cell>
          <table:table-cell office:value-type="float" office:value="1" calcext:value-type="float">
            <text:p>1</text:p>
          </table:table-cell>
          <table:table-cell office:value-type="float" office:value="0.07559872" calcext:value-type="float">
            <text:p>0,07559872</text:p>
          </table:table-cell>
          <table:table-cell office:value-type="float" office:value="0" calcext:value-type="float">
            <text:p>0</text:p>
          </table:table-cell>
          <table:table-cell office:value-type="float" office:value="-0.00097137" calcext:value-type="float">
            <text:p>-0,00097137</text:p>
          </table:table-cell>
          <table:table-cell office:value-type="float" office:value="-1.99987431" calcext:value-type="float">
            <text:p>-1,99987431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40.26968" calcext:value-type="float">
            <text:p>1624632640,26968</text:p>
          </table:table-cell>
          <table:table-cell table:formula="of:=ROUND([.A428]-[$menor.$A$1];1)" office:value-type="float" office:value="42.6" calcext:value-type="float">
            <text:p>42,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9215" calcext:value-type="float">
            <text:p>0,009215</text:p>
          </table:table-cell>
          <table:table-cell office:value-type="float" office:value="-1.927875" calcext:value-type="float">
            <text:p>-1,927875</text:p>
          </table:table-cell>
          <table:table-cell office:value-type="float" office:value="1" calcext:value-type="float">
            <text:p>1</text:p>
          </table:table-cell>
          <table:table-cell office:value-type="float" office:value="0.07559872" calcext:value-type="float">
            <text:p>0,07559872</text:p>
          </table:table-cell>
          <table:table-cell office:value-type="float" office:value="1" calcext:value-type="float">
            <text:p>1</text:p>
          </table:table-cell>
          <table:table-cell office:value-type="float" office:value="0.00033753" calcext:value-type="float">
            <text:p>0,00033753</text:p>
          </table:table-cell>
          <table:table-cell office:value-type="float" office:value="-2.00101068" calcext:value-type="float">
            <text:p>-2,0010106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37023" calcext:value-type="float">
            <text:p>1624632640,37023</text:p>
          </table:table-cell>
          <table:table-cell table:formula="of:=ROUND([.A429]-[$menor.$A$1];1)" office:value-type="float" office:value="42.7" calcext:value-type="float">
            <text:p>42,7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28845" calcext:value-type="float">
            <text:p>-1,928845</text:p>
          </table:table-cell>
          <table:table-cell office:value-type="float" office:value="1" calcext:value-type="float">
            <text:p>1</text:p>
          </table:table-cell>
          <table:table-cell office:value-type="float" office:value="0.07463605" calcext:value-type="float">
            <text:p>0,07463605</text:p>
          </table:table-cell>
          <table:table-cell office:value-type="float" office:value="1" calcext:value-type="float">
            <text:p>1</text:p>
          </table:table-cell>
          <table:table-cell office:value-type="float" office:value="0.00045058" calcext:value-type="float">
            <text:p>0,00045058</text:p>
          </table:table-cell>
          <table:table-cell office:value-type="float" office:value="-2.00102467" calcext:value-type="float">
            <text:p>-2,00102467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47049" calcext:value-type="float">
            <text:p>1624632640,47049</text:p>
          </table:table-cell>
          <table:table-cell table:formula="of:=ROUND([.A430]-[$menor.$A$1];1)" office:value-type="float" office:value="42.8" calcext:value-type="float">
            <text:p>42,8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28845" calcext:value-type="float">
            <text:p>-1,928845</text:p>
          </table:table-cell>
          <table:table-cell office:value-type="float" office:value="1" calcext:value-type="float">
            <text:p>1</text:p>
          </table:table-cell>
          <table:table-cell office:value-type="float" office:value="0.07367357" calcext:value-type="float">
            <text:p>0,07367357</text:p>
          </table:table-cell>
          <table:table-cell office:value-type="float" office:value="1" calcext:value-type="float">
            <text:p>1</text:p>
          </table:table-cell>
          <table:table-cell office:value-type="float" office:value="0.0005636" calcext:value-type="float">
            <text:p>0,0005636</text:p>
          </table:table-cell>
          <table:table-cell office:value-type="float" office:value="-2.00103884" calcext:value-type="float">
            <text:p>-2,0010388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57117" calcext:value-type="float">
            <text:p>1624632640,57117</text:p>
          </table:table-cell>
          <table:table-cell table:formula="of:=ROUND([.A431]-[$menor.$A$1];1)" office:value-type="float" office:value="42.9" calcext:value-type="float">
            <text:p>42,9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29815" calcext:value-type="float">
            <text:p>-1,929815</text:p>
          </table:table-cell>
          <table:table-cell office:value-type="float" office:value="1" calcext:value-type="float">
            <text:p>1</text:p>
          </table:table-cell>
          <table:table-cell office:value-type="float" office:value="0.07271129" calcext:value-type="float">
            <text:p>0,07271129</text:p>
          </table:table-cell>
          <table:table-cell office:value-type="float" office:value="0" calcext:value-type="float">
            <text:p>0</text:p>
          </table:table-cell>
          <table:table-cell office:value-type="float" office:value="-0.00155231" calcext:value-type="float">
            <text:p>-0,00155231</text:p>
          </table:table-cell>
          <table:table-cell office:value-type="float" office:value="-2.00089321" calcext:value-type="float">
            <text:p>-2,00089321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40.6707" calcext:value-type="float">
            <text:p>1624632640,6707</text:p>
          </table:table-cell>
          <table:table-cell table:formula="of:=ROUND([.A432]-[$menor.$A$1];1)" office:value-type="float" office:value="43" calcext:value-type="float">
            <text:p>43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30785" calcext:value-type="float">
            <text:p>-1,930785</text:p>
          </table:table-cell>
          <table:table-cell office:value-type="float" office:value="1" calcext:value-type="float">
            <text:p>1</text:p>
          </table:table-cell>
          <table:table-cell office:value-type="float" office:value="0.0716311" calcext:value-type="float">
            <text:p>0,0716311</text:p>
          </table:table-cell>
          <table:table-cell office:value-type="float" office:value="1" calcext:value-type="float">
            <text:p>1</text:p>
          </table:table-cell>
          <table:table-cell office:value-type="float" office:value="-0.00016655" calcext:value-type="float">
            <text:p>-0,00016655</text:p>
          </table:table-cell>
          <table:table-cell office:value-type="float" office:value="-1.9999805" calcext:value-type="float">
            <text:p>-1,999980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77118" calcext:value-type="float">
            <text:p>1624632640,77118</text:p>
          </table:table-cell>
          <table:table-cell table:formula="of:=ROUND([.A433]-[$menor.$A$1];1)" office:value-type="float" office:value="43.1" calcext:value-type="float">
            <text:p>43,1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31755" calcext:value-type="float">
            <text:p>-1,931755</text:p>
          </table:table-cell>
          <table:table-cell office:value-type="float" office:value="1" calcext:value-type="float">
            <text:p>1</text:p>
          </table:table-cell>
          <table:table-cell office:value-type="float" office:value="0.0716311" calcext:value-type="float">
            <text:p>0,0716311</text:p>
          </table:table-cell>
          <table:table-cell office:value-type="float" office:value="1" calcext:value-type="float">
            <text:p>1</text:p>
          </table:table-cell>
          <table:table-cell office:value-type="float" office:value="-0.00016655" calcext:value-type="float">
            <text:p>-0,00016655</text:p>
          </table:table-cell>
          <table:table-cell office:value-type="float" office:value="-2.0009505" calcext:value-type="float">
            <text:p>-2,000950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87128" calcext:value-type="float">
            <text:p>1624632640,87128</text:p>
          </table:table-cell>
          <table:table-cell table:formula="of:=ROUND([.A434]-[$menor.$A$1];1)" office:value-type="float" office:value="43.2" calcext:value-type="float">
            <text:p>43,2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31755" calcext:value-type="float">
            <text:p>-1,931755</text:p>
          </table:table-cell>
          <table:table-cell office:value-type="float" office:value="1" calcext:value-type="float">
            <text:p>1</text:p>
          </table:table-cell>
          <table:table-cell office:value-type="float" office:value="0.07066763" calcext:value-type="float">
            <text:p>0,07066763</text:p>
          </table:table-cell>
          <table:table-cell office:value-type="float" office:value="1" calcext:value-type="float">
            <text:p>1</text:p>
          </table:table-cell>
          <table:table-cell office:value-type="float" office:value="-0.00005342" calcext:value-type="float">
            <text:p>-5,342E-05</text:p>
          </table:table-cell>
          <table:table-cell office:value-type="float" office:value="-2.0009637" calcext:value-type="float">
            <text:p>-2,0009637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97161" calcext:value-type="float">
            <text:p>1624632640,97161</text:p>
          </table:table-cell>
          <table:table-cell table:formula="of:=ROUND([.A435]-[$menor.$A$1];1)" office:value-type="float" office:value="43.3" calcext:value-type="float">
            <text:p>43,3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32725" calcext:value-type="float">
            <text:p>-1,932725</text:p>
          </table:table-cell>
          <table:table-cell office:value-type="float" office:value="1" calcext:value-type="float">
            <text:p>1</text:p>
          </table:table-cell>
          <table:table-cell office:value-type="float" office:value="0.06970435" calcext:value-type="float">
            <text:p>0,06970435</text:p>
          </table:table-cell>
          <table:table-cell office:value-type="float" office:value="1" calcext:value-type="float">
            <text:p>1</text:p>
          </table:table-cell>
          <table:table-cell office:value-type="float" office:value="0.00133193" calcext:value-type="float">
            <text:p>0,00133193</text:p>
          </table:table-cell>
          <table:table-cell office:value-type="float" office:value="-2.00111569" calcext:value-type="float">
            <text:p>-2,00111569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1.07182" calcext:value-type="float">
            <text:p>1624632641,07182</text:p>
          </table:table-cell>
          <table:table-cell table:formula="of:=ROUND([.A436]-[$menor.$A$1];1)" office:value-type="float" office:value="43.4" calcext:value-type="float">
            <text:p>43,4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33695" calcext:value-type="float">
            <text:p>-1,933695</text:p>
          </table:table-cell>
          <table:table-cell office:value-type="float" office:value="1" calcext:value-type="float">
            <text:p>1</text:p>
          </table:table-cell>
          <table:table-cell office:value-type="float" office:value="0.06874125" calcext:value-type="float">
            <text:p>0,06874125</text:p>
          </table:table-cell>
          <table:table-cell office:value-type="float" office:value="0" calcext:value-type="float">
            <text:p>0</text:p>
          </table:table-cell>
          <table:table-cell office:value-type="float" office:value="0.0002347" calcext:value-type="float">
            <text:p>0,0002347</text:p>
          </table:table-cell>
          <table:table-cell office:value-type="float" office:value="-2.00002795" calcext:value-type="float">
            <text:p>-2,0000279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17214" calcext:value-type="float">
            <text:p>1624632641,17214</text:p>
          </table:table-cell>
          <table:table-cell table:formula="of:=ROUND([.A437]-[$menor.$A$1];1)" office:value-type="float" office:value="43.5" calcext:value-type="float">
            <text:p>43,5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33695" calcext:value-type="float">
            <text:p>-1,933695</text:p>
          </table:table-cell>
          <table:table-cell office:value-type="float" office:value="1" calcext:value-type="float">
            <text:p>1</text:p>
          </table:table-cell>
          <table:table-cell office:value-type="float" office:value="0.06874125" calcext:value-type="float">
            <text:p>0,06874125</text:p>
          </table:table-cell>
          <table:table-cell office:value-type="float" office:value="0" calcext:value-type="float">
            <text:p>0</text:p>
          </table:table-cell>
          <table:table-cell office:value-type="float" office:value="0.0002347" calcext:value-type="float">
            <text:p>0,0002347</text:p>
          </table:table-cell>
          <table:table-cell office:value-type="float" office:value="-2.00099795" calcext:value-type="float">
            <text:p>-2,0009979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2725" calcext:value-type="float">
            <text:p>1624632641,2725</text:p>
          </table:table-cell>
          <table:table-cell table:formula="of:=ROUND([.A438]-[$menor.$A$1];1)" office:value-type="float" office:value="43.6" calcext:value-type="float">
            <text:p>43,6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34665" calcext:value-type="float">
            <text:p>-1,934665</text:p>
          </table:table-cell>
          <table:table-cell office:value-type="float" office:value="1" calcext:value-type="float">
            <text:p>1</text:p>
          </table:table-cell>
          <table:table-cell office:value-type="float" office:value="0.06777836" calcext:value-type="float">
            <text:p>0,06777836</text:p>
          </table:table-cell>
          <table:table-cell office:value-type="float" office:value="0" calcext:value-type="float">
            <text:p>0</text:p>
          </table:table-cell>
          <table:table-cell office:value-type="float" office:value="0.0003469" calcext:value-type="float">
            <text:p>0,0003469</text:p>
          </table:table-cell>
          <table:table-cell office:value-type="float" office:value="-2.00101161" calcext:value-type="float">
            <text:p>-2,0010116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37297" calcext:value-type="float">
            <text:p>1624632641,37297</text:p>
          </table:table-cell>
          <table:table-cell table:formula="of:=ROUND([.A439]-[$menor.$A$1];1)" office:value-type="float" office:value="43.7" calcext:value-type="float">
            <text:p>43,7</text:p>
          </table:table-cell>
          <table:table-cell office:value-type="float" office:value="0.0065" calcext:value-type="float">
            <text:p>0,006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8245" calcext:value-type="float">
            <text:p>0,008245</text:p>
          </table:table-cell>
          <table:table-cell office:value-type="float" office:value="-1.935635" calcext:value-type="float">
            <text:p>-1,935635</text:p>
          </table:table-cell>
          <table:table-cell office:value-type="float" office:value="1" calcext:value-type="float">
            <text:p>1</text:p>
          </table:table-cell>
          <table:table-cell office:value-type="float" office:value="0.06681567" calcext:value-type="float">
            <text:p>0,06681567</text:p>
          </table:table-cell>
          <table:table-cell office:value-type="float" office:value="0" calcext:value-type="float">
            <text:p>0</text:p>
          </table:table-cell>
          <table:table-cell office:value-type="float" office:value="0.00045908" calcext:value-type="float">
            <text:p>0,00045908</text:p>
          </table:table-cell>
          <table:table-cell office:value-type="float" office:value="-2.00005548" calcext:value-type="float">
            <text:p>-2,0000554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47302" calcext:value-type="float">
            <text:p>1624632641,47302</text:p>
          </table:table-cell>
          <table:table-cell table:formula="of:=ROUND([.A440]-[$menor.$A$1];1)" office:value-type="float" office:value="43.8" calcext:value-type="float">
            <text:p>43,8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36605" calcext:value-type="float">
            <text:p>-1,936605</text:p>
          </table:table-cell>
          <table:table-cell office:value-type="float" office:value="1" calcext:value-type="float">
            <text:p>1</text:p>
          </table:table-cell>
          <table:table-cell office:value-type="float" office:value="0.06681567" calcext:value-type="float">
            <text:p>0,06681567</text:p>
          </table:table-cell>
          <table:table-cell office:value-type="float" office:value="0" calcext:value-type="float">
            <text:p>0</text:p>
          </table:table-cell>
          <table:table-cell office:value-type="float" office:value="0.00045908" calcext:value-type="float">
            <text:p>0,00045908</text:p>
          </table:table-cell>
          <table:table-cell office:value-type="float" office:value="-2.00102548" calcext:value-type="float">
            <text:p>-2,0010254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57352" calcext:value-type="float">
            <text:p>1624632641,57352</text:p>
          </table:table-cell>
          <table:table-cell table:formula="of:=ROUND([.A441]-[$menor.$A$1];1)" office:value-type="float" office:value="43.9" calcext:value-type="float">
            <text:p>43,9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36605" calcext:value-type="float">
            <text:p>-1,936605</text:p>
          </table:table-cell>
          <table:table-cell office:value-type="float" office:value="1" calcext:value-type="float">
            <text:p>1</text:p>
          </table:table-cell>
          <table:table-cell office:value-type="float" office:value="0.06585319" calcext:value-type="float">
            <text:p>0,06585319</text:p>
          </table:table-cell>
          <table:table-cell office:value-type="float" office:value="-1" calcext:value-type="float">
            <text:p>-1</text:p>
          </table:table-cell>
          <table:table-cell office:value-type="float" office:value="-0.00056906" calcext:value-type="float">
            <text:p>-0,00056906</text:p>
          </table:table-cell>
          <table:table-cell office:value-type="float" office:value="-2.00089567" calcext:value-type="float">
            <text:p>-2,0008956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1.67384" calcext:value-type="float">
            <text:p>1624632641,67384</text:p>
          </table:table-cell>
          <table:table-cell table:formula="of:=ROUND([.A442]-[$menor.$A$1];1)" office:value-type="float" office:value="44" calcext:value-type="float">
            <text:p>44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37575" calcext:value-type="float">
            <text:p>-1,937575</text:p>
          </table:table-cell>
          <table:table-cell office:value-type="float" office:value="1" calcext:value-type="float">
            <text:p>1</text:p>
          </table:table-cell>
          <table:table-cell office:value-type="float" office:value="0.06489094" calcext:value-type="float">
            <text:p>0,06489094</text:p>
          </table:table-cell>
          <table:table-cell office:value-type="float" office:value="-1" calcext:value-type="float">
            <text:p>-1</text:p>
          </table:table-cell>
          <table:table-cell office:value-type="float" office:value="-0.00141027" calcext:value-type="float">
            <text:p>-0,00141027</text:p>
          </table:table-cell>
          <table:table-cell office:value-type="float" office:value="-2.00091207" calcext:value-type="float">
            <text:p>-2,0009120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1.77423" calcext:value-type="float">
            <text:p>1624632641,77423</text:p>
          </table:table-cell>
          <table:table-cell table:formula="of:=ROUND([.A443]-[$menor.$A$1];1)" office:value-type="float" office:value="44.1" calcext:value-type="float">
            <text:p>44,1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38545" calcext:value-type="float">
            <text:p>-1,938545</text:p>
          </table:table-cell>
          <table:table-cell office:value-type="float" office:value="1" calcext:value-type="float">
            <text:p>1</text:p>
          </table:table-cell>
          <table:table-cell office:value-type="float" office:value="0.06381106" calcext:value-type="float">
            <text:p>0,06381106</text:p>
          </table:table-cell>
          <table:table-cell office:value-type="float" office:value="0" calcext:value-type="float">
            <text:p>0</text:p>
          </table:table-cell>
          <table:table-cell office:value-type="float" office:value="-0.0001608" calcext:value-type="float">
            <text:p>-0,0001608</text:p>
          </table:table-cell>
          <table:table-cell office:value-type="float" office:value="-1.99998134" calcext:value-type="float">
            <text:p>-1,9999813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87386" calcext:value-type="float">
            <text:p>1624632641,87386</text:p>
          </table:table-cell>
          <table:table-cell table:formula="of:=ROUND([.A444]-[$menor.$A$1];1)" office:value-type="float" office:value="44.2" calcext:value-type="float">
            <text:p>44,2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38545" calcext:value-type="float">
            <text:p>-1,938545</text:p>
          </table:table-cell>
          <table:table-cell office:value-type="float" office:value="1" calcext:value-type="float">
            <text:p>1</text:p>
          </table:table-cell>
          <table:table-cell office:value-type="float" office:value="0.06381106" calcext:value-type="float">
            <text:p>0,06381106</text:p>
          </table:table-cell>
          <table:table-cell office:value-type="float" office:value="0" calcext:value-type="float">
            <text:p>0</text:p>
          </table:table-cell>
          <table:table-cell office:value-type="float" office:value="-0.0001608" calcext:value-type="float">
            <text:p>-0,0001608</text:p>
          </table:table-cell>
          <table:table-cell office:value-type="float" office:value="-2.00095134" calcext:value-type="float">
            <text:p>-2,0009513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97437" calcext:value-type="float">
            <text:p>1624632641,97437</text:p>
          </table:table-cell>
          <table:table-cell table:formula="of:=ROUND([.A445]-[$menor.$A$1];1)" office:value-type="float" office:value="44.3" calcext:value-type="float">
            <text:p>44,3</text:p>
          </table:table-cell>
          <table:table-cell office:value-type="float" office:value="0.0065" calcext:value-type="float">
            <text:p>0,006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39515" calcext:value-type="float">
            <text:p>-1,939515</text:p>
          </table:table-cell>
          <table:table-cell office:value-type="float" office:value="1" calcext:value-type="float">
            <text:p>1</text:p>
          </table:table-cell>
          <table:table-cell office:value-type="float" office:value="0.06284749" calcext:value-type="float">
            <text:p>0,06284749</text:p>
          </table:table-cell>
          <table:table-cell office:value-type="float" office:value="0" calcext:value-type="float">
            <text:p>0</text:p>
          </table:table-cell>
          <table:table-cell office:value-type="float" office:value="-0.00004851" calcext:value-type="float">
            <text:p>-4,851E-05</text:p>
          </table:table-cell>
          <table:table-cell office:value-type="float" office:value="-2.00096433" calcext:value-type="float">
            <text:p>-2,0009643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07372" calcext:value-type="float">
            <text:p>1624632642,07372</text:p>
          </table:table-cell>
          <table:table-cell table:formula="of:=ROUND([.A446]-[$menor.$A$1];1)" office:value-type="float" office:value="44.4" calcext:value-type="float">
            <text:p>44,4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4097" calcext:value-type="float">
            <text:p>-1,94097</text:p>
          </table:table-cell>
          <table:table-cell office:value-type="float" office:value="1" calcext:value-type="float">
            <text:p>1</text:p>
          </table:table-cell>
          <table:table-cell office:value-type="float" office:value="0.06188411" calcext:value-type="float">
            <text:p>0,06188411</text:p>
          </table:table-cell>
          <table:table-cell office:value-type="float" office:value="0" calcext:value-type="float">
            <text:p>0</text:p>
          </table:table-cell>
          <table:table-cell office:value-type="float" office:value="0.00006375" calcext:value-type="float">
            <text:p>6,375E-05</text:p>
          </table:table-cell>
          <table:table-cell office:value-type="float" office:value="-2.00000751" calcext:value-type="float">
            <text:p>-2,0000075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1742" calcext:value-type="float">
            <text:p>1624632642,1742</text:p>
          </table:table-cell>
          <table:table-cell table:formula="of:=ROUND([.A447]-[$menor.$A$1];1)" office:value-type="float" office:value="44.5" calcext:value-type="float">
            <text:p>44,5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4097" calcext:value-type="float">
            <text:p>-1,94097</text:p>
          </table:table-cell>
          <table:table-cell office:value-type="float" office:value="1" calcext:value-type="float">
            <text:p>1</text:p>
          </table:table-cell>
          <table:table-cell office:value-type="float" office:value="0.06188411" calcext:value-type="float">
            <text:p>0,06188411</text:p>
          </table:table-cell>
          <table:table-cell office:value-type="float" office:value="0" calcext:value-type="float">
            <text:p>0</text:p>
          </table:table-cell>
          <table:table-cell office:value-type="float" office:value="0.00006375" calcext:value-type="float">
            <text:p>6,375E-05</text:p>
          </table:table-cell>
          <table:table-cell office:value-type="float" office:value="-2.00097751" calcext:value-type="float">
            <text:p>-2,0009775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27378" calcext:value-type="float">
            <text:p>1624632642,27378</text:p>
          </table:table-cell>
          <table:table-cell table:formula="of:=ROUND([.A448]-[$menor.$A$1];1)" office:value-type="float" office:value="44.6" calcext:value-type="float">
            <text:p>44,6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4194" calcext:value-type="float">
            <text:p>-1,94194</text:p>
          </table:table-cell>
          <table:table-cell office:value-type="float" office:value="1" calcext:value-type="float">
            <text:p>1</text:p>
          </table:table-cell>
          <table:table-cell office:value-type="float" office:value="0.06092094" calcext:value-type="float">
            <text:p>0,06092094</text:p>
          </table:table-cell>
          <table:table-cell office:value-type="float" office:value="0" calcext:value-type="float">
            <text:p>0</text:p>
          </table:table-cell>
          <table:table-cell office:value-type="float" office:value="0.00017598" calcext:value-type="float">
            <text:p>0,00017598</text:p>
          </table:table-cell>
          <table:table-cell office:value-type="float" office:value="-2.00147591" calcext:value-type="float">
            <text:p>-2,0014759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3744" calcext:value-type="float">
            <text:p>1624632642,3744</text:p>
          </table:table-cell>
          <table:table-cell table:formula="of:=ROUND([.A449]-[$menor.$A$1];1)" office:value-type="float" office:value="44.7" calcext:value-type="float">
            <text:p>44,7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4194" calcext:value-type="float">
            <text:p>-1,94194</text:p>
          </table:table-cell>
          <table:table-cell office:value-type="float" office:value="1" calcext:value-type="float">
            <text:p>1</text:p>
          </table:table-cell>
          <table:table-cell office:value-type="float" office:value="0.05947661" calcext:value-type="float">
            <text:p>0,05947661</text:p>
          </table:table-cell>
          <table:table-cell office:value-type="float" office:value="0" calcext:value-type="float">
            <text:p>0</text:p>
          </table:table-cell>
          <table:table-cell office:value-type="float" office:value="0.00034429" calcext:value-type="float">
            <text:p>0,00034429</text:p>
          </table:table-cell>
          <table:table-cell office:value-type="float" office:value="-2.00004141" calcext:value-type="float">
            <text:p>-2,0000414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47454" calcext:value-type="float">
            <text:p>1624632642,47454</text:p>
          </table:table-cell>
          <table:table-cell table:formula="of:=ROUND([.A450]-[$menor.$A$1];1)" office:value-type="float" office:value="44.8" calcext:value-type="float">
            <text:p>44,8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4291" calcext:value-type="float">
            <text:p>-1,94291</text:p>
          </table:table-cell>
          <table:table-cell office:value-type="float" office:value="1" calcext:value-type="float">
            <text:p>1</text:p>
          </table:table-cell>
          <table:table-cell office:value-type="float" office:value="0.05947661" calcext:value-type="float">
            <text:p>0,05947661</text:p>
          </table:table-cell>
          <table:table-cell office:value-type="float" office:value="0" calcext:value-type="float">
            <text:p>0</text:p>
          </table:table-cell>
          <table:table-cell office:value-type="float" office:value="0.00034429" calcext:value-type="float">
            <text:p>0,00034429</text:p>
          </table:table-cell>
          <table:table-cell office:value-type="float" office:value="-2.00101141" calcext:value-type="float">
            <text:p>-2,0010114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57465" calcext:value-type="float">
            <text:p>1624632642,57465</text:p>
          </table:table-cell>
          <table:table-cell table:formula="of:=ROUND([.A451]-[$menor.$A$1];1)" office:value-type="float" office:value="44.9" calcext:value-type="float">
            <text:p>44,9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4388" calcext:value-type="float">
            <text:p>-1,94388</text:p>
          </table:table-cell>
          <table:table-cell office:value-type="float" office:value="1" calcext:value-type="float">
            <text:p>1</text:p>
          </table:table-cell>
          <table:table-cell office:value-type="float" office:value="0.05851401" calcext:value-type="float">
            <text:p>0,05851401</text:p>
          </table:table-cell>
          <table:table-cell office:value-type="float" office:value="0" calcext:value-type="float">
            <text:p>0</text:p>
          </table:table-cell>
          <table:table-cell office:value-type="float" office:value="0.00045646" calcext:value-type="float">
            <text:p>0,00045646</text:p>
          </table:table-cell>
          <table:table-cell office:value-type="float" office:value="-2.00005538" calcext:value-type="float">
            <text:p>-2,0000553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67491" calcext:value-type="float">
            <text:p>1624632642,67491</text:p>
          </table:table-cell>
          <table:table-cell table:formula="of:=ROUND([.A452]-[$menor.$A$1];1)" office:value-type="float" office:value="45" calcext:value-type="float">
            <text:p>45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7275" calcext:value-type="float">
            <text:p>0,007275</text:p>
          </table:table-cell>
          <table:table-cell office:value-type="float" office:value="-1.94388" calcext:value-type="float">
            <text:p>-1,94388</text:p>
          </table:table-cell>
          <table:table-cell office:value-type="float" office:value="1" calcext:value-type="float">
            <text:p>1</text:p>
          </table:table-cell>
          <table:table-cell office:value-type="float" office:value="0.05851401" calcext:value-type="float">
            <text:p>0,05851401</text:p>
          </table:table-cell>
          <table:table-cell office:value-type="float" office:value="0" calcext:value-type="float">
            <text:p>0</text:p>
          </table:table-cell>
          <table:table-cell office:value-type="float" office:value="0.00045646" calcext:value-type="float">
            <text:p>0,00045646</text:p>
          </table:table-cell>
          <table:table-cell office:value-type="float" office:value="-2.00102538" calcext:value-type="float">
            <text:p>-2,0010253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77543" calcext:value-type="float">
            <text:p>1624632642,77543</text:p>
          </table:table-cell>
          <table:table-cell table:formula="of:=ROUND([.A453]-[$menor.$A$1];1)" office:value-type="float" office:value="45.1" calcext:value-type="float">
            <text:p>45,1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485" calcext:value-type="float">
            <text:p>-1,94485</text:p>
          </table:table-cell>
          <table:table-cell office:value-type="float" office:value="1" calcext:value-type="float">
            <text:p>1</text:p>
          </table:table-cell>
          <table:table-cell office:value-type="float" office:value="0.05755166" calcext:value-type="float">
            <text:p>0,05755166</text:p>
          </table:table-cell>
          <table:table-cell office:value-type="float" office:value="-1" calcext:value-type="float">
            <text:p>-1</text:p>
          </table:table-cell>
          <table:table-cell office:value-type="float" office:value="-0.00042795" calcext:value-type="float">
            <text:p>-0,00042795</text:p>
          </table:table-cell>
          <table:table-cell office:value-type="float" office:value="-2.00091383" calcext:value-type="float">
            <text:p>-2,0009138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2.87497" calcext:value-type="float">
            <text:p>1624632642,87497</text:p>
          </table:table-cell>
          <table:table-cell table:formula="of:=ROUND([.A454]-[$menor.$A$1];1)" office:value-type="float" office:value="45.2" calcext:value-type="float">
            <text:p>45,2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485" calcext:value-type="float">
            <text:p>-1,94485</text:p>
          </table:table-cell>
          <table:table-cell office:value-type="float" office:value="1" calcext:value-type="float">
            <text:p>1</text:p>
          </table:table-cell>
          <table:table-cell office:value-type="float" office:value="0.05658957" calcext:value-type="float">
            <text:p>0,05658957</text:p>
          </table:table-cell>
          <table:table-cell office:value-type="float" office:value="-1" calcext:value-type="float">
            <text:p>-1</text:p>
          </table:table-cell>
          <table:table-cell office:value-type="float" office:value="-0.00029918" calcext:value-type="float">
            <text:p>-0,00029918</text:p>
          </table:table-cell>
          <table:table-cell office:value-type="float" office:value="-1.9999604" calcext:value-type="float">
            <text:p>-1,9999604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2.97531" calcext:value-type="float">
            <text:p>1624632642,97531</text:p>
          </table:table-cell>
          <table:table-cell table:formula="of:=ROUND([.A455]-[$menor.$A$1];1)" office:value-type="float" office:value="45.3" calcext:value-type="float">
            <text:p>45,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582" calcext:value-type="float">
            <text:p>-1,94582</text:p>
          </table:table-cell>
          <table:table-cell office:value-type="float" office:value="1" calcext:value-type="float">
            <text:p>1</text:p>
          </table:table-cell>
          <table:table-cell office:value-type="float" office:value="0.05658957" calcext:value-type="float">
            <text:p>0,05658957</text:p>
          </table:table-cell>
          <table:table-cell office:value-type="float" office:value="-1" calcext:value-type="float">
            <text:p>-1</text:p>
          </table:table-cell>
          <table:table-cell office:value-type="float" office:value="-0.00126918" calcext:value-type="float">
            <text:p>-0,00126918</text:p>
          </table:table-cell>
          <table:table-cell office:value-type="float" office:value="-2.0009304" calcext:value-type="float">
            <text:p>-2,0009304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3.07542" calcext:value-type="float">
            <text:p>1624632643,07542</text:p>
          </table:table-cell>
          <table:table-cell table:formula="of:=ROUND([.A456]-[$menor.$A$1];1)" office:value-type="float" office:value="45.4" calcext:value-type="float">
            <text:p>45,4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679" calcext:value-type="float">
            <text:p>-1,94679</text:p>
          </table:table-cell>
          <table:table-cell office:value-type="float" office:value="1" calcext:value-type="float">
            <text:p>1</text:p>
          </table:table-cell>
          <table:table-cell office:value-type="float" office:value="0.05550924" calcext:value-type="float">
            <text:p>0,05550924</text:p>
          </table:table-cell>
          <table:table-cell office:value-type="float" office:value="0" calcext:value-type="float">
            <text:p>0</text:p>
          </table:table-cell>
          <table:table-cell office:value-type="float" office:value="-0.0001634" calcext:value-type="float">
            <text:p>-0,0001634</text:p>
          </table:table-cell>
          <table:table-cell office:value-type="float" office:value="-1.99998108" calcext:value-type="float">
            <text:p>-1,9999810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17464" calcext:value-type="float">
            <text:p>1624632643,17464</text:p>
          </table:table-cell>
          <table:table-cell table:formula="of:=ROUND([.A457]-[$menor.$A$1];1)" office:value-type="float" office:value="45.5" calcext:value-type="float">
            <text:p>45,5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679" calcext:value-type="float">
            <text:p>-1,94679</text:p>
          </table:table-cell>
          <table:table-cell office:value-type="float" office:value="1" calcext:value-type="float">
            <text:p>1</text:p>
          </table:table-cell>
          <table:table-cell office:value-type="float" office:value="0.05550924" calcext:value-type="float">
            <text:p>0,05550924</text:p>
          </table:table-cell>
          <table:table-cell office:value-type="float" office:value="0" calcext:value-type="float">
            <text:p>0</text:p>
          </table:table-cell>
          <table:table-cell office:value-type="float" office:value="-0.0001634" calcext:value-type="float">
            <text:p>-0,0001634</text:p>
          </table:table-cell>
          <table:table-cell office:value-type="float" office:value="-2.00095108" calcext:value-type="float">
            <text:p>-2,0009510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27492" calcext:value-type="float">
            <text:p>1624632643,27492</text:p>
          </table:table-cell>
          <table:table-cell table:formula="of:=ROUND([.A458]-[$menor.$A$1];1)" office:value-type="float" office:value="45.6" calcext:value-type="float">
            <text:p>45,6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776" calcext:value-type="float">
            <text:p>-1,94776</text:p>
          </table:table-cell>
          <table:table-cell office:value-type="float" office:value="1" calcext:value-type="float">
            <text:p>1</text:p>
          </table:table-cell>
          <table:table-cell office:value-type="float" office:value="0.05454563" calcext:value-type="float">
            <text:p>0,05454563</text:p>
          </table:table-cell>
          <table:table-cell office:value-type="float" office:value="0" calcext:value-type="float">
            <text:p>0</text:p>
          </table:table-cell>
          <table:table-cell office:value-type="float" office:value="-0.00005111" calcext:value-type="float">
            <text:p>-5,111E-05</text:p>
          </table:table-cell>
          <table:table-cell office:value-type="float" office:value="-2.00096403" calcext:value-type="float">
            <text:p>-2,0009640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37529" calcext:value-type="float">
            <text:p>1624632643,37529</text:p>
          </table:table-cell>
          <table:table-cell table:formula="of:=ROUND([.A459]-[$menor.$A$1];1)" office:value-type="float" office:value="45.7" calcext:value-type="float">
            <text:p>45,7</text:p>
          </table:table-cell>
          <table:table-cell office:value-type="float" office:value="0.0055" calcext:value-type="float">
            <text:p>0,005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776" calcext:value-type="float">
            <text:p>-1,94776</text:p>
          </table:table-cell>
          <table:table-cell office:value-type="float" office:value="1" calcext:value-type="float">
            <text:p>1</text:p>
          </table:table-cell>
          <table:table-cell office:value-type="float" office:value="0.05358225" calcext:value-type="float">
            <text:p>0,05358225</text:p>
          </table:table-cell>
          <table:table-cell office:value-type="float" office:value="0" calcext:value-type="float">
            <text:p>0</text:p>
          </table:table-cell>
          <table:table-cell office:value-type="float" office:value="0.00006115" calcext:value-type="float">
            <text:p>6,115E-05</text:p>
          </table:table-cell>
          <table:table-cell office:value-type="float" office:value="-2.00000721" calcext:value-type="float">
            <text:p>-2,000007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47535" calcext:value-type="float">
            <text:p>1624632643,47535</text:p>
          </table:table-cell>
          <table:table-cell table:formula="of:=ROUND([.A460]-[$menor.$A$1];1)" office:value-type="float" office:value="45.8" calcext:value-type="float">
            <text:p>45,8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873" calcext:value-type="float">
            <text:p>-1,94873</text:p>
          </table:table-cell>
          <table:table-cell office:value-type="float" office:value="1" calcext:value-type="float">
            <text:p>1</text:p>
          </table:table-cell>
          <table:table-cell office:value-type="float" office:value="0.05358225" calcext:value-type="float">
            <text:p>0,05358225</text:p>
          </table:table-cell>
          <table:table-cell office:value-type="float" office:value="0" calcext:value-type="float">
            <text:p>0</text:p>
          </table:table-cell>
          <table:table-cell office:value-type="float" office:value="0.00006115" calcext:value-type="float">
            <text:p>6,115E-05</text:p>
          </table:table-cell>
          <table:table-cell office:value-type="float" office:value="-2.00097721" calcext:value-type="float">
            <text:p>-2,000977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57466" calcext:value-type="float">
            <text:p>1624632643,57466</text:p>
          </table:table-cell>
          <table:table-cell table:formula="of:=ROUND([.A461]-[$menor.$A$1];1)" office:value-type="float" office:value="45.9" calcext:value-type="float">
            <text:p>45,9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873" calcext:value-type="float">
            <text:p>-1,94873</text:p>
          </table:table-cell>
          <table:table-cell office:value-type="float" office:value="1" calcext:value-type="float">
            <text:p>1</text:p>
          </table:table-cell>
          <table:table-cell office:value-type="float" office:value="0.05261911" calcext:value-type="float">
            <text:p>0,05261911</text:p>
          </table:table-cell>
          <table:table-cell office:value-type="float" office:value="0" calcext:value-type="float">
            <text:p>0</text:p>
          </table:table-cell>
          <table:table-cell office:value-type="float" office:value="0.00017338" calcext:value-type="float">
            <text:p>0,00017338</text:p>
          </table:table-cell>
          <table:table-cell office:value-type="float" office:value="-2.00002064" calcext:value-type="float">
            <text:p>-2,0000206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67537" calcext:value-type="float">
            <text:p>1624632643,67537</text:p>
          </table:table-cell>
          <table:table-cell table:formula="of:=ROUND([.A462]-[$menor.$A$1];1)" office:value-type="float" office:value="46" calcext:value-type="float">
            <text:p>4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97" calcext:value-type="float">
            <text:p>-1,9497</text:p>
          </table:table-cell>
          <table:table-cell office:value-type="float" office:value="1" calcext:value-type="float">
            <text:p>1</text:p>
          </table:table-cell>
          <table:table-cell office:value-type="float" office:value="0.05261911" calcext:value-type="float">
            <text:p>0,05261911</text:p>
          </table:table-cell>
          <table:table-cell office:value-type="float" office:value="0" calcext:value-type="float">
            <text:p>0</text:p>
          </table:table-cell>
          <table:table-cell office:value-type="float" office:value="0.00017338" calcext:value-type="float">
            <text:p>0,00017338</text:p>
          </table:table-cell>
          <table:table-cell office:value-type="float" office:value="-2.00099064" calcext:value-type="float">
            <text:p>-2,0009906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77482" calcext:value-type="float">
            <text:p>1624632643,77482</text:p>
          </table:table-cell>
          <table:table-cell table:formula="of:=ROUND([.A463]-[$menor.$A$1];1)" office:value-type="float" office:value="46.1" calcext:value-type="float">
            <text:p>46,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497" calcext:value-type="float">
            <text:p>-1,9497</text:p>
          </table:table-cell>
          <table:table-cell office:value-type="float" office:value="1" calcext:value-type="float">
            <text:p>1</text:p>
          </table:table-cell>
          <table:table-cell office:value-type="float" office:value="0.05165623" calcext:value-type="float">
            <text:p>0,05165623</text:p>
          </table:table-cell>
          <table:table-cell office:value-type="float" office:value="0" calcext:value-type="float">
            <text:p>0</text:p>
          </table:table-cell>
          <table:table-cell office:value-type="float" office:value="0.00028559" calcext:value-type="float">
            <text:p>0,00028559</text:p>
          </table:table-cell>
          <table:table-cell office:value-type="float" office:value="-2.00003431" calcext:value-type="float">
            <text:p>-2,000034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87527" calcext:value-type="float">
            <text:p>1624632643,87527</text:p>
          </table:table-cell>
          <table:table-cell table:formula="of:=ROUND([.A464]-[$menor.$A$1];1)" office:value-type="float" office:value="46.2" calcext:value-type="float">
            <text:p>46,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5067" calcext:value-type="float">
            <text:p>-1,95067</text:p>
          </table:table-cell>
          <table:table-cell office:value-type="float" office:value="1" calcext:value-type="float">
            <text:p>1</text:p>
          </table:table-cell>
          <table:table-cell office:value-type="float" office:value="0.05165623" calcext:value-type="float">
            <text:p>0,05165623</text:p>
          </table:table-cell>
          <table:table-cell office:value-type="float" office:value="0" calcext:value-type="float">
            <text:p>0</text:p>
          </table:table-cell>
          <table:table-cell office:value-type="float" office:value="0.00028559" calcext:value-type="float">
            <text:p>0,00028559</text:p>
          </table:table-cell>
          <table:table-cell office:value-type="float" office:value="-2.00100431" calcext:value-type="float">
            <text:p>-2,001004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97543" calcext:value-type="float">
            <text:p>1624632643,97543</text:p>
          </table:table-cell>
          <table:table-cell table:formula="of:=ROUND([.A465]-[$menor.$A$1];1)" office:value-type="float" office:value="46.3" calcext:value-type="float">
            <text:p>46,3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5067" calcext:value-type="float">
            <text:p>-1,95067</text:p>
          </table:table-cell>
          <table:table-cell office:value-type="float" office:value="1" calcext:value-type="float">
            <text:p>1</text:p>
          </table:table-cell>
          <table:table-cell office:value-type="float" office:value="0.05069362" calcext:value-type="float">
            <text:p>0,05069362</text:p>
          </table:table-cell>
          <table:table-cell office:value-type="float" office:value="0" calcext:value-type="float">
            <text:p>0</text:p>
          </table:table-cell>
          <table:table-cell office:value-type="float" office:value="0.00039776" calcext:value-type="float">
            <text:p>0,00039776</text:p>
          </table:table-cell>
          <table:table-cell office:value-type="float" office:value="-2.00004826" calcext:value-type="float">
            <text:p>-2,000048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4.07496" calcext:value-type="float">
            <text:p>1624632644,07496</text:p>
          </table:table-cell>
          <table:table-cell table:formula="of:=ROUND([.A466]-[$menor.$A$1];1)" office:value-type="float" office:value="46.4" calcext:value-type="float">
            <text:p>46,4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6305" calcext:value-type="float">
            <text:p>0,006305</text:p>
          </table:table-cell>
          <table:table-cell office:value-type="float" office:value="-1.95164" calcext:value-type="float">
            <text:p>-1,95164</text:p>
          </table:table-cell>
          <table:table-cell office:value-type="float" office:value="1" calcext:value-type="float">
            <text:p>1</text:p>
          </table:table-cell>
          <table:table-cell office:value-type="float" office:value="0.05069362" calcext:value-type="float">
            <text:p>0,05069362</text:p>
          </table:table-cell>
          <table:table-cell office:value-type="float" office:value="0" calcext:value-type="float">
            <text:p>0</text:p>
          </table:table-cell>
          <table:table-cell office:value-type="float" office:value="0.00039776" calcext:value-type="float">
            <text:p>0,00039776</text:p>
          </table:table-cell>
          <table:table-cell office:value-type="float" office:value="-2.00101826" calcext:value-type="float">
            <text:p>-2,001018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4.17513" calcext:value-type="float">
            <text:p>1624632644,17513</text:p>
          </table:table-cell>
          <table:table-cell table:formula="of:=ROUND([.A467]-[$menor.$A$1];1)" office:value-type="float" office:value="46.5" calcext:value-type="float">
            <text:p>46,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164" calcext:value-type="float">
            <text:p>-1,95164</text:p>
          </table:table-cell>
          <table:table-cell office:value-type="float" office:value="1" calcext:value-type="float">
            <text:p>1</text:p>
          </table:table-cell>
          <table:table-cell office:value-type="float" office:value="0.0497313" calcext:value-type="float">
            <text:p>0,0497313</text:p>
          </table:table-cell>
          <table:table-cell office:value-type="float" office:value="-1" calcext:value-type="float">
            <text:p>-1</text:p>
          </table:table-cell>
          <table:table-cell office:value-type="float" office:value="-0.00035124" calcext:value-type="float">
            <text:p>-0,00035124</text:p>
          </table:table-cell>
          <table:table-cell office:value-type="float" office:value="-1.99995383" calcext:value-type="float">
            <text:p>-1,9999538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4.27535" calcext:value-type="float">
            <text:p>1624632644,27535</text:p>
          </table:table-cell>
          <table:table-cell table:formula="of:=ROUND([.A468]-[$menor.$A$1];1)" office:value-type="float" office:value="46.6" calcext:value-type="float">
            <text:p>46,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261" calcext:value-type="float">
            <text:p>-1,95261</text:p>
          </table:table-cell>
          <table:table-cell office:value-type="float" office:value="1" calcext:value-type="float">
            <text:p>1</text:p>
          </table:table-cell>
          <table:table-cell office:value-type="float" office:value="0.0497313" calcext:value-type="float">
            <text:p>0,0497313</text:p>
          </table:table-cell>
          <table:table-cell office:value-type="float" office:value="-1" calcext:value-type="float">
            <text:p>-1</text:p>
          </table:table-cell>
          <table:table-cell office:value-type="float" office:value="-0.00035124" calcext:value-type="float">
            <text:p>-0,00035124</text:p>
          </table:table-cell>
          <table:table-cell office:value-type="float" office:value="-2.00092383" calcext:value-type="float">
            <text:p>-2,0009238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4.37476" calcext:value-type="float">
            <text:p>1624632644,37476</text:p>
          </table:table-cell>
          <table:table-cell table:formula="of:=ROUND([.A469]-[$menor.$A$1];1)" office:value-type="float" office:value="46.7" calcext:value-type="float">
            <text:p>46,7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261" calcext:value-type="float">
            <text:p>-1,95261</text:p>
          </table:table-cell>
          <table:table-cell office:value-type="float" office:value="1" calcext:value-type="float">
            <text:p>1</text:p>
          </table:table-cell>
          <table:table-cell office:value-type="float" office:value="0.04876928" calcext:value-type="float">
            <text:p>0,04876928</text:p>
          </table:table-cell>
          <table:table-cell office:value-type="float" office:value="-1" calcext:value-type="float">
            <text:p>-1</text:p>
          </table:table-cell>
          <table:table-cell office:value-type="float" office:value="-0.00119248" calcext:value-type="float">
            <text:p>-0,00119248</text:p>
          </table:table-cell>
          <table:table-cell office:value-type="float" office:value="-1.99997047" calcext:value-type="float">
            <text:p>-1,9999704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4.47534" calcext:value-type="float">
            <text:p>1624632644,47534</text:p>
          </table:table-cell>
          <table:table-cell table:formula="of:=ROUND([.A470]-[$menor.$A$1];1)" office:value-type="float" office:value="46.8" calcext:value-type="float">
            <text:p>46,8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358" calcext:value-type="float">
            <text:p>-1,95358</text:p>
          </table:table-cell>
          <table:table-cell office:value-type="float" office:value="1" calcext:value-type="float">
            <text:p>1</text:p>
          </table:table-cell>
          <table:table-cell office:value-type="float" office:value="0.04865338" calcext:value-type="float">
            <text:p>0,04865338</text:p>
          </table:table-cell>
          <table:table-cell office:value-type="float" office:value="0" calcext:value-type="float">
            <text:p>0</text:p>
          </table:table-cell>
          <table:table-cell office:value-type="float" office:value="-0.0003345" calcext:value-type="float">
            <text:p>-0,0003345</text:p>
          </table:table-cell>
          <table:table-cell office:value-type="float" office:value="-2.00093193" calcext:value-type="float">
            <text:p>-2,0009319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4.5751" calcext:value-type="float">
            <text:p>1624632644,5751</text:p>
          </table:table-cell>
          <table:table-cell table:formula="of:=ROUND([.A471]-[$menor.$A$1];1)" office:value-type="float" office:value="46.9" calcext:value-type="float">
            <text:p>46,9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358" calcext:value-type="float">
            <text:p>-1,95358</text:p>
          </table:table-cell>
          <table:table-cell office:value-type="float" office:value="1" calcext:value-type="float">
            <text:p>1</text:p>
          </table:table-cell>
          <table:table-cell office:value-type="float" office:value="0.04768935" calcext:value-type="float">
            <text:p>0,04768935</text:p>
          </table:table-cell>
          <table:table-cell office:value-type="float" office:value="0" calcext:value-type="float">
            <text:p>0</text:p>
          </table:table-cell>
          <table:table-cell office:value-type="float" office:value="-0.00022216" calcext:value-type="float">
            <text:p>-0,00022216</text:p>
          </table:table-cell>
          <table:table-cell office:value-type="float" office:value="-1.99997446" calcext:value-type="float">
            <text:p>-1,999974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4.67481" calcext:value-type="float">
            <text:p>1624632644,67481</text:p>
          </table:table-cell>
          <table:table-cell table:formula="of:=ROUND([.A472]-[$menor.$A$1];1)" office:value-type="float" office:value="47" calcext:value-type="float">
            <text:p>47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455" calcext:value-type="float">
            <text:p>-1,95455</text:p>
          </table:table-cell>
          <table:table-cell office:value-type="float" office:value="1" calcext:value-type="float">
            <text:p>1</text:p>
          </table:table-cell>
          <table:table-cell office:value-type="float" office:value="0.04768935" calcext:value-type="float">
            <text:p>0,04768935</text:p>
          </table:table-cell>
          <table:table-cell office:value-type="float" office:value="0" calcext:value-type="float">
            <text:p>0</text:p>
          </table:table-cell>
          <table:table-cell office:value-type="float" office:value="-0.00109079" calcext:value-type="float">
            <text:p>-0,00109079</text:p>
          </table:table-cell>
          <table:table-cell office:value-type="float" office:value="-2.00083446" calcext:value-type="float">
            <text:p>-2,00083446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44.77522" calcext:value-type="float">
            <text:p>1624632644,77522</text:p>
          </table:table-cell>
          <table:table-cell table:formula="of:=ROUND([.A473]-[$menor.$A$1];1)" office:value-type="float" office:value="47.1" calcext:value-type="float">
            <text:p>47,1</text:p>
          </table:table-cell>
          <table:table-cell office:value-type="float" office:value="0.0045" calcext:value-type="float">
            <text:p>0,004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455" calcext:value-type="float">
            <text:p>-1,95455</text:p>
          </table:table-cell>
          <table:table-cell office:value-type="float" office:value="1" calcext:value-type="float">
            <text:p>1</text:p>
          </table:table-cell>
          <table:table-cell office:value-type="float" office:value="0.04672557" calcext:value-type="float">
            <text:p>0,04672557</text:p>
          </table:table-cell>
          <table:table-cell office:value-type="float" office:value="1" calcext:value-type="float">
            <text:p>1</text:p>
          </table:table-cell>
          <table:table-cell office:value-type="float" office:value="-0.00015193" calcext:value-type="float">
            <text:p>-0,00015193</text:p>
          </table:table-cell>
          <table:table-cell office:value-type="float" office:value="-1.99998229" calcext:value-type="float">
            <text:p>-1,9999822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4.87497" calcext:value-type="float">
            <text:p>1624632644,87497</text:p>
          </table:table-cell>
          <table:table-cell table:formula="of:=ROUND([.A474]-[$menor.$A$1];1)" office:value-type="float" office:value="47.2" calcext:value-type="float">
            <text:p>47,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552" calcext:value-type="float">
            <text:p>-1,95552</text:p>
          </table:table-cell>
          <table:table-cell office:value-type="float" office:value="1" calcext:value-type="float">
            <text:p>1</text:p>
          </table:table-cell>
          <table:table-cell office:value-type="float" office:value="0.04672557" calcext:value-type="float">
            <text:p>0,04672557</text:p>
          </table:table-cell>
          <table:table-cell office:value-type="float" office:value="1" calcext:value-type="float">
            <text:p>1</text:p>
          </table:table-cell>
          <table:table-cell office:value-type="float" office:value="-0.00015193" calcext:value-type="float">
            <text:p>-0,00015193</text:p>
          </table:table-cell>
          <table:table-cell office:value-type="float" office:value="-2.00095229" calcext:value-type="float">
            <text:p>-2,0009522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4.97546" calcext:value-type="float">
            <text:p>1624632644,97546</text:p>
          </table:table-cell>
          <table:table-cell table:formula="of:=ROUND([.A475]-[$menor.$A$1];1)" office:value-type="float" office:value="47.3" calcext:value-type="float">
            <text:p>47,3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552" calcext:value-type="float">
            <text:p>-1,95552</text:p>
          </table:table-cell>
          <table:table-cell office:value-type="float" office:value="1" calcext:value-type="float">
            <text:p>1</text:p>
          </table:table-cell>
          <table:table-cell office:value-type="float" office:value="0.04576204" calcext:value-type="float">
            <text:p>0,04576204</text:p>
          </table:table-cell>
          <table:table-cell office:value-type="float" office:value="1" calcext:value-type="float">
            <text:p>1</text:p>
          </table:table-cell>
          <table:table-cell office:value-type="float" office:value="-0.00003878" calcext:value-type="float">
            <text:p>-3,878E-05</text:p>
          </table:table-cell>
          <table:table-cell office:value-type="float" office:value="-1.99999543" calcext:value-type="float">
            <text:p>-1,9999954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07517" calcext:value-type="float">
            <text:p>1624632645,07517</text:p>
          </table:table-cell>
          <table:table-cell table:formula="of:=ROUND([.A476]-[$menor.$A$1];1)" office:value-type="float" office:value="47.4" calcext:value-type="float">
            <text:p>47,4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6975" calcext:value-type="float">
            <text:p>-1,956975</text:p>
          </table:table-cell>
          <table:table-cell office:value-type="float" office:value="1" calcext:value-type="float">
            <text:p>1</text:p>
          </table:table-cell>
          <table:table-cell office:value-type="float" office:value="0.04576204" calcext:value-type="float">
            <text:p>0,04576204</text:p>
          </table:table-cell>
          <table:table-cell office:value-type="float" office:value="1" calcext:value-type="float">
            <text:p>1</text:p>
          </table:table-cell>
          <table:table-cell office:value-type="float" office:value="-0.00003878" calcext:value-type="float">
            <text:p>-3,878E-05</text:p>
          </table:table-cell>
          <table:table-cell office:value-type="float" office:value="-2.00096543" calcext:value-type="float">
            <text:p>-2,0009654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17554" calcext:value-type="float">
            <text:p>1624632645,17554</text:p>
          </table:table-cell>
          <table:table-cell table:formula="of:=ROUND([.A477]-[$menor.$A$1];1)" office:value-type="float" office:value="47.5" calcext:value-type="float">
            <text:p>47,5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6975" calcext:value-type="float">
            <text:p>-1,956975</text:p>
          </table:table-cell>
          <table:table-cell office:value-type="float" office:value="1" calcext:value-type="float">
            <text:p>1</text:p>
          </table:table-cell>
          <table:table-cell office:value-type="float" office:value="0.0447988" calcext:value-type="float">
            <text:p>0,0447988</text:p>
          </table:table-cell>
          <table:table-cell office:value-type="float" office:value="1" calcext:value-type="float">
            <text:p>1</text:p>
          </table:table-cell>
          <table:table-cell office:value-type="float" office:value="0.00007433" calcext:value-type="float">
            <text:p>7,433E-05</text:p>
          </table:table-cell>
          <table:table-cell office:value-type="float" office:value="-2.00000885" calcext:value-type="float">
            <text:p>-2,0000088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27616" calcext:value-type="float">
            <text:p>1624632645,27616</text:p>
          </table:table-cell>
          <table:table-cell table:formula="of:=ROUND([.A478]-[$menor.$A$1];1)" office:value-type="float" office:value="47.6" calcext:value-type="float">
            <text:p>47,6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7945" calcext:value-type="float">
            <text:p>-1,957945</text:p>
          </table:table-cell>
          <table:table-cell office:value-type="float" office:value="1" calcext:value-type="float">
            <text:p>1</text:p>
          </table:table-cell>
          <table:table-cell office:value-type="float" office:value="0.0447988" calcext:value-type="float">
            <text:p>0,0447988</text:p>
          </table:table-cell>
          <table:table-cell office:value-type="float" office:value="1" calcext:value-type="float">
            <text:p>1</text:p>
          </table:table-cell>
          <table:table-cell office:value-type="float" office:value="0.00007433" calcext:value-type="float">
            <text:p>7,433E-05</text:p>
          </table:table-cell>
          <table:table-cell office:value-type="float" office:value="-2.00146385" calcext:value-type="float">
            <text:p>-2,0014638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37604" calcext:value-type="float">
            <text:p>1624632645,37604</text:p>
          </table:table-cell>
          <table:table-cell table:formula="of:=ROUND([.A479]-[$menor.$A$1];1)" office:value-type="float" office:value="47.7" calcext:value-type="float">
            <text:p>47,7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7945" calcext:value-type="float">
            <text:p>-1,957945</text:p>
          </table:table-cell>
          <table:table-cell office:value-type="float" office:value="1" calcext:value-type="float">
            <text:p>1</text:p>
          </table:table-cell>
          <table:table-cell office:value-type="float" office:value="0.0433545" calcext:value-type="float">
            <text:p>0,0433545</text:p>
          </table:table-cell>
          <table:table-cell office:value-type="float" office:value="1" calcext:value-type="float">
            <text:p>1</text:p>
          </table:table-cell>
          <table:table-cell office:value-type="float" office:value="0.00024393" calcext:value-type="float">
            <text:p>0,00024393</text:p>
          </table:table-cell>
          <table:table-cell office:value-type="float" office:value="-2.00002955" calcext:value-type="float">
            <text:p>-2,0000295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47603" calcext:value-type="float">
            <text:p>1624632645,47603</text:p>
          </table:table-cell>
          <table:table-cell table:formula="of:=ROUND([.A480]-[$menor.$A$1];1)" office:value-type="float" office:value="47.8" calcext:value-type="float">
            <text:p>47,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8915" calcext:value-type="float">
            <text:p>-1,958915</text:p>
          </table:table-cell>
          <table:table-cell office:value-type="float" office:value="1" calcext:value-type="float">
            <text:p>1</text:p>
          </table:table-cell>
          <table:table-cell office:value-type="float" office:value="0.0433545" calcext:value-type="float">
            <text:p>0,0433545</text:p>
          </table:table-cell>
          <table:table-cell office:value-type="float" office:value="1" calcext:value-type="float">
            <text:p>1</text:p>
          </table:table-cell>
          <table:table-cell office:value-type="float" office:value="0.00024393" calcext:value-type="float">
            <text:p>0,00024393</text:p>
          </table:table-cell>
          <table:table-cell office:value-type="float" office:value="-2.00099955" calcext:value-type="float">
            <text:p>-2,0009995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57652" calcext:value-type="float">
            <text:p>1624632645,57652</text:p>
          </table:table-cell>
          <table:table-cell table:formula="of:=ROUND([.A481]-[$menor.$A$1];1)" office:value-type="float" office:value="48" calcext:value-type="float">
            <text:p>48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8915" calcext:value-type="float">
            <text:p>-1,958915</text:p>
          </table:table-cell>
          <table:table-cell office:value-type="float" office:value="1" calcext:value-type="float">
            <text:p>1</text:p>
          </table:table-cell>
          <table:table-cell office:value-type="float" office:value="0.04239204" calcext:value-type="float">
            <text:p>0,04239204</text:p>
          </table:table-cell>
          <table:table-cell office:value-type="float" office:value="1" calcext:value-type="float">
            <text:p>1</text:p>
          </table:table-cell>
          <table:table-cell office:value-type="float" office:value="0.00035695" calcext:value-type="float">
            <text:p>0,00035695</text:p>
          </table:table-cell>
          <table:table-cell office:value-type="float" office:value="-2.00004374" calcext:value-type="float">
            <text:p>-2,0000437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67742" calcext:value-type="float">
            <text:p>1624632645,67742</text:p>
          </table:table-cell>
          <table:table-cell table:formula="of:=ROUND([.A482]-[$menor.$A$1];1)" office:value-type="float" office:value="48.1" calcext:value-type="float">
            <text:p>48,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5335" calcext:value-type="float">
            <text:p>0,005335</text:p>
          </table:table-cell>
          <table:table-cell office:value-type="float" office:value="-1.959885" calcext:value-type="float">
            <text:p>-1,959885</text:p>
          </table:table-cell>
          <table:table-cell office:value-type="float" office:value="1" calcext:value-type="float">
            <text:p>1</text:p>
          </table:table-cell>
          <table:table-cell office:value-type="float" office:value="0.04239204" calcext:value-type="float">
            <text:p>0,04239204</text:p>
          </table:table-cell>
          <table:table-cell office:value-type="float" office:value="1" calcext:value-type="float">
            <text:p>1</text:p>
          </table:table-cell>
          <table:table-cell office:value-type="float" office:value="0.00113068" calcext:value-type="float">
            <text:p>0,00113068</text:p>
          </table:table-cell>
          <table:table-cell office:value-type="float" office:value="-2.00109804" calcext:value-type="float">
            <text:p>-2,00109804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5.77707" calcext:value-type="float">
            <text:p>1624632645,77707</text:p>
          </table:table-cell>
          <table:table-cell table:formula="of:=ROUND([.A483]-[$menor.$A$1];1)" office:value-type="float" office:value="48.2" calcext:value-type="float">
            <text:p>48,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59885" calcext:value-type="float">
            <text:p>-1,959885</text:p>
          </table:table-cell>
          <table:table-cell office:value-type="float" office:value="1" calcext:value-type="float">
            <text:p>1</text:p>
          </table:table-cell>
          <table:table-cell office:value-type="float" office:value="0.04142993" calcext:value-type="float">
            <text:p>0,04142993</text:p>
          </table:table-cell>
          <table:table-cell office:value-type="float" office:value="-1" calcext:value-type="float">
            <text:p>-1</text:p>
          </table:table-cell>
          <table:table-cell office:value-type="float" office:value="-0.00021015" calcext:value-type="float">
            <text:p>-0,00021015</text:p>
          </table:table-cell>
          <table:table-cell office:value-type="float" office:value="-1.99997216" calcext:value-type="float">
            <text:p>-1,9999721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5.87753" calcext:value-type="float">
            <text:p>1624632645,87753</text:p>
          </table:table-cell>
          <table:table-cell table:formula="of:=ROUND([.A484]-[$menor.$A$1];1)" office:value-type="float" office:value="48.3" calcext:value-type="float">
            <text:p>48,3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59885" calcext:value-type="float">
            <text:p>-1,959885</text:p>
          </table:table-cell>
          <table:table-cell office:value-type="float" office:value="1" calcext:value-type="float">
            <text:p>1</text:p>
          </table:table-cell>
          <table:table-cell office:value-type="float" office:value="0.04142993" calcext:value-type="float">
            <text:p>0,04142993</text:p>
          </table:table-cell>
          <table:table-cell office:value-type="float" office:value="-1" calcext:value-type="float">
            <text:p>-1</text:p>
          </table:table-cell>
          <table:table-cell office:value-type="float" office:value="-0.00021015" calcext:value-type="float">
            <text:p>-0,00021015</text:p>
          </table:table-cell>
          <table:table-cell office:value-type="float" office:value="-2.00094216" calcext:value-type="float">
            <text:p>-2,0009421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5.97835" calcext:value-type="float">
            <text:p>1624632645,97835</text:p>
          </table:table-cell>
          <table:table-cell table:formula="of:=ROUND([.A485]-[$menor.$A$1];1)" office:value-type="float" office:value="48.4" calcext:value-type="float">
            <text:p>48,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0855" calcext:value-type="float">
            <text:p>-1,960855</text:p>
          </table:table-cell>
          <table:table-cell office:value-type="float" office:value="1" calcext:value-type="float">
            <text:p>1</text:p>
          </table:table-cell>
          <table:table-cell office:value-type="float" office:value="0.0404682" calcext:value-type="float">
            <text:p>0,0404682</text:p>
          </table:table-cell>
          <table:table-cell office:value-type="float" office:value="-1" calcext:value-type="float">
            <text:p>-1</text:p>
          </table:table-cell>
          <table:table-cell office:value-type="float" office:value="-0.00105143" calcext:value-type="float">
            <text:p>-0,00105143</text:p>
          </table:table-cell>
          <table:table-cell office:value-type="float" office:value="-1.99998909" calcext:value-type="float">
            <text:p>-1,99998909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6.07777" calcext:value-type="float">
            <text:p>1624632646,07777</text:p>
          </table:table-cell>
          <table:table-cell table:formula="of:=ROUND([.A486]-[$menor.$A$1];1)" office:value-type="float" office:value="48.5" calcext:value-type="float">
            <text:p>48,5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0855" calcext:value-type="float">
            <text:p>-1,960855</text:p>
          </table:table-cell>
          <table:table-cell office:value-type="float" office:value="1" calcext:value-type="float">
            <text:p>1</text:p>
          </table:table-cell>
          <table:table-cell office:value-type="float" office:value="0.04035178" calcext:value-type="float">
            <text:p>0,04035178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-1.99996188" calcext:value-type="float">
            <text:p>-1,999961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17806" calcext:value-type="float">
            <text:p>1624632646,17806</text:p>
          </table:table-cell>
          <table:table-cell table:formula="of:=ROUND([.A487]-[$menor.$A$1];1)" office:value-type="float" office:value="48.6" calcext:value-type="float">
            <text:p>48,6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1825" calcext:value-type="float">
            <text:p>-1,961825</text:p>
          </table:table-cell>
          <table:table-cell office:value-type="float" office:value="1" calcext:value-type="float">
            <text:p>1</text:p>
          </table:table-cell>
          <table:table-cell office:value-type="float" office:value="0.04035178" calcext:value-type="float">
            <text:p>0,04035178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-2.00093188" calcext:value-type="float">
            <text:p>-2,000931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27847" calcext:value-type="float">
            <text:p>1624632646,27847</text:p>
          </table:table-cell>
          <table:table-cell table:formula="of:=ROUND([.A488]-[$menor.$A$1];1)" office:value-type="float" office:value="48.7" calcext:value-type="float">
            <text:p>48,7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1825" calcext:value-type="float">
            <text:p>-1,961825</text:p>
          </table:table-cell>
          <table:table-cell office:value-type="float" office:value="1" calcext:value-type="float">
            <text:p>1</text:p>
          </table:table-cell>
          <table:table-cell office:value-type="float" office:value="0.03938762" calcext:value-type="float">
            <text:p>0,03938762</text:p>
          </table:table-cell>
          <table:table-cell office:value-type="float" office:value="0" calcext:value-type="float">
            <text:p>0</text:p>
          </table:table-cell>
          <table:table-cell office:value-type="float" office:value="-0.00022477" calcext:value-type="float">
            <text:p>-0,00022477</text:p>
          </table:table-cell>
          <table:table-cell office:value-type="float" office:value="-1.99997428" calcext:value-type="float">
            <text:p>-1,999974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37898" calcext:value-type="float">
            <text:p>1624632646,37898</text:p>
          </table:table-cell>
          <table:table-cell table:formula="of:=ROUND([.A489]-[$menor.$A$1];1)" office:value-type="float" office:value="48.8" calcext:value-type="float">
            <text:p>48,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1825" calcext:value-type="float">
            <text:p>-1,961825</text:p>
          </table:table-cell>
          <table:table-cell office:value-type="float" office:value="1" calcext:value-type="float">
            <text:p>1</text:p>
          </table:table-cell>
          <table:table-cell office:value-type="float" office:value="0.03938762" calcext:value-type="float">
            <text:p>0,03938762</text:p>
          </table:table-cell>
          <table:table-cell office:value-type="float" office:value="0" calcext:value-type="float">
            <text:p>0</text:p>
          </table:table-cell>
          <table:table-cell office:value-type="float" office:value="-0.00022477" calcext:value-type="float">
            <text:p>-0,00022477</text:p>
          </table:table-cell>
          <table:table-cell office:value-type="float" office:value="-2.00094428" calcext:value-type="float">
            <text:p>-2,000944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47943" calcext:value-type="float">
            <text:p>1624632646,47943</text:p>
          </table:table-cell>
          <table:table-cell table:formula="of:=ROUND([.A490]-[$menor.$A$1];1)" office:value-type="float" office:value="48.9" calcext:value-type="float">
            <text:p>48,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2795" calcext:value-type="float">
            <text:p>-1,962795</text:p>
          </table:table-cell>
          <table:table-cell office:value-type="float" office:value="1" calcext:value-type="float">
            <text:p>1</text:p>
          </table:table-cell>
          <table:table-cell office:value-type="float" office:value="0.03842374" calcext:value-type="float">
            <text:p>0,03842374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-1.99998697" calcext:value-type="float">
            <text:p>-1,999986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57888" calcext:value-type="float">
            <text:p>1624632646,57888</text:p>
          </table:table-cell>
          <table:table-cell table:formula="of:=ROUND([.A491]-[$menor.$A$1];1)" office:value-type="float" office:value="49" calcext:value-type="float">
            <text:p>4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2795" calcext:value-type="float">
            <text:p>-1,962795</text:p>
          </table:table-cell>
          <table:table-cell office:value-type="float" office:value="1" calcext:value-type="float">
            <text:p>1</text:p>
          </table:table-cell>
          <table:table-cell office:value-type="float" office:value="0.03842374" calcext:value-type="float">
            <text:p>0,03842374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-1.99998697" calcext:value-type="float">
            <text:p>-1,999986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67948" calcext:value-type="float">
            <text:p>1624632646,67948</text:p>
          </table:table-cell>
          <table:table-cell table:formula="of:=ROUND([.A492]-[$menor.$A$1];1)" office:value-type="float" office:value="49.1" calcext:value-type="float">
            <text:p>49,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2795" calcext:value-type="float">
            <text:p>-1,962795</text:p>
          </table:table-cell>
          <table:table-cell office:value-type="float" office:value="1" calcext:value-type="float">
            <text:p>1</text:p>
          </table:table-cell>
          <table:table-cell office:value-type="float" office:value="0.03842374" calcext:value-type="float">
            <text:p>0,03842374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-2.00095697" calcext:value-type="float">
            <text:p>-2,000956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7788" calcext:value-type="float">
            <text:p>1624632646,7788</text:p>
          </table:table-cell>
          <table:table-cell table:formula="of:=ROUND([.A493]-[$menor.$A$1];1)" office:value-type="float" office:value="49.2" calcext:value-type="float">
            <text:p>49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3765" calcext:value-type="float">
            <text:p>-1,963765</text:p>
          </table:table-cell>
          <table:table-cell office:value-type="float" office:value="1" calcext:value-type="float">
            <text:p>1</text:p>
          </table:table-cell>
          <table:table-cell office:value-type="float" office:value="0.03746018" calcext:value-type="float">
            <text:p>0,03746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-1.99999998" calcext:value-type="float">
            <text:p>-1,999999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87905" calcext:value-type="float">
            <text:p>1624632646,87905</text:p>
          </table:table-cell>
          <table:table-cell table:formula="of:=ROUND([.A494]-[$menor.$A$1];1)" office:value-type="float" office:value="49.3" calcext:value-type="float">
            <text:p>49,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3765" calcext:value-type="float">
            <text:p>-1,963765</text:p>
          </table:table-cell>
          <table:table-cell office:value-type="float" office:value="1" calcext:value-type="float">
            <text:p>1</text:p>
          </table:table-cell>
          <table:table-cell office:value-type="float" office:value="0.03746018" calcext:value-type="float">
            <text:p>0,03746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-1.99999998" calcext:value-type="float">
            <text:p>-1,999999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97888" calcext:value-type="float">
            <text:p>1624632646,97888</text:p>
          </table:table-cell>
          <table:table-cell table:formula="of:=ROUND([.A495]-[$menor.$A$1];1)" office:value-type="float" office:value="49.4" calcext:value-type="float">
            <text:p>49,4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4735" calcext:value-type="float">
            <text:p>-1,964735</text:p>
          </table:table-cell>
          <table:table-cell office:value-type="float" office:value="1" calcext:value-type="float">
            <text:p>1</text:p>
          </table:table-cell>
          <table:table-cell office:value-type="float" office:value="0.03746018" calcext:value-type="float">
            <text:p>0,03746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-2.00096998" calcext:value-type="float">
            <text:p>-2,000969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07898" calcext:value-type="float">
            <text:p>1624632647,07898</text:p>
          </table:table-cell>
          <table:table-cell table:formula="of:=ROUND([.A496]-[$menor.$A$1];1)" office:value-type="float" office:value="49.5" calcext:value-type="float">
            <text:p>49,5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4735" calcext:value-type="float">
            <text:p>-1,964735</text:p>
          </table:table-cell>
          <table:table-cell office:value-type="float" office:value="1" calcext:value-type="float">
            <text:p>1</text:p>
          </table:table-cell>
          <table:table-cell office:value-type="float" office:value="0.03649696" calcext:value-type="float">
            <text:p>0,03649696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-2.00001332" calcext:value-type="float">
            <text:p>-2,0000133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17879" calcext:value-type="float">
            <text:p>1624632647,17879</text:p>
          </table:table-cell>
          <table:table-cell table:formula="of:=ROUND([.A497]-[$menor.$A$1];1)" office:value-type="float" office:value="49.6" calcext:value-type="float">
            <text:p>49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4735" calcext:value-type="float">
            <text:p>-1,964735</text:p>
          </table:table-cell>
          <table:table-cell office:value-type="float" office:value="1" calcext:value-type="float">
            <text:p>1</text:p>
          </table:table-cell>
          <table:table-cell office:value-type="float" office:value="0.03649696" calcext:value-type="float">
            <text:p>0,03649696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-2.00098332" calcext:value-type="float">
            <text:p>-2,0009833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27896" calcext:value-type="float">
            <text:p>1624632647,27896</text:p>
          </table:table-cell>
          <table:table-cell table:formula="of:=ROUND([.A498]-[$menor.$A$1];1)" office:value-type="float" office:value="49.7" calcext:value-type="float">
            <text:p>49,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5705" calcext:value-type="float">
            <text:p>-1,965705</text:p>
          </table:table-cell>
          <table:table-cell office:value-type="float" office:value="1" calcext:value-type="float">
            <text:p>1</text:p>
          </table:table-cell>
          <table:table-cell office:value-type="float" office:value="0.03553412" calcext:value-type="float">
            <text:p>0,03553412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-2.00002704" calcext:value-type="float">
            <text:p>-2,000027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37893" calcext:value-type="float">
            <text:p>1624632647,37893</text:p>
          </table:table-cell>
          <table:table-cell table:formula="of:=ROUND([.A499]-[$menor.$A$1];1)" office:value-type="float" office:value="49.8" calcext:value-type="float">
            <text:p>49,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5705" calcext:value-type="float">
            <text:p>-1,965705</text:p>
          </table:table-cell>
          <table:table-cell office:value-type="float" office:value="1" calcext:value-type="float">
            <text:p>1</text:p>
          </table:table-cell>
          <table:table-cell office:value-type="float" office:value="0.03553412" calcext:value-type="float">
            <text:p>0,03553412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-2.00002704" calcext:value-type="float">
            <text:p>-2,000027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47898" calcext:value-type="float">
            <text:p>1624632647,47898</text:p>
          </table:table-cell>
          <table:table-cell table:formula="of:=ROUND([.A500]-[$menor.$A$1];1)" office:value-type="float" office:value="49.9" calcext:value-type="float">
            <text:p>49,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6675" calcext:value-type="float">
            <text:p>-1,966675</text:p>
          </table:table-cell>
          <table:table-cell office:value-type="float" office:value="1" calcext:value-type="float">
            <text:p>1</text:p>
          </table:table-cell>
          <table:table-cell office:value-type="float" office:value="0.03553412" calcext:value-type="float">
            <text:p>0,03553412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-2.00099704" calcext:value-type="float">
            <text:p>-2,000997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57895" calcext:value-type="float">
            <text:p>1624632647,57895</text:p>
          </table:table-cell>
          <table:table-cell table:formula="of:=ROUND([.A501]-[$menor.$A$1];1)" office:value-type="float" office:value="50" calcext:value-type="float">
            <text:p>50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6675" calcext:value-type="float">
            <text:p>-1,966675</text:p>
          </table:table-cell>
          <table:table-cell office:value-type="float" office:value="1" calcext:value-type="float">
            <text:p>1</text:p>
          </table:table-cell>
          <table:table-cell office:value-type="float" office:value="0.03457167" calcext:value-type="float">
            <text:p>0,03457167</text:p>
          </table:table-cell>
          <table:table-cell office:value-type="float" office:value="-1" calcext:value-type="float">
            <text:p>-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-1.99996561" calcext:value-type="float">
            <text:p>-1,9999656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7.6791" calcext:value-type="float">
            <text:p>1624632647,6791</text:p>
          </table:table-cell>
          <table:table-cell table:formula="of:=ROUND([.A502]-[$menor.$A$1];1)" office:value-type="float" office:value="50.1" calcext:value-type="float">
            <text:p>50,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4365" calcext:value-type="float">
            <text:p>0,004365</text:p>
          </table:table-cell>
          <table:table-cell office:value-type="float" office:value="-1.966675" calcext:value-type="float">
            <text:p>-1,966675</text:p>
          </table:table-cell>
          <table:table-cell office:value-type="float" office:value="1" calcext:value-type="float">
            <text:p>1</text:p>
          </table:table-cell>
          <table:table-cell office:value-type="float" office:value="0.03457167" calcext:value-type="float">
            <text:p>0,03457167</text:p>
          </table:table-cell>
          <table:table-cell office:value-type="float" office:value="-1" calcext:value-type="float">
            <text:p>-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-2.00093561" calcext:value-type="float">
            <text:p>-2,0009356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7.7793" calcext:value-type="float">
            <text:p>1624632647,7793</text:p>
          </table:table-cell>
          <table:table-cell table:formula="of:=ROUND([.A503]-[$menor.$A$1];1)" office:value-type="float" office:value="50.2" calcext:value-type="float">
            <text:p>50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67645" calcext:value-type="float">
            <text:p>-1,967645</text:p>
          </table:table-cell>
          <table:table-cell office:value-type="float" office:value="1" calcext:value-type="float">
            <text:p>1</text:p>
          </table:table-cell>
          <table:table-cell office:value-type="float" office:value="0.03360965" calcext:value-type="float">
            <text:p>0,03360965</text:p>
          </table:table-cell>
          <table:table-cell office:value-type="float" office:value="-1" calcext:value-type="float">
            <text:p>-1</text:p>
          </table:table-cell>
          <table:table-cell office:value-type="float" office:value="-0.00013345" calcext:value-type="float">
            <text:p>-0,00013345</text:p>
          </table:table-cell>
          <table:table-cell office:value-type="float" office:value="-1.99998225" calcext:value-type="float">
            <text:p>-1,9999822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7.87935" calcext:value-type="float">
            <text:p>1624632647,87935</text:p>
          </table:table-cell>
          <table:table-cell table:formula="of:=ROUND([.A504]-[$menor.$A$1];1)" office:value-type="float" office:value="50.3" calcext:value-type="float">
            <text:p>50,3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67645" calcext:value-type="float">
            <text:p>-1,967645</text:p>
          </table:table-cell>
          <table:table-cell office:value-type="float" office:value="1" calcext:value-type="float">
            <text:p>1</text:p>
          </table:table-cell>
          <table:table-cell office:value-type="float" office:value="0.03360965" calcext:value-type="float">
            <text:p>0,03360965</text:p>
          </table:table-cell>
          <table:table-cell office:value-type="float" office:value="-1" calcext:value-type="float">
            <text:p>-1</text:p>
          </table:table-cell>
          <table:table-cell office:value-type="float" office:value="-0.00013345" calcext:value-type="float">
            <text:p>-0,00013345</text:p>
          </table:table-cell>
          <table:table-cell office:value-type="float" office:value="-1.99998225" calcext:value-type="float">
            <text:p>-1,9999822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7.97948" calcext:value-type="float">
            <text:p>1624632647,97948</text:p>
          </table:table-cell>
          <table:table-cell table:formula="of:=ROUND([.A505]-[$menor.$A$1];1)" office:value-type="float" office:value="50.4" calcext:value-type="float">
            <text:p>50,4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67645" calcext:value-type="float">
            <text:p>-1,967645</text:p>
          </table:table-cell>
          <table:table-cell office:value-type="float" office:value="1" calcext:value-type="float">
            <text:p>1</text:p>
          </table:table-cell>
          <table:table-cell office:value-type="float" office:value="0.03360965" calcext:value-type="float">
            <text:p>0,03360965</text:p>
          </table:table-cell>
          <table:table-cell office:value-type="float" office:value="-1" calcext:value-type="float">
            <text:p>-1</text:p>
          </table:table-cell>
          <table:table-cell office:value-type="float" office:value="-0.00110345" calcext:value-type="float">
            <text:p>-0,00110345</text:p>
          </table:table-cell>
          <table:table-cell office:value-type="float" office:value="-2.00095225" calcext:value-type="float">
            <text:p>-2,0009522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8.07998" calcext:value-type="float">
            <text:p>1624632648,07998</text:p>
          </table:table-cell>
          <table:table-cell table:formula="of:=ROUND([.A506]-[$menor.$A$1];1)" office:value-type="float" office:value="50.5" calcext:value-type="float">
            <text:p>50,5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68615" calcext:value-type="float">
            <text:p>-1,968615</text:p>
          </table:table-cell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1" calcext:value-type="float">
            <text:p>1</text:p>
          </table:table-cell>
          <table:table-cell office:value-type="float" office:value="0.00016851" calcext:value-type="float">
            <text:p>0,00016851</text:p>
          </table:table-cell>
          <table:table-cell office:value-type="float" office:value="-2.00001724" calcext:value-type="float">
            <text:p>-2,00001724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8.18036" calcext:value-type="float">
            <text:p>1624632648,18036</text:p>
          </table:table-cell>
          <table:table-cell table:formula="of:=ROUND([.A507]-[$menor.$A$1];1)" office:value-type="float" office:value="50.6" calcext:value-type="float">
            <text:p>50,6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68615" calcext:value-type="float">
            <text:p>-1,968615</text:p>
          </table:table-cell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1" calcext:value-type="float">
            <text:p>1</text:p>
          </table:table-cell>
          <table:table-cell office:value-type="float" office:value="0.00016851" calcext:value-type="float">
            <text:p>0,00016851</text:p>
          </table:table-cell>
          <table:table-cell office:value-type="float" office:value="-2.00001724" calcext:value-type="float">
            <text:p>-2,00001724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8.27999" calcext:value-type="float">
            <text:p>1624632648,27999</text:p>
          </table:table-cell>
          <table:table-cell table:formula="of:=ROUND([.A508]-[$menor.$A$1];1)" office:value-type="float" office:value="50.7" calcext:value-type="float">
            <text:p>50,7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68615" calcext:value-type="float">
            <text:p>-1,968615</text:p>
          </table:table-cell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1" calcext:value-type="float">
            <text:p>1</text:p>
          </table:table-cell>
          <table:table-cell office:value-type="float" office:value="-0.00042527" calcext:value-type="float">
            <text:p>-0,00042527</text:p>
          </table:table-cell>
          <table:table-cell office:value-type="float" office:value="-2.00092255" calcext:value-type="float">
            <text:p>-2,0009225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8.38049" calcext:value-type="float">
            <text:p>1624632648,38049</text:p>
          </table:table-cell>
          <table:table-cell table:formula="of:=ROUND([.A509]-[$menor.$A$1];1)" office:value-type="float" office:value="50.8" calcext:value-type="float">
            <text:p>50,8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69585" calcext:value-type="float">
            <text:p>-1,969585</text:p>
          </table:table-cell>
          <table:table-cell office:value-type="float" office:value="1" calcext:value-type="float">
            <text:p>1</text:p>
          </table:table-cell>
          <table:table-cell office:value-type="float" office:value="0.03156809" calcext:value-type="float">
            <text:p>0,03156809</text:p>
          </table:table-cell>
          <table:table-cell office:value-type="float" office:value="2" calcext:value-type="float">
            <text:p>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-2.0000246" calcext:value-type="float">
            <text:p>-2,0000246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48.48099" calcext:value-type="float">
            <text:p>1624632648,48099</text:p>
          </table:table-cell>
          <table:table-cell table:formula="of:=ROUND([.A510]-[$menor.$A$1];1)" office:value-type="float" office:value="50.9" calcext:value-type="float">
            <text:p>50,9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69585" calcext:value-type="float">
            <text:p>-1,969585</text:p>
          </table:table-cell>
          <table:table-cell office:value-type="float" office:value="1" calcext:value-type="float">
            <text:p>1</text:p>
          </table:table-cell>
          <table:table-cell office:value-type="float" office:value="0.03156809" calcext:value-type="float">
            <text:p>0,03156809</text:p>
          </table:table-cell>
          <table:table-cell office:value-type="float" office:value="2" calcext:value-type="float">
            <text:p>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-2.0000246" calcext:value-type="float">
            <text:p>-2,0000246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48.58144" calcext:value-type="float">
            <text:p>1624632648,58144</text:p>
          </table:table-cell>
          <table:table-cell table:formula="of:=ROUND([.A511]-[$menor.$A$1];1)" office:value-type="float" office:value="51" calcext:value-type="float">
            <text:p>5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69585" calcext:value-type="float">
            <text:p>-1,969585</text:p>
          </table:table-cell>
          <table:table-cell office:value-type="float" office:value="1" calcext:value-type="float">
            <text:p>1</text:p>
          </table:table-cell>
          <table:table-cell office:value-type="float" office:value="0.03156809" calcext:value-type="float">
            <text:p>0,03156809</text:p>
          </table:table-cell>
          <table:table-cell office:value-type="float" office:value="2" calcext:value-type="float">
            <text:p>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-2.0009946" calcext:value-type="float">
            <text:p>-2,0009946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48.68074" calcext:value-type="float">
            <text:p>1624632648,68074</text:p>
          </table:table-cell>
          <table:table-cell table:formula="of:=ROUND([.A512]-[$menor.$A$1];1)" office:value-type="float" office:value="51.1" calcext:value-type="float">
            <text:p>51,1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0555" calcext:value-type="float">
            <text:p>-1,970555</text:p>
          </table:table-cell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1" calcext:value-type="float">
            <text:p>1</text:p>
          </table:table-cell>
          <table:table-cell office:value-type="float" office:value="-0.00019878" calcext:value-type="float">
            <text:p>-0,00019878</text:p>
          </table:table-cell>
          <table:table-cell office:value-type="float" office:value="-1.99997715" calcext:value-type="float">
            <text:p>-1,9999771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8.78115" calcext:value-type="float">
            <text:p>1624632648,78115</text:p>
          </table:table-cell>
          <table:table-cell table:formula="of:=ROUND([.A513]-[$menor.$A$1];1)" office:value-type="float" office:value="51.2" calcext:value-type="float">
            <text:p>51,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0555" calcext:value-type="float">
            <text:p>-1,970555</text:p>
          </table:table-cell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1" calcext:value-type="float">
            <text:p>1</text:p>
          </table:table-cell>
          <table:table-cell office:value-type="float" office:value="0.0003598" calcext:value-type="float">
            <text:p>0,0003598</text:p>
          </table:table-cell>
          <table:table-cell office:value-type="float" office:value="-2.00003801" calcext:value-type="float">
            <text:p>-2,00003801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8.88126" calcext:value-type="float">
            <text:p>1624632648,88126</text:p>
          </table:table-cell>
          <table:table-cell table:formula="of:=ROUND([.A514]-[$menor.$A$1];1)" office:value-type="float" office:value="51.3" calcext:value-type="float">
            <text:p>51,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0555" calcext:value-type="float">
            <text:p>-1,970555</text:p>
          </table:table-cell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-2.0009504" calcext:value-type="float">
            <text:p>-2,00095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8.98157" calcext:value-type="float">
            <text:p>1624632648,98157</text:p>
          </table:table-cell>
          <table:table-cell table:formula="of:=ROUND([.A515]-[$menor.$A$1];1)" office:value-type="float" office:value="51.4" calcext:value-type="float">
            <text:p>51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0555" calcext:value-type="float">
            <text:p>-1,970555</text:p>
          </table:table-cell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-1.99999315" calcext:value-type="float">
            <text:p>-1,999993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08165" calcext:value-type="float">
            <text:p>1624632649,08165</text:p>
          </table:table-cell>
          <table:table-cell table:formula="of:=ROUND([.A516]-[$menor.$A$1];1)" office:value-type="float" office:value="51.5" calcext:value-type="float">
            <text:p>51,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1525" calcext:value-type="float">
            <text:p>-1,971525</text:p>
          </table:table-cell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-1.99999315" calcext:value-type="float">
            <text:p>-1,999993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18214" calcext:value-type="float">
            <text:p>1624632649,18214</text:p>
          </table:table-cell>
          <table:table-cell table:formula="of:=ROUND([.A517]-[$menor.$A$1];1)" office:value-type="float" office:value="51.6" calcext:value-type="float">
            <text:p>51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1525" calcext:value-type="float">
            <text:p>-1,971525</text:p>
          </table:table-cell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-1.99999315" calcext:value-type="float">
            <text:p>-1,999993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28242" calcext:value-type="float">
            <text:p>1624632649,28242</text:p>
          </table:table-cell>
          <table:table-cell table:formula="of:=ROUND([.A518]-[$menor.$A$1];1)" office:value-type="float" office:value="51.7" calcext:value-type="float">
            <text:p>51,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1525" calcext:value-type="float">
            <text:p>-1,971525</text:p>
          </table:table-cell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-2.00096315" calcext:value-type="float">
            <text:p>-2,000963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38183" calcext:value-type="float">
            <text:p>1624632649,38183</text:p>
          </table:table-cell>
          <table:table-cell table:formula="of:=ROUND([.A519]-[$menor.$A$1];1)" office:value-type="float" office:value="51.8" calcext:value-type="float">
            <text:p>51,8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298" calcext:value-type="float">
            <text:p>-1,97298</text:p>
          </table:table-cell>
          <table:table-cell office:value-type="float" office:value="1" calcext:value-type="float">
            <text:p>1</text:p>
          </table:table-cell>
          <table:table-cell office:value-type="float" office:value="0.02867667" calcext:value-type="float">
            <text:p>0,02867667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-2.00000631" calcext:value-type="float">
            <text:p>-2,000006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48225" calcext:value-type="float">
            <text:p>1624632649,48225</text:p>
          </table:table-cell>
          <table:table-cell table:formula="of:=ROUND([.A520]-[$menor.$A$1];1)" office:value-type="float" office:value="51.9" calcext:value-type="float">
            <text:p>51,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298" calcext:value-type="float">
            <text:p>-1,97298</text:p>
          </table:table-cell>
          <table:table-cell office:value-type="float" office:value="1" calcext:value-type="float">
            <text:p>1</text:p>
          </table:table-cell>
          <table:table-cell office:value-type="float" office:value="0.02867667" calcext:value-type="float">
            <text:p>0,02867667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-2.00000631" calcext:value-type="float">
            <text:p>-2,000006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58161" calcext:value-type="float">
            <text:p>1624632649,58161</text:p>
          </table:table-cell>
          <table:table-cell table:formula="of:=ROUND([.A521]-[$menor.$A$1];1)" office:value-type="float" office:value="52" calcext:value-type="float">
            <text:p>5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298" calcext:value-type="float">
            <text:p>-1,97298</text:p>
          </table:table-cell>
          <table:table-cell office:value-type="float" office:value="1" calcext:value-type="float">
            <text:p>1</text:p>
          </table:table-cell>
          <table:table-cell office:value-type="float" office:value="0.02867667" calcext:value-type="float">
            <text:p>0,02867667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-2.00146131" calcext:value-type="float">
            <text:p>-2,001461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68204" calcext:value-type="float">
            <text:p>1624632649,68204</text:p>
          </table:table-cell>
          <table:table-cell table:formula="of:=ROUND([.A522]-[$menor.$A$1];1)" office:value-type="float" office:value="52.1" calcext:value-type="float">
            <text:p>52,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395" calcext:value-type="float">
            <text:p>-1,97395</text:p>
          </table:table-cell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-2.00002693" calcext:value-type="float">
            <text:p>-2,0000269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78239" calcext:value-type="float">
            <text:p>1624632649,78239</text:p>
          </table:table-cell>
          <table:table-cell table:formula="of:=ROUND([.A523]-[$menor.$A$1];1)" office:value-type="float" office:value="52.2" calcext:value-type="float">
            <text:p>52,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395" calcext:value-type="float">
            <text:p>-1,97395</text:p>
          </table:table-cell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-2.00002693" calcext:value-type="float">
            <text:p>-2,0000269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88179" calcext:value-type="float">
            <text:p>1624632649,88179</text:p>
          </table:table-cell>
          <table:table-cell table:formula="of:=ROUND([.A524]-[$menor.$A$1];1)" office:value-type="float" office:value="52.3" calcext:value-type="float">
            <text:p>52,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395" calcext:value-type="float">
            <text:p>-1,97395</text:p>
          </table:table-cell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-2.00099693" calcext:value-type="float">
            <text:p>-2,0009969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98211" calcext:value-type="float">
            <text:p>1624632649,98211</text:p>
          </table:table-cell>
          <table:table-cell table:formula="of:=ROUND([.A525]-[$menor.$A$1];1)" office:value-type="float" office:value="52.4" calcext:value-type="float">
            <text:p>52,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395" calcext:value-type="float">
            <text:p>-1,97395</text:p>
          </table:table-cell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-1" calcext:value-type="float">
            <text:p>-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-1.99998393" calcext:value-type="float">
            <text:p>-1,9999839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08175" calcext:value-type="float">
            <text:p>1624632650,08175</text:p>
          </table:table-cell>
          <table:table-cell table:formula="of:=ROUND([.A526]-[$menor.$A$1];1)" office:value-type="float" office:value="52.5" calcext:value-type="float">
            <text:p>52,5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492" calcext:value-type="float">
            <text:p>-1,97492</text:p>
          </table:table-cell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-1" calcext:value-type="float">
            <text:p>-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-1.99998393" calcext:value-type="float">
            <text:p>-1,9999839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18251" calcext:value-type="float">
            <text:p>1624632650,18251</text:p>
          </table:table-cell>
          <table:table-cell table:formula="of:=ROUND([.A527]-[$menor.$A$1];1)" office:value-type="float" office:value="52.6" calcext:value-type="float">
            <text:p>52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492" calcext:value-type="float">
            <text:p>-1,97492</text:p>
          </table:table-cell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-1" calcext:value-type="float">
            <text:p>-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-1.99998393" calcext:value-type="float">
            <text:p>-1,9999839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28305" calcext:value-type="float">
            <text:p>1624632650,28305</text:p>
          </table:table-cell>
          <table:table-cell table:formula="of:=ROUND([.A528]-[$menor.$A$1];1)" office:value-type="float" office:value="52.7" calcext:value-type="float">
            <text:p>52,7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492" calcext:value-type="float">
            <text:p>-1,97492</text:p>
          </table:table-cell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-1" calcext:value-type="float">
            <text:p>-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-2.00095393" calcext:value-type="float">
            <text:p>-2,0009539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38336" calcext:value-type="float">
            <text:p>1624632650,38336</text:p>
          </table:table-cell>
          <table:table-cell table:formula="of:=ROUND([.A529]-[$menor.$A$1];1)" office:value-type="float" office:value="52.8" calcext:value-type="float">
            <text:p>52,8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3395" calcext:value-type="float">
            <text:p>0,003395</text:p>
          </table:table-cell>
          <table:table-cell office:value-type="float" office:value="-1.97589" calcext:value-type="float">
            <text:p>-1,97589</text:p>
          </table:table-cell>
          <table:table-cell office:value-type="float" office:value="1" calcext:value-type="float">
            <text:p>1</text:p>
          </table:table-cell>
          <table:table-cell office:value-type="float" office:value="0.02530874" calcext:value-type="float">
            <text:p>0,02530874</text:p>
          </table:table-cell>
          <table:table-cell office:value-type="float" office:value="-1" calcext:value-type="float">
            <text:p>-1</text:p>
          </table:table-cell>
          <table:table-cell office:value-type="float" office:value="0.00000757" calcext:value-type="float">
            <text:p>7,57E-06</text:p>
          </table:table-cell>
          <table:table-cell office:value-type="float" office:value="-2.00000102" calcext:value-type="float">
            <text:p>-2,0000010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48262" calcext:value-type="float">
            <text:p>1624632650,48262</text:p>
          </table:table-cell>
          <table:table-cell table:formula="of:=ROUND([.A530]-[$menor.$A$1];1)" office:value-type="float" office:value="52.9" calcext:value-type="float">
            <text:p>52,9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589" calcext:value-type="float">
            <text:p>-1,97589</text:p>
          </table:table-cell>
          <table:table-cell office:value-type="float" office:value="1" calcext:value-type="float">
            <text:p>1</text:p>
          </table:table-cell>
          <table:table-cell office:value-type="float" office:value="0.02530874" calcext:value-type="float">
            <text:p>0,02530874</text:p>
          </table:table-cell>
          <table:table-cell office:value-type="float" office:value="-1" calcext:value-type="float">
            <text:p>-1</text:p>
          </table:table-cell>
          <table:table-cell office:value-type="float" office:value="0.00000757" calcext:value-type="float">
            <text:p>7,57E-06</text:p>
          </table:table-cell>
          <table:table-cell office:value-type="float" office:value="-2.00000102" calcext:value-type="float">
            <text:p>-2,0000010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58311" calcext:value-type="float">
            <text:p>1624632650,58311</text:p>
          </table:table-cell>
          <table:table-cell table:formula="of:=ROUND([.A531]-[$menor.$A$1];1)" office:value-type="float" office:value="53" calcext:value-type="float">
            <text:p>53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589" calcext:value-type="float">
            <text:p>-1,97589</text:p>
          </table:table-cell>
          <table:table-cell office:value-type="float" office:value="1" calcext:value-type="float">
            <text:p>1</text:p>
          </table:table-cell>
          <table:table-cell office:value-type="float" office:value="0.02530874" calcext:value-type="float">
            <text:p>0,02530874</text:p>
          </table:table-cell>
          <table:table-cell office:value-type="float" office:value="-1" calcext:value-type="float">
            <text:p>-1</text:p>
          </table:table-cell>
          <table:table-cell office:value-type="float" office:value="0.00000757" calcext:value-type="float">
            <text:p>7,57E-06</text:p>
          </table:table-cell>
          <table:table-cell office:value-type="float" office:value="-2.00097102" calcext:value-type="float">
            <text:p>-2,0009710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68308" calcext:value-type="float">
            <text:p>1624632650,68308</text:p>
          </table:table-cell>
          <table:table-cell table:formula="of:=ROUND([.A532]-[$menor.$A$1];1)" office:value-type="float" office:value="53.1" calcext:value-type="float">
            <text:p>53,1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589" calcext:value-type="float">
            <text:p>-1,97589</text:p>
          </table:table-cell>
          <table:table-cell office:value-type="float" office:value="1" calcext:value-type="float">
            <text:p>1</text:p>
          </table:table-cell>
          <table:table-cell office:value-type="float" office:value="0.02434786" calcext:value-type="float">
            <text:p>0,02434786</text:p>
          </table:table-cell>
          <table:table-cell office:value-type="float" office:value="-1" calcext:value-type="float">
            <text:p>-1</text:p>
          </table:table-cell>
          <table:table-cell office:value-type="float" office:value="-0.00083382" calcext:value-type="float">
            <text:p>-0,00083382</text:p>
          </table:table-cell>
          <table:table-cell office:value-type="float" office:value="-2.00001878" calcext:value-type="float">
            <text:p>-2,0000187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78349" calcext:value-type="float">
            <text:p>1624632650,78349</text:p>
          </table:table-cell>
          <table:table-cell table:formula="of:=ROUND([.A533]-[$menor.$A$1];1)" office:value-type="float" office:value="53.2" calcext:value-type="float">
            <text:p>53,2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686" calcext:value-type="float">
            <text:p>-1,97686</text:p>
          </table:table-cell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1" calcext:value-type="float">
            <text:p>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-2.00000218" calcext:value-type="float">
            <text:p>-2,00000218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0.88393" calcext:value-type="float">
            <text:p>1624632650,88393</text:p>
          </table:table-cell>
          <table:table-cell table:formula="of:=ROUND([.A534]-[$menor.$A$1];1)" office:value-type="float" office:value="53.3" calcext:value-type="float">
            <text:p>53,3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686" calcext:value-type="float">
            <text:p>-1,97686</text:p>
          </table:table-cell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1" calcext:value-type="float">
            <text:p>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-2.00000218" calcext:value-type="float">
            <text:p>-2,00000218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0.98436" calcext:value-type="float">
            <text:p>1624632650,98436</text:p>
          </table:table-cell>
          <table:table-cell table:formula="of:=ROUND([.A535]-[$menor.$A$1];1)" office:value-type="float" office:value="53.4" calcext:value-type="float">
            <text:p>53,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686" calcext:value-type="float">
            <text:p>-1,97686</text:p>
          </table:table-cell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1" calcext:value-type="float">
            <text:p>1</text:p>
          </table:table-cell>
          <table:table-cell office:value-type="float" office:value="-0.00042049" calcext:value-type="float">
            <text:p>-0,00042049</text:p>
          </table:table-cell>
          <table:table-cell office:value-type="float" office:value="-2.000924" calcext:value-type="float">
            <text:p>-2,00092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51.08442" calcext:value-type="float">
            <text:p>1624632651,08442</text:p>
          </table:table-cell>
          <table:table-cell table:formula="of:=ROUND([.A536]-[$menor.$A$1];1)" office:value-type="float" office:value="53.5" calcext:value-type="float">
            <text:p>53,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686" calcext:value-type="float">
            <text:p>-1,97686</text:p>
          </table:table-cell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2" calcext:value-type="float">
            <text:p>2</text:p>
          </table:table-cell>
          <table:table-cell office:value-type="float" office:value="0.00009648" calcext:value-type="float">
            <text:p>9,648E-05</text:p>
          </table:table-cell>
          <table:table-cell office:value-type="float" office:value="-2.00000991" calcext:value-type="float">
            <text:p>-2,0000099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1.18358" calcext:value-type="float">
            <text:p>1624632651,18358</text:p>
          </table:table-cell>
          <table:table-cell table:formula="of:=ROUND([.A537]-[$menor.$A$1];1)" office:value-type="float" office:value="53.6" calcext:value-type="float">
            <text:p>53,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2" calcext:value-type="float">
            <text:p>2</text:p>
          </table:table-cell>
          <table:table-cell office:value-type="float" office:value="0.00009648" calcext:value-type="float">
            <text:p>9,648E-05</text:p>
          </table:table-cell>
          <table:table-cell office:value-type="float" office:value="-2.00000991" calcext:value-type="float">
            <text:p>-2,0000099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1.28401" calcext:value-type="float">
            <text:p>1624632651,28401</text:p>
          </table:table-cell>
          <table:table-cell table:formula="of:=ROUND([.A538]-[$menor.$A$1];1)" office:value-type="float" office:value="53.7" calcext:value-type="float">
            <text:p>53,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2" calcext:value-type="float">
            <text:p>2</text:p>
          </table:table-cell>
          <table:table-cell office:value-type="float" office:value="0.00009648" calcext:value-type="float">
            <text:p>9,648E-05</text:p>
          </table:table-cell>
          <table:table-cell office:value-type="float" office:value="-2.00000991" calcext:value-type="float">
            <text:p>-2,0000099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1.38418" calcext:value-type="float">
            <text:p>1624632651,38418</text:p>
          </table:table-cell>
          <table:table-cell table:formula="of:=ROUND([.A539]-[$menor.$A$1];1)" office:value-type="float" office:value="53.8" calcext:value-type="float">
            <text:p>53,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2" calcext:value-type="float">
            <text:p>2</text:p>
          </table:table-cell>
          <table:table-cell office:value-type="float" office:value="0.00009648" calcext:value-type="float">
            <text:p>9,648E-05</text:p>
          </table:table-cell>
          <table:table-cell office:value-type="float" office:value="-2.00097991" calcext:value-type="float">
            <text:p>-2,0009799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1.4836" calcext:value-type="float">
            <text:p>1624632651,4836</text:p>
          </table:table-cell>
          <table:table-cell table:formula="of:=ROUND([.A540]-[$menor.$A$1];1)" office:value-type="float" office:value="53.9" calcext:value-type="float">
            <text:p>53,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2" calcext:value-type="float">
            <text:p>2</text:p>
          </table:table-cell>
          <table:table-cell office:value-type="float" office:value="0.00060078" calcext:value-type="float">
            <text:p>0,00060078</text:p>
          </table:table-cell>
          <table:table-cell office:value-type="float" office:value="-2.0000575" calcext:value-type="float">
            <text:p>-2,0000575</text:p>
          </table:table-cell>
          <table:table-cell office:value-type="float" office:value="-94.69178455" calcext:value-type="float">
            <text:p>-94,69178455</text:p>
          </table:table-cell>
        </table:table-row>
        <table:table-row table:style-name="ro1">
          <table:table-cell office:value-type="float" office:value="1624632651.5839" calcext:value-type="float">
            <text:p>1624632651,5839</text:p>
          </table:table-cell>
          <table:table-cell table:formula="of:=ROUND([.A541]-[$menor.$A$1];1)" office:value-type="float" office:value="54" calcext:value-type="float">
            <text:p>5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783" calcext:value-type="float">
            <text:p>-1,97783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-1.99998029" calcext:value-type="float">
            <text:p>-1,999980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1.68399" calcext:value-type="float">
            <text:p>1624632651,68399</text:p>
          </table:table-cell>
          <table:table-cell table:formula="of:=ROUND([.A542]-[$menor.$A$1];1)" office:value-type="float" office:value="54.1" calcext:value-type="float">
            <text:p>54,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-1.99998029" calcext:value-type="float">
            <text:p>-1,999980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1.78396" calcext:value-type="float">
            <text:p>1624632651,78396</text:p>
          </table:table-cell>
          <table:table-cell table:formula="of:=ROUND([.A543]-[$menor.$A$1];1)" office:value-type="float" office:value="54.2" calcext:value-type="float">
            <text:p>54,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-1.99998029" calcext:value-type="float">
            <text:p>-1,999980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1.88459" calcext:value-type="float">
            <text:p>1624632651,88459</text:p>
          </table:table-cell>
          <table:table-cell table:formula="of:=ROUND([.A544]-[$menor.$A$1];1)" office:value-type="float" office:value="54.3" calcext:value-type="float">
            <text:p>54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-2.00095029" calcext:value-type="float">
            <text:p>-2,000950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1.98508" calcext:value-type="float">
            <text:p>1624632651,98508</text:p>
          </table:table-cell>
          <table:table-cell table:formula="of:=ROUND([.A545]-[$menor.$A$1];1)" office:value-type="float" office:value="54.4" calcext:value-type="float">
            <text:p>54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1.99999287" calcext:value-type="float">
            <text:p>-1,9999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08547" calcext:value-type="float">
            <text:p>1624632652,08547</text:p>
          </table:table-cell>
          <table:table-cell table:formula="of:=ROUND([.A546]-[$menor.$A$1];1)" office:value-type="float" office:value="54.5" calcext:value-type="float">
            <text:p>54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88" calcext:value-type="float">
            <text:p>-1,9788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1.99999287" calcext:value-type="float">
            <text:p>-1,9999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185" calcext:value-type="float">
            <text:p>1624632652,185</text:p>
          </table:table-cell>
          <table:table-cell table:formula="of:=ROUND([.A547]-[$menor.$A$1];1)" office:value-type="float" office:value="54.6" calcext:value-type="float">
            <text:p>54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1.99999287" calcext:value-type="float">
            <text:p>-1,9999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28513" calcext:value-type="float">
            <text:p>1624632652,28513</text:p>
          </table:table-cell>
          <table:table-cell table:formula="of:=ROUND([.A548]-[$menor.$A$1];1)" office:value-type="float" office:value="54.7" calcext:value-type="float">
            <text:p>54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1.99999287" calcext:value-type="float">
            <text:p>-1,9999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38478" calcext:value-type="float">
            <text:p>1624632652,38478</text:p>
          </table:table-cell>
          <table:table-cell table:formula="of:=ROUND([.A549]-[$menor.$A$1];1)" office:value-type="float" office:value="54.8" calcext:value-type="float">
            <text:p>54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2.00096287" calcext:value-type="float">
            <text:p>-2,00096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48481" calcext:value-type="float">
            <text:p>1624632652,48481</text:p>
          </table:table-cell>
          <table:table-cell table:formula="of:=ROUND([.A550]-[$menor.$A$1];1)" office:value-type="float" office:value="54.9" calcext:value-type="float">
            <text:p>54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00602" calcext:value-type="float">
            <text:p>-2,00000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58477" calcext:value-type="float">
            <text:p>1624632652,58477</text:p>
          </table:table-cell>
          <table:table-cell table:formula="of:=ROUND([.A551]-[$menor.$A$1];1)" office:value-type="float" office:value="55" calcext:value-type="float">
            <text:p>5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7977" calcext:value-type="float">
            <text:p>-1,97977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00602" calcext:value-type="float">
            <text:p>-2,00000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68538" calcext:value-type="float">
            <text:p>1624632652,68538</text:p>
          </table:table-cell>
          <table:table-cell table:formula="of:=ROUND([.A552]-[$menor.$A$1];1)" office:value-type="float" office:value="55.1" calcext:value-type="float">
            <text:p>55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00602" calcext:value-type="float">
            <text:p>-2,00000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78495" calcext:value-type="float">
            <text:p>1624632652,78495</text:p>
          </table:table-cell>
          <table:table-cell table:formula="of:=ROUND([.A553]-[$menor.$A$1];1)" office:value-type="float" office:value="55.2" calcext:value-type="float">
            <text:p>55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00602" calcext:value-type="float">
            <text:p>-2,00000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88476" calcext:value-type="float">
            <text:p>1624632652,88476</text:p>
          </table:table-cell>
          <table:table-cell table:formula="of:=ROUND([.A554]-[$menor.$A$1];1)" office:value-type="float" office:value="55.3" calcext:value-type="float">
            <text:p>55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97602" calcext:value-type="float">
            <text:p>-2,00097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98469" calcext:value-type="float">
            <text:p>1624632652,98469</text:p>
          </table:table-cell>
          <table:table-cell table:formula="of:=ROUND([.A555]-[$menor.$A$1];1)" office:value-type="float" office:value="55.4" calcext:value-type="float">
            <text:p>55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01982" calcext:value-type="float">
            <text:p>-2,00001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3.08472" calcext:value-type="float">
            <text:p>1624632653,08472</text:p>
          </table:table-cell>
          <table:table-cell table:formula="of:=ROUND([.A556]-[$menor.$A$1];1)" office:value-type="float" office:value="55.5" calcext:value-type="float">
            <text:p>55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074" calcext:value-type="float">
            <text:p>-1,98074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01982" calcext:value-type="float">
            <text:p>-2,00001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3.18464" calcext:value-type="float">
            <text:p>1624632653,18464</text:p>
          </table:table-cell>
          <table:table-cell table:formula="of:=ROUND([.A557]-[$menor.$A$1];1)" office:value-type="float" office:value="55.6" calcext:value-type="float">
            <text:p>55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01982" calcext:value-type="float">
            <text:p>-2,00001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3.28477" calcext:value-type="float">
            <text:p>1624632653,28477</text:p>
          </table:table-cell>
          <table:table-cell table:formula="of:=ROUND([.A558]-[$menor.$A$1];1)" office:value-type="float" office:value="55.7" calcext:value-type="float">
            <text:p>55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01982" calcext:value-type="float">
            <text:p>-2,00001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3.38513" calcext:value-type="float">
            <text:p>1624632653,38513</text:p>
          </table:table-cell>
          <table:table-cell table:formula="of:=ROUND([.A559]-[$menor.$A$1];1)" office:value-type="float" office:value="55.8" calcext:value-type="float">
            <text:p>55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98982" calcext:value-type="float">
            <text:p>-2,00098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3.4847" calcext:value-type="float">
            <text:p>1624632653,4847</text:p>
          </table:table-cell>
          <table:table-cell table:formula="of:=ROUND([.A560]-[$menor.$A$1];1)" office:value-type="float" office:value="55.9" calcext:value-type="float">
            <text:p>55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1.99999405" calcext:value-type="float">
            <text:p>-1,99999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58531" calcext:value-type="float">
            <text:p>1624632653,58531</text:p>
          </table:table-cell>
          <table:table-cell table:formula="of:=ROUND([.A561]-[$menor.$A$1];1)" office:value-type="float" office:value="56" calcext:value-type="float">
            <text:p>5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171" calcext:value-type="float">
            <text:p>-1,98171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1.99999405" calcext:value-type="float">
            <text:p>-1,99999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68541" calcext:value-type="float">
            <text:p>1624632653,68541</text:p>
          </table:table-cell>
          <table:table-cell table:formula="of:=ROUND([.A562]-[$menor.$A$1];1)" office:value-type="float" office:value="56.1" calcext:value-type="float">
            <text:p>56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1.99999405" calcext:value-type="float">
            <text:p>-1,99999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78509" calcext:value-type="float">
            <text:p>1624632653,78509</text:p>
          </table:table-cell>
          <table:table-cell table:formula="of:=ROUND([.A563]-[$menor.$A$1];1)" office:value-type="float" office:value="56.2" calcext:value-type="float">
            <text:p>56,2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1.99999405" calcext:value-type="float">
            <text:p>-1,99999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88472" calcext:value-type="float">
            <text:p>1624632653,88472</text:p>
          </table:table-cell>
          <table:table-cell table:formula="of:=ROUND([.A564]-[$menor.$A$1];1)" office:value-type="float" office:value="56.3" calcext:value-type="float">
            <text:p>56,3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2.00096405" calcext:value-type="float">
            <text:p>-2,00096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98482" calcext:value-type="float">
            <text:p>1624632653,98482</text:p>
          </table:table-cell>
          <table:table-cell table:formula="of:=ROUND([.A565]-[$menor.$A$1];1)" office:value-type="float" office:value="56.4" calcext:value-type="float">
            <text:p>56,4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01158" calcext:value-type="float">
            <text:p>-2,00001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4.08485" calcext:value-type="float">
            <text:p>1624632654,08485</text:p>
          </table:table-cell>
          <table:table-cell table:formula="of:=ROUND([.A566]-[$menor.$A$1];1)" office:value-type="float" office:value="56.5" calcext:value-type="float">
            <text:p>56,5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268" calcext:value-type="float">
            <text:p>-1,98268</text:p>
          </table:table-cell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01158" calcext:value-type="float">
            <text:p>-2,00001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4.18541" calcext:value-type="float">
            <text:p>1624632654,18541</text:p>
          </table:table-cell>
          <table:table-cell table:formula="of:=ROUND([.A567]-[$menor.$A$1];1)" office:value-type="float" office:value="56.6" calcext:value-type="float">
            <text:p>56,6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01158" calcext:value-type="float">
            <text:p>-2,00001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4.28477" calcext:value-type="float">
            <text:p>1624632654,28477</text:p>
          </table:table-cell>
          <table:table-cell table:formula="of:=ROUND([.A568]-[$menor.$A$1];1)" office:value-type="float" office:value="56.7" calcext:value-type="float">
            <text:p>56,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01158" calcext:value-type="float">
            <text:p>-2,00001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4.38526" calcext:value-type="float">
            <text:p>1624632654,38526</text:p>
          </table:table-cell>
          <table:table-cell table:formula="of:=ROUND([.A569]-[$menor.$A$1];1)" office:value-type="float" office:value="56.8" calcext:value-type="float">
            <text:p>56,8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98158" calcext:value-type="float">
            <text:p>-2,00098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4.48538" calcext:value-type="float">
            <text:p>1624632654,48538</text:p>
          </table:table-cell>
          <table:table-cell table:formula="of:=ROUND([.A570]-[$menor.$A$1];1)" office:value-type="float" office:value="56.9" calcext:value-type="float">
            <text:p>56,9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1" calcext:value-type="float">
            <text:p>1</text:p>
          </table:table-cell>
          <table:table-cell office:value-type="float" office:value="0.01652886" calcext:value-type="float">
            <text:p>0,01652886</text:p>
          </table:table-cell>
          <table:table-cell office:value-type="float" office:value="-2" calcext:value-type="float">
            <text:p>-2</text:p>
          </table:table-cell>
          <table:table-cell office:value-type="float" office:value="-0.00134237" calcext:value-type="float">
            <text:p>-0,00134237</text:p>
          </table:table-cell>
          <table:table-cell office:value-type="float" office:value="-1.99994042" calcext:value-type="float">
            <text:p>-1,99994042</text:p>
          </table:table-cell>
          <table:table-cell office:value-type="float" office:value="-99.74373506" calcext:value-type="float">
            <text:p>-99,74373506</text:p>
          </table:table-cell>
        </table:table-row>
        <table:table-row table:style-name="ro1">
          <table:table-cell office:value-type="float" office:value="1624632654.5849" calcext:value-type="float">
            <text:p>1624632654,5849</text:p>
          </table:table-cell>
          <table:table-cell table:formula="of:=ROUND([.A571]-[$menor.$A$1];1)" office:value-type="float" office:value="57" calcext:value-type="float">
            <text:p>57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365" calcext:value-type="float">
            <text:p>-1,98365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3" calcext:value-type="float">
            <text:p>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-2.00000839" calcext:value-type="float">
            <text:p>-2,00000839</text:p>
          </table:table-cell>
          <table:table-cell office:value-type="float" office:value="-94.74373506" calcext:value-type="float">
            <text:p>-94,74373506</text:p>
          </table:table-cell>
        </table:table-row>
        <table:table-row table:style-name="ro1">
          <table:table-cell office:value-type="float" office:value="1624632654.68515" calcext:value-type="float">
            <text:p>1624632654,68515</text:p>
          </table:table-cell>
          <table:table-cell table:formula="of:=ROUND([.A572]-[$menor.$A$1];1)" office:value-type="float" office:value="57.1" calcext:value-type="float">
            <text:p>57,1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3" calcext:value-type="float">
            <text:p>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-2.00000839" calcext:value-type="float">
            <text:p>-2,00000839</text:p>
          </table:table-cell>
          <table:table-cell office:value-type="float" office:value="-94.74373506" calcext:value-type="float">
            <text:p>-94,74373506</text:p>
          </table:table-cell>
        </table:table-row>
        <table:table-row table:style-name="ro1">
          <table:table-cell office:value-type="float" office:value="1624632654.7854" calcext:value-type="float">
            <text:p>1624632654,7854</text:p>
          </table:table-cell>
          <table:table-cell table:formula="of:=ROUND([.A573]-[$menor.$A$1];1)" office:value-type="float" office:value="57.2" calcext:value-type="float">
            <text:p>57,2</text:p>
          </table:table-cell>
          <table:table-cell office:value-type="float" office:value="0.002" calcext:value-type="float">
            <text:p>0,002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3" calcext:value-type="float">
            <text:p>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-2.00000839" calcext:value-type="float">
            <text:p>-2,00000839</text:p>
          </table:table-cell>
          <table:table-cell office:value-type="float" office:value="-94.74373506" calcext:value-type="float">
            <text:p>-94,74373506</text:p>
          </table:table-cell>
        </table:table-row>
        <table:table-row table:style-name="ro1">
          <table:table-cell office:value-type="float" office:value="1624632654.88499" calcext:value-type="float">
            <text:p>1624632654,88499</text:p>
          </table:table-cell>
          <table:table-cell table:formula="of:=ROUND([.A574]-[$menor.$A$1];1)" office:value-type="float" office:value="57.3" calcext:value-type="float">
            <text:p>57,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3" calcext:value-type="float">
            <text:p>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-2.00097839" calcext:value-type="float">
            <text:p>-2,00097839</text:p>
          </table:table-cell>
          <table:table-cell office:value-type="float" office:value="-94.74373506" calcext:value-type="float">
            <text:p>-94,74373506</text:p>
          </table:table-cell>
        </table:table-row>
        <table:table-row table:style-name="ro1">
          <table:table-cell office:value-type="float" office:value="1624632654.98528" calcext:value-type="float">
            <text:p>1624632654,98528</text:p>
          </table:table-cell>
          <table:table-cell table:formula="of:=ROUND([.A575]-[$menor.$A$1];1)" office:value-type="float" office:value="57.4" calcext:value-type="float">
            <text:p>57,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2" calcext:value-type="float">
            <text:p>2</text:p>
          </table:table-cell>
          <table:table-cell office:value-type="float" office:value="-0.00009109" calcext:value-type="float">
            <text:p>-9,109E-05</text:p>
          </table:table-cell>
          <table:table-cell office:value-type="float" office:value="-1.99999111" calcext:value-type="float">
            <text:p>-1,9999911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5.08553" calcext:value-type="float">
            <text:p>1624632655,08553</text:p>
          </table:table-cell>
          <table:table-cell table:formula="of:=ROUND([.A576]-[$menor.$A$1];1)" office:value-type="float" office:value="57.5" calcext:value-type="float">
            <text:p>57,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462" calcext:value-type="float">
            <text:p>-1,98462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2" calcext:value-type="float">
            <text:p>2</text:p>
          </table:table-cell>
          <table:table-cell office:value-type="float" office:value="-0.00009109" calcext:value-type="float">
            <text:p>-9,109E-05</text:p>
          </table:table-cell>
          <table:table-cell office:value-type="float" office:value="-1.99999111" calcext:value-type="float">
            <text:p>-1,9999911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5.18613" calcext:value-type="float">
            <text:p>1624632655,18613</text:p>
          </table:table-cell>
          <table:table-cell table:formula="of:=ROUND([.A577]-[$menor.$A$1];1)" office:value-type="float" office:value="57.6" calcext:value-type="float">
            <text:p>57,6</text:p>
          </table:table-cell>
          <table:table-cell office:value-type="float" office:value="0.002" calcext:value-type="float">
            <text:p>0,002</text:p>
          </table:table-cell>
          <table:table-cell office:value-type="float" office:value="0.03490659" calcext:value-type="float">
            <text:p>0,0349065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2" calcext:value-type="float">
            <text:p>2</text:p>
          </table:table-cell>
          <table:table-cell office:value-type="float" office:value="-0.00009109" calcext:value-type="float">
            <text:p>-9,109E-05</text:p>
          </table:table-cell>
          <table:table-cell office:value-type="float" office:value="-1.99999111" calcext:value-type="float">
            <text:p>-1,9999911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5.28562" calcext:value-type="float">
            <text:p>1624632655,28562</text:p>
          </table:table-cell>
          <table:table-cell table:formula="of:=ROUND([.A578]-[$menor.$A$1];1)" office:value-type="float" office:value="57.7" calcext:value-type="float">
            <text:p>57,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2" calcext:value-type="float">
            <text:p>2</text:p>
          </table:table-cell>
          <table:table-cell office:value-type="float" office:value="0.00019137" calcext:value-type="float">
            <text:p>0,00019137</text:p>
          </table:table-cell>
          <table:table-cell office:value-type="float" office:value="-2.0000169" calcext:value-type="float">
            <text:p>-2,0000169</text:p>
          </table:table-cell>
          <table:table-cell office:value-type="float" office:value="-94.69178455" calcext:value-type="float">
            <text:p>-94,69178455</text:p>
          </table:table-cell>
        </table:table-row>
        <table:table-row table:style-name="ro1">
          <table:table-cell office:value-type="float" office:value="1624632655.38597" calcext:value-type="float">
            <text:p>1624632655,38597</text:p>
          </table:table-cell>
          <table:table-cell table:formula="of:=ROUND([.A579]-[$menor.$A$1];1)" office:value-type="float" office:value="57.8" calcext:value-type="float">
            <text:p>57,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1" calcext:value-type="float">
            <text:p>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-2.00096251" calcext:value-type="float">
            <text:p>-2,00096251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48617" calcext:value-type="float">
            <text:p>1624632655,48617</text:p>
          </table:table-cell>
          <table:table-cell table:formula="of:=ROUND([.A580]-[$menor.$A$1];1)" office:value-type="float" office:value="57.9" calcext:value-type="float">
            <text:p>57,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00186" calcext:value-type="float">
            <text:p>-2,00000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58638" calcext:value-type="float">
            <text:p>1624632655,58638</text:p>
          </table:table-cell>
          <table:table-cell table:formula="of:=ROUND([.A581]-[$menor.$A$1];1)" office:value-type="float" office:value="58" calcext:value-type="float">
            <text:p>5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559" calcext:value-type="float">
            <text:p>-1,98559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00186" calcext:value-type="float">
            <text:p>-2,00000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68652" calcext:value-type="float">
            <text:p>1624632655,68652</text:p>
          </table:table-cell>
          <table:table-cell table:formula="of:=ROUND([.A582]-[$menor.$A$1];1)" office:value-type="float" office:value="58.1" calcext:value-type="float">
            <text:p>58,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00186" calcext:value-type="float">
            <text:p>-2,00000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78676" calcext:value-type="float">
            <text:p>1624632655,78676</text:p>
          </table:table-cell>
          <table:table-cell table:formula="of:=ROUND([.A583]-[$menor.$A$1];1)" office:value-type="float" office:value="58.2" calcext:value-type="float">
            <text:p>58,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00186" calcext:value-type="float">
            <text:p>-2,00000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88719" calcext:value-type="float">
            <text:p>1624632655,88719</text:p>
          </table:table-cell>
          <table:table-cell table:formula="of:=ROUND([.A584]-[$menor.$A$1];1)" office:value-type="float" office:value="58.3" calcext:value-type="float">
            <text:p>58,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97186" calcext:value-type="float">
            <text:p>-2,00097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98744" calcext:value-type="float">
            <text:p>1624632655,98744</text:p>
          </table:table-cell>
          <table:table-cell table:formula="of:=ROUND([.A585]-[$menor.$A$1];1)" office:value-type="float" office:value="58.4" calcext:value-type="float">
            <text:p>58,4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1" calcext:value-type="float">
            <text:p>1</text:p>
          </table:table-cell>
          <table:table-cell office:value-type="float" office:value="0.00011427" calcext:value-type="float">
            <text:p>0,00011427</text:p>
          </table:table-cell>
          <table:table-cell office:value-type="float" office:value="-2.00001188" calcext:value-type="float">
            <text:p>-2,00001188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6.08687" calcext:value-type="float">
            <text:p>1624632656,08687</text:p>
          </table:table-cell>
          <table:table-cell table:formula="of:=ROUND([.A586]-[$menor.$A$1];1)" office:value-type="float" office:value="58.5" calcext:value-type="float">
            <text:p>58,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1" calcext:value-type="float">
            <text:p>1</text:p>
          </table:table-cell>
          <table:table-cell office:value-type="float" office:value="0.00011427" calcext:value-type="float">
            <text:p>0,00011427</text:p>
          </table:table-cell>
          <table:table-cell office:value-type="float" office:value="-2.00001188" calcext:value-type="float">
            <text:p>-2,00001188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6.1872" calcext:value-type="float">
            <text:p>1624632656,1872</text:p>
          </table:table-cell>
          <table:table-cell table:formula="of:=ROUND([.A587]-[$menor.$A$1];1)" office:value-type="float" office:value="58.6" calcext:value-type="float">
            <text:p>58,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1" calcext:value-type="float">
            <text:p>1</text:p>
          </table:table-cell>
          <table:table-cell office:value-type="float" office:value="0.00034085" calcext:value-type="float">
            <text:p>0,00034085</text:p>
          </table:table-cell>
          <table:table-cell office:value-type="float" office:value="-2.00003254" calcext:value-type="float">
            <text:p>-2,00003254</text:p>
          </table:table-cell>
          <table:table-cell office:value-type="float" office:value="-94.72749658" calcext:value-type="float">
            <text:p>-94,72749658</text:p>
          </table:table-cell>
        </table:table-row>
        <table:table-row table:style-name="ro1">
          <table:table-cell office:value-type="float" office:value="1624632656.28748" calcext:value-type="float">
            <text:p>1624632656,28748</text:p>
          </table:table-cell>
          <table:table-cell table:formula="of:=ROUND([.A588]-[$menor.$A$1];1)" office:value-type="float" office:value="58.7" calcext:value-type="float">
            <text:p>58,7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38711" calcext:value-type="float">
            <text:p>1624632656,38711</text:p>
          </table:table-cell>
          <table:table-cell table:formula="of:=ROUND([.A589]-[$menor.$A$1];1)" office:value-type="float" office:value="58.8" calcext:value-type="float">
            <text:p>58,8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48708" calcext:value-type="float">
            <text:p>1624632656,48708</text:p>
          </table:table-cell>
          <table:table-cell table:formula="of:=ROUND([.A590]-[$menor.$A$1];1)" office:value-type="float" office:value="58.9" calcext:value-type="float">
            <text:p>58,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745329" calcext:value-type="float">
            <text:p>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656" calcext:value-type="float">
            <text:p>-1,98656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5874" calcext:value-type="float">
            <text:p>1624632656,5874</text:p>
          </table:table-cell>
          <table:table-cell table:formula="of:=ROUND([.A591]-[$menor.$A$1];1)" office:value-type="float" office:value="59" calcext:value-type="float">
            <text:p>5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68669" calcext:value-type="float">
            <text:p>1624632656,68669</text:p>
          </table:table-cell>
          <table:table-cell table:formula="of:=ROUND([.A592]-[$menor.$A$1];1)" office:value-type="float" office:value="59.1" calcext:value-type="float">
            <text:p>59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78714" calcext:value-type="float">
            <text:p>1624632656,78714</text:p>
          </table:table-cell>
          <table:table-cell table:formula="of:=ROUND([.A593]-[$menor.$A$1];1)" office:value-type="float" office:value="59.2" calcext:value-type="float">
            <text:p>59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98104" calcext:value-type="float">
            <text:p>-2,00098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88703" calcext:value-type="float">
            <text:p>1624632656,88703</text:p>
          </table:table-cell>
          <table:table-cell table:formula="of:=ROUND([.A594]-[$menor.$A$1];1)" office:value-type="float" office:value="59.3" calcext:value-type="float">
            <text:p>59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6.98735" calcext:value-type="float">
            <text:p>1624632656,98735</text:p>
          </table:table-cell>
          <table:table-cell table:formula="of:=ROUND([.A595]-[$menor.$A$1];1)" office:value-type="float" office:value="59.4" calcext:value-type="float">
            <text:p>59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08728" calcext:value-type="float">
            <text:p>1624632657,08728</text:p>
          </table:table-cell>
          <table:table-cell table:formula="of:=ROUND([.A596]-[$menor.$A$1];1)" office:value-type="float" office:value="59.5" calcext:value-type="float">
            <text:p>59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18656" calcext:value-type="float">
            <text:p>1624632657,18656</text:p>
          </table:table-cell>
          <table:table-cell table:formula="of:=ROUND([.A597]-[$menor.$A$1];1)" office:value-type="float" office:value="59.6" calcext:value-type="float">
            <text:p>59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2868" calcext:value-type="float">
            <text:p>1624632657,2868</text:p>
          </table:table-cell>
          <table:table-cell table:formula="of:=ROUND([.A598]-[$menor.$A$1];1)" office:value-type="float" office:value="59.7" calcext:value-type="float">
            <text:p>59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38732" calcext:value-type="float">
            <text:p>1624632657,38732</text:p>
          </table:table-cell>
          <table:table-cell table:formula="of:=ROUND([.A599]-[$menor.$A$1];1)" office:value-type="float" office:value="59.8" calcext:value-type="float">
            <text:p>59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48755" calcext:value-type="float">
            <text:p>1624632657,48755</text:p>
          </table:table-cell>
          <table:table-cell table:formula="of:=ROUND([.A600]-[$menor.$A$1];1)" office:value-type="float" office:value="59.9" calcext:value-type="float">
            <text:p>59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753" calcext:value-type="float">
            <text:p>-1,98753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58848" calcext:value-type="float">
            <text:p>1624632657,58848</text:p>
          </table:table-cell>
          <table:table-cell table:formula="of:=ROUND([.A601]-[$menor.$A$1];1)" office:value-type="float" office:value="60" calcext:value-type="float">
            <text:p>60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68886" calcext:value-type="float">
            <text:p>1624632657,68886</text:p>
          </table:table-cell>
          <table:table-cell table:formula="of:=ROUND([.A602]-[$menor.$A$1];1)" office:value-type="float" office:value="60.1" calcext:value-type="float">
            <text:p>60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78892" calcext:value-type="float">
            <text:p>1624632657,78892</text:p>
          </table:table-cell>
          <table:table-cell table:formula="of:=ROUND([.A603]-[$menor.$A$1];1)" office:value-type="float" office:value="60.2" calcext:value-type="float">
            <text:p>60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2.00145315" calcext:value-type="float">
            <text:p>-2,001453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88907" calcext:value-type="float">
            <text:p>1624632657,88907</text:p>
          </table:table-cell>
          <table:table-cell table:formula="of:=ROUND([.A604]-[$menor.$A$1];1)" office:value-type="float" office:value="60.3" calcext:value-type="float">
            <text:p>60,3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2" calcext:value-type="float">
            <text:p>-2</text:p>
          </table:table-cell>
          <table:table-cell office:value-type="float" office:value="-0.00022404" calcext:value-type="float">
            <text:p>-0,00022404</text:p>
          </table:table-cell>
          <table:table-cell office:value-type="float" office:value="-1.99996808" calcext:value-type="float">
            <text:p>-1,99996808</text:p>
          </table:table-cell>
          <table:table-cell office:value-type="float" office:value="-98.69178455" calcext:value-type="float">
            <text:p>-98,69178455</text:p>
          </table:table-cell>
        </table:table-row>
        <table:table-row table:style-name="ro1">
          <table:table-cell office:value-type="float" office:value="1624632657.98933" calcext:value-type="float">
            <text:p>1624632657,98933</text:p>
          </table:table-cell>
          <table:table-cell table:formula="of:=ROUND([.A605]-[$menor.$A$1];1)" office:value-type="float" office:value="60.4" calcext:value-type="float">
            <text:p>60,4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08948" calcext:value-type="float">
            <text:p>1624632658,08948</text:p>
          </table:table-cell>
          <table:table-cell table:formula="of:=ROUND([.A606]-[$menor.$A$1];1)" office:value-type="float" office:value="60.5" calcext:value-type="float">
            <text:p>60,5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19046" calcext:value-type="float">
            <text:p>1624632658,19046</text:p>
          </table:table-cell>
          <table:table-cell table:formula="of:=ROUND([.A607]-[$menor.$A$1];1)" office:value-type="float" office:value="60.6" calcext:value-type="float">
            <text:p>60,6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29083" calcext:value-type="float">
            <text:p>1624632658,29083</text:p>
          </table:table-cell>
          <table:table-cell table:formula="of:=ROUND([.A608]-[$menor.$A$1];1)" office:value-type="float" office:value="60.7" calcext:value-type="float">
            <text:p>60,7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39096" calcext:value-type="float">
            <text:p>1624632658,39096</text:p>
          </table:table-cell>
          <table:table-cell table:formula="of:=ROUND([.A609]-[$menor.$A$1];1)" office:value-type="float" office:value="60.8" calcext:value-type="float">
            <text:p>60,8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49103" calcext:value-type="float">
            <text:p>1624632658,49103</text:p>
          </table:table-cell>
          <table:table-cell table:formula="of:=ROUND([.A610]-[$menor.$A$1];1)" office:value-type="float" office:value="60.9" calcext:value-type="float">
            <text:p>60,9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8985" calcext:value-type="float">
            <text:p>-1,98898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59074" calcext:value-type="float">
            <text:p>1624632658,59074</text:p>
          </table:table-cell>
          <table:table-cell table:formula="of:=ROUND([.A611]-[$menor.$A$1];1)" office:value-type="float" office:value="61" calcext:value-type="float">
            <text:p>6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69129" calcext:value-type="float">
            <text:p>1624632658,69129</text:p>
          </table:table-cell>
          <table:table-cell table:formula="of:=ROUND([.A612]-[$menor.$A$1];1)" office:value-type="float" office:value="61.1" calcext:value-type="float">
            <text:p>61,1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79044" calcext:value-type="float">
            <text:p>1624632658,79044</text:p>
          </table:table-cell>
          <table:table-cell table:formula="of:=ROUND([.A613]-[$menor.$A$1];1)" office:value-type="float" office:value="61.2" calcext:value-type="float">
            <text:p>61,2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1745329" calcext:value-type="float">
            <text:p>-0,01745329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2.00096571" calcext:value-type="float">
            <text:p>-2,00096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89129" calcext:value-type="float">
            <text:p>1624632658,89129</text:p>
          </table:table-cell>
          <table:table-cell table:formula="of:=ROUND([.A614]-[$menor.$A$1];1)" office:value-type="float" office:value="61.3" calcext:value-type="float">
            <text:p>6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-2" calcext:value-type="float">
            <text:p>-2</text:p>
          </table:table-cell>
          <table:table-cell office:value-type="float" office:value="-0.00026277" calcext:value-type="float">
            <text:p>-0,00026277</text:p>
          </table:table-cell>
          <table:table-cell office:value-type="float" office:value="-1.99995841" calcext:value-type="float">
            <text:p>-1,99995841</text:p>
          </table:table-cell>
          <table:table-cell office:value-type="float" office:value="-99.74373506" calcext:value-type="float">
            <text:p>-99,74373506</text:p>
          </table:table-cell>
        </table:table-row>
        <table:table-row table:style-name="ro1">
          <table:table-cell office:value-type="float" office:value="1624632658.99136" calcext:value-type="float">
            <text:p>1624632658,99136</text:p>
          </table:table-cell>
          <table:table-cell table:formula="of:=ROUND([.A615]-[$menor.$A$1];1)" office:value-type="float" office:value="61.4" calcext:value-type="float">
            <text:p>6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09099" calcext:value-type="float">
            <text:p>1624632659,09099</text:p>
          </table:table-cell>
          <table:table-cell table:formula="of:=ROUND([.A616]-[$menor.$A$1];1)" office:value-type="float" office:value="61.5" calcext:value-type="float">
            <text:p>6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19072" calcext:value-type="float">
            <text:p>1624632659,19072</text:p>
          </table:table-cell>
          <table:table-cell table:formula="of:=ROUND([.A617]-[$menor.$A$1];1)" office:value-type="float" office:value="61.6" calcext:value-type="float">
            <text:p>6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29143" calcext:value-type="float">
            <text:p>1624632659,29143</text:p>
          </table:table-cell>
          <table:table-cell table:formula="of:=ROUND([.A618]-[$menor.$A$1];1)" office:value-type="float" office:value="61.7" calcext:value-type="float">
            <text:p>6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39113" calcext:value-type="float">
            <text:p>1624632659,39113</text:p>
          </table:table-cell>
          <table:table-cell table:formula="of:=ROUND([.A619]-[$menor.$A$1];1)" office:value-type="float" office:value="61.8" calcext:value-type="float">
            <text:p>6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49127" calcext:value-type="float">
            <text:p>1624632659,49127</text:p>
          </table:table-cell>
          <table:table-cell table:formula="of:=ROUND([.A620]-[$menor.$A$1];1)" office:value-type="float" office:value="61.9" calcext:value-type="float">
            <text:p>6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59071" calcext:value-type="float">
            <text:p>1624632659,59071</text:p>
          </table:table-cell>
          <table:table-cell table:formula="of:=ROUND([.A621]-[$menor.$A$1];1)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69084" calcext:value-type="float">
            <text:p>1624632659,69084</text:p>
          </table:table-cell>
          <table:table-cell table:formula="of:=ROUND([.A622]-[$menor.$A$1];1)" office:value-type="float" office:value="62.1" calcext:value-type="float">
            <text:p>6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79075" calcext:value-type="float">
            <text:p>1624632659,79075</text:p>
          </table:table-cell>
          <table:table-cell table:formula="of:=ROUND([.A623]-[$menor.$A$1];1)" office:value-type="float" office:value="62.2" calcext:value-type="float">
            <text:p>6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89151" calcext:value-type="float">
            <text:p>1624632659,89151</text:p>
          </table:table-cell>
          <table:table-cell table:formula="of:=ROUND([.A624]-[$menor.$A$1];1)" office:value-type="float" office:value="62.3" calcext:value-type="float">
            <text:p>6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9.99228" calcext:value-type="float">
            <text:p>1624632659,99228</text:p>
          </table:table-cell>
          <table:table-cell table:formula="of:=ROUND([.A625]-[$menor.$A$1];1)" office:value-type="float" office:value="62.4" calcext:value-type="float">
            <text:p>6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09202" calcext:value-type="float">
            <text:p>1624632660,09202</text:p>
          </table:table-cell>
          <table:table-cell table:formula="of:=ROUND([.A626]-[$menor.$A$1];1)" office:value-type="float" office:value="62.5" calcext:value-type="float">
            <text:p>6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19177" calcext:value-type="float">
            <text:p>1624632660,19177</text:p>
          </table:table-cell>
          <table:table-cell table:formula="of:=ROUND([.A627]-[$menor.$A$1];1)" office:value-type="float" office:value="62.6" calcext:value-type="float">
            <text:p>6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29252" calcext:value-type="float">
            <text:p>1624632660,29252</text:p>
          </table:table-cell>
          <table:table-cell table:formula="of:=ROUND([.A628]-[$menor.$A$1];1)" office:value-type="float" office:value="62.7" calcext:value-type="float">
            <text:p>6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39204" calcext:value-type="float">
            <text:p>1624632660,39204</text:p>
          </table:table-cell>
          <table:table-cell table:formula="of:=ROUND([.A629]-[$menor.$A$1];1)" office:value-type="float" office:value="62.8" calcext:value-type="float">
            <text:p>6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49239" calcext:value-type="float">
            <text:p>1624632660,49239</text:p>
          </table:table-cell>
          <table:table-cell table:formula="of:=ROUND([.A630]-[$menor.$A$1];1)" office:value-type="float" office:value="62.9" calcext:value-type="float">
            <text:p>6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59208" calcext:value-type="float">
            <text:p>1624632660,59208</text:p>
          </table:table-cell>
          <table:table-cell table:formula="of:=ROUND([.A631]-[$menor.$A$1];1)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6918" calcext:value-type="float">
            <text:p>1624632660,6918</text:p>
          </table:table-cell>
          <table:table-cell table:formula="of:=ROUND([.A632]-[$menor.$A$1];1)" office:value-type="float" office:value="63.1" calcext:value-type="float">
            <text:p>6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79159" calcext:value-type="float">
            <text:p>1624632660,79159</text:p>
          </table:table-cell>
          <table:table-cell table:formula="of:=ROUND([.A633]-[$menor.$A$1];1)" office:value-type="float" office:value="63.2" calcext:value-type="float">
            <text:p>6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89249" calcext:value-type="float">
            <text:p>1624632660,89249</text:p>
          </table:table-cell>
          <table:table-cell table:formula="of:=ROUND([.A634]-[$menor.$A$1];1)" office:value-type="float" office:value="63.3" calcext:value-type="float">
            <text:p>6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0.99233" calcext:value-type="float">
            <text:p>1624632660,99233</text:p>
          </table:table-cell>
          <table:table-cell table:formula="of:=ROUND([.A635]-[$menor.$A$1];1)" office:value-type="float" office:value="63.4" calcext:value-type="float">
            <text:p>63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09204" calcext:value-type="float">
            <text:p>1624632661,09204</text:p>
          </table:table-cell>
          <table:table-cell table:formula="of:=ROUND([.A636]-[$menor.$A$1];1)" office:value-type="float" office:value="63.5" calcext:value-type="float">
            <text:p>6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19169" calcext:value-type="float">
            <text:p>1624632661,19169</text:p>
          </table:table-cell>
          <table:table-cell table:formula="of:=ROUND([.A637]-[$menor.$A$1];1)" office:value-type="float" office:value="63.6" calcext:value-type="float">
            <text:p>6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2926" calcext:value-type="float">
            <text:p>1624632661,2926</text:p>
          </table:table-cell>
          <table:table-cell table:formula="of:=ROUND([.A638]-[$menor.$A$1];1)" office:value-type="float" office:value="63.7" calcext:value-type="float">
            <text:p>6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39326" calcext:value-type="float">
            <text:p>1624632661,39326</text:p>
          </table:table-cell>
          <table:table-cell table:formula="of:=ROUND([.A639]-[$menor.$A$1];1)" office:value-type="float" office:value="63.8" calcext:value-type="float">
            <text:p>6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49365" calcext:value-type="float">
            <text:p>1624632661,49365</text:p>
          </table:table-cell>
          <table:table-cell table:formula="of:=ROUND([.A640]-[$menor.$A$1];1)" office:value-type="float" office:value="63.9" calcext:value-type="float">
            <text:p>6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59377" calcext:value-type="float">
            <text:p>1624632661,59377</text:p>
          </table:table-cell>
          <table:table-cell table:formula="of:=ROUND([.A641]-[$menor.$A$1];1)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69449" calcext:value-type="float">
            <text:p>1624632661,69449</text:p>
          </table:table-cell>
          <table:table-cell table:formula="of:=ROUND([.A642]-[$menor.$A$1];1)" office:value-type="float" office:value="64.1" calcext:value-type="float">
            <text:p>64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79421" calcext:value-type="float">
            <text:p>1624632661,79421</text:p>
          </table:table-cell>
          <table:table-cell table:formula="of:=ROUND([.A643]-[$menor.$A$1];1)" office:value-type="float" office:value="64.2" calcext:value-type="float">
            <text:p>6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89388" calcext:value-type="float">
            <text:p>1624632661,89388</text:p>
          </table:table-cell>
          <table:table-cell table:formula="of:=ROUND([.A644]-[$menor.$A$1];1)" office:value-type="float" office:value="64.3" calcext:value-type="float">
            <text:p>64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1.99458" calcext:value-type="float">
            <text:p>1624632661,99458</text:p>
          </table:table-cell>
          <table:table-cell table:formula="of:=ROUND([.A645]-[$menor.$A$1];1)" office:value-type="float" office:value="64.4" calcext:value-type="float">
            <text:p>6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0947" calcext:value-type="float">
            <text:p>1624632662,0947</text:p>
          </table:table-cell>
          <table:table-cell table:formula="of:=ROUND([.A646]-[$menor.$A$1];1)" office:value-type="float" office:value="64.5" calcext:value-type="float">
            <text:p>6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19528" calcext:value-type="float">
            <text:p>1624632662,19528</text:p>
          </table:table-cell>
          <table:table-cell table:formula="of:=ROUND([.A647]-[$menor.$A$1];1)" office:value-type="float" office:value="64.6" calcext:value-type="float">
            <text:p>6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29505" calcext:value-type="float">
            <text:p>1624632662,29505</text:p>
          </table:table-cell>
          <table:table-cell table:formula="of:=ROUND([.A648]-[$menor.$A$1];1)" office:value-type="float" office:value="64.7" calcext:value-type="float">
            <text:p>64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39454" calcext:value-type="float">
            <text:p>1624632662,39454</text:p>
          </table:table-cell>
          <table:table-cell table:formula="of:=ROUND([.A649]-[$menor.$A$1];1)" office:value-type="float" office:value="64.8" calcext:value-type="float">
            <text:p>64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49535" calcext:value-type="float">
            <text:p>1624632662,49535</text:p>
          </table:table-cell>
          <table:table-cell table:formula="of:=ROUND([.A650]-[$menor.$A$1];1)" office:value-type="float" office:value="64.9" calcext:value-type="float">
            <text:p>64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59509" calcext:value-type="float">
            <text:p>1624632662,59509</text:p>
          </table:table-cell>
          <table:table-cell table:formula="of:=ROUND([.A651]-[$menor.$A$1];1)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69485" calcext:value-type="float">
            <text:p>1624632662,69485</text:p>
          </table:table-cell>
          <table:table-cell table:formula="of:=ROUND([.A652]-[$menor.$A$1];1)" office:value-type="float" office:value="65.1" calcext:value-type="float">
            <text:p>65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79515" calcext:value-type="float">
            <text:p>1624632662,79515</text:p>
          </table:table-cell>
          <table:table-cell table:formula="of:=ROUND([.A653]-[$menor.$A$1];1)" office:value-type="float" office:value="65.2" calcext:value-type="float">
            <text:p>6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89492" calcext:value-type="float">
            <text:p>1624632662,89492</text:p>
          </table:table-cell>
          <table:table-cell table:formula="of:=ROUND([.A654]-[$menor.$A$1];1)" office:value-type="float" office:value="65.3" calcext:value-type="float">
            <text:p>65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2.99562" calcext:value-type="float">
            <text:p>1624632662,99562</text:p>
          </table:table-cell>
          <table:table-cell table:formula="of:=ROUND([.A655]-[$menor.$A$1];1)" office:value-type="float" office:value="65.4" calcext:value-type="float">
            <text:p>6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3.09625" calcext:value-type="float">
            <text:p>1624632663,09625</text:p>
          </table:table-cell>
          <table:table-cell table:formula="of:=ROUND([.A656]-[$menor.$A$1];1)" office:value-type="float" office:value="65.5" calcext:value-type="float">
            <text:p>6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3.19586" calcext:value-type="float">
            <text:p>1624632663,19586</text:p>
          </table:table-cell>
          <table:table-cell table:formula="of:=ROUND([.A657]-[$menor.$A$1];1)" office:value-type="float" office:value="65.6" calcext:value-type="float">
            <text:p>6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63.29569" calcext:value-type="float">
            <text:p>1624632663,29569</text:p>
          </table:table-cell>
          <table:table-cell table:formula="of:=ROUND([.A658]-[$menor.$A$1];1)" office:value-type="float" office:value="65.7" calcext:value-type="float">
            <text:p>6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455" calcext:value-type="float">
            <text:p>0,001455</text:p>
          </table:table-cell>
          <table:table-cell office:value-type="float" office:value="-1.989955" calcext:value-type="float">
            <text:p>-1,989955</text:p>
          </table:table-cell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</table:table>
      <table:table table:name="log_child_detection_20210625_114952" table:style-name="ta1"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</table:table-row>
        <table:table-row table:style-name="ro1">
          <table:table-cell office:value-type="float" office:value="1624632604.08358" calcext:value-type="float">
            <text:p>1624632604,08358</text:p>
          </table:table-cell>
          <table:table-cell table:formula="of:=ROUND([.A2]-[$menor.$A$1];1)"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18362" calcext:value-type="float">
            <text:p>1624632604,1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28362" calcext:value-type="float">
            <text:p>1624632604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38363" calcext:value-type="float">
            <text:p>1624632604,3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48358" calcext:value-type="float">
            <text:p>1624632604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58362" calcext:value-type="float">
            <text:p>1624632604,5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68358" calcext:value-type="float">
            <text:p>1624632604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78358" calcext:value-type="float">
            <text:p>1624632604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88359" calcext:value-type="float">
            <text:p>1624632604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4.98359" calcext:value-type="float">
            <text:p>1624632604,9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08364" calcext:value-type="float">
            <text:p>1624632605,0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18364" calcext:value-type="float">
            <text:p>1624632605,1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28359" calcext:value-type="float">
            <text:p>1624632605,2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3836" calcext:value-type="float">
            <text:p>1624632605,3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48359" calcext:value-type="float">
            <text:p>1624632605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58355" calcext:value-type="float">
            <text:p>1624632605,58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68352" calcext:value-type="float">
            <text:p>1624632605,68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78352" calcext:value-type="float">
            <text:p>1624632605,78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88352" calcext:value-type="float">
            <text:p>1624632605,88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5.98352" calcext:value-type="float">
            <text:p>1624632605,98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08361" calcext:value-type="float">
            <text:p>1624632606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1836" calcext:value-type="float">
            <text:p>1624632606,1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28366" calcext:value-type="float">
            <text:p>1624632606,283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3836" calcext:value-type="float">
            <text:p>1624632606,3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48363" calcext:value-type="float">
            <text:p>1624632606,4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58363" calcext:value-type="float">
            <text:p>1624632606,5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68362" calcext:value-type="float">
            <text:p>1624632606,6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624632606.78364" calcext:value-type="float">
            <text:p>1624632606,7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90" calcext:value-type="float">
            <text:p>-90</text:p>
          </table:table-cell>
          <table:table-cell office:value-type="float" office:value="-0.03365841" calcext:value-type="float">
            <text:p>-0,03365841</text:p>
          </table:table-cell>
          <table:table-cell office:value-type="float" office:value="-1.99971676" calcext:value-type="float">
            <text:p>-1,99971676</text:p>
          </table:table-cell>
          <table:table-cell office:value-type="float" office:value="-90.96428797" calcext:value-type="float">
            <text:p>-90,96428797</text:p>
          </table:table-cell>
        </table:table-row>
        <table:table-row table:style-name="ro1">
          <table:table-cell office:value-type="float" office:value="1624632606.88363" calcext:value-type="float">
            <text:p>1624632606,8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9" calcext:value-type="float">
            <text:p>-89</text:p>
          </table:table-cell>
          <table:table-cell office:value-type="float" office:value="-0.06911965" calcext:value-type="float">
            <text:p>-0,06911965</text:p>
          </table:table-cell>
          <table:table-cell office:value-type="float" office:value="-1.99880526" calcext:value-type="float">
            <text:p>-1,99880526</text:p>
          </table:table-cell>
          <table:table-cell office:value-type="float" office:value="-91.98052645" calcext:value-type="float">
            <text:p>-91,98052645</text:p>
          </table:table-cell>
        </table:table-row>
        <table:table-row table:style-name="ro1">
          <table:table-cell office:value-type="float" office:value="1624632606.98362" calcext:value-type="float">
            <text:p>1624632606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7" calcext:value-type="float">
            <text:p>-87</text:p>
          </table:table-cell>
          <table:table-cell office:value-type="float" office:value="-0.10331424" calcext:value-type="float">
            <text:p>-0,10331424</text:p>
          </table:table-cell>
          <table:table-cell office:value-type="float" office:value="-1.99732976" calcext:value-type="float">
            <text:p>-1,99732976</text:p>
          </table:table-cell>
          <table:table-cell office:value-type="float" office:value="-92.9610529" calcext:value-type="float">
            <text:p>-92,9610529</text:p>
          </table:table-cell>
        </table:table-row>
        <table:table-row table:style-name="ro1">
          <table:table-cell office:value-type="float" office:value="1624632607.08359" calcext:value-type="float">
            <text:p>1624632607,0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4" calcext:value-type="float">
            <text:p>-84</text:p>
          </table:table-cell>
          <table:table-cell office:value-type="float" office:value="-0.06900679" calcext:value-type="float">
            <text:p>-0,06900679</text:p>
          </table:table-cell>
          <table:table-cell office:value-type="float" office:value="-1.99880916" calcext:value-type="float">
            <text:p>-1,99880916</text:p>
          </table:table-cell>
          <table:table-cell office:value-type="float" office:value="-91.97729138" calcext:value-type="float">
            <text:p>-91,97729138</text:p>
          </table:table-cell>
        </table:table-row>
        <table:table-row table:style-name="ro1">
          <table:table-cell office:value-type="float" office:value="1624632607.18359" calcext:value-type="float">
            <text:p>1624632607,1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82" calcext:value-type="float">
            <text:p>-82</text:p>
          </table:table-cell>
          <table:table-cell office:value-type="float" office:value="-0.10320147" calcext:value-type="float">
            <text:p>-0,10320147</text:p>
          </table:table-cell>
          <table:table-cell office:value-type="float" office:value="-1.99733559" calcext:value-type="float">
            <text:p>-1,99733559</text:p>
          </table:table-cell>
          <table:table-cell office:value-type="float" office:value="-92.95781783" calcext:value-type="float">
            <text:p>-92,95781783</text:p>
          </table:table-cell>
        </table:table-row>
        <table:table-row table:style-name="ro1">
          <table:table-cell office:value-type="float" office:value="1624632607.28364" calcext:value-type="float">
            <text:p>1624632607,2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9" calcext:value-type="float">
            <text:p>-79</text:p>
          </table:table-cell>
          <table:table-cell office:value-type="float" office:value="-0.06583567" calcext:value-type="float">
            <text:p>-0,06583567</text:p>
          </table:table-cell>
          <table:table-cell office:value-type="float" office:value="-1.99891612" calcext:value-type="float">
            <text:p>-1,99891612</text:p>
          </table:table-cell>
          <table:table-cell office:value-type="float" office:value="-91.88639377" calcext:value-type="float">
            <text:p>-91,88639377</text:p>
          </table:table-cell>
        </table:table-row>
        <table:table-row table:style-name="ro1">
          <table:table-cell office:value-type="float" office:value="1624632607.38358" calcext:value-type="float">
            <text:p>1624632607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7" calcext:value-type="float">
            <text:p>-77</text:p>
          </table:table-cell>
          <table:table-cell office:value-type="float" office:value="-0.10308869" calcext:value-type="float">
            <text:p>-0,10308869</text:p>
          </table:table-cell>
          <table:table-cell office:value-type="float" office:value="-1.99734141" calcext:value-type="float">
            <text:p>-1,99734141</text:p>
          </table:table-cell>
          <table:table-cell office:value-type="float" office:value="-92.95458276" calcext:value-type="float">
            <text:p>-92,95458276</text:p>
          </table:table-cell>
        </table:table-row>
        <table:table-row table:style-name="ro1">
          <table:table-cell office:value-type="float" office:value="1624632607.48359" calcext:value-type="float">
            <text:p>1624632607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4" calcext:value-type="float">
            <text:p>-74</text:p>
          </table:table-cell>
          <table:table-cell office:value-type="float" office:value="-0.10143983" calcext:value-type="float">
            <text:p>-0,10143983</text:p>
          </table:table-cell>
          <table:table-cell office:value-type="float" office:value="-1.99737634" calcext:value-type="float">
            <text:p>-1,99737634</text:p>
          </table:table-cell>
          <table:table-cell office:value-type="float" office:value="-92.93510921" calcext:value-type="float">
            <text:p>-92,93510921</text:p>
          </table:table-cell>
        </table:table-row>
        <table:table-row table:style-name="ro1">
          <table:table-cell office:value-type="float" office:value="1624632607.58363" calcext:value-type="float">
            <text:p>1624632607,5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0000024" calcext:value-type="float">
            <text:p>2,00000024</text:p>
          </table:table-cell>
          <table:table-cell office:value-type="float" office:value="-71" calcext:value-type="float">
            <text:p>-71</text:p>
          </table:table-cell>
          <table:table-cell office:value-type="float" office:value="-0.06213342" calcext:value-type="float">
            <text:p>-0,06213342</text:p>
          </table:table-cell>
          <table:table-cell office:value-type="float" office:value="-1.9999123" calcext:value-type="float">
            <text:p>-1,9999123</text:p>
          </table:table-cell>
          <table:table-cell office:value-type="float" office:value="-91.86368515" calcext:value-type="float">
            <text:p>-91,86368515</text:p>
          </table:table-cell>
        </table:table-row>
        <table:table-row table:style-name="ro1">
          <table:table-cell office:value-type="float" office:value="1624632607.6836" calcext:value-type="float">
            <text:p>1624632607,6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903214" calcext:value-type="float">
            <text:p>1,99903214</text:p>
          </table:table-cell>
          <table:table-cell office:value-type="float" office:value="-69" calcext:value-type="float">
            <text:p>-69</text:p>
          </table:table-cell>
          <table:table-cell office:value-type="float" office:value="-0.09642755" calcext:value-type="float">
            <text:p>-0,09642755</text:p>
          </table:table-cell>
          <table:table-cell office:value-type="float" office:value="-1.99835552" calcext:value-type="float">
            <text:p>-1,99835552</text:p>
          </table:table-cell>
          <table:table-cell office:value-type="float" office:value="-92.93187414" calcext:value-type="float">
            <text:p>-92,93187414</text:p>
          </table:table-cell>
        </table:table-row>
        <table:table-row table:style-name="ro1">
          <table:table-cell office:value-type="float" office:value="1624632607.7836" calcext:value-type="float">
            <text:p>1624632607,7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806845" calcext:value-type="float">
            <text:p>1,99806845</text:p>
          </table:table-cell>
          <table:table-cell office:value-type="float" office:value="-66" calcext:value-type="float">
            <text:p>-66</text:p>
          </table:table-cell>
          <table:table-cell office:value-type="float" office:value="-0.05613784" calcext:value-type="float">
            <text:p>-0,05613784</text:p>
          </table:table-cell>
          <table:table-cell office:value-type="float" office:value="-2.0008952" calcext:value-type="float">
            <text:p>-2,0008952</text:p>
          </table:table-cell>
          <table:table-cell office:value-type="float" office:value="-91.86045008" calcext:value-type="float">
            <text:p>-91,86045008</text:p>
          </table:table-cell>
        </table:table-row>
        <table:table-row table:style-name="ro1">
          <table:table-cell office:value-type="float" office:value="1624632607.88354" calcext:value-type="float">
            <text:p>1624632607,883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613905" calcext:value-type="float">
            <text:p>1,99613905</text:p>
          </table:table-cell>
          <table:table-cell office:value-type="float" office:value="-64" calcext:value-type="float">
            <text:p>-64</text:p>
          </table:table-cell>
          <table:table-cell office:value-type="float" office:value="-0.08632679" calcext:value-type="float">
            <text:p>-0,08632679</text:p>
          </table:table-cell>
          <table:table-cell office:value-type="float" office:value="-1.99950569" calcext:value-type="float">
            <text:p>-1,99950569</text:p>
          </table:table-cell>
          <table:table-cell office:value-type="float" office:value="-92.84097653" calcext:value-type="float">
            <text:p>-92,84097653</text:p>
          </table:table-cell>
        </table:table-row>
        <table:table-row table:style-name="ro1">
          <table:table-cell office:value-type="float" office:value="1624632607.98355" calcext:value-type="float">
            <text:p>1624632607,98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42199" calcext:value-type="float">
            <text:p>1,9942199</text:p>
          </table:table-cell>
          <table:table-cell office:value-type="float" office:value="-62" calcext:value-type="float">
            <text:p>-62</text:p>
          </table:table-cell>
          <table:table-cell office:value-type="float" office:value="-0.11801072" calcext:value-type="float">
            <text:p>-0,11801072</text:p>
          </table:table-cell>
          <table:table-cell office:value-type="float" office:value="-1.99734012" calcext:value-type="float">
            <text:p>-1,99734012</text:p>
          </table:table-cell>
          <table:table-cell office:value-type="float" office:value="-93.90916553" calcext:value-type="float">
            <text:p>-93,90916553</text:p>
          </table:table-cell>
        </table:table-row>
        <table:table-row table:style-name="ro1">
          <table:table-cell office:value-type="float" office:value="1624632608.08356" calcext:value-type="float">
            <text:p>1624632608,0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232078" calcext:value-type="float">
            <text:p>1,99232078</text:p>
          </table:table-cell>
          <table:table-cell office:value-type="float" office:value="-59" calcext:value-type="float">
            <text:p>-59</text:p>
          </table:table-cell>
          <table:table-cell office:value-type="float" office:value="-0.07778019" calcext:value-type="float">
            <text:p>-0,07778019</text:p>
          </table:table-cell>
          <table:table-cell office:value-type="float" office:value="-1.99957768" calcext:value-type="float">
            <text:p>-1,99957768</text:p>
          </table:table-cell>
          <table:table-cell office:value-type="float" office:value="-92.83774146" calcext:value-type="float">
            <text:p>-92,83774146</text:p>
          </table:table-cell>
        </table:table-row>
        <table:table-row table:style-name="ro1">
          <table:table-cell office:value-type="float" office:value="1624632608.18351" calcext:value-type="float">
            <text:p>1624632608,183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040926" calcext:value-type="float">
            <text:p>1,99040926</text:p>
          </table:table-cell>
          <table:table-cell office:value-type="float" office:value="-57" calcext:value-type="float">
            <text:p>-57</text:p>
          </table:table-cell>
          <table:table-cell office:value-type="float" office:value="-0.1068404" calcext:value-type="float">
            <text:p>-0,1068404</text:p>
          </table:table-cell>
          <table:table-cell office:value-type="float" office:value="-1.99957112" calcext:value-type="float">
            <text:p>-1,99957112</text:p>
          </table:table-cell>
          <table:table-cell office:value-type="float" office:value="-93.81826792" calcext:value-type="float">
            <text:p>-93,81826792</text:p>
          </table:table-cell>
        </table:table-row>
        <table:table-row table:style-name="ro1">
          <table:table-cell office:value-type="float" office:value="1624632608.28352" calcext:value-type="float">
            <text:p>1624632608,28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8658633" calcext:value-type="float">
            <text:p>1,98658633</text:p>
          </table:table-cell>
          <table:table-cell office:value-type="float" office:value="-54" calcext:value-type="float">
            <text:p>-54</text:p>
          </table:table-cell>
          <table:table-cell office:value-type="float" office:value="-0.06525926" calcext:value-type="float">
            <text:p>-0,06525926</text:p>
          </table:table-cell>
          <table:table-cell office:value-type="float" office:value="-2.00210082" calcext:value-type="float">
            <text:p>-2,00210082</text:p>
          </table:table-cell>
          <table:table-cell office:value-type="float" office:value="-92.8345064" calcext:value-type="float">
            <text:p>-92,8345064</text:p>
          </table:table-cell>
        </table:table-row>
        <table:table-row table:style-name="ro1">
          <table:table-cell office:value-type="float" office:value="1624632608.38362" calcext:value-type="float">
            <text:p>1624632608,3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8232937" calcext:value-type="float">
            <text:p>1,98232937</text:p>
          </table:table-cell>
          <table:table-cell office:value-type="float" office:value="-52" calcext:value-type="float">
            <text:p>-52</text:p>
          </table:table-cell>
          <table:table-cell office:value-type="float" office:value="-0.09309566" calcext:value-type="float">
            <text:p>-0,09309566</text:p>
          </table:table-cell>
          <table:table-cell office:value-type="float" office:value="-2.00170162" calcext:value-type="float">
            <text:p>-2,00170162</text:p>
          </table:table-cell>
          <table:table-cell office:value-type="float" office:value="-93.81503285" calcext:value-type="float">
            <text:p>-93,81503285</text:p>
          </table:table-cell>
        </table:table-row>
        <table:table-row table:style-name="ro1">
          <table:table-cell office:value-type="float" office:value="1624632608.48359" calcext:value-type="float">
            <text:p>1624632608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7661591" calcext:value-type="float">
            <text:p>1,97661591</text:p>
          </table:table-cell>
          <table:table-cell office:value-type="float" office:value="-49" calcext:value-type="float">
            <text:p>-49</text:p>
          </table:table-cell>
          <table:table-cell office:value-type="float" office:value="-0.05204474" calcext:value-type="float">
            <text:p>-0,05204474</text:p>
          </table:table-cell>
          <table:table-cell office:value-type="float" office:value="-2.0037881" calcext:value-type="float">
            <text:p>-2,0037881</text:p>
          </table:table-cell>
          <table:table-cell office:value-type="float" office:value="-92.83127133" calcext:value-type="float">
            <text:p>-92,83127133</text:p>
          </table:table-cell>
        </table:table-row>
        <table:table-row table:style-name="ro1">
          <table:table-cell office:value-type="float" office:value="1624632608.58359" calcext:value-type="float">
            <text:p>1624632608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7094238" calcext:value-type="float">
            <text:p>1,97094238</text:p>
          </table:table-cell>
          <table:table-cell office:value-type="float" office:value="-47" calcext:value-type="float">
            <text:p>-47</text:p>
          </table:table-cell>
          <table:table-cell office:value-type="float" office:value="-0.07719198" calcext:value-type="float">
            <text:p>-0,07719198</text:p>
          </table:table-cell>
          <table:table-cell office:value-type="float" office:value="-2.00344226" calcext:value-type="float">
            <text:p>-2,00344226</text:p>
          </table:table-cell>
          <table:table-cell office:value-type="float" office:value="-93.81179778" calcext:value-type="float">
            <text:p>-93,81179778</text:p>
          </table:table-cell>
        </table:table-row>
        <table:table-row table:style-name="ro1">
          <table:table-cell office:value-type="float" office:value="1624632608.68361" calcext:value-type="float">
            <text:p>1624632608,6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6387804" calcext:value-type="float">
            <text:p>1,96387804</text:p>
          </table:table-cell>
          <table:table-cell office:value-type="float" office:value="-45" calcext:value-type="float">
            <text:p>-45</text:p>
          </table:table-cell>
          <table:table-cell office:value-type="float" office:value="-0.0704877" calcext:value-type="float">
            <text:p>-0,0704877</text:p>
          </table:table-cell>
          <table:table-cell office:value-type="float" office:value="-2.00411647" calcext:value-type="float">
            <text:p>-2,00411647</text:p>
          </table:table-cell>
          <table:table-cell office:value-type="float" office:value="-93.82803626" calcext:value-type="float">
            <text:p>-93,82803626</text:p>
          </table:table-cell>
        </table:table-row>
        <table:table-row table:style-name="ro1">
          <table:table-cell office:value-type="float" office:value="1624632608.78358" calcext:value-type="float">
            <text:p>1624632608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5631957" calcext:value-type="float">
            <text:p>1,95631957</text:p>
          </table:table-cell>
          <table:table-cell office:value-type="float" office:value="-43" calcext:value-type="float">
            <text:p>-43</text:p>
          </table:table-cell>
          <table:table-cell office:value-type="float" office:value="-0.09512194" calcext:value-type="float">
            <text:p>-0,09512194</text:p>
          </table:table-cell>
          <table:table-cell office:value-type="float" office:value="-2.003269" calcext:value-type="float">
            <text:p>-2,003269</text:p>
          </table:table-cell>
          <table:table-cell office:value-type="float" office:value="-94.80856271" calcext:value-type="float">
            <text:p>-94,80856271</text:p>
          </table:table-cell>
        </table:table-row>
        <table:table-row table:style-name="ro1">
          <table:table-cell office:value-type="float" office:value="1624632608.88359" calcext:value-type="float">
            <text:p>1624632608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4738317" calcext:value-type="float">
            <text:p>1,94738317</text:p>
          </table:table-cell>
          <table:table-cell office:value-type="float" office:value="-40" calcext:value-type="float">
            <text:p>-40</text:p>
          </table:table-cell>
          <table:table-cell office:value-type="float" office:value="-0.05327176" calcext:value-type="float">
            <text:p>-0,05327176</text:p>
          </table:table-cell>
          <table:table-cell office:value-type="float" office:value="-2.00658073" calcext:value-type="float">
            <text:p>-2,00658073</text:p>
          </table:table-cell>
          <table:table-cell office:value-type="float" office:value="-93.82480119" calcext:value-type="float">
            <text:p>-93,82480119</text:p>
          </table:table-cell>
        </table:table-row>
        <table:table-row table:style-name="ro1">
          <table:table-cell office:value-type="float" office:value="1624632608.9836" calcext:value-type="float">
            <text:p>1624632608,9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3798065" calcext:value-type="float">
            <text:p>1,93798065</text:p>
          </table:table-cell>
          <table:table-cell office:value-type="float" office:value="-38" calcext:value-type="float">
            <text:p>-38</text:p>
          </table:table-cell>
          <table:table-cell office:value-type="float" office:value="-0.04591758" calcext:value-type="float">
            <text:p>-0,04591758</text:p>
          </table:table-cell>
          <table:table-cell office:value-type="float" office:value="-2.00734745" calcext:value-type="float">
            <text:p>-2,00734745</text:p>
          </table:table-cell>
          <table:table-cell office:value-type="float" office:value="-93.84103967" calcext:value-type="float">
            <text:p>-93,84103967</text:p>
          </table:table-cell>
        </table:table-row>
        <table:table-row table:style-name="ro1">
          <table:table-cell office:value-type="float" office:value="1624632609.08363" calcext:value-type="float">
            <text:p>1624632609,0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2810655" calcext:value-type="float">
            <text:p>1,92810655</text:p>
          </table:table-cell>
          <table:table-cell office:value-type="float" office:value="-37" calcext:value-type="float">
            <text:p>-37</text:p>
          </table:table-cell>
          <table:table-cell office:value-type="float" office:value="-0.06865587" calcext:value-type="float">
            <text:p>-0,06865587</text:p>
          </table:table-cell>
          <table:table-cell office:value-type="float" office:value="-2.00630469" calcext:value-type="float">
            <text:p>-2,00630469</text:p>
          </table:table-cell>
          <table:table-cell office:value-type="float" office:value="-94.76961561" calcext:value-type="float">
            <text:p>-94,76961561</text:p>
          </table:table-cell>
        </table:table-row>
        <table:table-row table:style-name="ro1">
          <table:table-cell office:value-type="float" office:value="1624632609.18354" calcext:value-type="float">
            <text:p>1624632609,183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1731751" calcext:value-type="float">
            <text:p>1,91731751</text:p>
          </table:table-cell>
          <table:table-cell office:value-type="float" office:value="-35" calcext:value-type="float">
            <text:p>-35</text:p>
          </table:table-cell>
          <table:table-cell office:value-type="float" office:value="-0.09607556" calcext:value-type="float">
            <text:p>-0,09607556</text:p>
          </table:table-cell>
          <table:table-cell office:value-type="float" office:value="-2.00388894" calcext:value-type="float">
            <text:p>-2,00388894</text:p>
          </table:table-cell>
          <table:table-cell office:value-type="float" office:value="-95.8378046" calcext:value-type="float">
            <text:p>-95,8378046</text:p>
          </table:table-cell>
        </table:table-row>
        <table:table-row table:style-name="ro1">
          <table:table-cell office:value-type="float" office:value="1624632609.28362" calcext:value-type="float">
            <text:p>1624632609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0605462" calcext:value-type="float">
            <text:p>1,90605462</text:p>
          </table:table-cell>
          <table:table-cell office:value-type="float" office:value="-32" calcext:value-type="float">
            <text:p>-32</text:p>
          </table:table-cell>
          <table:table-cell office:value-type="float" office:value="-0.05265002" calcext:value-type="float">
            <text:p>-0,05265002</text:p>
          </table:table-cell>
          <table:table-cell office:value-type="float" office:value="-2.00907307" calcext:value-type="float">
            <text:p>-2,00907307</text:p>
          </table:table-cell>
          <table:table-cell office:value-type="float" office:value="-94.76638054" calcext:value-type="float">
            <text:p>-94,76638054</text:p>
          </table:table-cell>
        </table:table-row>
        <table:table-row table:style-name="ro1">
          <table:table-cell office:value-type="float" office:value="1624632609.38359" calcext:value-type="float">
            <text:p>1624632609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933444" calcext:value-type="float">
            <text:p>1,8933444</text:p>
          </table:table-cell>
          <table:table-cell office:value-type="float" office:value="-30" calcext:value-type="float">
            <text:p>-30</text:p>
          </table:table-cell>
          <table:table-cell office:value-type="float" office:value="-0.04533863" calcext:value-type="float">
            <text:p>-0,04533863</text:p>
          </table:table-cell>
          <table:table-cell office:value-type="float" office:value="-2.00945715" calcext:value-type="float">
            <text:p>-2,00945715</text:p>
          </table:table-cell>
          <table:table-cell office:value-type="float" office:value="-94.78261902" calcext:value-type="float">
            <text:p>-94,78261902</text:p>
          </table:table-cell>
        </table:table-row>
        <table:table-row table:style-name="ro1">
          <table:table-cell office:value-type="float" office:value="1624632609.48361" calcext:value-type="float">
            <text:p>1624632609,4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8066399" calcext:value-type="float">
            <text:p>1,88066399</text:p>
          </table:table-cell>
          <table:table-cell office:value-type="float" office:value="-29" calcext:value-type="float">
            <text:p>-29</text:p>
          </table:table-cell>
          <table:table-cell office:value-type="float" office:value="-0.07119063" calcext:value-type="float">
            <text:p>-0,07119063</text:p>
          </table:table-cell>
          <table:table-cell office:value-type="float" office:value="-2.00781011" calcext:value-type="float">
            <text:p>-2,00781011</text:p>
          </table:table-cell>
          <table:table-cell office:value-type="float" office:value="-95.7988575" calcext:value-type="float">
            <text:p>-95,7988575</text:p>
          </table:table-cell>
        </table:table-row>
        <table:table-row table:style-name="ro1">
          <table:table-cell office:value-type="float" office:value="1624632609.58359" calcext:value-type="float">
            <text:p>1624632609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6701512" calcext:value-type="float">
            <text:p>1,86701512</text:p>
          </table:table-cell>
          <table:table-cell office:value-type="float" office:value="-27" calcext:value-type="float">
            <text:p>-27</text:p>
          </table:table-cell>
          <table:table-cell office:value-type="float" office:value="-0.06451802" calcext:value-type="float">
            <text:p>-0,06451802</text:p>
          </table:table-cell>
          <table:table-cell office:value-type="float" office:value="-2.00824255" calcext:value-type="float">
            <text:p>-2,00824255</text:p>
          </table:table-cell>
          <table:table-cell office:value-type="float" office:value="-95.81509598" calcext:value-type="float">
            <text:p>-95,81509598</text:p>
          </table:table-cell>
        </table:table-row>
        <table:table-row table:style-name="ro1">
          <table:table-cell office:value-type="float" office:value="1624632609.68363" calcext:value-type="float">
            <text:p>1624632609,6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36113" calcext:value-type="float">
            <text:p>1,85336113</text:p>
          </table:table-cell>
          <table:table-cell office:value-type="float" office:value="-25" calcext:value-type="float">
            <text:p>-25</text:p>
          </table:table-cell>
          <table:table-cell office:value-type="float" office:value="-0.02347072" calcext:value-type="float">
            <text:p>-0,02347072</text:p>
          </table:table-cell>
          <table:table-cell office:value-type="float" office:value="-2.01181681" calcext:value-type="float">
            <text:p>-2,01181681</text:p>
          </table:table-cell>
          <table:table-cell office:value-type="float" office:value="-94.77938395" calcext:value-type="float">
            <text:p>-94,77938395</text:p>
          </table:table-cell>
        </table:table-row>
        <table:table-row table:style-name="ro1">
          <table:table-cell office:value-type="float" office:value="1624632609.78359" calcext:value-type="float">
            <text:p>1624632609,7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3976626" calcext:value-type="float">
            <text:p>1,83976626</text:p>
          </table:table-cell>
          <table:table-cell office:value-type="float" office:value="-24" calcext:value-type="float">
            <text:p>-24</text:p>
          </table:table-cell>
          <table:table-cell office:value-type="float" office:value="-0.04901012" calcext:value-type="float">
            <text:p>-0,04901012</text:p>
          </table:table-cell>
          <table:table-cell office:value-type="float" office:value="-2.01126716" calcext:value-type="float">
            <text:p>-2,01126716</text:p>
          </table:table-cell>
          <table:table-cell office:value-type="float" office:value="-95.79562243" calcext:value-type="float">
            <text:p>-95,79562243</text:p>
          </table:table-cell>
        </table:table-row>
        <table:table-row table:style-name="ro1">
          <table:table-cell office:value-type="float" office:value="1624632609.88363" calcext:value-type="float">
            <text:p>1624632609,8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2422936" calcext:value-type="float">
            <text:p>1,82422936</text:p>
          </table:table-cell>
          <table:table-cell office:value-type="float" office:value="-23" calcext:value-type="float">
            <text:p>-23</text:p>
          </table:table-cell>
          <table:table-cell office:value-type="float" office:value="-0.07197935" calcext:value-type="float">
            <text:p>-0,07197935</text:p>
          </table:table-cell>
          <table:table-cell office:value-type="float" office:value="-2.00762101" calcext:value-type="float">
            <text:p>-2,00762101</text:p>
          </table:table-cell>
          <table:table-cell office:value-type="float" office:value="-96.72419837" calcext:value-type="float">
            <text:p>-96,72419837</text:p>
          </table:table-cell>
        </table:table-row>
        <table:table-row table:style-name="ro1">
          <table:table-cell office:value-type="float" office:value="1624632609.98354" calcext:value-type="float">
            <text:p>1624632609,983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0961013" calcext:value-type="float">
            <text:p>1,80961013</text:p>
          </table:table-cell>
          <table:table-cell office:value-type="float" office:value="-21" calcext:value-type="float">
            <text:p>-21</text:p>
          </table:table-cell>
          <table:table-cell office:value-type="float" office:value="-0.03613803" calcext:value-type="float">
            <text:p>-0,03613803</text:p>
          </table:table-cell>
          <table:table-cell office:value-type="float" office:value="-2.01236718" calcext:value-type="float">
            <text:p>-2,01236718</text:p>
          </table:table-cell>
          <table:table-cell office:value-type="float" office:value="-95.77614888" calcext:value-type="float">
            <text:p>-95,77614888</text:p>
          </table:table-cell>
        </table:table-row>
        <table:table-row table:style-name="ro1">
          <table:table-cell office:value-type="float" office:value="1624632610.0836" calcext:value-type="float">
            <text:p>1624632610,0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9400456" calcext:value-type="float">
            <text:p>1,79400456</text:p>
          </table:table-cell>
          <table:table-cell office:value-type="float" office:value="-20" calcext:value-type="float">
            <text:p>-20</text:p>
          </table:table-cell>
          <table:table-cell office:value-type="float" office:value="-0.06231557" calcext:value-type="float">
            <text:p>-0,06231557</text:p>
          </table:table-cell>
          <table:table-cell office:value-type="float" office:value="-2.00936286" calcext:value-type="float">
            <text:p>-2,00936286</text:p>
          </table:table-cell>
          <table:table-cell office:value-type="float" office:value="-96.79238737" calcext:value-type="float">
            <text:p>-96,79238737</text:p>
          </table:table-cell>
        </table:table-row>
        <table:table-row table:style-name="ro1">
          <table:table-cell office:value-type="float" office:value="1624632610.18362" calcext:value-type="float">
            <text:p>1624632610,1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7837586" calcext:value-type="float">
            <text:p>1,77837586</text:p>
          </table:table-cell>
          <table:table-cell office:value-type="float" office:value="-18" calcext:value-type="float">
            <text:p>-18</text:p>
          </table:table-cell>
          <table:table-cell office:value-type="float" office:value="-0.02463318" calcext:value-type="float">
            <text:p>-0,02463318</text:p>
          </table:table-cell>
          <table:table-cell office:value-type="float" office:value="-2.01336223" calcext:value-type="float">
            <text:p>-2,01336223</text:p>
          </table:table-cell>
          <table:table-cell office:value-type="float" office:value="-95.75667533" calcext:value-type="float">
            <text:p>-95,75667533</text:p>
          </table:table-cell>
        </table:table-row>
        <table:table-row table:style-name="ro1">
          <table:table-cell office:value-type="float" office:value="1624632610.28362" calcext:value-type="float">
            <text:p>1624632610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6276243" calcext:value-type="float">
            <text:p>1,76276243</text:p>
          </table:table-cell>
          <table:table-cell office:value-type="float" office:value="-17" calcext:value-type="float">
            <text:p>-17</text:p>
          </table:table-cell>
          <table:table-cell office:value-type="float" office:value="-0.01809388" calcext:value-type="float">
            <text:p>-0,01809388</text:p>
          </table:table-cell>
          <table:table-cell office:value-type="float" office:value="-2.0149124" calcext:value-type="float">
            <text:p>-2,0149124</text:p>
          </table:table-cell>
          <table:table-cell office:value-type="float" office:value="-95.7209633" calcext:value-type="float">
            <text:p>-95,7209633</text:p>
          </table:table-cell>
        </table:table-row>
        <table:table-row table:style-name="ro1">
          <table:table-cell office:value-type="float" office:value="1624632610.38363" calcext:value-type="float">
            <text:p>1624632610,3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4619877" calcext:value-type="float">
            <text:p>1,74619877</text:p>
          </table:table-cell>
          <table:table-cell office:value-type="float" office:value="-16" calcext:value-type="float">
            <text:p>-16</text:p>
          </table:table-cell>
          <table:table-cell office:value-type="float" office:value="-0.04432131" calcext:value-type="float">
            <text:p>-0,04432131</text:p>
          </table:table-cell>
          <table:table-cell office:value-type="float" office:value="-2.01107572" calcext:value-type="float">
            <text:p>-2,01107572</text:p>
          </table:table-cell>
          <table:table-cell office:value-type="float" office:value="-96.73720179" calcext:value-type="float">
            <text:p>-96,73720179</text:p>
          </table:table-cell>
        </table:table-row>
        <table:table-row table:style-name="ro1">
          <table:table-cell office:value-type="float" office:value="1624632610.48358" calcext:value-type="float">
            <text:p>1624632610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3052728" calcext:value-type="float">
            <text:p>1,73052728</text:p>
          </table:table-cell>
          <table:table-cell office:value-type="float" office:value="-15" calcext:value-type="float">
            <text:p>-15</text:p>
          </table:table-cell>
          <table:table-cell office:value-type="float" office:value="-0.03801658" calcext:value-type="float">
            <text:p>-0,03801658</text:p>
          </table:table-cell>
          <table:table-cell office:value-type="float" office:value="-2.01261365" calcext:value-type="float">
            <text:p>-2,01261365</text:p>
          </table:table-cell>
          <table:table-cell office:value-type="float" office:value="-96.70148975" calcext:value-type="float">
            <text:p>-96,70148975</text:p>
          </table:table-cell>
        </table:table-row>
        <table:table-row table:style-name="ro1">
          <table:table-cell office:value-type="float" office:value="1624632610.58363" calcext:value-type="float">
            <text:p>1624632610,5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1394753" calcext:value-type="float">
            <text:p>1,71394753</text:p>
          </table:table-cell>
          <table:table-cell office:value-type="float" office:value="-14" calcext:value-type="float">
            <text:p>-14</text:p>
          </table:table-cell>
          <table:table-cell office:value-type="float" office:value="-0.03568513" calcext:value-type="float">
            <text:p>-0,03568513</text:p>
          </table:table-cell>
          <table:table-cell office:value-type="float" office:value="-2.01294013" calcext:value-type="float">
            <text:p>-2,01294013</text:p>
          </table:table-cell>
          <table:table-cell office:value-type="float" office:value="-96.75344027" calcext:value-type="float">
            <text:p>-96,75344027</text:p>
          </table:table-cell>
        </table:table-row>
        <table:table-row table:style-name="ro1">
          <table:table-cell office:value-type="float" office:value="1624632610.68363" calcext:value-type="float">
            <text:p>1624632610,6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9723964" calcext:value-type="float">
            <text:p>1,69723964</text:p>
          </table:table-cell>
          <table:table-cell office:value-type="float" office:value="-13" calcext:value-type="float">
            <text:p>-13</text:p>
          </table:table-cell>
          <table:table-cell office:value-type="float" office:value="-0.03072976" calcext:value-type="float">
            <text:p>-0,03072976</text:p>
          </table:table-cell>
          <table:table-cell office:value-type="float" office:value="-2.01344724" calcext:value-type="float">
            <text:p>-2,01344724</text:p>
          </table:table-cell>
          <table:table-cell office:value-type="float" office:value="-96.71772824" calcext:value-type="float">
            <text:p>-96,71772824</text:p>
          </table:table-cell>
        </table:table-row>
        <table:table-row table:style-name="ro1">
          <table:table-cell office:value-type="float" office:value="1624632610.78354" calcext:value-type="float">
            <text:p>1624632610,783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8053937" calcext:value-type="float">
            <text:p>1,68053937</text:p>
          </table:table-cell>
          <table:table-cell office:value-type="float" office:value="-12" calcext:value-type="float">
            <text:p>-12</text:p>
          </table:table-cell>
          <table:table-cell office:value-type="float" office:value="-0.02834941" calcext:value-type="float">
            <text:p>-0,02834941</text:p>
          </table:table-cell>
          <table:table-cell office:value-type="float" office:value="-2.0136577" calcext:value-type="float">
            <text:p>-2,0136577</text:p>
          </table:table-cell>
          <table:table-cell office:value-type="float" office:value="-96.76967875" calcext:value-type="float">
            <text:p>-96,76967875</text:p>
          </table:table-cell>
        </table:table-row>
        <table:table-row table:style-name="ro1">
          <table:table-cell office:value-type="float" office:value="1624632610.8836" calcext:value-type="float">
            <text:p>1624632610,8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6384685" calcext:value-type="float">
            <text:p>1,66384685</text:p>
          </table:table-cell>
          <table:table-cell office:value-type="float" office:value="-11" calcext:value-type="float">
            <text:p>-11</text:p>
          </table:table-cell>
          <table:table-cell office:value-type="float" office:value="-0.02438185" calcext:value-type="float">
            <text:p>-0,02438185</text:p>
          </table:table-cell>
          <table:table-cell office:value-type="float" office:value="-2.01320849" calcext:value-type="float">
            <text:p>-2,01320849</text:p>
          </table:table-cell>
          <table:table-cell office:value-type="float" office:value="-96.73396672" calcext:value-type="float">
            <text:p>-96,73396672</text:p>
          </table:table-cell>
        </table:table-row>
        <table:table-row table:style-name="ro1">
          <table:table-cell office:value-type="float" office:value="1624632610.98358" calcext:value-type="float">
            <text:p>1624632610,9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4802635" calcext:value-type="float">
            <text:p>1,64802635</text:p>
          </table:table-cell>
          <table:table-cell office:value-type="float" office:value="-10" calcext:value-type="float">
            <text:p>-10</text:p>
          </table:table-cell>
          <table:table-cell office:value-type="float" office:value="-0.01956659" calcext:value-type="float">
            <text:p>-0,01956659</text:p>
          </table:table-cell>
          <table:table-cell office:value-type="float" office:value="-2.01459225" calcext:value-type="float">
            <text:p>-2,01459225</text:p>
          </table:table-cell>
          <table:table-cell office:value-type="float" office:value="-96.69825469" calcext:value-type="float">
            <text:p>-96,69825469</text:p>
          </table:table-cell>
        </table:table-row>
        <table:table-row table:style-name="ro1">
          <table:table-cell office:value-type="float" office:value="1624632611.08359" calcext:value-type="float">
            <text:p>1624632611,0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3134778" calcext:value-type="float">
            <text:p>1,63134778</text:p>
          </table:table-cell>
          <table:table-cell office:value-type="float" office:value="-9" calcext:value-type="float">
            <text:p>-9</text:p>
          </table:table-cell>
          <table:table-cell office:value-type="float" office:value="-0.01909017" calcext:value-type="float">
            <text:p>-0,01909017</text:p>
          </table:table-cell>
          <table:table-cell office:value-type="float" office:value="-2.01385933" calcext:value-type="float">
            <text:p>-2,01385933</text:p>
          </table:table-cell>
          <table:table-cell office:value-type="float" office:value="-96.7502052" calcext:value-type="float">
            <text:p>-96,7502052</text:p>
          </table:table-cell>
        </table:table-row>
        <table:table-row table:style-name="ro1">
          <table:table-cell office:value-type="float" office:value="1624632611.18363" calcext:value-type="float">
            <text:p>1624632611,1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1543357" calcext:value-type="float">
            <text:p>1,61543357</text:p>
          </table:table-cell>
          <table:table-cell office:value-type="float" office:value="-8" calcext:value-type="float">
            <text:p>-8</text:p>
          </table:table-cell>
          <table:table-cell office:value-type="float" office:value="0.01177709" calcext:value-type="float">
            <text:p>0,01177709</text:p>
          </table:table-cell>
          <table:table-cell office:value-type="float" office:value="-2.01809997" calcext:value-type="float">
            <text:p>-2,01809997</text:p>
          </table:table-cell>
          <table:table-cell office:value-type="float" office:value="-95.7502052" calcext:value-type="float">
            <text:p>-95,7502052</text:p>
          </table:table-cell>
        </table:table-row>
        <table:table-row table:style-name="ro1">
          <table:table-cell office:value-type="float" office:value="1624632611.28363" calcext:value-type="float">
            <text:p>1624632611,2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986619" calcext:value-type="float">
            <text:p>1,5986619</text:p>
          </table:table-cell>
          <table:table-cell office:value-type="float" office:value="-8" calcext:value-type="float">
            <text:p>-8</text:p>
          </table:table-cell>
          <table:table-cell office:value-type="float" office:value="-0.01231868" calcext:value-type="float">
            <text:p>-0,01231868</text:p>
          </table:table-cell>
          <table:table-cell office:value-type="float" office:value="-2.01449685" calcext:value-type="float">
            <text:p>-2,01449685</text:p>
          </table:table-cell>
          <table:table-cell office:value-type="float" office:value="-96.71449317" calcext:value-type="float">
            <text:p>-96,71449317</text:p>
          </table:table-cell>
        </table:table-row>
        <table:table-row table:style-name="ro1">
          <table:table-cell office:value-type="float" office:value="1624632611.38361" calcext:value-type="float">
            <text:p>1624632611,3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8285928" calcext:value-type="float">
            <text:p>1,58285928</text:p>
          </table:table-cell>
          <table:table-cell office:value-type="float" office:value="-8" calcext:value-type="float">
            <text:p>-8</text:p>
          </table:table-cell>
          <table:table-cell office:value-type="float" office:value="-0.03690035" calcext:value-type="float">
            <text:p>-0,03690035</text:p>
          </table:table-cell>
          <table:table-cell office:value-type="float" office:value="-2.01244039" calcext:value-type="float">
            <text:p>-2,01244039</text:p>
          </table:table-cell>
          <table:table-cell office:value-type="float" office:value="-97.67878114" calcext:value-type="float">
            <text:p>-97,67878114</text:p>
          </table:table-cell>
        </table:table-row>
        <table:table-row table:style-name="ro1">
          <table:table-cell office:value-type="float" office:value="1624632611.48363" calcext:value-type="float">
            <text:p>1624632611,4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659889" calcext:value-type="float">
            <text:p>1,5659889</text:p>
          </table:table-cell>
          <table:table-cell office:value-type="float" office:value="-7" calcext:value-type="float">
            <text:p>-7</text:p>
          </table:table-cell>
          <table:table-cell office:value-type="float" office:value="-0.00752908" calcext:value-type="float">
            <text:p>-0,00752908</text:p>
          </table:table-cell>
          <table:table-cell office:value-type="float" office:value="-2.01514177" calcext:value-type="float">
            <text:p>-2,01514177</text:p>
          </table:table-cell>
          <table:table-cell office:value-type="float" office:value="-96.67878114" calcext:value-type="float">
            <text:p>-96,67878114</text:p>
          </table:table-cell>
        </table:table-row>
        <table:table-row table:style-name="ro1">
          <table:table-cell office:value-type="float" office:value="1624632611.5836" calcext:value-type="float">
            <text:p>1624632611,5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5008483" calcext:value-type="float">
            <text:p>1,55008483</text:p>
          </table:table-cell>
          <table:table-cell office:value-type="float" office:value="-7" calcext:value-type="float">
            <text:p>-7</text:p>
          </table:table-cell>
          <table:table-cell office:value-type="float" office:value="-0.03391384" calcext:value-type="float">
            <text:p>-0,03391384</text:p>
          </table:table-cell>
          <table:table-cell office:value-type="float" office:value="-2.0117814" calcext:value-type="float">
            <text:p>-2,0117814</text:p>
          </table:table-cell>
          <table:table-cell office:value-type="float" office:value="-97.73073165" calcext:value-type="float">
            <text:p>-97,73073165</text:p>
          </table:table-cell>
        </table:table-row>
        <table:table-row table:style-name="ro1">
          <table:table-cell office:value-type="float" office:value="1624632611.68357" calcext:value-type="float">
            <text:p>1624632611,6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3418267" calcext:value-type="float">
            <text:p>1,53418267</text:p>
          </table:table-cell>
          <table:table-cell office:value-type="float" office:value="-6" calcext:value-type="float">
            <text:p>-6</text:p>
          </table:table-cell>
          <table:table-cell office:value-type="float" office:value="-0.00521146" calcext:value-type="float">
            <text:p>-0,00521146</text:p>
          </table:table-cell>
          <table:table-cell office:value-type="float" office:value="-2.01539897" calcext:value-type="float">
            <text:p>-2,01539897</text:p>
          </table:table-cell>
          <table:table-cell office:value-type="float" office:value="-96.73073165" calcext:value-type="float">
            <text:p>-96,73073165</text:p>
          </table:table-cell>
        </table:table-row>
        <table:table-row table:style-name="ro1">
          <table:table-cell office:value-type="float" office:value="1624632611.78361" calcext:value-type="float">
            <text:p>1624632611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1828277" calcext:value-type="float">
            <text:p>1,51828277</text:p>
          </table:table-cell>
          <table:table-cell office:value-type="float" office:value="-6" calcext:value-type="float">
            <text:p>-6</text:p>
          </table:table-cell>
          <table:table-cell office:value-type="float" office:value="-0.02918313" calcext:value-type="float">
            <text:p>-0,02918313</text:p>
          </table:table-cell>
          <table:table-cell office:value-type="float" office:value="-2.0124054" calcext:value-type="float">
            <text:p>-2,0124054</text:p>
          </table:table-cell>
          <table:table-cell office:value-type="float" office:value="-97.69501962" calcext:value-type="float">
            <text:p>-97,69501962</text:p>
          </table:table-cell>
        </table:table-row>
        <table:table-row table:style-name="ro1">
          <table:table-cell office:value-type="float" office:value="1624632611.88359" calcext:value-type="float">
            <text:p>1624632611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0232875" calcext:value-type="float">
            <text:p>1,50232875</text:p>
          </table:table-cell>
          <table:table-cell office:value-type="float" office:value="-5" calcext:value-type="float">
            <text:p>-5</text:p>
          </table:table-cell>
          <table:table-cell office:value-type="float" office:value="-0.00103311" calcext:value-type="float">
            <text:p>-0,00103311</text:p>
          </table:table-cell>
          <table:table-cell office:value-type="float" office:value="-2.01588405" calcext:value-type="float">
            <text:p>-2,01588405</text:p>
          </table:table-cell>
          <table:table-cell office:value-type="float" office:value="-96.69501962" calcext:value-type="float">
            <text:p>-96,69501962</text:p>
          </table:table-cell>
        </table:table-row>
        <table:table-row table:style-name="ro1">
          <table:table-cell office:value-type="float" office:value="1624632611.98359" calcext:value-type="float">
            <text:p>1624632611,9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8643279" calcext:value-type="float">
            <text:p>1,48643279</text:p>
          </table:table-cell>
          <table:table-cell office:value-type="float" office:value="-5" calcext:value-type="float">
            <text:p>-5</text:p>
          </table:table-cell>
          <table:table-cell office:value-type="float" office:value="-0.02722396" calcext:value-type="float">
            <text:p>-0,02722396</text:p>
          </table:table-cell>
          <table:table-cell office:value-type="float" office:value="-2.01170116" calcext:value-type="float">
            <text:p>-2,01170116</text:p>
          </table:table-cell>
          <table:table-cell office:value-type="float" office:value="-97.74697013" calcext:value-type="float">
            <text:p>-97,74697013</text:p>
          </table:table-cell>
        </table:table-row>
        <table:table-row table:style-name="ro1">
          <table:table-cell office:value-type="float" office:value="1624632612.08363" calcext:value-type="float">
            <text:p>1624632612,0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7138786" calcext:value-type="float">
            <text:p>1,47138786</text:p>
          </table:table-cell>
          <table:table-cell office:value-type="float" office:value="-4" calcext:value-type="float">
            <text:p>-4</text:p>
          </table:table-cell>
          <table:table-cell office:value-type="float" office:value="-0.00069083" calcext:value-type="float">
            <text:p>-0,00069083</text:p>
          </table:table-cell>
          <table:table-cell office:value-type="float" office:value="-2.01603802" calcext:value-type="float">
            <text:p>-2,01603802</text:p>
          </table:table-cell>
          <table:table-cell office:value-type="float" office:value="-96.74697013" calcext:value-type="float">
            <text:p>-96,74697013</text:p>
          </table:table-cell>
        </table:table-row>
        <table:table-row table:style-name="ro1">
          <table:table-cell office:value-type="float" office:value="1624632612.18362" calcext:value-type="float">
            <text:p>1624632612,1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553802" calcext:value-type="float">
            <text:p>1,4553802</text:p>
          </table:table-cell>
          <table:table-cell office:value-type="float" office:value="-4" calcext:value-type="float">
            <text:p>-4</text:p>
          </table:table-cell>
          <table:table-cell office:value-type="float" office:value="-0.02407923" calcext:value-type="float">
            <text:p>-0,02407923</text:p>
          </table:table-cell>
          <table:table-cell office:value-type="float" office:value="-2.01209398" calcext:value-type="float">
            <text:p>-2,01209398</text:p>
          </table:table-cell>
          <table:table-cell office:value-type="float" office:value="-97.7112581" calcext:value-type="float">
            <text:p>-97,7112581</text:p>
          </table:table-cell>
        </table:table-row>
        <table:table-row table:style-name="ro1">
          <table:table-cell office:value-type="float" office:value="1624632612.28362" calcext:value-type="float">
            <text:p>1624632612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4033635" calcext:value-type="float">
            <text:p>1,44033635</text:p>
          </table:table-cell>
          <table:table-cell office:value-type="float" office:value="-3" calcext:value-type="float">
            <text:p>-3</text:p>
          </table:table-cell>
          <table:table-cell office:value-type="float" office:value="0.00190882" calcext:value-type="float">
            <text:p>0,00190882</text:p>
          </table:table-cell>
          <table:table-cell office:value-type="float" office:value="-2.01537674" calcext:value-type="float">
            <text:p>-2,01537674</text:p>
          </table:table-cell>
          <table:table-cell office:value-type="float" office:value="-96.7112581" calcext:value-type="float">
            <text:p>-96,7112581</text:p>
          </table:table-cell>
        </table:table-row>
        <table:table-row table:style-name="ro1">
          <table:table-cell office:value-type="float" office:value="1624632612.38356" calcext:value-type="float">
            <text:p>1624632612,3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2529285" calcext:value-type="float">
            <text:p>1,42529285</text:p>
          </table:table-cell>
          <table:table-cell office:value-type="float" office:value="-3" calcext:value-type="float">
            <text:p>-3</text:p>
          </table:table-cell>
          <table:table-cell office:value-type="float" office:value="0.00269689" calcext:value-type="float">
            <text:p>0,00269689</text:p>
          </table:table-cell>
          <table:table-cell office:value-type="float" office:value="-2.01547132" calcext:value-type="float">
            <text:p>-2,01547132</text:p>
          </table:table-cell>
          <table:table-cell office:value-type="float" office:value="-96.7112581" calcext:value-type="float">
            <text:p>-96,7112581</text:p>
          </table:table-cell>
        </table:table-row>
        <table:table-row table:style-name="ro1">
          <table:table-cell office:value-type="float" office:value="1624632612.48361" calcext:value-type="float">
            <text:p>1624632612,4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1024983" calcext:value-type="float">
            <text:p>1,41024983</text:p>
          </table:table-cell>
          <table:table-cell office:value-type="float" office:value="-3" calcext:value-type="float">
            <text:p>-3</text:p>
          </table:table-cell>
          <table:table-cell office:value-type="float" office:value="-0.02006251" calcext:value-type="float">
            <text:p>-0,02006251</text:p>
          </table:table-cell>
          <table:table-cell office:value-type="float" office:value="-2.01259441" calcext:value-type="float">
            <text:p>-2,01259441</text:p>
          </table:table-cell>
          <table:table-cell office:value-type="float" office:value="-97.67554607" calcext:value-type="float">
            <text:p>-97,67554607</text:p>
          </table:table-cell>
        </table:table-row>
        <table:table-row table:style-name="ro1">
          <table:table-cell office:value-type="float" office:value="1624632612.58359" calcext:value-type="float">
            <text:p>1624632612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9520741" calcext:value-type="float">
            <text:p>1,39520741</text:p>
          </table:table-cell>
          <table:table-cell office:value-type="float" office:value="-2" calcext:value-type="float">
            <text:p>-2</text:p>
          </table:table-cell>
          <table:table-cell office:value-type="float" office:value="0.00513655" calcext:value-type="float">
            <text:p>0,00513655</text:p>
          </table:table-cell>
          <table:table-cell office:value-type="float" office:value="-2.01430839" calcext:value-type="float">
            <text:p>-2,01430839</text:p>
          </table:table-cell>
          <table:table-cell office:value-type="float" office:value="-96.67554607" calcext:value-type="float">
            <text:p>-96,67554607</text:p>
          </table:table-cell>
        </table:table-row>
        <table:table-row table:style-name="ro1">
          <table:table-cell office:value-type="float" office:value="1624632612.68362" calcext:value-type="float">
            <text:p>1624632612,6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8160968" calcext:value-type="float">
            <text:p>1,38160968</text:p>
          </table:table-cell>
          <table:table-cell office:value-type="float" office:value="-2" calcext:value-type="float">
            <text:p>-2</text:p>
          </table:table-cell>
          <table:table-cell office:value-type="float" office:value="0.00574724" calcext:value-type="float">
            <text:p>0,00574724</text:p>
          </table:table-cell>
          <table:table-cell office:value-type="float" office:value="-2.01583785" calcext:value-type="float">
            <text:p>-2,01583785</text:p>
          </table:table-cell>
          <table:table-cell office:value-type="float" office:value="-96.67554607" calcext:value-type="float">
            <text:p>-96,67554607</text:p>
          </table:table-cell>
        </table:table-row>
        <table:table-row table:style-name="ro1">
          <table:table-cell office:value-type="float" office:value="1624632612.78358" calcext:value-type="float">
            <text:p>1624632612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6656821" calcext:value-type="float">
            <text:p>1,36656821</text:p>
          </table:table-cell>
          <table:table-cell office:value-type="float" office:value="-2" calcext:value-type="float">
            <text:p>-2</text:p>
          </table:table-cell>
          <table:table-cell office:value-type="float" office:value="0.00652576" calcext:value-type="float">
            <text:p>0,00652576</text:p>
          </table:table-cell>
          <table:table-cell office:value-type="float" office:value="-2.01496336" calcext:value-type="float">
            <text:p>-2,01496336</text:p>
          </table:table-cell>
          <table:table-cell office:value-type="float" office:value="-96.67554607" calcext:value-type="float">
            <text:p>-96,67554607</text:p>
          </table:table-cell>
        </table:table-row>
        <table:table-row table:style-name="ro1">
          <table:table-cell office:value-type="float" office:value="1624632612.88359" calcext:value-type="float">
            <text:p>1624632612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5248983" calcext:value-type="float">
            <text:p>1,35248983</text:p>
          </table:table-cell>
          <table:table-cell office:value-type="float" office:value="-2" calcext:value-type="float">
            <text:p>-2</text:p>
          </table:table-cell>
          <table:table-cell office:value-type="float" office:value="0.00622233" calcext:value-type="float">
            <text:p>0,00622233</text:p>
          </table:table-cell>
          <table:table-cell office:value-type="float" office:value="-2.01504543" calcext:value-type="float">
            <text:p>-2,01504543</text:p>
          </table:table-cell>
          <table:table-cell office:value-type="float" office:value="-96.67554607" calcext:value-type="float">
            <text:p>-96,67554607</text:p>
          </table:table-cell>
        </table:table-row>
        <table:table-row table:style-name="ro1">
          <table:table-cell office:value-type="float" office:value="1624632612.98362" calcext:value-type="float">
            <text:p>1624632612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3829319" calcext:value-type="float">
            <text:p>1,33829319</text:p>
          </table:table-cell>
          <table:table-cell office:value-type="float" office:value="-2" calcext:value-type="float">
            <text:p>-2</text:p>
          </table:table-cell>
          <table:table-cell office:value-type="float" office:value="-0.01747424" calcext:value-type="float">
            <text:p>-0,01747424</text:p>
          </table:table-cell>
          <table:table-cell office:value-type="float" office:value="-2.01192987" calcext:value-type="float">
            <text:p>-2,01192987</text:p>
          </table:table-cell>
          <table:table-cell office:value-type="float" office:value="-97.72749658" calcext:value-type="float">
            <text:p>-97,72749658</text:p>
          </table:table-cell>
        </table:table-row>
        <table:table-row table:style-name="ro1">
          <table:table-cell office:value-type="float" office:value="1624632613.08361" calcext:value-type="float">
            <text:p>1624632613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2421529" calcext:value-type="float">
            <text:p>1,32421529</text:p>
          </table:table-cell>
          <table:table-cell office:value-type="float" office:value="-1" calcext:value-type="float">
            <text:p>-1</text:p>
          </table:table-cell>
          <table:table-cell office:value-type="float" office:value="0.00589168" calcext:value-type="float">
            <text:p>0,00589168</text:p>
          </table:table-cell>
          <table:table-cell office:value-type="float" office:value="-2.01495247" calcext:value-type="float">
            <text:p>-2,01495247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18361" calcext:value-type="float">
            <text:p>1624632613,1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1007802" calcext:value-type="float">
            <text:p>1,31007802</text:p>
          </table:table-cell>
          <table:table-cell office:value-type="float" office:value="-1" calcext:value-type="float">
            <text:p>-1</text:p>
          </table:table-cell>
          <table:table-cell office:value-type="float" office:value="0.00560783" calcext:value-type="float">
            <text:p>0,00560783</text:p>
          </table:table-cell>
          <table:table-cell office:value-type="float" office:value="-2.01497754" calcext:value-type="float">
            <text:p>-2,01497754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28358" calcext:value-type="float">
            <text:p>1624632613,2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9588127" calcext:value-type="float">
            <text:p>1,29588127</text:p>
          </table:table-cell>
          <table:table-cell office:value-type="float" office:value="-1" calcext:value-type="float">
            <text:p>-1</text:p>
          </table:table-cell>
          <table:table-cell office:value-type="float" office:value="0.00630094" calcext:value-type="float">
            <text:p>0,00630094</text:p>
          </table:table-cell>
          <table:table-cell office:value-type="float" office:value="-2.01348854" calcext:value-type="float">
            <text:p>-2,01348854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38363" calcext:value-type="float">
            <text:p>1624632613,3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8324771" calcext:value-type="float">
            <text:p>1,28324771</text:p>
          </table:table-cell>
          <table:table-cell office:value-type="float" office:value="-1" calcext:value-type="float">
            <text:p>-1</text:p>
          </table:table-cell>
          <table:table-cell office:value-type="float" office:value="0.00584093" calcext:value-type="float">
            <text:p>0,00584093</text:p>
          </table:table-cell>
          <table:table-cell office:value-type="float" office:value="-2.01500696" calcext:value-type="float">
            <text:p>-2,01500696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48359" calcext:value-type="float">
            <text:p>1624632613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6905084" calcext:value-type="float">
            <text:p>1,26905084</text:p>
          </table:table-cell>
          <table:table-cell office:value-type="float" office:value="-1" calcext:value-type="float">
            <text:p>-1</text:p>
          </table:table-cell>
          <table:table-cell office:value-type="float" office:value="0.00653405" calcext:value-type="float">
            <text:p>0,00653405</text:p>
          </table:table-cell>
          <table:table-cell office:value-type="float" office:value="-2.01400284" calcext:value-type="float">
            <text:p>-2,01400284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58362" calcext:value-type="float">
            <text:p>1624632613,5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593615" calcext:value-type="float">
            <text:p>1,25593615</text:p>
          </table:table-cell>
          <table:table-cell office:value-type="float" office:value="-1" calcext:value-type="float">
            <text:p>-1</text:p>
          </table:table-cell>
          <table:table-cell office:value-type="float" office:value="0.00710041" calcext:value-type="float">
            <text:p>0,00710041</text:p>
          </table:table-cell>
          <table:table-cell office:value-type="float" office:value="-2.01407345" calcext:value-type="float">
            <text:p>-2,0140734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68358" calcext:value-type="float">
            <text:p>1624632613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4282181" calcext:value-type="float">
            <text:p>1,24282181</text:p>
          </table:table-cell>
          <table:table-cell office:value-type="float" office:value="-1" calcext:value-type="float">
            <text:p>-1</text:p>
          </table:table-cell>
          <table:table-cell office:value-type="float" office:value="0.00669672" calcext:value-type="float">
            <text:p>0,00669672</text:p>
          </table:table-cell>
          <table:table-cell office:value-type="float" office:value="-2.01414442" calcext:value-type="float">
            <text:p>-2,01414442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7836" calcext:value-type="float">
            <text:p>1624632613,7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2958732" calcext:value-type="float">
            <text:p>1,22958732</text:p>
          </table:table-cell>
          <table:table-cell office:value-type="float" office:value="-1" calcext:value-type="float">
            <text:p>-1</text:p>
          </table:table-cell>
          <table:table-cell office:value-type="float" office:value="0.0072771" calcext:value-type="float">
            <text:p>0,0072771</text:p>
          </table:table-cell>
          <table:table-cell office:value-type="float" office:value="-2.01409605" calcext:value-type="float">
            <text:p>-2,0140960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13.88361" calcext:value-type="float">
            <text:p>1624632613,8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1647322" calcext:value-type="float">
            <text:p>1,21647322</text:p>
          </table:table-cell>
          <table:table-cell office:value-type="float" office:value="-1" calcext:value-type="float">
            <text:p>-1</text:p>
          </table:table-cell>
          <table:table-cell office:value-type="float" office:value="-0.01343775" calcext:value-type="float">
            <text:p>-0,01343775</text:p>
          </table:table-cell>
          <table:table-cell office:value-type="float" office:value="-2.01111288" calcext:value-type="float">
            <text:p>-2,0111128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3.98362" calcext:value-type="float">
            <text:p>1624632613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0371985" calcext:value-type="float">
            <text:p>1,20371985</text:p>
          </table:table-cell>
          <table:table-cell office:value-type="float" office:value="0" calcext:value-type="float">
            <text:p>0</text:p>
          </table:table-cell>
          <table:table-cell office:value-type="float" office:value="0.00814254" calcext:value-type="float">
            <text:p>0,00814254</text:p>
          </table:table-cell>
          <table:table-cell office:value-type="float" office:value="-2.01322935" calcext:value-type="float">
            <text:p>-2,0132293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08361" calcext:value-type="float">
            <text:p>1624632614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9156837" calcext:value-type="float">
            <text:p>1,19156837</text:p>
          </table:table-cell>
          <table:table-cell office:value-type="float" office:value="0" calcext:value-type="float">
            <text:p>0</text:p>
          </table:table-cell>
          <table:table-cell office:value-type="float" office:value="0.00761853" calcext:value-type="float">
            <text:p>0,00761853</text:p>
          </table:table-cell>
          <table:table-cell office:value-type="float" office:value="-2.01425566" calcext:value-type="float">
            <text:p>-2,0142556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18363" calcext:value-type="float">
            <text:p>1624632614,1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7833376" calcext:value-type="float">
            <text:p>1,17833376</text:p>
          </table:table-cell>
          <table:table-cell office:value-type="float" office:value="0" calcext:value-type="float">
            <text:p>0</text:p>
          </table:table-cell>
          <table:table-cell office:value-type="float" office:value="0.00770574" calcext:value-type="float">
            <text:p>0,00770574</text:p>
          </table:table-cell>
          <table:table-cell office:value-type="float" office:value="-2.01323621" calcext:value-type="float">
            <text:p>-2,013236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28361" calcext:value-type="float">
            <text:p>1624632614,2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6612196" calcext:value-type="float">
            <text:p>1,16612196</text:p>
          </table:table-cell>
          <table:table-cell office:value-type="float" office:value="0" calcext:value-type="float">
            <text:p>0</text:p>
          </table:table-cell>
          <table:table-cell office:value-type="float" office:value="0.00815876" calcext:value-type="float">
            <text:p>0,00815876</text:p>
          </table:table-cell>
          <table:table-cell office:value-type="float" office:value="-2.0127476" calcext:value-type="float">
            <text:p>-2,012747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3836" calcext:value-type="float">
            <text:p>1624632614,3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5445173" calcext:value-type="float">
            <text:p>1,15445173</text:p>
          </table:table-cell>
          <table:table-cell office:value-type="float" office:value="0" calcext:value-type="float">
            <text:p>0</text:p>
          </table:table-cell>
          <table:table-cell office:value-type="float" office:value="0.00757867" calcext:value-type="float">
            <text:p>0,00757867</text:p>
          </table:table-cell>
          <table:table-cell office:value-type="float" office:value="-2.01425187" calcext:value-type="float">
            <text:p>-2,014251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48362" calcext:value-type="float">
            <text:p>1624632614,4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4121711" calcext:value-type="float">
            <text:p>1,14121711</text:p>
          </table:table-cell>
          <table:table-cell office:value-type="float" office:value="0" calcext:value-type="float">
            <text:p>0</text:p>
          </table:table-cell>
          <table:table-cell office:value-type="float" office:value="0.00815088" calcext:value-type="float">
            <text:p>0,00815088</text:p>
          </table:table-cell>
          <table:table-cell office:value-type="float" office:value="-2.01323242" calcext:value-type="float">
            <text:p>-2,0132324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58361" calcext:value-type="float">
            <text:p>1624632614,5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2906575" calcext:value-type="float">
            <text:p>1,12906575</text:p>
          </table:table-cell>
          <table:table-cell office:value-type="float" office:value="0" calcext:value-type="float">
            <text:p>0</text:p>
          </table:table-cell>
          <table:table-cell office:value-type="float" office:value="0.00762686" calcext:value-type="float">
            <text:p>0,00762686</text:p>
          </table:table-cell>
          <table:table-cell office:value-type="float" office:value="-2.01231884" calcext:value-type="float">
            <text:p>-2,0123188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6836" calcext:value-type="float">
            <text:p>1624632614,6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1775589" calcext:value-type="float">
            <text:p>1,11775589</text:p>
          </table:table-cell>
          <table:table-cell office:value-type="float" office:value="0" calcext:value-type="float">
            <text:p>0</text:p>
          </table:table-cell>
          <table:table-cell office:value-type="float" office:value="0.00797477" calcext:value-type="float">
            <text:p>0,00797477</text:p>
          </table:table-cell>
          <table:table-cell office:value-type="float" office:value="-2.01272603" calcext:value-type="float">
            <text:p>-2,0127260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78361" calcext:value-type="float">
            <text:p>1624632614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0608578" calcext:value-type="float">
            <text:p>1,10608578</text:p>
          </table:table-cell>
          <table:table-cell office:value-type="float" office:value="0" calcext:value-type="float">
            <text:p>0</text:p>
          </table:table-cell>
          <table:table-cell office:value-type="float" office:value="0.00739467" calcext:value-type="float">
            <text:p>0,00739467</text:p>
          </table:table-cell>
          <table:table-cell office:value-type="float" office:value="-2.01326042" calcext:value-type="float">
            <text:p>-2,0132604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88363" calcext:value-type="float">
            <text:p>1624632614,8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9381354" calcext:value-type="float">
            <text:p>1,09381354</text:p>
          </table:table-cell>
          <table:table-cell office:value-type="float" office:value="0" calcext:value-type="float">
            <text:p>0</text:p>
          </table:table-cell>
          <table:table-cell office:value-type="float" office:value="0.00785474" calcext:value-type="float">
            <text:p>0,00785474</text:p>
          </table:table-cell>
          <table:table-cell office:value-type="float" office:value="-2.01222679" calcext:value-type="float">
            <text:p>-2,0122267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4.98364" calcext:value-type="float">
            <text:p>1624632614,9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8262467" calcext:value-type="float">
            <text:p>1,08262467</text:p>
          </table:table-cell>
          <table:table-cell office:value-type="float" office:value="0" calcext:value-type="float">
            <text:p>0</text:p>
          </table:table-cell>
          <table:table-cell office:value-type="float" office:value="0.00818856" calcext:value-type="float">
            <text:p>0,00818856</text:p>
          </table:table-cell>
          <table:table-cell office:value-type="float" office:value="-2.01178415" calcext:value-type="float">
            <text:p>-2,011784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08361" calcext:value-type="float">
            <text:p>1624632615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7191718" calcext:value-type="float">
            <text:p>1,07191718</text:p>
          </table:table-cell>
          <table:table-cell office:value-type="float" office:value="-1" calcext:value-type="float">
            <text:p>-1</text:p>
          </table:table-cell>
          <table:table-cell office:value-type="float" office:value="-0.01106478" calcext:value-type="float">
            <text:p>-0,01106478</text:p>
          </table:table-cell>
          <table:table-cell office:value-type="float" office:value="-2.0109325" calcext:value-type="float">
            <text:p>-2,010932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5.18361" calcext:value-type="float">
            <text:p>1624632615,1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596447" calcext:value-type="float">
            <text:p>1,0596447</text:p>
          </table:table-cell>
          <table:table-cell office:value-type="float" office:value="0" calcext:value-type="float">
            <text:p>0</text:p>
          </table:table-cell>
          <table:table-cell office:value-type="float" office:value="0.00795637" calcext:value-type="float">
            <text:p>0,00795637</text:p>
          </table:table-cell>
          <table:table-cell office:value-type="float" office:value="-2.01224073" calcext:value-type="float">
            <text:p>-2,0122407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28361" calcext:value-type="float">
            <text:p>1624632615,2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4845595" calcext:value-type="float">
            <text:p>1,04845595</text:p>
          </table:table-cell>
          <table:table-cell office:value-type="float" office:value="-1" calcext:value-type="float">
            <text:p>-1</text:p>
          </table:table-cell>
          <table:table-cell office:value-type="float" office:value="-0.01131963" calcext:value-type="float">
            <text:p>-0,01131963</text:p>
          </table:table-cell>
          <table:table-cell office:value-type="float" office:value="-2.00999237" calcext:value-type="float">
            <text:p>-2,0099923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5.38358" calcext:value-type="float">
            <text:p>1624632615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3708553" calcext:value-type="float">
            <text:p>1,03708553</text:p>
          </table:table-cell>
          <table:table-cell office:value-type="float" office:value="0" calcext:value-type="float">
            <text:p>0</text:p>
          </table:table-cell>
          <table:table-cell office:value-type="float" office:value="0.00719016" calcext:value-type="float">
            <text:p>0,00719016</text:p>
          </table:table-cell>
          <table:table-cell office:value-type="float" office:value="-2.01166025" calcext:value-type="float">
            <text:p>-2,0116602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4836" calcext:value-type="float">
            <text:p>1624632615,4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263778" calcext:value-type="float">
            <text:p>1,0263778</text:p>
          </table:table-cell>
          <table:table-cell office:value-type="float" office:value="0" calcext:value-type="float">
            <text:p>0</text:p>
          </table:table-cell>
          <table:table-cell office:value-type="float" office:value="0.00746791" calcext:value-type="float">
            <text:p>0,00746791</text:p>
          </table:table-cell>
          <table:table-cell office:value-type="float" office:value="-2.01121046" calcext:value-type="float">
            <text:p>-2,011210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58358" calcext:value-type="float">
            <text:p>1624632615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615143" calcext:value-type="float">
            <text:p>1,01615143</text:p>
          </table:table-cell>
          <table:table-cell office:value-type="float" office:value="0" calcext:value-type="float">
            <text:p>0</text:p>
          </table:table-cell>
          <table:table-cell office:value-type="float" office:value="0.00671957" calcext:value-type="float">
            <text:p>0,00671957</text:p>
          </table:table-cell>
          <table:table-cell office:value-type="float" office:value="-2.01220876" calcext:value-type="float">
            <text:p>-2,0122087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68363" calcext:value-type="float">
            <text:p>1624632615,6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0484145" calcext:value-type="float">
            <text:p>1,00484145</text:p>
          </table:table-cell>
          <table:table-cell office:value-type="float" office:value="0" calcext:value-type="float">
            <text:p>0</text:p>
          </table:table-cell>
          <table:table-cell office:value-type="float" office:value="0.00706751" calcext:value-type="float">
            <text:p>0,00706751</text:p>
          </table:table-cell>
          <table:table-cell office:value-type="float" office:value="-2.01067583" calcext:value-type="float">
            <text:p>-2,0106758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78359" calcext:value-type="float">
            <text:p>1624632615,7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509621" calcext:value-type="float">
            <text:p>0,99509621</text:p>
          </table:table-cell>
          <table:table-cell office:value-type="float" office:value="0" calcext:value-type="float">
            <text:p>0</text:p>
          </table:table-cell>
          <table:table-cell office:value-type="float" office:value="0.0072331" calcext:value-type="float">
            <text:p>0,0072331</text:p>
          </table:table-cell>
          <table:table-cell office:value-type="float" office:value="-2.01215198" calcext:value-type="float">
            <text:p>-2,012151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5.88364" calcext:value-type="float">
            <text:p>1624632615,8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8390746" calcext:value-type="float">
            <text:p>0,98390746</text:p>
          </table:table-cell>
          <table:table-cell office:value-type="float" office:value="-1" calcext:value-type="float">
            <text:p>-1</text:p>
          </table:table-cell>
          <table:table-cell office:value-type="float" office:value="-0.0094702" calcext:value-type="float">
            <text:p>-0,0094702</text:p>
          </table:table-cell>
          <table:table-cell office:value-type="float" office:value="-2.00858966" calcext:value-type="float">
            <text:p>-2,0085896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5.98362" calcext:value-type="float">
            <text:p>1624632615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741624" calcext:value-type="float">
            <text:p>0,9741624</text:p>
          </table:table-cell>
          <table:table-cell office:value-type="float" office:value="-1" calcext:value-type="float">
            <text:p>-1</text:p>
          </table:table-cell>
          <table:table-cell office:value-type="float" office:value="-0.01010588" calcext:value-type="float">
            <text:p>-0,01010588</text:p>
          </table:table-cell>
          <table:table-cell office:value-type="float" office:value="-2.00911728" calcext:value-type="float">
            <text:p>-2,0091172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6.08362" calcext:value-type="float">
            <text:p>1624632616,0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6381468" calcext:value-type="float">
            <text:p>0,96381468</text:p>
          </table:table-cell>
          <table:table-cell office:value-type="float" office:value="0" calcext:value-type="float">
            <text:p>0</text:p>
          </table:table-cell>
          <table:table-cell office:value-type="float" office:value="0.00699829" calcext:value-type="float">
            <text:p>0,00699829</text:p>
          </table:table-cell>
          <table:table-cell office:value-type="float" office:value="-2.01115356" calcext:value-type="float">
            <text:p>-2,0111535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18362" calcext:value-type="float">
            <text:p>1624632616,1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358831" calcext:value-type="float">
            <text:p>0,95358831</text:p>
          </table:table-cell>
          <table:table-cell office:value-type="float" office:value="0" calcext:value-type="float">
            <text:p>0</text:p>
          </table:table-cell>
          <table:table-cell office:value-type="float" office:value="0.00721995" calcext:value-type="float">
            <text:p>0,00721995</text:p>
          </table:table-cell>
          <table:table-cell office:value-type="float" office:value="-2.01069686" calcext:value-type="float">
            <text:p>-2,0106968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28358" calcext:value-type="float">
            <text:p>1624632616,2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4384319" calcext:value-type="float">
            <text:p>0,94384319</text:p>
          </table:table-cell>
          <table:table-cell office:value-type="float" office:value="-1" calcext:value-type="float">
            <text:p>-1</text:p>
          </table:table-cell>
          <table:table-cell office:value-type="float" office:value="-0.00992783" calcext:value-type="float">
            <text:p>-0,00992783</text:p>
          </table:table-cell>
          <table:table-cell office:value-type="float" office:value="-2.00914086" calcext:value-type="float">
            <text:p>-2,0091408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6.38359" calcext:value-type="float">
            <text:p>1624632616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349552" calcext:value-type="float">
            <text:p>0,93349552</text:p>
          </table:table-cell>
          <table:table-cell office:value-type="float" office:value="0" calcext:value-type="float">
            <text:p>0</text:p>
          </table:table-cell>
          <table:table-cell office:value-type="float" office:value="0.00665133" calcext:value-type="float">
            <text:p>0,00665133</text:p>
          </table:table-cell>
          <table:table-cell office:value-type="float" office:value="-2.01111096" calcext:value-type="float">
            <text:p>-2,0111109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48363" calcext:value-type="float">
            <text:p>1624632616,4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2326915" calcext:value-type="float">
            <text:p>0,92326915</text:p>
          </table:table-cell>
          <table:table-cell office:value-type="float" office:value="0" calcext:value-type="float">
            <text:p>0</text:p>
          </table:table-cell>
          <table:table-cell office:value-type="float" office:value="0.00687299" calcext:value-type="float">
            <text:p>0,00687299</text:p>
          </table:table-cell>
          <table:table-cell office:value-type="float" office:value="-2.01065426" calcext:value-type="float">
            <text:p>-2,010654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58359" calcext:value-type="float">
            <text:p>1624632616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1352397" calcext:value-type="float">
            <text:p>0,91352397</text:p>
          </table:table-cell>
          <table:table-cell office:value-type="float" office:value="-1" calcext:value-type="float">
            <text:p>-1</text:p>
          </table:table-cell>
          <table:table-cell office:value-type="float" office:value="-0.00926478" calcext:value-type="float">
            <text:p>-0,00926478</text:p>
          </table:table-cell>
          <table:table-cell office:value-type="float" office:value="-2.00819445" calcext:value-type="float">
            <text:p>-2,0081944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6.68363" calcext:value-type="float">
            <text:p>1624632616,6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0419936" calcext:value-type="float">
            <text:p>0,90419936</text:p>
          </table:table-cell>
          <table:table-cell office:value-type="float" office:value="0" calcext:value-type="float">
            <text:p>0</text:p>
          </table:table-cell>
          <table:table-cell office:value-type="float" office:value="0.00667016" calcext:value-type="float">
            <text:p>0,00667016</text:p>
          </table:table-cell>
          <table:table-cell office:value-type="float" office:value="-2.01062938" calcext:value-type="float">
            <text:p>-2,0106293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6.78361" calcext:value-type="float">
            <text:p>1624632616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445424" calcext:value-type="float">
            <text:p>0,89445424</text:p>
          </table:table-cell>
          <table:table-cell office:value-type="float" office:value="-1" calcext:value-type="float">
            <text:p>-1</text:p>
          </table:table-cell>
          <table:table-cell office:value-type="float" office:value="-0.02587574" calcext:value-type="float">
            <text:p>-0,02587574</text:p>
          </table:table-cell>
          <table:table-cell office:value-type="float" office:value="-2.00586402" calcext:value-type="float">
            <text:p>-2,00586402</text:p>
          </table:table-cell>
          <table:table-cell office:value-type="float" office:value="-98.74373506" calcext:value-type="float">
            <text:p>-98,74373506</text:p>
          </table:table-cell>
        </table:table-row>
        <table:table-row table:style-name="ro1">
          <table:table-cell office:value-type="float" office:value="1624632616.88361" calcext:value-type="float">
            <text:p>1624632616,8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506913" calcext:value-type="float">
            <text:p>0,88506913</text:p>
          </table:table-cell>
          <table:table-cell office:value-type="float" office:value="1" calcext:value-type="float">
            <text:p>1</text:p>
          </table:table-cell>
          <table:table-cell office:value-type="float" office:value="0.00519238" calcext:value-type="float">
            <text:p>0,00519238</text:p>
          </table:table-cell>
          <table:table-cell office:value-type="float" office:value="-2.00948061" calcext:value-type="float">
            <text:p>-2,00948061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6.98361" calcext:value-type="float">
            <text:p>1624632616,9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7628627" calcext:value-type="float">
            <text:p>0,87628627</text:p>
          </table:table-cell>
          <table:table-cell office:value-type="float" office:value="1" calcext:value-type="float">
            <text:p>1</text:p>
          </table:table-cell>
          <table:table-cell office:value-type="float" office:value="0.00525375" calcext:value-type="float">
            <text:p>0,00525375</text:p>
          </table:table-cell>
          <table:table-cell office:value-type="float" office:value="-2.00997351" calcext:value-type="float">
            <text:p>-2,00997351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0836" calcext:value-type="float">
            <text:p>1624632617,0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702222" calcext:value-type="float">
            <text:p>0,86702222</text:p>
          </table:table-cell>
          <table:table-cell office:value-type="float" office:value="1" calcext:value-type="float">
            <text:p>1</text:p>
          </table:table-cell>
          <table:table-cell office:value-type="float" office:value="0.00537161" calcext:value-type="float">
            <text:p>0,00537161</text:p>
          </table:table-cell>
          <table:table-cell office:value-type="float" office:value="-2.00998855" calcext:value-type="float">
            <text:p>-2,0099885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1836" calcext:value-type="float">
            <text:p>1624632617,1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775822" calcext:value-type="float">
            <text:p>0,85775822</text:p>
          </table:table-cell>
          <table:table-cell office:value-type="float" office:value="1" calcext:value-type="float">
            <text:p>1</text:p>
          </table:table-cell>
          <table:table-cell office:value-type="float" office:value="0.00548947" calcext:value-type="float">
            <text:p>0,00548947</text:p>
          </table:table-cell>
          <table:table-cell office:value-type="float" office:value="-2.00951865" calcext:value-type="float">
            <text:p>-2,0095186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28362" calcext:value-type="float">
            <text:p>1624632617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897548" calcext:value-type="float">
            <text:p>0,84897548</text:p>
          </table:table-cell>
          <table:table-cell office:value-type="float" office:value="1" calcext:value-type="float">
            <text:p>1</text:p>
          </table:table-cell>
          <table:table-cell office:value-type="float" office:value="0.00458082" calcext:value-type="float">
            <text:p>0,00458082</text:p>
          </table:table-cell>
          <table:table-cell office:value-type="float" office:value="-2.01001168" calcext:value-type="float">
            <text:p>-2,0100116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38359" calcext:value-type="float">
            <text:p>1624632617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959049" calcext:value-type="float">
            <text:p>0,83959049</text:p>
          </table:table-cell>
          <table:table-cell office:value-type="float" office:value="1" calcext:value-type="float">
            <text:p>1</text:p>
          </table:table-cell>
          <table:table-cell office:value-type="float" office:value="0.00471289" calcext:value-type="float">
            <text:p>0,00471289</text:p>
          </table:table-cell>
          <table:table-cell office:value-type="float" office:value="-2.00942162" calcext:value-type="float">
            <text:p>-2,0094216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48359" calcext:value-type="float">
            <text:p>1624632617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080763" calcext:value-type="float">
            <text:p>0,83080763</text:p>
          </table:table-cell>
          <table:table-cell office:value-type="float" office:value="1" calcext:value-type="float">
            <text:p>1</text:p>
          </table:table-cell>
          <table:table-cell office:value-type="float" office:value="0.00477425" calcext:value-type="float">
            <text:p>0,00477425</text:p>
          </table:table-cell>
          <table:table-cell office:value-type="float" office:value="-2.00894452" calcext:value-type="float">
            <text:p>-2,0089445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17.58363" calcext:value-type="float">
            <text:p>1624632617,5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250601" calcext:value-type="float">
            <text:p>0,82250601</text:p>
          </table:table-cell>
          <table:table-cell office:value-type="float" office:value="1" calcext:value-type="float">
            <text:p>1</text:p>
          </table:table-cell>
          <table:table-cell office:value-type="float" office:value="0.01979126" calcext:value-type="float">
            <text:p>0,01979126</text:p>
          </table:table-cell>
          <table:table-cell office:value-type="float" office:value="-2.01106589" calcext:value-type="float">
            <text:p>-2,01106589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17.68359" calcext:value-type="float">
            <text:p>1624632617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1372315" calcext:value-type="float">
            <text:p>0,81372315</text:p>
          </table:table-cell>
          <table:table-cell office:value-type="float" office:value="0" calcext:value-type="float">
            <text:p>0</text:p>
          </table:table-cell>
          <table:table-cell office:value-type="float" office:value="0.0055732" calcext:value-type="float">
            <text:p>0,0055732</text:p>
          </table:table-cell>
          <table:table-cell office:value-type="float" office:value="-2.01000955" calcext:value-type="float">
            <text:p>-2,0100095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7.7836" calcext:value-type="float">
            <text:p>1624632617,7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445915" calcext:value-type="float">
            <text:p>0,80445915</text:p>
          </table:table-cell>
          <table:table-cell office:value-type="float" office:value="0" calcext:value-type="float">
            <text:p>0</text:p>
          </table:table-cell>
          <table:table-cell office:value-type="float" office:value="0.00568272" calcext:value-type="float">
            <text:p>0,00568272</text:p>
          </table:table-cell>
          <table:table-cell office:value-type="float" office:value="-2.00856867" calcext:value-type="float">
            <text:p>-2,0085686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7.88361" calcext:value-type="float">
            <text:p>1624632617,8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663873" calcext:value-type="float">
            <text:p>0,79663873</text:p>
          </table:table-cell>
          <table:table-cell office:value-type="float" office:value="0" calcext:value-type="float">
            <text:p>0</text:p>
          </table:table-cell>
          <table:table-cell office:value-type="float" office:value="0.00562402" calcext:value-type="float">
            <text:p>0,00562402</text:p>
          </table:table-cell>
          <table:table-cell office:value-type="float" office:value="-2.00904652" calcext:value-type="float">
            <text:p>-2,0090465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7.98361" calcext:value-type="float">
            <text:p>1624632617,9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833717" calcext:value-type="float">
            <text:p>0,78833717</text:p>
          </table:table-cell>
          <table:table-cell office:value-type="float" office:value="0" calcext:value-type="float">
            <text:p>0</text:p>
          </table:table-cell>
          <table:table-cell office:value-type="float" office:value="0.00513639" calcext:value-type="float">
            <text:p>0,00513639</text:p>
          </table:table-cell>
          <table:table-cell office:value-type="float" office:value="-2.00953152" calcext:value-type="float">
            <text:p>-2,0095315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08358" calcext:value-type="float">
            <text:p>1624632618,0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949387" calcext:value-type="float">
            <text:p>0,77949387</text:p>
          </table:table-cell>
          <table:table-cell office:value-type="float" office:value="0" calcext:value-type="float">
            <text:p>0</text:p>
          </table:table-cell>
          <table:table-cell office:value-type="float" office:value="0.00519688" calcext:value-type="float">
            <text:p>0,00519688</text:p>
          </table:table-cell>
          <table:table-cell office:value-type="float" office:value="-2.00899346" calcext:value-type="float">
            <text:p>-2,008993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18358" calcext:value-type="float">
            <text:p>1624632618,1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7119225" calcext:value-type="float">
            <text:p>0,77119225</text:p>
          </table:table-cell>
          <table:table-cell office:value-type="float" office:value="0" calcext:value-type="float">
            <text:p>0</text:p>
          </table:table-cell>
          <table:table-cell office:value-type="float" office:value="0.00519426" calcext:value-type="float">
            <text:p>0,00519426</text:p>
          </table:table-cell>
          <table:table-cell office:value-type="float" office:value="-2.0085084" calcext:value-type="float">
            <text:p>-2,008508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28361" calcext:value-type="float">
            <text:p>1624632618,2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6337188" calcext:value-type="float">
            <text:p>0,76337188</text:p>
          </table:table-cell>
          <table:table-cell office:value-type="float" office:value="0" calcext:value-type="float">
            <text:p>0</text:p>
          </table:table-cell>
          <table:table-cell office:value-type="float" office:value="0.00513555" calcext:value-type="float">
            <text:p>0,00513555</text:p>
          </table:table-cell>
          <table:table-cell office:value-type="float" office:value="-2.00898631" calcext:value-type="float">
            <text:p>-2,008986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38359" calcext:value-type="float">
            <text:p>1624632618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507027" calcext:value-type="float">
            <text:p>0,75507027</text:p>
          </table:table-cell>
          <table:table-cell office:value-type="float" office:value="0" calcext:value-type="float">
            <text:p>0</text:p>
          </table:table-cell>
          <table:table-cell office:value-type="float" office:value="0.00513292" calcext:value-type="float">
            <text:p>0,00513292</text:p>
          </table:table-cell>
          <table:table-cell office:value-type="float" office:value="-2.00850125" calcext:value-type="float">
            <text:p>-2,0085012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48363" calcext:value-type="float">
            <text:p>1624632618,4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724984" calcext:value-type="float">
            <text:p>0,74724984</text:p>
          </table:table-cell>
          <table:table-cell office:value-type="float" office:value="0" calcext:value-type="float">
            <text:p>0</text:p>
          </table:table-cell>
          <table:table-cell office:value-type="float" office:value="0.00507423" calcext:value-type="float">
            <text:p>0,00507423</text:p>
          </table:table-cell>
          <table:table-cell office:value-type="float" office:value="-2.0080091" calcext:value-type="float">
            <text:p>-2,008009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58361" calcext:value-type="float">
            <text:p>1624632618,5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991072" calcext:value-type="float">
            <text:p>0,73991072</text:p>
          </table:table-cell>
          <table:table-cell office:value-type="float" office:value="0" calcext:value-type="float">
            <text:p>0</text:p>
          </table:table-cell>
          <table:table-cell office:value-type="float" office:value="0.00495944" calcext:value-type="float">
            <text:p>0,00495944</text:p>
          </table:table-cell>
          <table:table-cell office:value-type="float" office:value="-2.00847998" calcext:value-type="float">
            <text:p>-2,008479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68358" calcext:value-type="float">
            <text:p>1624632618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209029" calcext:value-type="float">
            <text:p>0,73209029</text:p>
          </table:table-cell>
          <table:table-cell office:value-type="float" office:value="0" calcext:value-type="float">
            <text:p>0</text:p>
          </table:table-cell>
          <table:table-cell office:value-type="float" office:value="0.00490074" calcext:value-type="float">
            <text:p>0,00490074</text:p>
          </table:table-cell>
          <table:table-cell office:value-type="float" office:value="-2.00895783" calcext:value-type="float">
            <text:p>-2,0089578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78359" calcext:value-type="float">
            <text:p>1624632618,7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378868" calcext:value-type="float">
            <text:p>0,72378868</text:p>
          </table:table-cell>
          <table:table-cell office:value-type="float" office:value="0" calcext:value-type="float">
            <text:p>0</text:p>
          </table:table-cell>
          <table:table-cell office:value-type="float" office:value="0.00489812" calcext:value-type="float">
            <text:p>0,00489812</text:p>
          </table:table-cell>
          <table:table-cell office:value-type="float" office:value="-2.00750277" calcext:value-type="float">
            <text:p>-2,007502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88361" calcext:value-type="float">
            <text:p>1624632618,8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693075" calcext:value-type="float">
            <text:p>0,71693075</text:p>
          </table:table-cell>
          <table:table-cell office:value-type="float" office:value="0" calcext:value-type="float">
            <text:p>0</text:p>
          </table:table-cell>
          <table:table-cell office:value-type="float" office:value="0.00472726" calcext:value-type="float">
            <text:p>0,00472726</text:p>
          </table:table-cell>
          <table:table-cell office:value-type="float" office:value="-2.00893656" calcext:value-type="float">
            <text:p>-2,0089365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8.98366" calcext:value-type="float">
            <text:p>1624632618,983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862913" calcext:value-type="float">
            <text:p>0,70862913</text:p>
          </table:table-cell>
          <table:table-cell office:value-type="float" office:value="0" calcext:value-type="float">
            <text:p>0</text:p>
          </table:table-cell>
          <table:table-cell office:value-type="float" office:value="0.00472463" calcext:value-type="float">
            <text:p>0,00472463</text:p>
          </table:table-cell>
          <table:table-cell office:value-type="float" office:value="-2.0074815" calcext:value-type="float">
            <text:p>-2,00748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08358" calcext:value-type="float">
            <text:p>1624632619,0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7712" calcext:value-type="float">
            <text:p>0,7017712</text:p>
          </table:table-cell>
          <table:table-cell office:value-type="float" office:value="0" calcext:value-type="float">
            <text:p>0</text:p>
          </table:table-cell>
          <table:table-cell office:value-type="float" office:value="0.00455378" calcext:value-type="float">
            <text:p>0,00455378</text:p>
          </table:table-cell>
          <table:table-cell office:value-type="float" office:value="-2.00891529" calcext:value-type="float">
            <text:p>-2,008915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18364" calcext:value-type="float">
            <text:p>1624632619,1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346958" calcext:value-type="float">
            <text:p>0,69346958</text:p>
          </table:table-cell>
          <table:table-cell office:value-type="float" office:value="0" calcext:value-type="float">
            <text:p>0</text:p>
          </table:table-cell>
          <table:table-cell office:value-type="float" office:value="0.00455115" calcext:value-type="float">
            <text:p>0,00455115</text:p>
          </table:table-cell>
          <table:table-cell office:value-type="float" office:value="-2.00746023" calcext:value-type="float">
            <text:p>-2,0074602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28363" calcext:value-type="float">
            <text:p>1624632619,2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661165" calcext:value-type="float">
            <text:p>0,68661165</text:p>
          </table:table-cell>
          <table:table-cell office:value-type="float" office:value="0" calcext:value-type="float">
            <text:p>0</text:p>
          </table:table-cell>
          <table:table-cell office:value-type="float" office:value="0.00535029" calcext:value-type="float">
            <text:p>0,00535029</text:p>
          </table:table-cell>
          <table:table-cell office:value-type="float" office:value="-2.00792402" calcext:value-type="float">
            <text:p>-2,007924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38363" calcext:value-type="float">
            <text:p>1624632619,3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939371" calcext:value-type="float">
            <text:p>0,67939371</text:p>
          </table:table-cell>
          <table:table-cell office:value-type="float" office:value="-1" calcext:value-type="float">
            <text:p>-1</text:p>
          </table:table-cell>
          <table:table-cell office:value-type="float" office:value="-0.00654283" calcext:value-type="float">
            <text:p>-0,00654283</text:p>
          </table:table-cell>
          <table:table-cell office:value-type="float" office:value="-2.0060608" calcext:value-type="float">
            <text:p>-2,006060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9.48358" calcext:value-type="float">
            <text:p>1624632619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253566" calcext:value-type="float">
            <text:p>0,67253566</text:p>
          </table:table-cell>
          <table:table-cell office:value-type="float" office:value="-1" calcext:value-type="float">
            <text:p>-1</text:p>
          </table:table-cell>
          <table:table-cell office:value-type="float" office:value="-0.00659492" calcext:value-type="float">
            <text:p>-0,00659492</text:p>
          </table:table-cell>
          <table:table-cell office:value-type="float" office:value="-2.00605445" calcext:value-type="float">
            <text:p>-2,0060544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9.58359" calcext:value-type="float">
            <text:p>1624632619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567761" calcext:value-type="float">
            <text:p>0,66567761</text:p>
          </table:table-cell>
          <table:table-cell office:value-type="float" office:value="-1" calcext:value-type="float">
            <text:p>-1</text:p>
          </table:table-cell>
          <table:table-cell office:value-type="float" office:value="-0.00664701" calcext:value-type="float">
            <text:p>-0,00664701</text:p>
          </table:table-cell>
          <table:table-cell office:value-type="float" office:value="-2.00653311" calcext:value-type="float">
            <text:p>-2,0065331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9.68359" calcext:value-type="float">
            <text:p>1624632619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833843" calcext:value-type="float">
            <text:p>0,65833843</text:p>
          </table:table-cell>
          <table:table-cell office:value-type="float" office:value="-1" calcext:value-type="float">
            <text:p>-1</text:p>
          </table:table-cell>
          <table:table-cell office:value-type="float" office:value="-0.00663471" calcext:value-type="float">
            <text:p>-0,00663471</text:p>
          </table:table-cell>
          <table:table-cell office:value-type="float" office:value="-2.00604996" calcext:value-type="float">
            <text:p>-2,0060499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19.78362" calcext:value-type="float">
            <text:p>1624632619,7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148038" calcext:value-type="float">
            <text:p>0,65148038</text:p>
          </table:table-cell>
          <table:table-cell office:value-type="float" office:value="0" calcext:value-type="float">
            <text:p>0</text:p>
          </table:table-cell>
          <table:table-cell office:value-type="float" office:value="0.00410908" calcext:value-type="float">
            <text:p>0,00410908</text:p>
          </table:table-cell>
          <table:table-cell office:value-type="float" office:value="-2.00795208" calcext:value-type="float">
            <text:p>-2,0079520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88361" calcext:value-type="float">
            <text:p>1624632619,8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4408076" calcext:value-type="float">
            <text:p>0,64408076</text:p>
          </table:table-cell>
          <table:table-cell office:value-type="float" office:value="0" calcext:value-type="float">
            <text:p>0</text:p>
          </table:table-cell>
          <table:table-cell office:value-type="float" office:value="0.00497135" calcext:value-type="float">
            <text:p>0,00497135</text:p>
          </table:table-cell>
          <table:table-cell office:value-type="float" office:value="-2.00739287" calcext:value-type="float">
            <text:p>-2,0073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19.98362" calcext:value-type="float">
            <text:p>1624632619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734394" calcext:value-type="float">
            <text:p>0,63734394</text:p>
          </table:table-cell>
          <table:table-cell office:value-type="float" office:value="-1" calcext:value-type="float">
            <text:p>-1</text:p>
          </table:table-cell>
          <table:table-cell office:value-type="float" office:value="-0.00624972" calcext:value-type="float">
            <text:p>-0,00624972</text:p>
          </table:table-cell>
          <table:table-cell office:value-type="float" office:value="-2.00512938" calcext:value-type="float">
            <text:p>-2,0051293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0.08362" calcext:value-type="float">
            <text:p>1624632620,0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144827" calcext:value-type="float">
            <text:p>0,63144827</text:p>
          </table:table-cell>
          <table:table-cell office:value-type="float" office:value="-1" calcext:value-type="float">
            <text:p>-1</text:p>
          </table:table-cell>
          <table:table-cell office:value-type="float" office:value="-0.00643062" calcext:value-type="float">
            <text:p>-0,00643062</text:p>
          </table:table-cell>
          <table:table-cell office:value-type="float" office:value="-2.00656175" calcext:value-type="float">
            <text:p>-2,0065617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0.18362" calcext:value-type="float">
            <text:p>1624632620,1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410903" calcext:value-type="float">
            <text:p>0,62410903</text:p>
          </table:table-cell>
          <table:table-cell office:value-type="float" office:value="0" calcext:value-type="float">
            <text:p>0</text:p>
          </table:table-cell>
          <table:table-cell office:value-type="float" office:value="0.00438862" calcext:value-type="float">
            <text:p>0,00438862</text:p>
          </table:table-cell>
          <table:table-cell office:value-type="float" office:value="-2.0064722" calcext:value-type="float">
            <text:p>-2,006472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0.28362" calcext:value-type="float">
            <text:p>1624632620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821347" calcext:value-type="float">
            <text:p>0,61821347</text:p>
          </table:table-cell>
          <table:table-cell office:value-type="float" office:value="0" calcext:value-type="float">
            <text:p>0</text:p>
          </table:table-cell>
          <table:table-cell office:value-type="float" office:value="0.00410562" calcext:value-type="float">
            <text:p>0,00410562</text:p>
          </table:table-cell>
          <table:table-cell office:value-type="float" office:value="-2.00789181" calcext:value-type="float">
            <text:p>-2,0078918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0.38358" calcext:value-type="float">
            <text:p>1624632620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108743" calcext:value-type="float">
            <text:p>0,6108743</text:p>
          </table:table-cell>
          <table:table-cell office:value-type="float" office:value="0" calcext:value-type="float">
            <text:p>0</text:p>
          </table:table-cell>
          <table:table-cell office:value-type="float" office:value="0.00399084" calcext:value-type="float">
            <text:p>0,00399084</text:p>
          </table:table-cell>
          <table:table-cell office:value-type="float" office:value="-2.00642263" calcext:value-type="float">
            <text:p>-2,0064226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0.4836" calcext:value-type="float">
            <text:p>1624632620,4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049788" calcext:value-type="float">
            <text:p>0,6049788</text:p>
          </table:table-cell>
          <table:table-cell office:value-type="float" office:value="0" calcext:value-type="float">
            <text:p>0</text:p>
          </table:table-cell>
          <table:table-cell office:value-type="float" office:value="0.00467783" calcext:value-type="float">
            <text:p>0,00467783</text:p>
          </table:table-cell>
          <table:table-cell office:value-type="float" office:value="-2.0078423" calcext:value-type="float">
            <text:p>-2,007842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0.58359" calcext:value-type="float">
            <text:p>1624632620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776086" calcext:value-type="float">
            <text:p>0,59776086</text:p>
          </table:table-cell>
          <table:table-cell office:value-type="float" office:value="-1" calcext:value-type="float">
            <text:p>-1</text:p>
          </table:table-cell>
          <table:table-cell office:value-type="float" office:value="-0.0166638" calcext:value-type="float">
            <text:p>-0,0166638</text:p>
          </table:table-cell>
          <table:table-cell office:value-type="float" office:value="-2.00361876" calcext:value-type="float">
            <text:p>-2,00361876</text:p>
          </table:table-cell>
          <table:table-cell office:value-type="float" office:value="-98.74373506" calcext:value-type="float">
            <text:p>-98,74373506</text:p>
          </table:table-cell>
        </table:table-row>
        <table:table-row table:style-name="ro1">
          <table:table-cell office:value-type="float" office:value="1624632620.68363" calcext:value-type="float">
            <text:p>1624632620,6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186512" calcext:value-type="float">
            <text:p>0,59186512</text:p>
          </table:table-cell>
          <table:table-cell office:value-type="float" office:value="1" calcext:value-type="float">
            <text:p>1</text:p>
          </table:table-cell>
          <table:table-cell office:value-type="float" office:value="0.00373298" calcext:value-type="float">
            <text:p>0,00373298</text:p>
          </table:table-cell>
          <table:table-cell office:value-type="float" office:value="-2.00639519" calcext:value-type="float">
            <text:p>-2,0063951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0.78359" calcext:value-type="float">
            <text:p>1624632620,7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8596951" calcext:value-type="float">
            <text:p>0,58596951</text:p>
          </table:table-cell>
          <table:table-cell office:value-type="float" office:value="1" calcext:value-type="float">
            <text:p>1</text:p>
          </table:table-cell>
          <table:table-cell office:value-type="float" office:value="0.0034553" calcext:value-type="float">
            <text:p>0,0034553</text:p>
          </table:table-cell>
          <table:table-cell office:value-type="float" office:value="-2.00684536" calcext:value-type="float">
            <text:p>-2,00684536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0.8836" calcext:value-type="float">
            <text:p>1624632620,8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95927" calcext:value-type="float">
            <text:p>0,5795927</text:p>
          </table:table-cell>
          <table:table-cell office:value-type="float" office:value="1" calcext:value-type="float">
            <text:p>1</text:p>
          </table:table-cell>
          <table:table-cell office:value-type="float" office:value="0.00323412" calcext:value-type="float">
            <text:p>0,00323412</text:p>
          </table:table-cell>
          <table:table-cell office:value-type="float" office:value="-2.00633268" calcext:value-type="float">
            <text:p>-2,0063326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0.98362" calcext:value-type="float">
            <text:p>1624632620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369727" calcext:value-type="float">
            <text:p>0,57369727</text:p>
          </table:table-cell>
          <table:table-cell office:value-type="float" office:value="1" calcext:value-type="float">
            <text:p>1</text:p>
          </table:table-cell>
          <table:table-cell office:value-type="float" office:value="0.00392641" calcext:value-type="float">
            <text:p>0,00392641</text:p>
          </table:table-cell>
          <table:table-cell office:value-type="float" office:value="-2.00629803" calcext:value-type="float">
            <text:p>-2,0062980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1.0836" calcext:value-type="float">
            <text:p>1624632621,0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6792283" calcext:value-type="float">
            <text:p>0,56792283</text:p>
          </table:table-cell>
          <table:table-cell office:value-type="float" office:value="1" calcext:value-type="float">
            <text:p>1</text:p>
          </table:table-cell>
          <table:table-cell office:value-type="float" office:value="0.0036345" calcext:value-type="float">
            <text:p>0,0036345</text:p>
          </table:table-cell>
          <table:table-cell office:value-type="float" office:value="-2.00686854" calcext:value-type="float">
            <text:p>-2,0068685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1.18362" calcext:value-type="float">
            <text:p>1624632621,1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6154597" calcext:value-type="float">
            <text:p>0,56154597</text:p>
          </table:table-cell>
          <table:table-cell office:value-type="float" office:value="1" calcext:value-type="float">
            <text:p>1</text:p>
          </table:table-cell>
          <table:table-cell office:value-type="float" office:value="0.00341332" calcext:value-type="float">
            <text:p>0,00341332</text:p>
          </table:table-cell>
          <table:table-cell office:value-type="float" office:value="-2.0063558" calcext:value-type="float">
            <text:p>-2,006355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1.28362" calcext:value-type="float">
            <text:p>1624632621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5565035" calcext:value-type="float">
            <text:p>0,55565035</text:p>
          </table:table-cell>
          <table:table-cell office:value-type="float" office:value="1" calcext:value-type="float">
            <text:p>1</text:p>
          </table:table-cell>
          <table:table-cell office:value-type="float" office:value="0.01327723" calcext:value-type="float">
            <text:p>0,01327723</text:p>
          </table:table-cell>
          <table:table-cell office:value-type="float" office:value="-2.00742589" calcext:value-type="float">
            <text:p>-2,00742589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21.38363" calcext:value-type="float">
            <text:p>1624632621,3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4975486" calcext:value-type="float">
            <text:p>0,54975486</text:p>
          </table:table-cell>
          <table:table-cell office:value-type="float" office:value="0" calcext:value-type="float">
            <text:p>0</text:p>
          </table:table-cell>
          <table:table-cell office:value-type="float" office:value="0.00335299" calcext:value-type="float">
            <text:p>0,00335299</text:p>
          </table:table-cell>
          <table:table-cell office:value-type="float" office:value="-2.00585958" calcext:value-type="float">
            <text:p>-2,0058595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48355" calcext:value-type="float">
            <text:p>1624632621,48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4434073" calcext:value-type="float">
            <text:p>0,54434073</text:p>
          </table:table-cell>
          <table:table-cell office:value-type="float" office:value="0" calcext:value-type="float">
            <text:p>0</text:p>
          </table:table-cell>
          <table:table-cell office:value-type="float" office:value="0.00398388" calcext:value-type="float">
            <text:p>0,00398388</text:p>
          </table:table-cell>
          <table:table-cell office:value-type="float" office:value="-2.00630234" calcext:value-type="float">
            <text:p>-2,0063023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58358" calcext:value-type="float">
            <text:p>1624632621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856599" calcext:value-type="float">
            <text:p>0,53856599</text:p>
          </table:table-cell>
          <table:table-cell office:value-type="float" office:value="0" calcext:value-type="float">
            <text:p>0</text:p>
          </table:table-cell>
          <table:table-cell office:value-type="float" office:value="0.00368681" calcext:value-type="float">
            <text:p>0,00368681</text:p>
          </table:table-cell>
          <table:table-cell office:value-type="float" office:value="-2.00687194" calcext:value-type="float">
            <text:p>-2,0068719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68361" calcext:value-type="float">
            <text:p>1624632621,6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3218919" calcext:value-type="float">
            <text:p>0,53218919</text:p>
          </table:table-cell>
          <table:table-cell office:value-type="float" office:value="0" calcext:value-type="float">
            <text:p>0</text:p>
          </table:table-cell>
          <table:table-cell office:value-type="float" office:value="0.00345988" calcext:value-type="float">
            <text:p>0,00345988</text:p>
          </table:table-cell>
          <table:table-cell office:value-type="float" office:value="-2.00538858" calcext:value-type="float">
            <text:p>-2,0053885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78362" calcext:value-type="float">
            <text:p>1624632621,7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2725613" calcext:value-type="float">
            <text:p>0,52725613</text:p>
          </table:table-cell>
          <table:table-cell office:value-type="float" office:value="0" calcext:value-type="float">
            <text:p>0</text:p>
          </table:table-cell>
          <table:table-cell office:value-type="float" office:value="0.00403472" calcext:value-type="float">
            <text:p>0,00403472</text:p>
          </table:table-cell>
          <table:table-cell office:value-type="float" office:value="-2.00630913" calcext:value-type="float">
            <text:p>-2,0063091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1.88362" calcext:value-type="float">
            <text:p>1624632621,8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2148169" calcext:value-type="float">
            <text:p>0,52148169</text:p>
          </table:table-cell>
          <table:table-cell office:value-type="float" office:value="-1" calcext:value-type="float">
            <text:p>-1</text:p>
          </table:table-cell>
          <table:table-cell office:value-type="float" office:value="-0.00577724" calcext:value-type="float">
            <text:p>-0,00577724</text:p>
          </table:table-cell>
          <table:table-cell office:value-type="float" office:value="-2.00476961" calcext:value-type="float">
            <text:p>-2,0047696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1.98359" calcext:value-type="float">
            <text:p>1624632621,9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600683" calcext:value-type="float">
            <text:p>0,51600683</text:p>
          </table:table-cell>
          <table:table-cell office:value-type="float" office:value="0" calcext:value-type="float">
            <text:p>0</text:p>
          </table:table-cell>
          <table:table-cell office:value-type="float" office:value="0.00292059" calcext:value-type="float">
            <text:p>0,00292059</text:p>
          </table:table-cell>
          <table:table-cell office:value-type="float" office:value="-2.00629146" calcext:value-type="float">
            <text:p>-2,006291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08364" calcext:value-type="float">
            <text:p>1624632622,0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11151" calcext:value-type="float">
            <text:p>0,51011151</text:p>
          </table:table-cell>
          <table:table-cell office:value-type="float" office:value="0" calcext:value-type="float">
            <text:p>0</text:p>
          </table:table-cell>
          <table:table-cell office:value-type="float" office:value="0.00360756" calcext:value-type="float">
            <text:p>0,00360756</text:p>
          </table:table-cell>
          <table:table-cell office:value-type="float" office:value="-2.00528631" calcext:value-type="float">
            <text:p>-2,005286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18359" calcext:value-type="float">
            <text:p>1624632622,1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0529903" calcext:value-type="float">
            <text:p>0,50529903</text:p>
          </table:table-cell>
          <table:table-cell office:value-type="float" office:value="0" calcext:value-type="float">
            <text:p>0</text:p>
          </table:table-cell>
          <table:table-cell office:value-type="float" office:value="0.00319835" calcext:value-type="float">
            <text:p>0,00319835</text:p>
          </table:table-cell>
          <table:table-cell office:value-type="float" office:value="-2.00584162" calcext:value-type="float">
            <text:p>-2,0058416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28362" calcext:value-type="float">
            <text:p>1624632622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9988478" calcext:value-type="float">
            <text:p>0,49988478</text:p>
          </table:table-cell>
          <table:table-cell office:value-type="float" office:value="0" calcext:value-type="float">
            <text:p>0</text:p>
          </table:table-cell>
          <table:table-cell office:value-type="float" office:value="0.00285926" calcext:value-type="float">
            <text:p>0,00285926</text:p>
          </table:table-cell>
          <table:table-cell office:value-type="float" office:value="-2.00628425" calcext:value-type="float">
            <text:p>-2,0062842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38358" calcext:value-type="float">
            <text:p>1624632622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9398944" calcext:value-type="float">
            <text:p>0,49398944</text:p>
          </table:table-cell>
          <table:table-cell office:value-type="float" office:value="0" calcext:value-type="float">
            <text:p>0</text:p>
          </table:table-cell>
          <table:table-cell office:value-type="float" office:value="0.00354624" calcext:value-type="float">
            <text:p>0,00354624</text:p>
          </table:table-cell>
          <table:table-cell office:value-type="float" office:value="-2.00527907" calcext:value-type="float">
            <text:p>-2,0052790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48359" calcext:value-type="float">
            <text:p>1624632622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8917708" calcext:value-type="float">
            <text:p>0,48917708</text:p>
          </table:table-cell>
          <table:table-cell office:value-type="float" office:value="0" calcext:value-type="float">
            <text:p>0</text:p>
          </table:table-cell>
          <table:table-cell office:value-type="float" office:value="0.00313701" calcext:value-type="float">
            <text:p>0,00313701</text:p>
          </table:table-cell>
          <table:table-cell office:value-type="float" office:value="-2.00583449" calcext:value-type="float">
            <text:p>-2,0058344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58361" calcext:value-type="float">
            <text:p>1624632622,5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8376277" calcext:value-type="float">
            <text:p>0,48376277</text:p>
          </table:table-cell>
          <table:table-cell office:value-type="float" office:value="0" calcext:value-type="float">
            <text:p>0</text:p>
          </table:table-cell>
          <table:table-cell office:value-type="float" office:value="0.00376793" calcext:value-type="float">
            <text:p>0,00376793</text:p>
          </table:table-cell>
          <table:table-cell office:value-type="float" office:value="-2.00530707" calcext:value-type="float">
            <text:p>-2,0053070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68358" calcext:value-type="float">
            <text:p>1624632622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895077" calcext:value-type="float">
            <text:p>0,47895077</text:p>
          </table:table-cell>
          <table:table-cell office:value-type="float" office:value="-1" calcext:value-type="float">
            <text:p>-1</text:p>
          </table:table-cell>
          <table:table-cell office:value-type="float" office:value="-0.00493473" calcext:value-type="float">
            <text:p>-0,00493473</text:p>
          </table:table-cell>
          <table:table-cell office:value-type="float" office:value="-2.00433136" calcext:value-type="float">
            <text:p>-2,0043313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2.78362" calcext:value-type="float">
            <text:p>1624632622,7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40175" calcext:value-type="float">
            <text:p>0,4740175</text:p>
          </table:table-cell>
          <table:table-cell office:value-type="float" office:value="0" calcext:value-type="float">
            <text:p>0</text:p>
          </table:table-cell>
          <table:table-cell office:value-type="float" office:value="0.00296353" calcext:value-type="float">
            <text:p>0,00296353</text:p>
          </table:table-cell>
          <table:table-cell office:value-type="float" office:value="-2.00532819" calcext:value-type="float">
            <text:p>-2,0053281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88361" calcext:value-type="float">
            <text:p>1624632622,8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6908447" calcext:value-type="float">
            <text:p>0,46908447</text:p>
          </table:table-cell>
          <table:table-cell office:value-type="float" office:value="0" calcext:value-type="float">
            <text:p>0</text:p>
          </table:table-cell>
          <table:table-cell office:value-type="float" office:value="0.00353837" calcext:value-type="float">
            <text:p>0,00353837</text:p>
          </table:table-cell>
          <table:table-cell office:value-type="float" office:value="-2.00576377" calcext:value-type="float">
            <text:p>-2,005763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2.98361" calcext:value-type="float">
            <text:p>1624632622,9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6379119" calcext:value-type="float">
            <text:p>0,46379119</text:p>
          </table:table-cell>
          <table:table-cell office:value-type="float" office:value="-1" calcext:value-type="float">
            <text:p>-1</text:p>
          </table:table-cell>
          <table:table-cell office:value-type="float" office:value="-0.00484571" calcext:value-type="float">
            <text:p>-0,00484571</text:p>
          </table:table-cell>
          <table:table-cell office:value-type="float" office:value="-2.00434318" calcext:value-type="float">
            <text:p>-2,0043431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3.08358" calcext:value-type="float">
            <text:p>1624632623,0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885792" calcext:value-type="float">
            <text:p>0,45885792</text:p>
          </table:table-cell>
          <table:table-cell office:value-type="float" office:value="0" calcext:value-type="float">
            <text:p>0</text:p>
          </table:table-cell>
          <table:table-cell office:value-type="float" office:value="0.00376005" calcext:value-type="float">
            <text:p>0,00376005</text:p>
          </table:table-cell>
          <table:table-cell office:value-type="float" office:value="-2.00433689" calcext:value-type="float">
            <text:p>-2,0043368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1836" calcext:value-type="float">
            <text:p>1624632623,1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5500848" calcext:value-type="float">
            <text:p>0,45500848</text:p>
          </table:table-cell>
          <table:table-cell office:value-type="float" office:value="-1" calcext:value-type="float">
            <text:p>-1</text:p>
          </table:table-cell>
          <table:table-cell office:value-type="float" office:value="-0.0046402" calcext:value-type="float">
            <text:p>-0,0046402</text:p>
          </table:table-cell>
          <table:table-cell office:value-type="float" office:value="-2.00485449" calcext:value-type="float">
            <text:p>-2,00485449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3.28358" calcext:value-type="float">
            <text:p>1624632623,2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959393" calcext:value-type="float">
            <text:p>0,44959393</text:p>
          </table:table-cell>
          <table:table-cell office:value-type="float" office:value="0" calcext:value-type="float">
            <text:p>0</text:p>
          </table:table-cell>
          <table:table-cell office:value-type="float" office:value="0.00289957" calcext:value-type="float">
            <text:p>0,00289957</text:p>
          </table:table-cell>
          <table:table-cell office:value-type="float" office:value="-2.00532101" calcext:value-type="float">
            <text:p>-2,0053210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38362" calcext:value-type="float">
            <text:p>1624632623,3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466081" calcext:value-type="float">
            <text:p>0,44466081</text:p>
          </table:table-cell>
          <table:table-cell office:value-type="float" office:value="0" calcext:value-type="float">
            <text:p>0</text:p>
          </table:table-cell>
          <table:table-cell office:value-type="float" office:value="0.00347442" calcext:value-type="float">
            <text:p>0,00347442</text:p>
          </table:table-cell>
          <table:table-cell office:value-type="float" office:value="-2.0043015" calcext:value-type="float">
            <text:p>-2,00430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48359" calcext:value-type="float">
            <text:p>1624632623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081119" calcext:value-type="float">
            <text:p>0,44081119</text:p>
          </table:table-cell>
          <table:table-cell office:value-type="float" office:value="-1" calcext:value-type="float">
            <text:p>-1</text:p>
          </table:table-cell>
          <table:table-cell office:value-type="float" office:value="-0.00467997" calcext:value-type="float">
            <text:p>-0,00467997</text:p>
          </table:table-cell>
          <table:table-cell office:value-type="float" office:value="-2.00436494" calcext:value-type="float">
            <text:p>-2,00436494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3.58363" calcext:value-type="float">
            <text:p>1624632623,5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3587798" calcext:value-type="float">
            <text:p>0,43587798</text:p>
          </table:table-cell>
          <table:table-cell office:value-type="float" office:value="0" calcext:value-type="float">
            <text:p>0</text:p>
          </table:table-cell>
          <table:table-cell office:value-type="float" office:value="0.00352787" calcext:value-type="float">
            <text:p>0,00352787</text:p>
          </table:table-cell>
          <table:table-cell office:value-type="float" office:value="-2.0057635" calcext:value-type="float">
            <text:p>-2,005763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68362" calcext:value-type="float">
            <text:p>1624632623,6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3058509" calcext:value-type="float">
            <text:p>0,43058509</text:p>
          </table:table-cell>
          <table:table-cell office:value-type="float" office:value="-1" calcext:value-type="float">
            <text:p>-1</text:p>
          </table:table-cell>
          <table:table-cell office:value-type="float" office:value="-0.00428127" calcext:value-type="float">
            <text:p>-0,00428127</text:p>
          </table:table-cell>
          <table:table-cell office:value-type="float" office:value="-2.00344585" calcext:value-type="float">
            <text:p>-2,0034458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3.78362" calcext:value-type="float">
            <text:p>1624632623,7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661399" calcext:value-type="float">
            <text:p>0,42661399</text:p>
          </table:table-cell>
          <table:table-cell office:value-type="float" office:value="0" calcext:value-type="float">
            <text:p>0</text:p>
          </table:table-cell>
          <table:table-cell office:value-type="float" office:value="0.00266739" calcext:value-type="float">
            <text:p>0,00266739</text:p>
          </table:table-cell>
          <table:table-cell office:value-type="float" office:value="-2.00529262" calcext:value-type="float">
            <text:p>-2,0052926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88362" calcext:value-type="float">
            <text:p>1624632623,8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16809" calcext:value-type="float">
            <text:p>0,4216809</text:p>
          </table:table-cell>
          <table:table-cell office:value-type="float" office:value="0" calcext:value-type="float">
            <text:p>0</text:p>
          </table:table-cell>
          <table:table-cell office:value-type="float" office:value="0.00324223" calcext:value-type="float">
            <text:p>0,00324223</text:p>
          </table:table-cell>
          <table:table-cell office:value-type="float" office:value="-2.00475814" calcext:value-type="float">
            <text:p>-2,0047581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3.98362" calcext:value-type="float">
            <text:p>1624632623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735005" calcext:value-type="float">
            <text:p>0,41735005</text:p>
          </table:table-cell>
          <table:table-cell office:value-type="float" office:value="-1" calcext:value-type="float">
            <text:p>-1</text:p>
          </table:table-cell>
          <table:table-cell office:value-type="float" office:value="-0.00444984" calcext:value-type="float">
            <text:p>-0,00444984</text:p>
          </table:table-cell>
          <table:table-cell office:value-type="float" office:value="-2.00342491" calcext:value-type="float">
            <text:p>-2,0034249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4.08362" calcext:value-type="float">
            <text:p>1624632624,0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1337925" calcext:value-type="float">
            <text:p>0,41337925</text:p>
          </table:table-cell>
          <table:table-cell office:value-type="float" office:value="0" calcext:value-type="float">
            <text:p>0</text:p>
          </table:table-cell>
          <table:table-cell office:value-type="float" office:value="0.00323961" calcext:value-type="float">
            <text:p>0,00323961</text:p>
          </table:table-cell>
          <table:table-cell office:value-type="float" office:value="-2.00524305" calcext:value-type="float">
            <text:p>-2,0052430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4.18359" calcext:value-type="float">
            <text:p>1624632624,1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0856737" calcext:value-type="float">
            <text:p>0,40856737</text:p>
          </table:table-cell>
          <table:table-cell office:value-type="float" office:value="-1" calcext:value-type="float">
            <text:p>-1</text:p>
          </table:table-cell>
          <table:table-cell office:value-type="float" office:value="-0.0116685" calcext:value-type="float">
            <text:p>-0,0116685</text:p>
          </table:table-cell>
          <table:table-cell office:value-type="float" office:value="-2.00237906" calcext:value-type="float">
            <text:p>-2,00237906</text:p>
          </table:table-cell>
          <table:table-cell office:value-type="float" office:value="-98.74373506" calcext:value-type="float">
            <text:p>-98,74373506</text:p>
          </table:table-cell>
        </table:table-row>
        <table:table-row table:style-name="ro1">
          <table:table-cell office:value-type="float" office:value="1624632624.28361" calcext:value-type="float">
            <text:p>1624632624,2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0459642" calcext:value-type="float">
            <text:p>0,40459642</text:p>
          </table:table-cell>
          <table:table-cell office:value-type="float" office:value="1" calcext:value-type="float">
            <text:p>1</text:p>
          </table:table-cell>
          <table:table-cell office:value-type="float" office:value="0.00292872" calcext:value-type="float">
            <text:p>0,00292872</text:p>
          </table:table-cell>
          <table:table-cell office:value-type="float" office:value="-2.00472214" calcext:value-type="float">
            <text:p>-2,0047221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38359" calcext:value-type="float">
            <text:p>1624632624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0026584" calcext:value-type="float">
            <text:p>0,40026584</text:p>
          </table:table-cell>
          <table:table-cell office:value-type="float" office:value="1" calcext:value-type="float">
            <text:p>1</text:p>
          </table:table-cell>
          <table:table-cell office:value-type="float" office:value="0.00246726" calcext:value-type="float">
            <text:p>0,00246726</text:p>
          </table:table-cell>
          <table:table-cell office:value-type="float" office:value="-2.00430152" calcext:value-type="float">
            <text:p>-2,0043015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48362" calcext:value-type="float">
            <text:p>1624632624,4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9629483" calcext:value-type="float">
            <text:p>0,39629483</text:p>
          </table:table-cell>
          <table:table-cell office:value-type="float" office:value="1" calcext:value-type="float">
            <text:p>1</text:p>
          </table:table-cell>
          <table:table-cell office:value-type="float" office:value="0.00293357" calcext:value-type="float">
            <text:p>0,00293357</text:p>
          </table:table-cell>
          <table:table-cell office:value-type="float" office:value="-2.00520799" calcext:value-type="float">
            <text:p>-2,0052079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58362" calcext:value-type="float">
            <text:p>1624632624,5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9148322" calcext:value-type="float">
            <text:p>0,39148322</text:p>
          </table:table-cell>
          <table:table-cell office:value-type="float" office:value="0" calcext:value-type="float">
            <text:p>0</text:p>
          </table:table-cell>
          <table:table-cell office:value-type="float" office:value="-0.00473446" calcext:value-type="float">
            <text:p>-0,00473446</text:p>
          </table:table-cell>
          <table:table-cell office:value-type="float" office:value="-2.00344814" calcext:value-type="float">
            <text:p>-2,00344814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24.68359" calcext:value-type="float">
            <text:p>1624632624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745165" calcext:value-type="float">
            <text:p>0,38745165</text:p>
          </table:table-cell>
          <table:table-cell office:value-type="float" office:value="1" calcext:value-type="float">
            <text:p>1</text:p>
          </table:table-cell>
          <table:table-cell office:value-type="float" office:value="0.00251701" calcext:value-type="float">
            <text:p>0,00251701</text:p>
          </table:table-cell>
          <table:table-cell office:value-type="float" office:value="-2.00467099" calcext:value-type="float">
            <text:p>-2,0046709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78361" calcext:value-type="float">
            <text:p>1624632624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312069" calcext:value-type="float">
            <text:p>0,38312069</text:p>
          </table:table-cell>
          <table:table-cell office:value-type="float" office:value="1" calcext:value-type="float">
            <text:p>1</text:p>
          </table:table-cell>
          <table:table-cell office:value-type="float" office:value="0.00205559" calcext:value-type="float">
            <text:p>0,00205559</text:p>
          </table:table-cell>
          <table:table-cell office:value-type="float" office:value="-2.00424999" calcext:value-type="float">
            <text:p>-2,0042499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88362" calcext:value-type="float">
            <text:p>1624632624,8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915" calcext:value-type="float">
            <text:p>0,37915</text:p>
          </table:table-cell>
          <table:table-cell office:value-type="float" office:value="1" calcext:value-type="float">
            <text:p>1</text:p>
          </table:table-cell>
          <table:table-cell office:value-type="float" office:value="0.00155187" calcext:value-type="float">
            <text:p>0,00155187</text:p>
          </table:table-cell>
          <table:table-cell office:value-type="float" office:value="-2.00418678" calcext:value-type="float">
            <text:p>-2,0041867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4.9836" calcext:value-type="float">
            <text:p>1624632624,9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517995" calcext:value-type="float">
            <text:p>0,37517995</text:p>
          </table:table-cell>
          <table:table-cell office:value-type="float" office:value="1" calcext:value-type="float">
            <text:p>1</text:p>
          </table:table-cell>
          <table:table-cell office:value-type="float" office:value="0.00886575" calcext:value-type="float">
            <text:p>0,00886575</text:p>
          </table:table-cell>
          <table:table-cell office:value-type="float" office:value="-2.00487023" calcext:value-type="float">
            <text:p>-2,00487023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25.08363" calcext:value-type="float">
            <text:p>1624632625,0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7132961" calcext:value-type="float">
            <text:p>0,37132961</text:p>
          </table:table-cell>
          <table:table-cell office:value-type="float" office:value="0" calcext:value-type="float">
            <text:p>0</text:p>
          </table:table-cell>
          <table:table-cell office:value-type="float" office:value="0.00183458" calcext:value-type="float">
            <text:p>0,00183458</text:p>
          </table:table-cell>
          <table:table-cell office:value-type="float" office:value="-2.00373487" calcext:value-type="float">
            <text:p>-2,003734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18358" calcext:value-type="float">
            <text:p>1624632625,1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784089" calcext:value-type="float">
            <text:p>0,36784089</text:p>
          </table:table-cell>
          <table:table-cell office:value-type="float" office:value="0" calcext:value-type="float">
            <text:p>0</text:p>
          </table:table-cell>
          <table:table-cell office:value-type="float" office:value="0.00224112" calcext:value-type="float">
            <text:p>0,00224112</text:p>
          </table:table-cell>
          <table:table-cell office:value-type="float" office:value="-2.00414992" calcext:value-type="float">
            <text:p>-2,0041499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28359" calcext:value-type="float">
            <text:p>1624632625,2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399049" calcext:value-type="float">
            <text:p>0,36399049</text:p>
          </table:table-cell>
          <table:table-cell office:value-type="float" office:value="0" calcext:value-type="float">
            <text:p>0</text:p>
          </table:table-cell>
          <table:table-cell office:value-type="float" office:value="0.0017198" calcext:value-type="float">
            <text:p>0,0017198</text:p>
          </table:table-cell>
          <table:table-cell office:value-type="float" office:value="-2.00420575" calcext:value-type="float">
            <text:p>-2,0042057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38359" calcext:value-type="float">
            <text:p>1624632625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002049" calcext:value-type="float">
            <text:p>0,36002049</text:p>
          </table:table-cell>
          <table:table-cell office:value-type="float" office:value="0" calcext:value-type="float">
            <text:p>0</text:p>
          </table:table-cell>
          <table:table-cell office:value-type="float" office:value="0.00218241" calcext:value-type="float">
            <text:p>0,00218241</text:p>
          </table:table-cell>
          <table:table-cell office:value-type="float" office:value="-2.0041428" calcext:value-type="float">
            <text:p>-2,00414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48358" calcext:value-type="float">
            <text:p>1624632625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617009" calcext:value-type="float">
            <text:p>0,35617009</text:p>
          </table:table-cell>
          <table:table-cell office:value-type="float" office:value="0" calcext:value-type="float">
            <text:p>0</text:p>
          </table:table-cell>
          <table:table-cell office:value-type="float" office:value="0.00166109" calcext:value-type="float">
            <text:p>0,00166109</text:p>
          </table:table-cell>
          <table:table-cell office:value-type="float" office:value="-2.00468363" calcext:value-type="float">
            <text:p>-2,0046836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58361" calcext:value-type="float">
            <text:p>1624632625,5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171878" calcext:value-type="float">
            <text:p>0,35171878</text:p>
          </table:table-cell>
          <table:table-cell office:value-type="float" office:value="0" calcext:value-type="float">
            <text:p>0</text:p>
          </table:table-cell>
          <table:table-cell office:value-type="float" office:value="0.0021798" calcext:value-type="float">
            <text:p>0,0021798</text:p>
          </table:table-cell>
          <table:table-cell office:value-type="float" office:value="-2.00317265" calcext:value-type="float">
            <text:p>-2,0031726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68358" calcext:value-type="float">
            <text:p>1624632625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883097" calcext:value-type="float">
            <text:p>0,34883097</text:p>
          </table:table-cell>
          <table:table-cell office:value-type="float" office:value="0" calcext:value-type="float">
            <text:p>0</text:p>
          </table:table-cell>
          <table:table-cell office:value-type="float" office:value="0.00251631" calcext:value-type="float">
            <text:p>0,00251631</text:p>
          </table:table-cell>
          <table:table-cell office:value-type="float" office:value="-2.00418451" calcext:value-type="float">
            <text:p>-2,0041845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78362" calcext:value-type="float">
            <text:p>1624632625,7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49811" calcext:value-type="float">
            <text:p>0,3449811</text:p>
          </table:table-cell>
          <table:table-cell office:value-type="float" office:value="0" calcext:value-type="float">
            <text:p>0</text:p>
          </table:table-cell>
          <table:table-cell office:value-type="float" office:value="0.00199493" calcext:value-type="float">
            <text:p>0,00199493</text:p>
          </table:table-cell>
          <table:table-cell office:value-type="float" office:value="-2.00424087" calcext:value-type="float">
            <text:p>-2,004240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88361" calcext:value-type="float">
            <text:p>1624632625,8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101057" calcext:value-type="float">
            <text:p>0,34101057</text:p>
          </table:table-cell>
          <table:table-cell office:value-type="float" office:value="0" calcext:value-type="float">
            <text:p>0</text:p>
          </table:table-cell>
          <table:table-cell office:value-type="float" office:value="0.00245761" calcext:value-type="float">
            <text:p>0,00245761</text:p>
          </table:table-cell>
          <table:table-cell office:value-type="float" office:value="-2.00320739" calcext:value-type="float">
            <text:p>-2,0032073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5.98361" calcext:value-type="float">
            <text:p>1624632625,9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812311" calcext:value-type="float">
            <text:p>0,33812311</text:p>
          </table:table-cell>
          <table:table-cell office:value-type="float" office:value="0" calcext:value-type="float">
            <text:p>0</text:p>
          </table:table-cell>
          <table:table-cell office:value-type="float" office:value="0.00182408" calcext:value-type="float">
            <text:p>0,00182408</text:p>
          </table:table-cell>
          <table:table-cell office:value-type="float" office:value="-2.0047046" calcext:value-type="float">
            <text:p>-2,00470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08361" calcext:value-type="float">
            <text:p>1624632626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367145" calcext:value-type="float">
            <text:p>0,33367145</text:p>
          </table:table-cell>
          <table:table-cell office:value-type="float" office:value="0" calcext:value-type="float">
            <text:p>0</text:p>
          </table:table-cell>
          <table:table-cell office:value-type="float" office:value="0.00234282" calcext:value-type="float">
            <text:p>0,00234282</text:p>
          </table:table-cell>
          <table:table-cell office:value-type="float" office:value="-2.00319327" calcext:value-type="float">
            <text:p>-2,0031932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18359" calcext:value-type="float">
            <text:p>1624632626,1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078396" calcext:value-type="float">
            <text:p>0,33078396</text:p>
          </table:table-cell>
          <table:table-cell office:value-type="float" office:value="0" calcext:value-type="float">
            <text:p>0</text:p>
          </table:table-cell>
          <table:table-cell office:value-type="float" office:value="0.0017093" calcext:value-type="float">
            <text:p>0,0017093</text:p>
          </table:table-cell>
          <table:table-cell office:value-type="float" office:value="-2.00420545" calcext:value-type="float">
            <text:p>-2,0042054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28362" calcext:value-type="float">
            <text:p>1624632626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681367" calcext:value-type="float">
            <text:p>0,32681367</text:p>
          </table:table-cell>
          <table:table-cell office:value-type="float" office:value="0" calcext:value-type="float">
            <text:p>0</text:p>
          </table:table-cell>
          <table:table-cell office:value-type="float" office:value="0.00217195" calcext:value-type="float">
            <text:p>0,00217195</text:p>
          </table:table-cell>
          <table:table-cell office:value-type="float" office:value="-2.00317221" calcext:value-type="float">
            <text:p>-2,003172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38359" calcext:value-type="float">
            <text:p>1624632626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392603" calcext:value-type="float">
            <text:p>0,32392603</text:p>
          </table:table-cell>
          <table:table-cell office:value-type="float" office:value="0" calcext:value-type="float">
            <text:p>0</text:p>
          </table:table-cell>
          <table:table-cell office:value-type="float" office:value="0.00250844" calcext:value-type="float">
            <text:p>0,00250844</text:p>
          </table:table-cell>
          <table:table-cell office:value-type="float" office:value="-2.00369924" calcext:value-type="float">
            <text:p>-2,0036992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4836" calcext:value-type="float">
            <text:p>1624632626,4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2055762" calcext:value-type="float">
            <text:p>0,32055762</text:p>
          </table:table-cell>
          <table:table-cell office:value-type="float" office:value="-1" calcext:value-type="float">
            <text:p>-1</text:p>
          </table:table-cell>
          <table:table-cell office:value-type="float" office:value="-0.00361974" calcext:value-type="float">
            <text:p>-0,00361974</text:p>
          </table:table-cell>
          <table:table-cell office:value-type="float" office:value="-2.00353338" calcext:value-type="float">
            <text:p>-2,0035333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6.58359" calcext:value-type="float">
            <text:p>1624632626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658688" calcext:value-type="float">
            <text:p>0,31658688</text:p>
          </table:table-cell>
          <table:table-cell office:value-type="float" office:value="0" calcext:value-type="float">
            <text:p>0</text:p>
          </table:table-cell>
          <table:table-cell office:value-type="float" office:value="0.00239366" calcext:value-type="float">
            <text:p>0,00239366</text:p>
          </table:table-cell>
          <table:table-cell office:value-type="float" office:value="-2.00320009" calcext:value-type="float">
            <text:p>-2,0032000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68363" calcext:value-type="float">
            <text:p>1624632626,6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369957" calcext:value-type="float">
            <text:p>0,31369957</text:p>
          </table:table-cell>
          <table:table-cell office:value-type="float" office:value="-1" calcext:value-type="float">
            <text:p>-1</text:p>
          </table:table-cell>
          <table:table-cell office:value-type="float" office:value="-0.00367183" calcext:value-type="float">
            <text:p>-0,00367183</text:p>
          </table:table-cell>
          <table:table-cell office:value-type="float" office:value="-2.00255703" calcext:value-type="float">
            <text:p>-2,0025570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6.78364" calcext:value-type="float">
            <text:p>1624632626,7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06916" calcext:value-type="float">
            <text:p>0,3106916</text:p>
          </table:table-cell>
          <table:table-cell office:value-type="float" office:value="0" calcext:value-type="float">
            <text:p>0</text:p>
          </table:table-cell>
          <table:table-cell office:value-type="float" office:value="0.00211063" calcext:value-type="float">
            <text:p>0,00211063</text:p>
          </table:table-cell>
          <table:table-cell office:value-type="float" office:value="-2.00413497" calcext:value-type="float">
            <text:p>-2,004134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88361" calcext:value-type="float">
            <text:p>1624632626,8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684158" calcext:value-type="float">
            <text:p>0,30684158</text:p>
          </table:table-cell>
          <table:table-cell office:value-type="float" office:value="0" calcext:value-type="float">
            <text:p>0</text:p>
          </table:table-cell>
          <table:table-cell office:value-type="float" office:value="0.00255926" calcext:value-type="float">
            <text:p>0,00255926</text:p>
          </table:table-cell>
          <table:table-cell office:value-type="float" office:value="-2.00370618" calcext:value-type="float">
            <text:p>-2,0037061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6.98361" calcext:value-type="float">
            <text:p>1624632626,9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347344" calcext:value-type="float">
            <text:p>0,30347344</text:p>
          </table:table-cell>
          <table:table-cell office:value-type="float" office:value="-1" calcext:value-type="float">
            <text:p>-1</text:p>
          </table:table-cell>
          <table:table-cell office:value-type="float" office:value="-0.00327313" calcext:value-type="float">
            <text:p>-0,00327313</text:p>
          </table:table-cell>
          <table:table-cell office:value-type="float" office:value="-2.00260791" calcext:value-type="float">
            <text:p>-2,0026079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7.08363" calcext:value-type="float">
            <text:p>1624632627,0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046484" calcext:value-type="float">
            <text:p>0,30046484</text:p>
          </table:table-cell>
          <table:table-cell office:value-type="float" office:value="0" calcext:value-type="float">
            <text:p>0</text:p>
          </table:table-cell>
          <table:table-cell office:value-type="float" office:value="0.00233233" calcext:value-type="float">
            <text:p>0,00233233</text:p>
          </table:table-cell>
          <table:table-cell office:value-type="float" office:value="-2.00319288" calcext:value-type="float">
            <text:p>-2,003192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18363" calcext:value-type="float">
            <text:p>1624632627,1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9757765" calcext:value-type="float">
            <text:p>0,29757765</text:p>
          </table:table-cell>
          <table:table-cell office:value-type="float" office:value="-1" calcext:value-type="float">
            <text:p>-1</text:p>
          </table:table-cell>
          <table:table-cell office:value-type="float" office:value="-0.00345401" calcext:value-type="float">
            <text:p>-0,00345401</text:p>
          </table:table-cell>
          <table:table-cell office:value-type="float" office:value="-2.00258517" calcext:value-type="float">
            <text:p>-2,0025851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7.28363" calcext:value-type="float">
            <text:p>1624632627,2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9456952" calcext:value-type="float">
            <text:p>0,29456952</text:p>
          </table:table-cell>
          <table:table-cell office:value-type="float" office:value="0" calcext:value-type="float">
            <text:p>0</text:p>
          </table:table-cell>
          <table:table-cell office:value-type="float" office:value="0.00204931" calcext:value-type="float">
            <text:p>0,00204931</text:p>
          </table:table-cell>
          <table:table-cell office:value-type="float" office:value="-2.00315773" calcext:value-type="float">
            <text:p>-2,0031577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38359" calcext:value-type="float">
            <text:p>1624632627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91682" calcext:value-type="float">
            <text:p>0,291682</text:p>
          </table:table-cell>
          <table:table-cell office:value-type="float" office:value="0" calcext:value-type="float">
            <text:p>0</text:p>
          </table:table-cell>
          <table:table-cell office:value-type="float" office:value="0.00238578" calcext:value-type="float">
            <text:p>0,00238578</text:p>
          </table:table-cell>
          <table:table-cell office:value-type="float" office:value="-2.00368488" calcext:value-type="float">
            <text:p>-2,003684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4836" calcext:value-type="float">
            <text:p>1624632627,4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831384" calcext:value-type="float">
            <text:p>0,28831384</text:p>
          </table:table-cell>
          <table:table-cell office:value-type="float" office:value="-1" calcext:value-type="float">
            <text:p>-1</text:p>
          </table:table-cell>
          <table:table-cell office:value-type="float" office:value="-0.0031841" calcext:value-type="float">
            <text:p>-0,0031841</text:p>
          </table:table-cell>
          <table:table-cell office:value-type="float" office:value="-2.0026197" calcext:value-type="float">
            <text:p>-2,002619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7.58362" calcext:value-type="float">
            <text:p>1624632627,5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530532" calcext:value-type="float">
            <text:p>0,28530532</text:p>
          </table:table-cell>
          <table:table-cell office:value-type="float" office:value="0" calcext:value-type="float">
            <text:p>0</text:p>
          </table:table-cell>
          <table:table-cell office:value-type="float" office:value="0.00215885" calcext:value-type="float">
            <text:p>0,00215885</text:p>
          </table:table-cell>
          <table:table-cell office:value-type="float" office:value="-2.00317164" calcext:value-type="float">
            <text:p>-2,0031716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68364" calcext:value-type="float">
            <text:p>1624632627,6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241804" calcext:value-type="float">
            <text:p>0,28241804</text:p>
          </table:table-cell>
          <table:table-cell office:value-type="float" office:value="-1" calcext:value-type="float">
            <text:p>-1</text:p>
          </table:table-cell>
          <table:table-cell office:value-type="float" office:value="-0.00336499" calcext:value-type="float">
            <text:p>-0,00336499</text:p>
          </table:table-cell>
          <table:table-cell office:value-type="float" office:value="-2.00259696" calcext:value-type="float">
            <text:p>-2,0025969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27.78361" calcext:value-type="float">
            <text:p>1624632627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941003" calcext:value-type="float">
            <text:p>0,27941003</text:p>
          </table:table-cell>
          <table:table-cell office:value-type="float" office:value="0" calcext:value-type="float">
            <text:p>0</text:p>
          </table:table-cell>
          <table:table-cell office:value-type="float" office:value="0.00187582" calcext:value-type="float">
            <text:p>0,00187582</text:p>
          </table:table-cell>
          <table:table-cell office:value-type="float" office:value="-2.00313652" calcext:value-type="float">
            <text:p>-2,0031365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88359" calcext:value-type="float">
            <text:p>1624632627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652246" calcext:value-type="float">
            <text:p>0,27652246</text:p>
          </table:table-cell>
          <table:table-cell office:value-type="float" office:value="0" calcext:value-type="float">
            <text:p>0</text:p>
          </table:table-cell>
          <table:table-cell office:value-type="float" office:value="0.0022123" calcext:value-type="float">
            <text:p>0,0022123</text:p>
          </table:table-cell>
          <table:table-cell office:value-type="float" office:value="-2.00317861" calcext:value-type="float">
            <text:p>-2,0031786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7.98362" calcext:value-type="float">
            <text:p>1624632627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363536" calcext:value-type="float">
            <text:p>0,27363536</text:p>
          </table:table-cell>
          <table:table-cell office:value-type="float" office:value="-1" calcext:value-type="float">
            <text:p>-1</text:p>
          </table:table-cell>
          <table:table-cell office:value-type="float" office:value="-0.00813176" calcext:value-type="float">
            <text:p>-0,00813176</text:p>
          </table:table-cell>
          <table:table-cell office:value-type="float" office:value="-2.00239021" calcext:value-type="float">
            <text:p>-2,00239021</text:p>
          </table:table-cell>
          <table:table-cell office:value-type="float" office:value="-98.74373506" calcext:value-type="float">
            <text:p>-98,74373506</text:p>
          </table:table-cell>
        </table:table-row>
        <table:table-row table:style-name="ro1">
          <table:table-cell office:value-type="float" office:value="1624632628.08361" calcext:value-type="float">
            <text:p>1624632628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01458" calcext:value-type="float">
            <text:p>0,2701458</text:p>
          </table:table-cell>
          <table:table-cell office:value-type="float" office:value="1" calcext:value-type="float">
            <text:p>1</text:p>
          </table:table-cell>
          <table:table-cell office:value-type="float" office:value="0.0017421" calcext:value-type="float">
            <text:p>0,0017421</text:p>
          </table:table-cell>
          <table:table-cell office:value-type="float" office:value="-2.00312175" calcext:value-type="float">
            <text:p>-2,0031217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18364" calcext:value-type="float">
            <text:p>1624632628,1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725847" calcext:value-type="float">
            <text:p>0,26725847</text:p>
          </table:table-cell>
          <table:table-cell office:value-type="float" office:value="1" calcext:value-type="float">
            <text:p>1</text:p>
          </table:table-cell>
          <table:table-cell office:value-type="float" office:value="0.00208116" calcext:value-type="float">
            <text:p>0,00208116</text:p>
          </table:table-cell>
          <table:table-cell office:value-type="float" office:value="-2.00316438" calcext:value-type="float">
            <text:p>-2,0031643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28364" calcext:value-type="float">
            <text:p>1624632628,2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43716" calcext:value-type="float">
            <text:p>0,2643716</text:p>
          </table:table-cell>
          <table:table-cell office:value-type="float" office:value="0" calcext:value-type="float">
            <text:p>0</text:p>
          </table:table-cell>
          <table:table-cell office:value-type="float" office:value="-0.00361211" calcext:value-type="float">
            <text:p>-0,00361211</text:p>
          </table:table-cell>
          <table:table-cell office:value-type="float" office:value="-2.0016557" calcext:value-type="float">
            <text:p>-2,001655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28.38359" calcext:value-type="float">
            <text:p>1624632628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226577" calcext:value-type="float">
            <text:p>0,26226577</text:p>
          </table:table-cell>
          <table:table-cell office:value-type="float" office:value="1" calcext:value-type="float">
            <text:p>1</text:p>
          </table:table-cell>
          <table:table-cell office:value-type="float" office:value="0.00121244" calcext:value-type="float">
            <text:p>0,00121244</text:p>
          </table:table-cell>
          <table:table-cell office:value-type="float" office:value="-2.00305623" calcext:value-type="float">
            <text:p>-2,0030562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48359" calcext:value-type="float">
            <text:p>1624632628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937778" calcext:value-type="float">
            <text:p>0,25937778</text:p>
          </table:table-cell>
          <table:table-cell office:value-type="float" office:value="1" calcext:value-type="float">
            <text:p>1</text:p>
          </table:table-cell>
          <table:table-cell office:value-type="float" office:value="0.00058158" calcext:value-type="float">
            <text:p>0,00058158</text:p>
          </table:table-cell>
          <table:table-cell office:value-type="float" office:value="-2.00309822" calcext:value-type="float">
            <text:p>-2,0030982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5836" calcext:value-type="float">
            <text:p>1624632628,5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637102" calcext:value-type="float">
            <text:p>0,25637102</text:p>
          </table:table-cell>
          <table:table-cell office:value-type="float" office:value="1" calcext:value-type="float">
            <text:p>1</text:p>
          </table:table-cell>
          <table:table-cell office:value-type="float" office:value="0.00093466" calcext:value-type="float">
            <text:p>0,00093466</text:p>
          </table:table-cell>
          <table:table-cell office:value-type="float" office:value="-2.00253727" calcext:value-type="float">
            <text:p>-2,00253727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68359" calcext:value-type="float">
            <text:p>1624632628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396404" calcext:value-type="float">
            <text:p>0,25396404</text:p>
          </table:table-cell>
          <table:table-cell office:value-type="float" office:value="1" calcext:value-type="float">
            <text:p>1</text:p>
          </table:table-cell>
          <table:table-cell office:value-type="float" office:value="0.00121731" calcext:value-type="float">
            <text:p>0,00121731</text:p>
          </table:table-cell>
          <table:table-cell office:value-type="float" office:value="-2.00305694" calcext:value-type="float">
            <text:p>-2,0030569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78359" calcext:value-type="float">
            <text:p>1624632628,7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10761" calcext:value-type="float">
            <text:p>0,2510761</text:p>
          </table:table-cell>
          <table:table-cell office:value-type="float" office:value="1" calcext:value-type="float">
            <text:p>1</text:p>
          </table:table-cell>
          <table:table-cell office:value-type="float" office:value="0.00058643" calcext:value-type="float">
            <text:p>0,00058643</text:p>
          </table:table-cell>
          <table:table-cell office:value-type="float" office:value="-2.00309898" calcext:value-type="float">
            <text:p>-2,0030989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28.88358" calcext:value-type="float">
            <text:p>1624632628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806923" calcext:value-type="float">
            <text:p>0,24806923</text:p>
          </table:table-cell>
          <table:table-cell office:value-type="float" office:value="1" calcext:value-type="float">
            <text:p>1</text:p>
          </table:table-cell>
          <table:table-cell office:value-type="float" office:value="0.00546722" calcext:value-type="float">
            <text:p>0,00546722</text:p>
          </table:table-cell>
          <table:table-cell office:value-type="float" office:value="-2.0025462" calcext:value-type="float">
            <text:p>-2,0025462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28.98358" calcext:value-type="float">
            <text:p>1624632628,9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614365" calcext:value-type="float">
            <text:p>0,24614365</text:p>
          </table:table-cell>
          <table:table-cell office:value-type="float" office:value="0" calcext:value-type="float">
            <text:p>0</text:p>
          </table:table-cell>
          <table:table-cell office:value-type="float" office:value="0.00138729" calcext:value-type="float">
            <text:p>0,00138729</text:p>
          </table:table-cell>
          <table:table-cell office:value-type="float" office:value="-2.00307677" calcext:value-type="float">
            <text:p>-2,003076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08359" calcext:value-type="float">
            <text:p>1624632629,0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32557" calcext:value-type="float">
            <text:p>0,2432557</text:p>
          </table:table-cell>
          <table:table-cell office:value-type="float" office:value="0" calcext:value-type="float">
            <text:p>0</text:p>
          </table:table-cell>
          <table:table-cell office:value-type="float" office:value="0.00075382" calcext:value-type="float">
            <text:p>0,00075382</text:p>
          </table:table-cell>
          <table:table-cell office:value-type="float" office:value="-2.00311849" calcext:value-type="float">
            <text:p>-2,0031184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1836" calcext:value-type="float">
            <text:p>1624632629,1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024887" calcext:value-type="float">
            <text:p>0,24024887</text:p>
          </table:table-cell>
          <table:table-cell office:value-type="float" office:value="0" calcext:value-type="float">
            <text:p>0</text:p>
          </table:table-cell>
          <table:table-cell office:value-type="float" office:value="0.0011042" calcext:value-type="float">
            <text:p>0,0011042</text:p>
          </table:table-cell>
          <table:table-cell office:value-type="float" office:value="-2.00255715" calcext:value-type="float">
            <text:p>-2,002557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28362" calcext:value-type="float">
            <text:p>1624632629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78419" calcext:value-type="float">
            <text:p>0,2378419</text:p>
          </table:table-cell>
          <table:table-cell office:value-type="float" office:value="0" calcext:value-type="float">
            <text:p>0</text:p>
          </table:table-cell>
          <table:table-cell office:value-type="float" office:value="0.00138468" calcext:value-type="float">
            <text:p>0,00138468</text:p>
          </table:table-cell>
          <table:table-cell office:value-type="float" office:value="-2.00210657" calcext:value-type="float">
            <text:p>-2,0021065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38362" calcext:value-type="float">
            <text:p>1624632629,3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59166" calcext:value-type="float">
            <text:p>0,2359166</text:p>
          </table:table-cell>
          <table:table-cell office:value-type="float" office:value="0" calcext:value-type="float">
            <text:p>0</text:p>
          </table:table-cell>
          <table:table-cell office:value-type="float" office:value="0.00160903" calcext:value-type="float">
            <text:p>0,00160903</text:p>
          </table:table-cell>
          <table:table-cell office:value-type="float" office:value="-2.00310439" calcext:value-type="float">
            <text:p>-2,0031043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48362" calcext:value-type="float">
            <text:p>1624632629,4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30291" calcext:value-type="float">
            <text:p>0,2330291</text:p>
          </table:table-cell>
          <table:table-cell office:value-type="float" office:value="0" calcext:value-type="float">
            <text:p>0</text:p>
          </table:table-cell>
          <table:table-cell office:value-type="float" office:value="0.00097551" calcext:value-type="float">
            <text:p>0,00097551</text:p>
          </table:table-cell>
          <table:table-cell office:value-type="float" office:value="-2.00217656" calcext:value-type="float">
            <text:p>-2,0021765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58362" calcext:value-type="float">
            <text:p>1624632629,5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3098429" calcext:value-type="float">
            <text:p>0,23098429</text:p>
          </table:table-cell>
          <table:table-cell office:value-type="float" office:value="0" calcext:value-type="float">
            <text:p>0</text:p>
          </table:table-cell>
          <table:table-cell office:value-type="float" office:value="0.00121379" calcext:value-type="float">
            <text:p>0,00121379</text:p>
          </table:table-cell>
          <table:table-cell office:value-type="float" office:value="-2.00305567" calcext:value-type="float">
            <text:p>-2,0030556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68362" calcext:value-type="float">
            <text:p>1624632629,6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809622" calcext:value-type="float">
            <text:p>0,22809622</text:p>
          </table:table-cell>
          <table:table-cell office:value-type="float" office:value="0" calcext:value-type="float">
            <text:p>0</text:p>
          </table:table-cell>
          <table:table-cell office:value-type="float" office:value="0.00155033" calcext:value-type="float">
            <text:p>0,00155033</text:p>
          </table:table-cell>
          <table:table-cell office:value-type="float" office:value="-2.00212728" calcext:value-type="float">
            <text:p>-2,002127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78362" calcext:value-type="float">
            <text:p>1624632629,7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617115" calcext:value-type="float">
            <text:p>0,22617115</text:p>
          </table:table-cell>
          <table:table-cell office:value-type="float" office:value="0" calcext:value-type="float">
            <text:p>0</text:p>
          </table:table-cell>
          <table:table-cell office:value-type="float" office:value="0.00080465" calcext:value-type="float">
            <text:p>0,00080465</text:p>
          </table:table-cell>
          <table:table-cell office:value-type="float" office:value="-2.00361033" calcext:value-type="float">
            <text:p>-2,0036103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8836" calcext:value-type="float">
            <text:p>1624632629,8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268252" calcext:value-type="float">
            <text:p>0,22268252</text:p>
          </table:table-cell>
          <table:table-cell office:value-type="float" office:value="0" calcext:value-type="float">
            <text:p>0</text:p>
          </table:table-cell>
          <table:table-cell office:value-type="float" office:value="0.00121118" calcext:value-type="float">
            <text:p>0,00121118</text:p>
          </table:table-cell>
          <table:table-cell office:value-type="float" office:value="-2.00208547" calcext:value-type="float">
            <text:p>-2,0020854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29.98361" calcext:value-type="float">
            <text:p>1624632629,9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075713" calcext:value-type="float">
            <text:p>0,22075713</text:p>
          </table:table-cell>
          <table:table-cell office:value-type="float" office:value="0" calcext:value-type="float">
            <text:p>0</text:p>
          </table:table-cell>
          <table:table-cell office:value-type="float" office:value="0.00143554" calcext:value-type="float">
            <text:p>0,00143554</text:p>
          </table:table-cell>
          <table:table-cell office:value-type="float" office:value="-2.00211319" calcext:value-type="float">
            <text:p>-2,0021131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0839" calcext:value-type="float">
            <text:p>1624632630,08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8832" calcext:value-type="float">
            <text:p>0,218832</text:p>
          </table:table-cell>
          <table:table-cell office:value-type="float" office:value="0" calcext:value-type="float">
            <text:p>0</text:p>
          </table:table-cell>
          <table:table-cell office:value-type="float" office:value="0.00068987" calcext:value-type="float">
            <text:p>0,00068987</text:p>
          </table:table-cell>
          <table:table-cell office:value-type="float" office:value="-2.00311118" calcext:value-type="float">
            <text:p>-2,0031111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18358" calcext:value-type="float">
            <text:p>1624632630,1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582495" calcext:value-type="float">
            <text:p>0,21582495</text:p>
          </table:table-cell>
          <table:table-cell office:value-type="float" office:value="0" calcext:value-type="float">
            <text:p>0</text:p>
          </table:table-cell>
          <table:table-cell office:value-type="float" office:value="0.00104028" calcext:value-type="float">
            <text:p>0,00104028</text:p>
          </table:table-cell>
          <table:table-cell office:value-type="float" office:value="-2.00206461" calcext:value-type="float">
            <text:p>-2,0020646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2836" calcext:value-type="float">
            <text:p>1624632630,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389942" calcext:value-type="float">
            <text:p>0,21389942</text:p>
          </table:table-cell>
          <table:table-cell office:value-type="float" office:value="0" calcext:value-type="float">
            <text:p>0</text:p>
          </table:table-cell>
          <table:table-cell office:value-type="float" office:value="0.00126466" calcext:value-type="float">
            <text:p>0,00126466</text:p>
          </table:table-cell>
          <table:table-cell office:value-type="float" office:value="-2.0020922" calcext:value-type="float">
            <text:p>-2,002092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38362" calcext:value-type="float">
            <text:p>1624632630,3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197414" calcext:value-type="float">
            <text:p>0,21197414</text:p>
          </table:table-cell>
          <table:table-cell office:value-type="float" office:value="0" calcext:value-type="float">
            <text:p>0</text:p>
          </table:table-cell>
          <table:table-cell office:value-type="float" office:value="0.00148901" calcext:value-type="float">
            <text:p>0,00148901</text:p>
          </table:table-cell>
          <table:table-cell office:value-type="float" office:value="-2.00212004" calcext:value-type="float">
            <text:p>-2,002120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48363" calcext:value-type="float">
            <text:p>1624632630,4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004915" calcext:value-type="float">
            <text:p>0,21004915</text:p>
          </table:table-cell>
          <table:table-cell office:value-type="float" office:value="0" calcext:value-type="float">
            <text:p>0</text:p>
          </table:table-cell>
          <table:table-cell office:value-type="float" office:value="0.00074332" calcext:value-type="float">
            <text:p>0,00074332</text:p>
          </table:table-cell>
          <table:table-cell office:value-type="float" office:value="-2.00360316" calcext:value-type="float">
            <text:p>-2,0036031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58364" calcext:value-type="float">
            <text:p>1624632630,5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65604" calcext:value-type="float">
            <text:p>0,2065604</text:p>
          </table:table-cell>
          <table:table-cell office:value-type="float" office:value="0" calcext:value-type="float">
            <text:p>0</text:p>
          </table:table-cell>
          <table:table-cell office:value-type="float" office:value="0.00114986" calcext:value-type="float">
            <text:p>0,00114986</text:p>
          </table:table-cell>
          <table:table-cell office:value-type="float" office:value="-2.00207818" calcext:value-type="float">
            <text:p>-2,0020781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68361" calcext:value-type="float">
            <text:p>1624632630,6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463505" calcext:value-type="float">
            <text:p>0,20463505</text:p>
          </table:table-cell>
          <table:table-cell office:value-type="float" office:value="0" calcext:value-type="float">
            <text:p>0</text:p>
          </table:table-cell>
          <table:table-cell office:value-type="float" office:value="0.00137422" calcext:value-type="float">
            <text:p>0,00137422</text:p>
          </table:table-cell>
          <table:table-cell office:value-type="float" office:value="-2.00210595" calcext:value-type="float">
            <text:p>-2,0021059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78361" calcext:value-type="float">
            <text:p>1624632630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270999" calcext:value-type="float">
            <text:p>0,20270999</text:p>
          </table:table-cell>
          <table:table-cell office:value-type="float" office:value="0" calcext:value-type="float">
            <text:p>0</text:p>
          </table:table-cell>
          <table:table-cell office:value-type="float" office:value="0.00159854" calcext:value-type="float">
            <text:p>0,00159854</text:p>
          </table:table-cell>
          <table:table-cell office:value-type="float" office:value="-2.002134" calcext:value-type="float">
            <text:p>-2,00213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0.88364" calcext:value-type="float">
            <text:p>1624632630,8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07852" calcext:value-type="float">
            <text:p>0,2007852</text:p>
          </table:table-cell>
          <table:table-cell office:value-type="float" office:value="-1" calcext:value-type="float">
            <text:p>-1</text:p>
          </table:table-cell>
          <table:table-cell office:value-type="float" office:value="-0.00262391" calcext:value-type="float">
            <text:p>-0,00262391</text:p>
          </table:table-cell>
          <table:table-cell office:value-type="float" office:value="-2.00172362" calcext:value-type="float">
            <text:p>-2,0017236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0.9836" calcext:value-type="float">
            <text:p>1624632630,9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874002" calcext:value-type="float">
            <text:p>0,19874002</text:p>
          </table:table-cell>
          <table:table-cell office:value-type="float" office:value="0" calcext:value-type="float">
            <text:p>0</text:p>
          </table:table-cell>
          <table:table-cell office:value-type="float" office:value="0.00109116" calcext:value-type="float">
            <text:p>0,00109116</text:p>
          </table:table-cell>
          <table:table-cell office:value-type="float" office:value="-2.00207108" calcext:value-type="float">
            <text:p>-2,0020710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08362" calcext:value-type="float">
            <text:p>1624632631,0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681466" calcext:value-type="float">
            <text:p>0,19681466</text:p>
          </table:table-cell>
          <table:table-cell office:value-type="float" office:value="0" calcext:value-type="float">
            <text:p>0</text:p>
          </table:table-cell>
          <table:table-cell office:value-type="float" office:value="0.00131552" calcext:value-type="float">
            <text:p>0,00131552</text:p>
          </table:table-cell>
          <table:table-cell office:value-type="float" office:value="-2.00209883" calcext:value-type="float">
            <text:p>-2,0020988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18361" calcext:value-type="float">
            <text:p>1624632631,1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488959" calcext:value-type="float">
            <text:p>0,19488959</text:p>
          </table:table-cell>
          <table:table-cell office:value-type="float" office:value="0" calcext:value-type="float">
            <text:p>0</text:p>
          </table:table-cell>
          <table:table-cell office:value-type="float" office:value="0.00153984" calcext:value-type="float">
            <text:p>0,00153984</text:p>
          </table:table-cell>
          <table:table-cell office:value-type="float" office:value="-2.00212688" calcext:value-type="float">
            <text:p>-2,002126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28363" calcext:value-type="float">
            <text:p>1624632631,2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296482" calcext:value-type="float">
            <text:p>0,19296482</text:p>
          </table:table-cell>
          <table:table-cell office:value-type="float" office:value="-1" calcext:value-type="float">
            <text:p>-1</text:p>
          </table:table-cell>
          <table:table-cell office:value-type="float" office:value="-0.0025472" calcext:value-type="float">
            <text:p>-0,0025472</text:p>
          </table:table-cell>
          <table:table-cell office:value-type="float" office:value="-2.0022186" calcext:value-type="float">
            <text:p>-2,002218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1.38361" calcext:value-type="float">
            <text:p>1624632631,3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9043829" calcext:value-type="float">
            <text:p>0,19043829</text:p>
          </table:table-cell>
          <table:table-cell office:value-type="float" office:value="0" calcext:value-type="float">
            <text:p>0</text:p>
          </table:table-cell>
          <table:table-cell office:value-type="float" office:value="0.00108854" calcext:value-type="float">
            <text:p>0,00108854</text:p>
          </table:table-cell>
          <table:table-cell office:value-type="float" office:value="-2.0020709" calcext:value-type="float">
            <text:p>-2,002070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48362" calcext:value-type="float">
            <text:p>1624632631,4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851298" calcext:value-type="float">
            <text:p>0,18851298</text:p>
          </table:table-cell>
          <table:table-cell office:value-type="float" office:value="0" calcext:value-type="float">
            <text:p>0</text:p>
          </table:table-cell>
          <table:table-cell office:value-type="float" office:value="0.0013129" calcext:value-type="float">
            <text:p>0,0013129</text:p>
          </table:table-cell>
          <table:table-cell office:value-type="float" office:value="-2.00209871" calcext:value-type="float">
            <text:p>-2,002098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58359" calcext:value-type="float">
            <text:p>1624632631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658799" calcext:value-type="float">
            <text:p>0,18658799</text:p>
          </table:table-cell>
          <table:table-cell office:value-type="float" office:value="0" calcext:value-type="float">
            <text:p>0</text:p>
          </table:table-cell>
          <table:table-cell office:value-type="float" office:value="0.00153721" calcext:value-type="float">
            <text:p>0,00153721</text:p>
          </table:table-cell>
          <table:table-cell office:value-type="float" office:value="-2.00212683" calcext:value-type="float">
            <text:p>-2,0021268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68363" calcext:value-type="float">
            <text:p>1624632631,6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46633" calcext:value-type="float">
            <text:p>0,1846633</text:p>
          </table:table-cell>
          <table:table-cell office:value-type="float" office:value="-1" calcext:value-type="float">
            <text:p>-1</text:p>
          </table:table-cell>
          <table:table-cell office:value-type="float" office:value="-0.00240609" calcext:value-type="float">
            <text:p>-0,00240609</text:p>
          </table:table-cell>
          <table:table-cell office:value-type="float" office:value="-2.00175177" calcext:value-type="float">
            <text:p>-2,0017517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1.78358" calcext:value-type="float">
            <text:p>1624632631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26179" calcext:value-type="float">
            <text:p>0,1826179</text:p>
          </table:table-cell>
          <table:table-cell office:value-type="float" office:value="0" calcext:value-type="float">
            <text:p>0</text:p>
          </table:table-cell>
          <table:table-cell office:value-type="float" office:value="0.00102984" calcext:value-type="float">
            <text:p>0,00102984</text:p>
          </table:table-cell>
          <table:table-cell office:value-type="float" office:value="-2.00206379" calcext:value-type="float">
            <text:p>-2,0020637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88361" calcext:value-type="float">
            <text:p>1624632631,8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069258" calcext:value-type="float">
            <text:p>0,18069258</text:p>
          </table:table-cell>
          <table:table-cell office:value-type="float" office:value="0" calcext:value-type="float">
            <text:p>0</text:p>
          </table:table-cell>
          <table:table-cell office:value-type="float" office:value="0.0012542" calcext:value-type="float">
            <text:p>0,0012542</text:p>
          </table:table-cell>
          <table:table-cell office:value-type="float" office:value="-2.00209159" calcext:value-type="float">
            <text:p>-2,0020915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1.98363" calcext:value-type="float">
            <text:p>1624632631,9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876759" calcext:value-type="float">
            <text:p>0,17876759</text:p>
          </table:table-cell>
          <table:table-cell office:value-type="float" office:value="0" calcext:value-type="float">
            <text:p>0</text:p>
          </table:table-cell>
          <table:table-cell office:value-type="float" office:value="0.00147851" calcext:value-type="float">
            <text:p>0,00147851</text:p>
          </table:table-cell>
          <table:table-cell office:value-type="float" office:value="-2.00211971" calcext:value-type="float">
            <text:p>-2,002119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08359" calcext:value-type="float">
            <text:p>1624632632,0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684293" calcext:value-type="float">
            <text:p>0,17684293</text:p>
          </table:table-cell>
          <table:table-cell office:value-type="float" office:value="-1" calcext:value-type="float">
            <text:p>-1</text:p>
          </table:table-cell>
          <table:table-cell office:value-type="float" office:value="-0.00232938" calcext:value-type="float">
            <text:p>-0,00232938</text:p>
          </table:table-cell>
          <table:table-cell office:value-type="float" office:value="-2.00224677" calcext:value-type="float">
            <text:p>-2,0022467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2.18361" calcext:value-type="float">
            <text:p>1624632632,1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431617" calcext:value-type="float">
            <text:p>0,17431617</text:p>
          </table:table-cell>
          <table:table-cell office:value-type="float" office:value="0" calcext:value-type="float">
            <text:p>0</text:p>
          </table:table-cell>
          <table:table-cell office:value-type="float" office:value="0.00102723" calcext:value-type="float">
            <text:p>0,00102723</text:p>
          </table:table-cell>
          <table:table-cell office:value-type="float" office:value="-2.00109362" calcext:value-type="float">
            <text:p>-2,0010936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28359" calcext:value-type="float">
            <text:p>1624632632,2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431617" calcext:value-type="float">
            <text:p>0,17431617</text:p>
          </table:table-cell>
          <table:table-cell office:value-type="float" office:value="0" calcext:value-type="float">
            <text:p>0</text:p>
          </table:table-cell>
          <table:table-cell office:value-type="float" office:value="0.00102723" calcext:value-type="float">
            <text:p>0,00102723</text:p>
          </table:table-cell>
          <table:table-cell office:value-type="float" office:value="-2.00303362" calcext:value-type="float">
            <text:p>-2,0030336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38362" calcext:value-type="float">
            <text:p>1624632632,3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142843" calcext:value-type="float">
            <text:p>0,17142843</text:p>
          </table:table-cell>
          <table:table-cell office:value-type="float" office:value="0" calcext:value-type="float">
            <text:p>0</text:p>
          </table:table-cell>
          <table:table-cell office:value-type="float" office:value="0.00136373" calcext:value-type="float">
            <text:p>0,00136373</text:p>
          </table:table-cell>
          <table:table-cell office:value-type="float" office:value="-2.00016555" calcext:value-type="float">
            <text:p>-2,0001655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48358" calcext:value-type="float">
            <text:p>1624632632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142843" calcext:value-type="float">
            <text:p>0,17142843</text:p>
          </table:table-cell>
          <table:table-cell office:value-type="float" office:value="0" calcext:value-type="float">
            <text:p>0</text:p>
          </table:table-cell>
          <table:table-cell office:value-type="float" office:value="0.00136373" calcext:value-type="float">
            <text:p>0,00136373</text:p>
          </table:table-cell>
          <table:table-cell office:value-type="float" office:value="-2.00210555" calcext:value-type="float">
            <text:p>-2,0021055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58358" calcext:value-type="float">
            <text:p>1624632632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950369" calcext:value-type="float">
            <text:p>0,16950369</text:p>
          </table:table-cell>
          <table:table-cell office:value-type="float" office:value="-1" calcext:value-type="float">
            <text:p>-1</text:p>
          </table:table-cell>
          <table:table-cell office:value-type="float" office:value="-0.00134707" calcext:value-type="float">
            <text:p>-0,00134707</text:p>
          </table:table-cell>
          <table:table-cell office:value-type="float" office:value="-2.00176356" calcext:value-type="float">
            <text:p>-2,0017635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2.68361" calcext:value-type="float">
            <text:p>1624632632,6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757929" calcext:value-type="float">
            <text:p>0,16757929</text:p>
          </table:table-cell>
          <table:table-cell office:value-type="float" office:value="-1" calcext:value-type="float">
            <text:p>-1</text:p>
          </table:table-cell>
          <table:table-cell office:value-type="float" office:value="-0.0020595" calcext:value-type="float">
            <text:p>-0,0020595</text:p>
          </table:table-cell>
          <table:table-cell office:value-type="float" office:value="-2.00179648" calcext:value-type="float">
            <text:p>-2,0017964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2.78358" calcext:value-type="float">
            <text:p>1624632632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553311" calcext:value-type="float">
            <text:p>0,16553311</text:p>
          </table:table-cell>
          <table:table-cell office:value-type="float" office:value="0" calcext:value-type="float">
            <text:p>0</text:p>
          </table:table-cell>
          <table:table-cell office:value-type="float" office:value="0.0010807" calcext:value-type="float">
            <text:p>0,0010807</text:p>
          </table:table-cell>
          <table:table-cell office:value-type="float" office:value="-2.00110039" calcext:value-type="float">
            <text:p>-2,0011003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88356" calcext:value-type="float">
            <text:p>1624632632,8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457053" calcext:value-type="float">
            <text:p>0,16457053</text:p>
          </table:table-cell>
          <table:table-cell office:value-type="float" office:value="0" calcext:value-type="float">
            <text:p>0</text:p>
          </table:table-cell>
          <table:table-cell office:value-type="float" office:value="0.00119287" calcext:value-type="float">
            <text:p>0,00119287</text:p>
          </table:table-cell>
          <table:table-cell office:value-type="float" office:value="-2.00208437" calcext:value-type="float">
            <text:p>-2,0020843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2.98356" calcext:value-type="float">
            <text:p>1624632632,9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264562" calcext:value-type="float">
            <text:p>0,16264562</text:p>
          </table:table-cell>
          <table:table-cell office:value-type="float" office:value="-1" calcext:value-type="float">
            <text:p>-1</text:p>
          </table:table-cell>
          <table:table-cell office:value-type="float" office:value="-0.00139916" calcext:value-type="float">
            <text:p>-0,00139916</text:p>
          </table:table-cell>
          <table:table-cell office:value-type="float" office:value="-2.0017572" calcext:value-type="float">
            <text:p>-2,001757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3.08357" calcext:value-type="float">
            <text:p>1624632633,0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072109" calcext:value-type="float">
            <text:p>0,16072109</text:p>
          </table:table-cell>
          <table:table-cell office:value-type="float" office:value="-1" calcext:value-type="float">
            <text:p>-1</text:p>
          </table:table-cell>
          <table:table-cell office:value-type="float" office:value="-0.00211157" calcext:value-type="float">
            <text:p>-0,00211157</text:p>
          </table:table-cell>
          <table:table-cell office:value-type="float" office:value="-2.00081999" calcext:value-type="float">
            <text:p>-2,00081999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3.18356" calcext:value-type="float">
            <text:p>1624632633,1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963818" calcext:value-type="float">
            <text:p>0,15963818</text:p>
          </table:table-cell>
          <table:table-cell office:value-type="float" office:value="0" calcext:value-type="float">
            <text:p>0</text:p>
          </table:table-cell>
          <table:table-cell office:value-type="float" office:value="0.00079763" calcext:value-type="float">
            <text:p>0,00079763</text:p>
          </table:table-cell>
          <table:table-cell office:value-type="float" office:value="-2.00252063" calcext:value-type="float">
            <text:p>-2,0025206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3.28358" calcext:value-type="float">
            <text:p>1624632633,2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723142" calcext:value-type="float">
            <text:p>0,15723142</text:p>
          </table:table-cell>
          <table:table-cell office:value-type="float" office:value="0" calcext:value-type="float">
            <text:p>0</text:p>
          </table:table-cell>
          <table:table-cell office:value-type="float" office:value="-0.00178577" calcext:value-type="float">
            <text:p>-0,00178577</text:p>
          </table:table-cell>
          <table:table-cell office:value-type="float" office:value="-2.00170757" calcext:value-type="float">
            <text:p>-2,0017075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33.38356" calcext:value-type="float">
            <text:p>1624632633,3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530643" calcext:value-type="float">
            <text:p>0,15530643</text:p>
          </table:table-cell>
          <table:table-cell office:value-type="float" office:value="1" calcext:value-type="float">
            <text:p>1</text:p>
          </table:table-cell>
          <table:table-cell office:value-type="float" office:value="0.00116255" calcext:value-type="float">
            <text:p>0,00116255</text:p>
          </table:table-cell>
          <table:table-cell office:value-type="float" office:value="-2.00111191" calcext:value-type="float">
            <text:p>-2,00111191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3.4836" calcext:value-type="float">
            <text:p>1624632633,4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434408" calcext:value-type="float">
            <text:p>0,15434408</text:p>
          </table:table-cell>
          <table:table-cell office:value-type="float" office:value="1" calcext:value-type="float">
            <text:p>1</text:p>
          </table:table-cell>
          <table:table-cell office:value-type="float" office:value="0.00127556" calcext:value-type="float">
            <text:p>0,00127556</text:p>
          </table:table-cell>
          <table:table-cell office:value-type="float" office:value="-2.00209622" calcext:value-type="float">
            <text:p>-2,00209622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3.58362" calcext:value-type="float">
            <text:p>1624632633,5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241966" calcext:value-type="float">
            <text:p>0,15241966</text:p>
          </table:table-cell>
          <table:table-cell office:value-type="float" office:value="0" calcext:value-type="float">
            <text:p>0</text:p>
          </table:table-cell>
          <table:table-cell office:value-type="float" office:value="-0.00210742" calcext:value-type="float">
            <text:p>-0,00210742</text:p>
          </table:table-cell>
          <table:table-cell office:value-type="float" office:value="-2.00178969" calcext:value-type="float">
            <text:p>-2,00178969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33.68356" calcext:value-type="float">
            <text:p>1624632633,6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037368" calcext:value-type="float">
            <text:p>0,15037368</text:p>
          </table:table-cell>
          <table:table-cell office:value-type="float" office:value="1" calcext:value-type="float">
            <text:p>1</text:p>
          </table:table-cell>
          <table:table-cell office:value-type="float" office:value="0.0007718" calcext:value-type="float">
            <text:p>0,0007718</text:p>
          </table:table-cell>
          <table:table-cell office:value-type="float" office:value="-2.00106329" calcext:value-type="float">
            <text:p>-2,0010632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3.78358" calcext:value-type="float">
            <text:p>1624632633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941104" calcext:value-type="float">
            <text:p>0,14941104</text:p>
          </table:table-cell>
          <table:table-cell office:value-type="float" office:value="1" calcext:value-type="float">
            <text:p>1</text:p>
          </table:table-cell>
          <table:table-cell office:value-type="float" office:value="0.00088484" calcext:value-type="float">
            <text:p>0,00088484</text:p>
          </table:table-cell>
          <table:table-cell office:value-type="float" office:value="-2.00204731" calcext:value-type="float">
            <text:p>-2,00204731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3.88358" calcext:value-type="float">
            <text:p>1624632633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748605" calcext:value-type="float">
            <text:p>0,14748605</text:p>
          </table:table-cell>
          <table:table-cell office:value-type="float" office:value="1" calcext:value-type="float">
            <text:p>1</text:p>
          </table:table-cell>
          <table:table-cell office:value-type="float" office:value="0.00111089" calcext:value-type="float">
            <text:p>0,00111089</text:p>
          </table:table-cell>
          <table:table-cell office:value-type="float" office:value="-2.00110563" calcext:value-type="float">
            <text:p>-2,0011056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3.9836" calcext:value-type="float">
            <text:p>1624632633,9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65237" calcext:value-type="float">
            <text:p>0,1465237</text:p>
          </table:table-cell>
          <table:table-cell office:value-type="float" office:value="1" calcext:value-type="float">
            <text:p>1</text:p>
          </table:table-cell>
          <table:table-cell office:value-type="float" office:value="0.0012239" calcext:value-type="float">
            <text:p>0,0012239</text:p>
          </table:table-cell>
          <table:table-cell office:value-type="float" office:value="-2.00208995" calcext:value-type="float">
            <text:p>-2,0020899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4.08361" calcext:value-type="float">
            <text:p>1624632634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459932" calcext:value-type="float">
            <text:p>0,14459932</text:p>
          </table:table-cell>
          <table:table-cell office:value-type="float" office:value="0" calcext:value-type="float">
            <text:p>0</text:p>
          </table:table-cell>
          <table:table-cell office:value-type="float" office:value="-0.00202369" calcext:value-type="float">
            <text:p>-0,00202369</text:p>
          </table:table-cell>
          <table:table-cell office:value-type="float" office:value="-2.00083066" calcext:value-type="float">
            <text:p>-2,00083066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34.18362" calcext:value-type="float">
            <text:p>1624632634,1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351603" calcext:value-type="float">
            <text:p>0,14351603</text:p>
          </table:table-cell>
          <table:table-cell office:value-type="float" office:value="1" calcext:value-type="float">
            <text:p>1</text:p>
          </table:table-cell>
          <table:table-cell office:value-type="float" office:value="0.00060708" calcext:value-type="float">
            <text:p>0,00060708</text:p>
          </table:table-cell>
          <table:table-cell office:value-type="float" office:value="-2.00249809" calcext:value-type="float">
            <text:p>-2,0024980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34.28358" calcext:value-type="float">
            <text:p>1624632634,2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110936" calcext:value-type="float">
            <text:p>0,14110936</text:p>
          </table:table-cell>
          <table:table-cell office:value-type="float" office:value="1" calcext:value-type="float">
            <text:p>1</text:p>
          </table:table-cell>
          <table:table-cell office:value-type="float" office:value="0.00346519" calcext:value-type="float">
            <text:p>0,00346519</text:p>
          </table:table-cell>
          <table:table-cell office:value-type="float" office:value="-2.00135866" calcext:value-type="float">
            <text:p>-2,0013586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34.38358" calcext:value-type="float">
            <text:p>1624632634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014687" calcext:value-type="float">
            <text:p>0,14014687</text:p>
          </table:table-cell>
          <table:table-cell office:value-type="float" office:value="0" calcext:value-type="float">
            <text:p>0</text:p>
          </table:table-cell>
          <table:table-cell office:value-type="float" office:value="0.00112892" calcext:value-type="float">
            <text:p>0,00112892</text:p>
          </table:table-cell>
          <table:table-cell office:value-type="float" office:value="-2.0020771" calcext:value-type="float">
            <text:p>-2,00207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4.48358" calcext:value-type="float">
            <text:p>1624632634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822219" calcext:value-type="float">
            <text:p>0,13822219</text:p>
          </table:table-cell>
          <table:table-cell office:value-type="float" office:value="-1" calcext:value-type="float">
            <text:p>-1</text:p>
          </table:table-cell>
          <table:table-cell office:value-type="float" office:value="-0.00104022" calcext:value-type="float">
            <text:p>-0,00104022</text:p>
          </table:table-cell>
          <table:table-cell office:value-type="float" office:value="-2.00083352" calcext:value-type="float">
            <text:p>-2,0008335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4.58358" calcext:value-type="float">
            <text:p>1624632634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726002" calcext:value-type="float">
            <text:p>0,13726002</text:p>
          </table:table-cell>
          <table:table-cell office:value-type="float" office:value="-1" calcext:value-type="float">
            <text:p>-1</text:p>
          </table:table-cell>
          <table:table-cell office:value-type="float" office:value="-0.00236644" calcext:value-type="float">
            <text:p>-0,00236644</text:p>
          </table:table-cell>
          <table:table-cell office:value-type="float" office:value="-2.00182001" calcext:value-type="float">
            <text:p>-2,0018200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4.68357" calcext:value-type="float">
            <text:p>1624632634,6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515599" calcext:value-type="float">
            <text:p>0,13515599</text:p>
          </table:table-cell>
          <table:table-cell office:value-type="float" office:value="0" calcext:value-type="float">
            <text:p>0</text:p>
          </table:table-cell>
          <table:table-cell office:value-type="float" office:value="0.0002555" calcext:value-type="float">
            <text:p>0,0002555</text:p>
          </table:table-cell>
          <table:table-cell office:value-type="float" office:value="-2.00100022" calcext:value-type="float">
            <text:p>-2,0010002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4.7836" calcext:value-type="float">
            <text:p>1624632634,7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419287" calcext:value-type="float">
            <text:p>0,13419287</text:p>
          </table:table-cell>
          <table:table-cell office:value-type="float" office:value="0" calcext:value-type="float">
            <text:p>0</text:p>
          </table:table-cell>
          <table:table-cell office:value-type="float" office:value="0.00036773" calcext:value-type="float">
            <text:p>0,00036773</text:p>
          </table:table-cell>
          <table:table-cell office:value-type="float" office:value="-2.00198366" calcext:value-type="float">
            <text:p>-2,0019836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4.8836" calcext:value-type="float">
            <text:p>1624632634,8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226691" calcext:value-type="float">
            <text:p>0,13226691</text:p>
          </table:table-cell>
          <table:table-cell office:value-type="float" office:value="0" calcext:value-type="float">
            <text:p>0</text:p>
          </table:table-cell>
          <table:table-cell office:value-type="float" office:value="0.00059216" calcext:value-type="float">
            <text:p>0,00059216</text:p>
          </table:table-cell>
          <table:table-cell office:value-type="float" office:value="-2.00104082" calcext:value-type="float">
            <text:p>-2,001040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4.9836" calcext:value-type="float">
            <text:p>1624632634,9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13041" calcext:value-type="float">
            <text:p>0,1313041</text:p>
          </table:table-cell>
          <table:table-cell office:value-type="float" office:value="0" calcext:value-type="float">
            <text:p>0</text:p>
          </table:table-cell>
          <table:table-cell office:value-type="float" office:value="0.00070435" calcext:value-type="float">
            <text:p>0,00070435</text:p>
          </table:table-cell>
          <table:table-cell office:value-type="float" office:value="-2.00105457" calcext:value-type="float">
            <text:p>-2,0010545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08361" calcext:value-type="float">
            <text:p>1624632635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034138" calcext:value-type="float">
            <text:p>0,13034138</text:p>
          </table:table-cell>
          <table:table-cell office:value-type="float" office:value="0" calcext:value-type="float">
            <text:p>0</text:p>
          </table:table-cell>
          <table:table-cell office:value-type="float" office:value="0.00081654" calcext:value-type="float">
            <text:p>0,00081654</text:p>
          </table:table-cell>
          <table:table-cell office:value-type="float" office:value="-2.00203841" calcext:value-type="float">
            <text:p>-2,0020384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18357" calcext:value-type="float">
            <text:p>1624632635,1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841628" calcext:value-type="float">
            <text:p>0,12841628</text:p>
          </table:table-cell>
          <table:table-cell office:value-type="float" office:value="0" calcext:value-type="float">
            <text:p>0</text:p>
          </table:table-cell>
          <table:table-cell office:value-type="float" office:value="0.00007086" calcext:value-type="float">
            <text:p>7,086E-05</text:p>
          </table:table-cell>
          <table:table-cell office:value-type="float" office:value="-2.00109643" calcext:value-type="float">
            <text:p>-2,0010964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28356" calcext:value-type="float">
            <text:p>1624632635,2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733573" calcext:value-type="float">
            <text:p>0,12733573</text:p>
          </table:table-cell>
          <table:table-cell office:value-type="float" office:value="0" calcext:value-type="float">
            <text:p>0</text:p>
          </table:table-cell>
          <table:table-cell office:value-type="float" office:value="0.00019678" calcext:value-type="float">
            <text:p>0,00019678</text:p>
          </table:table-cell>
          <table:table-cell office:value-type="float" office:value="-2.00244824" calcext:value-type="float">
            <text:p>-2,0024482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38356" calcext:value-type="float">
            <text:p>1624632635,3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492803" calcext:value-type="float">
            <text:p>0,12492803</text:p>
          </table:table-cell>
          <table:table-cell office:value-type="float" office:value="0" calcext:value-type="float">
            <text:p>0</text:p>
          </table:table-cell>
          <table:table-cell office:value-type="float" office:value="0.00047735" calcext:value-type="float">
            <text:p>0,00047735</text:p>
          </table:table-cell>
          <table:table-cell office:value-type="float" office:value="-2.00102694" calcext:value-type="float">
            <text:p>-2,0010269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48356" calcext:value-type="float">
            <text:p>1624632635,4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396513" calcext:value-type="float">
            <text:p>0,12396513</text:p>
          </table:table-cell>
          <table:table-cell office:value-type="float" office:value="0" calcext:value-type="float">
            <text:p>0</text:p>
          </table:table-cell>
          <table:table-cell office:value-type="float" office:value="0.00058955" calcext:value-type="float">
            <text:p>0,00058955</text:p>
          </table:table-cell>
          <table:table-cell office:value-type="float" office:value="-2.0010406" calcext:value-type="float">
            <text:p>-2,001040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58356" calcext:value-type="float">
            <text:p>1624632635,5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300235" calcext:value-type="float">
            <text:p>0,12300235</text:p>
          </table:table-cell>
          <table:table-cell office:value-type="float" office:value="0" calcext:value-type="float">
            <text:p>0</text:p>
          </table:table-cell>
          <table:table-cell office:value-type="float" office:value="0.00070174" calcext:value-type="float">
            <text:p>0,00070174</text:p>
          </table:table-cell>
          <table:table-cell office:value-type="float" office:value="-2.00105438" calcext:value-type="float">
            <text:p>-2,0010543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68356" calcext:value-type="float">
            <text:p>1624632635,6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203968" calcext:value-type="float">
            <text:p>0,12203968</text:p>
          </table:table-cell>
          <table:table-cell office:value-type="float" office:value="0" calcext:value-type="float">
            <text:p>0</text:p>
          </table:table-cell>
          <table:table-cell office:value-type="float" office:value="0.00081392" calcext:value-type="float">
            <text:p>0,00081392</text:p>
          </table:table-cell>
          <table:table-cell office:value-type="float" office:value="-2.00203826" calcext:value-type="float">
            <text:p>-2,002038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7836" calcext:value-type="float">
            <text:p>1624632635,7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01147" calcext:value-type="float">
            <text:p>0,1201147</text:p>
          </table:table-cell>
          <table:table-cell office:value-type="float" office:value="0" calcext:value-type="float">
            <text:p>0</text:p>
          </table:table-cell>
          <table:table-cell office:value-type="float" office:value="0.00006823" calcext:value-type="float">
            <text:p>6,823E-05</text:p>
          </table:table-cell>
          <table:table-cell office:value-type="float" office:value="-2.0010964" calcext:value-type="float">
            <text:p>-2,001096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88358" calcext:value-type="float">
            <text:p>1624632635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903388" calcext:value-type="float">
            <text:p>0,11903388</text:p>
          </table:table-cell>
          <table:table-cell office:value-type="float" office:value="0" calcext:value-type="float">
            <text:p>0</text:p>
          </table:table-cell>
          <table:table-cell office:value-type="float" office:value="0.00019418" calcext:value-type="float">
            <text:p>0,00019418</text:p>
          </table:table-cell>
          <table:table-cell office:value-type="float" office:value="-2.00099295" calcext:value-type="float">
            <text:p>-2,0009929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5.9836" calcext:value-type="float">
            <text:p>1624632635,9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807073" calcext:value-type="float">
            <text:p>0,11807073</text:p>
          </table:table-cell>
          <table:table-cell office:value-type="float" office:value="0" calcext:value-type="float">
            <text:p>0</text:p>
          </table:table-cell>
          <table:table-cell office:value-type="float" office:value="0.00030642" calcext:value-type="float">
            <text:p>0,00030642</text:p>
          </table:table-cell>
          <table:table-cell office:value-type="float" office:value="-2.00100636" calcext:value-type="float">
            <text:p>-2,0010063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08358" calcext:value-type="float">
            <text:p>1624632636,0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71077" calcext:value-type="float">
            <text:p>0,1171077</text:p>
          </table:table-cell>
          <table:table-cell office:value-type="float" office:value="0" calcext:value-type="float">
            <text:p>0</text:p>
          </table:table-cell>
          <table:table-cell office:value-type="float" office:value="0.00041864" calcext:value-type="float">
            <text:p>0,00041864</text:p>
          </table:table-cell>
          <table:table-cell office:value-type="float" office:value="-2.00198989" calcext:value-type="float">
            <text:p>-2,0019898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18356" calcext:value-type="float">
            <text:p>1624632636,1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518198" calcext:value-type="float">
            <text:p>0,11518198</text:p>
          </table:table-cell>
          <table:table-cell office:value-type="float" office:value="0" calcext:value-type="float">
            <text:p>0</text:p>
          </table:table-cell>
          <table:table-cell office:value-type="float" office:value="0.00064304" calcext:value-type="float">
            <text:p>0,00064304</text:p>
          </table:table-cell>
          <table:table-cell office:value-type="float" office:value="-2.00104728" calcext:value-type="float">
            <text:p>-2,001047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2836" calcext:value-type="float">
            <text:p>1624632636,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421929" calcext:value-type="float">
            <text:p>0,11421929</text:p>
          </table:table-cell>
          <table:table-cell office:value-type="float" office:value="0" calcext:value-type="float">
            <text:p>0</text:p>
          </table:table-cell>
          <table:table-cell office:value-type="float" office:value="0.00075522" calcext:value-type="float">
            <text:p>0,00075522</text:p>
          </table:table-cell>
          <table:table-cell office:value-type="float" office:value="-2.00106116" calcext:value-type="float">
            <text:p>-2,0010611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38361" calcext:value-type="float">
            <text:p>1624632636,3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325674" calcext:value-type="float">
            <text:p>0,11325674</text:p>
          </table:table-cell>
          <table:table-cell office:value-type="float" office:value="0" calcext:value-type="float">
            <text:p>0</text:p>
          </table:table-cell>
          <table:table-cell office:value-type="float" office:value="-0.00010262" calcext:value-type="float">
            <text:p>-0,00010262</text:p>
          </table:table-cell>
          <table:table-cell office:value-type="float" office:value="-2.00107516" calcext:value-type="float">
            <text:p>-2,0010751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4836" calcext:value-type="float">
            <text:p>1624632636,4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217695" calcext:value-type="float">
            <text:p>0,11217695</text:p>
          </table:table-cell>
          <table:table-cell office:value-type="float" office:value="0" calcext:value-type="float">
            <text:p>0</text:p>
          </table:table-cell>
          <table:table-cell office:value-type="float" office:value="0.00002321" calcext:value-type="float">
            <text:p>2,321E-05</text:p>
          </table:table-cell>
          <table:table-cell office:value-type="float" office:value="-2.00097273" calcext:value-type="float">
            <text:p>-2,0009727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58358" calcext:value-type="float">
            <text:p>1624632636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121363" calcext:value-type="float">
            <text:p>0,11121363</text:p>
          </table:table-cell>
          <table:table-cell office:value-type="float" office:value="0" calcext:value-type="float">
            <text:p>0</text:p>
          </table:table-cell>
          <table:table-cell office:value-type="float" office:value="0.00013546" calcext:value-type="float">
            <text:p>0,00013546</text:p>
          </table:table-cell>
          <table:table-cell office:value-type="float" office:value="-2.00244097" calcext:value-type="float">
            <text:p>-2,002440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68356" calcext:value-type="float">
            <text:p>1624632636,6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880588" calcext:value-type="float">
            <text:p>0,10880588</text:p>
          </table:table-cell>
          <table:table-cell office:value-type="float" office:value="0" calcext:value-type="float">
            <text:p>0</text:p>
          </table:table-cell>
          <table:table-cell office:value-type="float" office:value="0.00041603" calcext:value-type="float">
            <text:p>0,00041603</text:p>
          </table:table-cell>
          <table:table-cell office:value-type="float" office:value="-2.00101963" calcext:value-type="float">
            <text:p>-2,0010196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78357" calcext:value-type="float">
            <text:p>1624632636,7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784299" calcext:value-type="float">
            <text:p>0,10784299</text:p>
          </table:table-cell>
          <table:table-cell office:value-type="float" office:value="0" calcext:value-type="float">
            <text:p>0</text:p>
          </table:table-cell>
          <table:table-cell office:value-type="float" office:value="0.00052824" calcext:value-type="float">
            <text:p>0,00052824</text:p>
          </table:table-cell>
          <table:table-cell office:value-type="float" office:value="-2.00103329" calcext:value-type="float">
            <text:p>-2,001033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88358" calcext:value-type="float">
            <text:p>1624632636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688023" calcext:value-type="float">
            <text:p>0,10688023</text:p>
          </table:table-cell>
          <table:table-cell office:value-type="float" office:value="0" calcext:value-type="float">
            <text:p>0</text:p>
          </table:table-cell>
          <table:table-cell office:value-type="float" office:value="0.00064043" calcext:value-type="float">
            <text:p>0,00064043</text:p>
          </table:table-cell>
          <table:table-cell office:value-type="float" office:value="-2.0010471" calcext:value-type="float">
            <text:p>-2,00104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6.98356" calcext:value-type="float">
            <text:p>1624632636,9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591761" calcext:value-type="float">
            <text:p>0,10591761</text:p>
          </table:table-cell>
          <table:table-cell office:value-type="float" office:value="0" calcext:value-type="float">
            <text:p>0</text:p>
          </table:table-cell>
          <table:table-cell office:value-type="float" office:value="0.0007526" calcext:value-type="float">
            <text:p>0,0007526</text:p>
          </table:table-cell>
          <table:table-cell office:value-type="float" office:value="-2.00106103" calcext:value-type="float">
            <text:p>-2,0010610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08357" calcext:value-type="float">
            <text:p>1624632637,0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495512" calcext:value-type="float">
            <text:p>0,10495512</text:p>
          </table:table-cell>
          <table:table-cell office:value-type="float" office:value="0" calcext:value-type="float">
            <text:p>0</text:p>
          </table:table-cell>
          <table:table-cell office:value-type="float" office:value="-0.00010524" calcext:value-type="float">
            <text:p>-0,00010524</text:p>
          </table:table-cell>
          <table:table-cell office:value-type="float" office:value="-2.0010751" calcext:value-type="float">
            <text:p>-2,001075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18357" calcext:value-type="float">
            <text:p>1624632637,1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387509" calcext:value-type="float">
            <text:p>0,10387509</text:p>
          </table:table-cell>
          <table:table-cell office:value-type="float" office:value="0" calcext:value-type="float">
            <text:p>0</text:p>
          </table:table-cell>
          <table:table-cell office:value-type="float" office:value="0.00002061" calcext:value-type="float">
            <text:p>2,061E-05</text:p>
          </table:table-cell>
          <table:table-cell office:value-type="float" office:value="-2.00097242" calcext:value-type="float">
            <text:p>-2,0009724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2836" calcext:value-type="float">
            <text:p>1624632637,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291178" calcext:value-type="float">
            <text:p>0,10291178</text:p>
          </table:table-cell>
          <table:table-cell office:value-type="float" office:value="0" calcext:value-type="float">
            <text:p>0</text:p>
          </table:table-cell>
          <table:table-cell office:value-type="float" office:value="0.00013286" calcext:value-type="float">
            <text:p>0,00013286</text:p>
          </table:table-cell>
          <table:table-cell office:value-type="float" office:value="-2.00098568" calcext:value-type="float">
            <text:p>-2,0009856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38356" calcext:value-type="float">
            <text:p>1624632637,3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19486" calcext:value-type="float">
            <text:p>0,1019486</text:p>
          </table:table-cell>
          <table:table-cell office:value-type="float" office:value="0" calcext:value-type="float">
            <text:p>0</text:p>
          </table:table-cell>
          <table:table-cell office:value-type="float" office:value="0.0002451" calcext:value-type="float">
            <text:p>0,0002451</text:p>
          </table:table-cell>
          <table:table-cell office:value-type="float" office:value="-2.00196906" calcext:value-type="float">
            <text:p>-2,0019690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48357" calcext:value-type="float">
            <text:p>1624632637,4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002263" calcext:value-type="float">
            <text:p>0,10002263</text:p>
          </table:table-cell>
          <table:table-cell office:value-type="float" office:value="0" calcext:value-type="float">
            <text:p>0</text:p>
          </table:table-cell>
          <table:table-cell office:value-type="float" office:value="0.00046953" calcext:value-type="float">
            <text:p>0,00046953</text:p>
          </table:table-cell>
          <table:table-cell office:value-type="float" office:value="-2.00102621" calcext:value-type="float">
            <text:p>-2,001026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5836" calcext:value-type="float">
            <text:p>1624632637,5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905986" calcext:value-type="float">
            <text:p>0,09905986</text:p>
          </table:table-cell>
          <table:table-cell office:value-type="float" office:value="0" calcext:value-type="float">
            <text:p>0</text:p>
          </table:table-cell>
          <table:table-cell office:value-type="float" office:value="0.00058172" calcext:value-type="float">
            <text:p>0,00058172</text:p>
          </table:table-cell>
          <table:table-cell office:value-type="float" office:value="-2.00104" calcext:value-type="float">
            <text:p>-2,001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68357" calcext:value-type="float">
            <text:p>1624632637,6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809722" calcext:value-type="float">
            <text:p>0,09809722</text:p>
          </table:table-cell>
          <table:table-cell office:value-type="float" office:value="0" calcext:value-type="float">
            <text:p>0</text:p>
          </table:table-cell>
          <table:table-cell office:value-type="float" office:value="0.00069389" calcext:value-type="float">
            <text:p>0,00069389</text:p>
          </table:table-cell>
          <table:table-cell office:value-type="float" office:value="-2.00105392" calcext:value-type="float">
            <text:p>-2,0010539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7836" calcext:value-type="float">
            <text:p>1624632637,7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713473" calcext:value-type="float">
            <text:p>0,09713473</text:p>
          </table:table-cell>
          <table:table-cell office:value-type="float" office:value="0" calcext:value-type="float">
            <text:p>0</text:p>
          </table:table-cell>
          <table:table-cell office:value-type="float" office:value="0.00080605" calcext:value-type="float">
            <text:p>0,00080605</text:p>
          </table:table-cell>
          <table:table-cell office:value-type="float" office:value="-2.00106799" calcext:value-type="float">
            <text:p>-2,0010679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7.88357" calcext:value-type="float">
            <text:p>1624632637,8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617239" calcext:value-type="float">
            <text:p>0,09617239</text:p>
          </table:table-cell>
          <table:table-cell office:value-type="float" office:value="-1" calcext:value-type="float">
            <text:p>-1</text:p>
          </table:table-cell>
          <table:table-cell office:value-type="float" office:value="-0.00171711" calcext:value-type="float">
            <text:p>-0,00171711</text:p>
          </table:table-cell>
          <table:table-cell office:value-type="float" office:value="-2.00087207" calcext:value-type="float">
            <text:p>-2,0008720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7.98356" calcext:value-type="float">
            <text:p>1624632637,9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509155" calcext:value-type="float">
            <text:p>0,09509155</text:p>
          </table:table-cell>
          <table:table-cell office:value-type="float" office:value="0" calcext:value-type="float">
            <text:p>0</text:p>
          </table:table-cell>
          <table:table-cell office:value-type="float" office:value="0.00007414" calcext:value-type="float">
            <text:p>7,414E-05</text:p>
          </table:table-cell>
          <table:table-cell office:value-type="float" office:value="-2.00097873" calcext:value-type="float">
            <text:p>-2,0009787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08357" calcext:value-type="float">
            <text:p>1624632638,0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412832" calcext:value-type="float">
            <text:p>0,09412832</text:p>
          </table:table-cell>
          <table:table-cell office:value-type="float" office:value="0" calcext:value-type="float">
            <text:p>0</text:p>
          </table:table-cell>
          <table:table-cell office:value-type="float" office:value="0.00018638" calcext:value-type="float">
            <text:p>0,00018638</text:p>
          </table:table-cell>
          <table:table-cell office:value-type="float" office:value="-2.00147706" calcext:value-type="float">
            <text:p>-2,0014770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18356" calcext:value-type="float">
            <text:p>1624632638,1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268373" calcext:value-type="float">
            <text:p>0,09268373</text:p>
          </table:table-cell>
          <table:table-cell office:value-type="float" office:value="0" calcext:value-type="float">
            <text:p>0</text:p>
          </table:table-cell>
          <table:table-cell office:value-type="float" office:value="0.00035472" calcext:value-type="float">
            <text:p>0,00035472</text:p>
          </table:table-cell>
          <table:table-cell office:value-type="float" office:value="-2.00101231" calcext:value-type="float">
            <text:p>-2,001012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28358" calcext:value-type="float">
            <text:p>1624632638,2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72086" calcext:value-type="float">
            <text:p>0,09172086</text:p>
          </table:table-cell>
          <table:table-cell office:value-type="float" office:value="0" calcext:value-type="float">
            <text:p>0</text:p>
          </table:table-cell>
          <table:table-cell office:value-type="float" office:value="0.00046692" calcext:value-type="float">
            <text:p>0,00046692</text:p>
          </table:table-cell>
          <table:table-cell office:value-type="float" office:value="-2.001026" calcext:value-type="float">
            <text:p>-2,0010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38358" calcext:value-type="float">
            <text:p>1624632638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075814" calcext:value-type="float">
            <text:p>0,09075814</text:p>
          </table:table-cell>
          <table:table-cell office:value-type="float" office:value="0" calcext:value-type="float">
            <text:p>0</text:p>
          </table:table-cell>
          <table:table-cell office:value-type="float" office:value="0.00057911" calcext:value-type="float">
            <text:p>0,00057911</text:p>
          </table:table-cell>
          <table:table-cell office:value-type="float" office:value="-2.00103984" calcext:value-type="float">
            <text:p>-2,0010398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4836" calcext:value-type="float">
            <text:p>1624632638,4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979557" calcext:value-type="float">
            <text:p>0,08979557</text:p>
          </table:table-cell>
          <table:table-cell office:value-type="float" office:value="0" calcext:value-type="float">
            <text:p>0</text:p>
          </table:table-cell>
          <table:table-cell office:value-type="float" office:value="0.00069127" calcext:value-type="float">
            <text:p>0,00069127</text:p>
          </table:table-cell>
          <table:table-cell office:value-type="float" office:value="-2.00105382" calcext:value-type="float">
            <text:p>-2,001053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58357" calcext:value-type="float">
            <text:p>1624632638,5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883316" calcext:value-type="float">
            <text:p>0,08883316</text:p>
          </table:table-cell>
          <table:table-cell office:value-type="float" office:value="-1" calcext:value-type="float">
            <text:p>-1</text:p>
          </table:table-cell>
          <table:table-cell office:value-type="float" office:value="-0.00073479" calcext:value-type="float">
            <text:p>-0,00073479</text:p>
          </table:table-cell>
          <table:table-cell office:value-type="float" office:value="-2.00087388" calcext:value-type="float">
            <text:p>-2,0008738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8.68358" calcext:value-type="float">
            <text:p>1624632638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787093" calcext:value-type="float">
            <text:p>0,08787093</text:p>
          </table:table-cell>
          <table:table-cell office:value-type="float" office:value="-1" calcext:value-type="float">
            <text:p>-1</text:p>
          </table:table-cell>
          <table:table-cell office:value-type="float" office:value="-0.001576" calcext:value-type="float">
            <text:p>-0,001576</text:p>
          </table:table-cell>
          <table:table-cell office:value-type="float" office:value="-1.9999203" calcext:value-type="float">
            <text:p>-1,999920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8.78361" calcext:value-type="float">
            <text:p>1624632638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775306" calcext:value-type="float">
            <text:p>0,08775306</text:p>
          </table:table-cell>
          <table:table-cell office:value-type="float" office:value="0" calcext:value-type="float">
            <text:p>0</text:p>
          </table:table-cell>
          <table:table-cell office:value-type="float" office:value="-0.00004072" calcext:value-type="float">
            <text:p>-4,072E-05</text:p>
          </table:table-cell>
          <table:table-cell office:value-type="float" office:value="-2.00096524" calcext:value-type="float">
            <text:p>-2,0009652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88358" calcext:value-type="float">
            <text:p>1624632638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678969" calcext:value-type="float">
            <text:p>0,08678969</text:p>
          </table:table-cell>
          <table:table-cell office:value-type="float" office:value="0" calcext:value-type="float">
            <text:p>0</text:p>
          </table:table-cell>
          <table:table-cell office:value-type="float" office:value="0.00007154" calcext:value-type="float">
            <text:p>7,154E-05</text:p>
          </table:table-cell>
          <table:table-cell office:value-type="float" office:value="-2.00097842" calcext:value-type="float">
            <text:p>-2,0009784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8.98356" calcext:value-type="float">
            <text:p>1624632638,9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82647" calcext:value-type="float">
            <text:p>0,08582647</text:p>
          </table:table-cell>
          <table:table-cell office:value-type="float" office:value="0" calcext:value-type="float">
            <text:p>0</text:p>
          </table:table-cell>
          <table:table-cell office:value-type="float" office:value="0.00018378" calcext:value-type="float">
            <text:p>0,00018378</text:p>
          </table:table-cell>
          <table:table-cell office:value-type="float" office:value="-2.00099177" calcext:value-type="float">
            <text:p>-2,000991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0836" calcext:value-type="float">
            <text:p>1624632639,0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48634" calcext:value-type="float">
            <text:p>0,0848634</text:p>
          </table:table-cell>
          <table:table-cell office:value-type="float" office:value="0" calcext:value-type="float">
            <text:p>0</text:p>
          </table:table-cell>
          <table:table-cell office:value-type="float" office:value="0.00029601" calcext:value-type="float">
            <text:p>0,00029601</text:p>
          </table:table-cell>
          <table:table-cell office:value-type="float" office:value="-2.00100526" calcext:value-type="float">
            <text:p>-2,001005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18358" calcext:value-type="float">
            <text:p>1624632639,1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390049" calcext:value-type="float">
            <text:p>0,08390049</text:p>
          </table:table-cell>
          <table:table-cell office:value-type="float" office:value="0" calcext:value-type="float">
            <text:p>0</text:p>
          </table:table-cell>
          <table:table-cell office:value-type="float" office:value="0.00040822" calcext:value-type="float">
            <text:p>0,00040822</text:p>
          </table:table-cell>
          <table:table-cell office:value-type="float" office:value="-2.00101891" calcext:value-type="float">
            <text:p>-2,0010189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28357" calcext:value-type="float">
            <text:p>1624632639,2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293775" calcext:value-type="float">
            <text:p>0,08293775</text:p>
          </table:table-cell>
          <table:table-cell office:value-type="float" office:value="0" calcext:value-type="float">
            <text:p>0</text:p>
          </table:table-cell>
          <table:table-cell office:value-type="float" office:value="0.0005204" calcext:value-type="float">
            <text:p>0,0005204</text:p>
          </table:table-cell>
          <table:table-cell office:value-type="float" office:value="-2.00103272" calcext:value-type="float">
            <text:p>-2,0010327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38357" calcext:value-type="float">
            <text:p>1624632639,3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197518" calcext:value-type="float">
            <text:p>0,08197518</text:p>
          </table:table-cell>
          <table:table-cell office:value-type="float" office:value="0" calcext:value-type="float">
            <text:p>0</text:p>
          </table:table-cell>
          <table:table-cell office:value-type="float" office:value="0.00063257" calcext:value-type="float">
            <text:p>0,00063257</text:p>
          </table:table-cell>
          <table:table-cell office:value-type="float" office:value="-2.00104671" calcext:value-type="float">
            <text:p>-2,0010467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48358" calcext:value-type="float">
            <text:p>1624632639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101279" calcext:value-type="float">
            <text:p>0,08101279</text:p>
          </table:table-cell>
          <table:table-cell office:value-type="float" office:value="-1" calcext:value-type="float">
            <text:p>-1</text:p>
          </table:table-cell>
          <table:table-cell office:value-type="float" office:value="-0.00065808" calcext:value-type="float">
            <text:p>-0,00065808</text:p>
          </table:table-cell>
          <table:table-cell office:value-type="float" office:value="-2.00088386" calcext:value-type="float">
            <text:p>-2,0008838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9.58358" calcext:value-type="float">
            <text:p>1624632639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005057" calcext:value-type="float">
            <text:p>0,08005057</text:p>
          </table:table-cell>
          <table:table-cell office:value-type="float" office:value="-1" calcext:value-type="float">
            <text:p>-1</text:p>
          </table:table-cell>
          <table:table-cell office:value-type="float" office:value="-0.0014993" calcext:value-type="float">
            <text:p>-0,0014993</text:p>
          </table:table-cell>
          <table:table-cell office:value-type="float" office:value="-1.99993031" calcext:value-type="float">
            <text:p>-1,9999303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39.68361" calcext:value-type="float">
            <text:p>1624632639,6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993295" calcext:value-type="float">
            <text:p>0,07993295</text:p>
          </table:table-cell>
          <table:table-cell office:value-type="float" office:value="0" calcext:value-type="float">
            <text:p>0</text:p>
          </table:table-cell>
          <table:table-cell office:value-type="float" office:value="-0.00009945" calcext:value-type="float">
            <text:p>-9,945E-05</text:p>
          </table:table-cell>
          <table:table-cell office:value-type="float" office:value="-2.0009584" calcext:value-type="float">
            <text:p>-2,000958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78355" calcext:value-type="float">
            <text:p>1624632639,78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896949" calcext:value-type="float">
            <text:p>0,07896949</text:p>
          </table:table-cell>
          <table:table-cell office:value-type="float" office:value="0" calcext:value-type="float">
            <text:p>0</text:p>
          </table:table-cell>
          <table:table-cell office:value-type="float" office:value="0.00001282" calcext:value-type="float">
            <text:p>1,282E-05</text:p>
          </table:table-cell>
          <table:table-cell office:value-type="float" office:value="-2.0009715" calcext:value-type="float">
            <text:p>-2,00097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8836" calcext:value-type="float">
            <text:p>1624632639,8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80062" calcext:value-type="float">
            <text:p>0,0780062</text:p>
          </table:table-cell>
          <table:table-cell office:value-type="float" office:value="0" calcext:value-type="float">
            <text:p>0</text:p>
          </table:table-cell>
          <table:table-cell office:value-type="float" office:value="0.00012507" calcext:value-type="float">
            <text:p>0,00012507</text:p>
          </table:table-cell>
          <table:table-cell office:value-type="float" office:value="-2.00146977" calcext:value-type="float">
            <text:p>-2,0014697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39.9836" calcext:value-type="float">
            <text:p>1624632639,9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656159" calcext:value-type="float">
            <text:p>0,07656159</text:p>
          </table:table-cell>
          <table:table-cell office:value-type="float" office:value="0" calcext:value-type="float">
            <text:p>0</text:p>
          </table:table-cell>
          <table:table-cell office:value-type="float" office:value="0.00029341" calcext:value-type="float">
            <text:p>0,00029341</text:p>
          </table:table-cell>
          <table:table-cell office:value-type="float" office:value="-2.001005" calcext:value-type="float">
            <text:p>-2,00100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0.08357" calcext:value-type="float">
            <text:p>1624632640,0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559872" calcext:value-type="float">
            <text:p>0,07559872</text:p>
          </table:table-cell>
          <table:table-cell office:value-type="float" office:value="0" calcext:value-type="float">
            <text:p>0</text:p>
          </table:table-cell>
          <table:table-cell office:value-type="float" office:value="-0.00097137" calcext:value-type="float">
            <text:p>-0,00097137</text:p>
          </table:table-cell>
          <table:table-cell office:value-type="float" office:value="-1.99987431" calcext:value-type="float">
            <text:p>-1,99987431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40.18358" calcext:value-type="float">
            <text:p>1624632640,1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559872" calcext:value-type="float">
            <text:p>0,07559872</text:p>
          </table:table-cell>
          <table:table-cell office:value-type="float" office:value="1" calcext:value-type="float">
            <text:p>1</text:p>
          </table:table-cell>
          <table:table-cell office:value-type="float" office:value="0.00033753" calcext:value-type="float">
            <text:p>0,00033753</text:p>
          </table:table-cell>
          <table:table-cell office:value-type="float" office:value="-2.00101068" calcext:value-type="float">
            <text:p>-2,00101068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28358" calcext:value-type="float">
            <text:p>1624632640,2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463605" calcext:value-type="float">
            <text:p>0,07463605</text:p>
          </table:table-cell>
          <table:table-cell office:value-type="float" office:value="1" calcext:value-type="float">
            <text:p>1</text:p>
          </table:table-cell>
          <table:table-cell office:value-type="float" office:value="0.00045058" calcext:value-type="float">
            <text:p>0,00045058</text:p>
          </table:table-cell>
          <table:table-cell office:value-type="float" office:value="-2.00102467" calcext:value-type="float">
            <text:p>-2,00102467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38357" calcext:value-type="float">
            <text:p>1624632640,3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367357" calcext:value-type="float">
            <text:p>0,07367357</text:p>
          </table:table-cell>
          <table:table-cell office:value-type="float" office:value="1" calcext:value-type="float">
            <text:p>1</text:p>
          </table:table-cell>
          <table:table-cell office:value-type="float" office:value="0.0005636" calcext:value-type="float">
            <text:p>0,0005636</text:p>
          </table:table-cell>
          <table:table-cell office:value-type="float" office:value="-2.00103884" calcext:value-type="float">
            <text:p>-2,0010388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48356" calcext:value-type="float">
            <text:p>1624632640,4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271129" calcext:value-type="float">
            <text:p>0,07271129</text:p>
          </table:table-cell>
          <table:table-cell office:value-type="float" office:value="0" calcext:value-type="float">
            <text:p>0</text:p>
          </table:table-cell>
          <table:table-cell office:value-type="float" office:value="-0.00155231" calcext:value-type="float">
            <text:p>-0,00155231</text:p>
          </table:table-cell>
          <table:table-cell office:value-type="float" office:value="-2.00089321" calcext:value-type="float">
            <text:p>-2,00089321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40.58357" calcext:value-type="float">
            <text:p>1624632640,5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16311" calcext:value-type="float">
            <text:p>0,0716311</text:p>
          </table:table-cell>
          <table:table-cell office:value-type="float" office:value="1" calcext:value-type="float">
            <text:p>1</text:p>
          </table:table-cell>
          <table:table-cell office:value-type="float" office:value="-0.00016655" calcext:value-type="float">
            <text:p>-0,00016655</text:p>
          </table:table-cell>
          <table:table-cell office:value-type="float" office:value="-1.9999805" calcext:value-type="float">
            <text:p>-1,999980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68356" calcext:value-type="float">
            <text:p>1624632640,6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16311" calcext:value-type="float">
            <text:p>0,0716311</text:p>
          </table:table-cell>
          <table:table-cell office:value-type="float" office:value="1" calcext:value-type="float">
            <text:p>1</text:p>
          </table:table-cell>
          <table:table-cell office:value-type="float" office:value="-0.00016655" calcext:value-type="float">
            <text:p>-0,00016655</text:p>
          </table:table-cell>
          <table:table-cell office:value-type="float" office:value="-2.0009505" calcext:value-type="float">
            <text:p>-2,000950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78359" calcext:value-type="float">
            <text:p>1624632640,7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066763" calcext:value-type="float">
            <text:p>0,07066763</text:p>
          </table:table-cell>
          <table:table-cell office:value-type="float" office:value="1" calcext:value-type="float">
            <text:p>1</text:p>
          </table:table-cell>
          <table:table-cell office:value-type="float" office:value="-0.00005342" calcext:value-type="float">
            <text:p>-5,342E-05</text:p>
          </table:table-cell>
          <table:table-cell office:value-type="float" office:value="-2.0009637" calcext:value-type="float">
            <text:p>-2,0009637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0.88358" calcext:value-type="float">
            <text:p>1624632640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970435" calcext:value-type="float">
            <text:p>0,06970435</text:p>
          </table:table-cell>
          <table:table-cell office:value-type="float" office:value="1" calcext:value-type="float">
            <text:p>1</text:p>
          </table:table-cell>
          <table:table-cell office:value-type="float" office:value="0.00133193" calcext:value-type="float">
            <text:p>0,00133193</text:p>
          </table:table-cell>
          <table:table-cell office:value-type="float" office:value="-2.00111569" calcext:value-type="float">
            <text:p>-2,00111569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0.98362" calcext:value-type="float">
            <text:p>1624632640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874125" calcext:value-type="float">
            <text:p>0,06874125</text:p>
          </table:table-cell>
          <table:table-cell office:value-type="float" office:value="0" calcext:value-type="float">
            <text:p>0</text:p>
          </table:table-cell>
          <table:table-cell office:value-type="float" office:value="0.0002347" calcext:value-type="float">
            <text:p>0,0002347</text:p>
          </table:table-cell>
          <table:table-cell office:value-type="float" office:value="-2.00002795" calcext:value-type="float">
            <text:p>-2,0000279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08356" calcext:value-type="float">
            <text:p>1624632641,0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874125" calcext:value-type="float">
            <text:p>0,06874125</text:p>
          </table:table-cell>
          <table:table-cell office:value-type="float" office:value="0" calcext:value-type="float">
            <text:p>0</text:p>
          </table:table-cell>
          <table:table-cell office:value-type="float" office:value="0.0002347" calcext:value-type="float">
            <text:p>0,0002347</text:p>
          </table:table-cell>
          <table:table-cell office:value-type="float" office:value="-2.00099795" calcext:value-type="float">
            <text:p>-2,0009979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1836" calcext:value-type="float">
            <text:p>1624632641,1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777836" calcext:value-type="float">
            <text:p>0,06777836</text:p>
          </table:table-cell>
          <table:table-cell office:value-type="float" office:value="0" calcext:value-type="float">
            <text:p>0</text:p>
          </table:table-cell>
          <table:table-cell office:value-type="float" office:value="0.0003469" calcext:value-type="float">
            <text:p>0,0003469</text:p>
          </table:table-cell>
          <table:table-cell office:value-type="float" office:value="-2.00101161" calcext:value-type="float">
            <text:p>-2,0010116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28356" calcext:value-type="float">
            <text:p>1624632641,2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81567" calcext:value-type="float">
            <text:p>0,06681567</text:p>
          </table:table-cell>
          <table:table-cell office:value-type="float" office:value="0" calcext:value-type="float">
            <text:p>0</text:p>
          </table:table-cell>
          <table:table-cell office:value-type="float" office:value="0.00045908" calcext:value-type="float">
            <text:p>0,00045908</text:p>
          </table:table-cell>
          <table:table-cell office:value-type="float" office:value="-2.00005548" calcext:value-type="float">
            <text:p>-2,0000554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38357" calcext:value-type="float">
            <text:p>1624632641,3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81567" calcext:value-type="float">
            <text:p>0,06681567</text:p>
          </table:table-cell>
          <table:table-cell office:value-type="float" office:value="0" calcext:value-type="float">
            <text:p>0</text:p>
          </table:table-cell>
          <table:table-cell office:value-type="float" office:value="0.00045908" calcext:value-type="float">
            <text:p>0,00045908</text:p>
          </table:table-cell>
          <table:table-cell office:value-type="float" office:value="-2.00102548" calcext:value-type="float">
            <text:p>-2,0010254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48357" calcext:value-type="float">
            <text:p>1624632641,4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585319" calcext:value-type="float">
            <text:p>0,06585319</text:p>
          </table:table-cell>
          <table:table-cell office:value-type="float" office:value="-1" calcext:value-type="float">
            <text:p>-1</text:p>
          </table:table-cell>
          <table:table-cell office:value-type="float" office:value="-0.00056906" calcext:value-type="float">
            <text:p>-0,00056906</text:p>
          </table:table-cell>
          <table:table-cell office:value-type="float" office:value="-2.00089567" calcext:value-type="float">
            <text:p>-2,0008956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1.58358" calcext:value-type="float">
            <text:p>1624632641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489094" calcext:value-type="float">
            <text:p>0,06489094</text:p>
          </table:table-cell>
          <table:table-cell office:value-type="float" office:value="-1" calcext:value-type="float">
            <text:p>-1</text:p>
          </table:table-cell>
          <table:table-cell office:value-type="float" office:value="-0.00141027" calcext:value-type="float">
            <text:p>-0,00141027</text:p>
          </table:table-cell>
          <table:table-cell office:value-type="float" office:value="-2.00091207" calcext:value-type="float">
            <text:p>-2,0009120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1.68358" calcext:value-type="float">
            <text:p>1624632641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381106" calcext:value-type="float">
            <text:p>0,06381106</text:p>
          </table:table-cell>
          <table:table-cell office:value-type="float" office:value="0" calcext:value-type="float">
            <text:p>0</text:p>
          </table:table-cell>
          <table:table-cell office:value-type="float" office:value="-0.0001608" calcext:value-type="float">
            <text:p>-0,0001608</text:p>
          </table:table-cell>
          <table:table-cell office:value-type="float" office:value="-1.99998134" calcext:value-type="float">
            <text:p>-1,9999813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78358" calcext:value-type="float">
            <text:p>1624632641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381106" calcext:value-type="float">
            <text:p>0,06381106</text:p>
          </table:table-cell>
          <table:table-cell office:value-type="float" office:value="0" calcext:value-type="float">
            <text:p>0</text:p>
          </table:table-cell>
          <table:table-cell office:value-type="float" office:value="-0.0001608" calcext:value-type="float">
            <text:p>-0,0001608</text:p>
          </table:table-cell>
          <table:table-cell office:value-type="float" office:value="-2.00095134" calcext:value-type="float">
            <text:p>-2,0009513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88358" calcext:value-type="float">
            <text:p>1624632641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84749" calcext:value-type="float">
            <text:p>0,06284749</text:p>
          </table:table-cell>
          <table:table-cell office:value-type="float" office:value="0" calcext:value-type="float">
            <text:p>0</text:p>
          </table:table-cell>
          <table:table-cell office:value-type="float" office:value="-0.00004851" calcext:value-type="float">
            <text:p>-4,851E-05</text:p>
          </table:table-cell>
          <table:table-cell office:value-type="float" office:value="-2.00096433" calcext:value-type="float">
            <text:p>-2,0009643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1.98357" calcext:value-type="float">
            <text:p>1624632641,9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188411" calcext:value-type="float">
            <text:p>0,06188411</text:p>
          </table:table-cell>
          <table:table-cell office:value-type="float" office:value="0" calcext:value-type="float">
            <text:p>0</text:p>
          </table:table-cell>
          <table:table-cell office:value-type="float" office:value="0.00006375" calcext:value-type="float">
            <text:p>6,375E-05</text:p>
          </table:table-cell>
          <table:table-cell office:value-type="float" office:value="-2.00000751" calcext:value-type="float">
            <text:p>-2,0000075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08356" calcext:value-type="float">
            <text:p>1624632642,0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188411" calcext:value-type="float">
            <text:p>0,06188411</text:p>
          </table:table-cell>
          <table:table-cell office:value-type="float" office:value="0" calcext:value-type="float">
            <text:p>0</text:p>
          </table:table-cell>
          <table:table-cell office:value-type="float" office:value="0.00006375" calcext:value-type="float">
            <text:p>6,375E-05</text:p>
          </table:table-cell>
          <table:table-cell office:value-type="float" office:value="-2.00097751" calcext:value-type="float">
            <text:p>-2,0009775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18361" calcext:value-type="float">
            <text:p>1624632642,1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092094" calcext:value-type="float">
            <text:p>0,06092094</text:p>
          </table:table-cell>
          <table:table-cell office:value-type="float" office:value="0" calcext:value-type="float">
            <text:p>0</text:p>
          </table:table-cell>
          <table:table-cell office:value-type="float" office:value="0.00017598" calcext:value-type="float">
            <text:p>0,00017598</text:p>
          </table:table-cell>
          <table:table-cell office:value-type="float" office:value="-2.00147591" calcext:value-type="float">
            <text:p>-2,0014759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28357" calcext:value-type="float">
            <text:p>1624632642,2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47661" calcext:value-type="float">
            <text:p>0,05947661</text:p>
          </table:table-cell>
          <table:table-cell office:value-type="float" office:value="0" calcext:value-type="float">
            <text:p>0</text:p>
          </table:table-cell>
          <table:table-cell office:value-type="float" office:value="0.00034429" calcext:value-type="float">
            <text:p>0,00034429</text:p>
          </table:table-cell>
          <table:table-cell office:value-type="float" office:value="-2.00004141" calcext:value-type="float">
            <text:p>-2,0000414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38358" calcext:value-type="float">
            <text:p>1624632642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947661" calcext:value-type="float">
            <text:p>0,05947661</text:p>
          </table:table-cell>
          <table:table-cell office:value-type="float" office:value="0" calcext:value-type="float">
            <text:p>0</text:p>
          </table:table-cell>
          <table:table-cell office:value-type="float" office:value="0.00034429" calcext:value-type="float">
            <text:p>0,00034429</text:p>
          </table:table-cell>
          <table:table-cell office:value-type="float" office:value="-2.00101141" calcext:value-type="float">
            <text:p>-2,0010114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48358" calcext:value-type="float">
            <text:p>1624632642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851401" calcext:value-type="float">
            <text:p>0,05851401</text:p>
          </table:table-cell>
          <table:table-cell office:value-type="float" office:value="0" calcext:value-type="float">
            <text:p>0</text:p>
          </table:table-cell>
          <table:table-cell office:value-type="float" office:value="0.00045646" calcext:value-type="float">
            <text:p>0,00045646</text:p>
          </table:table-cell>
          <table:table-cell office:value-type="float" office:value="-2.00005538" calcext:value-type="float">
            <text:p>-2,0000553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58356" calcext:value-type="float">
            <text:p>1624632642,5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851401" calcext:value-type="float">
            <text:p>0,05851401</text:p>
          </table:table-cell>
          <table:table-cell office:value-type="float" office:value="0" calcext:value-type="float">
            <text:p>0</text:p>
          </table:table-cell>
          <table:table-cell office:value-type="float" office:value="0.00045646" calcext:value-type="float">
            <text:p>0,00045646</text:p>
          </table:table-cell>
          <table:table-cell office:value-type="float" office:value="-2.00102538" calcext:value-type="float">
            <text:p>-2,0010253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2.68356" calcext:value-type="float">
            <text:p>1624632642,6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755166" calcext:value-type="float">
            <text:p>0,05755166</text:p>
          </table:table-cell>
          <table:table-cell office:value-type="float" office:value="-1" calcext:value-type="float">
            <text:p>-1</text:p>
          </table:table-cell>
          <table:table-cell office:value-type="float" office:value="-0.00042795" calcext:value-type="float">
            <text:p>-0,00042795</text:p>
          </table:table-cell>
          <table:table-cell office:value-type="float" office:value="-2.00091383" calcext:value-type="float">
            <text:p>-2,0009138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2.78358" calcext:value-type="float">
            <text:p>1624632642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658957" calcext:value-type="float">
            <text:p>0,05658957</text:p>
          </table:table-cell>
          <table:table-cell office:value-type="float" office:value="-1" calcext:value-type="float">
            <text:p>-1</text:p>
          </table:table-cell>
          <table:table-cell office:value-type="float" office:value="-0.00029918" calcext:value-type="float">
            <text:p>-0,00029918</text:p>
          </table:table-cell>
          <table:table-cell office:value-type="float" office:value="-1.9999604" calcext:value-type="float">
            <text:p>-1,9999604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2.88358" calcext:value-type="float">
            <text:p>1624632642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658957" calcext:value-type="float">
            <text:p>0,05658957</text:p>
          </table:table-cell>
          <table:table-cell office:value-type="float" office:value="-1" calcext:value-type="float">
            <text:p>-1</text:p>
          </table:table-cell>
          <table:table-cell office:value-type="float" office:value="-0.00126918" calcext:value-type="float">
            <text:p>-0,00126918</text:p>
          </table:table-cell>
          <table:table-cell office:value-type="float" office:value="-2.0009304" calcext:value-type="float">
            <text:p>-2,0009304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2.98358" calcext:value-type="float">
            <text:p>1624632642,9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550924" calcext:value-type="float">
            <text:p>0,05550924</text:p>
          </table:table-cell>
          <table:table-cell office:value-type="float" office:value="0" calcext:value-type="float">
            <text:p>0</text:p>
          </table:table-cell>
          <table:table-cell office:value-type="float" office:value="-0.0001634" calcext:value-type="float">
            <text:p>-0,0001634</text:p>
          </table:table-cell>
          <table:table-cell office:value-type="float" office:value="-1.99998108" calcext:value-type="float">
            <text:p>-1,9999810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08361" calcext:value-type="float">
            <text:p>1624632643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550924" calcext:value-type="float">
            <text:p>0,05550924</text:p>
          </table:table-cell>
          <table:table-cell office:value-type="float" office:value="0" calcext:value-type="float">
            <text:p>0</text:p>
          </table:table-cell>
          <table:table-cell office:value-type="float" office:value="-0.0001634" calcext:value-type="float">
            <text:p>-0,0001634</text:p>
          </table:table-cell>
          <table:table-cell office:value-type="float" office:value="-2.00095108" calcext:value-type="float">
            <text:p>-2,0009510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18356" calcext:value-type="float">
            <text:p>1624632643,1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454563" calcext:value-type="float">
            <text:p>0,05454563</text:p>
          </table:table-cell>
          <table:table-cell office:value-type="float" office:value="0" calcext:value-type="float">
            <text:p>0</text:p>
          </table:table-cell>
          <table:table-cell office:value-type="float" office:value="-0.00005111" calcext:value-type="float">
            <text:p>-5,111E-05</text:p>
          </table:table-cell>
          <table:table-cell office:value-type="float" office:value="-2.00096403" calcext:value-type="float">
            <text:p>-2,0009640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28356" calcext:value-type="float">
            <text:p>1624632643,2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358225" calcext:value-type="float">
            <text:p>0,05358225</text:p>
          </table:table-cell>
          <table:table-cell office:value-type="float" office:value="0" calcext:value-type="float">
            <text:p>0</text:p>
          </table:table-cell>
          <table:table-cell office:value-type="float" office:value="0.00006115" calcext:value-type="float">
            <text:p>6,115E-05</text:p>
          </table:table-cell>
          <table:table-cell office:value-type="float" office:value="-2.00000721" calcext:value-type="float">
            <text:p>-2,000007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38356" calcext:value-type="float">
            <text:p>1624632643,3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358225" calcext:value-type="float">
            <text:p>0,05358225</text:p>
          </table:table-cell>
          <table:table-cell office:value-type="float" office:value="0" calcext:value-type="float">
            <text:p>0</text:p>
          </table:table-cell>
          <table:table-cell office:value-type="float" office:value="0.00006115" calcext:value-type="float">
            <text:p>6,115E-05</text:p>
          </table:table-cell>
          <table:table-cell office:value-type="float" office:value="-2.00097721" calcext:value-type="float">
            <text:p>-2,0009772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48356" calcext:value-type="float">
            <text:p>1624632643,4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261911" calcext:value-type="float">
            <text:p>0,05261911</text:p>
          </table:table-cell>
          <table:table-cell office:value-type="float" office:value="0" calcext:value-type="float">
            <text:p>0</text:p>
          </table:table-cell>
          <table:table-cell office:value-type="float" office:value="0.00017338" calcext:value-type="float">
            <text:p>0,00017338</text:p>
          </table:table-cell>
          <table:table-cell office:value-type="float" office:value="-2.00002064" calcext:value-type="float">
            <text:p>-2,0000206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58358" calcext:value-type="float">
            <text:p>1624632643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261911" calcext:value-type="float">
            <text:p>0,05261911</text:p>
          </table:table-cell>
          <table:table-cell office:value-type="float" office:value="0" calcext:value-type="float">
            <text:p>0</text:p>
          </table:table-cell>
          <table:table-cell office:value-type="float" office:value="0.00017338" calcext:value-type="float">
            <text:p>0,00017338</text:p>
          </table:table-cell>
          <table:table-cell office:value-type="float" office:value="-2.00099064" calcext:value-type="float">
            <text:p>-2,0009906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68358" calcext:value-type="float">
            <text:p>1624632643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165623" calcext:value-type="float">
            <text:p>0,05165623</text:p>
          </table:table-cell>
          <table:table-cell office:value-type="float" office:value="0" calcext:value-type="float">
            <text:p>0</text:p>
          </table:table-cell>
          <table:table-cell office:value-type="float" office:value="0.00028559" calcext:value-type="float">
            <text:p>0,00028559</text:p>
          </table:table-cell>
          <table:table-cell office:value-type="float" office:value="-2.00003431" calcext:value-type="float">
            <text:p>-2,000034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7836" calcext:value-type="float">
            <text:p>1624632643,7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165623" calcext:value-type="float">
            <text:p>0,05165623</text:p>
          </table:table-cell>
          <table:table-cell office:value-type="float" office:value="0" calcext:value-type="float">
            <text:p>0</text:p>
          </table:table-cell>
          <table:table-cell office:value-type="float" office:value="0.00028559" calcext:value-type="float">
            <text:p>0,00028559</text:p>
          </table:table-cell>
          <table:table-cell office:value-type="float" office:value="-2.00100431" calcext:value-type="float">
            <text:p>-2,001004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88357" calcext:value-type="float">
            <text:p>1624632643,8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069362" calcext:value-type="float">
            <text:p>0,05069362</text:p>
          </table:table-cell>
          <table:table-cell office:value-type="float" office:value="0" calcext:value-type="float">
            <text:p>0</text:p>
          </table:table-cell>
          <table:table-cell office:value-type="float" office:value="0.00039776" calcext:value-type="float">
            <text:p>0,00039776</text:p>
          </table:table-cell>
          <table:table-cell office:value-type="float" office:value="-2.00004826" calcext:value-type="float">
            <text:p>-2,000048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3.98358" calcext:value-type="float">
            <text:p>1624632643,9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069362" calcext:value-type="float">
            <text:p>0,05069362</text:p>
          </table:table-cell>
          <table:table-cell office:value-type="float" office:value="0" calcext:value-type="float">
            <text:p>0</text:p>
          </table:table-cell>
          <table:table-cell office:value-type="float" office:value="0.00039776" calcext:value-type="float">
            <text:p>0,00039776</text:p>
          </table:table-cell>
          <table:table-cell office:value-type="float" office:value="-2.00101826" calcext:value-type="float">
            <text:p>-2,0010182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4.08357" calcext:value-type="float">
            <text:p>1624632644,0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97313" calcext:value-type="float">
            <text:p>0,0497313</text:p>
          </table:table-cell>
          <table:table-cell office:value-type="float" office:value="-1" calcext:value-type="float">
            <text:p>-1</text:p>
          </table:table-cell>
          <table:table-cell office:value-type="float" office:value="-0.00035124" calcext:value-type="float">
            <text:p>-0,00035124</text:p>
          </table:table-cell>
          <table:table-cell office:value-type="float" office:value="-1.99995383" calcext:value-type="float">
            <text:p>-1,9999538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4.18358" calcext:value-type="float">
            <text:p>1624632644,1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97313" calcext:value-type="float">
            <text:p>0,0497313</text:p>
          </table:table-cell>
          <table:table-cell office:value-type="float" office:value="-1" calcext:value-type="float">
            <text:p>-1</text:p>
          </table:table-cell>
          <table:table-cell office:value-type="float" office:value="-0.00035124" calcext:value-type="float">
            <text:p>-0,00035124</text:p>
          </table:table-cell>
          <table:table-cell office:value-type="float" office:value="-2.00092383" calcext:value-type="float">
            <text:p>-2,0009238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4.28357" calcext:value-type="float">
            <text:p>1624632644,2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876928" calcext:value-type="float">
            <text:p>0,04876928</text:p>
          </table:table-cell>
          <table:table-cell office:value-type="float" office:value="-1" calcext:value-type="float">
            <text:p>-1</text:p>
          </table:table-cell>
          <table:table-cell office:value-type="float" office:value="-0.00119248" calcext:value-type="float">
            <text:p>-0,00119248</text:p>
          </table:table-cell>
          <table:table-cell office:value-type="float" office:value="-1.99997047" calcext:value-type="float">
            <text:p>-1,99997047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4.3836" calcext:value-type="float">
            <text:p>1624632644,3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865338" calcext:value-type="float">
            <text:p>0,04865338</text:p>
          </table:table-cell>
          <table:table-cell office:value-type="float" office:value="0" calcext:value-type="float">
            <text:p>0</text:p>
          </table:table-cell>
          <table:table-cell office:value-type="float" office:value="-0.0003345" calcext:value-type="float">
            <text:p>-0,0003345</text:p>
          </table:table-cell>
          <table:table-cell office:value-type="float" office:value="-2.00093193" calcext:value-type="float">
            <text:p>-2,0009319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4.48358" calcext:value-type="float">
            <text:p>1624632644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68935" calcext:value-type="float">
            <text:p>0,04768935</text:p>
          </table:table-cell>
          <table:table-cell office:value-type="float" office:value="0" calcext:value-type="float">
            <text:p>0</text:p>
          </table:table-cell>
          <table:table-cell office:value-type="float" office:value="-0.00022216" calcext:value-type="float">
            <text:p>-0,00022216</text:p>
          </table:table-cell>
          <table:table-cell office:value-type="float" office:value="-1.99997446" calcext:value-type="float">
            <text:p>-1,99997446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4.5836" calcext:value-type="float">
            <text:p>1624632644,5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68935" calcext:value-type="float">
            <text:p>0,04768935</text:p>
          </table:table-cell>
          <table:table-cell office:value-type="float" office:value="0" calcext:value-type="float">
            <text:p>0</text:p>
          </table:table-cell>
          <table:table-cell office:value-type="float" office:value="-0.00109079" calcext:value-type="float">
            <text:p>-0,00109079</text:p>
          </table:table-cell>
          <table:table-cell office:value-type="float" office:value="-2.00083446" calcext:value-type="float">
            <text:p>-2,00083446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44.68356" calcext:value-type="float">
            <text:p>1624632644,6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672557" calcext:value-type="float">
            <text:p>0,04672557</text:p>
          </table:table-cell>
          <table:table-cell office:value-type="float" office:value="1" calcext:value-type="float">
            <text:p>1</text:p>
          </table:table-cell>
          <table:table-cell office:value-type="float" office:value="-0.00015193" calcext:value-type="float">
            <text:p>-0,00015193</text:p>
          </table:table-cell>
          <table:table-cell office:value-type="float" office:value="-1.99998229" calcext:value-type="float">
            <text:p>-1,9999822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4.78359" calcext:value-type="float">
            <text:p>1624632644,7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672557" calcext:value-type="float">
            <text:p>0,04672557</text:p>
          </table:table-cell>
          <table:table-cell office:value-type="float" office:value="1" calcext:value-type="float">
            <text:p>1</text:p>
          </table:table-cell>
          <table:table-cell office:value-type="float" office:value="-0.00015193" calcext:value-type="float">
            <text:p>-0,00015193</text:p>
          </table:table-cell>
          <table:table-cell office:value-type="float" office:value="-2.00095229" calcext:value-type="float">
            <text:p>-2,00095229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4.88356" calcext:value-type="float">
            <text:p>1624632644,8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76204" calcext:value-type="float">
            <text:p>0,04576204</text:p>
          </table:table-cell>
          <table:table-cell office:value-type="float" office:value="1" calcext:value-type="float">
            <text:p>1</text:p>
          </table:table-cell>
          <table:table-cell office:value-type="float" office:value="-0.00003878" calcext:value-type="float">
            <text:p>-3,878E-05</text:p>
          </table:table-cell>
          <table:table-cell office:value-type="float" office:value="-1.99999543" calcext:value-type="float">
            <text:p>-1,9999954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4.98357" calcext:value-type="float">
            <text:p>1624632644,9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76204" calcext:value-type="float">
            <text:p>0,04576204</text:p>
          </table:table-cell>
          <table:table-cell office:value-type="float" office:value="1" calcext:value-type="float">
            <text:p>1</text:p>
          </table:table-cell>
          <table:table-cell office:value-type="float" office:value="-0.00003878" calcext:value-type="float">
            <text:p>-3,878E-05</text:p>
          </table:table-cell>
          <table:table-cell office:value-type="float" office:value="-2.00096543" calcext:value-type="float">
            <text:p>-2,00096543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08357" calcext:value-type="float">
            <text:p>1624632645,0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7988" calcext:value-type="float">
            <text:p>0,0447988</text:p>
          </table:table-cell>
          <table:table-cell office:value-type="float" office:value="1" calcext:value-type="float">
            <text:p>1</text:p>
          </table:table-cell>
          <table:table-cell office:value-type="float" office:value="0.00007433" calcext:value-type="float">
            <text:p>7,433E-05</text:p>
          </table:table-cell>
          <table:table-cell office:value-type="float" office:value="-2.00000885" calcext:value-type="float">
            <text:p>-2,0000088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18357" calcext:value-type="float">
            <text:p>1624632645,1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7988" calcext:value-type="float">
            <text:p>0,0447988</text:p>
          </table:table-cell>
          <table:table-cell office:value-type="float" office:value="1" calcext:value-type="float">
            <text:p>1</text:p>
          </table:table-cell>
          <table:table-cell office:value-type="float" office:value="0.00007433" calcext:value-type="float">
            <text:p>7,433E-05</text:p>
          </table:table-cell>
          <table:table-cell office:value-type="float" office:value="-2.00146385" calcext:value-type="float">
            <text:p>-2,0014638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28357" calcext:value-type="float">
            <text:p>1624632645,2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3545" calcext:value-type="float">
            <text:p>0,0433545</text:p>
          </table:table-cell>
          <table:table-cell office:value-type="float" office:value="1" calcext:value-type="float">
            <text:p>1</text:p>
          </table:table-cell>
          <table:table-cell office:value-type="float" office:value="0.00024393" calcext:value-type="float">
            <text:p>0,00024393</text:p>
          </table:table-cell>
          <table:table-cell office:value-type="float" office:value="-2.00002955" calcext:value-type="float">
            <text:p>-2,0000295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38356" calcext:value-type="float">
            <text:p>1624632645,3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3545" calcext:value-type="float">
            <text:p>0,0433545</text:p>
          </table:table-cell>
          <table:table-cell office:value-type="float" office:value="1" calcext:value-type="float">
            <text:p>1</text:p>
          </table:table-cell>
          <table:table-cell office:value-type="float" office:value="0.00024393" calcext:value-type="float">
            <text:p>0,00024393</text:p>
          </table:table-cell>
          <table:table-cell office:value-type="float" office:value="-2.00099955" calcext:value-type="float">
            <text:p>-2,0009995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48356" calcext:value-type="float">
            <text:p>1624632645,4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39204" calcext:value-type="float">
            <text:p>0,04239204</text:p>
          </table:table-cell>
          <table:table-cell office:value-type="float" office:value="1" calcext:value-type="float">
            <text:p>1</text:p>
          </table:table-cell>
          <table:table-cell office:value-type="float" office:value="0.00035695" calcext:value-type="float">
            <text:p>0,00035695</text:p>
          </table:table-cell>
          <table:table-cell office:value-type="float" office:value="-2.00004374" calcext:value-type="float">
            <text:p>-2,0000437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5.58358" calcext:value-type="float">
            <text:p>1624632645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39204" calcext:value-type="float">
            <text:p>0,04239204</text:p>
          </table:table-cell>
          <table:table-cell office:value-type="float" office:value="1" calcext:value-type="float">
            <text:p>1</text:p>
          </table:table-cell>
          <table:table-cell office:value-type="float" office:value="0.00113068" calcext:value-type="float">
            <text:p>0,00113068</text:p>
          </table:table-cell>
          <table:table-cell office:value-type="float" office:value="-2.00109804" calcext:value-type="float">
            <text:p>-2,00109804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5.68358" calcext:value-type="float">
            <text:p>1624632645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142993" calcext:value-type="float">
            <text:p>0,04142993</text:p>
          </table:table-cell>
          <table:table-cell office:value-type="float" office:value="-1" calcext:value-type="float">
            <text:p>-1</text:p>
          </table:table-cell>
          <table:table-cell office:value-type="float" office:value="-0.00021015" calcext:value-type="float">
            <text:p>-0,00021015</text:p>
          </table:table-cell>
          <table:table-cell office:value-type="float" office:value="-1.99997216" calcext:value-type="float">
            <text:p>-1,9999721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5.78358" calcext:value-type="float">
            <text:p>1624632645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142993" calcext:value-type="float">
            <text:p>0,04142993</text:p>
          </table:table-cell>
          <table:table-cell office:value-type="float" office:value="-1" calcext:value-type="float">
            <text:p>-1</text:p>
          </table:table-cell>
          <table:table-cell office:value-type="float" office:value="-0.00021015" calcext:value-type="float">
            <text:p>-0,00021015</text:p>
          </table:table-cell>
          <table:table-cell office:value-type="float" office:value="-2.00094216" calcext:value-type="float">
            <text:p>-2,00094216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5.88356" calcext:value-type="float">
            <text:p>1624632645,8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04682" calcext:value-type="float">
            <text:p>0,0404682</text:p>
          </table:table-cell>
          <table:table-cell office:value-type="float" office:value="-1" calcext:value-type="float">
            <text:p>-1</text:p>
          </table:table-cell>
          <table:table-cell office:value-type="float" office:value="-0.00105143" calcext:value-type="float">
            <text:p>-0,00105143</text:p>
          </table:table-cell>
          <table:table-cell office:value-type="float" office:value="-1.99998909" calcext:value-type="float">
            <text:p>-1,99998909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5.98356" calcext:value-type="float">
            <text:p>1624632645,9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035178" calcext:value-type="float">
            <text:p>0,04035178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-1.99996188" calcext:value-type="float">
            <text:p>-1,999961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08356" calcext:value-type="float">
            <text:p>1624632646,0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035178" calcext:value-type="float">
            <text:p>0,04035178</text:p>
          </table:table-cell>
          <table:table-cell office:value-type="float" office:value="0" calcext:value-type="float">
            <text:p>0</text:p>
          </table:table-cell>
          <table:table-cell office:value-type="float" office:value="-0.00033713" calcext:value-type="float">
            <text:p>-0,00033713</text:p>
          </table:table-cell>
          <table:table-cell office:value-type="float" office:value="-2.00093188" calcext:value-type="float">
            <text:p>-2,0009318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1836" calcext:value-type="float">
            <text:p>1624632646,1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938762" calcext:value-type="float">
            <text:p>0,03938762</text:p>
          </table:table-cell>
          <table:table-cell office:value-type="float" office:value="0" calcext:value-type="float">
            <text:p>0</text:p>
          </table:table-cell>
          <table:table-cell office:value-type="float" office:value="-0.00022477" calcext:value-type="float">
            <text:p>-0,00022477</text:p>
          </table:table-cell>
          <table:table-cell office:value-type="float" office:value="-1.99997428" calcext:value-type="float">
            <text:p>-1,999974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28356" calcext:value-type="float">
            <text:p>1624632646,2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938762" calcext:value-type="float">
            <text:p>0,03938762</text:p>
          </table:table-cell>
          <table:table-cell office:value-type="float" office:value="0" calcext:value-type="float">
            <text:p>0</text:p>
          </table:table-cell>
          <table:table-cell office:value-type="float" office:value="-0.00022477" calcext:value-type="float">
            <text:p>-0,00022477</text:p>
          </table:table-cell>
          <table:table-cell office:value-type="float" office:value="-2.00094428" calcext:value-type="float">
            <text:p>-2,0009442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38358" calcext:value-type="float">
            <text:p>1624632646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42374" calcext:value-type="float">
            <text:p>0,03842374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-1.99998697" calcext:value-type="float">
            <text:p>-1,999986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48356" calcext:value-type="float">
            <text:p>1624632646,4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42374" calcext:value-type="float">
            <text:p>0,03842374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-1.99998697" calcext:value-type="float">
            <text:p>-1,999986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58361" calcext:value-type="float">
            <text:p>1624632646,5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42374" calcext:value-type="float">
            <text:p>0,03842374</text:p>
          </table:table-cell>
          <table:table-cell office:value-type="float" office:value="0" calcext:value-type="float">
            <text:p>0</text:p>
          </table:table-cell>
          <table:table-cell office:value-type="float" office:value="-0.00011245" calcext:value-type="float">
            <text:p>-0,00011245</text:p>
          </table:table-cell>
          <table:table-cell office:value-type="float" office:value="-2.00095697" calcext:value-type="float">
            <text:p>-2,0009569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6836" calcext:value-type="float">
            <text:p>1624632646,6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46018" calcext:value-type="float">
            <text:p>0,03746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-1.99999998" calcext:value-type="float">
            <text:p>-1,999999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7836" calcext:value-type="float">
            <text:p>1624632646,7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46018" calcext:value-type="float">
            <text:p>0,03746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-1.99999998" calcext:value-type="float">
            <text:p>-1,999999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88359" calcext:value-type="float">
            <text:p>1624632646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46018" calcext:value-type="float">
            <text:p>0,03746018</text:p>
          </table:table-cell>
          <table:table-cell office:value-type="float" office:value="0" calcext:value-type="float">
            <text:p>0</text:p>
          </table:table-cell>
          <table:table-cell office:value-type="float" office:value="-0.00000017" calcext:value-type="float">
            <text:p>-1,7E-07</text:p>
          </table:table-cell>
          <table:table-cell office:value-type="float" office:value="-2.00096998" calcext:value-type="float">
            <text:p>-2,00096998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6.98357" calcext:value-type="float">
            <text:p>1624632646,9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649696" calcext:value-type="float">
            <text:p>0,03649696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-2.00001332" calcext:value-type="float">
            <text:p>-2,0000133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08358" calcext:value-type="float">
            <text:p>1624632647,0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649696" calcext:value-type="float">
            <text:p>0,03649696</text:p>
          </table:table-cell>
          <table:table-cell office:value-type="float" office:value="0" calcext:value-type="float">
            <text:p>0</text:p>
          </table:table-cell>
          <table:table-cell office:value-type="float" office:value="0.00011207" calcext:value-type="float">
            <text:p>0,00011207</text:p>
          </table:table-cell>
          <table:table-cell office:value-type="float" office:value="-2.00098332" calcext:value-type="float">
            <text:p>-2,0009833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18357" calcext:value-type="float">
            <text:p>1624632647,1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53412" calcext:value-type="float">
            <text:p>0,03553412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-2.00002704" calcext:value-type="float">
            <text:p>-2,000027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2836" calcext:value-type="float">
            <text:p>1624632647,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53412" calcext:value-type="float">
            <text:p>0,03553412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-2.00002704" calcext:value-type="float">
            <text:p>-2,000027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3836" calcext:value-type="float">
            <text:p>1624632647,3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53412" calcext:value-type="float">
            <text:p>0,03553412</text:p>
          </table:table-cell>
          <table:table-cell office:value-type="float" office:value="0" calcext:value-type="float">
            <text:p>0</text:p>
          </table:table-cell>
          <table:table-cell office:value-type="float" office:value="0.00022427" calcext:value-type="float">
            <text:p>0,00022427</text:p>
          </table:table-cell>
          <table:table-cell office:value-type="float" office:value="-2.00099704" calcext:value-type="float">
            <text:p>-2,000997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7.48356" calcext:value-type="float">
            <text:p>1624632647,4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457167" calcext:value-type="float">
            <text:p>0,03457167</text:p>
          </table:table-cell>
          <table:table-cell office:value-type="float" office:value="-1" calcext:value-type="float">
            <text:p>-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-1.99996561" calcext:value-type="float">
            <text:p>-1,9999656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7.58358" calcext:value-type="float">
            <text:p>1624632647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457167" calcext:value-type="float">
            <text:p>0,03457167</text:p>
          </table:table-cell>
          <table:table-cell office:value-type="float" office:value="-1" calcext:value-type="float">
            <text:p>-1</text:p>
          </table:table-cell>
          <table:table-cell office:value-type="float" office:value="-0.00026221" calcext:value-type="float">
            <text:p>-0,00026221</text:p>
          </table:table-cell>
          <table:table-cell office:value-type="float" office:value="-2.00093561" calcext:value-type="float">
            <text:p>-2,0009356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7.68357" calcext:value-type="float">
            <text:p>1624632647,6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360965" calcext:value-type="float">
            <text:p>0,03360965</text:p>
          </table:table-cell>
          <table:table-cell office:value-type="float" office:value="-1" calcext:value-type="float">
            <text:p>-1</text:p>
          </table:table-cell>
          <table:table-cell office:value-type="float" office:value="-0.00013345" calcext:value-type="float">
            <text:p>-0,00013345</text:p>
          </table:table-cell>
          <table:table-cell office:value-type="float" office:value="-1.99998225" calcext:value-type="float">
            <text:p>-1,9999822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7.78357" calcext:value-type="float">
            <text:p>1624632647,7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360965" calcext:value-type="float">
            <text:p>0,03360965</text:p>
          </table:table-cell>
          <table:table-cell office:value-type="float" office:value="-1" calcext:value-type="float">
            <text:p>-1</text:p>
          </table:table-cell>
          <table:table-cell office:value-type="float" office:value="-0.00013345" calcext:value-type="float">
            <text:p>-0,00013345</text:p>
          </table:table-cell>
          <table:table-cell office:value-type="float" office:value="-1.99998225" calcext:value-type="float">
            <text:p>-1,9999822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7.88357" calcext:value-type="float">
            <text:p>1624632647,8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360965" calcext:value-type="float">
            <text:p>0,03360965</text:p>
          </table:table-cell>
          <table:table-cell office:value-type="float" office:value="-1" calcext:value-type="float">
            <text:p>-1</text:p>
          </table:table-cell>
          <table:table-cell office:value-type="float" office:value="-0.00110345" calcext:value-type="float">
            <text:p>-0,00110345</text:p>
          </table:table-cell>
          <table:table-cell office:value-type="float" office:value="-2.00095225" calcext:value-type="float">
            <text:p>-2,0009522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7.98358" calcext:value-type="float">
            <text:p>1624632647,9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1" calcext:value-type="float">
            <text:p>1</text:p>
          </table:table-cell>
          <table:table-cell office:value-type="float" office:value="0.00016851" calcext:value-type="float">
            <text:p>0,00016851</text:p>
          </table:table-cell>
          <table:table-cell office:value-type="float" office:value="-2.00001724" calcext:value-type="float">
            <text:p>-2,00001724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8.08357" calcext:value-type="float">
            <text:p>1624632648,0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1" calcext:value-type="float">
            <text:p>1</text:p>
          </table:table-cell>
          <table:table-cell office:value-type="float" office:value="0.00016851" calcext:value-type="float">
            <text:p>0,00016851</text:p>
          </table:table-cell>
          <table:table-cell office:value-type="float" office:value="-2.00001724" calcext:value-type="float">
            <text:p>-2,00001724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8.18359" calcext:value-type="float">
            <text:p>1624632648,1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253263" calcext:value-type="float">
            <text:p>0,03253263</text:p>
          </table:table-cell>
          <table:table-cell office:value-type="float" office:value="1" calcext:value-type="float">
            <text:p>1</text:p>
          </table:table-cell>
          <table:table-cell office:value-type="float" office:value="-0.00042527" calcext:value-type="float">
            <text:p>-0,00042527</text:p>
          </table:table-cell>
          <table:table-cell office:value-type="float" office:value="-2.00092255" calcext:value-type="float">
            <text:p>-2,0009225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8.28358" calcext:value-type="float">
            <text:p>1624632648,2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56809" calcext:value-type="float">
            <text:p>0,03156809</text:p>
          </table:table-cell>
          <table:table-cell office:value-type="float" office:value="2" calcext:value-type="float">
            <text:p>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-2.0000246" calcext:value-type="float">
            <text:p>-2,0000246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48.38357" calcext:value-type="float">
            <text:p>1624632648,3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56809" calcext:value-type="float">
            <text:p>0,03156809</text:p>
          </table:table-cell>
          <table:table-cell office:value-type="float" office:value="2" calcext:value-type="float">
            <text:p>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-2.0000246" calcext:value-type="float">
            <text:p>-2,0000246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48.48357" calcext:value-type="float">
            <text:p>1624632648,4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56809" calcext:value-type="float">
            <text:p>0,03156809</text:p>
          </table:table-cell>
          <table:table-cell office:value-type="float" office:value="2" calcext:value-type="float">
            <text:p>2</text:p>
          </table:table-cell>
          <table:table-cell office:value-type="float" office:value="0.00023569" calcext:value-type="float">
            <text:p>0,00023569</text:p>
          </table:table-cell>
          <table:table-cell office:value-type="float" office:value="-2.0009946" calcext:value-type="float">
            <text:p>-2,0009946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48.58357" calcext:value-type="float">
            <text:p>1624632648,5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1" calcext:value-type="float">
            <text:p>1</text:p>
          </table:table-cell>
          <table:table-cell office:value-type="float" office:value="-0.00019878" calcext:value-type="float">
            <text:p>-0,00019878</text:p>
          </table:table-cell>
          <table:table-cell office:value-type="float" office:value="-1.99997715" calcext:value-type="float">
            <text:p>-1,99997715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48.68359" calcext:value-type="float">
            <text:p>1624632648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1" calcext:value-type="float">
            <text:p>1</text:p>
          </table:table-cell>
          <table:table-cell office:value-type="float" office:value="0.0003598" calcext:value-type="float">
            <text:p>0,0003598</text:p>
          </table:table-cell>
          <table:table-cell office:value-type="float" office:value="-2.00003801" calcext:value-type="float">
            <text:p>-2,00003801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48.78357" calcext:value-type="float">
            <text:p>1624632648,7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060389" calcext:value-type="float">
            <text:p>0,03060389</text:p>
          </table:table-cell>
          <table:table-cell office:value-type="float" office:value="0" calcext:value-type="float">
            <text:p>0</text:p>
          </table:table-cell>
          <table:table-cell office:value-type="float" office:value="-0.00017122" calcext:value-type="float">
            <text:p>-0,00017122</text:p>
          </table:table-cell>
          <table:table-cell office:value-type="float" office:value="-2.0009504" calcext:value-type="float">
            <text:p>-2,0009504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8.88359" calcext:value-type="float">
            <text:p>1624632648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-1.99999315" calcext:value-type="float">
            <text:p>-1,999993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8.98355" calcext:value-type="float">
            <text:p>1624632648,98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-1.99999315" calcext:value-type="float">
            <text:p>-1,999993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08357" calcext:value-type="float">
            <text:p>1624632649,0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-1.99999315" calcext:value-type="float">
            <text:p>-1,999993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18355" calcext:value-type="float">
            <text:p>1624632649,18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964007" calcext:value-type="float">
            <text:p>0,02964007</text:p>
          </table:table-cell>
          <table:table-cell office:value-type="float" office:value="0" calcext:value-type="float">
            <text:p>0</text:p>
          </table:table-cell>
          <table:table-cell office:value-type="float" office:value="-0.00005891" calcext:value-type="float">
            <text:p>-5,891E-05</text:p>
          </table:table-cell>
          <table:table-cell office:value-type="float" office:value="-2.00096315" calcext:value-type="float">
            <text:p>-2,00096315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28358" calcext:value-type="float">
            <text:p>1624632649,2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67667" calcext:value-type="float">
            <text:p>0,02867667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-2.00000631" calcext:value-type="float">
            <text:p>-2,000006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3836" calcext:value-type="float">
            <text:p>1624632649,3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67667" calcext:value-type="float">
            <text:p>0,02867667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-2.00000631" calcext:value-type="float">
            <text:p>-2,000006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48356" calcext:value-type="float">
            <text:p>1624632649,4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867667" calcext:value-type="float">
            <text:p>0,02867667</text:p>
          </table:table-cell>
          <table:table-cell office:value-type="float" office:value="0" calcext:value-type="float">
            <text:p>0</text:p>
          </table:table-cell>
          <table:table-cell office:value-type="float" office:value="0.00005336" calcext:value-type="float">
            <text:p>5,336E-05</text:p>
          </table:table-cell>
          <table:table-cell office:value-type="float" office:value="-2.00146131" calcext:value-type="float">
            <text:p>-2,00146131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5836" calcext:value-type="float">
            <text:p>1624632649,5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-2.00002693" calcext:value-type="float">
            <text:p>-2,0000269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68356" calcext:value-type="float">
            <text:p>1624632649,6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-2.00002693" calcext:value-type="float">
            <text:p>-2,0000269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78357" calcext:value-type="float">
            <text:p>1624632649,7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723245" calcext:value-type="float">
            <text:p>0,02723245</text:p>
          </table:table-cell>
          <table:table-cell office:value-type="float" office:value="0" calcext:value-type="float">
            <text:p>0</text:p>
          </table:table-cell>
          <table:table-cell office:value-type="float" office:value="0.00022165" calcext:value-type="float">
            <text:p>0,00022165</text:p>
          </table:table-cell>
          <table:table-cell office:value-type="float" office:value="-2.00099693" calcext:value-type="float">
            <text:p>-2,00099693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49.88358" calcext:value-type="float">
            <text:p>1624632649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-1" calcext:value-type="float">
            <text:p>-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-1.99998393" calcext:value-type="float">
            <text:p>-1,9999839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49.98356" calcext:value-type="float">
            <text:p>1624632649,9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-1" calcext:value-type="float">
            <text:p>-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-1.99998393" calcext:value-type="float">
            <text:p>-1,9999839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08356" calcext:value-type="float">
            <text:p>1624632650,0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-1" calcext:value-type="float">
            <text:p>-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-1.99998393" calcext:value-type="float">
            <text:p>-1,9999839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18357" calcext:value-type="float">
            <text:p>1624632650,18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2703" calcext:value-type="float">
            <text:p>0,0262703</text:p>
          </table:table-cell>
          <table:table-cell office:value-type="float" office:value="-1" calcext:value-type="float">
            <text:p>-1</text:p>
          </table:table-cell>
          <table:table-cell office:value-type="float" office:value="-0.00012112" calcext:value-type="float">
            <text:p>-0,00012112</text:p>
          </table:table-cell>
          <table:table-cell office:value-type="float" office:value="-2.00095393" calcext:value-type="float">
            <text:p>-2,00095393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28356" calcext:value-type="float">
            <text:p>1624632650,2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30874" calcext:value-type="float">
            <text:p>0,02530874</text:p>
          </table:table-cell>
          <table:table-cell office:value-type="float" office:value="-1" calcext:value-type="float">
            <text:p>-1</text:p>
          </table:table-cell>
          <table:table-cell office:value-type="float" office:value="0.00000757" calcext:value-type="float">
            <text:p>7,57E-06</text:p>
          </table:table-cell>
          <table:table-cell office:value-type="float" office:value="-2.00000102" calcext:value-type="float">
            <text:p>-2,0000010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38356" calcext:value-type="float">
            <text:p>1624632650,3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30874" calcext:value-type="float">
            <text:p>0,02530874</text:p>
          </table:table-cell>
          <table:table-cell office:value-type="float" office:value="-1" calcext:value-type="float">
            <text:p>-1</text:p>
          </table:table-cell>
          <table:table-cell office:value-type="float" office:value="0.00000757" calcext:value-type="float">
            <text:p>7,57E-06</text:p>
          </table:table-cell>
          <table:table-cell office:value-type="float" office:value="-2.00000102" calcext:value-type="float">
            <text:p>-2,0000010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48358" calcext:value-type="float">
            <text:p>1624632650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30874" calcext:value-type="float">
            <text:p>0,02530874</text:p>
          </table:table-cell>
          <table:table-cell office:value-type="float" office:value="-1" calcext:value-type="float">
            <text:p>-1</text:p>
          </table:table-cell>
          <table:table-cell office:value-type="float" office:value="0.00000757" calcext:value-type="float">
            <text:p>7,57E-06</text:p>
          </table:table-cell>
          <table:table-cell office:value-type="float" office:value="-2.00097102" calcext:value-type="float">
            <text:p>-2,00097102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58361" calcext:value-type="float">
            <text:p>1624632650,5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434786" calcext:value-type="float">
            <text:p>0,02434786</text:p>
          </table:table-cell>
          <table:table-cell office:value-type="float" office:value="-1" calcext:value-type="float">
            <text:p>-1</text:p>
          </table:table-cell>
          <table:table-cell office:value-type="float" office:value="-0.00083382" calcext:value-type="float">
            <text:p>-0,00083382</text:p>
          </table:table-cell>
          <table:table-cell office:value-type="float" office:value="-2.00001878" calcext:value-type="float">
            <text:p>-2,0000187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0.68355" calcext:value-type="float">
            <text:p>1624632650,68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1" calcext:value-type="float">
            <text:p>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-2.00000218" calcext:value-type="float">
            <text:p>-2,00000218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0.78356" calcext:value-type="float">
            <text:p>1624632650,7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1" calcext:value-type="float">
            <text:p>1</text:p>
          </table:table-cell>
          <table:table-cell office:value-type="float" office:value="0.00002178" calcext:value-type="float">
            <text:p>2,178E-05</text:p>
          </table:table-cell>
          <table:table-cell office:value-type="float" office:value="-2.00000218" calcext:value-type="float">
            <text:p>-2,00000218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0.88358" calcext:value-type="float">
            <text:p>1624632650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423165" calcext:value-type="float">
            <text:p>0,02423165</text:p>
          </table:table-cell>
          <table:table-cell office:value-type="float" office:value="1" calcext:value-type="float">
            <text:p>1</text:p>
          </table:table-cell>
          <table:table-cell office:value-type="float" office:value="-0.00042049" calcext:value-type="float">
            <text:p>-0,00042049</text:p>
          </table:table-cell>
          <table:table-cell office:value-type="float" office:value="-2.000924" calcext:value-type="float">
            <text:p>-2,000924</text:p>
          </table:table-cell>
          <table:table-cell office:value-type="float" office:value="-96.74373506" calcext:value-type="float">
            <text:p>-96,74373506</text:p>
          </table:table-cell>
        </table:table-row>
        <table:table-row table:style-name="ro1">
          <table:table-cell office:value-type="float" office:value="1624632650.98362" calcext:value-type="float">
            <text:p>1624632650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2" calcext:value-type="float">
            <text:p>2</text:p>
          </table:table-cell>
          <table:table-cell office:value-type="float" office:value="0.00009648" calcext:value-type="float">
            <text:p>9,648E-05</text:p>
          </table:table-cell>
          <table:table-cell office:value-type="float" office:value="-2.00000991" calcext:value-type="float">
            <text:p>-2,0000099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1.0836" calcext:value-type="float">
            <text:p>1624632651,0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2" calcext:value-type="float">
            <text:p>2</text:p>
          </table:table-cell>
          <table:table-cell office:value-type="float" office:value="0.00009648" calcext:value-type="float">
            <text:p>9,648E-05</text:p>
          </table:table-cell>
          <table:table-cell office:value-type="float" office:value="-2.00000991" calcext:value-type="float">
            <text:p>-2,0000099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1.18358" calcext:value-type="float">
            <text:p>1624632651,1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2" calcext:value-type="float">
            <text:p>2</text:p>
          </table:table-cell>
          <table:table-cell office:value-type="float" office:value="0.00009648" calcext:value-type="float">
            <text:p>9,648E-05</text:p>
          </table:table-cell>
          <table:table-cell office:value-type="float" office:value="-2.00000991" calcext:value-type="float">
            <text:p>-2,0000099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1.28361" calcext:value-type="float">
            <text:p>1624632651,2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26672" calcext:value-type="float">
            <text:p>0,02326672</text:p>
          </table:table-cell>
          <table:table-cell office:value-type="float" office:value="2" calcext:value-type="float">
            <text:p>2</text:p>
          </table:table-cell>
          <table:table-cell office:value-type="float" office:value="0.00009648" calcext:value-type="float">
            <text:p>9,648E-05</text:p>
          </table:table-cell>
          <table:table-cell office:value-type="float" office:value="-2.00097991" calcext:value-type="float">
            <text:p>-2,0009799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1.38358" calcext:value-type="float">
            <text:p>1624632651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2" calcext:value-type="float">
            <text:p>2</text:p>
          </table:table-cell>
          <table:table-cell office:value-type="float" office:value="0.00060078" calcext:value-type="float">
            <text:p>0,00060078</text:p>
          </table:table-cell>
          <table:table-cell office:value-type="float" office:value="-2.0000575" calcext:value-type="float">
            <text:p>-2,0000575</text:p>
          </table:table-cell>
          <table:table-cell office:value-type="float" office:value="-94.69178455" calcext:value-type="float">
            <text:p>-94,69178455</text:p>
          </table:table-cell>
        </table:table-row>
        <table:table-row table:style-name="ro1">
          <table:table-cell office:value-type="float" office:value="1624632651.48356" calcext:value-type="float">
            <text:p>1624632651,48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-1.99998029" calcext:value-type="float">
            <text:p>-1,999980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1.58359" calcext:value-type="float">
            <text:p>1624632651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-1.99998029" calcext:value-type="float">
            <text:p>-1,999980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1.68359" calcext:value-type="float">
            <text:p>1624632651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-1.99998029" calcext:value-type="float">
            <text:p>-1,999980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1.78359" calcext:value-type="float">
            <text:p>1624632651,7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230223" calcext:value-type="float">
            <text:p>0,02230223</text:p>
          </table:table-cell>
          <table:table-cell office:value-type="float" office:value="0" calcext:value-type="float">
            <text:p>0</text:p>
          </table:table-cell>
          <table:table-cell office:value-type="float" office:value="-0.00017384" calcext:value-type="float">
            <text:p>-0,00017384</text:p>
          </table:table-cell>
          <table:table-cell office:value-type="float" office:value="-2.00095029" calcext:value-type="float">
            <text:p>-2,00095029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1.88358" calcext:value-type="float">
            <text:p>1624632651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1.99999287" calcext:value-type="float">
            <text:p>-1,9999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1.98359" calcext:value-type="float">
            <text:p>1624632651,9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1.99999287" calcext:value-type="float">
            <text:p>-1,9999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08362" calcext:value-type="float">
            <text:p>1624632652,0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1.99999287" calcext:value-type="float">
            <text:p>-1,9999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18362" calcext:value-type="float">
            <text:p>1624632652,1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1.99999287" calcext:value-type="float">
            <text:p>-1,99999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2836" calcext:value-type="float">
            <text:p>1624632652,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133824" calcext:value-type="float">
            <text:p>0,02133824</text:p>
          </table:table-cell>
          <table:table-cell office:value-type="float" office:value="0" calcext:value-type="float">
            <text:p>0</text:p>
          </table:table-cell>
          <table:table-cell office:value-type="float" office:value="-0.00006151" calcext:value-type="float">
            <text:p>-6,151E-05</text:p>
          </table:table-cell>
          <table:table-cell office:value-type="float" office:value="-2.00096287" calcext:value-type="float">
            <text:p>-2,00096287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38359" calcext:value-type="float">
            <text:p>1624632652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00602" calcext:value-type="float">
            <text:p>-2,00000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48362" calcext:value-type="float">
            <text:p>1624632652,4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00602" calcext:value-type="float">
            <text:p>-2,00000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58362" calcext:value-type="float">
            <text:p>1624632652,5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00602" calcext:value-type="float">
            <text:p>-2,00000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68363" calcext:value-type="float">
            <text:p>1624632652,6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00602" calcext:value-type="float">
            <text:p>-2,00000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78361" calcext:value-type="float">
            <text:p>1624632652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37483" calcext:value-type="float">
            <text:p>0,02037483</text:p>
          </table:table-cell>
          <table:table-cell office:value-type="float" office:value="0" calcext:value-type="float">
            <text:p>0</text:p>
          </table:table-cell>
          <table:table-cell office:value-type="float" office:value="0.00005076" calcext:value-type="float">
            <text:p>5,076E-05</text:p>
          </table:table-cell>
          <table:table-cell office:value-type="float" office:value="-2.00097602" calcext:value-type="float">
            <text:p>-2,0009760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8836" calcext:value-type="float">
            <text:p>1624632652,8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01982" calcext:value-type="float">
            <text:p>-2,00001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2.98359" calcext:value-type="float">
            <text:p>1624632652,9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01982" calcext:value-type="float">
            <text:p>-2,00001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3.08362" calcext:value-type="float">
            <text:p>1624632653,0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01982" calcext:value-type="float">
            <text:p>-2,00001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3.18361" calcext:value-type="float">
            <text:p>1624632653,1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01982" calcext:value-type="float">
            <text:p>-2,00001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3.2836" calcext:value-type="float">
            <text:p>1624632653,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41206" calcext:value-type="float">
            <text:p>0,01941206</text:p>
          </table:table-cell>
          <table:table-cell office:value-type="float" office:value="0" calcext:value-type="float">
            <text:p>0</text:p>
          </table:table-cell>
          <table:table-cell office:value-type="float" office:value="0.00016294" calcext:value-type="float">
            <text:p>0,00016294</text:p>
          </table:table-cell>
          <table:table-cell office:value-type="float" office:value="-2.00098982" calcext:value-type="float">
            <text:p>-2,00098982</text:p>
          </table:table-cell>
          <table:table-cell office:value-type="float" office:value="-96.69178455" calcext:value-type="float">
            <text:p>-96,69178455</text:p>
          </table:table-cell>
        </table:table-row>
        <table:table-row table:style-name="ro1">
          <table:table-cell office:value-type="float" office:value="1624632653.38359" calcext:value-type="float">
            <text:p>1624632653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1.99999405" calcext:value-type="float">
            <text:p>-1,99999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48362" calcext:value-type="float">
            <text:p>1624632653,4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1.99999405" calcext:value-type="float">
            <text:p>-1,99999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58362" calcext:value-type="float">
            <text:p>1624632653,5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1.99999405" calcext:value-type="float">
            <text:p>-1,99999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68362" calcext:value-type="float">
            <text:p>1624632653,6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1.99999405" calcext:value-type="float">
            <text:p>-1,99999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78361" calcext:value-type="float">
            <text:p>1624632653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45006" calcext:value-type="float">
            <text:p>0,01845006</text:p>
          </table:table-cell>
          <table:table-cell office:value-type="float" office:value="-1" calcext:value-type="float">
            <text:p>-1</text:p>
          </table:table-cell>
          <table:table-cell office:value-type="float" office:value="-0.00004443" calcext:value-type="float">
            <text:p>-4,443E-05</text:p>
          </table:table-cell>
          <table:table-cell office:value-type="float" office:value="-2.00096405" calcext:value-type="float">
            <text:p>-2,00096405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8836" calcext:value-type="float">
            <text:p>1624632653,8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01158" calcext:value-type="float">
            <text:p>-2,00001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3.98362" calcext:value-type="float">
            <text:p>1624632653,9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01158" calcext:value-type="float">
            <text:p>-2,00001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4.08361" calcext:value-type="float">
            <text:p>1624632654,0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01158" calcext:value-type="float">
            <text:p>-2,00001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4.18364" calcext:value-type="float">
            <text:p>1624632654,18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01158" calcext:value-type="float">
            <text:p>-2,00001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4.28362" calcext:value-type="float">
            <text:p>1624632654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48894" calcext:value-type="float">
            <text:p>0,01748894</text:p>
          </table:table-cell>
          <table:table-cell office:value-type="float" office:value="-1" calcext:value-type="float">
            <text:p>-1</text:p>
          </table:table-cell>
          <table:table-cell office:value-type="float" office:value="0.00008421" calcext:value-type="float">
            <text:p>8,421E-05</text:p>
          </table:table-cell>
          <table:table-cell office:value-type="float" office:value="-2.00098158" calcext:value-type="float">
            <text:p>-2,00098158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4.38359" calcext:value-type="float">
            <text:p>1624632654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52886" calcext:value-type="float">
            <text:p>0,01652886</text:p>
          </table:table-cell>
          <table:table-cell office:value-type="float" office:value="-2" calcext:value-type="float">
            <text:p>-2</text:p>
          </table:table-cell>
          <table:table-cell office:value-type="float" office:value="-0.00134237" calcext:value-type="float">
            <text:p>-0,00134237</text:p>
          </table:table-cell>
          <table:table-cell office:value-type="float" office:value="-1.99994042" calcext:value-type="float">
            <text:p>-1,99994042</text:p>
          </table:table-cell>
          <table:table-cell office:value-type="float" office:value="-99.74373506" calcext:value-type="float">
            <text:p>-99,74373506</text:p>
          </table:table-cell>
        </table:table-row>
        <table:table-row table:style-name="ro1">
          <table:table-cell office:value-type="float" office:value="1624632654.48362" calcext:value-type="float">
            <text:p>1624632654,4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3" calcext:value-type="float">
            <text:p>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-2.00000839" calcext:value-type="float">
            <text:p>-2,00000839</text:p>
          </table:table-cell>
          <table:table-cell office:value-type="float" office:value="-94.74373506" calcext:value-type="float">
            <text:p>-94,74373506</text:p>
          </table:table-cell>
        </table:table-row>
        <table:table-row table:style-name="ro1">
          <table:table-cell office:value-type="float" office:value="1624632654.58359" calcext:value-type="float">
            <text:p>1624632654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3" calcext:value-type="float">
            <text:p>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-2.00000839" calcext:value-type="float">
            <text:p>-2,00000839</text:p>
          </table:table-cell>
          <table:table-cell office:value-type="float" office:value="-94.74373506" calcext:value-type="float">
            <text:p>-94,74373506</text:p>
          </table:table-cell>
        </table:table-row>
        <table:table-row table:style-name="ro1">
          <table:table-cell office:value-type="float" office:value="1624632654.68359" calcext:value-type="float">
            <text:p>1624632654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3" calcext:value-type="float">
            <text:p>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-2.00000839" calcext:value-type="float">
            <text:p>-2,00000839</text:p>
          </table:table-cell>
          <table:table-cell office:value-type="float" office:value="-94.74373506" calcext:value-type="float">
            <text:p>-94,74373506</text:p>
          </table:table-cell>
        </table:table-row>
        <table:table-row table:style-name="ro1">
          <table:table-cell office:value-type="float" office:value="1624632654.78361" calcext:value-type="float">
            <text:p>1624632654,7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41461" calcext:value-type="float">
            <text:p>0,01641461</text:p>
          </table:table-cell>
          <table:table-cell office:value-type="float" office:value="3" calcext:value-type="float">
            <text:p>3</text:p>
          </table:table-cell>
          <table:table-cell office:value-type="float" office:value="0.00009752" calcext:value-type="float">
            <text:p>9,752E-05</text:p>
          </table:table-cell>
          <table:table-cell office:value-type="float" office:value="-2.00097839" calcext:value-type="float">
            <text:p>-2,00097839</text:p>
          </table:table-cell>
          <table:table-cell office:value-type="float" office:value="-94.74373506" calcext:value-type="float">
            <text:p>-94,74373506</text:p>
          </table:table-cell>
        </table:table-row>
        <table:table-row table:style-name="ro1">
          <table:table-cell office:value-type="float" office:value="1624632654.8836" calcext:value-type="float">
            <text:p>1624632654,8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2" calcext:value-type="float">
            <text:p>2</text:p>
          </table:table-cell>
          <table:table-cell office:value-type="float" office:value="-0.00009109" calcext:value-type="float">
            <text:p>-9,109E-05</text:p>
          </table:table-cell>
          <table:table-cell office:value-type="float" office:value="-1.99999111" calcext:value-type="float">
            <text:p>-1,9999911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4.9836" calcext:value-type="float">
            <text:p>1624632654,9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2" calcext:value-type="float">
            <text:p>2</text:p>
          </table:table-cell>
          <table:table-cell office:value-type="float" office:value="-0.00009109" calcext:value-type="float">
            <text:p>-9,109E-05</text:p>
          </table:table-cell>
          <table:table-cell office:value-type="float" office:value="-1.99999111" calcext:value-type="float">
            <text:p>-1,9999911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5.08359" calcext:value-type="float">
            <text:p>1624632655,0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2" calcext:value-type="float">
            <text:p>2</text:p>
          </table:table-cell>
          <table:table-cell office:value-type="float" office:value="-0.00009109" calcext:value-type="float">
            <text:p>-9,109E-05</text:p>
          </table:table-cell>
          <table:table-cell office:value-type="float" office:value="-1.99999111" calcext:value-type="float">
            <text:p>-1,99999111</text:p>
          </table:table-cell>
          <table:table-cell office:value-type="float" office:value="-95.74373506" calcext:value-type="float">
            <text:p>-95,74373506</text:p>
          </table:table-cell>
        </table:table-row>
        <table:table-row table:style-name="ro1">
          <table:table-cell office:value-type="float" office:value="1624632655.1836" calcext:value-type="float">
            <text:p>1624632655,1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2" calcext:value-type="float">
            <text:p>2</text:p>
          </table:table-cell>
          <table:table-cell office:value-type="float" office:value="0.00019137" calcext:value-type="float">
            <text:p>0,00019137</text:p>
          </table:table-cell>
          <table:table-cell office:value-type="float" office:value="-2.0000169" calcext:value-type="float">
            <text:p>-2,0000169</text:p>
          </table:table-cell>
          <table:table-cell office:value-type="float" office:value="-94.69178455" calcext:value-type="float">
            <text:p>-94,69178455</text:p>
          </table:table-cell>
        </table:table-row>
        <table:table-row table:style-name="ro1">
          <table:table-cell office:value-type="float" office:value="1624632655.28359" calcext:value-type="float">
            <text:p>1624632655,2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44867" calcext:value-type="float">
            <text:p>0,01544867</text:p>
          </table:table-cell>
          <table:table-cell office:value-type="float" office:value="1" calcext:value-type="float">
            <text:p>1</text:p>
          </table:table-cell>
          <table:table-cell office:value-type="float" office:value="-0.00007715" calcext:value-type="float">
            <text:p>-7,715E-05</text:p>
          </table:table-cell>
          <table:table-cell office:value-type="float" office:value="-2.00096251" calcext:value-type="float">
            <text:p>-2,00096251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38358" calcext:value-type="float">
            <text:p>1624632655,3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00186" calcext:value-type="float">
            <text:p>-2,00000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48358" calcext:value-type="float">
            <text:p>1624632655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00186" calcext:value-type="float">
            <text:p>-2,00000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58359" calcext:value-type="float">
            <text:p>1624632655,5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00186" calcext:value-type="float">
            <text:p>-2,00000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68359" calcext:value-type="float">
            <text:p>1624632655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00186" calcext:value-type="float">
            <text:p>-2,00000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78358" calcext:value-type="float">
            <text:p>1624632655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448327" calcext:value-type="float">
            <text:p>0,01448327</text:p>
          </table:table-cell>
          <table:table-cell office:value-type="float" office:value="1" calcext:value-type="float">
            <text:p>1</text:p>
          </table:table-cell>
          <table:table-cell office:value-type="float" office:value="0.00001859" calcext:value-type="float">
            <text:p>1,859E-05</text:p>
          </table:table-cell>
          <table:table-cell office:value-type="float" office:value="-2.00097186" calcext:value-type="float">
            <text:p>-2,00097186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88359" calcext:value-type="float">
            <text:p>1624632655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1" calcext:value-type="float">
            <text:p>1</text:p>
          </table:table-cell>
          <table:table-cell office:value-type="float" office:value="0.00011427" calcext:value-type="float">
            <text:p>0,00011427</text:p>
          </table:table-cell>
          <table:table-cell office:value-type="float" office:value="-2.00001188" calcext:value-type="float">
            <text:p>-2,00001188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5.98359" calcext:value-type="float">
            <text:p>1624632655,9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1" calcext:value-type="float">
            <text:p>1</text:p>
          </table:table-cell>
          <table:table-cell office:value-type="float" office:value="0.00011427" calcext:value-type="float">
            <text:p>0,00011427</text:p>
          </table:table-cell>
          <table:table-cell office:value-type="float" office:value="-2.00001188" calcext:value-type="float">
            <text:p>-2,00001188</text:p>
          </table:table-cell>
          <table:table-cell office:value-type="float" office:value="-95.69178455" calcext:value-type="float">
            <text:p>-95,69178455</text:p>
          </table:table-cell>
        </table:table-row>
        <table:table-row table:style-name="ro1">
          <table:table-cell office:value-type="float" office:value="1624632656.08362" calcext:value-type="float">
            <text:p>1624632656,0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1" calcext:value-type="float">
            <text:p>1</text:p>
          </table:table-cell>
          <table:table-cell office:value-type="float" office:value="0.00034085" calcext:value-type="float">
            <text:p>0,00034085</text:p>
          </table:table-cell>
          <table:table-cell office:value-type="float" office:value="-2.00003254" calcext:value-type="float">
            <text:p>-2,00003254</text:p>
          </table:table-cell>
          <table:table-cell office:value-type="float" office:value="-94.72749658" calcext:value-type="float">
            <text:p>-94,72749658</text:p>
          </table:table-cell>
        </table:table-row>
        <table:table-row table:style-name="ro1">
          <table:table-cell office:value-type="float" office:value="1624632656.18361" calcext:value-type="float">
            <text:p>1624632656,1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28362" calcext:value-type="float">
            <text:p>1624632656,2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38359" calcext:value-type="float">
            <text:p>1624632656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48359" calcext:value-type="float">
            <text:p>1624632656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58358" calcext:value-type="float">
            <text:p>1624632656,5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01104" calcext:value-type="float">
            <text:p>-2,00001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68358" calcext:value-type="float">
            <text:p>1624632656,6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51853" calcext:value-type="float">
            <text:p>0,01351853</text:p>
          </table:table-cell>
          <table:table-cell office:value-type="float" office:value="0" calcext:value-type="float">
            <text:p>0</text:p>
          </table:table-cell>
          <table:table-cell office:value-type="float" office:value="0.00010589" calcext:value-type="float">
            <text:p>0,00010589</text:p>
          </table:table-cell>
          <table:table-cell office:value-type="float" office:value="-2.00098104" calcext:value-type="float">
            <text:p>-2,00098104</text:p>
          </table:table-cell>
          <table:table-cell office:value-type="float" office:value="-95.72749658" calcext:value-type="float">
            <text:p>-95,72749658</text:p>
          </table:table-cell>
        </table:table-row>
        <table:table-row table:style-name="ro1">
          <table:table-cell office:value-type="float" office:value="1624632656.78362" calcext:value-type="float">
            <text:p>1624632656,7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6.88359" calcext:value-type="float">
            <text:p>1624632656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6.98361" calcext:value-type="float">
            <text:p>1624632656,9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08362" calcext:value-type="float">
            <text:p>1624632657,08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18359" calcext:value-type="float">
            <text:p>1624632657,1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2836" calcext:value-type="float">
            <text:p>1624632657,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38365" calcext:value-type="float">
            <text:p>1624632657,38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48358" calcext:value-type="float">
            <text:p>1624632657,4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5836" calcext:value-type="float">
            <text:p>1624632657,5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1.99999815" calcext:value-type="float">
            <text:p>-1,999998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68359" calcext:value-type="float">
            <text:p>1624632657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25546" calcext:value-type="float">
            <text:p>0,0125546</text:p>
          </table:table-cell>
          <table:table-cell office:value-type="float" office:value="-1" calcext:value-type="float">
            <text:p>-1</text:p>
          </table:table-cell>
          <table:table-cell office:value-type="float" office:value="-0.00001574" calcext:value-type="float">
            <text:p>-1,574E-05</text:p>
          </table:table-cell>
          <table:table-cell office:value-type="float" office:value="-2.00145315" calcext:value-type="float">
            <text:p>-2,00145315</text:p>
          </table:table-cell>
          <table:table-cell office:value-type="float" office:value="-96.72749658" calcext:value-type="float">
            <text:p>-96,72749658</text:p>
          </table:table-cell>
        </table:table-row>
        <table:table-row table:style-name="ro1">
          <table:table-cell office:value-type="float" office:value="1624632657.78363" calcext:value-type="float">
            <text:p>1624632657,78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2" calcext:value-type="float">
            <text:p>-2</text:p>
          </table:table-cell>
          <table:table-cell office:value-type="float" office:value="-0.00022404" calcext:value-type="float">
            <text:p>-0,00022404</text:p>
          </table:table-cell>
          <table:table-cell office:value-type="float" office:value="-1.99996808" calcext:value-type="float">
            <text:p>-1,99996808</text:p>
          </table:table-cell>
          <table:table-cell office:value-type="float" office:value="-98.69178455" calcext:value-type="float">
            <text:p>-98,69178455</text:p>
          </table:table-cell>
        </table:table-row>
        <table:table-row table:style-name="ro1">
          <table:table-cell office:value-type="float" office:value="1624632657.88359" calcext:value-type="float">
            <text:p>1624632657,8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7.98361" calcext:value-type="float">
            <text:p>1624632657,9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0836" calcext:value-type="float">
            <text:p>1624632658,0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1836" calcext:value-type="float">
            <text:p>1624632658,1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28361" calcext:value-type="float">
            <text:p>1624632658,2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38359" calcext:value-type="float">
            <text:p>1624632658,3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48359" calcext:value-type="float">
            <text:p>1624632658,4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58365" calcext:value-type="float">
            <text:p>1624632658,583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1.99999571" calcext:value-type="float">
            <text:p>-1,99999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68359" calcext:value-type="float">
            <text:p>1624632658,68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111068" calcext:value-type="float">
            <text:p>0,01111068</text:p>
          </table:table-cell>
          <table:table-cell office:value-type="float" office:value="-1" calcext:value-type="float">
            <text:p>-1</text:p>
          </table:table-cell>
          <table:table-cell office:value-type="float" office:value="-0.0000321" calcext:value-type="float">
            <text:p>-3,21E-05</text:p>
          </table:table-cell>
          <table:table-cell office:value-type="float" office:value="-2.00096571" calcext:value-type="float">
            <text:p>-2,00096571</text:p>
          </table:table-cell>
          <table:table-cell office:value-type="float" office:value="-97.69178455" calcext:value-type="float">
            <text:p>-97,69178455</text:p>
          </table:table-cell>
        </table:table-row>
        <table:table-row table:style-name="ro1">
          <table:table-cell office:value-type="float" office:value="1624632658.78358" calcext:value-type="float">
            <text:p>1624632658,7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-2" calcext:value-type="float">
            <text:p>-2</text:p>
          </table:table-cell>
          <table:table-cell office:value-type="float" office:value="-0.00026277" calcext:value-type="float">
            <text:p>-0,00026277</text:p>
          </table:table-cell>
          <table:table-cell office:value-type="float" office:value="-1.99995841" calcext:value-type="float">
            <text:p>-1,99995841</text:p>
          </table:table-cell>
          <table:table-cell office:value-type="float" office:value="-99.74373506" calcext:value-type="float">
            <text:p>-99,74373506</text:p>
          </table:table-cell>
        </table:table-row>
        <table:table-row table:style-name="ro1">
          <table:table-cell office:value-type="float" office:value="1624632658.88358" calcext:value-type="float">
            <text:p>1624632658,8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  <table:table-row table:style-name="ro1">
          <table:table-cell office:value-type="float" office:value="1624632658.98358" calcext:value-type="float">
            <text:p>1624632658,983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014983" calcext:value-type="float">
            <text:p>0,01014983</text:p>
          </table:table-cell>
          <table:table-cell office:value-type="float" office:value="0" calcext:value-type="float">
            <text:p>0</text:p>
          </table:table-cell>
          <table:table-cell office:value-type="float" office:value="0.00008739" calcext:value-type="float">
            <text:p>8,739E-05</text:p>
          </table:table-cell>
          <table:table-cell office:value-type="float" office:value="-2.00001227" calcext:value-type="float">
            <text:p>-2,00001227</text:p>
          </table:table-cell>
          <table:table-cell office:value-type="float" office:value="-97.74373506" calcext:value-type="float">
            <text:p>-97,74373506</text:p>
          </table:table-cell>
        </table:table-row>
      </table:table>
      <table:table table:name="menor" table:style-name="ta1">
        <table:table-column table:style-name="co6" table:default-cell-style-name="Default"/>
        <table:table-row table:style-name="ro1">
          <table:table-cell table:formula="of:=MIN([$log_pose_20210625_114952.A2];[$log_child_detection_20210625_114952.A2])" office:value-type="float" office:value="1624632597.62635" calcext:value-type="float">
            <text:p>1624632597,62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20:38:48.6936201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5T20:52:12.791244427</dc:date>
    <meta:editing-duration>PT2M50S</meta:editing-duration>
    <meta:editing-cycles>2</meta:editing-cycles>
    <meta:generator>LibreOffice/6.4.7.2$Linux_X86_64 LibreOffice_project/40$Build-2</meta:generator>
    <meta:document-statistic meta:table-count="3" meta:cell-count="1175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line" chart:style-name="ch1">
        <chart:legend chart:legend-position="end" svg:x="14.437cm" svg:y="4.204cm" style:legend-expansion="high" chart:style-name="ch2"/>
        <chart:plot-area chart:style-name="ch3" table:cell-range-address="log_pose_20210625_114952.E1:log_pose_20210625_114952.E658" chart:data-source-has-labels="row" svg:x="0.32cm" svg:y="0.18cm" svg:width="13.797cm" svg:height="8.646cm">
          <chartooo:coordinate-region svg:x="1.232cm" svg:y="0.301cm" svg:width="12.885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pose_20210625_114952.E2:log_pose_20210625_114952.E658" chart:label-cell-address="log_pose_20210625_114952.E1:log_pose_20210625_114952.E1" chart:class="chart:line">
            <chart:data-point chart:repeated="6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log_pose_20210625_114952.E1:log_pose_20210625_11495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pose_20210625_114952.E2:log_pose_20210625_114952.E6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97">
                <text:p>0.00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91">
                <text:p>0.002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82">
                <text:p>0.00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873">
                <text:p>0.008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61">
                <text:p>0.012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7945">
                <text:p>0.0179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855">
                <text:p>0.0208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5705">
                <text:p>0.025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298">
                <text:p>0.032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559">
                <text:p>0.045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3835">
                <text:p>0.0538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0625">
                <text:p>0.06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887">
                <text:p>0.068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663">
                <text:p>0.07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3905">
                <text:p>0.0839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1665">
                <text:p>0.091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894">
                <text:p>0.09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573">
                <text:p>0.105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252">
                <text:p>0.112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825">
                <text:p>0.118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4645">
                <text:p>0.124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3095">
                <text:p>0.130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677">
                <text:p>0.136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162">
                <text:p>0.141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5985">
                <text:p>0.1459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9865">
                <text:p>0.1498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3745">
                <text:p>0.1537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7625">
                <text:p>0.157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0535">
                <text:p>0.1605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393">
                <text:p>0.163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587">
                <text:p>0.165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781">
                <text:p>0.167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975">
                <text:p>0.169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072">
                <text:p>0.170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266">
                <text:p>0.172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266">
                <text:p>0.17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363">
                <text:p>0.173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746">
                <text:p>0.17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4115">
                <text:p>0.1741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4115">
                <text:p>0.1741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3145">
                <text:p>0.1731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72175">
                <text:p>0.1721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1205">
                <text:p>0.1712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0235">
                <text:p>0.1702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9265">
                <text:p>0.1692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8295">
                <text:p>0.168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7325">
                <text:p>0.167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6355">
                <text:p>0.166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5385">
                <text:p>0.1653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3445">
                <text:p>0.1634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2475">
                <text:p>0.1624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102">
                <text:p>0.161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908">
                <text:p>0.15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811">
                <text:p>0.158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17">
                <text:p>0.156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52">
                <text:p>0.15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423">
                <text:p>0.154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229">
                <text:p>0.152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132">
                <text:p>0.15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4938">
                <text:p>0.149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841">
                <text:p>0.148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647">
                <text:p>0.146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5015">
                <text:p>0.1450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4045">
                <text:p>0.1440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2105">
                <text:p>0.142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1135">
                <text:p>0.1411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9195">
                <text:p>0.1391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8225">
                <text:p>0.1382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6285">
                <text:p>0.1362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5315">
                <text:p>0.1353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4345">
                <text:p>0.1343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2405">
                <text:p>0.1324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1435">
                <text:p>0.1314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2901">
                <text:p>0.129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804">
                <text:p>0.128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2707">
                <text:p>0.127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513">
                <text:p>0.125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2416">
                <text:p>0.124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2319">
                <text:p>0.12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2222">
                <text:p>0.122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2028">
                <text:p>0.120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1931">
                <text:p>0.119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834">
                <text:p>0.118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64">
                <text:p>0.11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1543">
                <text:p>0.115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446">
                <text:p>0.114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13005">
                <text:p>0.1130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2035">
                <text:p>0.1120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10095">
                <text:p>0.110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9125">
                <text:p>0.109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8155">
                <text:p>0.1081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7185">
                <text:p>0.107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6215">
                <text:p>0.1062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4275">
                <text:p>0.104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03305">
                <text:p>0.103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2335">
                <text:p>0.1023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1365">
                <text:p>0.1013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00395">
                <text:p>0.1003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99425">
                <text:p>0.0994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8455">
                <text:p>0.0984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603">
                <text:p>0.096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9506">
                <text:p>0.095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9409">
                <text:p>0.094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312">
                <text:p>0.093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215">
                <text:p>0.092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118">
                <text:p>0.091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021">
                <text:p>0.09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924">
                <text:p>0.089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827">
                <text:p>0.088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633">
                <text:p>0.086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536">
                <text:p>0.085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536">
                <text:p>0.085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439">
                <text:p>0.084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342">
                <text:p>0.083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245">
                <text:p>0.08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148">
                <text:p>0.081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0025">
                <text:p>0.0800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0025">
                <text:p>0.0800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9055">
                <text:p>0.0790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8085">
                <text:p>0.0780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7115">
                <text:p>0.077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6145">
                <text:p>0.0761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5175">
                <text:p>0.0751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75175">
                <text:p>0.075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4205">
                <text:p>0.0742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3235">
                <text:p>0.0732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2265">
                <text:p>0.0722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1295">
                <text:p>0.0712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1295">
                <text:p>0.0712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0325">
                <text:p>0.0703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9355">
                <text:p>0.0693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8385">
                <text:p>0.0683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7415">
                <text:p>0.0674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7415">
                <text:p>0.0674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6445">
                <text:p>0.0664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475">
                <text:p>0.0654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5475">
                <text:p>0.0654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402">
                <text:p>0.064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305">
                <text:p>0.06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305">
                <text:p>0.063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208">
                <text:p>0.062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111">
                <text:p>0.061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111">
                <text:p>0.061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014">
                <text:p>0.060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6014">
                <text:p>0.060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917">
                <text:p>0.059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82">
                <text:p>0.05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723">
                <text:p>0.057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723">
                <text:p>0.057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626">
                <text:p>0.056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529">
                <text:p>0.05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529">
                <text:p>0.055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432">
                <text:p>0.054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432">
                <text:p>0.054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335">
                <text:p>0.053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238">
                <text:p>0.052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238">
                <text:p>0.052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141">
                <text:p>0.051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141">
                <text:p>0.051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5044">
                <text:p>0.050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5044">
                <text:p>0.050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947">
                <text:p>0.0494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947">
                <text:p>0.049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8015">
                <text:p>0.0480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8015">
                <text:p>0.0480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7045">
                <text:p>0.0470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6075">
                <text:p>0.0460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6075">
                <text:p>0.0460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5105">
                <text:p>0.0451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5105">
                <text:p>0.0451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4135">
                <text:p>0.0441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4135">
                <text:p>0.0441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3165">
                <text:p>0.0431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3165">
                <text:p>0.0431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3165">
                <text:p>0.0431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2195">
                <text:p>0.0421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2195">
                <text:p>0.0421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1225">
                <text:p>0.0412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1225">
                <text:p>0.0412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0255">
                <text:p>0.0402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0255">
                <text:p>0.0402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0255">
                <text:p>0.0402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9285">
                <text:p>0.0392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9285">
                <text:p>0.0392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8315">
                <text:p>0.0383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8315">
                <text:p>0.0383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8315">
                <text:p>0.0383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7345">
                <text:p>0.0373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7345">
                <text:p>0.0373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6375">
                <text:p>0.036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6375">
                <text:p>0.036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6375">
                <text:p>0.0363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5405">
                <text:p>0.0354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5405">
                <text:p>0.0354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3465">
                <text:p>0.0334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3465">
                <text:p>0.0334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3465">
                <text:p>0.0334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201">
                <text:p>0.032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201">
                <text:p>0.032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104">
                <text:p>0.031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104">
                <text:p>0.031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104">
                <text:p>0.031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007">
                <text:p>0.030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007">
                <text:p>0.030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007">
                <text:p>0.030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813">
                <text:p>0.028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813">
                <text:p>0.028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813">
                <text:p>0.028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716">
                <text:p>0.027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619">
                <text:p>0.0261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619">
                <text:p>0.026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619">
                <text:p>0.026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619">
                <text:p>0.026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22">
                <text:p>0.025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522">
                <text:p>0.025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522">
                <text:p>0.025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522">
                <text:p>0.025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425">
                <text:p>0.024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425">
                <text:p>0.024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425">
                <text:p>0.024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425">
                <text:p>0.024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231">
                <text:p>0.022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231">
                <text:p>0.022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231">
                <text:p>0.022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231">
                <text:p>0.022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134">
                <text:p>0.021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94">
                <text:p>0.01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843">
                <text:p>0.0184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746">
                <text:p>0.017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6005">
                <text:p>0.01600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5035">
                <text:p>0.0150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4065">
                <text:p>0.0140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3095">
                <text:p>0.0130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2125">
                <text:p>0.0121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1155">
                <text:p>0.0111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0185">
                <text:p>0.0101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8245">
                <text:p>0.0082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7275">
                <text:p>0.0072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305">
                <text:p>0.0063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5335">
                <text:p>0.0053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2425">
                <text:p>0.0024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455">
                <text:p>0.0014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455">
                <text:p>0.001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legend chart:legend-position="end" svg:x="14.409cm" svg:y="4.204cm" style:legend-expansion="high" chart:style-name="ch2"/>
        <chart:plot-area chart:style-name="ch3" table:cell-range-address="log_pose_20210625_114952.F1:log_pose_20210625_114952.F658" chart:data-source-has-labels="row" svg:x="0.319cm" svg:y="0.18cm" svg:width="13.771cm" svg:height="8.646cm">
          <chartooo:coordinate-region svg:x="1.152cm" svg:y="0.379cm" svg:width="12.93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pose_20210625_114952.F2:log_pose_20210625_114952.F658" chart:label-cell-address="log_pose_20210625_114952.F1:log_pose_20210625_114952.F1" chart:class="chart:line">
            <chart:data-point chart:repeated="6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log_pose_20210625_114952.F1:log_pose_20210625_11495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pose_20210625_114952.F2:log_pose_20210625_114952.F6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97">
                <text:p>-0.00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388">
                <text:p>-0.00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582">
                <text:p>-0.005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776">
                <text:p>-0.00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1358">
                <text:p>-0.013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7945">
                <text:p>-0.0179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23765">
                <text:p>-0.0237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29585">
                <text:p>-0.0295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3686">
                <text:p>-0.036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462">
                <text:p>-0.04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53835">
                <text:p>-0.0538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63535">
                <text:p>-0.0635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7372">
                <text:p>-0.073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84875">
                <text:p>-0.084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6515">
                <text:p>-0.0965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0961">
                <text:p>-0.10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22705">
                <text:p>-0.122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3677">
                <text:p>-0.136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50835">
                <text:p>-0.1508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649">
                <text:p>-0.1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80905">
                <text:p>-0.180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9594">
                <text:p>-0.195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211945">
                <text:p>-0.2119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2795">
                <text:p>-0.227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43955">
                <text:p>-0.243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6093">
                <text:p>-0.260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76935">
                <text:p>-0.2769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9391">
                <text:p>-0.293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310885">
                <text:p>-0.3108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2786">
                <text:p>-0.327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344835">
                <text:p>-0.3448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6084">
                <text:p>-0.360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77815">
                <text:p>-0.377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9382">
                <text:p>-0.393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410795">
                <text:p>-0.410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4268">
                <text:p>-0.42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443775">
                <text:p>-0.4437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45978">
                <text:p>-0.459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75785">
                <text:p>-0.475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49179">
                <text:p>-0.49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507795">
                <text:p>-0.5077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238">
                <text:p>-0.52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538835">
                <text:p>-0.538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55484">
                <text:p>-0.554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569875">
                <text:p>-0.569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58491">
                <text:p>-0.584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599945">
                <text:p>-0.5999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61498">
                <text:p>-0.614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62856">
                <text:p>-0.628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43595">
                <text:p>-0.6435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5766">
                <text:p>-0.657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71725">
                <text:p>-0.6717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8579">
                <text:p>-0.685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699855">
                <text:p>-0.6998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71392">
                <text:p>-0.713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72653">
                <text:p>-0.726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740595">
                <text:p>-0.740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5369">
                <text:p>-0.753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766785">
                <text:p>-0.7667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77988">
                <text:p>-0.779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792975">
                <text:p>-0.7929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805585">
                <text:p>-0.805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81771">
                <text:p>-0.817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830805">
                <text:p>-0.8308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84293">
                <text:p>-0.842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85457">
                <text:p>-0.854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867665">
                <text:p>-0.8676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87979">
                <text:p>-0.879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890945">
                <text:p>-0.8909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902585">
                <text:p>-0.9025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91471">
                <text:p>-0.914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925865">
                <text:p>-0.9258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36535">
                <text:p>-0.9365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94866">
                <text:p>-0.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59815">
                <text:p>-0.959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97097">
                <text:p>-0.97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8164">
                <text:p>-0.981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91825">
                <text:p>-0.9918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00298">
                <text:p>-1.002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01268">
                <text:p>-1.01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023835">
                <text:p>-1.0238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033535">
                <text:p>-1.033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04372">
                <text:p>-1.04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053905">
                <text:p>-1.0539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063605">
                <text:p>-1.0636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07379">
                <text:p>-1.073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083975">
                <text:p>-1.0839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093675">
                <text:p>-1.0936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10289">
                <text:p>-1.102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11259">
                <text:p>-1.112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121805">
                <text:p>-1.1218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130535">
                <text:p>-1.1305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13975">
                <text:p>-1.139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148965">
                <text:p>-1.1489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157695">
                <text:p>-1.1576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16691">
                <text:p>-1.166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17564">
                <text:p>-1.17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183885">
                <text:p>-1.1838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192615">
                <text:p>-1.1926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20183">
                <text:p>-1.201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20959">
                <text:p>-1.209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217835">
                <text:p>-1.2178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226565">
                <text:p>-1.226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23481">
                <text:p>-1.234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24257">
                <text:p>-1.24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250815">
                <text:p>-1.250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258575">
                <text:p>-1.2585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26585">
                <text:p>-1.265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27361">
                <text:p>-1.273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281855">
                <text:p>-1.2818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288645">
                <text:p>-1.2886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29689">
                <text:p>-1.296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30368">
                <text:p>-1.303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311925">
                <text:p>-1.3119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318715">
                <text:p>-1.3187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32599">
                <text:p>-1.325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33278">
                <text:p>-1.33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33957">
                <text:p>-1.339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346845">
                <text:p>-1.3468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353635">
                <text:p>-1.3536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36091">
                <text:p>-1.36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3677">
                <text:p>-1.36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37352">
                <text:p>-1.37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380795">
                <text:p>-1.3807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386615">
                <text:p>-1.3866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39389">
                <text:p>-1.39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39971">
                <text:p>-1.399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406985">
                <text:p>-1.4069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412805">
                <text:p>-1.412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418625">
                <text:p>-1.418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42493">
                <text:p>-1.424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43075">
                <text:p>-1.430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43657">
                <text:p>-1.436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442875">
                <text:p>-1.442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448695">
                <text:p>-1.4486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454515">
                <text:p>-1.454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45985">
                <text:p>-1.459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46567">
                <text:p>-1.465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471975">
                <text:p>-1.4719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476825">
                <text:p>-1.4768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482645">
                <text:p>-1.4826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48798">
                <text:p>-1.487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4938">
                <text:p>-1.49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49865">
                <text:p>-1.498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503985">
                <text:p>-1.5039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509805">
                <text:p>-1.5098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514655">
                <text:p>-1.5146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51999">
                <text:p>-1.51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52484">
                <text:p>-1.524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52969">
                <text:p>-1.529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53454">
                <text:p>-1.534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539875">
                <text:p>-1.539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544725">
                <text:p>-1.5447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548605">
                <text:p>-1.5486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55394">
                <text:p>-1.553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55879">
                <text:p>-1.558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56267">
                <text:p>-1.562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56752">
                <text:p>-1.567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572855">
                <text:p>-1.5728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576735">
                <text:p>-1.5767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581585">
                <text:p>-1.5815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8595">
                <text:p>-1.585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58983">
                <text:p>-1.589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59468">
                <text:p>-1.594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59856">
                <text:p>-1.598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602925">
                <text:p>-1.6029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606805">
                <text:p>-1.6068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11655">
                <text:p>-1.6116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615535">
                <text:p>-1.6155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6199">
                <text:p>-1.61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62378">
                <text:p>-1.623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62766">
                <text:p>-1.62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63154">
                <text:p>-1.631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634935">
                <text:p>-1.6349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638815">
                <text:p>-1.6388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642695">
                <text:p>-1.6426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646575">
                <text:p>-1.6465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65094">
                <text:p>-1.650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65385">
                <text:p>-1.653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65773">
                <text:p>-1.657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66161">
                <text:p>-1.661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66452">
                <text:p>-1.664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668885">
                <text:p>-1.6688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671795">
                <text:p>-1.6717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675675">
                <text:p>-1.6756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678585">
                <text:p>-1.678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68198">
                <text:p>-1.68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68586">
                <text:p>-1.68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68877">
                <text:p>-1.688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69168">
                <text:p>-1.691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69556">
                <text:p>-1.695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698955">
                <text:p>-1.6989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701865">
                <text:p>-1.7018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704775">
                <text:p>-1.7047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707685">
                <text:p>-1.7076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710595">
                <text:p>-1.7105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71399">
                <text:p>-1.713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7169">
                <text:p>-1.71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71981">
                <text:p>-1.719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72272">
                <text:p>-1.722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72563">
                <text:p>-1.72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72854">
                <text:p>-1.728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731935">
                <text:p>-1.7319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734845">
                <text:p>-1.7348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737755">
                <text:p>-1.7377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739695">
                <text:p>-1.7396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742605">
                <text:p>-1.7426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45515">
                <text:p>-1.7455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74794">
                <text:p>-1.747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75085">
                <text:p>-1.750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75376">
                <text:p>-1.753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7557">
                <text:p>-1.75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75861">
                <text:p>-1.758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76152">
                <text:p>-1.76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763945">
                <text:p>-1.7639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765885">
                <text:p>-1.7658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768795">
                <text:p>-1.7687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770735">
                <text:p>-1.7707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773645">
                <text:p>-1.7736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775585">
                <text:p>-1.7755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77898">
                <text:p>-1.778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78092">
                <text:p>-1.780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78286">
                <text:p>-1.782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78577">
                <text:p>-1.785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78771">
                <text:p>-1.787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78965">
                <text:p>-1.789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79159">
                <text:p>-1.791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794985">
                <text:p>-1.7949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796925">
                <text:p>-1.7969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798865">
                <text:p>-1.7988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800805">
                <text:p>-1.8008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802745">
                <text:p>-1.8027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804685">
                <text:p>-1.8046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806625">
                <text:p>-1.806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808565">
                <text:p>-1.8085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81099">
                <text:p>-1.810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81293">
                <text:p>-1.812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81487">
                <text:p>-1.814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81681">
                <text:p>-1.816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81875">
                <text:p>-1.8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82069">
                <text:p>-1.820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82263">
                <text:p>-1.822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82457">
                <text:p>-1.824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826995">
                <text:p>-1.8269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827965">
                <text:p>-1.8279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829905">
                <text:p>-1.8299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831845">
                <text:p>-1.8318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833785">
                <text:p>-1.8337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835725">
                <text:p>-1.8357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836695">
                <text:p>-1.8366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838635">
                <text:p>-1.8386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840575">
                <text:p>-1.8405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841545">
                <text:p>-1.8415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84397">
                <text:p>-1.843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84591">
                <text:p>-1.845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84688">
                <text:p>-1.846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84882">
                <text:p>-1.848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85076">
                <text:p>-1.850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85173">
                <text:p>-1.851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85367">
                <text:p>-1.853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85464">
                <text:p>-1.854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85658">
                <text:p>-1.856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85755">
                <text:p>-1.857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859975">
                <text:p>-1.8599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860945">
                <text:p>-1.8609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862885">
                <text:p>-1.8628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863855">
                <text:p>-1.8638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865795">
                <text:p>-1.8657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866765">
                <text:p>-1.8667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868705">
                <text:p>-1.8687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869675">
                <text:p>-1.8696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870645">
                <text:p>-1.8706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872585">
                <text:p>-1.8725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873555">
                <text:p>-1.8735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87598">
                <text:p>-1.875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87695">
                <text:p>-1.876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87792">
                <text:p>-1.877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87889">
                <text:p>-1.878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88083">
                <text:p>-1.880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8818">
                <text:p>-1.88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88277">
                <text:p>-1.882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88374">
                <text:p>-1.883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88568">
                <text:p>-1.885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88665">
                <text:p>-1.886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88762">
                <text:p>-1.887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88859">
                <text:p>-1.888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88956">
                <text:p>-1.889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891985">
                <text:p>-1.891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892955">
                <text:p>-1.8929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893925">
                <text:p>-1.8939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894895">
                <text:p>-1.8948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895865">
                <text:p>-1.8958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896835">
                <text:p>-1.8968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897805">
                <text:p>-1.8978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898775">
                <text:p>-1.8987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900715">
                <text:p>-1.9007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901685">
                <text:p>-1.9016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902655">
                <text:p>-1.9026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903625">
                <text:p>-1.903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904595">
                <text:p>-1.9045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905565">
                <text:p>-1.9055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906535">
                <text:p>-1.9065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90799">
                <text:p>-1.907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90896">
                <text:p>-1.908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90993">
                <text:p>-1.909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9109">
                <text:p>-1.91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91187">
                <text:p>-1.911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91284">
                <text:p>-1.912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91284">
                <text:p>-1.912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91381">
                <text:p>-1.913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91478">
                <text:p>-1.914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91575">
                <text:p>-1.915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91672">
                <text:p>-1.916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91769">
                <text:p>-1.917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91866">
                <text:p>-1.918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91963">
                <text:p>-1.91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9206">
                <text:p>-1.9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9206">
                <text:p>-1.92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92157">
                <text:p>-1.921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92254">
                <text:p>-1.92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923995">
                <text:p>-1.9239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924965">
                <text:p>-1.9249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924965">
                <text:p>-1.9249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925935">
                <text:p>-1.9259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926905">
                <text:p>-1.9269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927875">
                <text:p>-1.927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928845">
                <text:p>-1.9288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928845">
                <text:p>-1.9288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929815">
                <text:p>-1.9298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930785">
                <text:p>-1.9307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931755">
                <text:p>-1.9317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931755">
                <text:p>-1.9317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932725">
                <text:p>-1.9327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933695">
                <text:p>-1.9336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933695">
                <text:p>-1.9336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934665">
                <text:p>-1.9346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935635">
                <text:p>-1.9356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936605">
                <text:p>-1.9366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936605">
                <text:p>-1.9366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937575">
                <text:p>-1.9375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938545">
                <text:p>-1.938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938545">
                <text:p>-1.9385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939515">
                <text:p>-1.9395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94097">
                <text:p>-1.940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94097">
                <text:p>-1.940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94194">
                <text:p>-1.941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94194">
                <text:p>-1.941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94291">
                <text:p>-1.942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94388">
                <text:p>-1.943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94388">
                <text:p>-1.943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94485">
                <text:p>-1.944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94485">
                <text:p>-1.944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94582">
                <text:p>-1.945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94679">
                <text:p>-1.946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94679">
                <text:p>-1.946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94776">
                <text:p>-1.947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94776">
                <text:p>-1.947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94873">
                <text:p>-1.948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94873">
                <text:p>-1.948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9497">
                <text:p>-1.94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9497">
                <text:p>-1.9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95067">
                <text:p>-1.950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95067">
                <text:p>-1.950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95164">
                <text:p>-1.95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95164">
                <text:p>-1.951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95261">
                <text:p>-1.952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95261">
                <text:p>-1.952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95358">
                <text:p>-1.953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95358">
                <text:p>-1.953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95455">
                <text:p>-1.954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95455">
                <text:p>-1.954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95552">
                <text:p>-1.955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95552">
                <text:p>-1.955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956975">
                <text:p>-1.9569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956975">
                <text:p>-1.9569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957945">
                <text:p>-1.9579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957945">
                <text:p>-1.9579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958915">
                <text:p>-1.9589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958915">
                <text:p>-1.9589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959885">
                <text:p>-1.9598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959885">
                <text:p>-1.9598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959885">
                <text:p>-1.9598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.960855">
                <text:p>-1.9608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960855">
                <text:p>-1.9608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961825">
                <text:p>-1.9618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961825">
                <text:p>-1.9618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.961825">
                <text:p>-1.9618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962795">
                <text:p>-1.9627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962795">
                <text:p>-1.9627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962795">
                <text:p>-1.9627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963765">
                <text:p>-1.9637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963765">
                <text:p>-1.9637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964735">
                <text:p>-1.9647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964735">
                <text:p>-1.9647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964735">
                <text:p>-1.9647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965705">
                <text:p>-1.9657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965705">
                <text:p>-1.9657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966675">
                <text:p>-1.9666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966675">
                <text:p>-1.9666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966675">
                <text:p>-1.9666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967645">
                <text:p>-1.9676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967645">
                <text:p>-1.9676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967645">
                <text:p>-1.9676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968615">
                <text:p>-1.9686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968615">
                <text:p>-1.9686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968615">
                <text:p>-1.9686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969585">
                <text:p>-1.9695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969585">
                <text:p>-1.9695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969585">
                <text:p>-1.9695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970555">
                <text:p>-1.9705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970555">
                <text:p>-1.9705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970555">
                <text:p>-1.9705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970555">
                <text:p>-1.9705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971525">
                <text:p>-1.9715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971525">
                <text:p>-1.9715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.971525">
                <text:p>-1.9715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.97298">
                <text:p>-1.972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97298">
                <text:p>-1.972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97298">
                <text:p>-1.972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97395">
                <text:p>-1.973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.97395">
                <text:p>-1.973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97395">
                <text:p>-1.973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97395">
                <text:p>-1.973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97492">
                <text:p>-1.974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97492">
                <text:p>-1.974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97492">
                <text:p>-1.974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97589">
                <text:p>-1.975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97589">
                <text:p>-1.975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.97589">
                <text:p>-1.975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.97589">
                <text:p>-1.975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97686">
                <text:p>-1.976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97686">
                <text:p>-1.976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97686">
                <text:p>-1.976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97686">
                <text:p>-1.976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989955">
                <text:p>-1.9899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4.408cm" svg:y="4.204cm" style:legend-expansion="high" chart:style-name="ch2"/>
        <chart:plot-area chart:style-name="ch3" table:cell-range-address="log_pose_20210625_114952.E2:log_pose_20210625_114952.F658 log_pose_20210625_114952.F1:log_pose_20210625_114952.F1" chart:data-source-has-labels="row" svg:x="0.319cm" svg:y="0.18cm" svg:width="13.77cm" svg:height="8.646cm">
          <chartooo:coordinate-region svg:x="1.152cm" svg:y="0.379cm" svg:width="12.69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pose_20210625_114952.F2:log_pose_20210625_114952.F658" chart:label-cell-address="log_pose_20210625_114952.F1:log_pose_20210625_114952.F1" chart:class="chart:scatter">
            <chart:domain table:cell-range-address="log_pose_20210625_114952.E2:log_pose_20210625_114952.E658"/>
            <chart:data-point chart:repeated="6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Y</text:p>
                <draw:g>
                  <svg:desc>log_pose_20210625_114952.F1:log_pose_20210625_11495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pose_20210625_114952.E2:log_pose_20210625_114952.E658</svg:desc>
                </draw:g>
              </table:table-cell>
              <table:table-cell office:value-type="float" office:value="0">
                <text:p>0</text:p>
                <draw:g>
                  <svg:desc>log_pose_20210625_114952.F2:log_pose_20210625_114952.F6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97">
                <text:p>0.00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91">
                <text:p>0.00291</text:p>
              </table:table-cell>
              <table:table-cell office:value-type="float" office:value="-0.00097">
                <text:p>-0.00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82">
                <text:p>0.00582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873">
                <text:p>0.00873</text:p>
              </table:table-cell>
              <table:table-cell office:value-type="float" office:value="-0.00388">
                <text:p>-0.003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261">
                <text:p>0.01261</text:p>
              </table:table-cell>
              <table:table-cell office:value-type="float" office:value="-0.00582">
                <text:p>-0.005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7945">
                <text:p>0.017945</text:p>
              </table:table-cell>
              <table:table-cell office:value-type="float" office:value="-0.00776">
                <text:p>-0.007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855">
                <text:p>0.020855</text:p>
              </table:table-cell>
              <table:table-cell office:value-type="float" office:value="-0.0097">
                <text:p>-0.00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5705">
                <text:p>0.025705</text:p>
              </table:table-cell>
              <table:table-cell office:value-type="float" office:value="-0.01358">
                <text:p>-0.013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298">
                <text:p>0.03298</text:p>
              </table:table-cell>
              <table:table-cell office:value-type="float" office:value="-0.017945">
                <text:p>-0.0179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88">
                <text:p>0.0388</text:p>
              </table:table-cell>
              <table:table-cell office:value-type="float" office:value="-0.023765">
                <text:p>-0.0237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559">
                <text:p>0.04559</text:p>
              </table:table-cell>
              <table:table-cell office:value-type="float" office:value="-0.029585">
                <text:p>-0.0295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3835">
                <text:p>0.053835</text:p>
              </table:table-cell>
              <table:table-cell office:value-type="float" office:value="-0.03686">
                <text:p>-0.036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0625">
                <text:p>0.060625</text:p>
              </table:table-cell>
              <table:table-cell office:value-type="float" office:value="-0.04462">
                <text:p>-0.044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887">
                <text:p>0.06887</text:p>
              </table:table-cell>
              <table:table-cell office:value-type="float" office:value="-0.053835">
                <text:p>-0.0538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7663">
                <text:p>0.07663</text:p>
              </table:table-cell>
              <table:table-cell office:value-type="float" office:value="-0.063535">
                <text:p>-0.0635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3905">
                <text:p>0.083905</text:p>
              </table:table-cell>
              <table:table-cell office:value-type="float" office:value="-0.07372">
                <text:p>-0.073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1665">
                <text:p>0.091665</text:p>
              </table:table-cell>
              <table:table-cell office:value-type="float" office:value="-0.084875">
                <text:p>-0.084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894">
                <text:p>0.09894</text:p>
              </table:table-cell>
              <table:table-cell office:value-type="float" office:value="-0.096515">
                <text:p>-0.0965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573">
                <text:p>0.10573</text:p>
              </table:table-cell>
              <table:table-cell office:value-type="float" office:value="-0.10961">
                <text:p>-0.109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252">
                <text:p>0.11252</text:p>
              </table:table-cell>
              <table:table-cell office:value-type="float" office:value="-0.122705">
                <text:p>-0.122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825">
                <text:p>0.118825</text:p>
              </table:table-cell>
              <table:table-cell office:value-type="float" office:value="-0.13677">
                <text:p>-0.136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4645">
                <text:p>0.124645</text:p>
              </table:table-cell>
              <table:table-cell office:value-type="float" office:value="-0.150835">
                <text:p>-0.1508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3095">
                <text:p>0.13095</text:p>
              </table:table-cell>
              <table:table-cell office:value-type="float" office:value="-0.1649">
                <text:p>-0.16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677">
                <text:p>0.13677</text:p>
              </table:table-cell>
              <table:table-cell office:value-type="float" office:value="-0.180905">
                <text:p>-0.180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162">
                <text:p>0.14162</text:p>
              </table:table-cell>
              <table:table-cell office:value-type="float" office:value="-0.19594">
                <text:p>-0.195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5985">
                <text:p>0.145985</text:p>
              </table:table-cell>
              <table:table-cell office:value-type="float" office:value="-0.211945">
                <text:p>-0.2119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9865">
                <text:p>0.149865</text:p>
              </table:table-cell>
              <table:table-cell office:value-type="float" office:value="-0.22795">
                <text:p>-0.227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3745">
                <text:p>0.153745</text:p>
              </table:table-cell>
              <table:table-cell office:value-type="float" office:value="-0.243955">
                <text:p>-0.243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57625">
                <text:p>0.157625</text:p>
              </table:table-cell>
              <table:table-cell office:value-type="float" office:value="-0.26093">
                <text:p>-0.260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0535">
                <text:p>0.160535</text:p>
              </table:table-cell>
              <table:table-cell office:value-type="float" office:value="-0.276935">
                <text:p>-0.2769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6393">
                <text:p>0.16393</text:p>
              </table:table-cell>
              <table:table-cell office:value-type="float" office:value="-0.29391">
                <text:p>-0.293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587">
                <text:p>0.16587</text:p>
              </table:table-cell>
              <table:table-cell office:value-type="float" office:value="-0.310885">
                <text:p>-0.3108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781">
                <text:p>0.16781</text:p>
              </table:table-cell>
              <table:table-cell office:value-type="float" office:value="-0.32786">
                <text:p>-0.327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6975">
                <text:p>0.16975</text:p>
              </table:table-cell>
              <table:table-cell office:value-type="float" office:value="-0.344835">
                <text:p>-0.3448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072">
                <text:p>0.17072</text:p>
              </table:table-cell>
              <table:table-cell office:value-type="float" office:value="-0.36084">
                <text:p>-0.360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266">
                <text:p>0.17266</text:p>
              </table:table-cell>
              <table:table-cell office:value-type="float" office:value="-0.377815">
                <text:p>-0.377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266">
                <text:p>0.17266</text:p>
              </table:table-cell>
              <table:table-cell office:value-type="float" office:value="-0.39382">
                <text:p>-0.393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363">
                <text:p>0.17363</text:p>
              </table:table-cell>
              <table:table-cell office:value-type="float" office:value="-0.410795">
                <text:p>-0.4107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46">
                <text:p>0.1746</text:p>
              </table:table-cell>
              <table:table-cell office:value-type="float" office:value="-0.4268">
                <text:p>-0.42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46">
                <text:p>0.1746</text:p>
              </table:table-cell>
              <table:table-cell office:value-type="float" office:value="-0.443775">
                <text:p>-0.4437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46">
                <text:p>0.1746</text:p>
              </table:table-cell>
              <table:table-cell office:value-type="float" office:value="-0.45978">
                <text:p>-0.459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46">
                <text:p>0.1746</text:p>
              </table:table-cell>
              <table:table-cell office:value-type="float" office:value="-0.475785">
                <text:p>-0.4757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746">
                <text:p>0.1746</text:p>
              </table:table-cell>
              <table:table-cell office:value-type="float" office:value="-0.49179">
                <text:p>-0.49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4115">
                <text:p>0.174115</text:p>
              </table:table-cell>
              <table:table-cell office:value-type="float" office:value="-0.507795">
                <text:p>-0.5077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74115">
                <text:p>0.174115</text:p>
              </table:table-cell>
              <table:table-cell office:value-type="float" office:value="-0.5238">
                <text:p>-0.52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3145">
                <text:p>0.173145</text:p>
              </table:table-cell>
              <table:table-cell office:value-type="float" office:value="-0.538835">
                <text:p>-0.538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72175">
                <text:p>0.172175</text:p>
              </table:table-cell>
              <table:table-cell office:value-type="float" office:value="-0.55484">
                <text:p>-0.554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1205">
                <text:p>0.171205</text:p>
              </table:table-cell>
              <table:table-cell office:value-type="float" office:value="-0.569875">
                <text:p>-0.5698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0235">
                <text:p>0.170235</text:p>
              </table:table-cell>
              <table:table-cell office:value-type="float" office:value="-0.58491">
                <text:p>-0.584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9265">
                <text:p>0.169265</text:p>
              </table:table-cell>
              <table:table-cell office:value-type="float" office:value="-0.599945">
                <text:p>-0.5999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8295">
                <text:p>0.168295</text:p>
              </table:table-cell>
              <table:table-cell office:value-type="float" office:value="-0.61498">
                <text:p>-0.614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7325">
                <text:p>0.167325</text:p>
              </table:table-cell>
              <table:table-cell office:value-type="float" office:value="-0.62856">
                <text:p>-0.628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66355">
                <text:p>0.166355</text:p>
              </table:table-cell>
              <table:table-cell office:value-type="float" office:value="-0.643595">
                <text:p>-0.6435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5385">
                <text:p>0.165385</text:p>
              </table:table-cell>
              <table:table-cell office:value-type="float" office:value="-0.65766">
                <text:p>-0.657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63445">
                <text:p>0.163445</text:p>
              </table:table-cell>
              <table:table-cell office:value-type="float" office:value="-0.671725">
                <text:p>-0.6717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2475">
                <text:p>0.162475</text:p>
              </table:table-cell>
              <table:table-cell office:value-type="float" office:value="-0.68579">
                <text:p>-0.685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102">
                <text:p>0.16102</text:p>
              </table:table-cell>
              <table:table-cell office:value-type="float" office:value="-0.699855">
                <text:p>-0.6998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908">
                <text:p>0.15908</text:p>
              </table:table-cell>
              <table:table-cell office:value-type="float" office:value="-0.71392">
                <text:p>-0.713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811">
                <text:p>0.15811</text:p>
              </table:table-cell>
              <table:table-cell office:value-type="float" office:value="-0.72653">
                <text:p>-0.726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17">
                <text:p>0.15617</text:p>
              </table:table-cell>
              <table:table-cell office:value-type="float" office:value="-0.740595">
                <text:p>-0.740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52">
                <text:p>0.1552</text:p>
              </table:table-cell>
              <table:table-cell office:value-type="float" office:value="-0.75369">
                <text:p>-0.753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423">
                <text:p>0.15423</text:p>
              </table:table-cell>
              <table:table-cell office:value-type="float" office:value="-0.766785">
                <text:p>-0.7667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229">
                <text:p>0.15229</text:p>
              </table:table-cell>
              <table:table-cell office:value-type="float" office:value="-0.77988">
                <text:p>-0.779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5132">
                <text:p>0.15132</text:p>
              </table:table-cell>
              <table:table-cell office:value-type="float" office:value="-0.792975">
                <text:p>-0.7929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4938">
                <text:p>0.14938</text:p>
              </table:table-cell>
              <table:table-cell office:value-type="float" office:value="-0.805585">
                <text:p>-0.8055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841">
                <text:p>0.14841</text:p>
              </table:table-cell>
              <table:table-cell office:value-type="float" office:value="-0.81771">
                <text:p>-0.817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647">
                <text:p>0.14647</text:p>
              </table:table-cell>
              <table:table-cell office:value-type="float" office:value="-0.830805">
                <text:p>-0.8308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45015">
                <text:p>0.145015</text:p>
              </table:table-cell>
              <table:table-cell office:value-type="float" office:value="-0.84293">
                <text:p>-0.842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4045">
                <text:p>0.144045</text:p>
              </table:table-cell>
              <table:table-cell office:value-type="float" office:value="-0.85457">
                <text:p>-0.854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2105">
                <text:p>0.142105</text:p>
              </table:table-cell>
              <table:table-cell office:value-type="float" office:value="-0.867665">
                <text:p>-0.8676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1135">
                <text:p>0.141135</text:p>
              </table:table-cell>
              <table:table-cell office:value-type="float" office:value="-0.87979">
                <text:p>-0.879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9195">
                <text:p>0.139195</text:p>
              </table:table-cell>
              <table:table-cell office:value-type="float" office:value="-0.890945">
                <text:p>-0.8909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8225">
                <text:p>0.138225</text:p>
              </table:table-cell>
              <table:table-cell office:value-type="float" office:value="-0.902585">
                <text:p>-0.9025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6285">
                <text:p>0.136285</text:p>
              </table:table-cell>
              <table:table-cell office:value-type="float" office:value="-0.91471">
                <text:p>-0.914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5315">
                <text:p>0.135315</text:p>
              </table:table-cell>
              <table:table-cell office:value-type="float" office:value="-0.925865">
                <text:p>-0.9258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4345">
                <text:p>0.134345</text:p>
              </table:table-cell>
              <table:table-cell office:value-type="float" office:value="-0.936535">
                <text:p>-0.9365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2405">
                <text:p>0.132405</text:p>
              </table:table-cell>
              <table:table-cell office:value-type="float" office:value="-0.94866">
                <text:p>-0.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1435">
                <text:p>0.131435</text:p>
              </table:table-cell>
              <table:table-cell office:value-type="float" office:value="-0.959815">
                <text:p>-0.9598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2901">
                <text:p>0.12901</text:p>
              </table:table-cell>
              <table:table-cell office:value-type="float" office:value="-0.97097">
                <text:p>-0.970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804">
                <text:p>0.12804</text:p>
              </table:table-cell>
              <table:table-cell office:value-type="float" office:value="-0.98164">
                <text:p>-0.981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2707">
                <text:p>0.12707</text:p>
              </table:table-cell>
              <table:table-cell office:value-type="float" office:value="-0.991825">
                <text:p>-0.9918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513">
                <text:p>0.12513</text:p>
              </table:table-cell>
              <table:table-cell office:value-type="float" office:value="-1.00298">
                <text:p>-1.002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2416">
                <text:p>0.12416</text:p>
              </table:table-cell>
              <table:table-cell office:value-type="float" office:value="-1.01268">
                <text:p>-1.01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2319">
                <text:p>0.12319</text:p>
              </table:table-cell>
              <table:table-cell office:value-type="float" office:value="-1.023835">
                <text:p>-1.0238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2222">
                <text:p>0.12222</text:p>
              </table:table-cell>
              <table:table-cell office:value-type="float" office:value="-1.033535">
                <text:p>-1.033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2028">
                <text:p>0.12028</text:p>
              </table:table-cell>
              <table:table-cell office:value-type="float" office:value="-1.04372">
                <text:p>-1.043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1931">
                <text:p>0.11931</text:p>
              </table:table-cell>
              <table:table-cell office:value-type="float" office:value="-1.053905">
                <text:p>-1.0539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834">
                <text:p>0.11834</text:p>
              </table:table-cell>
              <table:table-cell office:value-type="float" office:value="-1.063605">
                <text:p>-1.0636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64">
                <text:p>0.1164</text:p>
              </table:table-cell>
              <table:table-cell office:value-type="float" office:value="-1.07379">
                <text:p>-1.073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1543">
                <text:p>0.11543</text:p>
              </table:table-cell>
              <table:table-cell office:value-type="float" office:value="-1.083975">
                <text:p>-1.0839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1446">
                <text:p>0.11446</text:p>
              </table:table-cell>
              <table:table-cell office:value-type="float" office:value="-1.093675">
                <text:p>-1.0936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13005">
                <text:p>0.113005</text:p>
              </table:table-cell>
              <table:table-cell office:value-type="float" office:value="-1.10289">
                <text:p>-1.102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2035">
                <text:p>0.112035</text:p>
              </table:table-cell>
              <table:table-cell office:value-type="float" office:value="-1.11259">
                <text:p>-1.112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10095">
                <text:p>0.110095</text:p>
              </table:table-cell>
              <table:table-cell office:value-type="float" office:value="-1.121805">
                <text:p>-1.1218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9125">
                <text:p>0.109125</text:p>
              </table:table-cell>
              <table:table-cell office:value-type="float" office:value="-1.130535">
                <text:p>-1.1305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8155">
                <text:p>0.108155</text:p>
              </table:table-cell>
              <table:table-cell office:value-type="float" office:value="-1.13975">
                <text:p>-1.139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7185">
                <text:p>0.107185</text:p>
              </table:table-cell>
              <table:table-cell office:value-type="float" office:value="-1.148965">
                <text:p>-1.1489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6215">
                <text:p>0.106215</text:p>
              </table:table-cell>
              <table:table-cell office:value-type="float" office:value="-1.157695">
                <text:p>-1.1576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4275">
                <text:p>0.104275</text:p>
              </table:table-cell>
              <table:table-cell office:value-type="float" office:value="-1.16691">
                <text:p>-1.166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03305">
                <text:p>0.103305</text:p>
              </table:table-cell>
              <table:table-cell office:value-type="float" office:value="-1.17564">
                <text:p>-1.17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2335">
                <text:p>0.102335</text:p>
              </table:table-cell>
              <table:table-cell office:value-type="float" office:value="-1.183885">
                <text:p>-1.1838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1365">
                <text:p>0.101365</text:p>
              </table:table-cell>
              <table:table-cell office:value-type="float" office:value="-1.192615">
                <text:p>-1.1926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00395">
                <text:p>0.100395</text:p>
              </table:table-cell>
              <table:table-cell office:value-type="float" office:value="-1.20183">
                <text:p>-1.201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99425">
                <text:p>0.099425</text:p>
              </table:table-cell>
              <table:table-cell office:value-type="float" office:value="-1.20959">
                <text:p>-1.209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8455">
                <text:p>0.098455</text:p>
              </table:table-cell>
              <table:table-cell office:value-type="float" office:value="-1.217835">
                <text:p>-1.2178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97">
                <text:p>0.097</text:p>
              </table:table-cell>
              <table:table-cell office:value-type="float" office:value="-1.226565">
                <text:p>-1.2265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9603">
                <text:p>0.09603</text:p>
              </table:table-cell>
              <table:table-cell office:value-type="float" office:value="-1.23481">
                <text:p>-1.234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9506">
                <text:p>0.09506</text:p>
              </table:table-cell>
              <table:table-cell office:value-type="float" office:value="-1.24257">
                <text:p>-1.242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9409">
                <text:p>0.09409</text:p>
              </table:table-cell>
              <table:table-cell office:value-type="float" office:value="-1.250815">
                <text:p>-1.250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9312">
                <text:p>0.09312</text:p>
              </table:table-cell>
              <table:table-cell office:value-type="float" office:value="-1.258575">
                <text:p>-1.2585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215">
                <text:p>0.09215</text:p>
              </table:table-cell>
              <table:table-cell office:value-type="float" office:value="-1.26585">
                <text:p>-1.265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118">
                <text:p>0.09118</text:p>
              </table:table-cell>
              <table:table-cell office:value-type="float" office:value="-1.27361">
                <text:p>-1.273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021">
                <text:p>0.09021</text:p>
              </table:table-cell>
              <table:table-cell office:value-type="float" office:value="-1.281855">
                <text:p>-1.2818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924">
                <text:p>0.08924</text:p>
              </table:table-cell>
              <table:table-cell office:value-type="float" office:value="-1.288645">
                <text:p>-1.2886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827">
                <text:p>0.08827</text:p>
              </table:table-cell>
              <table:table-cell office:value-type="float" office:value="-1.29689">
                <text:p>-1.296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73">
                <text:p>0.0873</text:p>
              </table:table-cell>
              <table:table-cell office:value-type="float" office:value="-1.30368">
                <text:p>-1.303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633">
                <text:p>0.08633</text:p>
              </table:table-cell>
              <table:table-cell office:value-type="float" office:value="-1.311925">
                <text:p>-1.3119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536">
                <text:p>0.08536</text:p>
              </table:table-cell>
              <table:table-cell office:value-type="float" office:value="-1.318715">
                <text:p>-1.3187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536">
                <text:p>0.08536</text:p>
              </table:table-cell>
              <table:table-cell office:value-type="float" office:value="-1.32599">
                <text:p>-1.325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439">
                <text:p>0.08439</text:p>
              </table:table-cell>
              <table:table-cell office:value-type="float" office:value="-1.33278">
                <text:p>-1.33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342">
                <text:p>0.08342</text:p>
              </table:table-cell>
              <table:table-cell office:value-type="float" office:value="-1.33957">
                <text:p>-1.339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245">
                <text:p>0.08245</text:p>
              </table:table-cell>
              <table:table-cell office:value-type="float" office:value="-1.346845">
                <text:p>-1.3468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148">
                <text:p>0.08148</text:p>
              </table:table-cell>
              <table:table-cell office:value-type="float" office:value="-1.353635">
                <text:p>-1.3536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0025">
                <text:p>0.080025</text:p>
              </table:table-cell>
              <table:table-cell office:value-type="float" office:value="-1.36091">
                <text:p>-1.36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0025">
                <text:p>0.080025</text:p>
              </table:table-cell>
              <table:table-cell office:value-type="float" office:value="-1.3677">
                <text:p>-1.36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79055">
                <text:p>0.079055</text:p>
              </table:table-cell>
              <table:table-cell office:value-type="float" office:value="-1.37352">
                <text:p>-1.37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78085">
                <text:p>0.078085</text:p>
              </table:table-cell>
              <table:table-cell office:value-type="float" office:value="-1.380795">
                <text:p>-1.3807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77115">
                <text:p>0.077115</text:p>
              </table:table-cell>
              <table:table-cell office:value-type="float" office:value="-1.386615">
                <text:p>-1.3866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6145">
                <text:p>0.076145</text:p>
              </table:table-cell>
              <table:table-cell office:value-type="float" office:value="-1.39389">
                <text:p>-1.39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5175">
                <text:p>0.075175</text:p>
              </table:table-cell>
              <table:table-cell office:value-type="float" office:value="-1.39971">
                <text:p>-1.399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75175">
                <text:p>0.075175</text:p>
              </table:table-cell>
              <table:table-cell office:value-type="float" office:value="-1.406985">
                <text:p>-1.4069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4205">
                <text:p>0.074205</text:p>
              </table:table-cell>
              <table:table-cell office:value-type="float" office:value="-1.412805">
                <text:p>-1.412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73235">
                <text:p>0.073235</text:p>
              </table:table-cell>
              <table:table-cell office:value-type="float" office:value="-1.418625">
                <text:p>-1.418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2265">
                <text:p>0.072265</text:p>
              </table:table-cell>
              <table:table-cell office:value-type="float" office:value="-1.42493">
                <text:p>-1.424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1295">
                <text:p>0.071295</text:p>
              </table:table-cell>
              <table:table-cell office:value-type="float" office:value="-1.43075">
                <text:p>-1.430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1295">
                <text:p>0.071295</text:p>
              </table:table-cell>
              <table:table-cell office:value-type="float" office:value="-1.43657">
                <text:p>-1.436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0325">
                <text:p>0.070325</text:p>
              </table:table-cell>
              <table:table-cell office:value-type="float" office:value="-1.442875">
                <text:p>-1.442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69355">
                <text:p>0.069355</text:p>
              </table:table-cell>
              <table:table-cell office:value-type="float" office:value="-1.448695">
                <text:p>-1.4486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68385">
                <text:p>0.068385</text:p>
              </table:table-cell>
              <table:table-cell office:value-type="float" office:value="-1.454515">
                <text:p>-1.454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67415">
                <text:p>0.067415</text:p>
              </table:table-cell>
              <table:table-cell office:value-type="float" office:value="-1.45985">
                <text:p>-1.459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67415">
                <text:p>0.067415</text:p>
              </table:table-cell>
              <table:table-cell office:value-type="float" office:value="-1.46567">
                <text:p>-1.465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6445">
                <text:p>0.066445</text:p>
              </table:table-cell>
              <table:table-cell office:value-type="float" office:value="-1.471975">
                <text:p>-1.4719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475">
                <text:p>0.065475</text:p>
              </table:table-cell>
              <table:table-cell office:value-type="float" office:value="-1.476825">
                <text:p>-1.4768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5475">
                <text:p>0.065475</text:p>
              </table:table-cell>
              <table:table-cell office:value-type="float" office:value="-1.482645">
                <text:p>-1.4826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402">
                <text:p>0.06402</text:p>
              </table:table-cell>
              <table:table-cell office:value-type="float" office:value="-1.48798">
                <text:p>-1.487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305">
                <text:p>0.06305</text:p>
              </table:table-cell>
              <table:table-cell office:value-type="float" office:value="-1.4938">
                <text:p>-1.49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305">
                <text:p>0.06305</text:p>
              </table:table-cell>
              <table:table-cell office:value-type="float" office:value="-1.49865">
                <text:p>-1.498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208">
                <text:p>0.06208</text:p>
              </table:table-cell>
              <table:table-cell office:value-type="float" office:value="-1.503985">
                <text:p>-1.5039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6111">
                <text:p>0.06111</text:p>
              </table:table-cell>
              <table:table-cell office:value-type="float" office:value="-1.509805">
                <text:p>-1.5098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111">
                <text:p>0.06111</text:p>
              </table:table-cell>
              <table:table-cell office:value-type="float" office:value="-1.514655">
                <text:p>-1.5146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014">
                <text:p>0.06014</text:p>
              </table:table-cell>
              <table:table-cell office:value-type="float" office:value="-1.51999">
                <text:p>-1.51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6014">
                <text:p>0.06014</text:p>
              </table:table-cell>
              <table:table-cell office:value-type="float" office:value="-1.52484">
                <text:p>-1.524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917">
                <text:p>0.05917</text:p>
              </table:table-cell>
              <table:table-cell office:value-type="float" office:value="-1.52969">
                <text:p>-1.529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82">
                <text:p>0.0582</text:p>
              </table:table-cell>
              <table:table-cell office:value-type="float" office:value="-1.53454">
                <text:p>-1.534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82">
                <text:p>0.0582</text:p>
              </table:table-cell>
              <table:table-cell office:value-type="float" office:value="-1.539875">
                <text:p>-1.539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723">
                <text:p>0.05723</text:p>
              </table:table-cell>
              <table:table-cell office:value-type="float" office:value="-1.544725">
                <text:p>-1.5447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5723">
                <text:p>0.05723</text:p>
              </table:table-cell>
              <table:table-cell office:value-type="float" office:value="-1.548605">
                <text:p>-1.5486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626">
                <text:p>0.05626</text:p>
              </table:table-cell>
              <table:table-cell office:value-type="float" office:value="-1.55394">
                <text:p>-1.553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529">
                <text:p>0.05529</text:p>
              </table:table-cell>
              <table:table-cell office:value-type="float" office:value="-1.55879">
                <text:p>-1.558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5529">
                <text:p>0.05529</text:p>
              </table:table-cell>
              <table:table-cell office:value-type="float" office:value="-1.56267">
                <text:p>-1.562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432">
                <text:p>0.05432</text:p>
              </table:table-cell>
              <table:table-cell office:value-type="float" office:value="-1.56752">
                <text:p>-1.567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432">
                <text:p>0.05432</text:p>
              </table:table-cell>
              <table:table-cell office:value-type="float" office:value="-1.572855">
                <text:p>-1.5728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335">
                <text:p>0.05335</text:p>
              </table:table-cell>
              <table:table-cell office:value-type="float" office:value="-1.576735">
                <text:p>-1.5767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5238">
                <text:p>0.05238</text:p>
              </table:table-cell>
              <table:table-cell office:value-type="float" office:value="-1.581585">
                <text:p>-1.5815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5238">
                <text:p>0.05238</text:p>
              </table:table-cell>
              <table:table-cell office:value-type="float" office:value="-1.58595">
                <text:p>-1.585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141">
                <text:p>0.05141</text:p>
              </table:table-cell>
              <table:table-cell office:value-type="float" office:value="-1.58983">
                <text:p>-1.589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5141">
                <text:p>0.05141</text:p>
              </table:table-cell>
              <table:table-cell office:value-type="float" office:value="-1.59468">
                <text:p>-1.594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5044">
                <text:p>0.05044</text:p>
              </table:table-cell>
              <table:table-cell office:value-type="float" office:value="-1.59856">
                <text:p>-1.598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5044">
                <text:p>0.05044</text:p>
              </table:table-cell>
              <table:table-cell office:value-type="float" office:value="-1.602925">
                <text:p>-1.6029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947">
                <text:p>0.04947</text:p>
              </table:table-cell>
              <table:table-cell office:value-type="float" office:value="-1.606805">
                <text:p>-1.6068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947">
                <text:p>0.04947</text:p>
              </table:table-cell>
              <table:table-cell office:value-type="float" office:value="-1.611655">
                <text:p>-1.6116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48015">
                <text:p>0.048015</text:p>
              </table:table-cell>
              <table:table-cell office:value-type="float" office:value="-1.615535">
                <text:p>-1.6155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48015">
                <text:p>0.048015</text:p>
              </table:table-cell>
              <table:table-cell office:value-type="float" office:value="-1.6199">
                <text:p>-1.61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47045">
                <text:p>0.047045</text:p>
              </table:table-cell>
              <table:table-cell office:value-type="float" office:value="-1.62378">
                <text:p>-1.623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6075">
                <text:p>0.046075</text:p>
              </table:table-cell>
              <table:table-cell office:value-type="float" office:value="-1.62766">
                <text:p>-1.62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46075">
                <text:p>0.046075</text:p>
              </table:table-cell>
              <table:table-cell office:value-type="float" office:value="-1.63154">
                <text:p>-1.631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45105">
                <text:p>0.045105</text:p>
              </table:table-cell>
              <table:table-cell office:value-type="float" office:value="-1.634935">
                <text:p>-1.6349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5105">
                <text:p>0.045105</text:p>
              </table:table-cell>
              <table:table-cell office:value-type="float" office:value="-1.638815">
                <text:p>-1.6388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44135">
                <text:p>0.044135</text:p>
              </table:table-cell>
              <table:table-cell office:value-type="float" office:value="-1.642695">
                <text:p>-1.6426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4135">
                <text:p>0.044135</text:p>
              </table:table-cell>
              <table:table-cell office:value-type="float" office:value="-1.646575">
                <text:p>-1.6465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43165">
                <text:p>0.043165</text:p>
              </table:table-cell>
              <table:table-cell office:value-type="float" office:value="-1.65094">
                <text:p>-1.650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43165">
                <text:p>0.043165</text:p>
              </table:table-cell>
              <table:table-cell office:value-type="float" office:value="-1.65385">
                <text:p>-1.653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43165">
                <text:p>0.043165</text:p>
              </table:table-cell>
              <table:table-cell office:value-type="float" office:value="-1.65773">
                <text:p>-1.657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2195">
                <text:p>0.042195</text:p>
              </table:table-cell>
              <table:table-cell office:value-type="float" office:value="-1.66161">
                <text:p>-1.661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42195">
                <text:p>0.042195</text:p>
              </table:table-cell>
              <table:table-cell office:value-type="float" office:value="-1.66452">
                <text:p>-1.664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1225">
                <text:p>0.041225</text:p>
              </table:table-cell>
              <table:table-cell office:value-type="float" office:value="-1.668885">
                <text:p>-1.6688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41225">
                <text:p>0.041225</text:p>
              </table:table-cell>
              <table:table-cell office:value-type="float" office:value="-1.671795">
                <text:p>-1.6717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40255">
                <text:p>0.040255</text:p>
              </table:table-cell>
              <table:table-cell office:value-type="float" office:value="-1.675675">
                <text:p>-1.6756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0255">
                <text:p>0.040255</text:p>
              </table:table-cell>
              <table:table-cell office:value-type="float" office:value="-1.678585">
                <text:p>-1.6785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0255">
                <text:p>0.040255</text:p>
              </table:table-cell>
              <table:table-cell office:value-type="float" office:value="-1.68198">
                <text:p>-1.68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9285">
                <text:p>0.039285</text:p>
              </table:table-cell>
              <table:table-cell office:value-type="float" office:value="-1.68586">
                <text:p>-1.685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9285">
                <text:p>0.039285</text:p>
              </table:table-cell>
              <table:table-cell office:value-type="float" office:value="-1.68877">
                <text:p>-1.688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8315">
                <text:p>0.038315</text:p>
              </table:table-cell>
              <table:table-cell office:value-type="float" office:value="-1.69168">
                <text:p>-1.691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8315">
                <text:p>0.038315</text:p>
              </table:table-cell>
              <table:table-cell office:value-type="float" office:value="-1.69556">
                <text:p>-1.695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8315">
                <text:p>0.038315</text:p>
              </table:table-cell>
              <table:table-cell office:value-type="float" office:value="-1.698955">
                <text:p>-1.6989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7345">
                <text:p>0.037345</text:p>
              </table:table-cell>
              <table:table-cell office:value-type="float" office:value="-1.701865">
                <text:p>-1.7018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7345">
                <text:p>0.037345</text:p>
              </table:table-cell>
              <table:table-cell office:value-type="float" office:value="-1.704775">
                <text:p>-1.7047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6375">
                <text:p>0.036375</text:p>
              </table:table-cell>
              <table:table-cell office:value-type="float" office:value="-1.707685">
                <text:p>-1.7076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6375">
                <text:p>0.036375</text:p>
              </table:table-cell>
              <table:table-cell office:value-type="float" office:value="-1.710595">
                <text:p>-1.7105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6375">
                <text:p>0.036375</text:p>
              </table:table-cell>
              <table:table-cell office:value-type="float" office:value="-1.71399">
                <text:p>-1.713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5405">
                <text:p>0.035405</text:p>
              </table:table-cell>
              <table:table-cell office:value-type="float" office:value="-1.7169">
                <text:p>-1.71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5405">
                <text:p>0.035405</text:p>
              </table:table-cell>
              <table:table-cell office:value-type="float" office:value="-1.71981">
                <text:p>-1.719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4435">
                <text:p>0.034435</text:p>
              </table:table-cell>
              <table:table-cell office:value-type="float" office:value="-1.72272">
                <text:p>-1.722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4435">
                <text:p>0.034435</text:p>
              </table:table-cell>
              <table:table-cell office:value-type="float" office:value="-1.72563">
                <text:p>-1.72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4435">
                <text:p>0.034435</text:p>
              </table:table-cell>
              <table:table-cell office:value-type="float" office:value="-1.72854">
                <text:p>-1.728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3465">
                <text:p>0.033465</text:p>
              </table:table-cell>
              <table:table-cell office:value-type="float" office:value="-1.731935">
                <text:p>-1.7319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3465">
                <text:p>0.033465</text:p>
              </table:table-cell>
              <table:table-cell office:value-type="float" office:value="-1.734845">
                <text:p>-1.7348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3465">
                <text:p>0.033465</text:p>
              </table:table-cell>
              <table:table-cell office:value-type="float" office:value="-1.737755">
                <text:p>-1.7377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201">
                <text:p>0.03201</text:p>
              </table:table-cell>
              <table:table-cell office:value-type="float" office:value="-1.739695">
                <text:p>-1.7396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201">
                <text:p>0.03201</text:p>
              </table:table-cell>
              <table:table-cell office:value-type="float" office:value="-1.742605">
                <text:p>-1.7426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104">
                <text:p>0.03104</text:p>
              </table:table-cell>
              <table:table-cell office:value-type="float" office:value="-1.745515">
                <text:p>-1.7455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104">
                <text:p>0.03104</text:p>
              </table:table-cell>
              <table:table-cell office:value-type="float" office:value="-1.74794">
                <text:p>-1.747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104">
                <text:p>0.03104</text:p>
              </table:table-cell>
              <table:table-cell office:value-type="float" office:value="-1.75085">
                <text:p>-1.750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007">
                <text:p>0.03007</text:p>
              </table:table-cell>
              <table:table-cell office:value-type="float" office:value="-1.75376">
                <text:p>-1.753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007">
                <text:p>0.03007</text:p>
              </table:table-cell>
              <table:table-cell office:value-type="float" office:value="-1.7557">
                <text:p>-1.75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007">
                <text:p>0.03007</text:p>
              </table:table-cell>
              <table:table-cell office:value-type="float" office:value="-1.75861">
                <text:p>-1.758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1">
                <text:p>0.0291</text:p>
              </table:table-cell>
              <table:table-cell office:value-type="float" office:value="-1.76152">
                <text:p>-1.76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1">
                <text:p>0.0291</text:p>
              </table:table-cell>
              <table:table-cell office:value-type="float" office:value="-1.763945">
                <text:p>-1.7639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91">
                <text:p>0.0291</text:p>
              </table:table-cell>
              <table:table-cell office:value-type="float" office:value="-1.765885">
                <text:p>-1.7658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91">
                <text:p>0.0291</text:p>
              </table:table-cell>
              <table:table-cell office:value-type="float" office:value="-1.768795">
                <text:p>-1.7687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813">
                <text:p>0.02813</text:p>
              </table:table-cell>
              <table:table-cell office:value-type="float" office:value="-1.770735">
                <text:p>-1.7707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813">
                <text:p>0.02813</text:p>
              </table:table-cell>
              <table:table-cell office:value-type="float" office:value="-1.773645">
                <text:p>-1.7736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813">
                <text:p>0.02813</text:p>
              </table:table-cell>
              <table:table-cell office:value-type="float" office:value="-1.775585">
                <text:p>-1.7755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716">
                <text:p>0.02716</text:p>
              </table:table-cell>
              <table:table-cell office:value-type="float" office:value="-1.77898">
                <text:p>-1.778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716">
                <text:p>0.02716</text:p>
              </table:table-cell>
              <table:table-cell office:value-type="float" office:value="-1.78092">
                <text:p>-1.780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716">
                <text:p>0.02716</text:p>
              </table:table-cell>
              <table:table-cell office:value-type="float" office:value="-1.78286">
                <text:p>-1.782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619">
                <text:p>0.02619</text:p>
              </table:table-cell>
              <table:table-cell office:value-type="float" office:value="-1.78577">
                <text:p>-1.785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619">
                <text:p>0.02619</text:p>
              </table:table-cell>
              <table:table-cell office:value-type="float" office:value="-1.78771">
                <text:p>-1.787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619">
                <text:p>0.02619</text:p>
              </table:table-cell>
              <table:table-cell office:value-type="float" office:value="-1.78965">
                <text:p>-1.789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619">
                <text:p>0.02619</text:p>
              </table:table-cell>
              <table:table-cell office:value-type="float" office:value="-1.79159">
                <text:p>-1.791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522">
                <text:p>0.02522</text:p>
              </table:table-cell>
              <table:table-cell office:value-type="float" office:value="-1.794985">
                <text:p>-1.7949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522">
                <text:p>0.02522</text:p>
              </table:table-cell>
              <table:table-cell office:value-type="float" office:value="-1.796925">
                <text:p>-1.7969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522">
                <text:p>0.02522</text:p>
              </table:table-cell>
              <table:table-cell office:value-type="float" office:value="-1.798865">
                <text:p>-1.7988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522">
                <text:p>0.02522</text:p>
              </table:table-cell>
              <table:table-cell office:value-type="float" office:value="-1.800805">
                <text:p>-1.8008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425">
                <text:p>0.02425</text:p>
              </table:table-cell>
              <table:table-cell office:value-type="float" office:value="-1.802745">
                <text:p>-1.8027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425">
                <text:p>0.02425</text:p>
              </table:table-cell>
              <table:table-cell office:value-type="float" office:value="-1.804685">
                <text:p>-1.8046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425">
                <text:p>0.02425</text:p>
              </table:table-cell>
              <table:table-cell office:value-type="float" office:value="-1.806625">
                <text:p>-1.806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425">
                <text:p>0.02425</text:p>
              </table:table-cell>
              <table:table-cell office:value-type="float" office:value="-1.808565">
                <text:p>-1.8085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328">
                <text:p>0.02328</text:p>
              </table:table-cell>
              <table:table-cell office:value-type="float" office:value="-1.81099">
                <text:p>-1.810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328">
                <text:p>0.02328</text:p>
              </table:table-cell>
              <table:table-cell office:value-type="float" office:value="-1.81293">
                <text:p>-1.812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328">
                <text:p>0.02328</text:p>
              </table:table-cell>
              <table:table-cell office:value-type="float" office:value="-1.81487">
                <text:p>-1.814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328">
                <text:p>0.02328</text:p>
              </table:table-cell>
              <table:table-cell office:value-type="float" office:value="-1.81681">
                <text:p>-1.816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231">
                <text:p>0.02231</text:p>
              </table:table-cell>
              <table:table-cell office:value-type="float" office:value="-1.81875">
                <text:p>-1.8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231">
                <text:p>0.02231</text:p>
              </table:table-cell>
              <table:table-cell office:value-type="float" office:value="-1.82069">
                <text:p>-1.820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231">
                <text:p>0.02231</text:p>
              </table:table-cell>
              <table:table-cell office:value-type="float" office:value="-1.82263">
                <text:p>-1.822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231">
                <text:p>0.02231</text:p>
              </table:table-cell>
              <table:table-cell office:value-type="float" office:value="-1.82457">
                <text:p>-1.824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134">
                <text:p>0.02134</text:p>
              </table:table-cell>
              <table:table-cell office:value-type="float" office:value="-1.826995">
                <text:p>-1.8269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134">
                <text:p>0.02134</text:p>
              </table:table-cell>
              <table:table-cell office:value-type="float" office:value="-1.827965">
                <text:p>-1.8279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134">
                <text:p>0.02134</text:p>
              </table:table-cell>
              <table:table-cell office:value-type="float" office:value="-1.829905">
                <text:p>-1.8299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134">
                <text:p>0.02134</text:p>
              </table:table-cell>
              <table:table-cell office:value-type="float" office:value="-1.831845">
                <text:p>-1.8318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134">
                <text:p>0.02134</text:p>
              </table:table-cell>
              <table:table-cell office:value-type="float" office:value="-1.833785">
                <text:p>-1.8337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037">
                <text:p>0.02037</text:p>
              </table:table-cell>
              <table:table-cell office:value-type="float" office:value="-1.835725">
                <text:p>-1.8357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037">
                <text:p>0.02037</text:p>
              </table:table-cell>
              <table:table-cell office:value-type="float" office:value="-1.836695">
                <text:p>-1.8366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037">
                <text:p>0.02037</text:p>
              </table:table-cell>
              <table:table-cell office:value-type="float" office:value="-1.838635">
                <text:p>-1.8386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037">
                <text:p>0.02037</text:p>
              </table:table-cell>
              <table:table-cell office:value-type="float" office:value="-1.840575">
                <text:p>-1.8405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94">
                <text:p>0.0194</text:p>
              </table:table-cell>
              <table:table-cell office:value-type="float" office:value="-1.841545">
                <text:p>-1.8415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94">
                <text:p>0.0194</text:p>
              </table:table-cell>
              <table:table-cell office:value-type="float" office:value="-1.84397">
                <text:p>-1.843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4">
                <text:p>0.0194</text:p>
              </table:table-cell>
              <table:table-cell office:value-type="float" office:value="-1.84591">
                <text:p>-1.845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94">
                <text:p>0.0194</text:p>
              </table:table-cell>
              <table:table-cell office:value-type="float" office:value="-1.84688">
                <text:p>-1.846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94">
                <text:p>0.0194</text:p>
              </table:table-cell>
              <table:table-cell office:value-type="float" office:value="-1.84882">
                <text:p>-1.848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843">
                <text:p>0.01843</text:p>
              </table:table-cell>
              <table:table-cell office:value-type="float" office:value="-1.85076">
                <text:p>-1.850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843">
                <text:p>0.01843</text:p>
              </table:table-cell>
              <table:table-cell office:value-type="float" office:value="-1.85173">
                <text:p>-1.851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843">
                <text:p>0.01843</text:p>
              </table:table-cell>
              <table:table-cell office:value-type="float" office:value="-1.85367">
                <text:p>-1.853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843">
                <text:p>0.01843</text:p>
              </table:table-cell>
              <table:table-cell office:value-type="float" office:value="-1.85464">
                <text:p>-1.854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843">
                <text:p>0.01843</text:p>
              </table:table-cell>
              <table:table-cell office:value-type="float" office:value="-1.85658">
                <text:p>-1.856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746">
                <text:p>0.01746</text:p>
              </table:table-cell>
              <table:table-cell office:value-type="float" office:value="-1.85755">
                <text:p>-1.857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746">
                <text:p>0.01746</text:p>
              </table:table-cell>
              <table:table-cell office:value-type="float" office:value="-1.859975">
                <text:p>-1.8599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746">
                <text:p>0.01746</text:p>
              </table:table-cell>
              <table:table-cell office:value-type="float" office:value="-1.860945">
                <text:p>-1.8609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746">
                <text:p>0.01746</text:p>
              </table:table-cell>
              <table:table-cell office:value-type="float" office:value="-1.862885">
                <text:p>-1.8628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746">
                <text:p>0.01746</text:p>
              </table:table-cell>
              <table:table-cell office:value-type="float" office:value="-1.863855">
                <text:p>-1.8638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6005">
                <text:p>0.016005</text:p>
              </table:table-cell>
              <table:table-cell office:value-type="float" office:value="-1.865795">
                <text:p>-1.8657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6005">
                <text:p>0.016005</text:p>
              </table:table-cell>
              <table:table-cell office:value-type="float" office:value="-1.866765">
                <text:p>-1.8667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6005">
                <text:p>0.016005</text:p>
              </table:table-cell>
              <table:table-cell office:value-type="float" office:value="-1.868705">
                <text:p>-1.8687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6005">
                <text:p>0.016005</text:p>
              </table:table-cell>
              <table:table-cell office:value-type="float" office:value="-1.869675">
                <text:p>-1.8696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6005">
                <text:p>0.016005</text:p>
              </table:table-cell>
              <table:table-cell office:value-type="float" office:value="-1.870645">
                <text:p>-1.8706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6005">
                <text:p>0.016005</text:p>
              </table:table-cell>
              <table:table-cell office:value-type="float" office:value="-1.872585">
                <text:p>-1.8725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5035">
                <text:p>0.015035</text:p>
              </table:table-cell>
              <table:table-cell office:value-type="float" office:value="-1.873555">
                <text:p>-1.8735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5035">
                <text:p>0.015035</text:p>
              </table:table-cell>
              <table:table-cell office:value-type="float" office:value="-1.87598">
                <text:p>-1.875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5035">
                <text:p>0.015035</text:p>
              </table:table-cell>
              <table:table-cell office:value-type="float" office:value="-1.87695">
                <text:p>-1.876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5035">
                <text:p>0.015035</text:p>
              </table:table-cell>
              <table:table-cell office:value-type="float" office:value="-1.87792">
                <text:p>-1.877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5035">
                <text:p>0.015035</text:p>
              </table:table-cell>
              <table:table-cell office:value-type="float" office:value="-1.87889">
                <text:p>-1.878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5035">
                <text:p>0.015035</text:p>
              </table:table-cell>
              <table:table-cell office:value-type="float" office:value="-1.88083">
                <text:p>-1.880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4065">
                <text:p>0.014065</text:p>
              </table:table-cell>
              <table:table-cell office:value-type="float" office:value="-1.8818">
                <text:p>-1.88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4065">
                <text:p>0.014065</text:p>
              </table:table-cell>
              <table:table-cell office:value-type="float" office:value="-1.88277">
                <text:p>-1.882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4065">
                <text:p>0.014065</text:p>
              </table:table-cell>
              <table:table-cell office:value-type="float" office:value="-1.88374">
                <text:p>-1.883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4065">
                <text:p>0.014065</text:p>
              </table:table-cell>
              <table:table-cell office:value-type="float" office:value="-1.88568">
                <text:p>-1.885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4065">
                <text:p>0.014065</text:p>
              </table:table-cell>
              <table:table-cell office:value-type="float" office:value="-1.88665">
                <text:p>-1.886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4065">
                <text:p>0.014065</text:p>
              </table:table-cell>
              <table:table-cell office:value-type="float" office:value="-1.88762">
                <text:p>-1.887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3095">
                <text:p>0.013095</text:p>
              </table:table-cell>
              <table:table-cell office:value-type="float" office:value="-1.88859">
                <text:p>-1.888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3095">
                <text:p>0.013095</text:p>
              </table:table-cell>
              <table:table-cell office:value-type="float" office:value="-1.88956">
                <text:p>-1.889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3095">
                <text:p>0.013095</text:p>
              </table:table-cell>
              <table:table-cell office:value-type="float" office:value="-1.891985">
                <text:p>-1.891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3095">
                <text:p>0.013095</text:p>
              </table:table-cell>
              <table:table-cell office:value-type="float" office:value="-1.892955">
                <text:p>-1.8929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3095">
                <text:p>0.013095</text:p>
              </table:table-cell>
              <table:table-cell office:value-type="float" office:value="-1.893925">
                <text:p>-1.8939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3095">
                <text:p>0.013095</text:p>
              </table:table-cell>
              <table:table-cell office:value-type="float" office:value="-1.894895">
                <text:p>-1.8948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3095">
                <text:p>0.013095</text:p>
              </table:table-cell>
              <table:table-cell office:value-type="float" office:value="-1.895865">
                <text:p>-1.8958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2125">
                <text:p>0.012125</text:p>
              </table:table-cell>
              <table:table-cell office:value-type="float" office:value="-1.896835">
                <text:p>-1.8968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2125">
                <text:p>0.012125</text:p>
              </table:table-cell>
              <table:table-cell office:value-type="float" office:value="-1.897805">
                <text:p>-1.8978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2125">
                <text:p>0.012125</text:p>
              </table:table-cell>
              <table:table-cell office:value-type="float" office:value="-1.898775">
                <text:p>-1.8987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2125">
                <text:p>0.012125</text:p>
              </table:table-cell>
              <table:table-cell office:value-type="float" office:value="-1.900715">
                <text:p>-1.9007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2125">
                <text:p>0.012125</text:p>
              </table:table-cell>
              <table:table-cell office:value-type="float" office:value="-1.901685">
                <text:p>-1.9016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2125">
                <text:p>0.012125</text:p>
              </table:table-cell>
              <table:table-cell office:value-type="float" office:value="-1.902655">
                <text:p>-1.9026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2125">
                <text:p>0.012125</text:p>
              </table:table-cell>
              <table:table-cell office:value-type="float" office:value="-1.903625">
                <text:p>-1.903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2125">
                <text:p>0.012125</text:p>
              </table:table-cell>
              <table:table-cell office:value-type="float" office:value="-1.904595">
                <text:p>-1.9045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1155">
                <text:p>0.011155</text:p>
              </table:table-cell>
              <table:table-cell office:value-type="float" office:value="-1.905565">
                <text:p>-1.9055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1155">
                <text:p>0.011155</text:p>
              </table:table-cell>
              <table:table-cell office:value-type="float" office:value="-1.906535">
                <text:p>-1.9065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1155">
                <text:p>0.011155</text:p>
              </table:table-cell>
              <table:table-cell office:value-type="float" office:value="-1.90799">
                <text:p>-1.907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1155">
                <text:p>0.011155</text:p>
              </table:table-cell>
              <table:table-cell office:value-type="float" office:value="-1.90896">
                <text:p>-1.908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1155">
                <text:p>0.011155</text:p>
              </table:table-cell>
              <table:table-cell office:value-type="float" office:value="-1.90993">
                <text:p>-1.909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1155">
                <text:p>0.011155</text:p>
              </table:table-cell>
              <table:table-cell office:value-type="float" office:value="-1.9109">
                <text:p>-1.91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1155">
                <text:p>0.011155</text:p>
              </table:table-cell>
              <table:table-cell office:value-type="float" office:value="-1.91187">
                <text:p>-1.911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1155">
                <text:p>0.011155</text:p>
              </table:table-cell>
              <table:table-cell office:value-type="float" office:value="-1.91284">
                <text:p>-1.912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0185">
                <text:p>0.010185</text:p>
              </table:table-cell>
              <table:table-cell office:value-type="float" office:value="-1.91284">
                <text:p>-1.912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0185">
                <text:p>0.010185</text:p>
              </table:table-cell>
              <table:table-cell office:value-type="float" office:value="-1.91381">
                <text:p>-1.913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0185">
                <text:p>0.010185</text:p>
              </table:table-cell>
              <table:table-cell office:value-type="float" office:value="-1.91478">
                <text:p>-1.914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0185">
                <text:p>0.010185</text:p>
              </table:table-cell>
              <table:table-cell office:value-type="float" office:value="-1.91575">
                <text:p>-1.915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0185">
                <text:p>0.010185</text:p>
              </table:table-cell>
              <table:table-cell office:value-type="float" office:value="-1.91672">
                <text:p>-1.916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0185">
                <text:p>0.010185</text:p>
              </table:table-cell>
              <table:table-cell office:value-type="float" office:value="-1.91769">
                <text:p>-1.917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0185">
                <text:p>0.010185</text:p>
              </table:table-cell>
              <table:table-cell office:value-type="float" office:value="-1.91866">
                <text:p>-1.918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0185">
                <text:p>0.010185</text:p>
              </table:table-cell>
              <table:table-cell office:value-type="float" office:value="-1.91963">
                <text:p>-1.919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0185">
                <text:p>0.010185</text:p>
              </table:table-cell>
              <table:table-cell office:value-type="float" office:value="-1.9206">
                <text:p>-1.9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9215">
                <text:p>0.009215</text:p>
              </table:table-cell>
              <table:table-cell office:value-type="float" office:value="-1.9206">
                <text:p>-1.92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9215">
                <text:p>0.009215</text:p>
              </table:table-cell>
              <table:table-cell office:value-type="float" office:value="-1.92157">
                <text:p>-1.921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9215">
                <text:p>0.009215</text:p>
              </table:table-cell>
              <table:table-cell office:value-type="float" office:value="-1.92254">
                <text:p>-1.92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9215">
                <text:p>0.009215</text:p>
              </table:table-cell>
              <table:table-cell office:value-type="float" office:value="-1.923995">
                <text:p>-1.9239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9215">
                <text:p>0.009215</text:p>
              </table:table-cell>
              <table:table-cell office:value-type="float" office:value="-1.924965">
                <text:p>-1.9249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9215">
                <text:p>0.009215</text:p>
              </table:table-cell>
              <table:table-cell office:value-type="float" office:value="-1.924965">
                <text:p>-1.9249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9215">
                <text:p>0.009215</text:p>
              </table:table-cell>
              <table:table-cell office:value-type="float" office:value="-1.925935">
                <text:p>-1.9259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9215">
                <text:p>0.009215</text:p>
              </table:table-cell>
              <table:table-cell office:value-type="float" office:value="-1.926905">
                <text:p>-1.9269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9215">
                <text:p>0.009215</text:p>
              </table:table-cell>
              <table:table-cell office:value-type="float" office:value="-1.927875">
                <text:p>-1.927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8245">
                <text:p>0.008245</text:p>
              </table:table-cell>
              <table:table-cell office:value-type="float" office:value="-1.928845">
                <text:p>-1.9288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8245">
                <text:p>0.008245</text:p>
              </table:table-cell>
              <table:table-cell office:value-type="float" office:value="-1.928845">
                <text:p>-1.9288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8245">
                <text:p>0.008245</text:p>
              </table:table-cell>
              <table:table-cell office:value-type="float" office:value="-1.929815">
                <text:p>-1.9298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8245">
                <text:p>0.008245</text:p>
              </table:table-cell>
              <table:table-cell office:value-type="float" office:value="-1.930785">
                <text:p>-1.9307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8245">
                <text:p>0.008245</text:p>
              </table:table-cell>
              <table:table-cell office:value-type="float" office:value="-1.931755">
                <text:p>-1.9317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8245">
                <text:p>0.008245</text:p>
              </table:table-cell>
              <table:table-cell office:value-type="float" office:value="-1.931755">
                <text:p>-1.9317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8245">
                <text:p>0.008245</text:p>
              </table:table-cell>
              <table:table-cell office:value-type="float" office:value="-1.932725">
                <text:p>-1.9327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8245">
                <text:p>0.008245</text:p>
              </table:table-cell>
              <table:table-cell office:value-type="float" office:value="-1.933695">
                <text:p>-1.9336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8245">
                <text:p>0.008245</text:p>
              </table:table-cell>
              <table:table-cell office:value-type="float" office:value="-1.933695">
                <text:p>-1.9336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8245">
                <text:p>0.008245</text:p>
              </table:table-cell>
              <table:table-cell office:value-type="float" office:value="-1.934665">
                <text:p>-1.9346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8245">
                <text:p>0.008245</text:p>
              </table:table-cell>
              <table:table-cell office:value-type="float" office:value="-1.935635">
                <text:p>-1.9356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7275">
                <text:p>0.007275</text:p>
              </table:table-cell>
              <table:table-cell office:value-type="float" office:value="-1.936605">
                <text:p>-1.9366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7275">
                <text:p>0.007275</text:p>
              </table:table-cell>
              <table:table-cell office:value-type="float" office:value="-1.936605">
                <text:p>-1.9366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7275">
                <text:p>0.007275</text:p>
              </table:table-cell>
              <table:table-cell office:value-type="float" office:value="-1.937575">
                <text:p>-1.9375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7275">
                <text:p>0.007275</text:p>
              </table:table-cell>
              <table:table-cell office:value-type="float" office:value="-1.938545">
                <text:p>-1.938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7275">
                <text:p>0.007275</text:p>
              </table:table-cell>
              <table:table-cell office:value-type="float" office:value="-1.938545">
                <text:p>-1.9385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7275">
                <text:p>0.007275</text:p>
              </table:table-cell>
              <table:table-cell office:value-type="float" office:value="-1.939515">
                <text:p>-1.9395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7275">
                <text:p>0.007275</text:p>
              </table:table-cell>
              <table:table-cell office:value-type="float" office:value="-1.94097">
                <text:p>-1.940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7275">
                <text:p>0.007275</text:p>
              </table:table-cell>
              <table:table-cell office:value-type="float" office:value="-1.94097">
                <text:p>-1.940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7275">
                <text:p>0.007275</text:p>
              </table:table-cell>
              <table:table-cell office:value-type="float" office:value="-1.94194">
                <text:p>-1.941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7275">
                <text:p>0.007275</text:p>
              </table:table-cell>
              <table:table-cell office:value-type="float" office:value="-1.94194">
                <text:p>-1.941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7275">
                <text:p>0.007275</text:p>
              </table:table-cell>
              <table:table-cell office:value-type="float" office:value="-1.94291">
                <text:p>-1.942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7275">
                <text:p>0.007275</text:p>
              </table:table-cell>
              <table:table-cell office:value-type="float" office:value="-1.94388">
                <text:p>-1.943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7275">
                <text:p>0.007275</text:p>
              </table:table-cell>
              <table:table-cell office:value-type="float" office:value="-1.94388">
                <text:p>-1.943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485">
                <text:p>-1.944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485">
                <text:p>-1.944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582">
                <text:p>-1.945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679">
                <text:p>-1.946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679">
                <text:p>-1.946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776">
                <text:p>-1.947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776">
                <text:p>-1.947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873">
                <text:p>-1.948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873">
                <text:p>-1.948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97">
                <text:p>-1.94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305">
                <text:p>0.006305</text:p>
              </table:table-cell>
              <table:table-cell office:value-type="float" office:value="-1.9497">
                <text:p>-1.94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6305">
                <text:p>0.006305</text:p>
              </table:table-cell>
              <table:table-cell office:value-type="float" office:value="-1.95067">
                <text:p>-1.950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305">
                <text:p>0.006305</text:p>
              </table:table-cell>
              <table:table-cell office:value-type="float" office:value="-1.95067">
                <text:p>-1.950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305">
                <text:p>0.006305</text:p>
              </table:table-cell>
              <table:table-cell office:value-type="float" office:value="-1.95164">
                <text:p>-1.95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164">
                <text:p>-1.951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261">
                <text:p>-1.9526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261">
                <text:p>-1.952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358">
                <text:p>-1.953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358">
                <text:p>-1.953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455">
                <text:p>-1.954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455">
                <text:p>-1.954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552">
                <text:p>-1.955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552">
                <text:p>-1.9555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6975">
                <text:p>-1.9569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6975">
                <text:p>-1.9569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7945">
                <text:p>-1.9579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7945">
                <text:p>-1.9579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8915">
                <text:p>-1.9589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8915">
                <text:p>-1.9589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5335">
                <text:p>0.005335</text:p>
              </table:table-cell>
              <table:table-cell office:value-type="float" office:value="-1.959885">
                <text:p>-1.9598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4365">
                <text:p>0.004365</text:p>
              </table:table-cell>
              <table:table-cell office:value-type="float" office:value="-1.959885">
                <text:p>-1.9598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4365">
                <text:p>0.004365</text:p>
              </table:table-cell>
              <table:table-cell office:value-type="float" office:value="-1.959885">
                <text:p>-1.9598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0855">
                <text:p>-1.9608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0855">
                <text:p>-1.9608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1825">
                <text:p>-1.9618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1825">
                <text:p>-1.9618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1825">
                <text:p>-1.9618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2795">
                <text:p>-1.9627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2795">
                <text:p>-1.9627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2795">
                <text:p>-1.9627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3765">
                <text:p>-1.9637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3765">
                <text:p>-1.9637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4735">
                <text:p>-1.9647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4735">
                <text:p>-1.96473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4735">
                <text:p>-1.9647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5705">
                <text:p>-1.9657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5705">
                <text:p>-1.9657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6675">
                <text:p>-1.9666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6675">
                <text:p>-1.9666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4365">
                <text:p>0.004365</text:p>
              </table:table-cell>
              <table:table-cell office:value-type="float" office:value="-1.966675">
                <text:p>-1.9666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3395">
                <text:p>0.003395</text:p>
              </table:table-cell>
              <table:table-cell office:value-type="float" office:value="-1.967645">
                <text:p>-1.9676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3395">
                <text:p>0.003395</text:p>
              </table:table-cell>
              <table:table-cell office:value-type="float" office:value="-1.967645">
                <text:p>-1.96764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3395">
                <text:p>0.003395</text:p>
              </table:table-cell>
              <table:table-cell office:value-type="float" office:value="-1.967645">
                <text:p>-1.96764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3395">
                <text:p>0.003395</text:p>
              </table:table-cell>
              <table:table-cell office:value-type="float" office:value="-1.968615">
                <text:p>-1.9686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3395">
                <text:p>0.003395</text:p>
              </table:table-cell>
              <table:table-cell office:value-type="float" office:value="-1.968615">
                <text:p>-1.9686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3395">
                <text:p>0.003395</text:p>
              </table:table-cell>
              <table:table-cell office:value-type="float" office:value="-1.968615">
                <text:p>-1.9686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395">
                <text:p>0.003395</text:p>
              </table:table-cell>
              <table:table-cell office:value-type="float" office:value="-1.969585">
                <text:p>-1.9695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3395">
                <text:p>0.003395</text:p>
              </table:table-cell>
              <table:table-cell office:value-type="float" office:value="-1.969585">
                <text:p>-1.9695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3395">
                <text:p>0.003395</text:p>
              </table:table-cell>
              <table:table-cell office:value-type="float" office:value="-1.969585">
                <text:p>-1.9695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0555">
                <text:p>-1.9705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0555">
                <text:p>-1.9705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0555">
                <text:p>-1.97055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0555">
                <text:p>-1.9705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1525">
                <text:p>-1.9715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1525">
                <text:p>-1.9715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1525">
                <text:p>-1.9715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298">
                <text:p>-1.972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298">
                <text:p>-1.972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298">
                <text:p>-1.972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395">
                <text:p>-1.973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395">
                <text:p>-1.973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395">
                <text:p>-1.973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395">
                <text:p>-1.973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492">
                <text:p>-1.974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492">
                <text:p>-1.974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492">
                <text:p>-1.974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3395">
                <text:p>0.003395</text:p>
              </table:table-cell>
              <table:table-cell office:value-type="float" office:value="-1.97589">
                <text:p>-1.9758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589">
                <text:p>-1.975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589">
                <text:p>-1.975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589">
                <text:p>-1.9758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686">
                <text:p>-1.976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686">
                <text:p>-1.976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686">
                <text:p>-1.976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686">
                <text:p>-1.976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783">
                <text:p>-1.977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88">
                <text:p>-1.97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2425">
                <text:p>0.002425</text:p>
              </table:table-cell>
              <table:table-cell office:value-type="float" office:value="-1.97977">
                <text:p>-1.979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074">
                <text:p>-1.980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171">
                <text:p>-1.981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268">
                <text:p>-1.982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2425">
                <text:p>0.002425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365">
                <text:p>-1.983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462">
                <text:p>-1.984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559">
                <text:p>-1.985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656">
                <text:p>-1.986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753">
                <text:p>-1.987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8985">
                <text:p>-1.9889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455">
                <text:p>0.001455</text:p>
              </table:table-cell>
              <table:table-cell office:value-type="float" office:value="-1.989955">
                <text:p>-1.9899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